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145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79cm"/>
    </style:style>
    <style:style style:name="co4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2.56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6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4" style:family="table-cell" style:parent-style-name="Default">
      <style:map style:condition="cell-content()=[$encoder_patch.$B$1605]" style:apply-style-name="Untitled2" style:base-cell-address="encoder_patch.I1610"/>
      <style:map style:condition="cell-content()=[$encoder_patch.$F$1596]" style:apply-style-name="Untitled3" style:base-cell-address="encoder_patch.I1610"/>
      <style:map style:condition="cell-content()=[$encoder_patch.$C$1605]" style:apply-style-name="Untitled4" style:base-cell-address="encoder_patch.I161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2fb41d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ce6" style:family="table-cell" style:parent-style-name="Default" style:data-style-name="N1"/>
    <style:style style:name="ce7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2fb41d" style:font-name="Menlo-Regular" fo:font-size="11pt" fo:language="en" fo:country="US" style:font-name-asian="Menlo-Regular" style:font-size-asian="11pt" style:language-asian="en" style:country-asian="US" style:font-name-complex="Menlo-Regular" style:font-size-complex="6.25pt" style:language-complex="en" style:country-complex="US"/>
    </style:style>
    <style:style style:name="ce1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5" style:family="table-cell" style:parent-style-name="Default">
      <style:text-properties fo:color="#b42419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ff3333"/>
    </style:style>
    <style:style style:name="ce20" style:family="table-cell" style:parent-style-name="Default">
      <style:text-properties fo:color="#ff3333"/>
    </style:style>
    <style:style style:name="ce21" style:family="table-cell" style:parent-style-name="Default">
      <style:text-properties style:use-window-font-color="true"/>
    </style:style>
    <style:style style:name="ce22" style:family="table-cell" style:parent-style-name="Default" style:data-style-name="N10"/>
    <style:style style:name="ce23" style:family="table-cell" style:parent-style-name="Default"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</office:automatic-styles>
  <office:body>
    <office:spreadsheet>
      <table:table table:name="adpcm" table:style-name="ta1" table:print="false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sample rate</text:p>
          </table:table-cell>
          <table:table-cell table:style-name="ce3" office:value-type="float" office:value="8000">
            <text:p>8000</text:p>
          </table:table-cell>
          <table:table-cell table:formula="of:=CEILING(([.G4]*256/505)+250;1)" office:value-type="float" office:value="4306">
            <text:p>4306</text:p>
          </table:table-cell>
          <table:table-cell office:value-type="string">
            <text:p>bytes per sec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conds</text:p>
          </table:table-cell>
          <table:table-cell office:value-type="string">
            <text:p>Actual blocks</text:p>
          </table:table-cell>
          <table:table-cell office:value-type="string">
            <text:p>est. # of blocks</text:p>
          </table:table-cell>
          <table:table-cell office:value-type="string">
            <text:p>Actual filesize</text:p>
          </table:table-cell>
          <table:table-cell office:value-type="string">
            <text:p>est. filesi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table:formula="of:=CEILING(([.$H$4]/256)*[.C6];1)" office:value-type="float" office:value="253">
            <text:p>253</text:p>
          </table:table-cell>
          <table:table-cell office:value-type="float" office:value="65009">
            <text:p>65009</text:p>
          </table:table-cell>
          <table:table-cell table:formula="of:=CEILING(([.$H$4]*[.C6])+500;1)" office:value-type="float" office:value="65090">
            <text:p>65090</text:p>
          </table:table-cell>
          <table:table-cell/>
          <table:table-cell table:formula="of:=[.G6]/(1024*1024)" office:value-type="float" office:value="0.0620746612548828">
            <text:p>0.0620746613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formula="of:=CEILING(([.$H$4]/256)*[.C7];1)" office:value-type="float" office:value="505">
            <text:p>505</text:p>
          </table:table-cell>
          <table:table-cell office:value-type="float" office:value="129561">
            <text:p>129561</text:p>
          </table:table-cell>
          <table:table-cell table:formula="of:=CEILING(([.$H$4]*[.C7])+500;1)" office:value-type="float" office:value="129680">
            <text:p>129680</text:p>
          </table:table-cell>
          <table:table-cell/>
          <table:table-cell table:formula="of:=[.G7]/(1024*1024)" office:value-type="float" office:value="0.123672485351563">
            <text:p>0.1236724854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table:formula="of:=CEILING(([.$H$4]/256)*[.C8];1)" office:value-type="float" office:value="1010">
            <text:p>1010</text:p>
          </table:table-cell>
          <table:table-cell/>
          <table:table-cell table:formula="of:=CEILING(([.$H$4]*[.C8])+500;1)" office:value-type="float" office:value="258860">
            <text:p>258860</text:p>
          </table:table-cell>
          <table:table-cell/>
          <table:table-cell table:formula="of:=[.G8]/(1024*1024)" office:value-type="float" office:value="0.246868133544922">
            <text:p>0.2468681335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/>
          <table:table-cell table:formula="of:=CEILING(([.$H$4]/256)*[.C9];1)" office:value-type="float" office:value="1514">
            <text:p>1514</text:p>
          </table:table-cell>
          <table:table-cell/>
          <table:table-cell table:formula="of:=CEILING(([.$H$4]*[.C9])+500;1)" office:value-type="float" office:value="388040">
            <text:p>388040</text:p>
          </table:table-cell>
          <table:table-cell/>
          <table:table-cell table:formula="of:=[.G9]/(1024*1024)" office:value-type="float" office:value="0.370063781738281">
            <text:p>0.3700637817</text:p>
          </table:table-cell>
          <table:table-cell office:value-type="string">
            <text:p>MB</text:p>
          </table:table-cell>
        </table:table-row>
        <table:table-row table:style-name="ro1">
          <table:table-cell/>
          <table:table-cell office:value-type="string">
            <text:p>2 min</text:p>
          </table:table-cell>
          <table:table-cell office:value-type="float" office:value="120">
            <text:p>120</text:p>
          </table:table-cell>
          <table:table-cell/>
          <table:table-cell table:formula="of:=CEILING(([.$H$4]/256)*[.C10];1)" office:value-type="float" office:value="2019">
            <text:p>2019</text:p>
          </table:table-cell>
          <table:table-cell/>
          <table:table-cell table:formula="of:=CEILING(([.$H$4]*[.C10])+500;1)" office:value-type="float" office:value="517220">
            <text:p>517220</text:p>
          </table:table-cell>
          <table:table-cell/>
          <table:table-cell table:formula="of:=[.G10]/(1024*1024)" office:value-type="float" office:value="0.493259429931641">
            <text:p>0.4932594299</text:p>
          </table:table-cell>
          <table:table-cell office:value-type="string">
            <text:p>MB</text:p>
          </table:table-cell>
        </table:table-row>
        <table:table-row table:style-name="ro1">
          <table:table-cell/>
          <table:table-cell office:value-type="string">
            <text:p>4 min</text:p>
          </table:table-cell>
          <table:table-cell office:value-type="float" office:value="240">
            <text:p>240</text:p>
          </table:table-cell>
          <table:table-cell/>
          <table:table-cell table:formula="of:=CEILING(([.$H$4]/256)*[.C11];1)" office:value-type="float" office:value="4037">
            <text:p>4037</text:p>
          </table:table-cell>
          <table:table-cell/>
          <table:table-cell table:formula="of:=CEILING(([.$H$4]*[.C11])+500;1)" office:value-type="float" office:value="1033940">
            <text:p>1033940</text:p>
          </table:table-cell>
          <table:table-cell/>
          <table:table-cell table:formula="of:=[.G11]/(1024*1024)" office:value-type="float" office:value="0.986042022705078">
            <text:p>0.9860420227</text:p>
          </table:table-cell>
          <table:table-cell office:value-type="string">
            <text:p>MB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sample rate</text:p>
          </table:table-cell>
          <table:table-cell table:style-name="ce3" office:value-type="float" office:value="16000">
            <text:p>16000</text:p>
          </table:table-cell>
          <table:table-cell table:formula="of:=CEILING(([.G14]*256/505)+250;1)" office:value-type="float" office:value="8361">
            <text:p>8361</text:p>
          </table:table-cell>
          <table:table-cell office:value-type="string">
            <text:p>bytes per sec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otal Block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table:formula="of:=CEILING(([.$H$14]/256)*[.C16];1)" office:value-type="float" office:value="490">
            <text:p>490</text:p>
          </table:table-cell>
          <table:table-cell office:value-type="float" office:value="129516">
            <text:p>129516</text:p>
          </table:table-cell>
          <table:table-cell table:formula="of:=CEILING(([.$H$14]*[.C16])+4000;1)" office:value-type="float" office:value="129415">
            <text:p>129415</text:p>
          </table:table-cell>
          <table:table-cell office:value-type="string">
            <text:p>bytes</text:p>
          </table:table-cell>
          <table:table-cell table:formula="of:=[.G16]/(1024*1024)" office:value-type="float" office:value="0.123419761657715">
            <text:p>0.1234197617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table:formula="of:=CEILING(([.$H$14]/256)*[.C17];1)" office:value-type="float" office:value="980">
            <text:p>980</text:p>
          </table:table-cell>
          <table:table-cell/>
          <table:table-cell table:formula="of:=CEILING(([.$H$14]*[.C17])+4000;1)" office:value-type="float" office:value="254830">
            <text:p>254830</text:p>
          </table:table-cell>
          <table:table-cell office:value-type="string">
            <text:p>bytes</text:p>
          </table:table-cell>
          <table:table-cell table:formula="of:=[.G17]/(1024*1024)" office:value-type="float" office:value="0.243024826049805">
            <text:p>0.243024826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table:formula="of:=CEILING(([.$H$14]/256)*[.C18];1)" office:value-type="float" office:value="1960">
            <text:p>1960</text:p>
          </table:table-cell>
          <table:table-cell/>
          <table:table-cell table:formula="of:=CEILING(([.$H$14]*[.C18])+4000;1)" office:value-type="float" office:value="505660">
            <text:p>505660</text:p>
          </table:table-cell>
          <table:table-cell office:value-type="string">
            <text:p>bytes</text:p>
          </table:table-cell>
          <table:table-cell table:formula="of:=[.G18]/(1024*1024)" office:value-type="float" office:value="0.482234954833984">
            <text:p>0.4822349548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/>
          <table:table-cell table:formula="of:=CEILING(([.$H$14]/256)*[.C19];1)" office:value-type="float" office:value="2940">
            <text:p>2940</text:p>
          </table:table-cell>
          <table:table-cell/>
          <table:table-cell table:formula="of:=CEILING(([.$H$14]*[.C19])+4000;1)" office:value-type="float" office:value="756490">
            <text:p>756490</text:p>
          </table:table-cell>
          <table:table-cell office:value-type="string">
            <text:p>bytes</text:p>
          </table:table-cell>
          <table:table-cell table:formula="of:=[.G19]/(1024*1024)" office:value-type="float" office:value="0.721445083618164">
            <text:p>0.7214450836</text:p>
          </table:table-cell>
          <table:table-cell office:value-type="string">
            <text:p>MB</text:p>
          </table:table-cell>
        </table:table-row>
        <table:table-row table:style-name="ro1">
          <table:table-cell/>
          <table:table-cell office:value-type="string">
            <text:p>2 min</text:p>
          </table:table-cell>
          <table:table-cell office:value-type="float" office:value="120">
            <text:p>120</text:p>
          </table:table-cell>
          <table:table-cell/>
          <table:table-cell table:formula="of:=CEILING(([.$H$14]/256)*[.C20];1)" office:value-type="float" office:value="3920">
            <text:p>3920</text:p>
          </table:table-cell>
          <table:table-cell/>
          <table:table-cell table:formula="of:=CEILING(([.$H$14]*[.C20])+4000;1)" office:value-type="float" office:value="1007320">
            <text:p>1007320</text:p>
          </table:table-cell>
          <table:table-cell office:value-type="string">
            <text:p>bytes</text:p>
          </table:table-cell>
          <table:table-cell table:formula="of:=[.G20]/(1024*1024)" office:value-type="float" office:value="0.960655212402344">
            <text:p>0.9606552124</text:p>
          </table:table-cell>
          <table:table-cell office:value-type="string">
            <text:p>MB</text:p>
          </table:table-cell>
        </table:table-row>
        <table:table-row table:style-name="ro1">
          <table:table-cell/>
          <table:table-cell office:value-type="string">
            <text:p>4 min</text:p>
          </table:table-cell>
          <table:table-cell office:value-type="float" office:value="240">
            <text:p>240</text:p>
          </table:table-cell>
          <table:table-cell/>
          <table:table-cell table:formula="of:=CEILING(([.$H$14]/256)*[.C21];1)" office:value-type="float" office:value="7839">
            <text:p>7839</text:p>
          </table:table-cell>
          <table:table-cell/>
          <table:table-cell table:formula="of:=CEILING(([.$H$14]*[.C21])+4000;1)" office:value-type="float" office:value="2010640">
            <text:p>2010640</text:p>
          </table:table-cell>
          <table:table-cell office:value-type="string">
            <text:p>bytes</text:p>
          </table:table-cell>
          <table:table-cell table:formula="of:=[.G21]/(1024*1024)" office:value-type="float" office:value="1.91749572753906">
            <text:p>1.9174957275</text:p>
          </table:table-cell>
          <table:table-cell office:value-type="string">
            <text:p>MB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sample rate</text:p>
          </table:table-cell>
          <table:table-cell table:style-name="ce3" office:value-type="float" office:value="32000">
            <text:p>32000</text:p>
          </table:table-cell>
          <table:table-cell table:formula="of:=CEILING(([.G24]*256/505)+250;1)" office:value-type="float" office:value="16472">
            <text:p>16472</text:p>
          </table:table-cell>
          <table:table-cell office:value-type="string">
            <text:p>bytes per sec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otal Block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formula="of:=CEILING(([.$H$24]/256)*[.C26];1)" office:value-type="float" office:value="966">
            <text:p>966</text:p>
          </table:table-cell>
          <table:table-cell office:value-type="float" office:value="258028">
            <text:p>258028</text:p>
          </table:table-cell>
          <table:table-cell table:formula="of:=CEILING(([.$H$24]*[.C26])+12000;1)" office:value-type="float" office:value="259080">
            <text:p>259080</text:p>
          </table:table-cell>
          <table:table-cell office:value-type="string">
            <text:p>bytes</text:p>
          </table:table-cell>
          <table:table-cell table:formula="of:=[.G26]/(1024*1024)" office:value-type="float" office:value="0.247077941894531">
            <text:p>0.2470779419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table:formula="of:=CEILING(([.$H$24]/256)*[.C27];1)" office:value-type="float" office:value="1931">
            <text:p>1931</text:p>
          </table:table-cell>
          <table:table-cell/>
          <table:table-cell table:formula="of:=CEILING(([.$H$24]*[.C27])+12000;1)" office:value-type="float" office:value="506160">
            <text:p>506160</text:p>
          </table:table-cell>
          <table:table-cell office:value-type="string">
            <text:p>bytes</text:p>
          </table:table-cell>
          <table:table-cell table:formula="of:=[.G27]/(1024*1024)" office:value-type="float" office:value="0.482711791992188">
            <text:p>0.482711792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table:formula="of:=CEILING(([.$H$24]/256)*[.C28];1)" office:value-type="float" office:value="3861">
            <text:p>3861</text:p>
          </table:table-cell>
          <table:table-cell/>
          <table:table-cell table:formula="of:=CEILING(([.$H$24]*[.C28])+12000;1)" office:value-type="float" office:value="1000320">
            <text:p>1000320</text:p>
          </table:table-cell>
          <table:table-cell office:value-type="string">
            <text:p>bytes</text:p>
          </table:table-cell>
          <table:table-cell table:formula="of:=[.G28]/(1024*1024)" office:value-type="float" office:value="0.9539794921875">
            <text:p>0.9539794922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/>
          <table:table-cell table:formula="of:=CEILING(([.$H$24]/256)*[.C29];1)" office:value-type="float" office:value="5791">
            <text:p>5791</text:p>
          </table:table-cell>
          <table:table-cell/>
          <table:table-cell table:formula="of:=CEILING(([.$H$24]*[.C29])+12000;1)" office:value-type="float" office:value="1494480">
            <text:p>1494480</text:p>
          </table:table-cell>
          <table:table-cell office:value-type="string">
            <text:p>bytes</text:p>
          </table:table-cell>
          <table:table-cell table:formula="of:=[.G29]/(1024*1024)" office:value-type="float" office:value="1.42524719238281">
            <text:p>1.4252471924</text:p>
          </table:table-cell>
          <table:table-cell office:value-type="string">
            <text:p>MB</text:p>
          </table:table-cell>
        </table:table-row>
        <table:table-row table:style-name="ro1">
          <table:table-cell/>
          <table:table-cell office:value-type="string">
            <text:p>2 min</text:p>
          </table:table-cell>
          <table:table-cell office:value-type="float" office:value="120">
            <text:p>120</text:p>
          </table:table-cell>
          <table:table-cell/>
          <table:table-cell table:formula="of:=CEILING(([.$H$24]/256)*[.C30];1)" office:value-type="float" office:value="7722">
            <text:p>7722</text:p>
          </table:table-cell>
          <table:table-cell/>
          <table:table-cell table:formula="of:=CEILING(([.$H$24]*[.C30])+12000;1)" office:value-type="float" office:value="1988640">
            <text:p>1988640</text:p>
          </table:table-cell>
          <table:table-cell office:value-type="string">
            <text:p>bytes</text:p>
          </table:table-cell>
          <table:table-cell table:formula="of:=[.G30]/(1024*1024)" office:value-type="float" office:value="1.89651489257813">
            <text:p>1.8965148926</text:p>
          </table:table-cell>
          <table:table-cell office:value-type="string">
            <text:p>MB</text:p>
          </table:table-cell>
        </table:table-row>
        <table:table-row table:style-name="ro1">
          <table:table-cell/>
          <table:table-cell office:value-type="string">
            <text:p>4 min</text:p>
          </table:table-cell>
          <table:table-cell office:value-type="float" office:value="240">
            <text:p>240</text:p>
          </table:table-cell>
          <table:table-cell/>
          <table:table-cell table:formula="of:=CEILING(([.$H$24]/256)*[.C31];1)" office:value-type="float" office:value="15443">
            <text:p>15443</text:p>
          </table:table-cell>
          <table:table-cell/>
          <table:table-cell table:formula="of:=CEILING(([.$H$24]*[.C31])+12000;1)" office:value-type="float" office:value="3965280">
            <text:p>3965280</text:p>
          </table:table-cell>
          <table:table-cell office:value-type="string">
            <text:p>bytes</text:p>
          </table:table-cell>
          <table:table-cell table:formula="of:=[.G31]/(1024*1024)" office:value-type="float" office:value="3.78158569335937">
            <text:p>3.7815856934</text:p>
          </table:table-cell>
          <table:table-cell office:value-type="string">
            <text:p>MB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sample rate</text:p>
          </table:table-cell>
          <table:table-cell table:style-name="ce3" office:value-type="float" office:value="24000">
            <text:p>24000</text:p>
          </table:table-cell>
          <table:table-cell table:formula="of:=CEILING(([.G34]*256/505)+250;1)" office:value-type="float" office:value="12417">
            <text:p>12417</text:p>
          </table:table-cell>
          <table:table-cell office:value-type="string">
            <text:p>bytes per sec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otal Block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750">
            <text:p>750</text:p>
          </table:table-cell>
          <table:table-cell table:formula="of:=CEILING(([.$H$34]/256)*[.C36];1)" office:value-type="float" office:value="728">
            <text:p>728</text:p>
          </table:table-cell>
          <table:table-cell office:value-type="float" office:value="194023">
            <text:p>194023</text:p>
          </table:table-cell>
          <table:table-cell table:formula="of:=CEILING(([.$H$34]*[.C36])+8000;1)" office:value-type="float" office:value="194255">
            <text:p>194255</text:p>
          </table:table-cell>
          <table:table-cell office:value-type="string">
            <text:p>bytes</text:p>
          </table:table-cell>
          <table:table-cell table:formula="of:=[.G36]/(1024*1024)" office:value-type="float" office:value="0.185256004333496">
            <text:p>0.1852560043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table:formula="of:=CEILING(([.$H$34]/256)*[.C37];1)" office:value-type="float" office:value="1456">
            <text:p>1456</text:p>
          </table:table-cell>
          <table:table-cell/>
          <table:table-cell table:formula="of:=CEILING(([.$H$34]*[.C37])+8000;1)" office:value-type="float" office:value="380510">
            <text:p>380510</text:p>
          </table:table-cell>
          <table:table-cell office:value-type="string">
            <text:p>bytes</text:p>
          </table:table-cell>
          <table:table-cell table:formula="of:=[.G37]/(1024*1024)" office:value-type="float" office:value="0.362882614135742">
            <text:p>0.3628826141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table:formula="of:=CEILING(([.$H$34]/256)*[.C38];1)" office:value-type="float" office:value="2911">
            <text:p>2911</text:p>
          </table:table-cell>
          <table:table-cell/>
          <table:table-cell table:formula="of:=CEILING(([.$H$34]*[.C38])+8000;1)" office:value-type="float" office:value="753020">
            <text:p>753020</text:p>
          </table:table-cell>
          <table:table-cell office:value-type="string">
            <text:p>bytes</text:p>
          </table:table-cell>
          <table:table-cell table:formula="of:=[.G38]/(1024*1024)" office:value-type="float" office:value="0.718135833740234">
            <text:p>0.7181358337</text:p>
          </table:table-cell>
          <table:table-cell office:value-type="string">
            <text:p>MB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/>
          <table:table-cell table:formula="of:=CEILING(([.$H$34]/256)*[.C39];1)" office:value-type="float" office:value="4366">
            <text:p>4366</text:p>
          </table:table-cell>
          <table:table-cell/>
          <table:table-cell table:formula="of:=CEILING(([.$H$34]*[.C39])+8000;1)" office:value-type="float" office:value="1125530">
            <text:p>1125530</text:p>
          </table:table-cell>
          <table:table-cell office:value-type="string">
            <text:p>bytes</text:p>
          </table:table-cell>
          <table:table-cell table:formula="of:=[.G39]/(1024*1024)" office:value-type="float" office:value="1.07338905334473">
            <text:p>1.0733890533</text:p>
          </table:table-cell>
          <table:table-cell office:value-type="string">
            <text:p>MB</text:p>
          </table:table-cell>
        </table:table-row>
        <table:table-row table:style-name="ro1">
          <table:table-cell/>
          <table:table-cell office:value-type="string">
            <text:p>2 min</text:p>
          </table:table-cell>
          <table:table-cell office:value-type="float" office:value="120">
            <text:p>120</text:p>
          </table:table-cell>
          <table:table-cell/>
          <table:table-cell table:formula="of:=CEILING(([.$H$34]/256)*[.C40];1)" office:value-type="float" office:value="5821">
            <text:p>5821</text:p>
          </table:table-cell>
          <table:table-cell/>
          <table:table-cell table:formula="of:=CEILING(([.$H$34]*[.C40])+8000;1)" office:value-type="float" office:value="1498040">
            <text:p>1498040</text:p>
          </table:table-cell>
          <table:table-cell office:value-type="string">
            <text:p>bytes</text:p>
          </table:table-cell>
          <table:table-cell table:formula="of:=[.G40]/(1024*1024)" office:value-type="float" office:value="1.42864227294922">
            <text:p>1.4286422729</text:p>
          </table:table-cell>
          <table:table-cell office:value-type="string">
            <text:p>MB</text:p>
          </table:table-cell>
        </table:table-row>
        <table:table-row table:style-name="ro1">
          <table:table-cell/>
          <table:table-cell office:value-type="string">
            <text:p>4 min</text:p>
          </table:table-cell>
          <table:table-cell office:value-type="float" office:value="240">
            <text:p>240</text:p>
          </table:table-cell>
          <table:table-cell/>
          <table:table-cell table:formula="of:=CEILING(([.$H$34]/256)*[.C41];1)" office:value-type="float" office:value="11641">
            <text:p>11641</text:p>
          </table:table-cell>
          <table:table-cell/>
          <table:table-cell table:formula="of:=CEILING(([.$H$34]*[.C41])+8000;1)" office:value-type="float" office:value="2988080">
            <text:p>2988080</text:p>
          </table:table-cell>
          <table:table-cell office:value-type="string">
            <text:p>bytes</text:p>
          </table:table-cell>
          <table:table-cell table:formula="of:=[.G41]/(1024*1024)" office:value-type="float" office:value="2.84965515136719">
            <text:p>2.8496551514</text:p>
          </table:table-cell>
          <table:table-cell office:value-type="string">
            <text:p>MB</text:p>
          </table:table-cell>
        </table:table-row>
      </table:table>
      <table:table table:name="ogg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6" table:default-cell-style-name="ce6"/>
        <table:table-column table:style-name="co1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venc08k1q03</text:p>
          </table:table-cell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Audio Min</text:p>
          </table:table-cell>
          <table:table-cell office:value-type="string">
            <text:p>Audio Sec</text:p>
          </table:table-cell>
          <table:table-cell table:style-name="Default" office:value-type="string">
            <text:p>Actual blocks</text:p>
          </table:table-cell>
          <table:table-cell office:value-type="string">
            <text:p>Partition size</text:p>
          </table:table-cell>
          <table:table-cell/>
          <table:table-cell office:value-type="string">
            <text:p>Actual filesiz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Default" office:value-type="float" office:value="100">
            <text:p>100</text:p>
          </table:table-cell>
          <table:table-cell office:value-type="float" office:value="29869">
            <text:p>29869</text:p>
          </table:table-cell>
          <table:table-cell/>
          <table:table-cell office:value-type="float" office:value="29224">
            <text:p>29224</text:p>
          </table:table-cell>
          <table:table-cell table:formula="of:=[.D5]/(1024*1024)" office:value-type="float" office:value="0.0284852981567383">
            <text:p>0.0284852982</text:p>
          </table:table-cell>
          <table:table-cell office:value-type="string">
            <text:p>MB</text:p>
          </table:table-cell>
          <table:table-cell table:number-columns-repeated="17"/>
        </table:table-row>
        <table:table-row table:style-name="ro1">
          <table:table-cell table:formula="of:=[.B6]/60" office:value-type="float" office:value="9.91666666666667">
            <text:p>9.9166666667</text:p>
          </table:table-cell>
          <table:table-cell table:formula="of:=[.B5]*[.I6]" office:value-type="float" office:value="595">
            <text:p>595</text:p>
          </table:table-cell>
          <table:table-cell table:style-name="Default" table:formula="of:=[.C5]*[.I6]" office:value-type="float" office:value="3500">
            <text:p>3500</text:p>
          </table:table-cell>
          <table:table-cell office:value-type="float" office:value="910377">
            <text:p>910377</text:p>
          </table:table-cell>
          <table:table-cell/>
          <table:table-cell office:value-type="float" office:value="902761">
            <text:p>902761</text:p>
          </table:table-cell>
          <table:table-cell table:formula="of:=[.D6]/(1024*1024)" office:value-type="float" office:value="0.868203163146973">
            <text:p>0.8682031631</text:p>
          </table:table-cell>
          <table:table-cell office:value-type="string">
            <text:p>MB</text:p>
          </table:table-cell>
          <table:table-cell office:value-type="float" office:value="35">
            <text:p>35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9 min 15 sec</text:p>
          </table:table-cell>
          <table:table-cell table:style-name="ce3" table:formula="of:=9*60+15" office:value-type="float" office:value="555">
            <text:p>555</text:p>
          </table:table-cell>
          <table:table-cell table:style-name="ce3" table:formula="of:=[.C5]*[.I7]" office:value-type="float" office:value="3600">
            <text:p>3600</text:p>
          </table:table-cell>
          <table:table-cell table:style-name="ce3" office:value-type="float" office:value="933971">
            <text:p>933971</text:p>
          </table:table-cell>
          <table:table-cell table:style-name="ce3"/>
          <table:table-cell table:style-name="ce3" office:value-type="float" office:value="926244">
            <text:p>926244</text:p>
          </table:table-cell>
          <table:table-cell table:style-name="ce3" table:formula="of:=[.D7]/(1024*1024)" office:value-type="float" office:value="0.890704154968262">
            <text:p>0.890704155</text:p>
          </table:table-cell>
          <table:table-cell table:style-name="ce3" office:value-type="string">
            <text:p>MB</text:p>
          </table:table-cell>
          <table:table-cell office:value-type="float" office:value="36">
            <text:p>36</text:p>
          </table:table-cell>
          <table:table-cell table:number-columns-repeated="16"/>
        </table:table-row>
        <table:table-row table:style-name="ro1">
          <table:table-cell table:formula="of:=[.B8]/60" office:value-type="float" office:value="11.3333333333333">
            <text:p>11.3333333333</text:p>
          </table:table-cell>
          <table:table-cell table:formula="of:=[.B5]*[.I8]" office:value-type="float" office:value="680">
            <text:p>680</text:p>
          </table:table-cell>
          <table:table-cell table:style-name="Default" table:formula="of:=[.C5]*[.I8]" office:value-type="float" office:value="4000">
            <text:p>4000</text:p>
          </table:table-cell>
          <table:table-cell/>
          <table:table-cell table:number-columns-repeated="2"/>
          <table:table-cell table:formula="of:=[.D8]/(1024*1024)" office:value-type="float" office:value="0">
            <text:p>0</text:p>
          </table:table-cell>
          <table:table-cell office:value-type="string">
            <text:p>MB</text:p>
          </table:table-cell>
          <table:table-cell office:value-type="float" office:value="40">
            <text:p>40</text:p>
          </table:table-cell>
          <table:table-cell table:number-columns-repeated="16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2"/>
        </table:table-row>
        <table:table-row table:style-name="ro5" table:number-rows-repeated="3">
          <table:table-cell table:style-name="ce4"/>
          <table:table-cell/>
          <table:table-cell table:style-name="Default"/>
          <table:table-cell table:number-columns-repeated="5"/>
          <table:table-cell table:style-name="ce4"/>
          <table:table-cell table:number-columns-repeated="16"/>
        </table:table-row>
        <table:table-row table:style-name="ro5">
          <table:table-cell table:style-name="ce4"/>
          <table:table-cell/>
          <table:table-cell table:style-name="Default" office:value-type="string">
            <text:p>orig total</text:p>
          </table:table-cell>
          <table:table-cell office:value-type="float" office:value="57537">
            <text:p>57537</text:p>
          </table:table-cell>
          <table:table-cell table:number-columns-repeated="2"/>
          <table:table-cell table:formula="of:=[.G17]+[.G18]" office:value-type="float" office:value="58368">
            <text:p>58368</text:p>
          </table:table-cell>
          <table:table-cell/>
          <table:table-cell table:style-name="ce4" table:formula="of:=[.I17]+[.I18]" office:value-type="float" office:value="58368">
            <text:p>58368</text:p>
          </table:table-cell>
          <table:table-cell table:number-columns-repeated="16"/>
        </table:table-row>
        <table:table-row table:style-name="ro5">
          <table:table-cell table:number-columns-repeated="2"/>
          <table:table-cell table:style-name="Default" office:value-type="string">
            <text:p>header</text:p>
          </table:table-cell>
          <table:table-cell office:value-type="float" office:value="1368">
            <text:p>1368</text:p>
          </table:table-cell>
          <table:table-cell table:number-columns-repeated="2"/>
          <table:table-cell office:value-type="float" office:value="29696">
            <text:p>29696</text:p>
          </table:table-cell>
          <table:table-cell office:value-type="string">
            <text:p>new file1</text:p>
          </table:table-cell>
          <table:table-cell table:style-name="ce4" office:value-type="float" office:value="19712">
            <text:p>19712</text:p>
          </table:table-cell>
          <table:table-cell office:value-type="float" office:value="20000">
            <text:p>20000</text:p>
          </table:table-cell>
          <table:table-cell table:formula="of:=[.J17]-[.I17]" office:value-type="float" office:value="288">
            <text:p>288</text:p>
          </table:table-cell>
          <table:table-cell table:number-columns-repeated="14"/>
        </table:table-row>
        <table:table-row table:style-name="ro5">
          <table:table-cell table:number-columns-repeated="2"/>
          <table:table-cell table:style-name="Default" office:value-type="string">
            <text:p>data</text:p>
          </table:table-cell>
          <table:table-cell table:formula="of:=[.D16]-[.D17]" office:value-type="float" office:value="56169">
            <text:p>56169</text:p>
          </table:table-cell>
          <table:table-cell table:number-columns-repeated="2"/>
          <table:table-cell office:value-type="float" office:value="28672">
            <text:p>28672</text:p>
          </table:table-cell>
          <table:table-cell office:value-type="string">
            <text:p>new file2</text:p>
          </table:table-cell>
          <table:table-cell table:style-name="ce11" office:value-type="float" office:value="38656">
            <text:p>38656</text:p>
          </table:table-cell>
          <table:table-cell table:formula="of:=[.D17]+([.D16]-20000)" office:value-type="float" office:value="38905">
            <text:p>38905</text:p>
          </table:table-cell>
          <table:table-cell table:formula="of:=[.J18]-[.I18]" office:value-type="float" office:value="249">
            <text:p>2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formula="of:=[.K17]+[.K18]" office:value-type="float" office:value="537">
            <text:p>53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plit</text:p>
          </table:table-cell>
          <table:table-cell table:style-name="Default" office:value-type="float" office:value="29696">
            <text:p>29696</text:p>
          </table:table-cell>
          <table:table-cell office:value-type="float" office:value="30000">
            <text:p>3000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Default" office:value-type="float" office:value="28672">
            <text:p>28672</text:p>
          </table:table-cell>
          <table:table-cell table:formula="of:=[.D18]-[.D20]" office:value-type="float" office:value="26169">
            <text:p>26169</text:p>
          </table:table-cell>
          <table:table-cell/>
          <table:table-cell table:formula="of:=[.D21]+[.D17]" office:value-type="float" office:value="27537">
            <text:p>27537</text:p>
          </table:table-cell>
          <table:table-cell table:formula="of:=[.D20]+[.F21]" office:value-type="float" office:value="57537">
            <text:p>57537</text:p>
          </table:table-cell>
          <table:table-cell office:value-type="string">
            <text:p>missed bytes</text:p>
          </table:table-cell>
          <table:table-cell table:formula="of:=[.G22]-[.G21]" office:value-type="float" office:value="1368">
            <text:p>136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formula="of:=[.C20]+[.C21]" office:value-type="float" office:value="58368">
            <text:p>58368</text:p>
          </table:table-cell>
          <table:table-cell table:number-columns-repeated="3"/>
          <table:table-cell table:formula="of:=[.D18]+(2*[.D17])" office:value-type="float" office:value="58905">
            <text:p>5890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 office:value-type="string">
            <text:p>split at 20,000</text:p>
          </table:table-cell>
          <table:table-cell table:number-columns-repeated="2"/>
          <table:table-cell table:style-name="ce9" office:value-type="string">
            <text:p>split at 20,000</text:p>
          </table:table-cell>
          <table:table-cell table:style-name="ce9" table:number-columns-repeated="2"/>
          <table:table-cell office:value-type="string">
            <text:p>split at 30,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68">
            <text:p>1368</text:p>
          </table:table-cell>
          <table:table-cell table:style-name="Default" office:value-type="string">
            <text:p>estimated size</text:p>
          </table:table-cell>
          <table:table-cell office:value-type="string">
            <text:p>actual size</text:p>
          </table:table-cell>
          <table:table-cell office:value-type="string">
            <text:p>difference</text:p>
          </table:table-cell>
          <table:table-cell table:style-name="ce9" office:value-type="string">
            <text:p>estimate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difference</text:p>
          </table:table-cell>
          <table:table-cell office:value-type="string">
            <text:p>estimate</text:p>
          </table:table-cell>
          <table:table-cell office:value-type="string">
            <text:p>actual</text:p>
          </table:table-cell>
          <table:table-cell office:value-type="string">
            <text:p>difference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original file</text:p>
          </table:table-cell>
          <table:table-cell table:style-name="Default" office:value-type="float" office:value="57537">
            <text:p>57537</text:p>
          </table:table-cell>
          <table:table-cell table:formula="of:=[.C26]" office:value-type="float" office:value="57537">
            <text:p>57537</text:p>
          </table:table-cell>
          <table:table-cell/>
          <table:table-cell table:style-name="ce9" table:formula="of:=[.D26]" office:value-type="float" office:value="57537">
            <text:p>57537</text:p>
          </table:table-cell>
          <table:table-cell table:style-name="ce9" table:formula="of:=[.F26]" office:value-type="float" office:value="57537">
            <text:p>57537</text:p>
          </table:table-cell>
          <table:table-cell table:style-name="ce9"/>
          <table:table-cell table:formula="of:=[.G26]" office:value-type="float" office:value="57537">
            <text:p>57537</text:p>
          </table:table-cell>
          <table:table-cell table:formula="of:=[.I26]" office:value-type="float" office:value="57537">
            <text:p>57537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rt 1</text:p>
          </table:table-cell>
          <table:table-cell table:style-name="Default" office:value-type="float" office:value="20000">
            <text:p>20000</text:p>
          </table:table-cell>
          <table:table-cell office:value-type="float" office:value="19712">
            <text:p>19712</text:p>
          </table:table-cell>
          <table:table-cell table:formula="of:=[.C27]-[.D27]" office:value-type="float" office:value="288">
            <text:p>288</text:p>
          </table:table-cell>
          <table:table-cell table:style-name="ce9" office:value-type="float" office:value="20000">
            <text:p>20000</text:p>
          </table:table-cell>
          <table:table-cell table:style-name="ce9" office:value-type="float" office:value="19712">
            <text:p>19712</text:p>
          </table:table-cell>
          <table:table-cell table:style-name="ce9" table:formula="of:=[.F27]-[.G27]" office:value-type="float" office:value="288">
            <text:p>288</text:p>
          </table:table-cell>
          <table:table-cell office:value-type="float" office:value="30000">
            <text:p>30000</text:p>
          </table:table-cell>
          <table:table-cell office:value-type="float" office:value="29696">
            <text:p>29696</text:p>
          </table:table-cell>
          <table:table-cell table:formula="of:=[.I27]-[.J27]" office:value-type="float" office:value="304">
            <text:p>30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Part 2</text:p>
          </table:table-cell>
          <table:table-cell table:style-name="Default" table:formula="of:=[.C26]-[.C27]+[.$B$25]" office:value-type="float" office:value="38905">
            <text:p>38905</text:p>
          </table:table-cell>
          <table:table-cell office:value-type="float" office:value="38656">
            <text:p>38656</text:p>
          </table:table-cell>
          <table:table-cell table:formula="of:=[.C28]-[.D28]" office:value-type="float" office:value="249">
            <text:p>249</text:p>
          </table:table-cell>
          <table:table-cell table:style-name="ce9" table:formula="of:=[.F26]-[.F27]+[.$B$25]" office:value-type="float" office:value="38905">
            <text:p>38905</text:p>
          </table:table-cell>
          <table:table-cell table:style-name="ce9" office:value-type="float" office:value="38656">
            <text:p>38656</text:p>
          </table:table-cell>
          <table:table-cell table:style-name="ce9" table:formula="of:=[.F28]-[.G28]" office:value-type="float" office:value="249">
            <text:p>249</text:p>
          </table:table-cell>
          <table:table-cell table:formula="of:=[.I26]-[.I27]+[.$B$25]" office:value-type="float" office:value="28905">
            <text:p>28905</text:p>
          </table:table-cell>
          <table:table-cell office:value-type="float" office:value="28672">
            <text:p>28672</text:p>
          </table:table-cell>
          <table:table-cell table:formula="of:=[.I28]-[.J28]" office:value-type="float" office:value="233">
            <text:p>23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7]+[.E28]" office:value-type="float" office:value="537">
            <text:p>537</text:p>
          </table:table-cell>
          <table:table-cell table:style-name="ce9" table:number-columns-repeated="2"/>
          <table:table-cell table:style-name="ce9" table:formula="of:=[.H27]+[.H28]" office:value-type="float" office:value="537">
            <text:p>537</text:p>
          </table:table-cell>
          <table:table-cell table:number-columns-repeated="2"/>
          <table:table-cell table:formula="of:=[.K27]+[.K28]" office:value-type="float" office:value="537">
            <text:p>5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>
            <text:p>OggS</text:p>
          </table:table-cell>
          <table:table-cell table:number-columns-repeated="22"/>
        </table:table-row>
        <table:table-row table:style-name="ro5">
          <table:table-cell/>
          <table:table-cell office:value-type="string">
            <text:p>71 / 70 / 69 / 68</text:p>
          </table:table-cell>
          <table:table-cell table:style-name="ce7" office:value-type="float" office:value="1371">
            <text:p>1371</text:p>
          </table:table-cell>
          <table:table-cell office:value-type="string">
            <text:p>end of S</text:p>
          </table:table-cell>
          <table:table-cell/>
          <table:table-cell office:value-type="float" office:value="1368">
            <text:p>1368</text:p>
          </table:table-cell>
          <table:table-cell office:value-type="string">
            <text:p>last byte of header</text:p>
          </table:table-cell>
          <table:table-cell table:number-columns-repeated="18"/>
        </table:table-row>
        <table:table-row table:style-name="ro5">
          <table:table-cell table:number-columns-repeated="2"/>
          <table:table-cell table:style-name="ce7" office:value-type="float" office:value="5397">
            <text:p>5397</text:p>
          </table:table-cell>
          <table:table-cell table:formula="of:=[.C32]-[.C31]" office:value-type="float" office:value="4026">
            <text:p>4026</text:p>
          </table:table-cell>
          <table:table-cell/>
          <table:table-cell office:value-type="string">
            <text:p>0 to 1367</text:p>
          </table:table-cell>
          <table:table-cell office:value-type="string">
            <text:p>I &lt; 1368</text:p>
          </table:table-cell>
          <table:table-cell table:number-columns-repeated="18"/>
        </table:table-row>
        <table:table-row table:style-name="ro5">
          <table:table-cell table:number-columns-repeated="2"/>
          <table:table-cell table:style-name="ce7" office:value-type="float" office:value="9394">
            <text:p>9394</text:p>
          </table:table-cell>
          <table:table-cell table:formula="of:=[.C33]-[.C32]" office:value-type="float" office:value="3997">
            <text:p>3997</text:p>
          </table:table-cell>
          <table:table-cell table:number-columns-repeated="21"/>
        </table:table-row>
        <table:table-row table:style-name="ro5">
          <table:table-cell table:number-columns-repeated="2"/>
          <table:table-cell table:style-name="ce7" office:value-type="float" office:value="13392">
            <text:p>13392</text:p>
          </table:table-cell>
          <table:table-cell table:formula="of:=[.C34]-[.C33]" office:value-type="float" office:value="3998">
            <text:p>3998</text:p>
          </table:table-cell>
          <table:table-cell table:number-columns-repeated="21"/>
        </table:table-row>
        <table:table-row table:style-name="ro5">
          <table:table-cell/>
          <table:table-cell office:value-type="string">
            <text:p>98 / 97 / 96 / 95 </text:p>
          </table:table-cell>
          <table:table-cell table:style-name="ce7" office:value-type="float" office:value="17398">
            <text:p>17398</text:p>
          </table:table-cell>
          <table:table-cell table:formula="of:=[.C35]-[.C34]" office:value-type="float" office:value="4006">
            <text:p>4006</text:p>
          </table:table-cell>
          <table:table-cell/>
          <table:table-cell office:value-type="string">
            <text:p>1368 to 17394</text:p>
          </table:table-cell>
          <table:table-cell office:value-type="string">
            <text:p>I &lt; 17395</text:p>
          </table:table-cell>
          <table:table-cell table:number-columns-repeated="18"/>
        </table:table-row>
        <table:table-row table:style-name="ro5">
          <table:table-cell table:number-columns-repeated="2"/>
          <table:table-cell table:style-name="ce7" office:value-type="float" office:value="21420">
            <text:p>21420</text:p>
          </table:table-cell>
          <table:table-cell table:formula="of:=[.C36]-[.C35]" office:value-type="float" office:value="4022">
            <text:p>4022</text:p>
          </table:table-cell>
          <table:table-cell table:number-columns-repeated="21"/>
        </table:table-row>
        <table:table-row table:style-name="ro5">
          <table:table-cell table:number-columns-repeated="2"/>
          <table:table-cell table:style-name="ce7" office:value-type="float" office:value="25417">
            <text:p>25417</text:p>
          </table:table-cell>
          <table:table-cell table:formula="of:=[.C37]-[.C36]" office:value-type="float" office:value="3997">
            <text:p>3997</text:p>
          </table:table-cell>
          <table:table-cell table:number-columns-repeated="3"/>
          <table:table-cell table:formula="of:=2736/2" office:value-type="float" office:value="1368">
            <text:p>1368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7" office:value-type="float" office:value="29427">
            <text:p>29427</text:p>
          </table:table-cell>
          <table:table-cell table:formula="of:=[.C38]-[.C37]" office:value-type="float" office:value="4010">
            <text:p>4010</text:p>
          </table:table-cell>
          <table:table-cell table:number-columns-repeated="3"/>
          <table:table-cell table:formula="of:=[.H37]/2" office:value-type="float" office:value="684">
            <text:p>684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7" office:value-type="float" office:value="33447">
            <text:p>33447</text:p>
          </table:table-cell>
          <table:table-cell table:formula="of:=[.C39]-[.C38]" office:value-type="float" office:value="4020">
            <text:p>4020</text:p>
          </table:table-cell>
          <table:table-cell table:number-columns-repeated="21"/>
        </table:table-row>
        <table:table-row table:style-name="ro5">
          <table:table-cell/>
          <table:table-cell office:value-type="string">
            <text:p>39 / 38 / 37 / 36</text:p>
          </table:table-cell>
          <table:table-cell table:style-name="ce7" office:value-type="float" office:value="37439">
            <text:p>37439</text:p>
          </table:table-cell>
          <table:table-cell table:formula="of:=[.C40]-[.C39]" office:value-type="float" office:value="3992">
            <text:p>3992</text:p>
          </table:table-cell>
          <table:table-cell/>
          <table:table-cell office:value-type="string">
            <text:p>17395 to 37435</text:p>
          </table:table-cell>
          <table:table-cell office:value-type="string">
            <text:p>I &lt; 37436</text:p>
          </table:table-cell>
          <table:table-cell table:number-columns-repeated="18"/>
        </table:table-row>
        <table:table-row table:style-name="ro5">
          <table:table-cell table:number-columns-repeated="2"/>
          <table:table-cell table:style-name="ce7" office:value-type="float" office:value="41457">
            <text:p>41457</text:p>
          </table:table-cell>
          <table:table-cell table:formula="of:=[.C41]-[.C40]" office:value-type="float" office:value="4018">
            <text:p>4018</text:p>
          </table:table-cell>
          <table:table-cell table:number-columns-repeated="21"/>
        </table:table-row>
        <table:table-row table:style-name="ro5">
          <table:table-cell table:number-columns-repeated="2"/>
          <table:table-cell table:style-name="ce7" office:value-type="float" office:value="45460">
            <text:p>45460</text:p>
          </table:table-cell>
          <table:table-cell table:formula="of:=[.C42]-[.C41]" office:value-type="float" office:value="4003">
            <text:p>4003</text:p>
          </table:table-cell>
          <table:table-cell table:number-columns-repeated="21"/>
        </table:table-row>
        <table:table-row table:style-name="ro5">
          <table:table-cell table:number-columns-repeated="2"/>
          <table:table-cell table:style-name="ce7" office:value-type="float" office:value="49494">
            <text:p>49494</text:p>
          </table:table-cell>
          <table:table-cell table:formula="of:=[.C43]-[.C42]" office:value-type="float" office:value="4034">
            <text:p>4034</text:p>
          </table:table-cell>
          <table:table-cell/>
          <table:table-cell table:formula="of:=683*2" office:value-type="float" office:value="1366">
            <text:p>1366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formula="of:=2678*2" office:value-type="float" office:value="5356">
            <text:p>5356</text:p>
          </table:table-cell>
          <table:table-cell table:formula="of:=[.H44]-[.H45]" office:value-type="float" office:value="236">
            <text:p>23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formula="of:=2^16" office:value-type="float" office:value="65536">
            <text:p>65536</text:p>
          </table:table-cell>
          <table:table-cell office:value-type="string">
            <text:p>num of blocks</text:p>
          </table:table-cell>
          <table:table-cell table:number-columns-repeated="3"/>
          <table:table-cell table:formula="of:=5120" office:value-type="float" office:value="5120">
            <text:p>5120</text:p>
          </table:table-cell>
          <table:table-cell office:value-type="string">
            <text:p>bytes</text:p>
          </table:table-cell>
          <table:table-cell office:value-type="string">
            <text:p>20 block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formula="of:=[.C45]*256" office:value-type="float" office:value="16777216">
            <text:p>16777216</text:p>
          </table:table-cell>
          <table:table-cell office:value-type="string">
            <text:p>bytes</text:p>
          </table:table-cell>
          <table:table-cell table:formula="of:=[.C46]/1024" office:value-type="float" office:value="16384">
            <text:p>16384</text:p>
          </table:table-cell>
          <table:table-cell office:value-type="string">
            <text:p>kb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formula="of:=[.C46]/4096" office:value-type="float" office:value="4096">
            <text:p>4096</text:p>
          </table:table-cell>
          <table:table-cell office:value-type="string">
            <text:p>ogg pages</text:p>
          </table:table-cell>
          <table:table-cell table:formula="of:=[.E46]/1024" office:value-type="float" office:value="16">
            <text:p>16</text:p>
          </table:table-cell>
          <table:table-cell office:value-type="string">
            <text:p>mb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formula="of:=[.C47]/7" office:value-type="float" office:value="585.142857142857">
            <text:p>585.1428571429</text:p>
          </table:table-cell>
          <table:table-cell office:value-type="string">
            <text:p>15 sec recordings</text:p>
          </table:table-cell>
          <table:table-cell table:number-columns-repeated="2"/>
          <table:table-cell table:formula="of:=255*7*4096" office:value-type="float" office:value="7311360">
            <text:p>731136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formula="of:=585*15/60" office:value-type="float" office:value="146.25">
            <text:p>146.25</text:p>
          </table:table-cell>
          <table:table-cell office:value-type="string">
            <text:p>minutes</text:p>
          </table:table-cell>
          <table:table-cell table:number-columns-repeated="2"/>
          <table:table-cell table:formula="of:=[.G48]/1024" office:value-type="float" office:value="7140">
            <text:p>714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49]/1024" office:value-type="float" office:value="6.97265625">
            <text:p>6.97265625</text:p>
          </table:table-cell>
          <table:table-cell table:number-columns-repeated="18"/>
        </table:table-row>
        <table:table-row table:style-name="ro1">
          <table:table-cell/>
          <table:table-cell table:formula="of:=255-4" office:value-type="float" office:value="251">
            <text:p>251</text:p>
          </table:table-cell>
          <table:table-cell table:style-name="Default"/>
          <table:table-cell table:number-columns-repeated="22"/>
        </table:table-row>
        <table:table-row table:style-name="ro1">
          <table:table-cell/>
          <table:table-cell table:formula="of:=[.B51]/7" office:value-type="float" office:value="35.8571428571429">
            <text:p>35.8571428571</text:p>
          </table:table-cell>
          <table:table-cell table:style-name="Default"/>
          <table:table-cell table:number-columns-repeated="5"/>
          <table:table-cell office:value-type="float" office:value="4096">
            <text:p>409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1368">
            <text:p>1368</text:p>
          </table:table-cell>
          <table:table-cell table:number-columns-repeated="16"/>
        </table:table-row>
        <table:table-row table:style-name="ro1">
          <table:table-cell/>
          <table:table-cell table:formula="of:=7*35" office:value-type="float" office:value="245">
            <text:p>245</text:p>
          </table:table-cell>
          <table:table-cell table:style-name="Default" office:value-type="float" office:value="4">
            <text:p>4</text:p>
          </table:table-cell>
          <table:table-cell table:formula="of:=[.B54]+[.C54]" office:value-type="float" office:value="249">
            <text:p>249</text:p>
          </table:table-cell>
          <table:table-cell table:number-columns-repeated="4"/>
          <table:table-cell table:formula="of:=[.I52]+[.I53]" office:value-type="float" office:value="5464">
            <text:p>546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table:formula="of:=163150" office:value-type="float" office:value="163150">
            <text:p>163150.00</text:p>
          </table:table-cell>
          <table:table-cell office:value-type="string">
            <text:p>bytes</text:p>
          </table:table-cell>
          <table:table-cell office:value-type="string">
            <text:p>HDAT1</text:p>
          </table:table-cell>
          <table:table-cell table:formula="of:=[.I54]/2" office:value-type="float" office:value="2732">
            <text:p>2732</text:p>
          </table:table-cell>
          <table:table-cell office:value-type="string">
            <text:p>word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table:formula="of:=[.F55]/1024" office:value-type="float" office:value="159.326171875">
            <text:p>159.33</text:p>
          </table:table-cell>
          <table:table-cell office:value-type="string">
            <text:p>KB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table:formula="of:=[.F56]/1024" office:value-type="float" office:value="0.15559196472168">
            <text:p>0.16</text:p>
          </table:table-cell>
          <table:table-cell office:value-type="string">
            <text:p>MB</text:p>
          </table:table-cell>
          <table:table-cell/>
          <table:table-cell office:value-type="float" office:value="2678">
            <text:p>2678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/>
          <table:table-cell office:value-type="float" office:value="70782">
            <text:p>70782</text:p>
          </table:table-cell>
          <table:table-cell table:style-name="Default" office:value-type="string">
            <text:p>bytes</text:p>
          </table:table-cell>
          <table:table-cell table:formula="of:=60+34" office:value-type="float" office:value="94">
            <text:p>94</text:p>
          </table:table-cell>
          <table:table-cell office:value-type="string">
            <text:p>s</text:p>
          </table:table-cell>
          <table:table-cell office:value-type="string">
            <text:p>6 files</text:p>
          </table:table-cell>
          <table:table-cell office:value-type="string">
            <text:p>15 sec each</text:p>
          </table:table-cell>
          <table:table-cell table:formula="of:=[.B60]/6" office:value-type="float" office:value="11797">
            <text:p>11797</text:p>
          </table:table-cell>
          <table:table-cell office:value-type="string">
            <text:p>bytes per file</text:p>
          </table:table-cell>
          <table:table-cell table:number-columns-repeated="16"/>
        </table:table-row>
        <table:table-row table:style-name="ro1">
          <table:table-cell/>
          <table:table-cell table:formula="of:=1024*1024" office:value-type="float" office:value="1048576">
            <text:p>1048576</text:p>
          </table:table-cell>
          <table:table-cell table:style-name="Default"/>
          <table:table-cell table:formula="of:=[.B61]*[.D60]/[.B60]" office:value-type="float" office:value="1392.53120849934">
            <text:p>1392.5312084993</text:p>
          </table:table-cell>
          <table:table-cell office:value-type="string">
            <text:p>s</text:p>
          </table:table-cell>
          <table:table-cell table:formula="of:=[.D61]/60" office:value-type="float" office:value="23.2088534749889">
            <text:p>23.2088534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2000">
            <text:p>12000</text:p>
          </table:table-cell>
          <table:table-cell office:value-type="string">
            <text:p>1 fil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1024*1024" office:value-type="float" office:value="1048576">
            <text:p>1048576</text:p>
          </table:table-cell>
          <table:table-cell table:formula="of:=[.F64]/[.F63]" office:value-type="float" office:value="87.3813333333333">
            <text:p>87.3813333333</text:p>
          </table:table-cell>
          <table:table-cell office:value-type="string">
            <text:p>files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/>
          <table:table-cell table:formula="of:=270/7" office:value-type="float" office:value="38.5714285714286">
            <text:p>38.5714285714</text:p>
          </table:table-cell>
          <table:table-cell table:style-name="Default"/>
          <table:table-cell/>
          <table:table-cell table:formula="of:=2^16" office:value-type="float" office:value="65536">
            <text:p>65536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25*7" office:value-type="float" office:value="175">
            <text:p>175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Available</text:p>
          </table:table-cell>
          <table:table-cell table:style-name="Default" office:value-type="string">
            <text:p>used</text:p>
          </table:table-cell>
          <table:table-cell/>
          <table:table-cell office:value-type="string">
            <text:p>Remaining</text:p>
          </table:table-cell>
          <table:table-cell table:number-columns-repeated="20"/>
        </table:table-row>
        <table:table-row table:style-name="ro5">
          <table:table-cell office:value-type="string">
            <text:p>Bytes</text:p>
          </table:table-cell>
          <table:table-cell table:style-name="ce4" office:value-type="float" office:value="1378241">
            <text:p>1378241</text:p>
          </table:table-cell>
          <table:table-cell table:style-name="ce4" office:value-type="float" office:value="1106408">
            <text:p>1106408</text:p>
          </table:table-cell>
          <table:table-cell/>
          <table:table-cell table:formula="of:=[.B69]-[.C69]" office:value-type="float" office:value="271833">
            <text:p>271833</text:p>
          </table:table-cell>
          <table:table-cell table:number-columns-repeated="3"/>
          <table:table-cell table:style-name="ce15" office:value-type="float" office:value="546688">
            <text:p>546688</text:p>
          </table:table-cell>
          <table:table-cell table:number-columns-repeated="16"/>
        </table:table-row>
        <table:table-row table:style-name="ro5">
          <table:table-cell office:value-type="string">
            <text:p>KB</text:p>
          </table:table-cell>
          <table:table-cell table:style-name="ce6" table:formula="of:=[.B69]/1024" office:value-type="float" office:value="1345.9384765625">
            <text:p>1346</text:p>
          </table:table-cell>
          <table:table-cell table:formula="of:=[.C69]/1024" office:value-type="float" office:value="1080.4765625">
            <text:p>1080</text:p>
          </table:table-cell>
          <table:table-cell/>
          <table:table-cell table:style-name="ce6" table:formula="of:=[.E69]/1024" office:value-type="float" office:value="265.4619140625">
            <text:p>265</text:p>
          </table:table-cell>
          <table:table-cell table:number-columns-repeated="3"/>
          <table:table-cell table:style-name="ce15" office:value-type="float" office:value="524288">
            <text:p>524288</text:p>
          </table:table-cell>
          <table:table-cell table:number-columns-repeated="16"/>
        </table:table-row>
        <table:table-row table:style-name="ro1">
          <table:table-cell office:value-type="string">
            <text:p>KB at 42 files</text:p>
          </table:table-cell>
          <table:table-cell table:style-name="ce6" table:formula="of:=42*33000/1024" office:value-type="float" office:value="1353.515625">
            <text:p>1354</text:p>
          </table:table-cell>
          <table:table-cell table:style-name="Default"/>
          <table:table-cell table:number-columns-repeated="5"/>
          <table:table-cell table:formula="of:=[.I69]-[.I70]" office:value-type="float" office:value="22400">
            <text:p>22400</text:p>
          </table:table-cell>
          <table:table-cell table:formula="of:=[.I71]/1024" office:value-type="float" office:value="21.875">
            <text:p>21.875</text:p>
          </table:table-cell>
          <table:table-cell table:number-columns-repeated="15"/>
        </table:table-row>
        <table:table-row table:style-name="ro5">
          <table:table-cell office:value-type="string">
            <text:p>KB at 38 files</text:p>
          </table:table-cell>
          <table:table-cell table:style-name="ce6" table:formula="of:=38*33000/1024" office:value-type="float" office:value="1224.609375">
            <text:p>1225</text:p>
          </table:table-cell>
          <table:table-cell table:style-name="Default"/>
          <table:table-cell/>
          <table:table-cell table:style-name="ce4"/>
          <table:table-cell table:style-name="ce11"/>
          <table:table-cell table:formula="of:=205/7" office:value-type="float" office:value="29.2857142857143">
            <text:p>29.2857142857</text:p>
          </table:table-cell>
          <table:table-cell table:formula="of:=553957/1024" office:value-type="float" office:value="540.9736328125">
            <text:p>540.9736328125</text:p>
          </table:table-cell>
          <table:table-cell table:number-columns-repeated="17"/>
        </table:table-row>
        <table:table-row table:style-name="ro1">
          <table:table-cell office:value-type="string">
            <text:p>KB at 30 files</text:p>
          </table:table-cell>
          <table:table-cell table:style-name="ce6" table:formula="of:=30*33000/1024" office:value-type="float" office:value="966.796875">
            <text:p>967</text:p>
          </table:table-cell>
          <table:table-cell table:style-name="Default" table:formula="of:=30*7" office:value-type="float" office:value="210">
            <text:p>21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Default" table:formula="of:=30*15/60" office:value-type="float" office:value="7.5">
            <text:p>7.5</text:p>
          </table:table-cell>
          <table:table-cell/>
          <table:table-cell table:formula="of:=205/7" office:value-type="float" office:value="29.2857142857143">
            <text:p>29.285714285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3.3-1.8" office:value-type="float" office:value="1.5">
            <text:p>1.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75]/100" office:value-type="float" office:value="0.015">
            <text:p>0.015</text:p>
          </table:table-cell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/>
          <table:table-cell table:style-name="ce5" office:value-type="percentage" office:value="0.7">
            <text:p>70.00%</text:p>
          </table:table-cell>
          <table:table-cell table:style-name="Default" office:value-type="float" office:value="40">
            <text:p>40</text:p>
          </table:table-cell>
          <table:table-cell table:number-columns-repeated="3" office:value-type="float" office:value="20">
            <text:p>20</text:p>
          </table:table-cell>
          <table:table-cell table:number-columns-repeated="19"/>
        </table:table-row>
        <table:table-row table:style-name="ro1">
          <table:table-cell table:style-name="ce5" office:value-type="percentage" office:value="1">
            <text:p>100.00%</text:p>
          </table:table-cell>
          <table:table-cell office:value-type="float" office:value="15">
            <text:p>15</text:p>
          </table:table-cell>
          <table:table-cell table:style-name="Default" office:value-type="float" office:value="28">
            <text:p>28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 office:value-type="float" office:value="15">
            <text:p>15</text:p>
          </table:table-cell>
          <table:table-cell table:formula="of:=SUM([.C83:.C88])" office:value-type="float" office:value="100">
            <text:p>10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Default" office:value-type="float" office:value="22">
            <text:p>2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Default" office:value-type="float" office:value="14">
            <text:p>14</text:p>
          </table:table-cell>
          <table:table-cell table:number-columns-repeated="2"/>
          <table:table-cell table:formula="of:=4356/4" office:value-type="float" office:value="1089">
            <text:p>1089</text:p>
          </table:table-cell>
          <table:table-cell/>
          <table:table-cell table:formula="of:=512/32" office:value-type="float" office:value="16">
            <text:p>16</text:p>
          </table:table-cell>
          <table:table-cell table:number-columns-repeated="17"/>
        </table:table-row>
        <table:table-row table:style-name="ro1">
          <table:table-cell/>
          <table:table-cell table:formula="of:=500-36" office:value-type="float" office:value="464">
            <text:p>464</text:p>
          </table:table-cell>
          <table:table-cell table:style-name="Default" office:value-type="float" office:value="14">
            <text:p>14</text:p>
          </table:table-cell>
          <table:table-cell/>
          <table:table-cell table:formula="of:=1024+512" office:value-type="float" office:value="1536">
            <text:p>1536</text:p>
          </table:table-cell>
          <table:table-cell table:formula="of:=[.F85]/32" office:value-type="float" office:value="34.03125">
            <text:p>34.0312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office:value-type="float" office:value="17">
            <text:p>17</text:p>
          </table:table-cell>
          <table:table-cell/>
          <table:table-cell table:formula="of:=56/8" office:value-type="float" office:value="7">
            <text:p>7</text:p>
          </table:table-cell>
          <table:table-cell table:number-columns-repeated="2"/>
          <table:table-cell table:formula="of:=32*15" office:value-type="float" office:value="480">
            <text:p>480</text:p>
          </table:table-cell>
          <table:table-cell office:value-type="float" office:value="490">
            <text:p>49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Default" office:value-type="float" office:value="18">
            <text:p>18</text:p>
          </table:table-cell>
          <table:table-cell/>
          <table:table-cell table:formula="of:=[.E87]*5" office:value-type="float" office:value="35">
            <text:p>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4">
            <text:p>464</text:p>
          </table:table-cell>
          <table:table-cell table:style-name="Default"/>
          <table:table-cell table:number-columns-repeated="22"/>
        </table:table-row>
        <table:table-row table:style-name="ro1">
          <table:table-cell/>
          <table:table-cell table:formula="of:=692+34+2" office:value-type="float" office:value="728">
            <text:p>728</text:p>
          </table:table-cell>
          <table:table-cell table:style-name="Default"/>
          <table:table-cell/>
          <table:table-cell table:formula="of:=2^16" office:value-type="float" office:value="65536">
            <text:p>65536</text:p>
          </table:table-cell>
          <table:table-cell table:formula="of:=16*32" office:value-type="float" office:value="512">
            <text:p>512</text:p>
          </table:table-cell>
          <table:table-cell table:number-columns-repeated="19"/>
        </table:table-row>
        <table:table-row table:style-name="ro5">
          <table:table-cell table:number-columns-repeated="2"/>
          <table:table-cell table:style-name="Default"/>
          <table:table-cell table:number-columns-repeated="9"/>
          <table:table-cell table:formula="of:=1048576/1024" office:value-type="float" office:value="1024">
            <text:p>1024</text:p>
          </table:table-cell>
          <table:table-cell table:formula="of:=966656/1024" office:value-type="float" office:value="944">
            <text:p>944</text:p>
          </table:table-cell>
          <table:table-cell table:number-columns-repeated="4"/>
          <table:table-cell table:style-name="ce11" office:value-type="float" office:value="517060">
            <text:p>517060</text:p>
          </table:table-cell>
          <table:table-cell table:formula="of:=20*30*1024" office:value-type="float" office:value="614400">
            <text:p>614400</text:p>
          </table:table-cell>
          <table:table-cell table:formula="of:=20*32" office:value-type="float" office:value="640">
            <text:p>6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formula="of:=122112/1024" office:value-type="float" office:value="119.25">
            <text:p>119.25</text:p>
          </table:table-cell>
          <table:table-cell/>
          <table:table-cell table:formula="of:=487424/1024" office:value-type="float" office:value="476">
            <text:p>476</text:p>
          </table:table-cell>
          <table:table-cell table:formula="of:=2*[.N92]" office:value-type="float" office:value="952">
            <text:p>952</text:p>
          </table:table-cell>
          <table:table-cell table:number-columns-repeated="4"/>
          <table:table-cell table:formula="of:=20*35*1024" office:value-type="float" office:value="716800">
            <text:p>716800</text:p>
          </table:table-cell>
          <table:table-cell table:formula="of:=[.U91]*1024" office:value-type="float" office:value="655360">
            <text:p>655360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Default"/>
          <table:table-cell office:value-type="string">
            <text:p>main start</text:p>
          </table:table-cell>
          <table:table-cell table:style-name="ce4" office:value-type="float" office:value="97416">
            <text:p>97416</text:p>
          </table:table-cell>
          <table:table-cell table:number-columns-repeated="20"/>
        </table:table-row>
        <table:table-row table:style-name="ro5">
          <table:table-cell table:number-columns-repeated="2"/>
          <table:table-cell table:style-name="Default"/>
          <table:table-cell office:value-type="string">
            <text:p>main end</text:p>
          </table:table-cell>
          <table:table-cell table:style-name="ce4" office:value-type="float" office:value="60296">
            <text:p>60296</text:p>
          </table:table-cell>
          <table:table-cell table:formula="of:=[.E93]-[.E94]" office:value-type="float" office:value="37120">
            <text:p>37120</text:p>
          </table:table-cell>
          <table:table-cell table:number-columns-repeated="19"/>
        </table:table-row>
        <table:table-row table:style-name="ro5">
          <table:table-cell table:number-columns-repeated="2"/>
          <table:table-cell table:style-name="Default"/>
          <table:table-cell office:value-type="string">
            <text:p>end of play</text:p>
          </table:table-cell>
          <table:table-cell table:style-name="ce4" office:value-type="float" office:value="60296">
            <text:p>60296</text:p>
          </table:table-cell>
          <table:table-cell table:number-columns-repeated="20"/>
        </table:table-row>
        <table:table-row table:style-name="ro5">
          <table:table-cell table:number-columns-repeated="2"/>
          <table:table-cell table:style-name="Default"/>
          <table:table-cell office:value-type="string">
            <text:p>end of radio</text:p>
          </table:table-cell>
          <table:table-cell table:style-name="ce4" office:value-type="float" office:value="57396">
            <text:p>57396</text:p>
          </table:table-cell>
          <table:table-cell table:formula="of:=[.E95]-[.E96]" office:value-type="float" office:value="2900">
            <text:p>2900</text:p>
          </table:table-cell>
          <table:table-cell/>
          <table:table-cell table:formula="of:=[.E96]/1024" office:value-type="float" office:value="56.05078125">
            <text:p>56.05078125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Default"/>
          <table:table-cell/>
          <table:table-cell table:style-name="ce4" office:value-type="float" office:value="56008">
            <text:p>56008</text:p>
          </table:table-cell>
          <table:table-cell table:number-columns-repeated="2"/>
          <table:table-cell table:formula="of:=[.E97]/1024" office:value-type="float" office:value="54.6953125">
            <text:p>54.6953125</text:p>
          </table:table-cell>
          <table:table-cell table:number-columns-repeated="4"/>
          <table:table-cell table:style-name="ce16" office:value-type="string">
            <text:p># Name</text:p>
          </table:table-cell>
          <table:table-cell table:style-name="ce16" office:value-type="string">
            <text:p><text:s text:c="3"/>Type</text:p>
          </table:table-cell>
          <table:table-cell table:style-name="ce16" office:value-type="string">
            <text:p><text:s/>SubType</text:p>
          </table:table-cell>
          <table:table-cell table:style-name="ce16" office:value-type="string">
            <text:p><text:s/>Offset</text:p>
          </table:table-cell>
          <table:table-cell table:style-name="ce16" office:value-type="string">
            <text:p><text:s text:c="2"/>Size</text:p>
          </table:table-cell>
          <table:table-cell table:style-name="ce16" office:value-type="string">
            <text:p>size in kb</text:p>
          </table:table-cell>
          <table:table-cell office:value-type="string">
            <text:p>offset</text:p>
          </table:table-cell>
          <table:table-cell office:value-type="string">
            <text:p>size in bytes</text:p>
          </table:table-cell>
          <table:table-cell office:value-type="string">
            <text:p>Offset + size</text:p>
          </table:table-cell>
          <table:table-cell office:value-type="string">
            <text:p>In he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>
            <text:p>nvs</text:p>
          </table:table-cell>
          <table:table-cell office:value-type="string">
            <text:p><text:s text:c="6"/>data</text:p>
          </table:table-cell>
          <table:table-cell office:value-type="string">
            <text:p><text:s/>nvs</text:p>
          </table:table-cell>
          <table:table-cell office:value-type="string">
            <text:p><text:s text:c="5"/>0x9000</text:p>
          </table:table-cell>
          <table:table-cell office:value-type="string">
            <text:p>0x6000</text:p>
          </table:table-cell>
          <table:table-cell table:formula="of:=[.T99]/1024" office:value-type="float" office:value="24">
            <text:p>24</text:p>
          </table:table-cell>
          <table:table-cell office:value-type="float" office:value="36864">
            <text:p>36864</text:p>
          </table:table-cell>
          <table:table-cell office:value-type="float" office:value="24576">
            <text:p>24576</text:p>
          </table:table-cell>
          <table:table-cell table:formula="of:=[.S99]+[.T99]" office:value-type="float" office:value="61440">
            <text:p>61440</text:p>
          </table:table-cell>
          <table:table-cell office:value-type="string">
            <text:p>F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>
            <text:p>phy_init</text:p>
          </table:table-cell>
          <table:table-cell office:value-type="string">
            <text:p><text:s/>data</text:p>
          </table:table-cell>
          <table:table-cell office:value-type="string">
            <text:p><text:s/>phy</text:p>
          </table:table-cell>
          <table:table-cell office:value-type="string">
            <text:p><text:s text:c="5"/>0xf000</text:p>
          </table:table-cell>
          <table:table-cell office:value-type="string">
            <text:p>0x1000</text:p>
          </table:table-cell>
          <table:table-cell table:formula="of:=[.T100]/1024" office:value-type="float" office:value="4">
            <text:p>4</text:p>
          </table:table-cell>
          <table:table-cell office:value-type="float" office:value="61440">
            <text:p>61440</text:p>
          </table:table-cell>
          <table:table-cell office:value-type="float" office:value="4096">
            <text:p>4096</text:p>
          </table:table-cell>
          <table:table-cell table:formula="of:=[.S100]+[.T100]" office:value-type="float" office:value="65536">
            <text:p>65536</text:p>
          </table:table-cell>
          <table:table-cell office:value-type="float" office:value="10000">
            <text:p>10000</text:p>
          </table:table-cell>
          <table:table-cell table:number-columns-repeated="3"/>
        </table:table-row>
        <table:table-row table:style-name="ro1">
          <table:table-cell/>
          <table:table-cell table:formula="of:=20480-2048+512" office:value-type="float" office:value="18944">
            <text:p>18944</text:p>
          </table:table-cell>
          <table:table-cell table:style-name="Default"/>
          <table:table-cell table:number-columns-repeated="2"/>
          <table:table-cell table:formula="of:=2048+512" office:value-type="float" office:value="2560">
            <text:p>2560</text:p>
          </table:table-cell>
          <table:table-cell table:formula="of:=20000/1024" office:value-type="float" office:value="19.53125">
            <text:p>19.53125</text:p>
          </table:table-cell>
          <table:table-cell table:number-columns-repeated="5"/>
          <table:table-cell office:value-type="string">
            <text:p>factory</text:p>
          </table:table-cell>
          <table:table-cell office:value-type="string">
            <text:p><text:s text:c="2"/>app</text:p>
          </table:table-cell>
          <table:table-cell office:value-type="string">
            <text:p><text:s text:c="2"/>factory</text:p>
          </table:table-cell>
          <table:table-cell office:value-type="string">
            <text:p><text:s/>0x10000</text:p>
          </table:table-cell>
          <table:table-cell office:value-type="string">
            <text:p><text:s/>600K</text:p>
          </table:table-cell>
          <table:table-cell office:value-type="float" office:value="600">
            <text:p>600</text:p>
          </table:table-cell>
          <table:table-cell/>
          <table:table-cell table:formula="of:=600*1024" office:value-type="float" office:value="614400">
            <text:p>6144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2560*1.5" office:value-type="float" office:value="3840">
            <text:p>3840</text:p>
          </table:table-cell>
          <table:table-cell/>
          <table:table-cell table:formula="of:=2048*1.5" office:value-type="float" office:value="3072">
            <text:p>3072</text:p>
          </table:table-cell>
          <table:table-cell table:number-columns-repeated="7"/>
          <table:table-cell office:value-type="string">
            <text:p>storage</text:p>
          </table:table-cell>
          <table:table-cell office:value-type="string">
            <text:p><text:s text:c="2"/>data</text:p>
          </table:table-cell>
          <table:table-cell office:value-type="string">
            <text:p><text:s/>spiffs</text:p>
          </table:table-cell>
          <table:table-cell office:value-type="string">
            <text:p><text:s text:c="2"/></text:p>
          </table:table-cell>
          <table:table-cell office:value-type="string">
            <text:p>1384K</text:p>
          </table:table-cell>
          <table:table-cell office:value-type="float" office:value="1384">
            <text:p>138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2560*1.5" office:value-type="float" office:value="3840">
            <text:p>3840</text:p>
          </table:table-cell>
          <table:table-cell table:number-columns-repeated="2"/>
          <table:table-cell office:value-type="float" office:value="2560">
            <text:p>2560</text:p>
          </table:table-cell>
          <table:table-cell table:formula="of:=2*[.J103]" office:value-type="float" office:value="5120">
            <text:p>5120</text:p>
          </table:table-cell>
          <table:table-cell table:number-columns-repeated="6"/>
          <table:table-cell table:formula="of:=SUM([.R99:.R102])" office:value-type="float" office:value="2012">
            <text:p>2012</text:p>
          </table:table-cell>
          <table:table-cell table:number-columns-repeated="7"/>
        </table:table-row>
        <table:table-row table:style-name="ro1">
          <table:table-cell/>
          <table:table-cell table:formula="of:=64-48" office:value-type="float" office:value="16">
            <text:p>16</text:p>
          </table:table-cell>
          <table:table-cell table:style-name="Default"/>
          <table:table-cell table:number-columns-repeated="7"/>
          <table:table-cell office:value-type="float" office:value="2049">
            <text:p>2049</text:p>
          </table:table-cell>
          <table:table-cell table:number-columns-repeated="5"/>
          <table:table-cell office:value-type="string">
            <text:p>In MB</text:p>
          </table:table-cell>
          <table:table-cell table:formula="of:=[.R103]/1024" office:value-type="float" office:value="1.96484375">
            <text:p>1.964843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Basic task</text:p>
          </table:table-cell>
          <table:table-cell office:value-type="float" office:value="2048">
            <text:p>2048</text:p>
          </table:table-cell>
          <table:table-cell table:number-columns-repeated="6"/>
          <table:table-cell office:value-type="string">
            <text:p>nvs</text:p>
          </table:table-cell>
          <table:table-cell office:value-type="string">
            <text:p>data</text:p>
          </table:table-cell>
          <table:table-cell office:value-type="string">
            <text:p>nvs</text:p>
          </table:table-cell>
          <table:table-cell office:value-type="string">
            <text:p>0x9000</text:p>
          </table:table-cell>
          <table:table-cell office:value-type="string">
            <text:p>0x6000</text:p>
          </table:table-cell>
          <table:table-cell table:formula="of:=[.T106]/1024" office:value-type="float" office:value="24">
            <text:p>24</text:p>
          </table:table-cell>
          <table:table-cell office:value-type="float" office:value="36864">
            <text:p>36864</text:p>
          </table:table-cell>
          <table:table-cell office:value-type="float" office:value="24576">
            <text:p>24576</text:p>
          </table:table-cell>
          <table:table-cell table:formula="of:=[.S106]+[.T106]" office:value-type="float" office:value="61440">
            <text:p>61440</text:p>
          </table:table-cell>
          <table:table-cell office:value-type="string">
            <text:p>F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4*1024" office:value-type="float" office:value="4096">
            <text:p>4096</text:p>
          </table:table-cell>
          <table:table-cell/>
          <table:table-cell office:value-type="string">
            <text:p>without buffer</text:p>
          </table:table-cell>
          <table:table-cell table:style-name="ce3" table:formula="of:=2048-512" office:value-type="float" office:value="1536">
            <text:p>1536</text:p>
          </table:table-cell>
          <table:table-cell office:value-type="float" office:value="16384">
            <text:p>16384</text:p>
          </table:table-cell>
          <table:table-cell table:number-columns-repeated="5"/>
          <table:table-cell office:value-type="string">
            <text:p>otadata</text:p>
          </table:table-cell>
          <table:table-cell office:value-type="string">
            <text:p>data</text:p>
          </table:table-cell>
          <table:table-cell office:value-type="string">
            <text:p>ota</text:p>
          </table:table-cell>
          <table:table-cell table:style-name="ce17" office:value-type="string">
            <text:p>0xF000</text:p>
          </table:table-cell>
          <table:table-cell office:value-type="string">
            <text:p>0x2000</text:p>
          </table:table-cell>
          <table:table-cell table:formula="of:=[.T107]/1024" office:value-type="float" office:value="8">
            <text:p>8</text:p>
          </table:table-cell>
          <table:table-cell table:formula="of:=[.U106]" office:value-type="float" office:value="61440">
            <text:p>61440</text:p>
          </table:table-cell>
          <table:table-cell office:value-type="float" office:value="8192">
            <text:p>8192</text:p>
          </table:table-cell>
          <table:table-cell table:formula="of:=[.S107]+[.T107]" office:value-type="float" office:value="69632">
            <text:p>69632</text:p>
          </table:table-cell>
          <table:table-cell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301">
            <text:p>1301</text:p>
          </table:table-cell>
          <table:table-cell table:number-columns-repeated="6"/>
          <table:table-cell office:value-type="string">
            <text:p>phy_init</text:p>
          </table:table-cell>
          <table:table-cell office:value-type="string">
            <text:p>data</text:p>
          </table:table-cell>
          <table:table-cell office:value-type="string">
            <text:p>phy</text:p>
          </table:table-cell>
          <table:table-cell table:style-name="ce17" office:value-type="string">
            <text:p>0x11000</text:p>
          </table:table-cell>
          <table:table-cell office:value-type="string">
            <text:p>0x1000</text:p>
          </table:table-cell>
          <table:table-cell table:formula="of:=[.T108]/1024" office:value-type="float" office:value="4">
            <text:p>4</text:p>
          </table:table-cell>
          <table:table-cell table:formula="of:=[.U107]" office:value-type="float" office:value="69632">
            <text:p>69632</text:p>
          </table:table-cell>
          <table:table-cell office:value-type="float" office:value="4096">
            <text:p>4096</text:p>
          </table:table-cell>
          <table:table-cell table:formula="of:=[.S108]+[.T108]" office:value-type="float" office:value="73728">
            <text:p>73728</text:p>
          </table:table-cell>
          <table:table-cell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64">
            <text:p>4064</text:p>
          </table:table-cell>
          <table:table-cell table:style-name="Default"/>
          <table:table-cell table:number-columns-repeated="9"/>
          <table:table-cell office:value-type="string">
            <text:p>ota_0</text:p>
          </table:table-cell>
          <table:table-cell office:value-type="string">
            <text:p>app</text:p>
          </table:table-cell>
          <table:table-cell office:value-type="string">
            <text:p>ota_0</text:p>
          </table:table-cell>
          <table:table-cell table:style-name="ce17" office:value-type="string">
            <text:p>0x12000</text:p>
          </table:table-cell>
          <table:table-cell office:value-type="string">
            <text:p>500K</text:p>
          </table:table-cell>
          <table:table-cell office:value-type="float" office:value="500">
            <text:p>500</text:p>
          </table:table-cell>
          <table:table-cell table:formula="of:=[.U108]" office:value-type="float" office:value="73728">
            <text:p>73728</text:p>
          </table:table-cell>
          <table:table-cell table:formula="of:=[.R109]*1024" office:value-type="float" office:value="512000">
            <text:p>512000</text:p>
          </table:table-cell>
          <table:table-cell table:formula="of:=[.S109]+[.T109]" office:value-type="float" office:value="585728">
            <text:p>585728</text:p>
          </table:table-cell>
          <table:table-cell office:value-type="string">
            <text:p>8F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3353) vs1053: In unload_task, after sending 32 bytes to vs radio queue size <text:s/></text:p>
          </table:table-cell>
          <table:table-cell table:style-name="Default" office:value-type="string">
            <text:p><text:s/>4064</text:p>
          </table:table-cell>
          <table:table-cell/>
          <table:table-cell table:style-name="ce8" office:value-type="string">
            <text:p>Queue Size</text:p>
          </table:table-cell>
          <table:table-cell table:style-name="ce12" office:value-type="float" office:value="4096">
            <text:p>4096</text:p>
          </table:table-cell>
          <table:table-cell table:style-name="ce12" table:formula="of:=[.F110]*2" office:value-type="float" office:value="8192">
            <text:p>8192</text:p>
          </table:table-cell>
          <table:table-cell table:style-name="ce12" table:formula="of:=2*[.G110]" office:value-type="float" office:value="16384">
            <text:p>16384</text:p>
          </table:table-cell>
          <table:table-cell table:style-name="ce12" table:formula="of:=18*1024" office:value-type="float" office:value="18432">
            <text:p>18432</text:p>
          </table:table-cell>
          <table:table-cell table:number-columns-repeated="3"/>
          <table:table-cell office:value-type="string">
            <text:p>ota_1</text:p>
          </table:table-cell>
          <table:table-cell office:value-type="string">
            <text:p>app</text:p>
          </table:table-cell>
          <table:table-cell office:value-type="string">
            <text:p>ota_1</text:p>
          </table:table-cell>
          <table:table-cell table:style-name="ce17" office:value-type="string">
            <text:p>0x8F000</text:p>
          </table:table-cell>
          <table:table-cell office:value-type="string">
            <text:p>600K</text:p>
          </table:table-cell>
          <table:table-cell office:value-type="float" office:value="600">
            <text:p>600</text:p>
          </table:table-cell>
          <table:table-cell table:formula="of:=[.U109]" office:value-type="float" office:value="585728">
            <text:p>585728</text:p>
          </table:table-cell>
          <table:table-cell table:formula="of:=[.R110]*1024" office:value-type="float" office:value="614400">
            <text:p>614400</text:p>
          </table:table-cell>
          <table:table-cell table:formula="of:=[.S110]+[.T110]" office:value-type="float" office:value="1200128">
            <text:p>1200128</text:p>
          </table:table-cell>
          <table:table-cell office:value-type="float" office:value="125000">
            <text:p>125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3367) vs1053: In unload_task, after sending 32 bytes to vs radio queue size <text:s/></text:p>
          </table:table-cell>
          <table:table-cell table:style-name="Default" office:value-type="string">
            <text:p><text:s/>4064</text:p>
          </table:table-cell>
          <table:table-cell table:formula="of:=[.C111]-[.C112]" office:value-type="float" office:value="16">
            <text:p>16</text:p>
          </table:table-cell>
          <table:table-cell table:style-name="ce5" office:value-type="percentage" office:value="0.25">
            <text:p>25.00%</text:p>
          </table:table-cell>
          <table:table-cell table:formula="of:=[.F110]*[.$E$111]" office:value-type="float" office:value="1024">
            <text:p>1024</text:p>
          </table:table-cell>
          <table:table-cell table:formula="of:=[.G110]*[.$E$111]" office:value-type="float" office:value="2048">
            <text:p>2048</text:p>
          </table:table-cell>
          <table:table-cell table:formula="of:=[.H110]*[.$E$111]" office:value-type="float" office:value="4096">
            <text:p>4096</text:p>
          </table:table-cell>
          <table:table-cell table:formula="of:=[.I110]*[.$E$111]" office:value-type="float" office:value="4608">
            <text:p>4608</text:p>
          </table:table-cell>
          <table:table-cell table:number-columns-repeated="3"/>
          <table:table-cell office:value-type="string">
            <text:p>storage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7" office:value-type="string">
            <text:p>0x125000</text:p>
          </table:table-cell>
          <table:table-cell office:value-type="string">
            <text:p>876K</text:p>
          </table:table-cell>
          <table:table-cell office:value-type="float" office:value="876">
            <text:p>876</text:p>
          </table:table-cell>
          <table:table-cell table:formula="of:=[.U110]" office:value-type="float" office:value="1200128">
            <text:p>1200128</text:p>
          </table:table-cell>
          <table:table-cell table:formula="of:=[.R111]*1024" office:value-type="float" office:value="897024">
            <text:p>897024</text:p>
          </table:table-cell>
          <table:table-cell table:formula="of:=[.S111]+[.T111]" office:value-type="float" office:value="2097152">
            <text:p>2097152</text:p>
          </table:table-cell>
          <table:table-cell office:value-type="float" office:value="200000">
            <text:p>2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3380) vs1053: In unload_task, after sending 32 bytes to vs radio queue size <text:s/></text:p>
          </table:table-cell>
          <table:table-cell table:style-name="Default" office:value-type="string">
            <text:p><text:s/>4048</text:p>
          </table:table-cell>
          <table:table-cell table:formula="of:=[.C112]-[.C113]" office:value-type="float" office:value="32">
            <text:p>32</text:p>
          </table:table-cell>
          <table:table-cell table:style-name="ce5" office:value-type="percentage" office:value="0.5">
            <text:p>50.00%</text:p>
          </table:table-cell>
          <table:table-cell table:formula="of:=[.F110]*[.$E$112]" office:value-type="float" office:value="2048">
            <text:p>2048</text:p>
          </table:table-cell>
          <table:table-cell table:formula="of:=[.G110]*[.$E$112]" office:value-type="float" office:value="4096">
            <text:p>4096</text:p>
          </table:table-cell>
          <table:table-cell table:formula="of:=[.H110]*[.$E$112]" office:value-type="float" office:value="8192">
            <text:p>8192</text:p>
          </table:table-cell>
          <table:table-cell table:formula="of:=[.I110]*[.$E$112]" office:value-type="float" office:value="9216">
            <text:p>9216</text:p>
          </table:table-cell>
          <table:table-cell table:number-columns-repeated="8"/>
          <table:table-cell table:style-name="ce3" table:formula="of:=SUM([.R106:.R111])" office:value-type="float" office:value="2012">
            <text:p>20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13393) vs1053: In unload_task, after sending 32 bytes to vs radio queue size <text:s/></text:p>
          </table:table-cell>
          <table:table-cell table:style-name="Default" office:value-type="string">
            <text:p><text:s/>4016</text:p>
          </table:table-cell>
          <table:table-cell table:formula="of:=[.C113]-[.C114]" office:value-type="float" office:value="32">
            <text:p>32</text:p>
          </table:table-cell>
          <table:table-cell table:style-name="ce5" office:value-type="percentage" office:value="0.75">
            <text:p>75.00%</text:p>
          </table:table-cell>
          <table:table-cell table:formula="of:=[.F110]*[.$E$113]" office:value-type="float" office:value="3072">
            <text:p>3072</text:p>
          </table:table-cell>
          <table:table-cell table:formula="of:=[.G110]*[.$E$113]" office:value-type="float" office:value="6144">
            <text:p>6144</text:p>
          </table:table-cell>
          <table:table-cell table:formula="of:=[.H110]*[.$E$113]" office:value-type="float" office:value="12288">
            <text:p>12288</text:p>
          </table:table-cell>
          <table:table-cell table:formula="of:=[.I110]*[.$E$113]" office:value-type="float" office:value="13824">
            <text:p>13824</text:p>
          </table:table-cell>
          <table:table-cell table:number-columns-repeated="7"/>
          <table:table-cell office:value-type="string">
            <text:p>In MB</text:p>
          </table:table-cell>
          <table:table-cell table:style-name="ce3" table:formula="of:=[.R112]/1024" office:value-type="float" office:value="1.96484375">
            <text:p>1.964843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13407) vs1053: In unload_task, after sending 32 bytes to vs radio queue size <text:s/></text:p>
          </table:table-cell>
          <table:table-cell table:style-name="Default" office:value-type="string">
            <text:p><text:s/>3984</text:p>
          </table:table-cell>
          <table:table-cell table:formula="of:=[.C114]-[.C115]" office:value-type="float" office:value="32">
            <text:p>32</text:p>
          </table:table-cell>
          <table:table-cell table:style-name="ce5" office:value-type="percentage" office:value="0.9">
            <text:p>90.00%</text:p>
          </table:table-cell>
          <table:table-cell table:formula="of:=[.F110]*[.$E$114]" office:value-type="float" office:value="3686.4">
            <text:p>3686.4</text:p>
          </table:table-cell>
          <table:table-cell table:formula="of:=[.G110]*[.$E$114]" office:value-type="float" office:value="7372.8">
            <text:p>7372.8</text:p>
          </table:table-cell>
          <table:table-cell table:formula="of:=[.H110]*[.$E$114]" office:value-type="float" office:value="14745.6">
            <text:p>14745.6</text:p>
          </table:table-cell>
          <table:table-cell table:formula="of:=[.I110]*[.$E$114]" office:value-type="float" office:value="16588.8">
            <text:p>16588.8</text:p>
          </table:table-cell>
          <table:table-cell/>
          <table:table-cell office:value-type="float" office:value="1301">
            <text:p>1301</text:p>
          </table:table-cell>
          <table:table-cell office:value-type="float" office:value="1536">
            <text:p>153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I (13420) vs1053: In unload_task, after sending 32 bytes to vs radio queue size <text:s/></text:p>
          </table:table-cell>
          <table:table-cell table:style-name="Default" office:value-type="string">
            <text:p><text:s/>3952</text:p>
          </table:table-cell>
          <table:table-cell table:formula="of:=[.C115]-[.C116]" office:value-type="float" office:value="32">
            <text:p>32</text:p>
          </table:table-cell>
          <table:table-cell table:number-columns-repeated="8"/>
          <table:table-cell table:style-name="ce16" office:value-type="string">
            <text:p># Name</text:p>
          </table:table-cell>
          <table:table-cell table:style-name="ce16" office:value-type="string">
            <text:p><text:s text:c="3"/>Type</text:p>
          </table:table-cell>
          <table:table-cell table:style-name="ce16" office:value-type="string">
            <text:p><text:s/>SubType</text:p>
          </table:table-cell>
          <table:table-cell table:style-name="ce16" office:value-type="string">
            <text:p><text:s/>Offset</text:p>
          </table:table-cell>
          <table:table-cell table:style-name="ce16" office:value-type="string">
            <text:p><text:s text:c="2"/>Size</text:p>
          </table:table-cell>
          <table:table-cell table:style-name="ce16" office:value-type="string">
            <text:p>size in kb</text:p>
          </table:table-cell>
          <table:table-cell office:value-type="string">
            <text:p>offset</text:p>
          </table:table-cell>
          <table:table-cell office:value-type="string">
            <text:p>size in bytes</text:p>
          </table:table-cell>
          <table:table-cell office:value-type="string">
            <text:p>Offset + size</text:p>
          </table:table-cell>
          <table:table-cell office:value-type="string">
            <text:p>In he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3433) vs1053: In unload_task, after sending 32 bytes to vs radio queue size <text:s/></text:p>
          </table:table-cell>
          <table:table-cell table:style-name="Default" office:value-type="string">
            <text:p><text:s/>3920</text:p>
          </table:table-cell>
          <table:table-cell table:formula="of:=[.C116]-[.C117]" office:value-type="float" office:value="32">
            <text:p>32</text:p>
          </table:table-cell>
          <table:table-cell table:number-columns-repeated="8"/>
          <table:table-cell office:value-type="string">
            <text:p>nvs</text:p>
          </table:table-cell>
          <table:table-cell office:value-type="string">
            <text:p>data</text:p>
          </table:table-cell>
          <table:table-cell office:value-type="string">
            <text:p>nvs</text:p>
          </table:table-cell>
          <table:table-cell office:value-type="string">
            <text:p>0x9000</text:p>
          </table:table-cell>
          <table:table-cell office:value-type="string">
            <text:p>0x4000</text:p>
          </table:table-cell>
          <table:table-cell table:formula="of:=[.T116]/1024" office:value-type="float" office:value="16">
            <text:p>16</text:p>
          </table:table-cell>
          <table:table-cell office:value-type="float" office:value="36864">
            <text:p>36864</text:p>
          </table:table-cell>
          <table:table-cell office:value-type="float" office:value="16384">
            <text:p>16384</text:p>
          </table:table-cell>
          <table:table-cell table:formula="of:=[.S116]+[.T116]" office:value-type="float" office:value="53248">
            <text:p>53248</text:p>
          </table:table-cell>
          <table:table-cell office:value-type="string">
            <text:p>d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3447) vs1053: In unload_task, after sending 32 bytes to vs radio queue size <text:s/></text:p>
          </table:table-cell>
          <table:table-cell table:style-name="Default" office:value-type="string">
            <text:p><text:s/>3888</text:p>
          </table:table-cell>
          <table:table-cell table:formula="of:=[.C117]-[.C118]" office:value-type="float" office:value="32">
            <text:p>32</text:p>
          </table:table-cell>
          <table:table-cell table:number-columns-repeated="8"/>
          <table:table-cell office:value-type="string">
            <text:p>otadata</text:p>
          </table:table-cell>
          <table:table-cell office:value-type="string">
            <text:p>data</text:p>
          </table:table-cell>
          <table:table-cell office:value-type="string">
            <text:p>ota</text:p>
          </table:table-cell>
          <table:table-cell table:style-name="ce17" office:value-type="string">
            <text:p>0xd000</text:p>
          </table:table-cell>
          <table:table-cell office:value-type="string">
            <text:p>0x2000</text:p>
          </table:table-cell>
          <table:table-cell table:formula="of:=[.T117]/1024" office:value-type="float" office:value="8">
            <text:p>8</text:p>
          </table:table-cell>
          <table:table-cell table:formula="of:=[.U116]" office:value-type="float" office:value="53248">
            <text:p>53248</text:p>
          </table:table-cell>
          <table:table-cell office:value-type="float" office:value="8192">
            <text:p>8192</text:p>
          </table:table-cell>
          <table:table-cell table:formula="of:=[.S117]+[.T117]" office:value-type="float" office:value="61440">
            <text:p>61440</text:p>
          </table:table-cell>
          <table:table-cell office:value-type="string">
            <text:p>F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3460) vs1053: In unload_task, after sending 32 bytes to vs radio queue size <text:s/></text:p>
          </table:table-cell>
          <table:table-cell table:style-name="Default" office:value-type="string">
            <text:p><text:s/>3856</text:p>
          </table:table-cell>
          <table:table-cell table:formula="of:=[.C118]-[.C119]" office:value-type="float" office:value="3856">
            <text:p>3856</text:p>
          </table:table-cell>
          <table:table-cell table:number-columns-repeated="8"/>
          <table:table-cell office:value-type="string">
            <text:p>phy_init</text:p>
          </table:table-cell>
          <table:table-cell office:value-type="string">
            <text:p>data</text:p>
          </table:table-cell>
          <table:table-cell office:value-type="string">
            <text:p>phy</text:p>
          </table:table-cell>
          <table:table-cell table:style-name="ce17" office:value-type="string">
            <text:p>0xF000</text:p>
          </table:table-cell>
          <table:table-cell office:value-type="string">
            <text:p>0x1000</text:p>
          </table:table-cell>
          <table:table-cell table:formula="of:=[.T118]/1024" office:value-type="float" office:value="4">
            <text:p>4</text:p>
          </table:table-cell>
          <table:table-cell table:formula="of:=[.U117]" office:value-type="float" office:value="61440">
            <text:p>61440</text:p>
          </table:table-cell>
          <table:table-cell office:value-type="float" office:value="4096">
            <text:p>4096</text:p>
          </table:table-cell>
          <table:table-cell table:formula="of:=[.S118]+[.T118]" office:value-type="float" office:value="65536">
            <text:p>65536</text:p>
          </table:table-cell>
          <table:table-cell office:value-type="string">
            <text:p>1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Tcip – 5120</text:p>
          </table:table-cell>
          <table:table-cell office:value-type="string">
            <text:p>Tcip – 2560</text:p>
          </table:table-cell>
          <table:table-cell table:number-columns-repeated="6"/>
          <table:table-cell office:value-type="string">
            <text:p>ota_0</text:p>
          </table:table-cell>
          <table:table-cell office:value-type="string">
            <text:p>app</text:p>
          </table:table-cell>
          <table:table-cell office:value-type="string">
            <text:p>ota_0</text:p>
          </table:table-cell>
          <table:table-cell table:style-name="ce17" office:value-type="string">
            <text:p>0x10000</text:p>
          </table:table-cell>
          <table:table-cell office:value-type="string">
            <text:p>0xF0000</text:p>
          </table:table-cell>
          <table:table-cell table:formula="of:=[.T119]/1024" office:value-type="float" office:value="960">
            <text:p>960</text:p>
          </table:table-cell>
          <table:table-cell table:formula="of:=[.U118]" office:value-type="float" office:value="65536">
            <text:p>65536</text:p>
          </table:table-cell>
          <table:table-cell office:value-type="float" office:value="983040">
            <text:p>983040</text:p>
          </table:table-cell>
          <table:table-cell table:style-name="ce23" table:formula="of:=[.S119]+[.T119]" office:value-type="float" office:value="1048576">
            <text:p>1048576</text:p>
          </table:table-cell>
          <table:table-cell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table:number-columns-repeated="2"/>
          <table:table-cell table:number-columns-repeated="6"/>
          <table:table-cell office:value-type="string">
            <text:p>ota_1</text:p>
          </table:table-cell>
          <table:table-cell office:value-type="string">
            <text:p>app</text:p>
          </table:table-cell>
          <table:table-cell office:value-type="string">
            <text:p>ota_1</text:p>
          </table:table-cell>
          <table:table-cell table:style-name="ce17" office:value-type="string">
            <text:p>0x110000</text:p>
          </table:table-cell>
          <table:table-cell office:value-type="string">
            <text:p>0xF0000</text:p>
          </table:table-cell>
          <table:table-cell table:formula="of:=[.T120]/1024" office:value-type="float" office:value="960">
            <text:p>960</text:p>
          </table:table-cell>
          <table:table-cell table:style-name="ce23" table:formula="of:=[.U124]" office:value-type="float" office:value="1114112">
            <text:p>1114112</text:p>
          </table:table-cell>
          <table:table-cell office:value-type="float" office:value="983040">
            <text:p>983040</text:p>
          </table:table-cell>
          <table:table-cell table:formula="of:=[.S120]+[.T120]" office:value-type="float" office:value="2097152">
            <text:p>2097152</text:p>
          </table:table-cell>
          <table:table-cell office:value-type="float" office:value="200000">
            <text:p>2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0207) esp_radio: bytes_read in load task </text:p>
          </table:table-cell>
          <table:table-cell office:value-type="string">
            <text:p><text:s/>2048</text:p>
          </table:table-cell>
          <table:table-cell office:value-type="float" office:value="1300">
            <text:p>1300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I (12123) esp_radio: bytes_read in load task </text:p>
          </table:table-cell>
          <table:table-cell office:value-type="string">
            <text:p><text:s/>2048</text:p>
          </table:table-cell>
          <table:table-cell table:number-columns-repeated="6"/>
          <table:table-cell table:style-name="ce17"/>
          <table:table-cell table:number-columns-repeated="9"/>
        </table:table-row>
        <table:table-row table:style-name="ro1">
          <table:table-cell/>
          <table:table-cell office:value-type="string">
            <text:p>I (10236) esp_radio: bytes_read in load task </text:p>
          </table:table-cell>
          <table:table-cell office:value-type="string">
            <text:p><text:s/>2048</text:p>
          </table:table-cell>
          <table:table-cell office:value-type="float" office:value="2048">
            <text:p>204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I (12154) esp_radio: bytes_read in load task </text:p>
          </table:table-cell>
          <table:table-cell office:value-type="string">
            <text:p><text:s/>2048</text:p>
          </table:table-cell>
          <table:table-cell table:number-columns-repeated="8"/>
          <table:table-cell table:style-name="ce3" table:formula="of:=SUM([.R116:.R121])" office:value-type="float" office:value="1948">
            <text:p>19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10261) esp_radio: bytes_read in load task </text:p>
          </table:table-cell>
          <table:table-cell office:value-type="string">
            <text:p><text:s/>977</text:p>
          </table:table-cell>
          <table:table-cell office:value-type="float" office:value="1480">
            <text:p>148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I (12179) esp_radio: bytes_read in load task </text:p>
          </table:table-cell>
          <table:table-cell office:value-type="string">
            <text:p><text:s/>977</text:p>
          </table:table-cell>
          <table:table-cell table:number-columns-repeated="7"/>
          <table:table-cell office:value-type="string">
            <text:p>In MB</text:p>
          </table:table-cell>
          <table:table-cell table:style-name="ce3" table:formula="of:=[.R122]/1024" office:value-type="float" office:value="1.90234375">
            <text:p>1.902343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12012) esp_radio: bytes_read in load task </text:p>
          </table:table-cell>
          <table:table-cell office:value-type="string">
            <text:p><text:s/>1300</text:p>
          </table:table-cell>
          <table:table-cell office:value-type="float" office:value="1860">
            <text:p>186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I (13880) esp_radio: bytes_read in load task </text:p>
          </table:table-cell>
          <table:table-cell office:value-type="string">
            <text:p><text:s/>1300</text:p>
          </table:table-cell>
          <table:table-cell table:number-columns-repeated="10"/>
          <table:table-cell office:value-type="string">
            <text:p>0x110000 =</text:p>
          </table:table-cell>
          <table:table-cell office:value-type="float" office:value="1114112">
            <text:p>11141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(12029) esp_radio: bytes_read in load task </text:p>
          </table:table-cell>
          <table:table-cell office:value-type="string">
            <text:p><text:s/>1300</text:p>
          </table:table-cell>
          <table:table-cell office:value-type="float" office:value="1852">
            <text:p>185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 (1428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table:formula="of:=1024*1024" office:value-type="float" office:value="1048576">
            <text:p>1048576</text:p>
          </table:table-cell>
          <table:table-cell/>
          <table:table-cell table:formula="of:=1011712" office:value-type="float" office:value="1011712">
            <text:p>1011712</text:p>
          </table:table-cell>
          <table:table-cell table:formula="of:=36864/1024" office:value-type="float" office:value="36">
            <text:p>36</text:p>
          </table:table-cell>
          <table:table-cell table:number-columns-repeated="3"/>
          <table:table-cell office:value-type="float" office:value="983040">
            <text:p>983040</text:p>
          </table:table-cell>
          <table:table-cell office:value-type="string">
            <text:p>end poi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2178) esp_radio: bytes_read in load task </text:p>
          </table:table-cell>
          <table:table-cell office:value-type="string">
            <text:p><text:s/>1300</text:p>
          </table:table-cell>
          <table:table-cell office:value-type="float" office:value="2040">
            <text:p>20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 (1449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table:formula="of:=[.S120]-[.U119]" office:value-type="float" office:value="65536">
            <text:p>65536</text:p>
          </table:table-cell>
          <table:table-cell/>
          <table:table-cell table:formula="of:=[.P125]/1024" office:value-type="float" office:value="988">
            <text:p>988</text:p>
          </table:table-cell>
          <table:table-cell table:number-columns-repeated="4"/>
          <table:table-cell table:formula="of:=[.U124]+[.U125]" office:value-type="float" office:value="2097152">
            <text:p>2097152</text:p>
          </table:table-cell>
          <table:table-cell office:value-type="string">
            <text:p>0x2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2395) esp_radio: bytes_read in load task </text:p>
          </table:table-cell>
          <table:table-cell office:value-type="string">
            <text:p><text:s/>883</text:p>
          </table:table-cell>
          <table:table-cell office:value-type="float" office:value="560">
            <text:p>56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I (14622) esp_radio: bytes_read in load task </text:p>
          </table:table-cell>
          <table:table-cell office:value-type="string">
            <text:p><text:s/>883</text:p>
          </table:table-cell>
          <table:table-cell table:number-columns-repeated="4"/>
          <table:table-cell table:formula="of:=[.N126]/1024" office:value-type="float" office:value="64">
            <text:p>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 (12625) esp_radio: bytes_read in load task </text:p>
          </table:table-cell>
          <table:table-cell office:value-type="string">
            <text:p><text:s/>417</text:p>
          </table:table-cell>
          <table:table-cell office:value-type="float" office:value="740">
            <text:p>74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I (14699) esp_radio: bytes_read in load task </text:p>
          </table:table-cell>
          <table:table-cell office:value-type="string">
            <text:p><text:s/>417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12830) esp_radio: bytes_read in load task </text:p>
          </table:table-cell>
          <table:table-cell office:value-type="string">
            <text:p><text:s/>1300</text:p>
          </table:table-cell>
          <table:table-cell office:value-type="float" office:value="1120">
            <text:p>112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I (15313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table:style-name="ce16" office:value-type="string">
            <text:p># Name</text:p>
          </table:table-cell>
          <table:table-cell table:style-name="ce16" office:value-type="string">
            <text:p><text:s text:c="3"/>Type</text:p>
          </table:table-cell>
          <table:table-cell table:style-name="ce16" office:value-type="string">
            <text:p><text:s/>SubType</text:p>
          </table:table-cell>
          <table:table-cell table:style-name="ce16" office:value-type="string">
            <text:p><text:s/>Offset</text:p>
          </table:table-cell>
          <table:table-cell table:style-name="ce16" office:value-type="string">
            <text:p><text:s text:c="2"/>Size</text:p>
          </table:table-cell>
          <table:table-cell table:style-name="ce16" office:value-type="string">
            <text:p>size in kb</text:p>
          </table:table-cell>
          <table:table-cell office:value-type="string">
            <text:p>offset</text:p>
          </table:table-cell>
          <table:table-cell office:value-type="string">
            <text:p>size in bytes</text:p>
          </table:table-cell>
          <table:table-cell office:value-type="string">
            <text:p>Offset + size</text:p>
          </table:table-cell>
          <table:table-cell office:value-type="string">
            <text:p>In he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3034) esp_radio: bytes_read in load task </text:p>
          </table:table-cell>
          <table:table-cell office:value-type="string">
            <text:p><text:s/>1300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 (15926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nvs</text:p>
          </table:table-cell>
          <table:table-cell office:value-type="string">
            <text:p>data</text:p>
          </table:table-cell>
          <table:table-cell office:value-type="string">
            <text:p>nvs</text:p>
          </table:table-cell>
          <table:table-cell office:value-type="string">
            <text:p>0x9000</text:p>
          </table:table-cell>
          <table:table-cell office:value-type="string">
            <text:p>0x4000</text:p>
          </table:table-cell>
          <table:table-cell table:formula="of:=[.T130]/1024" office:value-type="float" office:value="16">
            <text:p>16</text:p>
          </table:table-cell>
          <table:table-cell office:value-type="float" office:value="36864">
            <text:p>36864</text:p>
          </table:table-cell>
          <table:table-cell office:value-type="float" office:value="16384">
            <text:p>16384</text:p>
          </table:table-cell>
          <table:table-cell table:formula="of:=[.S130]+[.T130]" office:value-type="float" office:value="53248">
            <text:p>53248</text:p>
          </table:table-cell>
          <table:table-cell office:value-type="string">
            <text:p>d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323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16745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data</text:p>
          </table:table-cell>
          <table:table-cell office:value-type="string">
            <text:p>data</text:p>
          </table:table-cell>
          <table:table-cell office:value-type="string">
            <text:p>ota</text:p>
          </table:table-cell>
          <table:table-cell table:style-name="ce17" office:value-type="string">
            <text:p>0xd000</text:p>
          </table:table-cell>
          <table:table-cell office:value-type="string">
            <text:p>0x2000</text:p>
          </table:table-cell>
          <table:table-cell table:formula="of:=[.T131]/1024" office:value-type="float" office:value="8">
            <text:p>8</text:p>
          </table:table-cell>
          <table:table-cell table:formula="of:=[.U130]" office:value-type="float" office:value="53248">
            <text:p>53248</text:p>
          </table:table-cell>
          <table:table-cell office:value-type="float" office:value="8192">
            <text:p>8192</text:p>
          </table:table-cell>
          <table:table-cell table:formula="of:=[.S131]+[.T131]" office:value-type="float" office:value="61440">
            <text:p>61440</text:p>
          </table:table-cell>
          <table:table-cell office:value-type="string">
            <text:p>F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3273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16874) esp_radio: bytes_read in load task </text:p>
          </table:table-cell>
          <table:table-cell office:value-type="string">
            <text:p><text:s/>560</text:p>
          </table:table-cell>
          <table:table-cell table:number-columns-repeated="3"/>
          <table:table-cell office:value-type="string">
            <text:p>phy_init</text:p>
          </table:table-cell>
          <table:table-cell office:value-type="string">
            <text:p>data</text:p>
          </table:table-cell>
          <table:table-cell office:value-type="string">
            <text:p>phy</text:p>
          </table:table-cell>
          <table:table-cell table:style-name="ce17" office:value-type="string">
            <text:p>0xF000</text:p>
          </table:table-cell>
          <table:table-cell office:value-type="string">
            <text:p>0x1000</text:p>
          </table:table-cell>
          <table:table-cell table:formula="of:=[.T132]/1024" office:value-type="float" office:value="4">
            <text:p>4</text:p>
          </table:table-cell>
          <table:table-cell table:formula="of:=[.U131]" office:value-type="float" office:value="61440">
            <text:p>61440</text:p>
          </table:table-cell>
          <table:table-cell office:value-type="float" office:value="4096">
            <text:p>4096</text:p>
          </table:table-cell>
          <table:table-cell table:formula="of:=[.S132]+[.T132]" office:value-type="float" office:value="65536">
            <text:p>65536</text:p>
          </table:table-cell>
          <table:table-cell office:value-type="string">
            <text:p>1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3281) esp_radio: before calling unload task radio queue size <text:s/></text:p>
          </table:table-cell>
          <table:table-cell office:value-type="string">
            <text:p><text:s/>14838</text:p>
          </table:table-cell>
          <table:table-cell table:number-columns-repeated="4"/>
          <table:table-cell office:value-type="string">
            <text:p>I (16883) esp_radio: bytes_read in load task </text:p>
          </table:table-cell>
          <table:table-cell office:value-type="string">
            <text:p><text:s/>740</text:p>
          </table:table-cell>
          <table:table-cell table:number-columns-repeated="3"/>
          <table:table-cell office:value-type="string">
            <text:p>ota_0</text:p>
          </table:table-cell>
          <table:table-cell office:value-type="string">
            <text:p>app</text:p>
          </table:table-cell>
          <table:table-cell office:value-type="string">
            <text:p>ota_0</text:p>
          </table:table-cell>
          <table:table-cell table:style-name="ce17" office:value-type="string">
            <text:p>0x10000</text:p>
          </table:table-cell>
          <table:table-cell office:value-type="string">
            <text:p>0xF0000</text:p>
          </table:table-cell>
          <table:table-cell table:formula="of:=[.T133]/1024" office:value-type="float" office:value="960">
            <text:p>960</text:p>
          </table:table-cell>
          <table:table-cell table:formula="of:=[.U132]" office:value-type="float" office:value="65536">
            <text:p>65536</text:p>
          </table:table-cell>
          <table:table-cell office:value-type="float" office:value="983040">
            <text:p>983040</text:p>
          </table:table-cell>
          <table:table-cell table:style-name="ce23" table:formula="of:=[.S133]+[.T133]" office:value-type="float" office:value="1048576">
            <text:p>1048576</text:p>
          </table:table-cell>
          <table:table-cell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4963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16888) esp_radio: before calling unload task radio queue size <text:s/></text:p>
          </table:table-cell>
          <table:table-cell office:value-type="string">
            <text:p><text:s/>15165</text:p>
          </table:table-cell>
          <table:table-cell table:number-columns-repeated="3"/>
          <table:table-cell office:value-type="string">
            <text:p>storage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office:value-type="string">
            <text:p>0x100000</text:p>
          </table:table-cell>
          <table:table-cell office:value-type="string">
            <text:p>0x10000</text:p>
          </table:table-cell>
          <table:table-cell table:formula="of:=[.T134]/1024" office:value-type="float" office:value="64">
            <text:p>64</text:p>
          </table:table-cell>
          <table:table-cell table:formula="of:=[.U133]" office:value-type="float" office:value="1048576">
            <text:p>1048576</text:p>
          </table:table-cell>
          <table:table-cell office:value-type="float" office:value="65536">
            <text:p>65536</text:p>
          </table:table-cell>
          <table:table-cell table:formula="of:=[.S134]+[.T134]" office:value-type="float" office:value="1114112">
            <text:p>1114112</text:p>
          </table:table-cell>
          <table:table-cell office:value-type="float" office:value="110000">
            <text:p>11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5054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18740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_1</text:p>
          </table:table-cell>
          <table:table-cell office:value-type="string">
            <text:p>app</text:p>
          </table:table-cell>
          <table:table-cell office:value-type="string">
            <text:p>ota_1</text:p>
          </table:table-cell>
          <table:table-cell table:style-name="ce17" office:value-type="string">
            <text:p>0x110000</text:p>
          </table:table-cell>
          <table:table-cell office:value-type="string">
            <text:p>0xF0000</text:p>
          </table:table-cell>
          <table:table-cell table:formula="of:=[.T135]/1024" office:value-type="float" office:value="960">
            <text:p>960</text:p>
          </table:table-cell>
          <table:table-cell table:style-name="ce23" office:value-type="float" office:value="1114112">
            <text:p>1114112</text:p>
          </table:table-cell>
          <table:table-cell office:value-type="float" office:value="983040">
            <text:p>983040</text:p>
          </table:table-cell>
          <table:table-cell table:formula="of:=[.S135]+[.T135]" office:value-type="float" office:value="2097152">
            <text:p>2097152</text:p>
          </table:table-cell>
          <table:table-cell office:value-type="float" office:value="200000">
            <text:p>2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5367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18929) esp_radio: bytes_read in load task </text:p>
          </table:table-cell>
          <table:table-cell office:value-type="string">
            <text:p><text:s/>2048</text:p>
          </table:table-cell>
          <table:table-cell table:number-columns-repeated="8"/>
          <table:table-cell table:style-name="ce3" table:formula="of:=SUM([.R130:.R135])" office:value-type="float" office:value="2012">
            <text:p>20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15654) esp_radio: bytes_read in load task </text:p>
          </table:table-cell>
          <table:table-cell office:value-type="string">
            <text:p><text:s/>364</text:p>
          </table:table-cell>
          <table:table-cell table:number-columns-repeated="4"/>
          <table:table-cell office:value-type="string">
            <text:p>I (19215) esp_radio: bytes_read in load task </text:p>
          </table:table-cell>
          <table:table-cell office:value-type="string">
            <text:p><text:s/>1112</text:p>
          </table:table-cell>
          <table:table-cell table:number-columns-repeated="7"/>
          <table:table-cell office:value-type="string">
            <text:p>In MB</text:p>
          </table:table-cell>
          <table:table-cell table:style-name="ce3" table:formula="of:=[.R136]/1024" office:value-type="float" office:value="1.96484375">
            <text:p>1.964843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16312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19614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1632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19628) esp_radio: bytes_read in load task </text:p>
          </table:table-cell>
          <table:table-cell office:value-type="string">
            <text:p><text:s/>1300</text:p>
          </table:table-cell>
          <table:table-cell table:number-columns-repeated="8"/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1651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19714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table:style-name="ce16" office:value-type="string">
            <text:p># Name</text:p>
          </table:table-cell>
          <table:table-cell table:style-name="ce16" office:value-type="string">
            <text:p><text:s text:c="3"/>Type</text:p>
          </table:table-cell>
          <table:table-cell table:style-name="ce16" office:value-type="string">
            <text:p><text:s/>SubType</text:p>
          </table:table-cell>
          <table:table-cell table:style-name="ce16" office:value-type="string">
            <text:p><text:s/>Offset</text:p>
          </table:table-cell>
          <table:table-cell table:style-name="ce16" office:value-type="string">
            <text:p><text:s text:c="2"/>Size</text:p>
          </table:table-cell>
          <table:table-cell table:style-name="ce16" office:value-type="string">
            <text:p>size in kb</text:p>
          </table:table-cell>
          <table:table-cell office:value-type="string">
            <text:p>offset</text:p>
          </table:table-cell>
          <table:table-cell office:value-type="string">
            <text:p>size in bytes</text:p>
          </table:table-cell>
          <table:table-cell office:value-type="string">
            <text:p>Offset + size</text:p>
          </table:table-cell>
          <table:table-cell office:value-type="string">
            <text:p>In he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665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0227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nvs</text:p>
          </table:table-cell>
          <table:table-cell office:value-type="string">
            <text:p>data</text:p>
          </table:table-cell>
          <table:table-cell office:value-type="string">
            <text:p>nvs</text:p>
          </table:table-cell>
          <table:table-cell office:value-type="string">
            <text:p>0x9000</text:p>
          </table:table-cell>
          <table:table-cell office:value-type="string">
            <text:p>0x6000</text:p>
          </table:table-cell>
          <table:table-cell office:value-type="float" office:value="24">
            <text:p>24</text:p>
          </table:table-cell>
          <table:table-cell office:value-type="float" office:value="36864">
            <text:p>36864</text:p>
          </table:table-cell>
          <table:table-cell table:formula="of:=[.R141]*1024" office:value-type="float" office:value="24576">
            <text:p>24576</text:p>
          </table:table-cell>
          <table:table-cell table:formula="of:=[.S141]+[.T141]" office:value-type="float" office:value="61440">
            <text:p>61440</text:p>
          </table:table-cell>
          <table:table-cell table:style-name="ce24" office:value-type="string">
            <text:p>F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6907) esp_radio: bytes_read in load task </text:p>
          </table:table-cell>
          <table:table-cell office:value-type="string">
            <text:p><text:s/>756</text:p>
          </table:table-cell>
          <table:table-cell table:number-columns-repeated="4"/>
          <table:table-cell office:value-type="string">
            <text:p>I (20251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data</text:p>
          </table:table-cell>
          <table:table-cell office:value-type="string">
            <text:p>data</text:p>
          </table:table-cell>
          <table:table-cell office:value-type="string">
            <text:p>ota</text:p>
          </table:table-cell>
          <table:table-cell table:style-name="ce18" table:formula="of:=CONCATENATE(&quot;0x&quot;;[.V141])" office:value-type="string" office:string-value="0xF000">
            <text:p>0xF000</text:p>
          </table:table-cell>
          <table:table-cell office:value-type="string">
            <text:p>0x2000</text:p>
          </table:table-cell>
          <table:table-cell office:value-type="float" office:value="8">
            <text:p>8</text:p>
          </table:table-cell>
          <table:table-cell table:formula="of:=[.U141]" office:value-type="float" office:value="61440">
            <text:p>61440</text:p>
          </table:table-cell>
          <table:table-cell table:formula="of:=[.R142]*1024" office:value-type="float" office:value="8192">
            <text:p>8192</text:p>
          </table:table-cell>
          <table:table-cell table:formula="of:=[.S142]+[.T142]" office:value-type="float" office:value="69632">
            <text:p>69632</text:p>
          </table:table-cell>
          <table:table-cell table:style-name="ce24"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6923) esp_radio: bytes_read in load task </text:p>
          </table:table-cell>
          <table:table-cell office:value-type="string">
            <text:p><text:s/>544</text:p>
          </table:table-cell>
          <table:table-cell table:number-columns-repeated="4"/>
          <table:table-cell office:value-type="string">
            <text:p>I (20432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phy_init</text:p>
          </table:table-cell>
          <table:table-cell office:value-type="string">
            <text:p>data</text:p>
          </table:table-cell>
          <table:table-cell office:value-type="string">
            <text:p>phy</text:p>
          </table:table-cell>
          <table:table-cell table:style-name="ce18" table:formula="of:=CONCATENATE(&quot;0x&quot;;[.V142])" office:value-type="string" office:string-value="0x11000">
            <text:p>0x11000</text:p>
          </table:table-cell>
          <table:table-cell office:value-type="string">
            <text:p>0x1000</text:p>
          </table:table-cell>
          <table:table-cell office:value-type="float" office:value="4">
            <text:p>4</text:p>
          </table:table-cell>
          <table:table-cell table:formula="of:=[.U142]" office:value-type="float" office:value="69632">
            <text:p>69632</text:p>
          </table:table-cell>
          <table:table-cell table:formula="of:=[.R143]*1024" office:value-type="float" office:value="4096">
            <text:p>4096</text:p>
          </table:table-cell>
          <table:table-cell table:formula="of:=[.S143]+[.T143]" office:value-type="float" office:value="73728">
            <text:p>73728</text:p>
          </table:table-cell>
          <table:table-cell table:style-name="ce24" office:value-type="float" office:value="12000">
            <text:p>12000</text:p>
          </table:table-cell>
          <table:table-cell office:value-type="string">
            <text:p>Real size</text:p>
          </table:table-cell>
          <table:table-cell office:value-type="string">
            <text:p>Real size in KB</text:p>
          </table:table-cell>
          <table:table-cell/>
        </table:table-row>
        <table:table-row table:style-name="ro5">
          <table:table-cell/>
          <table:table-cell office:value-type="string">
            <text:p>I (1733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0841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main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143])" office:value-type="string" office:string-value="0x12000">
            <text:p>0x12000</text:p>
          </table:table-cell>
          <table:table-cell office:value-type="string">
            <text:p>0x58000</text:p>
          </table:table-cell>
          <table:table-cell office:value-type="float" office:value="352">
            <text:p>352</text:p>
          </table:table-cell>
          <table:table-cell table:formula="of:=[.U143]" office:value-type="float" office:value="73728">
            <text:p>73728</text:p>
          </table:table-cell>
          <table:table-cell table:formula="of:=[.R144]*1024" office:value-type="float" office:value="360448">
            <text:p>360448</text:p>
          </table:table-cell>
          <table:table-cell table:formula="of:=[.S144]+[.T144]" office:value-type="float" office:value="434176">
            <text:p>434176</text:p>
          </table:table-cell>
          <table:table-cell table:style-name="ce24" office:value-type="string">
            <text:p>6A000</text:p>
          </table:table-cell>
          <table:table-cell table:style-name="ce4" office:value-type="float" office:value="324041">
            <text:p>324041</text:p>
          </table:table-cell>
          <table:table-cell table:style-name="ce6" table:formula="of:=[.W144]/1024" office:value-type="float" office:value="316.4462890625">
            <text:p>316</text:p>
          </table:table-cell>
          <table:table-cell table:formula="of:=[.T144]-[.W144]" office:value-type="float" office:value="36407">
            <text:p>36407</text:p>
          </table:table-cell>
        </table:table-row>
        <table:table-row table:style-name="ro1">
          <table:table-cell/>
          <table:table-cell office:value-type="string">
            <text:p>I (1753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0868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_0</text:p>
          </table:table-cell>
          <table:table-cell office:value-type="string">
            <text:p>app</text:p>
          </table:table-cell>
          <table:table-cell office:value-type="string">
            <text:p>ota_0</text:p>
          </table:table-cell>
          <table:table-cell table:style-name="ce18" table:formula="of:=CONCATENATE(&quot;0x&quot;;[.V144])" office:value-type="string" office:string-value="0x6A000">
            <text:p>0x6A000</text:p>
          </table:table-cell>
          <table:table-cell office:value-type="string">
            <text:p>0x7D000</text:p>
          </table:table-cell>
          <table:table-cell office:value-type="float" office:value="500">
            <text:p>500</text:p>
          </table:table-cell>
          <table:table-cell table:formula="of:=[.U144]" office:value-type="float" office:value="434176">
            <text:p>434176</text:p>
          </table:table-cell>
          <table:table-cell table:formula="of:=[.R145]*1024" office:value-type="float" office:value="512000">
            <text:p>512000</text:p>
          </table:table-cell>
          <table:table-cell table:formula="of:=[.S145]+[.T145]" office:value-type="float" office:value="946176">
            <text:p>946176</text:p>
          </table:table-cell>
          <table:table-cell table:style-name="ce24" office:value-type="string">
            <text:p>E7000</text:p>
          </table:table-cell>
          <table:table-cell/>
          <table:table-cell table:style-name="ce6"/>
          <table:table-cell/>
        </table:table-row>
        <table:table-row table:style-name="ro5">
          <table:table-cell/>
          <table:table-cell office:value-type="string">
            <text:p>I (1765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0891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ring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145])" office:value-type="string" office:string-value="0xE7000">
            <text:p>0xE7000</text:p>
          </table:table-cell>
          <table:table-cell office:value-type="string">
            <text:p>0x83000</text:p>
          </table:table-cell>
          <table:table-cell office:value-type="float" office:value="524">
            <text:p>524</text:p>
          </table:table-cell>
          <table:table-cell table:formula="of:=[.U145]" office:value-type="float" office:value="946176">
            <text:p>946176</text:p>
          </table:table-cell>
          <table:table-cell table:formula="of:=[.R146]*1024" office:value-type="float" office:value="536576">
            <text:p>536576</text:p>
          </table:table-cell>
          <table:table-cell table:formula="of:=[.S146]+[.T146]" office:value-type="float" office:value="1482752">
            <text:p>1482752</text:p>
          </table:table-cell>
          <table:table-cell table:style-name="ce24" office:value-type="string">
            <text:p>16A000</text:p>
          </table:table-cell>
          <table:table-cell table:style-name="ce4" office:value-type="float" office:value="485936">
            <text:p>485936</text:p>
          </table:table-cell>
          <table:table-cell table:style-name="ce6" table:formula="of:=[.W146]/1024" office:value-type="float" office:value="474.546875">
            <text:p>475</text:p>
          </table:table-cell>
          <table:table-cell table:formula="of:=[.T146]-[.W146]" office:value-type="float" office:value="50640">
            <text:p>50640</text:p>
          </table:table-cell>
        </table:table-row>
        <table:table-row table:style-name="ro1">
          <table:table-cell/>
          <table:table-cell office:value-type="string">
            <text:p>I (17694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21456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_1</text:p>
          </table:table-cell>
          <table:table-cell office:value-type="string">
            <text:p>app</text:p>
          </table:table-cell>
          <table:table-cell office:value-type="string">
            <text:p>ota_1</text:p>
          </table:table-cell>
          <table:table-cell table:style-name="ce18" table:formula="of:=CONCATENATE(&quot;0x&quot;;[.V146])" office:value-type="string" office:string-value="0x16A000">
            <text:p>0x16A000</text:p>
          </table:table-cell>
          <table:table-cell office:value-type="string">
            <text:p>0x96000</text:p>
          </table:table-cell>
          <table:table-cell office:value-type="float" office:value="600">
            <text:p>600</text:p>
          </table:table-cell>
          <table:table-cell table:formula="of:=[.U146]" office:value-type="float" office:value="1482752">
            <text:p>1482752</text:p>
          </table:table-cell>
          <table:table-cell table:formula="of:=[.R147]*1024" office:value-type="float" office:value="614400">
            <text:p>614400</text:p>
          </table:table-cell>
          <table:table-cell table:formula="of:=[.S147]+[.T147]" office:value-type="float" office:value="2097152">
            <text:p>2097152</text:p>
          </table:table-cell>
          <table:table-cell table:style-name="ce24" office:value-type="float" office:value="200000">
            <text:p>2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7948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21480) esp_radio: bytes_read in load task </text:p>
          </table:table-cell>
          <table:table-cell office:value-type="string">
            <text:p><text:s/>1300</text:p>
          </table:table-cell>
          <table:table-cell table:number-columns-repeated="8"/>
          <table:table-cell table:style-name="ce3" table:formula="of:=SUM([.R141:.R147])" office:value-type="float" office:value="2012">
            <text:p>20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1835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1866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Check if offsets difference is 1M</text:p>
          </table:table-cell>
          <table:table-cell table:number-columns-repeated="2"/>
          <table:table-cell table:formula="of:=([.S147]-[.S145])/1024" office:value-type="float" office:value="1024">
            <text:p>1024</text:p>
          </table:table-cell>
          <table:table-cell/>
          <table:table-cell table:style-name="ce3" table:formula="of:=[.R148]/1024" office:value-type="float" office:value="1.96484375">
            <text:p>1.96484375</text:p>
          </table:table-cell>
          <table:table-cell office:value-type="string">
            <text:p>In MB</text:p>
          </table:table-cell>
          <table:table-cell table:number-columns-repeated="3"/>
          <table:table-cell office:value-type="float" office:value="4004">
            <text:p>40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 (1841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1889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1865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2069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18696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22093) esp_radio: bytes_read in load task </text:p>
          </table:table-cell>
          <table:table-cell office:value-type="string">
            <text:p><text:s/>560</text:p>
          </table:table-cell>
          <table:table-cell table:number-columns-repeated="8"/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18972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22273) esp_radio: bytes_read in load task </text:p>
          </table:table-cell>
          <table:table-cell office:value-type="string">
            <text:p><text:s/>740</text:p>
          </table:table-cell>
          <table:table-cell table:number-columns-repeated="3"/>
          <table:table-cell table:style-name="ce16" office:value-type="string">
            <text:p># Name</text:p>
          </table:table-cell>
          <table:table-cell table:style-name="ce16" office:value-type="string">
            <text:p><text:s text:c="3"/>Type</text:p>
          </table:table-cell>
          <table:table-cell table:style-name="ce16" office:value-type="string">
            <text:p><text:s/>SubType</text:p>
          </table:table-cell>
          <table:table-cell table:style-name="ce16" office:value-type="string">
            <text:p><text:s/>Offset</text:p>
          </table:table-cell>
          <table:table-cell table:style-name="ce16" office:value-type="string">
            <text:p><text:s text:c="2"/>Size</text:p>
          </table:table-cell>
          <table:table-cell table:style-name="ce16" office:value-type="string">
            <text:p>size in kb</text:p>
          </table:table-cell>
          <table:table-cell table:style-name="ce16" office:value-type="string">
            <text:p>offset</text:p>
          </table:table-cell>
          <table:table-cell table:style-name="ce16" office:value-type="string">
            <text:p>size in bytes</text:p>
          </table:table-cell>
          <table:table-cell table:style-name="ce16" office:value-type="string">
            <text:p>Offset + size</text:p>
          </table:table-cell>
          <table:table-cell table:style-name="ce16" office:value-type="string">
            <text:p>In he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938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2479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nvs</text:p>
          </table:table-cell>
          <table:table-cell office:value-type="string">
            <text:p>data</text:p>
          </table:table-cell>
          <table:table-cell office:value-type="string">
            <text:p>nvs</text:p>
          </table:table-cell>
          <table:table-cell office:value-type="string">
            <text:p>0x9000</text:p>
          </table:table-cell>
          <table:table-cell office:value-type="string">
            <text:p>0x6000</text:p>
          </table:table-cell>
          <table:table-cell office:value-type="float" office:value="24">
            <text:p>24</text:p>
          </table:table-cell>
          <table:table-cell office:value-type="float" office:value="36864">
            <text:p>36864</text:p>
          </table:table-cell>
          <table:table-cell table:formula="of:=[.R154]*1024" office:value-type="float" office:value="24576">
            <text:p>24576</text:p>
          </table:table-cell>
          <table:table-cell table:formula="of:=[.S154]+[.T154]" office:value-type="float" office:value="61440">
            <text:p>61440</text:p>
          </table:table-cell>
          <table:table-cell table:style-name="ce24" office:value-type="string">
            <text:p>F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979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2891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data</text:p>
          </table:table-cell>
          <table:table-cell office:value-type="string">
            <text:p>data</text:p>
          </table:table-cell>
          <table:table-cell office:value-type="string">
            <text:p>ota</text:p>
          </table:table-cell>
          <table:table-cell table:style-name="ce18" table:formula="of:=CONCATENATE(&quot;0x&quot;;[.V154])" office:value-type="string" office:string-value="0xF000">
            <text:p>0xF000</text:p>
          </table:table-cell>
          <table:table-cell office:value-type="string">
            <text:p>0x2000</text:p>
          </table:table-cell>
          <table:table-cell office:value-type="float" office:value="8">
            <text:p>8</text:p>
          </table:table-cell>
          <table:table-cell table:formula="of:=[.U154]" office:value-type="float" office:value="61440">
            <text:p>61440</text:p>
          </table:table-cell>
          <table:table-cell table:formula="of:=[.R155]*1024" office:value-type="float" office:value="8192">
            <text:p>8192</text:p>
          </table:table-cell>
          <table:table-cell table:formula="of:=[.S155]+[.T155]" office:value-type="float" office:value="69632">
            <text:p>69632</text:p>
          </table:table-cell>
          <table:table-cell table:style-name="ce24"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981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2915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phy_init</text:p>
          </table:table-cell>
          <table:table-cell office:value-type="string">
            <text:p>data</text:p>
          </table:table-cell>
          <table:table-cell office:value-type="string">
            <text:p>phy</text:p>
          </table:table-cell>
          <table:table-cell table:style-name="ce18" table:formula="of:=CONCATENATE(&quot;0x&quot;;[.V155])" office:value-type="string" office:string-value="0x11000">
            <text:p>0x11000</text:p>
          </table:table-cell>
          <table:table-cell office:value-type="string">
            <text:p>0x1000</text:p>
          </table:table-cell>
          <table:table-cell office:value-type="float" office:value="4">
            <text:p>4</text:p>
          </table:table-cell>
          <table:table-cell table:formula="of:=[.U155]" office:value-type="float" office:value="69632">
            <text:p>69632</text:p>
          </table:table-cell>
          <table:table-cell table:formula="of:=[.R156]*1024" office:value-type="float" office:value="4096">
            <text:p>4096</text:p>
          </table:table-cell>
          <table:table-cell table:formula="of:=[.S156]+[.T156]" office:value-type="float" office:value="73728">
            <text:p>73728</text:p>
          </table:table-cell>
          <table:table-cell table:style-name="ce24"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1984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2938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main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156])" office:value-type="string" office:string-value="0x12000">
            <text:p>0x12000</text:p>
          </table:table-cell>
          <table:table-cell table:style-name="ce20" office:value-type="string">
            <text:p>0x3F000</text:p>
          </table:table-cell>
          <table:table-cell table:style-name="ce20" office:value-type="float" office:value="252">
            <text:p>252</text:p>
          </table:table-cell>
          <table:table-cell table:formula="of:=[.U156]" office:value-type="float" office:value="73728">
            <text:p>73728</text:p>
          </table:table-cell>
          <table:table-cell table:formula="of:=[.R157]*1024" office:value-type="float" office:value="258048">
            <text:p>258048</text:p>
          </table:table-cell>
          <table:table-cell table:formula="of:=[.S157]+[.T157]" office:value-type="float" office:value="331776">
            <text:p>331776</text:p>
          </table:table-cell>
          <table:table-cell table:style-name="ce24" office:value-type="float" office:value="51000">
            <text:p>5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040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3504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_0</text:p>
          </table:table-cell>
          <table:table-cell office:value-type="string">
            <text:p>app</text:p>
          </table:table-cell>
          <table:table-cell office:value-type="string">
            <text:p>ota_0</text:p>
          </table:table-cell>
          <table:table-cell table:style-name="ce19" table:formula="of:=CONCATENATE(&quot;0x&quot;;[.V157])" office:value-type="string" office:string-value="0x51000">
            <text:p>0x51000</text:p>
          </table:table-cell>
          <table:table-cell table:style-name="ce20" office:value-type="string">
            <text:p>0xAF000</text:p>
          </table:table-cell>
          <table:table-cell table:style-name="ce20" office:value-type="float" office:value="700">
            <text:p>700</text:p>
          </table:table-cell>
          <table:table-cell table:formula="of:=[.U157]" office:value-type="float" office:value="331776">
            <text:p>331776</text:p>
          </table:table-cell>
          <table:table-cell table:formula="of:=[.R158]*1024" office:value-type="float" office:value="716800">
            <text:p>716800</text:p>
          </table:table-cell>
          <table:table-cell table:formula="of:=[.S158]+[.T158]" office:value-type="float" office:value="1048576">
            <text:p>1048576</text:p>
          </table:table-cell>
          <table:table-cell table:style-name="ce25"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043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3527) esp_radio: bytes_read in load task </text:p>
          </table:table-cell>
          <table:table-cell office:value-type="string">
            <text:p><text:s/>560</text:p>
          </table:table-cell>
          <table:table-cell table:number-columns-repeated="3"/>
          <table:table-cell office:value-type="string">
            <text:p>ring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9" table:formula="of:=CONCATENATE(&quot;0x&quot;;[.V158])" office:value-type="string" office:string-value="0x100000">
            <text:p>0x100000</text:p>
          </table:table-cell>
          <table:table-cell office:value-type="string">
            <text:p>0x83000</text:p>
          </table:table-cell>
          <table:table-cell office:value-type="float" office:value="524">
            <text:p>524</text:p>
          </table:table-cell>
          <table:table-cell table:formula="of:=[.U158]" office:value-type="float" office:value="1048576">
            <text:p>1048576</text:p>
          </table:table-cell>
          <table:table-cell table:formula="of:=[.R159]*1024" office:value-type="float" office:value="536576">
            <text:p>536576</text:p>
          </table:table-cell>
          <table:table-cell table:formula="of:=[.S159]+[.T159]" office:value-type="float" office:value="1585152">
            <text:p>1585152</text:p>
          </table:table-cell>
          <table:table-cell table:style-name="ce24" office:value-type="float" office:value="183000">
            <text:p>183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0455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23707) esp_radio: bytes_read in load task </text:p>
          </table:table-cell>
          <table:table-cell office:value-type="string">
            <text:p><text:s/>740</text:p>
          </table:table-cell>
          <table:table-cell table:number-columns-repeated="6"/>
          <table:table-cell table:style-name="ce18"/>
          <table:table-cell table:style-name="ce20" table:number-columns-repeated="2"/>
          <table:table-cell/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/>
          <table:table-cell office:value-type="string">
            <text:p>I (20715) esp_radio: bytes_read in load task </text:p>
          </table:table-cell>
          <table:table-cell office:value-type="string">
            <text:p><text:s/>552</text:p>
          </table:table-cell>
          <table:table-cell table:number-columns-repeated="4"/>
          <table:table-cell office:value-type="string">
            <text:p>I (24119) esp_radio: bytes_read in load task </text:p>
          </table:table-cell>
          <table:table-cell office:value-type="string">
            <text:p><text:s/>1300</text:p>
          </table:table-cell>
          <table:table-cell table:number-columns-repeated="8"/>
          <table:table-cell table:style-name="ce3" table:formula="of:=SUM([.R154:.R160])" office:value-type="float" office:value="1512">
            <text:p>15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102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4142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Check if offsets difference is 1M</text:p>
          </table:table-cell>
          <table:table-cell table:number-columns-repeated="2"/>
          <table:table-cell table:formula="of:=([.S160]-[.S158])/1024" office:value-type="float" office:value="-324">
            <text:p>-324</text:p>
          </table:table-cell>
          <table:table-cell/>
          <table:table-cell table:style-name="ce3" table:formula="of:=[.R161]/1024" office:value-type="float" office:value="1.4765625">
            <text:p>1.4765625</text:p>
          </table:table-cell>
          <table:table-cell office:value-type="string">
            <text:p>In MB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(21044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24167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21219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24527) esp_radio: bytes_read in load task </text:p>
          </table:table-cell>
          <table:table-cell office:value-type="string">
            <text:p><text:s/>1120</text:p>
          </table:table-cell>
          <table:table-cell table:number-columns-repeated="3"/>
          <table:table-cell table:style-name="ce16" office:value-type="string">
            <text:p># Name</text:p>
          </table:table-cell>
          <table:table-cell table:style-name="ce16" office:value-type="string">
            <text:p><text:s text:c="3"/>Type</text:p>
          </table:table-cell>
          <table:table-cell table:style-name="ce16" office:value-type="string">
            <text:p><text:s/>SubType</text:p>
          </table:table-cell>
          <table:table-cell table:style-name="ce16" office:value-type="string">
            <text:p><text:s/>Offset</text:p>
          </table:table-cell>
          <table:table-cell table:style-name="ce16" office:value-type="string">
            <text:p><text:s text:c="2"/>Size</text:p>
          </table:table-cell>
          <table:table-cell table:style-name="ce16" office:value-type="string">
            <text:p>size in kb</text:p>
          </table:table-cell>
          <table:table-cell table:style-name="ce16" office:value-type="string">
            <text:p>offset</text:p>
          </table:table-cell>
          <table:table-cell table:style-name="ce16" office:value-type="string">
            <text:p>size in bytes</text:p>
          </table:table-cell>
          <table:table-cell table:style-name="ce16" office:value-type="string">
            <text:p>Offset + size</text:p>
          </table:table-cell>
          <table:table-cell table:style-name="ce16" office:value-type="string">
            <text:p>In he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123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4547) esp_radio: bytes_read in load task </text:p>
          </table:table-cell>
          <table:table-cell office:value-type="string">
            <text:p><text:s/>180</text:p>
          </table:table-cell>
          <table:table-cell table:number-columns-repeated="3"/>
          <table:table-cell office:value-type="string">
            <text:p>nvs</text:p>
          </table:table-cell>
          <table:table-cell office:value-type="string">
            <text:p>data</text:p>
          </table:table-cell>
          <table:table-cell office:value-type="string">
            <text:p>nvs</text:p>
          </table:table-cell>
          <table:table-cell office:value-type="string">
            <text:p>0x9000</text:p>
          </table:table-cell>
          <table:table-cell office:value-type="string">
            <text:p>0x6000</text:p>
          </table:table-cell>
          <table:table-cell office:value-type="float" office:value="24">
            <text:p>24</text:p>
          </table:table-cell>
          <table:table-cell office:value-type="float" office:value="36864">
            <text:p>36864</text:p>
          </table:table-cell>
          <table:table-cell table:formula="of:=[.R165]*1024" office:value-type="float" office:value="24576">
            <text:p>24576</text:p>
          </table:table-cell>
          <table:table-cell table:formula="of:=[.S165]+[.T165]" office:value-type="float" office:value="61440">
            <text:p>61440</text:p>
          </table:table-cell>
          <table:table-cell table:style-name="ce24" office:value-type="string">
            <text:p>F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134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4563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data</text:p>
          </table:table-cell>
          <table:table-cell office:value-type="string">
            <text:p>data</text:p>
          </table:table-cell>
          <table:table-cell office:value-type="string">
            <text:p>ota</text:p>
          </table:table-cell>
          <table:table-cell table:style-name="ce18" table:formula="of:=CONCATENATE(&quot;0x&quot;;[.V165])" office:value-type="string" office:string-value="0xF000">
            <text:p>0xF000</text:p>
          </table:table-cell>
          <table:table-cell office:value-type="string">
            <text:p>0x2000</text:p>
          </table:table-cell>
          <table:table-cell office:value-type="float" office:value="8">
            <text:p>8</text:p>
          </table:table-cell>
          <table:table-cell table:formula="of:=[.U165]" office:value-type="float" office:value="61440">
            <text:p>61440</text:p>
          </table:table-cell>
          <table:table-cell table:formula="of:=[.R166]*1024" office:value-type="float" office:value="8192">
            <text:p>8192</text:p>
          </table:table-cell>
          <table:table-cell table:formula="of:=[.S166]+[.T166]" office:value-type="float" office:value="69632">
            <text:p>69632</text:p>
          </table:table-cell>
          <table:table-cell table:style-name="ce24"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184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4674) esp_radio: bytes_read in load task </text:p>
          </table:table-cell>
          <table:table-cell office:value-type="string">
            <text:p><text:s/>560</text:p>
          </table:table-cell>
          <table:table-cell table:number-columns-repeated="3"/>
          <table:table-cell office:value-type="string">
            <text:p>phy_init</text:p>
          </table:table-cell>
          <table:table-cell office:value-type="string">
            <text:p>data</text:p>
          </table:table-cell>
          <table:table-cell office:value-type="string">
            <text:p>phy</text:p>
          </table:table-cell>
          <table:table-cell table:style-name="ce18" table:formula="of:=CONCATENATE(&quot;0x&quot;;[.V166])" office:value-type="string" office:string-value="0x11000">
            <text:p>0x11000</text:p>
          </table:table-cell>
          <table:table-cell office:value-type="string">
            <text:p>0x1000</text:p>
          </table:table-cell>
          <table:table-cell office:value-type="float" office:value="4">
            <text:p>4</text:p>
          </table:table-cell>
          <table:table-cell table:formula="of:=[.U166]" office:value-type="float" office:value="69632">
            <text:p>69632</text:p>
          </table:table-cell>
          <table:table-cell table:formula="of:=[.R167]*1024" office:value-type="float" office:value="4096">
            <text:p>4096</text:p>
          </table:table-cell>
          <table:table-cell table:formula="of:=[.S167]+[.T167]" office:value-type="float" office:value="73728">
            <text:p>73728</text:p>
          </table:table-cell>
          <table:table-cell table:style-name="ce24" office:value-type="float" office:value="12000">
            <text:p>12000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I (21865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24771) esp_radio: bytes_read in load task </text:p>
          </table:table-cell>
          <table:table-cell office:value-type="string">
            <text:p><text:s/>740</text:p>
          </table:table-cell>
          <table:table-cell table:number-columns-repeated="3"/>
          <table:table-cell office:value-type="string">
            <text:p>main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167])" office:value-type="string" office:string-value="0x12000">
            <text:p>0x12000</text:p>
          </table:table-cell>
          <table:table-cell table:style-name="ce20" office:value-type="string">
            <text:p>0x3F000</text:p>
          </table:table-cell>
          <table:table-cell table:style-name="ce20" office:value-type="float" office:value="252">
            <text:p>252</text:p>
          </table:table-cell>
          <table:table-cell table:formula="of:=[.U167]" office:value-type="float" office:value="73728">
            <text:p>73728</text:p>
          </table:table-cell>
          <table:table-cell table:formula="of:=[.R168]*1024" office:value-type="float" office:value="258048">
            <text:p>258048</text:p>
          </table:table-cell>
          <table:table-cell table:formula="of:=[.S168]+[.T168]" office:value-type="float" office:value="331776">
            <text:p>331776</text:p>
          </table:table-cell>
          <table:table-cell table:style-name="ce25" office:value-type="float" office:value="51000">
            <text:p>51000</text:p>
          </table:table-cell>
          <table:table-cell table:style-name="ce4" office:value-type="float" office:value="229916">
            <text:p>229916</text:p>
          </table:table-cell>
          <table:table-cell table:style-name="ce6" table:formula="of:=[.W168]/1024" office:value-type="float" office:value="224.52734375">
            <text:p>225</text:p>
          </table:table-cell>
          <table:table-cell/>
        </table:table-row>
        <table:table-row table:style-name="ro1">
          <table:table-cell/>
          <table:table-cell office:value-type="string">
            <text:p>I (21877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25141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_0</text:p>
          </table:table-cell>
          <table:table-cell office:value-type="string">
            <text:p>app</text:p>
          </table:table-cell>
          <table:table-cell office:value-type="string">
            <text:p>ota_0</text:p>
          </table:table-cell>
          <table:table-cell table:style-name="ce18" table:formula="of:=CONCATENATE(&quot;0x&quot;;[.V168])" office:value-type="string" office:string-value="0x51000">
            <text:p>0x51000</text:p>
          </table:table-cell>
          <table:table-cell office:value-type="string">
            <text:p>0x7D000</text:p>
          </table:table-cell>
          <table:table-cell office:value-type="float" office:value="500">
            <text:p>500</text:p>
          </table:table-cell>
          <table:table-cell table:formula="of:=[.U168]" office:value-type="float" office:value="331776">
            <text:p>331776</text:p>
          </table:table-cell>
          <table:table-cell table:formula="of:=[.R169]*1024" office:value-type="float" office:value="512000">
            <text:p>512000</text:p>
          </table:table-cell>
          <table:table-cell table:formula="of:=[.S169]+[.T169]" office:value-type="float" office:value="843776">
            <text:p>843776</text:p>
          </table:table-cell>
          <table:table-cell table:style-name="ce25" office:value-type="string">
            <text:p>CE000</text:p>
          </table:table-cell>
          <table:table-cell/>
          <table:table-cell table:style-name="ce6"/>
          <table:table-cell/>
        </table:table-row>
        <table:table-row table:style-name="ro5">
          <table:table-cell/>
          <table:table-cell office:value-type="string">
            <text:p>I (2191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5554) esp_radio: bytes_read in load task </text:p>
          </table:table-cell>
          <table:table-cell office:value-type="string">
            <text:p><text:s/>560</text:p>
          </table:table-cell>
          <table:table-cell table:number-columns-repeated="3"/>
          <table:table-cell office:value-type="string">
            <text:p>ring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169])" office:value-type="string" office:string-value="0xCE000">
            <text:p>0xCE000</text:p>
          </table:table-cell>
          <table:table-cell office:value-type="string">
            <text:p>0x83000</text:p>
          </table:table-cell>
          <table:table-cell office:value-type="float" office:value="524">
            <text:p>524</text:p>
          </table:table-cell>
          <table:table-cell table:formula="of:=[.U169]" office:value-type="float" office:value="843776">
            <text:p>843776</text:p>
          </table:table-cell>
          <table:table-cell table:formula="of:=[.R170]*1024" office:value-type="float" office:value="536576">
            <text:p>536576</text:p>
          </table:table-cell>
          <table:table-cell table:formula="of:=[.S170]+[.T170]" office:value-type="float" office:value="1380352">
            <text:p>1380352</text:p>
          </table:table-cell>
          <table:table-cell table:style-name="ce25" office:value-type="float" office:value="151000">
            <text:p>151000</text:p>
          </table:table-cell>
          <table:table-cell table:style-name="ce4" office:value-type="float" office:value="485936">
            <text:p>485936</text:p>
          </table:table-cell>
          <table:table-cell table:style-name="ce6" table:formula="of:=[.W170]/1024" office:value-type="float" office:value="474.546875">
            <text:p>475</text:p>
          </table:table-cell>
          <table:table-cell/>
        </table:table-row>
        <table:table-row table:style-name="ro1">
          <table:table-cell/>
          <table:table-cell office:value-type="string">
            <text:p>I (22084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25567) esp_radio: bytes_read in load task </text:p>
          </table:table-cell>
          <table:table-cell office:value-type="string">
            <text:p><text:s/>2048</text:p>
          </table:table-cell>
          <table:table-cell table:number-columns-repeated="3"/>
          <table:table-cell office:value-type="string">
            <text:p>ota_1</text:p>
          </table:table-cell>
          <table:table-cell office:value-type="string">
            <text:p>app</text:p>
          </table:table-cell>
          <table:table-cell office:value-type="string">
            <text:p>ota_1</text:p>
          </table:table-cell>
          <table:table-cell table:style-name="ce18" table:formula="of:=CONCATENATE(&quot;0x&quot;;[.V170])" office:value-type="string" office:string-value="0x151000">
            <text:p>0x151000</text:p>
          </table:table-cell>
          <table:table-cell table:style-name="ce20" office:value-type="string">
            <text:p>0xAF000</text:p>
          </table:table-cell>
          <table:table-cell table:style-name="ce20" office:value-type="float" office:value="700">
            <text:p>700</text:p>
          </table:table-cell>
          <table:table-cell table:formula="of:=[.U170]" office:value-type="float" office:value="1380352">
            <text:p>1380352</text:p>
          </table:table-cell>
          <table:table-cell table:formula="of:=[.R171]*1024" office:value-type="float" office:value="716800">
            <text:p>716800</text:p>
          </table:table-cell>
          <table:table-cell table:formula="of:=[.S171]+[.T171]" office:value-type="float" office:value="2097152">
            <text:p>2097152</text:p>
          </table:table-cell>
          <table:table-cell table:style-name="ce24" office:value-type="float" office:value="200000">
            <text:p>2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2249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25600) esp_radio: bytes_read in load task </text:p>
          </table:table-cell>
          <table:table-cell office:value-type="string">
            <text:p><text:s/>1292</text:p>
          </table:table-cell>
          <table:table-cell table:number-columns-repeated="8"/>
          <table:table-cell table:style-name="ce3" table:formula="of:=SUM([.R165:.R171])" office:value-type="float" office:value="2012">
            <text:p>20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227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6166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Check if offsets difference is 1M</text:p>
          </table:table-cell>
          <table:table-cell table:number-columns-repeated="2"/>
          <table:table-cell table:formula="of:=([.S171]-[.S169])/1024" office:value-type="float" office:value="1024">
            <text:p>1024</text:p>
          </table:table-cell>
          <table:table-cell/>
          <table:table-cell table:style-name="ce3" table:formula="of:=[.R172]/1024" office:value-type="float" office:value="1.96484375">
            <text:p>1.96484375</text:p>
          </table:table-cell>
          <table:table-cell office:value-type="string">
            <text:p>In MB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(22472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I (26372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22613) esp_radio: bytes_read in load task </text:p>
          </table:table-cell>
          <table:table-cell office:value-type="string">
            <text:p><text:s/>2040</text:p>
          </table:table-cell>
          <table:table-cell table:number-columns-repeated="4"/>
          <table:table-cell office:value-type="string">
            <text:p>I (26386) esp_radio: bytes_read in load task </text:p>
          </table:table-cell>
          <table:table-cell office:value-type="string">
            <text:p><text:s/>20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22900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26420) esp_radio: bytes_read in load task </text:p>
          </table:table-cell>
          <table:table-cell office:value-type="string">
            <text:p><text:s/>568</text:p>
          </table:table-cell>
          <table:table-cell table:number-columns-repeated="3"/>
          <table:table-cell table:style-name="ce16" office:value-type="string">
            <text:p># Name</text:p>
          </table:table-cell>
          <table:table-cell table:style-name="ce16" office:value-type="string">
            <text:p><text:s text:c="3"/>Type</text:p>
          </table:table-cell>
          <table:table-cell table:style-name="ce16" office:value-type="string">
            <text:p><text:s/>SubType</text:p>
          </table:table-cell>
          <table:table-cell table:style-name="ce16" office:value-type="string">
            <text:p><text:s/>Offset</text:p>
          </table:table-cell>
          <table:table-cell table:style-name="ce16" office:value-type="string">
            <text:p><text:s text:c="2"/>Size</text:p>
          </table:table-cell>
          <table:table-cell table:style-name="ce16" office:value-type="string">
            <text:p>size in kb</text:p>
          </table:table-cell>
          <table:table-cell table:style-name="ce16" office:value-type="string">
            <text:p>offset</text:p>
          </table:table-cell>
          <table:table-cell table:style-name="ce16" office:value-type="string">
            <text:p>size in bytes</text:p>
          </table:table-cell>
          <table:table-cell table:style-name="ce16" office:value-type="string">
            <text:p>Offset + size</text:p>
          </table:table-cell>
          <table:table-cell table:style-name="ce16" office:value-type="string">
            <text:p>In he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307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6779) esp_radio: bytes_read in load task </text:p>
          </table:table-cell>
          <table:table-cell office:value-type="string">
            <text:p><text:s/>732</text:p>
          </table:table-cell>
          <table:table-cell table:number-columns-repeated="3"/>
          <table:table-cell office:value-type="string">
            <text:p>nvs</text:p>
          </table:table-cell>
          <table:table-cell office:value-type="string">
            <text:p>data</text:p>
          </table:table-cell>
          <table:table-cell office:value-type="string">
            <text:p>nvs</text:p>
          </table:table-cell>
          <table:table-cell office:value-type="string">
            <text:p>0x9000</text:p>
          </table:table-cell>
          <table:table-cell office:value-type="string">
            <text:p>0x6000</text:p>
          </table:table-cell>
          <table:table-cell office:value-type="float" office:value="24">
            <text:p>24</text:p>
          </table:table-cell>
          <table:table-cell office:value-type="float" office:value="36864">
            <text:p>36864</text:p>
          </table:table-cell>
          <table:table-cell table:formula="of:=[.R177]*1024" office:value-type="float" office:value="24576">
            <text:p>24576</text:p>
          </table:table-cell>
          <table:table-cell table:formula="of:=[.S177]+[.T177]" office:value-type="float" office:value="61440">
            <text:p>61440</text:p>
          </table:table-cell>
          <table:table-cell table:style-name="ce24" office:value-type="string">
            <text:p>F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3213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26985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data</text:p>
          </table:table-cell>
          <table:table-cell office:value-type="string">
            <text:p>data</text:p>
          </table:table-cell>
          <table:table-cell office:value-type="string">
            <text:p>ota</text:p>
          </table:table-cell>
          <table:table-cell table:style-name="ce18" table:formula="of:=CONCATENATE(&quot;0x&quot;;[.V177])" office:value-type="string" office:string-value="0xF000">
            <text:p>0xF000</text:p>
          </table:table-cell>
          <table:table-cell office:value-type="string">
            <text:p>0x2000</text:p>
          </table:table-cell>
          <table:table-cell office:value-type="float" office:value="8">
            <text:p>8</text:p>
          </table:table-cell>
          <table:table-cell table:formula="of:=[.U177]" office:value-type="float" office:value="61440">
            <text:p>61440</text:p>
          </table:table-cell>
          <table:table-cell table:formula="of:=[.R178]*1024" office:value-type="float" office:value="8192">
            <text:p>8192</text:p>
          </table:table-cell>
          <table:table-cell table:formula="of:=[.S178]+[.T178]" office:value-type="float" office:value="69632">
            <text:p>69632</text:p>
          </table:table-cell>
          <table:table-cell table:style-name="ce24"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3285) esp_radio: bytes_read in load task </text:p>
          </table:table-cell>
          <table:table-cell office:value-type="string">
            <text:p><text:s/>2040</text:p>
          </table:table-cell>
          <table:table-cell table:number-columns-repeated="4"/>
          <table:table-cell office:value-type="string">
            <text:p>I (27190) esp_radio: bytes_read in load task </text:p>
          </table:table-cell>
          <table:table-cell office:value-type="string">
            <text:p><text:s/>560</text:p>
          </table:table-cell>
          <table:table-cell table:number-columns-repeated="3"/>
          <table:table-cell office:value-type="string">
            <text:p>phy_init</text:p>
          </table:table-cell>
          <table:table-cell office:value-type="string">
            <text:p>data</text:p>
          </table:table-cell>
          <table:table-cell office:value-type="string">
            <text:p>phy</text:p>
          </table:table-cell>
          <table:table-cell table:style-name="ce18" table:formula="of:=CONCATENATE(&quot;0x&quot;;[.V178])" office:value-type="string" office:string-value="0x11000">
            <text:p>0x11000</text:p>
          </table:table-cell>
          <table:table-cell office:value-type="string">
            <text:p>0x1000</text:p>
          </table:table-cell>
          <table:table-cell office:value-type="float" office:value="4">
            <text:p>4</text:p>
          </table:table-cell>
          <table:table-cell table:formula="of:=[.U178]" office:value-type="float" office:value="69632">
            <text:p>69632</text:p>
          </table:table-cell>
          <table:table-cell table:formula="of:=[.R179]*1024" office:value-type="float" office:value="4096">
            <text:p>4096</text:p>
          </table:table-cell>
          <table:table-cell table:formula="of:=[.S179]+[.T179]" office:value-type="float" office:value="73728">
            <text:p>73728</text:p>
          </table:table-cell>
          <table:table-cell table:style-name="ce24"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3571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I (27201) esp_radio: bytes_read in load task </text:p>
          </table:table-cell>
          <table:table-cell office:value-type="string">
            <text:p><text:s/>740</text:p>
          </table:table-cell>
          <table:table-cell table:number-columns-repeated="3"/>
          <table:table-cell office:value-type="string">
            <text:p>main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179])" office:value-type="string" office:string-value="0x12000">
            <text:p>0x12000</text:p>
          </table:table-cell>
          <table:table-cell table:style-name="ce20" office:value-type="string">
            <text:p>0x3F000</text:p>
          </table:table-cell>
          <table:table-cell table:style-name="ce20" office:value-type="float" office:value="252">
            <text:p>252</text:p>
          </table:table-cell>
          <table:table-cell table:formula="of:=[.U179]" office:value-type="float" office:value="73728">
            <text:p>73728</text:p>
          </table:table-cell>
          <table:table-cell table:formula="of:=[.R180]*1024" office:value-type="float" office:value="258048">
            <text:p>258048</text:p>
          </table:table-cell>
          <table:table-cell table:formula="of:=[.S180]+[.T180]" office:value-type="float" office:value="331776">
            <text:p>331776</text:p>
          </table:table-cell>
          <table:table-cell table:style-name="ce25" office:value-type="float" office:value="51000">
            <text:p>5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3744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I (27599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_0</text:p>
          </table:table-cell>
          <table:table-cell office:value-type="string">
            <text:p>app</text:p>
          </table:table-cell>
          <table:table-cell office:value-type="string">
            <text:p>ota_0</text:p>
          </table:table-cell>
          <table:table-cell table:style-name="ce18" table:formula="of:=CONCATENATE(&quot;0x&quot;;[.V180])" office:value-type="string" office:string-value="0x51000">
            <text:p>0x51000</text:p>
          </table:table-cell>
          <table:table-cell office:value-type="string">
            <text:p>0x7D000</text:p>
          </table:table-cell>
          <table:table-cell office:value-type="float" office:value="500">
            <text:p>500</text:p>
          </table:table-cell>
          <table:table-cell table:formula="of:=[.U180]" office:value-type="float" office:value="331776">
            <text:p>331776</text:p>
          </table:table-cell>
          <table:table-cell table:formula="of:=[.R181]*1024" office:value-type="float" office:value="512000">
            <text:p>512000</text:p>
          </table:table-cell>
          <table:table-cell table:formula="of:=[.S181]+[.T181]" office:value-type="float" office:value="843776">
            <text:p>843776</text:p>
          </table:table-cell>
          <table:table-cell table:style-name="ce25" office:value-type="string">
            <text:p>CE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3765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27623) esp_radio: bytes_read in load task </text:p>
          </table:table-cell>
          <table:table-cell office:value-type="string">
            <text:p><text:s/>560</text:p>
          </table:table-cell>
          <table:table-cell table:number-columns-repeated="3"/>
          <table:table-cell office:value-type="string">
            <text:p>ring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181])" office:value-type="string" office:string-value="0xCE000">
            <text:p>0xCE000</text:p>
          </table:table-cell>
          <table:table-cell office:value-type="string">
            <text:p>0x83000</text:p>
          </table:table-cell>
          <table:table-cell office:value-type="float" office:value="524">
            <text:p>524</text:p>
          </table:table-cell>
          <table:table-cell table:formula="of:=[.U181]" office:value-type="float" office:value="843776">
            <text:p>843776</text:p>
          </table:table-cell>
          <table:table-cell table:formula="of:=[.R182]*1024" office:value-type="float" office:value="536576">
            <text:p>536576</text:p>
          </table:table-cell>
          <table:table-cell table:formula="of:=[.S182]+[.T182]" office:value-type="float" office:value="1380352">
            <text:p>1380352</text:p>
          </table:table-cell>
          <table:table-cell table:style-name="ce25" office:value-type="float" office:value="151000">
            <text:p>15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4053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27803) esp_radio: bytes_read in load task </text:p>
          </table:table-cell>
          <table:table-cell office:value-type="string">
            <text:p><text:s/>740</text:p>
          </table:table-cell>
          <table:table-cell table:number-columns-repeated="3"/>
          <table:table-cell office:value-type="string">
            <text:p>ota_1</text:p>
          </table:table-cell>
          <table:table-cell office:value-type="string">
            <text:p>app</text:p>
          </table:table-cell>
          <table:table-cell office:value-type="string">
            <text:p>ota_1</text:p>
          </table:table-cell>
          <table:table-cell table:style-name="ce18" table:formula="of:=CONCATENATE(&quot;0x&quot;;[.V182])" office:value-type="string" office:string-value="0x151000">
            <text:p>0x151000</text:p>
          </table:table-cell>
          <table:table-cell table:style-name="ce20" office:value-type="string">
            <text:p>0xAF000</text:p>
          </table:table-cell>
          <table:table-cell table:style-name="ce20" office:value-type="float" office:value="700">
            <text:p>700</text:p>
          </table:table-cell>
          <table:table-cell table:formula="of:=[.U182]" office:value-type="float" office:value="1380352">
            <text:p>1380352</text:p>
          </table:table-cell>
          <table:table-cell table:formula="of:=[.R183]*1024" office:value-type="float" office:value="716800">
            <text:p>716800</text:p>
          </table:table-cell>
          <table:table-cell table:formula="of:=[.S183]+[.T183]" office:value-type="float" office:value="2097152">
            <text:p>2097152</text:p>
          </table:table-cell>
          <table:table-cell table:style-name="ce24" office:value-type="float" office:value="200000">
            <text:p>20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luck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183])" office:value-type="string" office:string-value="0x200000">
            <text:p>0x200000</text:p>
          </table:table-cell>
          <table:table-cell table:style-name="ce20" office:value-type="string">
            <text:p>0x200000</text:p>
          </table:table-cell>
          <table:table-cell table:style-name="ce20" office:value-type="float" office:value="2048">
            <text:p>2048</text:p>
          </table:table-cell>
          <table:table-cell table:formula="of:=[.U183]" office:value-type="float" office:value="2097152">
            <text:p>2097152</text:p>
          </table:table-cell>
          <table:table-cell table:formula="of:=[.R184]*1024" office:value-type="float" office:value="2097152">
            <text:p>2097152</text:p>
          </table:table-cell>
          <table:table-cell table:formula="of:=[.S184]+[.T184]" office:value-type="float" office:value="4194304">
            <text:p>4194304</text:p>
          </table:table-cell>
          <table:table-cell table:style-name="ce24" office:value-type="float" office:value="400000">
            <text:p>4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4339) esp_radio: bytes_read in load task </text:p>
          </table:table-cell>
          <table:table-cell office:value-type="string">
            <text:p><text:s/>364</text:p>
          </table:table-cell>
          <table:table-cell table:number-columns-repeated="4"/>
          <table:table-cell office:value-type="string">
            <text:p>I (28007) esp_radio: bytes_read in load task </text:p>
          </table:table-cell>
          <table:table-cell office:value-type="string">
            <text:p><text:s/>1300</text:p>
          </table:table-cell>
          <table:table-cell table:number-columns-repeated="8"/>
          <table:table-cell table:style-name="ce3" table:formula="of:=SUM([.R177:.R184])" office:value-type="float" office:value="4060">
            <text:p>406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4390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28032) esp_radio: bytes_read in load task </text:p>
          </table:table-cell>
          <table:table-cell office:value-type="string">
            <text:p><text:s/>560</text:p>
          </table:table-cell>
          <table:table-cell table:number-columns-repeated="3"/>
          <table:table-cell office:value-type="string">
            <text:p>Check if offsets difference is 1M</text:p>
          </table:table-cell>
          <table:table-cell table:number-columns-repeated="2"/>
          <table:table-cell table:formula="of:=([.S183]-[.S181])/1024" office:value-type="float" office:value="1024">
            <text:p>1024</text:p>
          </table:table-cell>
          <table:table-cell/>
          <table:table-cell table:style-name="ce3" table:formula="of:=[.R185]/1024" office:value-type="float" office:value="3.96484375">
            <text:p>3.96484375</text:p>
          </table:table-cell>
          <table:table-cell office:value-type="string">
            <text:p>In MB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(24508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28043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24797) esp_radio: bytes_read in load task </text:p>
          </table:table-cell>
          <table:table-cell office:value-type="string">
            <text:p><text:s/>552</text:p>
          </table:table-cell>
          <table:table-cell table:number-columns-repeated="4"/>
          <table:table-cell office:value-type="string">
            <text:p>I (28213) esp_radio: bytes_read in load task </text:p>
          </table:table-cell>
          <table:table-cell office:value-type="string">
            <text:p><text:s/>1300</text:p>
          </table:table-cell>
          <table:table-cell table:number-columns-repeated="8"/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4869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28418) esp_radio: bytes_read in load task </text:p>
          </table:table-cell>
          <table:table-cell office:value-type="string">
            <text:p><text:s/>1120</text:p>
          </table:table-cell>
          <table:table-cell table:number-columns-repeated="3"/>
          <table:table-cell table:style-name="ce16" office:value-type="string">
            <text:p># Name</text:p>
          </table:table-cell>
          <table:table-cell table:style-name="ce16" office:value-type="string">
            <text:p><text:s text:c="3"/>Type</text:p>
          </table:table-cell>
          <table:table-cell table:style-name="ce16" office:value-type="string">
            <text:p><text:s/>SubType</text:p>
          </table:table-cell>
          <table:table-cell table:style-name="ce16" office:value-type="string">
            <text:p><text:s/>Offset</text:p>
          </table:table-cell>
          <table:table-cell table:style-name="ce16" office:value-type="string">
            <text:p><text:s text:c="2"/>Size</text:p>
          </table:table-cell>
          <table:table-cell table:style-name="ce16" office:value-type="string">
            <text:p>size in kb</text:p>
          </table:table-cell>
          <table:table-cell table:style-name="ce16" office:value-type="string">
            <text:p>offset</text:p>
          </table:table-cell>
          <table:table-cell table:style-name="ce16" office:value-type="string">
            <text:p>size in bytes</text:p>
          </table:table-cell>
          <table:table-cell table:style-name="ce16" office:value-type="string">
            <text:p>Offset + size</text:p>
          </table:table-cell>
          <table:table-cell table:style-name="ce16" office:value-type="string">
            <text:p>In he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5179) esp_radio: bytes_read in load task </text:p>
          </table:table-cell>
          <table:table-cell office:value-type="string">
            <text:p><text:s/>8</text:p>
          </table:table-cell>
          <table:table-cell table:number-columns-repeated="4"/>
          <table:table-cell office:value-type="string">
            <text:p>I (28438) esp_radio: bytes_read in load task </text:p>
          </table:table-cell>
          <table:table-cell office:value-type="string">
            <text:p><text:s/>180</text:p>
          </table:table-cell>
          <table:table-cell table:number-columns-repeated="3"/>
          <table:table-cell office:value-type="string">
            <text:p>nvs</text:p>
          </table:table-cell>
          <table:table-cell office:value-type="string">
            <text:p>data</text:p>
          </table:table-cell>
          <table:table-cell office:value-type="string">
            <text:p>nvs</text:p>
          </table:table-cell>
          <table:table-cell office:value-type="string">
            <text:p>0x9000</text:p>
          </table:table-cell>
          <table:table-cell office:value-type="string">
            <text:p>0x6000</text:p>
          </table:table-cell>
          <table:table-cell office:value-type="float" office:value="24">
            <text:p>24</text:p>
          </table:table-cell>
          <table:table-cell office:value-type="float" office:value="36864">
            <text:p>36864</text:p>
          </table:table-cell>
          <table:table-cell table:formula="of:=[.R190]*1024" office:value-type="float" office:value="24576">
            <text:p>24576</text:p>
          </table:table-cell>
          <table:table-cell table:formula="of:=[.S190]+[.T190]" office:value-type="float" office:value="61440">
            <text:p>61440</text:p>
          </table:table-cell>
          <table:table-cell table:style-name="ce24" office:value-type="string">
            <text:p>F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5185) esp_radio: bytes_read in load task </text:p>
          </table:table-cell>
          <table:table-cell office:value-type="string">
            <text:p><text:s/>544</text:p>
          </table:table-cell>
          <table:table-cell table:number-columns-repeated="4"/>
          <table:table-cell office:value-type="string">
            <text:p>I (28623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data</text:p>
          </table:table-cell>
          <table:table-cell office:value-type="string">
            <text:p>data</text:p>
          </table:table-cell>
          <table:table-cell office:value-type="string">
            <text:p>ota</text:p>
          </table:table-cell>
          <table:table-cell table:style-name="ce18" table:formula="of:=CONCATENATE(&quot;0x&quot;;[.V190])" office:value-type="string" office:string-value="0xF000">
            <text:p>0xF000</text:p>
          </table:table-cell>
          <table:table-cell office:value-type="string">
            <text:p>0x2000</text:p>
          </table:table-cell>
          <table:table-cell office:value-type="float" office:value="8">
            <text:p>8</text:p>
          </table:table-cell>
          <table:table-cell table:formula="of:=[.U190]" office:value-type="float" office:value="61440">
            <text:p>61440</text:p>
          </table:table-cell>
          <table:table-cell table:formula="of:=[.R191]*1024" office:value-type="float" office:value="8192">
            <text:p>8192</text:p>
          </table:table-cell>
          <table:table-cell table:formula="of:=[.S191]+[.T191]" office:value-type="float" office:value="69632">
            <text:p>69632</text:p>
          </table:table-cell>
          <table:table-cell table:style-name="ce24"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5252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28647) esp_radio: bytes_read in load task </text:p>
          </table:table-cell>
          <table:table-cell office:value-type="string">
            <text:p><text:s/>560</text:p>
          </table:table-cell>
          <table:table-cell table:number-columns-repeated="3"/>
          <table:table-cell office:value-type="string">
            <text:p>phy_init</text:p>
          </table:table-cell>
          <table:table-cell office:value-type="string">
            <text:p>data</text:p>
          </table:table-cell>
          <table:table-cell office:value-type="string">
            <text:p>phy</text:p>
          </table:table-cell>
          <table:table-cell table:style-name="ce18" table:formula="of:=CONCATENATE(&quot;0x&quot;;[.V191])" office:value-type="string" office:string-value="0x11000">
            <text:p>0x11000</text:p>
          </table:table-cell>
          <table:table-cell office:value-type="string">
            <text:p>0x1000</text:p>
          </table:table-cell>
          <table:table-cell office:value-type="float" office:value="4">
            <text:p>4</text:p>
          </table:table-cell>
          <table:table-cell table:formula="of:=[.U191]" office:value-type="float" office:value="69632">
            <text:p>69632</text:p>
          </table:table-cell>
          <table:table-cell table:formula="of:=[.R192]*1024" office:value-type="float" office:value="4096">
            <text:p>4096</text:p>
          </table:table-cell>
          <table:table-cell table:formula="of:=[.S192]+[.T192]" office:value-type="float" office:value="73728">
            <text:p>73728</text:p>
          </table:table-cell>
          <table:table-cell table:style-name="ce24"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5538) esp_radio: bytes_read in load task </text:p>
          </table:table-cell>
          <table:table-cell office:value-type="string">
            <text:p><text:s/>552</text:p>
          </table:table-cell>
          <table:table-cell table:number-columns-repeated="4"/>
          <table:table-cell office:value-type="string">
            <text:p>I (28665) esp_radio: bytes_read in load task </text:p>
          </table:table-cell>
          <table:table-cell office:value-type="string">
            <text:p><text:s/>740</text:p>
          </table:table-cell>
          <table:table-cell table:number-columns-repeated="3"/>
          <table:table-cell office:value-type="string">
            <text:p>ota_0</text:p>
          </table:table-cell>
          <table:table-cell office:value-type="string">
            <text:p>app</text:p>
          </table:table-cell>
          <table:table-cell office:value-type="string">
            <text:p>ota_0</text:p>
          </table:table-cell>
          <table:table-cell table:style-name="ce18" table:formula="of:=CONCATENATE(&quot;0x&quot;;[.V192])" office:value-type="string" office:string-value="0x12000">
            <text:p>0x12000</text:p>
          </table:table-cell>
          <table:table-cell table:style-name="ce20" office:value-type="string">
            <text:p>0xAF000</text:p>
          </table:table-cell>
          <table:table-cell table:style-name="ce20" office:value-type="float" office:value="700">
            <text:p>700</text:p>
          </table:table-cell>
          <table:table-cell table:formula="of:=[.U192]" office:value-type="float" office:value="73728">
            <text:p>73728</text:p>
          </table:table-cell>
          <table:table-cell table:formula="of:=[.R193]*1024" office:value-type="float" office:value="716800">
            <text:p>716800</text:p>
          </table:table-cell>
          <table:table-cell table:formula="of:=[.S193]+[.T193]" office:value-type="float" office:value="790528">
            <text:p>790528</text:p>
          </table:table-cell>
          <table:table-cell table:style-name="ce25" office:value-type="string">
            <text:p>C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561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9033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main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193])" office:value-type="string" office:string-value="0xC1000">
            <text:p>0xC1000</text:p>
          </table:table-cell>
          <table:table-cell table:style-name="ce20" office:value-type="string">
            <text:p>0x51000</text:p>
          </table:table-cell>
          <table:table-cell table:style-name="ce20" office:value-type="float" office:value="324">
            <text:p>324</text:p>
          </table:table-cell>
          <table:table-cell table:formula="of:=[.U193]" office:value-type="float" office:value="790528">
            <text:p>790528</text:p>
          </table:table-cell>
          <table:table-cell table:formula="of:=[.R194]*1024" office:value-type="float" office:value="331776">
            <text:p>331776</text:p>
          </table:table-cell>
          <table:table-cell table:formula="of:=[.S194]+[.T194]" office:value-type="float" office:value="1122304">
            <text:p>1122304</text:p>
          </table:table-cell>
          <table:table-cell table:style-name="ce25" office:value-type="float" office:value="112000">
            <text:p>112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580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9057) esp_radio: bytes_read in load task </text:p>
          </table:table-cell>
          <table:table-cell office:value-type="string">
            <text:p><text:s/>560</text:p>
          </table:table-cell>
          <table:table-cell table:number-columns-repeated="3"/>
          <table:table-cell office:value-type="string">
            <text:p>ota_1</text:p>
          </table:table-cell>
          <table:table-cell office:value-type="string">
            <text:p>app</text:p>
          </table:table-cell>
          <table:table-cell office:value-type="string">
            <text:p>ota_1</text:p>
          </table:table-cell>
          <table:table-cell table:style-name="ce18" table:formula="of:=CONCATENATE(&quot;0x&quot;;[.V194])" office:value-type="string" office:string-value="0x112000">
            <text:p>0x112000</text:p>
          </table:table-cell>
          <table:table-cell table:style-name="ce20" office:value-type="string">
            <text:p>0xEE000</text:p>
          </table:table-cell>
          <table:table-cell table:style-name="ce20" office:value-type="float" office:value="952">
            <text:p>952</text:p>
          </table:table-cell>
          <table:table-cell table:formula="of:=[.U194]" office:value-type="float" office:value="1122304">
            <text:p>1122304</text:p>
          </table:table-cell>
          <table:table-cell table:formula="of:=[.R195]*1024" office:value-type="float" office:value="974848">
            <text:p>974848</text:p>
          </table:table-cell>
          <table:table-cell table:formula="of:=[.S195]+[.T195]" office:value-type="float" office:value="2097152">
            <text:p>2097152</text:p>
          </table:table-cell>
          <table:table-cell table:style-name="ce25" office:value-type="float" office:value="200000">
            <text:p>2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599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9069) esp_radio: bytes_read in load task </text:p>
          </table:table-cell>
          <table:table-cell office:value-type="string">
            <text:p><text:s/>740</text:p>
          </table:table-cell>
          <table:table-cell table:number-columns-repeated="3"/>
          <table:table-cell office:value-type="string">
            <text:p>ring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195])" office:value-type="string" office:string-value="0x200000">
            <text:p>0x200000</text:p>
          </table:table-cell>
          <table:table-cell table:style-name="ce20" office:value-type="string">
            <text:p>0x200000</text:p>
          </table:table-cell>
          <table:table-cell table:style-name="ce20" office:value-type="float" office:value="2048">
            <text:p>2048</text:p>
          </table:table-cell>
          <table:table-cell table:formula="of:=[.U195]" office:value-type="float" office:value="2097152">
            <text:p>2097152</text:p>
          </table:table-cell>
          <table:table-cell table:formula="of:=[.R196]*1024" office:value-type="float" office:value="2097152">
            <text:p>2097152</text:p>
          </table:table-cell>
          <table:table-cell table:formula="of:=[.S196]+[.T196]" office:value-type="float" office:value="4194304">
            <text:p>4194304</text:p>
          </table:table-cell>
          <table:table-cell table:style-name="ce25" office:value-type="float" office:value="400000">
            <text:p>4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616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9237) esp_radio: bytes_read in load task </text:p>
          </table:table-cell>
          <table:table-cell office:value-type="string">
            <text:p><text:s/>1300</text:p>
          </table:table-cell>
          <table:table-cell table:number-columns-repeated="8"/>
          <table:table-cell table:style-name="ce3" table:formula="of:=SUM([.R190:.R196])+[.R188]" office:value-type="float" office:value="4096">
            <text:p>40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635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9322) esp_radio: bytes_read in load task </text:p>
          </table:table-cell>
          <table:table-cell office:value-type="string">
            <text:p><text:s/>1120</text:p>
          </table:table-cell>
          <table:table-cell table:number-columns-repeated="3"/>
          <table:table-cell office:value-type="string">
            <text:p>Check if offsets difference is 1M</text:p>
          </table:table-cell>
          <table:table-cell table:number-columns-repeated="2"/>
          <table:table-cell table:formula="of:=([.S196]-[.S194])/1024" office:value-type="float" office:value="1276">
            <text:p>1276</text:p>
          </table:table-cell>
          <table:table-cell/>
          <table:table-cell table:style-name="ce3" table:formula="of:=[.R197]/1024" office:value-type="float" office:value="4">
            <text:p>4</text:p>
          </table:table-cell>
          <table:table-cell office:value-type="string">
            <text:p>In MB</text:p>
          </table:table-cell>
          <table:table-cell table:number-columns-repeated="2" office:value-type="string">
            <text:p>1 MB</text:p>
          </table:table-cell>
          <table:table-cell office:value-type="string">
            <text:p>2 MB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6549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29465) esp_radio: bytes_read in load task </text:p>
          </table:table-cell>
          <table:table-cell office:value-type="string">
            <text:p><text:s/>180</text:p>
          </table:table-cell>
          <table:table-cell table:number-columns-repeated="10"/>
          <table:table-cell table:number-columns-repeated="2" office:value-type="float" office:value="72">
            <text:p>72</text:p>
          </table:table-cell>
          <table:table-cell office:value-type="float" office:value="2048">
            <text:p>204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6619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29565) esp_radio: bytes_read in load task </text:p>
          </table:table-cell>
          <table:table-cell office:value-type="string">
            <text:p><text:s/>1300</text:p>
          </table:table-cell>
          <table:table-cell table:number-columns-repeated="10"/>
          <table:table-cell office:value-type="float" office:value="700">
            <text:p>700</text:p>
          </table:table-cell>
          <table:table-cell office:value-type="float" office:value="952">
            <text:p>9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(2675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9681) esp_radio: bytes_read in load task </text:p>
          </table:table-cell>
          <table:table-cell office:value-type="string">
            <text:p><text:s/>560</text:p>
          </table:table-cell>
          <table:table-cell table:number-columns-repeated="10"/>
          <table:table-cell office:value-type="float" office:value="252">
            <text:p>25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 (2690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9816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2716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29874) esp_radio: bytes_read in load task </text:p>
          </table:table-cell>
          <table:table-cell office:value-type="string">
            <text:p><text:s/>1300</text:p>
          </table:table-cell>
          <table:table-cell table:number-columns-repeated="8"/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7370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I (30065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table:style-name="ce16" office:value-type="string">
            <text:p># Name</text:p>
          </table:table-cell>
          <table:table-cell table:style-name="ce16" office:value-type="string">
            <text:p><text:s text:c="3"/>Type</text:p>
          </table:table-cell>
          <table:table-cell table:style-name="ce16" office:value-type="string">
            <text:p><text:s/>SubType</text:p>
          </table:table-cell>
          <table:table-cell table:style-name="ce16" office:value-type="string">
            <text:p><text:s/>Offset</text:p>
          </table:table-cell>
          <table:table-cell table:style-name="ce16" office:value-type="string">
            <text:p><text:s text:c="2"/>Size</text:p>
          </table:table-cell>
          <table:table-cell table:style-name="ce16" office:value-type="string">
            <text:p>size in kb</text:p>
          </table:table-cell>
          <table:table-cell table:style-name="ce16" office:value-type="string">
            <text:p>offset</text:p>
          </table:table-cell>
          <table:table-cell table:style-name="ce16" office:value-type="string">
            <text:p>size in bytes</text:p>
          </table:table-cell>
          <table:table-cell table:style-name="ce16" office:value-type="string">
            <text:p>Offset + size</text:p>
          </table:table-cell>
          <table:table-cell table:style-name="ce16" office:value-type="string">
            <text:p>In he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7461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I (30316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nvs</text:p>
          </table:table-cell>
          <table:table-cell office:value-type="string">
            <text:p>data</text:p>
          </table:table-cell>
          <table:table-cell office:value-type="string">
            <text:p>nvs</text:p>
          </table:table-cell>
          <table:table-cell office:value-type="string">
            <text:p>0x9000</text:p>
          </table:table-cell>
          <table:table-cell office:value-type="string">
            <text:p>0x6000</text:p>
          </table:table-cell>
          <table:table-cell office:value-type="float" office:value="24">
            <text:p>24</text:p>
          </table:table-cell>
          <table:table-cell office:value-type="float" office:value="36864">
            <text:p>36864</text:p>
          </table:table-cell>
          <table:table-cell table:formula="of:=[.R205]*1024" office:value-type="float" office:value="24576">
            <text:p>24576</text:p>
          </table:table-cell>
          <table:table-cell table:formula="of:=[.S205]+[.T205]" office:value-type="float" office:value="61440">
            <text:p>61440</text:p>
          </table:table-cell>
          <table:table-cell table:style-name="ce24" office:value-type="string">
            <text:p>F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7483) esp_radio: bytes_read in load task </text:p>
          </table:table-cell>
          <table:table-cell office:value-type="string">
            <text:p><text:s/>1860</text:p>
          </table:table-cell>
          <table:table-cell table:number-columns-repeated="4"/>
          <table:table-cell office:value-type="string">
            <text:p>I (30426) esp_radio: bytes_read in load task </text:p>
          </table:table-cell>
          <table:table-cell office:value-type="string">
            <text:p><text:s/>560</text:p>
          </table:table-cell>
          <table:table-cell table:number-columns-repeated="3"/>
          <table:table-cell office:value-type="string">
            <text:p>otadata</text:p>
          </table:table-cell>
          <table:table-cell office:value-type="string">
            <text:p>data</text:p>
          </table:table-cell>
          <table:table-cell office:value-type="string">
            <text:p>ota</text:p>
          </table:table-cell>
          <table:table-cell table:style-name="ce18" table:formula="of:=CONCATENATE(&quot;0x&quot;;[.V205])" office:value-type="string" office:string-value="0xF000">
            <text:p>0xF000</text:p>
          </table:table-cell>
          <table:table-cell office:value-type="string">
            <text:p>0x2000</text:p>
          </table:table-cell>
          <table:table-cell office:value-type="float" office:value="8">
            <text:p>8</text:p>
          </table:table-cell>
          <table:table-cell table:formula="of:=[.U205]" office:value-type="float" office:value="61440">
            <text:p>61440</text:p>
          </table:table-cell>
          <table:table-cell table:formula="of:=[.R206]*1024" office:value-type="float" office:value="8192">
            <text:p>8192</text:p>
          </table:table-cell>
          <table:table-cell table:formula="of:=[.S206]+[.T206]" office:value-type="float" office:value="69632">
            <text:p>69632</text:p>
          </table:table-cell>
          <table:table-cell table:style-name="ce24"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7747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30497) esp_radio: bytes_read in load task </text:p>
          </table:table-cell>
          <table:table-cell office:value-type="string">
            <text:p><text:s/>740</text:p>
          </table:table-cell>
          <table:table-cell table:number-columns-repeated="3"/>
          <table:table-cell office:value-type="string">
            <text:p>phy_init</text:p>
          </table:table-cell>
          <table:table-cell office:value-type="string">
            <text:p>data</text:p>
          </table:table-cell>
          <table:table-cell office:value-type="string">
            <text:p>phy</text:p>
          </table:table-cell>
          <table:table-cell table:style-name="ce18" table:formula="of:=CONCATENATE(&quot;0x&quot;;[.V206])" office:value-type="string" office:string-value="0x11000">
            <text:p>0x11000</text:p>
          </table:table-cell>
          <table:table-cell office:value-type="string">
            <text:p>0x1000</text:p>
          </table:table-cell>
          <table:table-cell office:value-type="float" office:value="4">
            <text:p>4</text:p>
          </table:table-cell>
          <table:table-cell table:formula="of:=[.U206]" office:value-type="float" office:value="69632">
            <text:p>69632</text:p>
          </table:table-cell>
          <table:table-cell table:formula="of:=[.R207]*1024" office:value-type="float" office:value="4096">
            <text:p>4096</text:p>
          </table:table-cell>
          <table:table-cell table:formula="of:=[.S207]+[.T207]" office:value-type="float" office:value="73728">
            <text:p>73728</text:p>
          </table:table-cell>
          <table:table-cell table:style-name="ce24"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798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1082) esp_radio: bytes_read in load task </text:p>
          </table:table-cell>
          <table:table-cell office:value-type="string">
            <text:p><text:s/>1300</text:p>
          </table:table-cell>
          <table:table-cell table:number-columns-repeated="3"/>
          <table:table-cell office:value-type="string">
            <text:p>ota_0</text:p>
          </table:table-cell>
          <table:table-cell office:value-type="string">
            <text:p>app</text:p>
          </table:table-cell>
          <table:table-cell office:value-type="string">
            <text:p>ota_0</text:p>
          </table:table-cell>
          <table:table-cell table:style-name="ce18" table:formula="of:=CONCATENATE(&quot;0x&quot;;[.V207])" office:value-type="string" office:string-value="0x12000">
            <text:p>0x12000</text:p>
          </table:table-cell>
          <table:table-cell table:style-name="ce20" office:value-type="string">
            <text:p>0xEE000</text:p>
          </table:table-cell>
          <table:table-cell table:style-name="ce20" office:value-type="float" office:value="952">
            <text:p>952</text:p>
          </table:table-cell>
          <table:table-cell table:formula="of:=[.U207]" office:value-type="float" office:value="73728">
            <text:p>73728</text:p>
          </table:table-cell>
          <table:table-cell table:formula="of:=[.R208]*1024" office:value-type="float" office:value="974848">
            <text:p>974848</text:p>
          </table:table-cell>
          <table:table-cell table:formula="of:=[.S208]+[.T208]" office:value-type="float" office:value="1048576">
            <text:p>1048576</text:p>
          </table:table-cell>
          <table:table-cell table:style-name="ce25"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8038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31106) esp_radio: bytes_read in load task </text:p>
          </table:table-cell>
          <table:table-cell office:value-type="string">
            <text:p><text:s/>2048</text:p>
          </table:table-cell>
          <table:table-cell table:number-columns-repeated="3"/>
          <table:table-cell office:value-type="string">
            <text:p>main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208])" office:value-type="string" office:string-value="0x100000">
            <text:p>0x100000</text:p>
          </table:table-cell>
          <table:table-cell table:style-name="ce20" office:value-type="string">
            <text:p>0x51000</text:p>
          </table:table-cell>
          <table:table-cell table:style-name="ce20" office:value-type="float" office:value="324">
            <text:p>324</text:p>
          </table:table-cell>
          <table:table-cell table:formula="of:=[.U208]" office:value-type="float" office:value="1048576">
            <text:p>1048576</text:p>
          </table:table-cell>
          <table:table-cell table:formula="of:=[.R209]*1024" office:value-type="float" office:value="331776">
            <text:p>331776</text:p>
          </table:table-cell>
          <table:table-cell table:formula="of:=[.S209]+[.T209]" office:value-type="float" office:value="1380352">
            <text:p>1380352</text:p>
          </table:table-cell>
          <table:table-cell table:style-name="ce25" office:value-type="float" office:value="151000">
            <text:p>151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8106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31201) esp_radio: bytes_read in load task </text:p>
          </table:table-cell>
          <table:table-cell office:value-type="string">
            <text:p><text:s/>552</text:p>
          </table:table-cell>
          <table:table-cell table:number-columns-repeated="3"/>
          <table:table-cell office:value-type="string">
            <text:p>ota_1</text:p>
          </table:table-cell>
          <table:table-cell office:value-type="string">
            <text:p>app</text:p>
          </table:table-cell>
          <table:table-cell office:value-type="string">
            <text:p>ota_1</text:p>
          </table:table-cell>
          <table:table-cell table:style-name="ce18" table:formula="of:=CONCATENATE(&quot;0x&quot;;[.V209])" office:value-type="string" office:string-value="0x151000">
            <text:p>0x151000</text:p>
          </table:table-cell>
          <table:table-cell table:style-name="ce20" office:value-type="string">
            <text:p>0xAF000</text:p>
          </table:table-cell>
          <table:table-cell table:style-name="ce20" office:value-type="float" office:value="700">
            <text:p>700</text:p>
          </table:table-cell>
          <table:table-cell table:formula="of:=[.U209]" office:value-type="float" office:value="1380352">
            <text:p>1380352</text:p>
          </table:table-cell>
          <table:table-cell table:formula="of:=[.R210]*1024" office:value-type="float" office:value="716800">
            <text:p>716800</text:p>
          </table:table-cell>
          <table:table-cell table:formula="of:=[.S210]+[.T210]" office:value-type="float" office:value="2097152">
            <text:p>2097152</text:p>
          </table:table-cell>
          <table:table-cell table:style-name="ce25" office:value-type="float" office:value="200000">
            <text:p>2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822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1284) esp_radio: bytes_read in load task </text:p>
          </table:table-cell>
          <table:table-cell office:value-type="string">
            <text:p><text:s/>1120</text:p>
          </table:table-cell>
          <table:table-cell table:number-columns-repeated="3"/>
          <table:table-cell office:value-type="string">
            <text:p>ringdata</text:p>
          </table:table-cell>
          <table:table-cell office:value-type="string">
            <text:p>data</text:p>
          </table:table-cell>
          <table:table-cell office:value-type="string">
            <text:p>spiffs</text:p>
          </table:table-cell>
          <table:table-cell table:style-name="ce18" table:formula="of:=CONCATENATE(&quot;0x&quot;;[.V210])" office:value-type="string" office:string-value="0x200000">
            <text:p>0x200000</text:p>
          </table:table-cell>
          <table:table-cell table:style-name="ce21" office:value-type="string">
            <text:p>0x200000</text:p>
          </table:table-cell>
          <table:table-cell table:style-name="ce21" office:value-type="float" office:value="2048">
            <text:p>2048</text:p>
          </table:table-cell>
          <table:table-cell table:style-name="ce21" table:formula="of:=[.U210]" office:value-type="float" office:value="2097152">
            <text:p>2097152</text:p>
          </table:table-cell>
          <table:table-cell table:style-name="ce21" table:formula="of:=[.R211]*1024" office:value-type="float" office:value="2097152">
            <text:p>2097152</text:p>
          </table:table-cell>
          <table:table-cell table:style-name="ce21" table:formula="of:=[.S211]+[.T211]" office:value-type="float" office:value="4194304">
            <text:p>4194304</text:p>
          </table:table-cell>
          <table:table-cell table:style-name="ce26" office:value-type="float" office:value="400000">
            <text:p>4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8396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I (31695) esp_radio: bytes_read in load task </text:p>
          </table:table-cell>
          <table:table-cell office:value-type="string">
            <text:p><text:s/>180</text:p>
          </table:table-cell>
          <table:table-cell table:number-columns-repeated="8"/>
          <table:table-cell table:style-name="ce3" table:formula="of:=SUM([.R205:.R211])+[.R203]" office:value-type="float" office:value="4096">
            <text:p>40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8563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I (31703) esp_radio: bytes_read in load task </text:p>
          </table:table-cell>
          <table:table-cell office:value-type="string">
            <text:p><text:s/>1860</text:p>
          </table:table-cell>
          <table:table-cell table:number-columns-repeated="3"/>
          <table:table-cell office:value-type="string">
            <text:p>Check if offsets difference is 1M</text:p>
          </table:table-cell>
          <table:table-cell table:number-columns-repeated="2"/>
          <table:table-cell table:formula="of:=([.S211]-[.S209])/1024" office:value-type="float" office:value="1024">
            <text:p>1024</text:p>
          </table:table-cell>
          <table:table-cell/>
          <table:table-cell table:style-name="ce3" table:formula="of:=[.R212]/1024" office:value-type="float" office:value="4">
            <text:p>4</text:p>
          </table:table-cell>
          <table:table-cell office:value-type="string">
            <text:p>In MB</text:p>
          </table:table-cell>
          <table:table-cell table:formula="of:=SUM([.T214:.T216])" office:value-type="float" office:value="1024">
            <text:p>1024</text:p>
          </table:table-cell>
          <table:table-cell table:formula="of:=SUM([.U214:.U216])" office:value-type="float" office:value="1024">
            <text:p>1024</text:p>
          </table:table-cell>
          <table:table-cell office:value-type="string">
            <text:p>2 MB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859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1734) esp_radio: bytes_read in load task </text:p>
          </table:table-cell>
          <table:table-cell office:value-type="string">
            <text:p><text:s/>740</text:p>
          </table:table-cell>
          <table:table-cell table:number-columns-repeated="10"/>
          <table:table-cell office:value-type="float" office:value="72">
            <text:p>72</text:p>
          </table:table-cell>
          <table:table-cell table:formula="of:=1024-[.U215]" office:value-type="float" office:value="324">
            <text:p>324</text:p>
          </table:table-cell>
          <table:table-cell office:value-type="float" office:value="2048">
            <text:p>204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(28781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32104) esp_radio: bytes_read in load task </text:p>
          </table:table-cell>
          <table:table-cell office:value-type="string">
            <text:p><text:s/>1300</text:p>
          </table:table-cell>
          <table:table-cell table:number-columns-repeated="10"/>
          <table:table-cell office:value-type="float" office:value="952">
            <text:p>952</text:p>
          </table:table-cell>
          <table:table-cell office:value-type="float" office:value="700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 (28850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32127) esp_radio: bytes_read in load task </text:p>
          </table:table-cell>
          <table:table-cell office:value-type="string">
            <text:p><text:s/>1300</text:p>
          </table:table-cell>
          <table:table-cell table:number-columns-repeated="10"/>
          <table:table-cell table:formula="of:=1024-[.T214]-[.T215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 (2900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251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ringdata</text:p>
          </table:table-cell>
          <table:table-cell office:value-type="string">
            <text:p>Available</text:p>
          </table:table-cell>
          <table:table-cell table:style-name="ce6" table:formula="of:=1920401/1024" office:value-type="float" office:value="1875.3916015625">
            <text:p>1875</text:p>
          </table:table-cell>
          <table:table-cell office:value-type="string">
            <text:p>kb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 (2914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2538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40 files</text:p>
          </table:table-cell>
          <table:table-cell office:value-type="string">
            <text:p>Used</text:p>
          </table:table-cell>
          <table:table-cell office:value-type="float" office:value="775">
            <text:p>775</text:p>
          </table:table-cell>
          <table:table-cell office:value-type="string">
            <text:p>kb</text:p>
          </table:table-cell>
          <table:table-cell table:style-name="ce22" table:formula="of:=[.P218]/[.$P$217]" office:value-type="percentage" office:value="0.413247024970306">
            <text:p>41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962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2557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60 files</text:p>
          </table:table-cell>
          <table:table-cell office:value-type="string">
            <text:p>Used</text:p>
          </table:table-cell>
          <table:table-cell table:style-name="ce6" table:formula="of:=[.P218]*1.5" office:value-type="float" office:value="1162.5">
            <text:p>1163</text:p>
          </table:table-cell>
          <table:table-cell/>
          <table:table-cell table:style-name="ce22" table:formula="of:=[.P219]/[.$P$217]" office:value-type="percentage" office:value="0.619870537455459">
            <text:p>62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9645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3292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80 files</text:p>
          </table:table-cell>
          <table:table-cell office:value-type="string">
            <text:p>Used</text:p>
          </table:table-cell>
          <table:table-cell table:formula="of:=[.P218]*2" office:value-type="float" office:value="1550">
            <text:p>1550</text:p>
          </table:table-cell>
          <table:table-cell/>
          <table:table-cell table:style-name="ce22" table:formula="of:=[.P220]/[.$P$217]" office:value-type="percentage" office:value="0.826494049940611">
            <text:p>83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9657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32947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90 files</text:p>
          </table:table-cell>
          <table:table-cell office:value-type="string">
            <text:p>Used</text:p>
          </table:table-cell>
          <table:table-cell table:style-name="ce6" table:formula="of:=[.P220]+ ([.P218]/4)" office:value-type="float" office:value="1743.75">
            <text:p>1744</text:p>
          </table:table-cell>
          <table:table-cell/>
          <table:table-cell table:style-name="ce22" table:formula="of:=[.P221]/[.$P$217]" office:value-type="percentage" office:value="0.929805806183188">
            <text:p>93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 (2982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3331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2988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334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023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3385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0329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I (33743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0410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I (33760) esp_radio: bytes_read in load task </text:p>
          </table:table-cell>
          <table:table-cell office:value-type="string">
            <text:p><text:s/>2048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064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3793) esp_radio: bytes_read in load task </text:p>
          </table:table-cell>
          <table:table-cell office:value-type="string">
            <text:p><text:s/>552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105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394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1080) esp_radio: bytes_read in load task </text:p>
          </table:table-cell>
          <table:table-cell office:value-type="string">
            <text:p><text:s/>1860</text:p>
          </table:table-cell>
          <table:table-cell table:number-columns-repeated="4"/>
          <table:table-cell office:value-type="string">
            <text:p>I (34031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1153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34562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187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4578) esp_radio: bytes_read in load task </text:p>
          </table:table-cell>
          <table:table-cell office:value-type="string">
            <text:p><text:s/>2048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190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4611) esp_radio: bytes_read in load task </text:p>
          </table:table-cell>
          <table:table-cell office:value-type="string">
            <text:p><text:s/>552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1925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34767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2188) esp_radio: bytes_read in load task </text:p>
          </table:table-cell>
          <table:table-cell office:value-type="string">
            <text:p><text:s/>372</text:p>
          </table:table-cell>
          <table:table-cell table:number-columns-repeated="4"/>
          <table:table-cell office:value-type="string">
            <text:p>I (34847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2282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I (35173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269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5379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271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5406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289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558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292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5608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330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6201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333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6216) esp_radio: bytes_read in load task </text:p>
          </table:table-cell>
          <table:table-cell office:value-type="string">
            <text:p><text:s/>18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371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6405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392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6420) esp_radio: bytes_read in load task </text:p>
          </table:table-cell>
          <table:table-cell office:value-type="string">
            <text:p><text:s/>2048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408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6611) esp_radio: bytes_read in load task </text:p>
          </table:table-cell>
          <table:table-cell office:value-type="string">
            <text:p><text:s/>372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4103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36660) esp_radio: bytes_read in load task </text:p>
          </table:table-cell>
          <table:table-cell office:value-type="string">
            <text:p><text:s/>18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4130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3702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474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704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476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722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494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7246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4968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I (3763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5100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I (37655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535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7835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5375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37956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5387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3824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560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843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5763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38463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5968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3906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598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909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6174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3927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6185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3929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658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9883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660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3990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678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0089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6811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0113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6991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070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761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0739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763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0750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7658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4131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7918) esp_radio: bytes_read in load task </text:p>
          </table:table-cell>
          <table:table-cell office:value-type="string">
            <text:p><text:s/>372</text:p>
          </table:table-cell>
          <table:table-cell table:number-columns-repeated="4"/>
          <table:table-cell office:value-type="string">
            <text:p>I (4134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8015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I (4152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842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1546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845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1726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863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213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865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216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924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234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9268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2366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9449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2397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946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3163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948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318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3985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321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0065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I (43364) esp_radio: bytes_read in load task </text:p>
          </table:table-cell>
          <table:table-cell office:value-type="string">
            <text:p><text:s/>11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0085) esp_radio: bytes_read in load task </text:p>
          </table:table-cell>
          <table:table-cell office:value-type="string">
            <text:p><text:s/>1480</text:p>
          </table:table-cell>
          <table:table-cell table:number-columns-repeated="4"/>
          <table:table-cell office:value-type="string">
            <text:p>I (43569) esp_radio: bytes_read in load task </text:p>
          </table:table-cell>
          <table:table-cell office:value-type="string">
            <text:p><text:s/>18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0184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398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0268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4004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067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418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0714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4208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0726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4592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074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480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0928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4823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1087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500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129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5028) esp_radio: bytes_read in load task </text:p>
          </table:table-cell>
          <table:table-cell office:value-type="string">
            <text:p><text:s/>11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1316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5207) esp_radio: bytes_read in load task </text:p>
          </table:table-cell>
          <table:table-cell office:value-type="string">
            <text:p><text:s/>18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1495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539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168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5414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1707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5620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1743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5636) esp_radio: bytes_read in load task </text:p>
          </table:table-cell>
          <table:table-cell office:value-type="string">
            <text:p><text:s/>2048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195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5836) esp_radio: bytes_read in load task </text:p>
          </table:table-cell>
          <table:table-cell office:value-type="string">
            <text:p><text:s/>552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2033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I (4602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2200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I (46103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231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6195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2415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629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2725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648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274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6847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280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6871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313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6915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3341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705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3352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7226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354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746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3568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7666) esp_radio: bytes_read in load task </text:p>
          </table:table-cell>
          <table:table-cell office:value-type="string">
            <text:p><text:s/>11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3748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7755) esp_radio: bytes_read in load task </text:p>
          </table:table-cell>
          <table:table-cell office:value-type="string">
            <text:p><text:s/>18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399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778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4159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7972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4171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8074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457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814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459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8334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497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8403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5001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4869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5182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4871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520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889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538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9077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559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9148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5752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I (49304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5772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I (49436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620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9713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640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9821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650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49890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6527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50123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6819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50183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743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0275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745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0374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748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0565) esp_radio: bytes_read in load task </text:p>
          </table:table-cell>
          <table:table-cell office:value-type="string">
            <text:p><text:s/>11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7638) esp_radio: bytes_read in load task </text:p>
          </table:table-cell>
          <table:table-cell office:value-type="string">
            <text:p><text:s/>1120</text:p>
          </table:table-cell>
          <table:table-cell table:number-columns-repeated="4"/>
          <table:table-cell office:value-type="string">
            <text:p>I (50731) esp_radio: bytes_read in load task </text:p>
          </table:table-cell>
          <table:table-cell office:value-type="string">
            <text:p><text:s/>18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7843) esp_radio: bytes_read in load task </text:p>
          </table:table-cell>
          <table:table-cell office:value-type="string">
            <text:p><text:s/>180</text:p>
          </table:table-cell>
          <table:table-cell table:number-columns-repeated="4"/>
          <table:table-cell office:value-type="string">
            <text:p>I (50943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804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0966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8256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51147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8268) esp_radio: bytes_read in load task </text:p>
          </table:table-cell>
          <table:table-cell office:value-type="string">
            <text:p><text:s/>2040</text:p>
          </table:table-cell>
          <table:table-cell table:number-columns-repeated="4"/>
          <table:table-cell office:value-type="string">
            <text:p>I (51309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8375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51761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8662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5177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907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180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909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188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927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2170) esp_radio: bytes_read in load task </text:p>
          </table:table-cell>
          <table:table-cell office:value-type="string">
            <text:p><text:s/>11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930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2583) esp_radio: bytes_read in load task </text:p>
          </table:table-cell>
          <table:table-cell office:value-type="string">
            <text:p><text:s/>18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989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2590) esp_radio: bytes_read in load task </text:p>
          </table:table-cell>
          <table:table-cell office:value-type="string">
            <text:p><text:s/>2048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991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2623) esp_radio: bytes_read in load task </text:p>
          </table:table-cell>
          <table:table-cell office:value-type="string">
            <text:p><text:s/>552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4994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278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010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298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035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3399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0468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5342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0710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5380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112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383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1147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5401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1239) esp_radio: bytes_read in load task </text:p>
          </table:table-cell>
          <table:table-cell office:value-type="string">
            <text:p><text:s/>1112</text:p>
          </table:table-cell>
          <table:table-cell table:number-columns-repeated="4"/>
          <table:table-cell office:value-type="string">
            <text:p>I (54139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1386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54627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173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465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193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5037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213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506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215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5240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296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539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298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5654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301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585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315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6266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357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6289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3652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56319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3683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56462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378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6675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389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708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439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7109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442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728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4806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7459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483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7497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501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7699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521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790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562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8314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565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8338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603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8349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605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8724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624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8746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644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913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6605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9338) esp_radio: bytes_read in load task </text:p>
          </table:table-cell>
          <table:table-cell office:value-type="string">
            <text:p><text:s/>11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6628) esp_radio: bytes_read in load task </text:p>
          </table:table-cell>
          <table:table-cell office:value-type="string">
            <text:p><text:s/>560</text:p>
          </table:table-cell>
          <table:table-cell table:number-columns-repeated="4"/>
          <table:table-cell office:value-type="string">
            <text:p>I (59359) esp_radio: bytes_read in load task </text:p>
          </table:table-cell>
          <table:table-cell office:value-type="string">
            <text:p><text:s/>148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6852) esp_radio: bytes_read in load task </text:p>
          </table:table-cell>
          <table:table-cell office:value-type="string">
            <text:p><text:s/>740</text:p>
          </table:table-cell>
          <table:table-cell table:number-columns-repeated="4"/>
          <table:table-cell office:value-type="string">
            <text:p>I (59540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712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9719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746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995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749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59976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751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0359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829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0476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8314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60498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8410) esp_radio: bytes_read in load task </text:p>
          </table:table-cell>
          <table:table-cell office:value-type="string">
            <text:p><text:s/>552</text:p>
          </table:table-cell>
          <table:table-cell table:number-columns-repeated="4"/>
          <table:table-cell office:value-type="string">
            <text:p>I (60768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8492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0785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910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0811) esp_radio: bytes_read in load task </text:p>
          </table:table-cell>
          <table:table-cell office:value-type="string">
            <text:p><text:s/>11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9131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60973) esp_radio: bytes_read in load task </text:p>
          </table:table-cell>
          <table:table-cell office:value-type="string">
            <text:p><text:s/>18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9230) esp_radio: bytes_read in load task </text:p>
          </table:table-cell>
          <table:table-cell office:value-type="string">
            <text:p><text:s/>552</text:p>
          </table:table-cell>
          <table:table-cell table:number-columns-repeated="4"/>
          <table:table-cell office:value-type="string">
            <text:p>I (6118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930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1203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992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1589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59950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61604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0051) esp_radio: bytes_read in load task </text:p>
          </table:table-cell>
          <table:table-cell office:value-type="string">
            <text:p><text:s/>552</text:p>
          </table:table-cell>
          <table:table-cell table:number-columns-repeated="4"/>
          <table:table-cell office:value-type="string">
            <text:p>I (6179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0130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181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074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1876) esp_radio: bytes_read in load task </text:p>
          </table:table-cell>
          <table:table-cell office:value-type="string">
            <text:p><text:s/>56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0770) esp_radio: bytes_read in load task </text:p>
          </table:table-cell>
          <table:table-cell office:value-type="string">
            <text:p><text:s/>2048</text:p>
          </table:table-cell>
          <table:table-cell table:number-columns-repeated="4"/>
          <table:table-cell office:value-type="string">
            <text:p>I (62202) esp_radio: bytes_read in load task </text:p>
          </table:table-cell>
          <table:table-cell office:value-type="string">
            <text:p><text:s/>7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0873) esp_radio: bytes_read in load task </text:p>
          </table:table-cell>
          <table:table-cell office:value-type="string">
            <text:p><text:s/>1852</text:p>
          </table:table-cell>
          <table:table-cell table:number-columns-repeated="4"/>
          <table:table-cell office:value-type="string">
            <text:p>I (62407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1358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261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1564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2721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158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2744) esp_radio: bytes_read in load task </text:p>
          </table:table-cell>
          <table:table-cell office:value-type="string">
            <text:p><text:s/>11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1689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2816) esp_radio: bytes_read in load task </text:p>
          </table:table-cell>
          <table:table-cell office:value-type="string">
            <text:p><text:s/>18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2177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3432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2201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3638) esp_radio: bytes_read in load task </text:p>
          </table:table-cell>
          <table:table-cell office:value-type="string">
            <text:p><text:s/>130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 (62383) esp_radio: bytes_read in load task </text:p>
          </table:table-cell>
          <table:table-cell office:value-type="string">
            <text:p><text:s/>1300</text:p>
          </table:table-cell>
          <table:table-cell table:number-columns-repeated="4"/>
          <table:table-cell office:value-type="string">
            <text:p>I (63662) esp_radio: bytes_read in load task </text:p>
          </table:table-cell>
          <table:table-cell office:value-type="string">
            <text:p><text:s/>2048</text:p>
          </table:table-cell>
          <table:table-cell table:number-columns-repeated="16"/>
        </table:table-row>
      </table:table>
      <table:table table:name="encoder_patch" table:style-name="ta1" table:print="false">
        <table:table-column table:style-name="co5" table:default-cell-style-name="Default"/>
        <table:table-column table:style-name="co1" table:number-columns-repeated="8" table:default-cell-style-name="ce14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3">
          <table:table-cell/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c01a</text:p>
          </table:table-cell>
          <table:table-cell office:value-type="string">
            <text:p>0x0006</text:p>
          </table:table-cell>
          <table:table-cell table:style-name="Default" office:value-type="string">
            <text:p>0x0001</text:p>
          </table:table-cell>
          <table:table-cell office:value-type="string">
            <text:p>0x0002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/>
          <table:table-cell office:value-type="string">
            <text:p><text:s/>/* <text:s text:c="3"/>0 */</text:p>
          </table:table-cell>
        </table:table-row>
        <table:table-row table:style-name="ro3">
          <table:table-cell/>
          <table:table-cell office:value-type="string">
            <text:p>0x1800</text:p>
          </table:table-cell>
          <table:table-cell office:value-type="string">
            <text:p>0x0006</text:p>
          </table:table-cell>
          <table:table-cell office:value-type="string">
            <text:p>0x8008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 office:value-type="string">
            <text:p>0x0008</text:p>
          </table:table-cell>
          <table:table-cell office:value-type="string">
            <text:p>0x0018</text:p>
          </table:table-cell>
          <table:table-cell office:value-type="string">
            <text:p>0x0020</text:p>
          </table:table-cell>
          <table:table-cell/>
          <table:table-cell office:value-type="string">
            <text:p><text:s/>/* <text:s text:c="3"/>8 */</text:p>
          </table:table-cell>
        </table:table-row>
        <table:table-row table:style-name="ro4">
          <table:table-cell/>
          <table:table-cell office:value-type="string">
            <text:p>0x7700</text:p>
          </table:table-cell>
          <table:table-cell table:style-name="Default" office:value-type="string">
            <text:p>0x0001</text:p>
          </table:table-cell>
          <table:table-cell table:number-columns-repeated="3" office:value-type="string">
            <text:p>0x0000</text:p>
          </table:table-cell>
          <table:table-cell office:value-type="string">
            <text:p>0x0002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/>
          <table:table-cell office:value-type="string">
            <text:p><text:s/>/* <text:s text:c="2"/>10 */</text:p>
          </table:table-cell>
        </table:table-row>
        <table:table-row table:style-name="ro4">
          <table:table-cell/>
          <table:table-cell office:value-type="string">
            <text:p>0x8034</text:p>
          </table:table-cell>
          <table:table-cell office:value-type="string">
            <text:p>0x0006</text:p>
          </table:table-cell>
          <table:table-cell office:value-type="string">
            <text:p>0x003a</text:p>
          </table:table-cell>
          <table:table-cell office:value-type="string">
            <text:p>0x0000</text:p>
          </table:table-cell>
          <table:table-cell office:value-type="string">
            <text:p>0x1350</text:p>
          </table:table-cell>
          <table:table-cell office:value-type="string">
            <text:p>0xf400</text:p>
          </table:table-cell>
          <table:table-cell office:value-type="string">
            <text:p>0x540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 text:c="2"/>18 */</text:p>
          </table:table-cell>
        </table:table-row>
        <table:table-row table:style-name="ro4">
          <table:table-cell/>
          <table:table-cell office:value-type="string">
            <text:p>0x0811</text:p>
          </table:table-cell>
          <table:table-cell office:value-type="string">
            <text:p>0xf400</text:p>
          </table:table-cell>
          <table:table-cell office:value-type="string">
            <text:p>0x5644</text:p>
          </table:table-cell>
          <table:table-cell office:value-type="string">
            <text:p>0xf400</text:p>
          </table:table-cell>
          <table:table-cell office:value-type="string">
            <text:p>0x5404</text:p>
          </table:table-cell>
          <table:table-cell office:value-type="string">
            <text:p>0xf400</text:p>
          </table:table-cell>
          <table:table-cell office:value-type="string">
            <text:p>0x5648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<text:s text:c="2"/>20 */</text:p>
          </table:table-cell>
        </table:table-row>
        <table:table-row table:style-name="ro4">
          <table:table-cell/>
          <table:table-cell office:value-type="string">
            <text:p>0x5404</text:p>
          </table:table-cell>
          <table:table-cell office:value-type="string">
            <text:p>0xf400</text:p>
          </table:table-cell>
          <table:table-cell office:value-type="string">
            <text:p>0x5654</text:p>
          </table:table-cell>
          <table:table-cell office:value-type="string">
            <text:p>0xf400</text:p>
          </table:table-cell>
          <table:table-cell office:value-type="string">
            <text:p>0x5404</text:p>
          </table:table-cell>
          <table:table-cell office:value-type="string">
            <text:p>0xf400</text:p>
          </table:table-cell>
          <table:table-cell office:value-type="string">
            <text:p>0x564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 text:c="2"/>28 */</text:p>
          </table:table-cell>
        </table:table-row>
        <table:table-row table:style-name="ro4">
          <table:table-cell/>
          <table:table-cell office:value-type="string">
            <text:p>0x800a</text:p>
          </table:table-cell>
          <table:table-cell office:value-type="string">
            <text:p>0x000c</text:p>
          </table:table-cell>
          <table:table-cell office:value-type="string">
            <text:p>0x0000</text:p>
          </table:table-cell>
          <table:table-cell table:style-name="Default" office:value-type="string">
            <text:p>0x0006</text:p>
          </table:table-cell>
          <table:table-cell office:value-type="string">
            <text:p>0xc010</text:p>
          </table:table-cell>
          <table:table-cell office:value-type="string">
            <text:p>0xb182</text:p>
          </table:table-cell>
          <table:table-cell office:value-type="string">
            <text:p>0xa3c0</text:p>
          </table:table-cell>
          <table:table-cell office:value-type="string">
            <text:p>0x0030</text:p>
          </table:table-cell>
          <table:table-cell/>
          <table:table-cell office:value-type="string">
            <text:p><text:s/>/* <text:s text:c="2"/>30 */</text:p>
          </table:table-cell>
        </table:table-row>
        <table:table-row table:style-name="ro4">
          <table:table-cell/>
          <table:table-cell office:value-type="string">
            <text:p>0x0251</text:p>
          </table:table-cell>
          <table:table-cell office:value-type="string">
            <text:p>0x3900</text:p>
          </table:table-cell>
          <table:table-cell office:value-type="string">
            <text:p>0x6000</text:p>
          </table:table-cell>
          <table:table-cell office:value-type="string">
            <text:p>0x0030</text:p>
          </table:table-cell>
          <table:table-cell office:value-type="string">
            <text:p>0x0691</text:p>
          </table:table-cell>
          <table:table-cell office:value-type="string">
            <text:p>0x3900</text:p>
          </table:table-cell>
          <table:table-cell office:value-type="string">
            <text:p>0x4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 text:c="2"/>38 */</text:p>
          </table:table-cell>
        </table:table-row>
        <table:table-row table:style-name="ro4">
          <table:table-cell/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4000</text:p>
          </table:table-cell>
          <table:table-cell office:value-type="string">
            <text:p>0x3810</text:p>
          </table:table-cell>
          <table:table-cell office:value-type="string">
            <text:p>0x0024</text:p>
          </table:table-cell>
          <table:table-cell table:style-name="Default" office:value-type="string">
            <text:p>0x0001</text:p>
          </table:table-cell>
          <table:table-cell office:value-type="string">
            <text:p>0x4200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<text:s text:c="2"/>4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900</text:p>
          </table:table-cell>
          <table:table-cell office:value-type="string">
            <text:p>0x6200</text:p>
          </table:table-cell>
          <table:table-cell table:style-name="Default" office:value-type="string">
            <text:p>0x0006</text:p>
          </table:table-cell>
          <table:table-cell office:value-type="string">
            <text:p>0x2016</text:p>
          </table:table-cell>
          <table:table-cell office:value-type="string">
            <text:p>0x2a00</text:p>
          </table:table-cell>
          <table:table-cell office:value-type="string">
            <text:p>0x144e</text:p>
          </table:table-cell>
          <table:table-cell office:value-type="string">
            <text:p>0x2a00</text:p>
          </table:table-cell>
          <table:table-cell/>
          <table:table-cell office:value-type="string">
            <text:p><text:s/>/* <text:s text:c="2"/>48 */</text:p>
          </table:table-cell>
        </table:table-row>
        <table:table-row table:style-name="ro4">
          <table:table-cell/>
          <table:table-cell office:value-type="string">
            <text:p>0x1ace</text:p>
          </table:table-cell>
          <table:table-cell office:value-type="string">
            <text:p>0x2a00</text:p>
          </table:table-cell>
          <table:table-cell office:value-type="string">
            <text:p>0x280e</text:p>
          </table:table-cell>
          <table:table-cell office:value-type="string">
            <text:p>0x2a00</text:p>
          </table:table-cell>
          <table:table-cell office:value-type="string">
            <text:p>0x454e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051</text:p>
          </table:table-cell>
          <table:table-cell/>
          <table:table-cell office:value-type="string">
            <text:p><text:s/>/* <text:s text:c="2"/>50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0034</text:p>
          </table:table-cell>
          <table:table-cell office:value-type="string">
            <text:p>0x3009</text:p>
          </table:table-cell>
          <table:table-cell office:value-type="string">
            <text:p>0x3851</text:p>
          </table:table-cell>
          <table:table-cell office:value-type="string">
            <text:p>0x3e14</text:p>
          </table:table-cell>
          <table:table-cell office:value-type="string">
            <text:p>0xf812</text:p>
          </table:table-cell>
          <table:table-cell office:value-type="string">
            <text:p>0x3e11</text:p>
          </table:table-cell>
          <table:table-cell office:value-type="string">
            <text:p>0xb817</text:p>
          </table:table-cell>
          <table:table-cell/>
          <table:table-cell office:value-type="string">
            <text:p><text:s/>/* <text:s text:c="2"/>5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d7</text:p>
          </table:table-cell>
          <table:table-cell office:value-type="string">
            <text:p>0x0020</text:p>
          </table:table-cell>
          <table:table-cell office:value-type="string">
            <text:p>0x03d2</text:p>
          </table:table-cell>
          <table:table-cell office:value-type="string">
            <text:p>0x3704</text:p>
          </table:table-cell>
          <table:table-cell office:value-type="string">
            <text:p>0xc024</text:p>
          </table:table-cell>
          <table:table-cell office:value-type="string">
            <text:p>0x0030</text:p>
          </table:table-cell>
          <table:table-cell office:value-type="string">
            <text:p>0x0551</text:p>
          </table:table-cell>
          <table:table-cell/>
          <table:table-cell office:value-type="string">
            <text:p><text:s/>/* <text:s text:c="2"/>60 */</text:p>
          </table:table-cell>
        </table:table-row>
        <table:table-row table:style-name="ro4">
          <table:table-cell/>
          <table:table-cell office:value-type="string">
            <text:p>0x3e11</text:p>
          </table:table-cell>
          <table:table-cell office:value-type="string">
            <text:p>0x3814</text:p>
          </table:table-cell>
          <table:table-cell office:value-type="string">
            <text:p>0x3e02</text:p>
          </table:table-cell>
          <table:table-cell office:value-type="string">
            <text:p>0x8024</text:p>
          </table:table-cell>
          <table:table-cell office:value-type="string">
            <text:p>0x0030</text:p>
          </table:table-cell>
          <table:table-cell office:value-type="string">
            <text:p>0x03d4</text:p>
          </table:table-cell>
          <table:table-cell office:value-type="string">
            <text:p>0x3401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<text:s text:c="2"/>6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206</text:p>
          </table:table-cell>
          <table:table-cell office:value-type="string">
            <text:p>0xb648</text:p>
          </table:table-cell>
          <table:table-cell office:value-type="string">
            <text:p>0x8e06</text:p>
          </table:table-cell>
          <table:table-cell office:value-type="string">
            <text:p>0x3009</text:p>
          </table:table-cell>
          <table:table-cell office:value-type="string">
            <text:p>0x0e04</text:p>
          </table:table-cell>
          <table:table-cell office:value-type="string">
            <text:p>0x2800</text:p>
          </table:table-cell>
          <table:table-cell office:value-type="string">
            <text:p>0x1885</text:p>
          </table:table-cell>
          <table:table-cell/>
          <table:table-cell office:value-type="string">
            <text:p><text:s/>/* <text:s text:c="2"/>70 */</text:p>
          </table:table-cell>
        </table:table-row>
        <table:table-row table:style-name="ro4">
          <table:table-cell/>
          <table:table-cell office:value-type="string">
            <text:p>0x0030</text:p>
          </table:table-cell>
          <table:table-cell office:value-type="string">
            <text:p>0x0551</text:p>
          </table:table-cell>
          <table:table-cell office:value-type="string">
            <text:p>0xf400</text:p>
          </table:table-cell>
          <table:table-cell office:value-type="string">
            <text:p>0x4106</text:p>
          </table:table-cell>
          <table:table-cell office:value-type="string">
            <text:p>0x3911</text:p>
          </table:table-cell>
          <table:table-cell office:value-type="string">
            <text:p>0x8024</text:p>
          </table:table-cell>
          <table:table-cell office:value-type="string">
            <text:p>0x3961</text:p>
          </table:table-cell>
          <table:table-cell office:value-type="string">
            <text:p>0x8024</text:p>
          </table:table-cell>
          <table:table-cell/>
          <table:table-cell office:value-type="string">
            <text:p><text:s/>/* <text:s text:c="2"/>78 */</text:p>
          </table:table-cell>
        </table:table-row>
        <table:table-row table:style-name="ro4">
          <table:table-cell/>
          <table:table-cell office:value-type="string">
            <text:p>0x36f2</text:p>
          </table:table-cell>
          <table:table-cell office:value-type="string">
            <text:p>0x8024</text:p>
          </table:table-cell>
          <table:table-cell office:value-type="string">
            <text:p>0x36f1</text:p>
          </table:table-cell>
          <table:table-cell office:value-type="string">
            <text:p>0x1814</text:p>
          </table:table-cell>
          <table:table-cell office:value-type="string">
            <text:p>0x3f04</text:p>
          </table:table-cell>
          <table:table-cell office:value-type="string">
            <text:p>0xc024</text:p>
          </table:table-cell>
          <table:table-cell office:value-type="string">
            <text:p>0x36f1</text:p>
          </table:table-cell>
          <table:table-cell office:value-type="string">
            <text:p>0x9817</text:p>
          </table:table-cell>
          <table:table-cell/>
          <table:table-cell office:value-type="string">
            <text:p><text:s/>/* <text:s text:c="2"/>80 */</text:p>
          </table:table-cell>
        </table:table-row>
        <table:table-row table:style-name="ro4">
          <table:table-cell/>
          <table:table-cell office:value-type="string">
            <text:p>0x36f4</text:p>
          </table:table-cell>
          <table:table-cell office:value-type="string">
            <text:p>0xd812</text:p>
          </table:table-cell>
          <table:table-cell office:value-type="string">
            <text:p>0x2100</text:p>
          </table:table-cell>
          <table:table-cell office:value-type="string">
            <text:p>0x0000</text:p>
          </table:table-cell>
          <table:table-cell office:value-type="string">
            <text:p>0x3904</text:p>
          </table:table-cell>
          <table:table-cell office:value-type="string">
            <text:p>0x5bd1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/>
          <table:table-cell office:value-type="string">
            <text:p><text:s/>/* <text:s text:c="2"/>88 */</text:p>
          </table:table-cell>
        </table:table-row>
        <table:table-row table:style-name="ro4">
          <table:table-cell/>
          <table:table-cell office:value-type="string">
            <text:p>0x806b</text:p>
          </table:table-cell>
          <table:table-cell office:value-type="string">
            <text:p>0x0006</text:p>
          </table:table-cell>
          <table:table-cell office:value-type="string">
            <text:p>0x006a</text:p>
          </table:table-cell>
          <table:table-cell office:value-type="string">
            <text:p>0x3e02</text:p>
          </table:table-cell>
          <table:table-cell office:value-type="string">
            <text:p>0xb857</text:p>
          </table:table-cell>
          <table:table-cell office:value-type="string">
            <text:p>0x3e02</text:p>
          </table:table-cell>
          <table:table-cell office:value-type="string">
            <text:p>0x7848</text:p>
          </table:table-cell>
          <table:table-cell office:value-type="string">
            <text:p>0x3e08</text:p>
          </table:table-cell>
          <table:table-cell/>
          <table:table-cell office:value-type="string">
            <text:p><text:s/>/* <text:s text:c="2"/>90 */</text:p>
          </table:table-cell>
        </table:table-row>
        <table:table-row table:style-name="ro4">
          <table:table-cell/>
          <table:table-cell office:value-type="string">
            <text:p>0x3861</text:p>
          </table:table-cell>
          <table:table-cell office:value-type="string">
            <text:p>0x3e08</text:p>
          </table:table-cell>
          <table:table-cell office:value-type="string">
            <text:p>0xb863</text:p>
          </table:table-cell>
          <table:table-cell office:value-type="string">
            <text:p>0x3e00</text:p>
          </table:table-cell>
          <table:table-cell office:value-type="string">
            <text:p>0x7840</text:p>
          </table:table-cell>
          <table:table-cell office:value-type="string">
            <text:p>0x0030</text:p>
          </table:table-cell>
          <table:table-cell office:value-type="string">
            <text:p>0x0417</text:p>
          </table:table-cell>
          <table:table-cell office:value-type="string">
            <text:p>0x3700</text:p>
          </table:table-cell>
          <table:table-cell/>
          <table:table-cell office:value-type="string">
            <text:p><text:s/>/* <text:s text:c="2"/>9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201</text:p>
          </table:table-cell>
          <table:table-cell office:value-type="string">
            <text:p>0x6012</text:p>
          </table:table-cell>
          <table:table-cell office:value-type="string">
            <text:p>0x0024</text:p>
          </table:table-cell>
          <table:table-cell table:style-name="Default" office:value-type="string">
            <text:p>0x0006</text:p>
          </table:table-cell>
          <table:table-cell office:value-type="string">
            <text:p>0xc017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 text:c="2"/>a0 */</text:p>
          </table:table-cell>
        </table:table-row>
        <table:table-row table:style-name="ro4">
          <table:table-cell/>
          <table:table-cell office:value-type="string">
            <text:p>0x2115</text:p>
          </table:table-cell>
          <table:table-cell office:value-type="string">
            <text:p>0x0000</text:p>
          </table:table-cell>
          <table:table-cell office:value-type="string">
            <text:p>0x03c1</text:p>
          </table:table-cell>
          <table:table-cell office:value-type="string">
            <text:p>0x3e04</text:p>
          </table:table-cell>
          <table:table-cell office:value-type="string">
            <text:p>0x3811</text:p>
          </table:table-cell>
          <table:table-cell office:value-type="string">
            <text:p>0x3009</text:p>
          </table:table-cell>
          <table:table-cell office:value-type="string">
            <text:p>0x1fd0</text:p>
          </table:table-cell>
          <table:table-cell office:value-type="string">
            <text:p>0x0023</text:p>
          </table:table-cell>
          <table:table-cell/>
          <table:table-cell office:value-type="string">
            <text:p><text:s/>/* <text:s text:c="2"/>a8 */</text:p>
          </table:table-cell>
        </table:table-row>
        <table:table-row table:style-name="ro4">
          <table:table-cell/>
          <table:table-cell office:value-type="string">
            <text:p>0xffd1</text:p>
          </table:table-cell>
          <table:table-cell office:value-type="string">
            <text:p>0x3083</text:p>
          </table:table-cell>
          <table:table-cell office:value-type="string">
            <text:p>0x1c41</text:p>
          </table:table-cell>
          <table:table-cell office:value-type="string">
            <text:p>0x3009</text:p>
          </table:table-cell>
          <table:table-cell office:value-type="string">
            <text:p>0x3c10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6100</text:p>
          </table:table-cell>
          <table:table-cell/>
          <table:table-cell office:value-type="string">
            <text:p><text:s/>/* <text:s text:c="2"/>b0 */</text:p>
          </table:table-cell>
        </table:table-row>
        <table:table-row table:style-name="ro4">
          <table:table-cell/>
          <table:table-cell office:value-type="string">
            <text:p>0x8017</text:p>
          </table:table-cell>
          <table:table-cell office:value-type="string">
            <text:p>0x0030</text:p>
          </table:table-cell>
          <table:table-cell office:value-type="string">
            <text:p>0x0211</text:p>
          </table:table-cell>
          <table:table-cell office:value-type="string">
            <text:p>0x0003</text:p>
          </table:table-cell>
          <table:table-cell office:value-type="string">
            <text:p>0xffc1</text:p>
          </table:table-cell>
          <table:table-cell office:value-type="string">
            <text:p>0xb010</text:p>
          </table:table-cell>
          <table:table-cell office:value-type="string">
            <text:p>0x2457</text:p>
          </table:table-cell>
          <table:table-cell office:value-type="string">
            <text:p>0x3900</text:p>
          </table:table-cell>
          <table:table-cell/>
          <table:table-cell office:value-type="string">
            <text:p><text:s/>/* <text:s text:c="2"/>b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8</text:p>
          </table:table-cell>
          <table:table-cell office:value-type="string">
            <text:p>0x1980</text:p>
          </table:table-cell>
          <table:table-cell office:value-type="string">
            <text:p>0x3604</text:p>
          </table:table-cell>
          <table:table-cell office:value-type="string">
            <text:p>0x1bd1</text:p>
          </table:table-cell>
          <table:table-cell office:value-type="string">
            <text:p>0x6012</text:p>
          </table:table-cell>
          <table:table-cell office:value-type="string">
            <text:p>0x0024</text:p>
          </table:table-cell>
          <table:table-cell table:style-name="Default" office:value-type="string">
            <text:p>0x0006</text:p>
          </table:table-cell>
          <table:table-cell/>
          <table:table-cell office:value-type="string">
            <text:p><text:s/>/* <text:s text:c="2"/>c0 */</text:p>
          </table:table-cell>
        </table:table-row>
        <table:table-row table:style-name="ro4">
          <table:table-cell/>
          <table:table-cell office:value-type="string">
            <text:p>0xc017</text:p>
          </table:table-cell>
          <table:table-cell office:value-type="string">
            <text:p>0x2808</text:p>
          </table:table-cell>
          <table:table-cell office:value-type="string">
            <text:p>0x16d5</text:p>
          </table:table-cell>
          <table:table-cell office:value-type="string">
            <text:p>0x0000</text:p>
          </table:table-cell>
          <table:table-cell office:value-type="string">
            <text:p>0x3ec1</text:p>
          </table:table-cell>
          <table:table-cell office:value-type="string">
            <text:p>0x3e04</text:p>
          </table:table-cell>
          <table:table-cell office:value-type="string">
            <text:p>0x3851</text:p>
          </table:table-cell>
          <table:table-cell office:value-type="string">
            <text:p>0x3e00</text:p>
          </table:table-cell>
          <table:table-cell/>
          <table:table-cell office:value-type="string">
            <text:p><text:s/>/* <text:s text:c="2"/>c8 */</text:p>
          </table:table-cell>
        </table:table-row>
        <table:table-row table:style-name="ro4">
          <table:table-cell/>
          <table:table-cell office:value-type="string">
            <text:p>0xb803</text:p>
          </table:table-cell>
          <table:table-cell office:value-type="string">
            <text:p>0x0030</text:p>
          </table:table-cell>
          <table:table-cell office:value-type="string">
            <text:p>0x03d1</text:p>
          </table:table-cell>
          <table:table-cell office:value-type="string">
            <text:p>0x3100</text:p>
          </table:table-cell>
          <table:table-cell office:value-type="string">
            <text:p>0x9fc0</text:p>
          </table:table-cell>
          <table:table-cell office:value-type="string">
            <text:p>0xb214</text:p>
          </table:table-cell>
          <table:table-cell office:value-type="string">
            <text:p>0x9c41</text:p>
          </table:table-cell>
          <table:table-cell office:value-type="string">
            <text:p>0x6010</text:p>
          </table:table-cell>
          <table:table-cell/>
          <table:table-cell office:value-type="string">
            <text:p><text:s/>/* <text:s text:c="2"/>d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3009</text:p>
          </table:table-cell>
          <table:table-cell office:value-type="string">
            <text:p>0x0000</text:p>
          </table:table-cell>
          <table:table-cell office:value-type="string">
            <text:p>0x2800</text:p>
          </table:table-cell>
          <table:table-cell office:value-type="string">
            <text:p>0x24c5</text:p>
          </table:table-cell>
          <table:table-cell office:value-type="string">
            <text:p>0x003f</text:p>
          </table:table-cell>
          <table:table-cell office:value-type="string">
            <text:p>0xc001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 text:c="2"/>d8 */</text:p>
          </table:table-cell>
        </table:table-row>
        <table:table-row table:style-name="ro4">
          <table:table-cell/>
          <table:table-cell office:value-type="string">
            <text:p>0x2640</text:p>
          </table:table-cell>
          <table:table-cell office:value-type="string">
            <text:p>0xb01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10</text:p>
          </table:table-cell>
          <table:table-cell office:value-type="string">
            <text:p>0x3010</text:p>
          </table:table-cell>
          <table:table-cell office:value-type="string">
            <text:p>0x0024</text:p>
          </table:table-cell>
          <table:table-cell office:value-type="string">
            <text:p>0xb006</text:p>
          </table:table-cell>
          <table:table-cell/>
          <table:table-cell office:value-type="string">
            <text:p><text:s/>/* <text:s text:c="2"/>e0 */</text:p>
          </table:table-cell>
        </table:table-row>
        <table:table-row table:style-name="ro4">
          <table:table-cell/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2705</text:p>
          </table:table-cell>
          <table:table-cell office:value-type="string">
            <text:p>0xb01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 text:c="2"/>e8 */</text:p>
          </table:table-cell>
        </table:table-row>
        <table:table-row table:style-name="ro4">
          <table:table-cell/>
          <table:table-cell office:value-type="string">
            <text:p>0x0103</text:p>
          </table:table-cell>
          <table:table-cell office:value-type="string">
            <text:p>0xc030</text:p>
          </table:table-cell>
          <table:table-cell office:value-type="string">
            <text:p>0x0024</text:p>
          </table:table-cell>
          <table:table-cell office:value-type="string">
            <text:p>0xc204</text:p>
          </table:table-cell>
          <table:table-cell office:value-type="string">
            <text:p>0x0024</text:p>
          </table:table-cell>
          <table:table-cell office:value-type="string">
            <text:p>0x3900</text:p>
          </table:table-cell>
          <table:table-cell office:value-type="string">
            <text:p>0x8024</text:p>
          </table:table-cell>
          <table:table-cell office:value-type="string">
            <text:p>0x3600</text:p>
          </table:table-cell>
          <table:table-cell/>
          <table:table-cell office:value-type="string">
            <text:p><text:s/>/* <text:s text:c="2"/>f0 */</text:p>
          </table:table-cell>
        </table:table-row>
        <table:table-row table:style-name="ro4">
          <table:table-cell/>
          <table:table-cell office:value-type="string">
            <text:p>0x9bc3</text:p>
          </table:table-cell>
          <table:table-cell office:value-type="string">
            <text:p>0x2808</text:p>
          </table:table-cell>
          <table:table-cell office:value-type="string">
            <text:p>0x1980</text:p>
          </table:table-cell>
          <table:table-cell office:value-type="string">
            <text:p>0x3604</text:p>
          </table:table-cell>
          <table:table-cell office:value-type="string">
            <text:p>0x1bd1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0a0</text:p>
          </table:table-cell>
          <table:table-cell/>
          <table:table-cell office:value-type="string">
            <text:p><text:s/>/* <text:s text:c="2"/>f8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008e</text:p>
          </table:table-cell>
          <table:table-cell office:value-type="string">
            <text:p>0x3e14</text:p>
          </table:table-cell>
          <table:table-cell office:value-type="string">
            <text:p>0x3811</text:p>
          </table:table-cell>
          <table:table-cell office:value-type="string">
            <text:p>0x3e14</text:p>
          </table:table-cell>
          <table:table-cell office:value-type="string">
            <text:p>0xb813</text:p>
          </table:table-cell>
          <table:table-cell office:value-type="string">
            <text:p>0x3e15</text:p>
          </table:table-cell>
          <table:table-cell office:value-type="string">
            <text:p>0x3815</text:p>
          </table:table-cell>
          <table:table-cell/>
          <table:table-cell office:value-type="string">
            <text:p><text:s/>/* <text:s/>100 */</text:p>
          </table:table-cell>
        </table:table-row>
        <table:table-row table:style-name="ro4">
          <table:table-cell/>
          <table:table-cell office:value-type="string">
            <text:p>0x3e13</text:p>
          </table:table-cell>
          <table:table-cell office:value-type="string">
            <text:p>0xb80f</text:p>
          </table:table-cell>
          <table:table-cell office:value-type="string">
            <text:p>0x3e13</text:p>
          </table:table-cell>
          <table:table-cell office:value-type="string">
            <text:p>0x780a</text:p>
          </table:table-cell>
          <table:table-cell office:value-type="string">
            <text:p>0x3009</text:p>
          </table:table-cell>
          <table:table-cell office:value-type="string">
            <text:p>0x184c</text:p>
          </table:table-cell>
          <table:table-cell office:value-type="string">
            <text:p>0x3e10</text:p>
          </table:table-cell>
          <table:table-cell office:value-type="string">
            <text:p>0x3801</text:p>
          </table:table-cell>
          <table:table-cell/>
          <table:table-cell office:value-type="string">
            <text:p><text:s/>/* <text:s/>108 */</text:p>
          </table:table-cell>
        </table:table-row>
        <table:table-row table:style-name="ro4">
          <table:table-cell/>
          <table:table-cell office:value-type="string">
            <text:p>0x3e00</text:p>
          </table:table-cell>
          <table:table-cell office:value-type="string">
            <text:p>0xb803</text:p>
          </table:table-cell>
          <table:table-cell table:style-name="Default" office:value-type="string">
            <text:p>0x0006</text:p>
          </table:table-cell>
          <table:table-cell office:value-type="string">
            <text:p>0x03d1</text:p>
          </table:table-cell>
          <table:table-cell office:value-type="string">
            <text:p>0x31f0</text:p>
          </table:table-cell>
          <table:table-cell office:value-type="string">
            <text:p>0x0024</text:p>
          </table:table-cell>
          <table:table-cell office:value-type="string">
            <text:p>0xb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<text:s/>11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41</text:p>
          </table:table-cell>
          <table:table-cell office:value-type="string">
            <text:p>0x2800</text:p>
          </table:table-cell>
          <table:table-cell office:value-type="string">
            <text:p>0x2c05</text:p>
          </table:table-cell>
          <table:table-cell office:value-type="string">
            <text:p>0xb01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33c0</text:p>
          </table:table-cell>
          <table:table-cell/>
          <table:table-cell office:value-type="string">
            <text:p><text:s/>/* <text:s/>118 */</text:p>
          </table:table-cell>
        </table:table-row>
        <table:table-row table:style-name="ro4">
          <table:table-cell/>
          <table:table-cell office:value-type="string">
            <text:p>0x3900</text:p>
          </table:table-cell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10d0</text:p>
          </table:table-cell>
          <table:table-cell table:style-name="Default" office:value-type="string">
            <text:p>0x0006</text:p>
          </table:table-cell>
          <table:table-cell office:value-type="string">
            <text:p>0x0191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<text:s/>120 */</text:p>
          </table:table-cell>
        </table:table-row>
        <table:table-row table:style-name="ro4">
          <table:table-cell/>
          <table:table-cell office:value-type="string">
            <text:p>0x3100</text:p>
          </table:table-cell>
          <table:table-cell office:value-type="string">
            <text:p>0x4024</text:p>
          </table:table-cell>
          <table:table-cell office:value-type="string">
            <text:p>0x6010</text:p>
          </table:table-cell>
          <table:table-cell office:value-type="string">
            <text:p>0x2480</text:p>
          </table:table-cell>
          <table:table-cell office:value-type="string">
            <text:p>0xf000</text:p>
          </table:table-cell>
          <table:table-cell office:value-type="string">
            <text:p>0x0441</text:p>
          </table:table-cell>
          <table:table-cell office:value-type="string">
            <text:p>0x6012</text:p>
          </table:table-cell>
          <table:table-cell office:value-type="string">
            <text:p>0x04c2</text:p>
          </table:table-cell>
          <table:table-cell/>
          <table:table-cell office:value-type="string">
            <text:p><text:s/>/* <text:s/>12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2fc4</text:p>
          </table:table-cell>
          <table:table-cell office:value-type="string">
            <text:p>0x602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<text:s/>130 */</text:p>
          </table:table-cell>
        </table:table-row>
        <table:table-row table:style-name="ro4">
          <table:table-cell/>
          <table:table-cell office:value-type="string">
            <text:p>0x2800</text:p>
          </table:table-cell>
          <table:table-cell office:value-type="string">
            <text:p>0x32d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33c0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<text:s/>138 */</text:p>
          </table:table-cell>
        </table:table-row>
        <table:table-row table:style-name="ro4">
          <table:table-cell/>
          <table:table-cell office:value-type="string">
            <text:p>0x3110</text:p>
          </table:table-cell>
          <table:table-cell office:value-type="string">
            <text:p>0x8024</text:p>
          </table:table-cell>
          <table:table-cell office:value-type="string">
            <text:p>0x31d0</text:p>
          </table:table-cell>
          <table:table-cell office:value-type="string">
            <text:p>0xc024</text:p>
          </table:table-cell>
          <table:table-cell office:value-type="string">
            <text:p>0x6d96</text:p>
          </table:table-cell>
          <table:table-cell office:value-type="string">
            <text:p>0x0440</text:p>
          </table:table-cell>
          <table:table-cell office:value-type="string">
            <text:p>0x6d96</text:p>
          </table:table-cell>
          <table:table-cell office:value-type="string">
            <text:p>0x0441</text:p>
          </table:table-cell>
          <table:table-cell/>
          <table:table-cell office:value-type="string">
            <text:p><text:s/>/* <text:s/>140 */</text:p>
          </table:table-cell>
        </table:table-row>
        <table:table-row table:style-name="ro4">
          <table:table-cell/>
          <table:table-cell office:value-type="string">
            <text:p>0x6dc2</text:p>
          </table:table-cell>
          <table:table-cell office:value-type="string">
            <text:p>0x2442</text:p>
          </table:table-cell>
          <table:table-cell office:value-type="string">
            <text:p>0x3910</text:p>
          </table:table-cell>
          <table:table-cell office:value-type="string">
            <text:p>0xc024</text:p>
          </table:table-cell>
          <table:table-cell office:value-type="string">
            <text:p>0x2800</text:p>
          </table:table-cell>
          <table:table-cell office:value-type="string">
            <text:p>0x33c4</text:p>
          </table:table-cell>
          <table:table-cell office:value-type="string">
            <text:p>0x689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<text:s/>148 */</text:p>
          </table:table-cell>
        </table:table-row>
        <table:table-row table:style-name="ro4">
          <table:table-cell/>
          <table:table-cell office:value-type="string">
            <text:p>0x4d96</text:p>
          </table:table-cell>
          <table:table-cell office:value-type="string">
            <text:p>0x2780</text:p>
          </table:table-cell>
          <table:table-cell office:value-type="string">
            <text:p>0x3910</text:p>
          </table:table-cell>
          <table:table-cell office:value-type="string">
            <text:p>0x8024</text:p>
          </table:table-cell>
          <table:table-cell office:value-type="string">
            <text:p>0x2800</text:p>
          </table:table-cell>
          <table:table-cell office:value-type="string">
            <text:p>0x33c0</text:p>
          </table:table-cell>
          <table:table-cell office:value-type="string">
            <text:p>0x3910</text:p>
          </table:table-cell>
          <table:table-cell office:value-type="string">
            <text:p>0xc024</text:p>
          </table:table-cell>
          <table:table-cell/>
          <table:table-cell office:value-type="string">
            <text:p><text:s/>/* <text:s/>150 */</text:p>
          </table:table-cell>
        </table:table-row>
        <table:table-row table:style-name="ro4">
          <table:table-cell/>
          <table:table-cell office:value-type="string">
            <text:p>0xb080</text:p>
          </table:table-cell>
          <table:table-cell office:value-type="string">
            <text:p>0x0024</text:p>
          </table:table-cell>
          <table:table-cell office:value-type="string">
            <text:p>0x3910</text:p>
          </table:table-cell>
          <table:table-cell office:value-type="string">
            <text:p>0x0024</text:p>
          </table:table-cell>
          <table:table-cell office:value-type="string">
            <text:p>0x3910</text:p>
          </table:table-cell>
          <table:table-cell office:value-type="string">
            <text:p>0x0024</text:p>
          </table:table-cell>
          <table:table-cell office:value-type="string">
            <text:p>0x39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<text:s/>158 */</text:p>
          </table:table-cell>
        </table:table-row>
        <table:table-row table:style-name="ro4">
          <table:table-cell/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36f0</text:p>
          </table:table-cell>
          <table:table-cell office:value-type="string">
            <text:p>0x1801</text:p>
          </table:table-cell>
          <table:table-cell office:value-type="string">
            <text:p>0x0000</text:p>
          </table:table-cell>
          <table:table-cell office:value-type="string">
            <text:p>0x004d</text:p>
          </table:table-cell>
          <table:table-cell office:value-type="string">
            <text:p>0x0008</text:p>
          </table:table-cell>
          <table:table-cell office:value-type="string">
            <text:p>0x414f</text:p>
          </table:table-cell>
          <table:table-cell/>
          <table:table-cell office:value-type="string">
            <text:p><text:s/>/* <text:s/>160 */</text:p>
          </table:table-cell>
        </table:table-row>
        <table:table-row table:style-name="ro4">
          <table:table-cell/>
          <table:table-cell office:value-type="string">
            <text:p>0x2808</text:p>
          </table:table-cell>
          <table:table-cell office:value-type="string">
            <text:p>0x2bc0</text:p>
          </table:table-cell>
          <table:table-cell office:value-type="string">
            <text:p>0x0000</text:p>
          </table:table-cell>
          <table:table-cell office:value-type="string">
            <text:p>0x354e</text:p>
          </table:table-cell>
          <table:table-cell office:value-type="string">
            <text:p>0x0000</text:p>
          </table:table-cell>
          <table:table-cell office:value-type="string">
            <text:p>0x0091</text:p>
          </table:table-cell>
          <table:table-cell office:value-type="string">
            <text:p>0x0020</text:p>
          </table:table-cell>
          <table:table-cell office:value-type="string">
            <text:p>0x03d3</text:p>
          </table:table-cell>
          <table:table-cell/>
          <table:table-cell office:value-type="string">
            <text:p><text:s/>/* <text:s/>168 */</text:p>
          </table:table-cell>
        </table:table-row>
        <table:table-row table:style-name="ro4">
          <table:table-cell/>
          <table:table-cell office:value-type="string">
            <text:p>0x3104</text:p>
          </table:table-cell>
          <table:table-cell office:value-type="string">
            <text:p>0x8024</text:p>
          </table:table-cell>
          <table:table-cell office:value-type="string">
            <text:p>0x3009</text:p>
          </table:table-cell>
          <table:table-cell office:value-type="string">
            <text:p>0x2a15</text:p>
          </table:table-cell>
          <table:table-cell office:value-type="string">
            <text:p>0x3009</text:p>
          </table:table-cell>
          <table:table-cell office:value-type="string">
            <text:p>0x2a06</text:p>
          </table:table-cell>
          <table:table-cell office:value-type="string">
            <text:p>0x3904</text:p>
          </table:table-cell>
          <table:table-cell office:value-type="string">
            <text:p>0x8024</text:p>
          </table:table-cell>
          <table:table-cell/>
          <table:table-cell office:value-type="string">
            <text:p><text:s/>/* <text:s/>170 */</text:p>
          </table:table-cell>
        </table:table-row>
        <table:table-row table:style-name="ro4">
          <table:table-cell/>
          <table:table-cell office:value-type="string">
            <text:p>0x36f5</text:p>
          </table:table-cell>
          <table:table-cell office:value-type="string">
            <text:p>0x5810</text:p>
          </table:table-cell>
          <table:table-cell office:value-type="string">
            <text:p>0x36f1</text:p>
          </table:table-cell>
          <table:table-cell office:value-type="string">
            <text:p>0x9811</text:p>
          </table:table-cell>
          <table:table-cell office:value-type="string">
            <text:p>0x36f2</text:p>
          </table:table-cell>
          <table:table-cell office:value-type="string">
            <text:p>0x5808</text:p>
          </table:table-cell>
          <table:table-cell office:value-type="string">
            <text:p>0x36f2</text:p>
          </table:table-cell>
          <table:table-cell office:value-type="string">
            <text:p>0x9817</text:p>
          </table:table-cell>
          <table:table-cell/>
          <table:table-cell office:value-type="string">
            <text:p><text:s/>/* <text:s/>178 */</text:p>
          </table:table-cell>
        </table:table-row>
        <table:table-row table:style-name="ro4">
          <table:table-cell/>
          <table:table-cell office:value-type="string">
            <text:p>0x0030</text:p>
          </table:table-cell>
          <table:table-cell office:value-type="string">
            <text:p>0x0711</text:p>
          </table:table-cell>
          <table:table-cell office:value-type="string">
            <text:p>0x36f3</text:p>
          </table:table-cell>
          <table:table-cell office:value-type="string">
            <text:p>0x580a</text:p>
          </table:table-cell>
          <table:table-cell office:value-type="string">
            <text:p>0x36f3</text:p>
          </table:table-cell>
          <table:table-cell office:value-type="string">
            <text:p>0x980f</text:p>
          </table:table-cell>
          <table:table-cell office:value-type="string">
            <text:p>0x36f5</text:p>
          </table:table-cell>
          <table:table-cell office:value-type="string">
            <text:p>0x1815</text:p>
          </table:table-cell>
          <table:table-cell/>
          <table:table-cell office:value-type="string">
            <text:p><text:s/>/* <text:s/>180 */</text:p>
          </table:table-cell>
        </table:table-row>
        <table:table-row table:style-name="ro4">
          <table:table-cell/>
          <table:table-cell office:value-type="string">
            <text:p>0x36f4</text:p>
          </table:table-cell>
          <table:table-cell office:value-type="string">
            <text:p>0x9813</text:p>
          </table:table-cell>
          <table:table-cell office:value-type="string">
            <text:p>0x3604</text:p>
          </table:table-cell>
          <table:table-cell office:value-type="string">
            <text:p>0x0024</text:p>
          </table:table-cell>
          <table:table-cell office:value-type="string">
            <text:p>0x2100</text:p>
          </table:table-cell>
          <table:table-cell office:value-type="string">
            <text:p>0x0000</text:p>
          </table:table-cell>
          <table:table-cell office:value-type="string">
            <text:p>0x3904</text:p>
          </table:table-cell>
          <table:table-cell office:value-type="string">
            <text:p>0x5bd1</text:p>
          </table:table-cell>
          <table:table-cell/>
          <table:table-cell office:value-type="string">
            <text:p><text:s/>/* <text:s/>188 */</text:p>
          </table:table-cell>
        </table:table-row>
        <table:table-row table:style-name="ro4">
          <table:table-cell/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0e7</text:p>
          </table:table-cell>
          <table:table-cell office:value-type="string">
            <text:p>0x0006</text:p>
          </table:table-cell>
          <table:table-cell office:value-type="string">
            <text:p>0x0032</text:p>
          </table:table-cell>
          <table:table-cell office:value-type="string">
            <text:p>0x3e14</text:p>
          </table:table-cell>
          <table:table-cell office:value-type="string">
            <text:p>0x3811</text:p>
          </table:table-cell>
          <table:table-cell office:value-type="string">
            <text:p>0x3e10</text:p>
          </table:table-cell>
          <table:table-cell/>
          <table:table-cell office:value-type="string">
            <text:p><text:s/>/* <text:s/>190 */</text:p>
          </table:table-cell>
        </table:table-row>
        <table:table-row table:style-name="ro4">
          <table:table-cell/>
          <table:table-cell office:value-type="string">
            <text:p>0x7803</text:p>
          </table:table-cell>
          <table:table-cell office:value-type="string">
            <text:p>0x0000</text:p>
          </table:table-cell>
          <table:table-cell office:value-type="string">
            <text:p>0x3fc1</text:p>
          </table:table-cell>
          <table:table-cell office:value-type="string">
            <text:p>0xb010</text:p>
          </table:table-cell>
          <table:table-cell office:value-type="string">
            <text:p>0xb802</text:p>
          </table:table-cell>
          <table:table-cell office:value-type="string">
            <text:p>0x0000</text:p>
          </table:table-cell>
          <table:table-cell office:value-type="string">
            <text:p>0x0010</text:p>
          </table:table-cell>
          <table:table-cell office:value-type="string">
            <text:p>0x3010</text:p>
          </table:table-cell>
          <table:table-cell/>
          <table:table-cell office:value-type="string">
            <text:p><text:s/>/* <text:s/>198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6924</text:p>
          </table:table-cell>
          <table:table-cell office:value-type="string">
            <text:p>0x03c1</text:p>
          </table:table-cell>
          <table:table-cell office:value-type="string">
            <text:p>0x0000</text:p>
          </table:table-cell>
          <table:table-cell office:value-type="string">
            <text:p>0x0203</text:p>
          </table:table-cell>
          <table:table-cell office:value-type="string">
            <text:p>0x2800</text:p>
          </table:table-cell>
          <table:table-cell office:value-type="string">
            <text:p>0x3f15</text:p>
          </table:table-cell>
          <table:table-cell office:value-type="string">
            <text:p>0xa036</text:p>
          </table:table-cell>
          <table:table-cell/>
          <table:table-cell office:value-type="string">
            <text:p><text:s/>/* <text:s/>1a0 */</text:p>
          </table:table-cell>
        </table:table-row>
        <table:table-row table:style-name="ro4">
          <table:table-cell/>
          <table:table-cell office:value-type="string">
            <text:p>0x2042</text:p>
          </table:table-cell>
          <table:table-cell table:style-name="Default" office:value-type="string">
            <text:p>0x0006</text:p>
          </table:table-cell>
          <table:table-cell office:value-type="string">
            <text:p>0xbfd7</text:p>
          </table:table-cell>
          <table:table-cell office:value-type="string">
            <text:p>0xc010</text:p>
          </table:table-cell>
          <table:table-cell office:value-type="string">
            <text:p>0x9c10</text:p>
          </table:table-cell>
          <table:table-cell office:value-type="string">
            <text:p>0x0023</text:p>
          </table:table-cell>
          <table:table-cell office:value-type="string">
            <text:p>0xffd1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<text:s/>1a8 */</text:p>
          </table:table-cell>
        </table:table-row>
        <table:table-row table:style-name="ro4">
          <table:table-cell/>
          <table:table-cell office:value-type="string">
            <text:p>0x2200</text:p>
          </table:table-cell>
          <table:table-cell office:value-type="string">
            <text:p>0x3009</text:p>
          </table:table-cell>
          <table:table-cell office:value-type="string">
            <text:p>0x3c50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3009</text:p>
          </table:table-cell>
          <table:table-cell office:value-type="string">
            <text:p>0x1c01</text:p>
          </table:table-cell>
          <table:table-cell office:value-type="string">
            <text:p>0x6010</text:p>
          </table:table-cell>
          <table:table-cell/>
          <table:table-cell office:value-type="string">
            <text:p><text:s/>/* <text:s/>1b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3</text:p>
          </table:table-cell>
          <table:table-cell office:value-type="string">
            <text:p>0xffc1</text:p>
          </table:table-cell>
          <table:table-cell office:value-type="string">
            <text:p>0xb016</text:p>
          </table:table-cell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0250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<text:s/>1b8 */</text:p>
          </table:table-cell>
        </table:table-row>
        <table:table-row table:style-name="ro4">
          <table:table-cell/>
          <table:table-cell office:value-type="string">
            <text:p>0xdbc2</text:p>
          </table:table-cell>
          <table:table-cell office:value-type="string">
            <text:p>0x36f0</text:p>
          </table:table-cell>
          <table:table-cell office:value-type="string">
            <text:p>0x5803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36f4</text:p>
          </table:table-cell>
          <table:table-cell office:value-type="string">
            <text:p>0x1811</text:p>
          </table:table-cell>
          <table:table-cell office:value-type="string">
            <text:p>0x0007</text:p>
          </table:table-cell>
          <table:table-cell/>
          <table:table-cell office:value-type="string">
            <text:p><text:s/>/* <text:s/>1c0 */</text:p>
          </table:table-cell>
        </table:table-row>
        <table:table-row table:style-name="ro4">
          <table:table-cell/>
          <table:table-cell office:value-type="string">
            <text:p>0x0001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 office:value-type="string">
            <text:p>0x8002</text:p>
          </table:table-cell>
          <table:table-cell office:value-type="string">
            <text:p>0x00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0100</text:p>
          </table:table-cell>
          <table:table-cell/>
          <table:table-cell office:value-type="string">
            <text:p><text:s/>/* <text:s/>1c8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80cc</text:p>
          </table:table-cell>
          <table:table-cell office:value-type="string">
            <text:p>0x00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100</text:p>
          </table:table-cell>
          <table:table-cell office:value-type="string">
            <text:p>0x0006</text:p>
          </table:table-cell>
          <table:table-cell office:value-type="string">
            <text:p>0x002a</text:p>
          </table:table-cell>
          <table:table-cell/>
          <table:table-cell office:value-type="string">
            <text:p><text:s/>/* <text:s/>1d0 */</text:p>
          </table:table-cell>
        </table:table-row>
        <table:table-row table:style-name="ro4">
          <table:table-cell/>
          <table:table-cell office:value-type="string">
            <text:p>0x3e11</text:p>
          </table:table-cell>
          <table:table-cell office:value-type="string">
            <text:p>0xb807</text:p>
          </table:table-cell>
          <table:table-cell office:value-type="string">
            <text:p>0x3009</text:p>
          </table:table-cell>
          <table:table-cell office:value-type="string">
            <text:p>0x384a</text:p>
          </table:table-cell>
          <table:table-cell office:value-type="string">
            <text:p>0x3e11</text:p>
          </table:table-cell>
          <table:table-cell office:value-type="string">
            <text:p>0x3805</text:p>
          </table:table-cell>
          <table:table-cell office:value-type="string">
            <text:p>0x3e10</text:p>
          </table:table-cell>
          <table:table-cell office:value-type="string">
            <text:p>0xb803</text:p>
          </table:table-cell>
          <table:table-cell/>
          <table:table-cell office:value-type="string">
            <text:p><text:s/>/* <text:s/>1d8 */</text:p>
          </table:table-cell>
        </table:table-row>
        <table:table-row table:style-name="ro4">
          <table:table-cell/>
          <table:table-cell office:value-type="string">
            <text:p>0x3e00</text:p>
          </table:table-cell>
          <table:table-cell office:value-type="string">
            <text:p>0x4442</text:p>
          </table:table-cell>
          <table:table-cell table:style-name="Default" office:value-type="string">
            <text:p>0x0001</text:p>
          </table:table-cell>
          <table:table-cell office:value-type="string">
            <text:p>0x800a</text:p>
          </table:table-cell>
          <table:table-cell office:value-type="string">
            <text:p>0xbf8e</text:p>
          </table:table-cell>
          <table:table-cell office:value-type="string">
            <text:p>0x8443</text:p>
          </table:table-cell>
          <table:table-cell office:value-type="string">
            <text:p>0xfe06</text:p>
          </table:table-cell>
          <table:table-cell office:value-type="string">
            <text:p>0x0045</text:p>
          </table:table-cell>
          <table:table-cell/>
          <table:table-cell office:value-type="string">
            <text:p><text:s/>/* <text:s/>1e0 */</text:p>
          </table:table-cell>
        </table:table-row>
        <table:table-row table:style-name="ro4">
          <table:table-cell/>
          <table:table-cell office:value-type="string">
            <text:p>0x3011</text:p>
          </table:table-cell>
          <table:table-cell office:value-type="string">
            <text:p>0x0401</text:p>
          </table:table-cell>
          <table:table-cell office:value-type="string">
            <text:p>0x545e</text:p>
          </table:table-cell>
          <table:table-cell office:value-type="string">
            <text:p>0x0385</text:p>
          </table:table-cell>
          <table:table-cell office:value-type="string">
            <text:p>0x525e</text:p>
          </table:table-cell>
          <table:table-cell office:value-type="string">
            <text:p>0x2040</text:p>
          </table:table-cell>
          <table:table-cell office:value-type="string">
            <text:p>0x72ce</text:p>
          </table:table-cell>
          <table:table-cell office:value-type="string">
            <text:p>0x1bc1</text:p>
          </table:table-cell>
          <table:table-cell/>
          <table:table-cell office:value-type="string">
            <text:p><text:s/>/* <text:s/>1e8 */</text:p>
          </table:table-cell>
        </table:table-row>
        <table:table-row table:style-name="ro4">
          <table:table-cell/>
          <table:table-cell office:value-type="string">
            <text:p>0x48ba</text:p>
          </table:table-cell>
          <table:table-cell office:value-type="string">
            <text:p>0x9803</text:p>
          </table:table-cell>
          <table:table-cell office:value-type="string">
            <text:p>0x4588</text:p>
          </table:table-cell>
          <table:table-cell office:value-type="string">
            <text:p>0x4885</text:p>
          </table:table-cell>
          <table:table-cell office:value-type="string">
            <text:p>0x6fee</text:p>
          </table:table-cell>
          <table:table-cell office:value-type="string">
            <text:p>0x1bc2</text:p>
          </table:table-cell>
          <table:table-cell office:value-type="string">
            <text:p>0x4ffe</text:p>
          </table:table-cell>
          <table:table-cell office:value-type="string">
            <text:p>0x9805</text:p>
          </table:table-cell>
          <table:table-cell/>
          <table:table-cell office:value-type="string">
            <text:p><text:s/>/* <text:s/>1f0 */</text:p>
          </table:table-cell>
        </table:table-row>
        <table:table-row table:style-name="ro4">
          <table:table-cell/>
          <table:table-cell office:value-type="string">
            <text:p>0xf6fe</text:p>
          </table:table-cell>
          <table:table-cell office:value-type="string">
            <text:p>0x1bc4</text:p>
          </table:table-cell>
          <table:table-cell office:value-type="string">
            <text:p>0xf7f0</text:p>
          </table:table-cell>
          <table:table-cell office:value-type="string">
            <text:p>0x2046</text:p>
          </table:table-cell>
          <table:table-cell office:value-type="string">
            <text:p>0x3801</text:p>
          </table:table-cell>
          <table:table-cell office:value-type="string">
            <text:p>0xdbca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1f8 */</text:p>
          </table:table-cell>
        </table:table-row>
        <table:table-row table:style-name="ro4">
          <table:table-cell/>
          <table:table-cell office:value-type="string">
            <text:p>0x36f1</text:p>
          </table:table-cell>
          <table:table-cell office:value-type="string">
            <text:p>0x9807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115</text:p>
          </table:table-cell>
          <table:table-cell office:value-type="string">
            <text:p>0x0006</text:p>
          </table:table-cell>
          <table:table-cell office:value-type="string">
            <text:p>0x0082</text:p>
          </table:table-cell>
          <table:table-cell office:value-type="string">
            <text:p>0x3e12</text:p>
          </table:table-cell>
          <table:table-cell/>
          <table:table-cell office:value-type="string">
            <text:p><text:s/>/* <text:s/>200 */</text:p>
          </table:table-cell>
        </table:table-row>
        <table:table-row table:style-name="ro4">
          <table:table-cell/>
          <table:table-cell office:value-type="string">
            <text:p>0xb817</text:p>
          </table:table-cell>
          <table:table-cell office:value-type="string">
            <text:p>0x3e12</text:p>
          </table:table-cell>
          <table:table-cell office:value-type="string">
            <text:p>0x7808</text:p>
          </table:table-cell>
          <table:table-cell office:value-type="string">
            <text:p>0x3e18</text:p>
          </table:table-cell>
          <table:table-cell office:value-type="string">
            <text:p>0x3821</text:p>
          </table:table-cell>
          <table:table-cell office:value-type="string">
            <text:p>0x3e18</text:p>
          </table:table-cell>
          <table:table-cell office:value-type="string">
            <text:p>0xb823</text:p>
          </table:table-cell>
          <table:table-cell office:value-type="string">
            <text:p>0x3e10</text:p>
          </table:table-cell>
          <table:table-cell/>
          <table:table-cell office:value-type="string">
            <text:p><text:s/>/* <text:s/>208 */</text:p>
          </table:table-cell>
        </table:table-row>
        <table:table-row table:style-name="ro4">
          <table:table-cell/>
          <table:table-cell office:value-type="string">
            <text:p>0x7800</text:p>
          </table:table-cell>
          <table:table-cell office:value-type="string">
            <text:p>0x48b2</text:p>
          </table:table-cell>
          <table:table-cell office:value-type="string">
            <text:p>0x0024</text:p>
          </table:table-cell>
          <table:table-cell office:value-type="string">
            <text:p>0x3e10</text:p>
          </table:table-cell>
          <table:table-cell office:value-type="string">
            <text:p>0x7800</text:p>
          </table:table-cell>
          <table:table-cell office:value-type="string">
            <text:p>0x3e10</text:p>
          </table:table-cell>
          <table:table-cell office:value-type="string">
            <text:p>0xf802</text:p>
          </table:table-cell>
          <table:table-cell office:value-type="string">
            <text:p>0x3e14</text:p>
          </table:table-cell>
          <table:table-cell/>
          <table:table-cell office:value-type="string">
            <text:p><text:s/>/* <text:s/>210 */</text:p>
          </table:table-cell>
        </table:table-row>
        <table:table-row table:style-name="ro4">
          <table:table-cell/>
          <table:table-cell office:value-type="string">
            <text:p>0x3815</text:p>
          </table:table-cell>
          <table:table-cell office:value-type="string">
            <text:p>0x3e14</text:p>
          </table:table-cell>
          <table:table-cell office:value-type="string">
            <text:p>0xb813</text:p>
          </table:table-cell>
          <table:table-cell office:value-type="string">
            <text:p>0x3e04</text:p>
          </table:table-cell>
          <table:table-cell office:value-type="string">
            <text:p>0x7814</text:p>
          </table:table-cell>
          <table:table-cell office:value-type="string">
            <text:p>0x0030</text:p>
          </table:table-cell>
          <table:table-cell office:value-type="string">
            <text:p>0x0717</text:p>
          </table:table-cell>
          <table:table-cell office:value-type="string">
            <text:p>0x3f05</text:p>
          </table:table-cell>
          <table:table-cell/>
          <table:table-cell office:value-type="string">
            <text:p><text:s/>/* <text:s/>218 */</text:p>
          </table:table-cell>
        </table:table-row>
        <table:table-row table:style-name="ro4">
          <table:table-cell/>
          <table:table-cell office:value-type="string">
            <text:p>0xc024</text:p>
          </table:table-cell>
          <table:table-cell table:style-name="Default" office:value-type="string">
            <text:p>0x0001</text:p>
          </table:table-cell>
          <table:table-cell office:value-type="string">
            <text:p>0x800a</text:p>
          </table:table-cell>
          <table:table-cell office:value-type="string">
            <text:p>0x0030</text:p>
          </table:table-cell>
          <table:table-cell office:value-type="string">
            <text:p>0x11d1</text:p>
          </table:table-cell>
          <table:table-cell office:value-type="string">
            <text:p>0x0000</text:p>
          </table:table-cell>
          <table:table-cell office:value-type="string">
            <text:p>0x4697</text:p>
          </table:table-cell>
          <table:table-cell office:value-type="string">
            <text:p>0x3110</text:p>
          </table:table-cell>
          <table:table-cell/>
          <table:table-cell office:value-type="string">
            <text:p><text:s/>/* <text:s/>220 */</text:p>
          </table:table-cell>
        </table:table-row>
        <table:table-row table:style-name="ro4">
          <table:table-cell/>
          <table:table-cell office:value-type="string">
            <text:p>0x9fd2</text:p>
          </table:table-cell>
          <table:table-cell office:value-type="string">
            <text:p>0x3100</text:p>
          </table:table-cell>
          <table:table-cell office:value-type="string">
            <text:p>0xdc53</text:p>
          </table:table-cell>
          <table:table-cell office:value-type="string">
            <text:p>0x3a80</text:p>
          </table:table-cell>
          <table:table-cell office:value-type="string">
            <text:p>0x9c10</text:p>
          </table:table-cell>
          <table:table-cell office:value-type="string">
            <text:p>0x3a80</text:p>
          </table:table-cell>
          <table:table-cell office:value-type="string">
            <text:p>0xc024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<text:s/>228 */</text:p>
          </table:table-cell>
        </table:table-row>
        <table:table-row table:style-name="ro3">
          <table:table-cell/>
          <table:table-cell office:value-type="string">
            <text:p>0x3f12</text:p>
          </table:table-cell>
          <table:table-cell office:value-type="string">
            <text:p>0x3009</text:p>
          </table:table-cell>
          <table:table-cell office:value-type="string">
            <text:p>0x1c00</text:p>
          </table:table-cell>
          <table:table-cell office:value-type="string">
            <text:p>0x4090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3fc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230 */</text:p>
          </table:table-cell>
        </table:table-row>
        <table:table-row table:style-name="ro4">
          <table:table-cell/>
          <table:table-cell office:value-type="string">
            <text:p>0x5355</text:p>
          </table:table-cell>
          <table:table-cell office:value-type="string">
            <text:p>0x3009</text:p>
          </table:table-cell>
          <table:table-cell office:value-type="string">
            <text:p>0x1c40</text:p>
          </table:table-cell>
          <table:table-cell office:value-type="string">
            <text:p>0x3009</text:p>
          </table:table-cell>
          <table:table-cell office:value-type="string">
            <text:p>0x3c80</text:p>
          </table:table-cell>
          <table:table-cell office:value-type="string">
            <text:p>0x3013</text:p>
          </table:table-cell>
          <table:table-cell office:value-type="string">
            <text:p>0x1fd5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<text:s/>238 */</text:p>
          </table:table-cell>
        </table:table-row>
        <table:table-row table:style-name="ro4">
          <table:table-cell/>
          <table:table-cell office:value-type="string">
            <text:p>0x1d00</text:p>
          </table:table-cell>
          <table:table-cell office:value-type="string">
            <text:p>0x3613</text:p>
          </table:table-cell>
          <table:table-cell office:value-type="string">
            <text:p>0x1c01</text:p>
          </table:table-cell>
          <table:table-cell office:value-type="string">
            <text:p>0x3e22</text:p>
          </table:table-cell>
          <table:table-cell office:value-type="string">
            <text:p>0xb806</text:p>
          </table:table-cell>
          <table:table-cell office:value-type="string">
            <text:p>0x3e11</text:p>
          </table:table-cell>
          <table:table-cell office:value-type="string">
            <text:p>0x3805</text:p>
          </table:table-cell>
          <table:table-cell office:value-type="string">
            <text:p>0x3e13</text:p>
          </table:table-cell>
          <table:table-cell/>
          <table:table-cell office:value-type="string">
            <text:p><text:s/>/* <text:s/>240 */</text:p>
          </table:table-cell>
        </table:table-row>
        <table:table-row table:style-name="ro4">
          <table:table-cell/>
          <table:table-cell office:value-type="string">
            <text:p>0xb80d</text:p>
          </table:table-cell>
          <table:table-cell office:value-type="string">
            <text:p>0xbd86</text:p>
          </table:table-cell>
          <table:table-cell office:value-type="string">
            <text:p>0xb814</text:p>
          </table:table-cell>
          <table:table-cell office:value-type="string">
            <text:p>0xbe8a</text:p>
          </table:table-cell>
          <table:table-cell office:value-type="string">
            <text:p>0x384f</text:p>
          </table:table-cell>
          <table:table-cell office:value-type="string">
            <text:p>0x0000</text:p>
          </table:table-cell>
          <table:table-cell office:value-type="string">
            <text:p>0x0054</text:p>
          </table:table-cell>
          <table:table-cell office:value-type="string">
            <text:p>0x2914</text:p>
          </table:table-cell>
          <table:table-cell/>
          <table:table-cell office:value-type="string">
            <text:p><text:s/>/* <text:s/>248 */</text:p>
          </table:table-cell>
        </table:table-row>
        <table:table-row table:style-name="ro4">
          <table:table-cell/>
          <table:table-cell office:value-type="string">
            <text:p>0x39c0</text:p>
          </table:table-cell>
          <table:table-cell office:value-type="string">
            <text:p>0x0028</text:p>
          </table:table-cell>
          <table:table-cell office:value-type="string">
            <text:p>0x32d1</text:p>
          </table:table-cell>
          <table:table-cell office:value-type="string">
            <text:p>0x0000</text:p>
          </table:table-cell>
          <table:table-cell office:value-type="string">
            <text:p>0x0490</text:p>
          </table:table-cell>
          <table:table-cell office:value-type="string">
            <text:p>0x0000</text:p>
          </table:table-cell>
          <table:table-cell office:value-type="string">
            <text:p>0x4891</text:p>
          </table:table-cell>
          <table:table-cell office:value-type="string">
            <text:p>0x2900</text:p>
          </table:table-cell>
          <table:table-cell/>
          <table:table-cell office:value-type="string">
            <text:p><text:s/>/* <text:s/>250 */</text:p>
          </table:table-cell>
        </table:table-row>
        <table:table-row table:style-name="ro4">
          <table:table-cell/>
          <table:table-cell office:value-type="string">
            <text:p>0x4000</text:p>
          </table:table-cell>
          <table:table-cell office:value-type="string">
            <text:p>0x4186</text:p>
          </table:table-cell>
          <table:table-cell office:value-type="string">
            <text:p>0x188c</text:p>
          </table:table-cell>
          <table:table-cell office:value-type="string">
            <text:p>0x0000</text:p>
          </table:table-cell>
          <table:table-cell office:value-type="string">
            <text:p>0x0550</text:p>
          </table:table-cell>
          <table:table-cell office:value-type="string">
            <text:p>0x0000</text:p>
          </table:table-cell>
          <table:table-cell office:value-type="string">
            <text:p>0x4891</text:p>
          </table:table-cell>
          <table:table-cell office:value-type="string">
            <text:p>0x2900</text:p>
          </table:table-cell>
          <table:table-cell/>
          <table:table-cell office:value-type="string">
            <text:p><text:s/>/* <text:s/>258 */</text:p>
          </table:table-cell>
        </table:table-row>
        <table:table-row table:style-name="ro4">
          <table:table-cell/>
          <table:table-cell office:value-type="string">
            <text:p>0x4000</text:p>
          </table:table-cell>
          <table:table-cell office:value-type="string">
            <text:p>0x4380</text:p>
          </table:table-cell>
          <table:table-cell office:value-type="string">
            <text:p>0x4001</text:p>
          </table:table-cell>
          <table:table-cell table:style-name="Default" office:value-type="string">
            <text:p>0x0006</text:p>
          </table:table-cell>
          <table:table-cell office:value-type="string">
            <text:p>0x0011</text:p>
          </table:table-cell>
          <table:table-cell office:value-type="string">
            <text:p>0x0022</text:p>
          </table:table-cell>
          <table:table-cell office:value-type="string">
            <text:p>0xffd3</text:p>
          </table:table-cell>
          <table:table-cell office:value-type="string">
            <text:p>0x003e</text:p>
          </table:table-cell>
          <table:table-cell/>
          <table:table-cell office:value-type="string">
            <text:p><text:s/>/* <text:s/>260 */</text:p>
          </table:table-cell>
        </table:table-row>
        <table:table-row table:style-name="ro4">
          <table:table-cell/>
          <table:table-cell office:value-type="string">
            <text:p>0x0010</text:p>
          </table:table-cell>
          <table:table-cell office:value-type="string">
            <text:p>0x3110</text:p>
          </table:table-cell>
          <table:table-cell office:value-type="string">
            <text:p>0x8012</text:p>
          </table:table-cell>
          <table:table-cell office:value-type="string">
            <text:p>0x3100</text:p>
          </table:table-cell>
          <table:table-cell office:value-type="string">
            <text:p>0xc014</text:p>
          </table:table-cell>
          <table:table-cell office:value-type="string">
            <text:p>0x0003</text:p>
          </table:table-cell>
          <table:table-cell office:value-type="string">
            <text:p>0x0015</text:p>
          </table:table-cell>
          <table:table-cell office:value-type="string">
            <text:p>0x3483</text:p>
          </table:table-cell>
          <table:table-cell/>
          <table:table-cell office:value-type="string">
            <text:p><text:s/>/* <text:s/>268 */</text:p>
          </table:table-cell>
        </table:table-row>
        <table:table-row table:style-name="ro4">
          <table:table-cell/>
          <table:table-cell office:value-type="string">
            <text:p>0x2a00</text:p>
          </table:table-cell>
          <table:table-cell office:value-type="string">
            <text:p>0x6d96</text:p>
          </table:table-cell>
          <table:table-cell office:value-type="string">
            <text:p>0xb001</text:p>
          </table:table-cell>
          <table:table-cell office:value-type="string">
            <text:p>0x39f0</text:p>
          </table:table-cell>
          <table:table-cell office:value-type="string">
            <text:p>0xe012</text:p>
          </table:table-cell>
          <table:table-cell office:value-type="string">
            <text:p>0x3900</text:p>
          </table:table-cell>
          <table:table-cell office:value-type="string">
            <text:p>0x8024</text:p>
          </table:table-cell>
          <table:table-cell office:value-type="string">
            <text:p>0x0030</text:p>
          </table:table-cell>
          <table:table-cell/>
          <table:table-cell office:value-type="string">
            <text:p><text:s/>/* <text:s/>270 */</text:p>
          </table:table-cell>
        </table:table-row>
        <table:table-row table:style-name="ro4">
          <table:table-cell/>
          <table:table-cell office:value-type="string">
            <text:p>0x06d7</text:p>
          </table:table-cell>
          <table:table-cell office:value-type="string">
            <text:p>0x3f15</text:p>
          </table:table-cell>
          <table:table-cell office:value-type="string">
            <text:p>0xc024</text:p>
          </table:table-cell>
          <table:table-cell office:value-type="string">
            <text:p>0x36f4</text:p>
          </table:table-cell>
          <table:table-cell office:value-type="string">
            <text:p>0x5814</text:p>
          </table:table-cell>
          <table:table-cell office:value-type="string">
            <text:p>0x36f4</text:p>
          </table:table-cell>
          <table:table-cell office:value-type="string">
            <text:p>0x9813</text:p>
          </table:table-cell>
          <table:table-cell office:value-type="string">
            <text:p>0x36f4</text:p>
          </table:table-cell>
          <table:table-cell/>
          <table:table-cell office:value-type="string">
            <text:p><text:s/>/* <text:s/>278 */</text:p>
          </table:table-cell>
        </table:table-row>
        <table:table-row table:style-name="ro4">
          <table:table-cell/>
          <table:table-cell office:value-type="string">
            <text:p>0x1815</text:p>
          </table:table-cell>
          <table:table-cell office:value-type="string">
            <text:p>0x36f0</text:p>
          </table:table-cell>
          <table:table-cell office:value-type="string">
            <text:p>0xd802</text:p>
          </table:table-cell>
          <table:table-cell office:value-type="string">
            <text:p>0x36f0</text:p>
          </table:table-cell>
          <table:table-cell office:value-type="string">
            <text:p>0x5800</text:p>
          </table:table-cell>
          <table:table-cell office:value-type="string">
            <text:p>0x2808</text:p>
          </table:table-cell>
          <table:table-cell office:value-type="string">
            <text:p>0x1980</text:p>
          </table:table-cell>
          <table:table-cell office:value-type="string">
            <text:p>0x2210</text:p>
          </table:table-cell>
          <table:table-cell/>
          <table:table-cell office:value-type="string">
            <text:p><text:s/>/* <text:s/>28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156</text:p>
          </table:table-cell>
          <table:table-cell office:value-type="string">
            <text:p>0x0006</text:p>
          </table:table-cell>
          <table:table-cell office:value-type="string">
            <text:p>0x0064</text:p>
          </table:table-cell>
          <table:table-cell office:value-type="string">
            <text:p>0x361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<text:s/>288 */</text:p>
          </table:table-cell>
        </table:table-row>
        <table:table-row table:style-name="ro4">
          <table:table-cell/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1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 office:value-type="string">
            <text:p>0x7842</text:p>
          </table:table-cell>
          <table:table-cell/>
          <table:table-cell office:value-type="string">
            <text:p><text:s/>/* <text:s/>290 */</text:p>
          </table:table-cell>
        </table:table-row>
        <table:table-row table:style-name="ro4">
          <table:table-cell/>
          <table:table-cell office:value-type="string">
            <text:p>0x3e00</text:p>
          </table:table-cell>
          <table:table-cell office:value-type="string">
            <text:p>0xf810</text:p>
          </table:table-cell>
          <table:table-cell office:value-type="string">
            <text:p>0x1fff</text:p>
          </table:table-cell>
          <table:table-cell office:value-type="string">
            <text:p>0xfe03</text:p>
          </table:table-cell>
          <table:table-cell office:value-type="string">
            <text:p>0x34c3</text:p>
          </table:table-cell>
          <table:table-cell office:value-type="string">
            <text:p>0x0024</text:p>
          </table:table-cell>
          <table:table-cell office:value-type="string">
            <text:p>0x3410</text:p>
          </table:table-cell>
          <table:table-cell office:value-type="string">
            <text:p>0x4024</text:p>
          </table:table-cell>
          <table:table-cell/>
          <table:table-cell office:value-type="string">
            <text:p><text:s/>/* <text:s/>298 */</text:p>
          </table:table-cell>
        </table:table-row>
        <table:table-row table:style-name="ro4">
          <table:table-cell/>
          <table:table-cell office:value-type="string">
            <text:p>0xf110</text:p>
          </table:table-cell>
          <table:table-cell office:value-type="string">
            <text:p>0x10d0</text:p>
          </table:table-cell>
          <table:table-cell office:value-type="string">
            <text:p>0x6094</text:p>
          </table:table-cell>
          <table:table-cell office:value-type="string">
            <text:p>0x0024</text:p>
          </table:table-cell>
          <table:table-cell office:value-type="string">
            <text:p>0x429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40</text:p>
          </table:table-cell>
          <table:table-cell/>
          <table:table-cell office:value-type="string">
            <text:p><text:s/>/* <text:s/>2a0 */</text:p>
          </table:table-cell>
        </table:table-row>
        <table:table-row table:style-name="ro4">
          <table:table-cell/>
          <table:table-cell office:value-type="string">
            <text:p>0x2800</text:p>
          </table:table-cell>
          <table:table-cell office:value-type="string">
            <text:p>0x5ac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184c</text:p>
          </table:table-cell>
          <table:table-cell office:value-type="string">
            <text:p>0x2900</text:p>
          </table:table-cell>
          <table:table-cell office:value-type="string">
            <text:p>0x39c0</text:p>
          </table:table-cell>
          <table:table-cell/>
          <table:table-cell office:value-type="string">
            <text:p><text:s/>/* <text:s/>2a8 */</text:p>
          </table:table-cell>
        </table:table-row>
        <table:table-row table:style-name="ro4">
          <table:table-cell/>
          <table:table-cell office:value-type="string">
            <text:p>0xa030</text:p>
          </table:table-cell>
          <table:table-cell office:value-type="string">
            <text:p>0x0024</text:p>
          </table:table-cell>
          <table:table-cell office:value-type="string">
            <text:p>0x3010</text:p>
          </table:table-cell>
          <table:table-cell office:value-type="string">
            <text:p>0x184c</text:p>
          </table:table-cell>
          <table:table-cell office:value-type="string">
            <text:p>0x2900</text:p>
          </table:table-cell>
          <table:table-cell office:value-type="string">
            <text:p>0x39c0</text:p>
          </table:table-cell>
          <table:table-cell office:value-type="string">
            <text:p>0x0000</text:p>
          </table:table-cell>
          <table:table-cell office:value-type="string">
            <text:p>0x5848</text:p>
          </table:table-cell>
          <table:table-cell/>
          <table:table-cell office:value-type="string">
            <text:p><text:s/>/* <text:s/>2b0 */</text:p>
          </table:table-cell>
        </table:table-row>
        <table:table-row table:style-name="ro4">
          <table:table-cell/>
          <table:table-cell office:value-type="string">
            <text:p>0xb100</text:p>
          </table:table-cell>
          <table:table-cell office:value-type="string">
            <text:p>0x0024</text:p>
          </table:table-cell>
          <table:table-cell office:value-type="string">
            <text:p>0x1fff</text:p>
          </table:table-cell>
          <table:table-cell office:value-type="string">
            <text:p>0xfe00</text:p>
          </table:table-cell>
          <table:table-cell office:value-type="string">
            <text:p>0x2800</text:p>
          </table:table-cell>
          <table:table-cell office:value-type="string">
            <text:p>0x5c8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<text:s/>2b8 */</text:p>
          </table:table-cell>
        </table:table-row>
        <table:table-row table:style-name="ro4">
          <table:table-cell/>
          <table:table-cell office:value-type="string">
            <text:p>0x3000</text:p>
          </table:table-cell>
          <table:table-cell office:value-type="string">
            <text:p>0x584c</text:p>
          </table:table-cell>
          <table:table-cell office:value-type="string">
            <text:p>0x2900</text:p>
          </table:table-cell>
          <table:table-cell office:value-type="string">
            <text:p>0x39c0</text:p>
          </table:table-cell>
          <table:table-cell office:value-type="string">
            <text:p>0xa100</text:p>
          </table:table-cell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03d0</text:p>
          </table:table-cell>
          <table:table-cell/>
          <table:table-cell office:value-type="string">
            <text:p><text:s/>/* <text:s/>2c0 */</text:p>
          </table:table-cell>
        </table:table-row>
        <table:table-row table:style-name="ro4">
          <table:table-cell/>
          <table:table-cell office:value-type="string">
            <text:p>0x6890</text:p>
          </table:table-cell>
          <table:table-cell table:style-name="Default" office:value-type="string">
            <text:p>0x0001</text:p>
          </table:table-cell>
          <table:table-cell office:value-type="string">
            <text:p>0xb1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80</text:p>
          </table:table-cell>
          <table:table-cell office:value-type="string">
            <text:p>0x2800</text:p>
          </table:table-cell>
          <table:table-cell office:value-type="string">
            <text:p>0x5f45</text:p>
          </table:table-cell>
          <table:table-cell/>
          <table:table-cell office:value-type="string">
            <text:p><text:s/>/* <text:s/>2c8 */</text:p>
          </table:table-cell>
        </table:table-row>
        <table:table-row table:style-name="ro4">
          <table:table-cell/>
          <table:table-cell office:value-type="string">
            <text:p>0x0030</text:p>
          </table:table-cell>
          <table:table-cell office:value-type="string">
            <text:p>0x0010</text:p>
          </table:table-cell>
          <table:table-cell office:value-type="string">
            <text:p>0x0000</text:p>
          </table:table-cell>
          <table:table-cell office:value-type="string">
            <text:p>0x01d0</text:p>
          </table:table-cell>
          <table:table-cell office:value-type="string">
            <text:p>0x6890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<text:s/>2d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80</text:p>
          </table:table-cell>
          <table:table-cell office:value-type="string">
            <text:p>0x0030</text:p>
          </table:table-cell>
          <table:table-cell office:value-type="string">
            <text:p>0x0010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0000</text:p>
          </table:table-cell>
          <table:table-cell office:value-type="string">
            <text:p>0x0610</text:p>
          </table:table-cell>
          <table:table-cell/>
          <table:table-cell office:value-type="string">
            <text:p><text:s/>/* <text:s/>2d8 */</text:p>
          </table:table-cell>
        </table:table-row>
        <table:table-row table:style-name="ro4">
          <table:table-cell/>
          <table:table-cell office:value-type="string">
            <text:p>0xb100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1810</text:p>
          </table:table-cell>
          <table:table-cell office:value-type="string">
            <text:p>0xb880</text:p>
          </table:table-cell>
          <table:table-cell office:value-type="string">
            <text:p>0x1bc3</text:p>
          </table:table-cell>
          <table:table-cell office:value-type="string">
            <text:p>0x36f0</text:p>
          </table:table-cell>
          <table:table-cell office:value-type="string">
            <text:p>0x5802</text:p>
          </table:table-cell>
          <table:table-cell/>
          <table:table-cell office:value-type="string">
            <text:p><text:s/>/* <text:s/>2e0 */</text:p>
          </table:table-cell>
        </table:table-row>
        <table:table-row table:style-name="ro4">
          <table:table-cell/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2e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188</text:p>
          </table:table-cell>
          <table:table-cell office:value-type="string">
            <text:p>0x0006</text:p>
          </table:table-cell>
          <table:table-cell office:value-type="string">
            <text:p>0x00d4</text:p>
          </table:table-cell>
          <table:table-cell office:value-type="string">
            <text:p>0x0015</text:p>
          </table:table-cell>
          <table:table-cell/>
          <table:table-cell office:value-type="string">
            <text:p><text:s/>/* <text:s/>2f0 */</text:p>
          </table:table-cell>
        </table:table-row>
        <table:table-row table:style-name="ro4">
          <table:table-cell/>
          <table:table-cell office:value-type="string">
            <text:p>0xbd51</text:p>
          </table:table-cell>
          <table:table-cell table:style-name="Default" office:value-type="string">
            <text:p>0x0007</text:p>
          </table:table-cell>
          <table:table-cell office:value-type="string">
            <text:p>0x9250</text:p>
          </table:table-cell>
          <table:table-cell office:value-type="string">
            <text:p>0xb880</text:p>
          </table:table-cell>
          <table:table-cell office:value-type="string">
            <text:p>0x184c</text:p>
          </table:table-cell>
          <table:table-cell office:value-type="string">
            <text:p>0x3e02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<text:s/>2f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029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1c0</text:p>
          </table:table-cell>
          <table:table-cell office:value-type="string">
            <text:p>0x2915</text:p>
          </table:table-cell>
          <table:table-cell/>
          <table:table-cell office:value-type="string">
            <text:p><text:s/>/* <text:s/>300 */</text:p>
          </table:table-cell>
        </table:table-row>
        <table:table-row table:style-name="ro4">
          <table:table-cell/>
          <table:table-cell office:value-type="string">
            <text:p>0x8300</text:p>
          </table:table-cell>
          <table:table-cell table:style-name="Default" office:value-type="string">
            <text:p>0x0006</text:p>
          </table:table-cell>
          <table:table-cell office:value-type="string">
            <text:p>0xc050</text:p>
          </table:table-cell>
          <table:table-cell office:value-type="string">
            <text:p>0x0000</text:p>
          </table:table-cell>
          <table:table-cell office:value-type="string">
            <text:p>0x0300</text:p>
          </table:table-cell>
          <table:table-cell office:value-type="string">
            <text:p>0xb882</text:p>
          </table:table-cell>
          <table:table-cell office:value-type="string">
            <text:p>0x0024</text:p>
          </table:table-cell>
          <table:table-cell office:value-type="string">
            <text:p>0x2914</text:p>
          </table:table-cell>
          <table:table-cell/>
          <table:table-cell office:value-type="string">
            <text:p><text:s/>/* <text:s/>308 */</text:p>
          </table:table-cell>
        </table:table-row>
        <table:table-row table:style-name="ro4">
          <table:table-cell/>
          <table:table-cell office:value-type="string">
            <text:p>0xbec0</text:p>
          </table:table-cell>
          <table:table-cell table:style-name="Default" office:value-type="string">
            <text:p>0x0006</text:p>
          </table:table-cell>
          <table:table-cell office:value-type="string">
            <text:p>0x6410</text:p>
          </table:table-cell>
          <table:table-cell office:value-type="string">
            <text:p>0x1fe0</text:p>
          </table:table-cell>
          <table:table-cell office:value-type="string">
            <text:p>0x0040</text:p>
          </table:table-cell>
          <table:table-cell table:style-name="Default" office:value-type="string">
            <text:p>0x0006</text:p>
          </table:table-cell>
          <table:table-cell office:value-type="string">
            <text:p>0x6550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<text:s/>310 */</text:p>
          </table:table-cell>
        </table:table-row>
        <table:table-row table:style-name="ro4">
          <table:table-cell/>
          <table:table-cell office:value-type="string">
            <text:p>0x184c</text:p>
          </table:table-cell>
          <table:table-cell table:style-name="Default" office:value-type="string">
            <text:p>0x0006</text:p>
          </table:table-cell>
          <table:table-cell office:value-type="string">
            <text:p>0x641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558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318 */</text:p>
          </table:table-cell>
        </table:table-row>
        <table:table-row table:style-name="ro4">
          <table:table-cell/>
          <table:table-cell office:value-type="string">
            <text:p>0x019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100</text:p>
          </table:table-cell>
          <table:table-cell office:value-type="string">
            <text:p>0x2900</text:p>
          </table:table-cell>
          <table:table-cell office:value-type="string">
            <text:p>0x8480</text:p>
          </table:table-cell>
          <table:table-cell office:value-type="string">
            <text:p>0x3e00</text:p>
          </table:table-cell>
          <table:table-cell/>
          <table:table-cell office:value-type="string">
            <text:p><text:s/>/* <text:s/>32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3c00</text:p>
          </table:table-cell>
          <table:table-cell office:value-type="string">
            <text:p>0x0030</text:p>
          </table:table-cell>
          <table:table-cell office:value-type="string">
            <text:p>0x03d0</text:p>
          </table:table-cell>
          <table:table-cell office:value-type="string">
            <text:p>0x3000</text:p>
          </table:table-cell>
          <table:table-cell office:value-type="string">
            <text:p>0x5bcc</text:p>
          </table:table-cell>
          <table:table-cell office:value-type="string">
            <text:p>0xb102</text:p>
          </table:table-cell>
          <table:table-cell/>
          <table:table-cell office:value-type="string">
            <text:p><text:s/>/* <text:s/>32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200</text:p>
          </table:table-cell>
          <table:table-cell office:value-type="string">
            <text:p>0xa1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84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330 */</text:p>
          </table:table-cell>
        </table:table-row>
        <table:table-row table:style-name="ro4">
          <table:table-cell/>
          <table:table-cell office:value-type="string">
            <text:p>0x6b05</text:p>
          </table:table-cell>
          <table:table-cell office:value-type="string">
            <text:p>0x0000</text:p>
          </table:table-cell>
          <table:table-cell office:value-type="string">
            <text:p>0x4412</text:p>
          </table:table-cell>
          <table:table-cell office:value-type="string">
            <text:p>0x0002</text:p>
          </table:table-cell>
          <table:table-cell office:value-type="string">
            <text:p>0x1b9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3</text:p>
          </table:table-cell>
          <table:table-cell/>
          <table:table-cell office:value-type="string">
            <text:p><text:s/>/* <text:s/>338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0000</text:p>
          </table:table-cell>
          <table:table-cell office:value-type="string">
            <text:p>0x4510</text:p>
          </table:table-cell>
          <table:table-cell office:value-type="string">
            <text:p>0x3613</text:p>
          </table:table-cell>
          <table:table-cell office:value-type="string">
            <text:p>0x0000</text:p>
          </table:table-cell>
          <table:table-cell office:value-type="string">
            <text:p>0x0030</text:p>
          </table:table-cell>
          <table:table-cell office:value-type="string">
            <text:p>0x1090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<text:s/>34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table:style-name="Default" office:value-type="string">
            <text:p>0x0006</text:p>
          </table:table-cell>
          <table:table-cell office:value-type="string">
            <text:p>0xc610</text:p>
          </table:table-cell>
          <table:table-cell office:value-type="string">
            <text:p>0x3009</text:p>
          </table:table-cell>
          <table:table-cell office:value-type="string">
            <text:p>0x0000</text:p>
          </table:table-cell>
          <table:table-cell office:value-type="string">
            <text:p>0x3009</text:p>
          </table:table-cell>
          <table:table-cell office:value-type="string">
            <text:p>0x2001</text:p>
          </table:table-cell>
          <table:table-cell office:value-type="string">
            <text:p>0x2908</text:p>
          </table:table-cell>
          <table:table-cell/>
          <table:table-cell office:value-type="string">
            <text:p><text:s/>/* <text:s/>348 */</text:p>
          </table:table-cell>
        </table:table-row>
        <table:table-row table:style-name="ro4">
          <table:table-cell/>
          <table:table-cell office:value-type="string">
            <text:p>0xbe80</text:p>
          </table:table-cell>
          <table:table-cell office:value-type="string">
            <text:p>0x3009</text:p>
          </table:table-cell>
          <table:table-cell office:value-type="string">
            <text:p>0x0805</text:p>
          </table:table-cell>
          <table:table-cell office:value-type="string">
            <text:p>0x0030</text:p>
          </table:table-cell>
          <table:table-cell office:value-type="string">
            <text:p>0x0692</text:p>
          </table:table-cell>
          <table:table-cell table:style-name="Default" office:value-type="string">
            <text:p>0x0001</text:p>
          </table:table-cell>
          <table:table-cell office:value-type="string">
            <text:p>0xf403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<text:s/>350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4fc0</text:p>
          </table:table-cell>
          <table:table-cell office:value-type="string">
            <text:p>0x6891</text:p>
          </table:table-cell>
          <table:table-cell office:value-type="string">
            <text:p>0xa002</text:p>
          </table:table-cell>
          <table:table-cell office:value-type="string">
            <text:p>0x3223</text:p>
          </table:table-cell>
          <table:table-cell office:value-type="string">
            <text:p>0x0024</text:p>
          </table:table-cell>
          <table:table-cell office:value-type="string">
            <text:p>0x3a00</text:p>
          </table:table-cell>
          <table:table-cell/>
          <table:table-cell office:value-type="string">
            <text:p><text:s/>/* <text:s/>35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0492</text:p>
          </table:table-cell>
          <table:table-cell office:value-type="string">
            <text:p>0x3a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4452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<text:s/>360 */</text:p>
          </table:table-cell>
        </table:table-row>
        <table:table-row table:style-name="ro4">
          <table:table-cell/>
          <table:table-cell office:value-type="string">
            <text:p>0x0901</text:p>
          </table:table-cell>
          <table:table-cell office:value-type="string">
            <text:p>0x3009</text:p>
          </table:table-cell>
          <table:table-cell office:value-type="string">
            <text:p>0x0800</text:p>
          </table:table-cell>
          <table:table-cell office:value-type="string">
            <text:p>0xff82</text:p>
          </table:table-cell>
          <table:table-cell office:value-type="string">
            <text:p>0x0024</text:p>
          </table:table-cell>
          <table:table-cell office:value-type="string">
            <text:p>0x48b2</text:p>
          </table:table-cell>
          <table:table-cell office:value-type="string">
            <text:p>0x0024</text:p>
          </table:table-cell>
          <table:table-cell office:value-type="string">
            <text:p>0xff34</text:p>
          </table:table-cell>
          <table:table-cell/>
          <table:table-cell office:value-type="string">
            <text:p><text:s/>/* <text:s/>36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1c6</text:p>
          </table:table-cell>
          <table:table-cell office:value-type="string">
            <text:p>0x0024</text:p>
          </table:table-cell>
          <table:table-cell office:value-type="string">
            <text:p>0x48ba</text:p>
          </table:table-cell>
          <table:table-cell office:value-type="string">
            <text:p>0x0024</text:p>
          </table:table-cell>
          <table:table-cell office:value-type="string">
            <text:p>0x2915</text:p>
          </table:table-cell>
          <table:table-cell office:value-type="string">
            <text:p>0x8600</text:p>
          </table:table-cell>
          <table:table-cell office:value-type="string">
            <text:p>0x4ed6</text:p>
          </table:table-cell>
          <table:table-cell/>
          <table:table-cell office:value-type="string">
            <text:p><text:s/>/* <text:s/>37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1190</text:p>
          </table:table-cell>
          <table:table-cell office:value-type="string">
            <text:p>0x0004</text:p>
          </table:table-cell>
          <table:table-cell table:style-name="Default" office:value-type="string">
            <text:p>0x0001</text:p>
          </table:table-cell>
          <table:table-cell office:value-type="string">
            <text:p>0x4090</text:p>
          </table:table-cell>
          <table:table-cell office:value-type="string">
            <text:p>0x904c</text:p>
          </table:table-cell>
          <table:table-cell office:value-type="string">
            <text:p>0xc100</text:p>
          </table:table-cell>
          <table:table-cell/>
          <table:table-cell office:value-type="string">
            <text:p><text:s/>/* <text:s/>378 */</text:p>
          </table:table-cell>
        </table:table-row>
        <table:table-row table:style-name="ro4">
          <table:table-cell/>
          <table:table-cell office:value-type="string">
            <text:p>0x984c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1c0</text:p>
          </table:table-cell>
          <table:table-cell office:value-type="string">
            <text:p>0x3e15</text:p>
          </table:table-cell>
          <table:table-cell office:value-type="string">
            <text:p>0x13cc</text:p>
          </table:table-cell>
          <table:table-cell office:value-type="string">
            <text:p>0x2900</text:p>
          </table:table-cell>
          <table:table-cell/>
          <table:table-cell office:value-type="string">
            <text:p><text:s/>/* <text:s/>380 */</text:p>
          </table:table-cell>
        </table:table-row>
        <table:table-row table:style-name="ro4">
          <table:table-cell/>
          <table:table-cell office:value-type="string">
            <text:p>0xf100</text:p>
          </table:table-cell>
          <table:table-cell office:value-type="string">
            <text:p>0x3e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10</text:p>
          </table:table-cell>
          <table:table-cell office:value-type="string">
            <text:p>0x3000</text:p>
          </table:table-cell>
          <table:table-cell office:value-type="string">
            <text:p>0x1b8c</text:p>
          </table:table-cell>
          <table:table-cell office:value-type="string">
            <text:p>0x6080</text:p>
          </table:table-cell>
          <table:table-cell/>
          <table:table-cell office:value-type="string">
            <text:p><text:s/>/* <text:s/>38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770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900</text:p>
          </table:table-cell>
          <table:table-cell/>
          <table:table-cell office:value-type="string">
            <text:p><text:s/>/* <text:s/>390 */</text:p>
          </table:table-cell>
        </table:table-row>
        <table:table-row table:style-name="ro4">
          <table:table-cell/>
          <table:table-cell office:value-type="string">
            <text:p>0x39c0</text:p>
          </table:table-cell>
          <table:table-cell office:value-type="string">
            <text:p>0xb880</text:p>
          </table:table-cell>
          <table:table-cell office:value-type="string">
            <text:p>0x184c</text:p>
          </table:table-cell>
          <table:table-cell office:value-type="string">
            <text:p>0x2900</text:p>
          </table:table-cell>
          <table:table-cell office:value-type="string">
            <text:p>0x39c0</text:p>
          </table:table-cell>
          <table:table-cell office:value-type="string">
            <text:p>0xb880</text:p>
          </table:table-cell>
          <table:table-cell office:value-type="string">
            <text:p>0x184c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398 */</text:p>
          </table:table-cell>
        </table:table-row>
        <table:table-row table:style-name="ro4">
          <table:table-cell/>
          <table:table-cell office:value-type="string">
            <text:p>0x0081</text:p>
          </table:table-cell>
          <table:table-cell office:value-type="string">
            <text:p>0x6890</text:p>
          </table:table-cell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06d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30</text:p>
          </table:table-cell>
          <table:table-cell/>
          <table:table-cell office:value-type="string">
            <text:p><text:s/>/* <text:s/>3a0 */</text:p>
          </table:table-cell>
        </table:table-row>
        <table:table-row table:style-name="ro4">
          <table:table-cell/>
          <table:table-cell office:value-type="string">
            <text:p>0x03d0</text:p>
          </table:table-cell>
          <table:table-cell office:value-type="string">
            <text:p>0x3000</text:p>
          </table:table-cell>
          <table:table-cell office:value-type="string">
            <text:p>0x8024</text:p>
          </table:table-cell>
          <table:table-cell office:value-type="string">
            <text:p>0xc212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4024</text:p>
          </table:table-cell>
          <table:table-cell office:value-type="string">
            <text:p>0x0030</text:p>
          </table:table-cell>
          <table:table-cell/>
          <table:table-cell office:value-type="string">
            <text:p><text:s/>/* <text:s/>3a8 */</text:p>
          </table:table-cell>
        </table:table-row>
        <table:table-row table:style-name="ro4">
          <table:table-cell/>
          <table:table-cell office:value-type="string">
            <text:p>0x071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100</text:p>
          </table:table-cell>
          <table:table-cell office:value-type="string">
            <text:p>0x0030</text:p>
          </table:table-cell>
          <table:table-cell office:value-type="string">
            <text:p>0x001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<text:s/>3b0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b100</text:p>
          </table:table-cell>
          <table:table-cell office:value-type="string">
            <text:p>0x0024</text:p>
          </table:table-cell>
          <table:table-cell office:value-type="string">
            <text:p>0x003f</text:p>
          </table:table-cell>
          <table:table-cell office:value-type="string">
            <text:p>0xfec1</text:p>
          </table:table-cell>
          <table:table-cell office:value-type="string">
            <text:p>0x2800</text:p>
          </table:table-cell>
          <table:table-cell office:value-type="string">
            <text:p>0x7985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3b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b010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2908</text:p>
          </table:table-cell>
          <table:table-cell/>
          <table:table-cell office:value-type="string">
            <text:p><text:s/>/* <text:s/>3c0 */</text:p>
          </table:table-cell>
        </table:table-row>
        <table:table-row table:style-name="ro4">
          <table:table-cell/>
          <table:table-cell office:value-type="string">
            <text:p>0x0b80</text:p>
          </table:table-cell>
          <table:table-cell office:value-type="string">
            <text:p>0x0000</text:p>
          </table:table-cell>
          <table:table-cell office:value-type="string">
            <text:p>0x7988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4110</text:p>
          </table:table-cell>
          <table:table-cell office:value-type="string">
            <text:p>0x0006</text:p>
          </table:table-cell>
          <table:table-cell office:value-type="string">
            <text:p>0x000c</text:p>
          </table:table-cell>
          <table:table-cell/>
          <table:table-cell office:value-type="string">
            <text:p><text:s/>/* <text:s/>3c8 */</text:p>
          </table:table-cell>
        </table:table-row>
        <table:table-row table:style-name="ro4">
          <table:table-cell/>
          <table:table-cell office:value-type="string">
            <text:p>0x5dc0</text:p>
          </table:table-cell>
          <table:table-cell table:number-columns-repeated="2" office:value-type="string">
            <text:p>0x1f40</text:p>
          </table:table-cell>
          <table:table-cell office:value-type="string">
            <text:p>0x0018</text:p>
          </table:table-cell>
          <table:table-cell table:style-name="Default" office:value-type="string">
            <text:p>0x0007</text:p>
          </table:table-cell>
          <table:table-cell office:value-type="string">
            <text:p>0x0003</text:p>
          </table:table-cell>
          <table:table-cell table:style-name="Default" office:value-type="string">
            <text:p>0x0001</text:p>
          </table:table-cell>
          <table:table-cell office:value-type="string">
            <text:p>0x0066</text:p>
          </table:table-cell>
          <table:table-cell/>
          <table:table-cell office:value-type="string">
            <text:p><text:s/>/* <text:s/>3d0 */</text:p>
          </table:table-cell>
        </table:table-row>
        <table:table-row table:style-name="ro4">
          <table:table-cell/>
          <table:table-cell office:value-type="string">
            <text:p>0x5399</text:p>
          </table:table-cell>
          <table:table-cell office:value-type="string">
            <text:p>0x80cb</text:p>
          </table:table-cell>
          <table:table-cell office:value-type="string">
            <text:p>0x0100</text:p>
          </table:table-cell>
          <table:table-cell office:value-type="string">
            <text:p>0x496e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0004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<text:s/>3d8 */</text:p>
          </table:table-cell>
        </table:table-row>
        <table:table-row table:style-name="ro4">
          <table:table-cell/>
          <table:table-cell office:value-type="string">
            <text:p>0x8014</text:p>
          </table:table-cell>
          <table:table-cell office:value-type="string">
            <text:p>0x00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411c</text:p>
          </table:table-cell>
          <table:table-cell office:value-type="string">
            <text:p>0x0006</text:p>
          </table:table-cell>
          <table:table-cell office:value-type="string">
            <text:p>0x0009</text:p>
          </table:table-cell>
          <table:table-cell office:value-type="string">
            <text:p>0x801c</text:p>
          </table:table-cell>
          <table:table-cell/>
          <table:table-cell office:value-type="string">
            <text:p><text:s/>/* <text:s/>3e0 */</text:p>
          </table:table-cell>
        </table:table-row>
        <table:table-row table:style-name="ro4">
          <table:table-cell/>
          <table:table-cell office:value-type="string">
            <text:p>0x7fe4</text:p>
          </table:table-cell>
          <table:table-cell office:value-type="string">
            <text:p>0x8039</text:p>
          </table:table-cell>
          <table:table-cell office:value-type="string">
            <text:p>0x804e</text:p>
          </table:table-cell>
          <table:table-cell office:value-type="string">
            <text:p>0x7fb2</text:p>
          </table:table-cell>
          <table:table-cell office:value-type="string">
            <text:p>0x809d</text:p>
          </table:table-cell>
          <table:table-cell office:value-type="string">
            <text:p>0x809c</text:p>
          </table:table-cell>
          <table:table-cell office:value-type="string">
            <text:p>0x7f64</text:p>
          </table:table-cell>
          <table:table-cell office:value-type="string">
            <text:p>0x8139</text:p>
          </table:table-cell>
          <table:table-cell/>
          <table:table-cell office:value-type="string">
            <text:p><text:s/>/* <text:s/>3e8 */</text:p>
          </table:table-cell>
        </table:table-row>
        <table:table-row table:style-name="ro4">
          <table:table-cell/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1f2</text:p>
          </table:table-cell>
          <table:table-cell office:value-type="string">
            <text:p>0x0006</text:p>
          </table:table-cell>
          <table:table-cell office:value-type="string">
            <text:p>0x0040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/>
          <table:table-cell office:value-type="string">
            <text:p><text:s/>/* <text:s/>3f0 */</text:p>
          </table:table-cell>
        </table:table-row>
        <table:table-row table:style-name="ro4">
          <table:table-cell/>
          <table:table-cell office:value-type="string">
            <text:p>0xb814</text:p>
          </table:table-cell>
          <table:table-cell office:value-type="string">
            <text:p>0x361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 office:value-type="string">
            <text:p>0x7842</text:p>
          </table:table-cell>
          <table:table-cell office:value-type="string">
            <text:p>0x0004</text:p>
          </table:table-cell>
          <table:table-cell office:value-type="string">
            <text:p>0x8d01</text:p>
          </table:table-cell>
          <table:table-cell office:value-type="string">
            <text:p>0xb884</text:p>
          </table:table-cell>
          <table:table-cell/>
          <table:table-cell office:value-type="string">
            <text:p><text:s/>/* <text:s/>3f8 */</text:p>
          </table:table-cell>
        </table:table-row>
        <table:table-row table:style-name="ro4">
          <table:table-cell/>
          <table:table-cell office:value-type="string">
            <text:p>0x3852</text:p>
          </table:table-cell>
          <table:table-cell office:value-type="string">
            <text:p>0xf400</text:p>
          </table:table-cell>
          <table:table-cell office:value-type="string">
            <text:p>0x4412</text:p>
          </table:table-cell>
          <table:table-cell office:value-type="string">
            <text:p>0x3243</text:p>
          </table:table-cell>
          <table:table-cell office:value-type="string">
            <text:p>0x0024</text:p>
          </table:table-cell>
          <table:table-cell office:value-type="string">
            <text:p>0x3204</text:p>
          </table:table-cell>
          <table:table-cell office:value-type="string">
            <text:p>0x0024</text:p>
          </table:table-cell>
          <table:table-cell office:value-type="string">
            <text:p>0x2901</text:p>
          </table:table-cell>
          <table:table-cell/>
          <table:table-cell office:value-type="string">
            <text:p><text:s/>/* <text:s/>400 */</text:p>
          </table:table-cell>
        </table:table-row>
        <table:table-row table:style-name="ro4">
          <table:table-cell/>
          <table:table-cell office:value-type="string">
            <text:p>0x5b80</text:p>
          </table:table-cell>
          <table:table-cell office:value-type="string">
            <text:p>0x0015</text:p>
          </table:table-cell>
          <table:table-cell office:value-type="string">
            <text:p>0x9e00</text:p>
          </table:table-cell>
          <table:table-cell office:value-type="string">
            <text:p>0x0000</text:p>
          </table:table-cell>
          <table:table-cell office:value-type="string">
            <text:p>0x0750</text:p>
          </table:table-cell>
          <table:table-cell office:value-type="string">
            <text:p>0x3800</text:p>
          </table:table-cell>
          <table:table-cell office:value-type="string">
            <text:p>0x184c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408 */</text:p>
          </table:table-cell>
        </table:table-row>
        <table:table-row table:style-name="ro4">
          <table:table-cell/>
          <table:table-cell office:value-type="string">
            <text:p>0x5600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7e40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3204</text:p>
          </table:table-cell>
          <table:table-cell/>
          <table:table-cell office:value-type="string">
            <text:p><text:s/>/* <text:s/>410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3e04</text:p>
          </table:table-cell>
          <table:table-cell office:value-type="string">
            <text:p>0x888c</text:p>
          </table:table-cell>
          <table:table-cell office:value-type="string">
            <text:p>0x32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08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418 */</text:p>
          </table:table-cell>
        </table:table-row>
        <table:table-row table:style-name="ro4">
          <table:table-cell/>
          <table:table-cell table:number-columns-repeated="2" office:value-type="string">
            <text:p>0x0000</text:p>
          </table:table-cell>
          <table:table-cell office:value-type="string">
            <text:p>0x8248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36d3</text:p>
          </table:table-cell>
          <table:table-cell office:value-type="string">
            <text:p>0x0024</text:p>
          </table:table-cell>
          <table:table-cell office:value-type="string">
            <text:p>0x36f4</text:p>
          </table:table-cell>
          <table:table-cell/>
          <table:table-cell office:value-type="string">
            <text:p><text:s/>/* <text:s/>420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36f0</text:p>
          </table:table-cell>
          <table:table-cell office:value-type="string">
            <text:p>0x5802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/>
          <table:table-cell office:value-type="string">
            <text:p><text:s/>/* <text:s/>42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01cc</text:p>
          </table:table-cell>
          <table:table-cell/>
          <table:table-cell office:value-type="string">
            <text:p><text:s/>/* <text:s/>430 */</text:p>
          </table:table-cell>
        </table:table-row>
        <table:table-row table:style-name="ro4">
          <table:table-cell table:style-name="ce13" office:value-type="float" office:value="6">
            <text:p>6</text:p>
          </table:table-cell>
          <table:table-cell office:value-type="string">
            <text:p>0x0006</text:p>
          </table:table-cell>
          <table:table-cell office:value-type="string">
            <text:p>0x02fd</text:p>
          </table:table-cell>
          <table:table-cell office:value-type="string">
            <text:p>0x0000</text:p>
          </table:table-cell>
          <table:table-cell table:number-columns-repeated="3" table:style-name="Default" office:value-type="string">
            <text:p>0x0001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43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0003</text:p>
          </table:table-cell>
          <table:table-cell table:style-name="Default" office:value-type="string">
            <text:p>0x0001</text:p>
          </table:table-cell>
          <table:table-cell office:value-type="string">
            <text:p>0x0004</text:p>
          </table:table-cell>
          <table:table-cell table:style-name="Default" office:value-type="string">
            <text:p>0x0001</text:p>
          </table:table-cell>
          <table:table-cell table:number-columns-repeated="2" office:value-type="string">
            <text:p>0x0000</text:p>
          </table:table-cell>
          <table:table-cell table:number-columns-repeated="2" office:value-type="string">
            <text:p>0xffff</text:p>
          </table:table-cell>
          <table:table-cell/>
          <table:table-cell office:value-type="string">
            <text:p><text:s/>/* <text:s/>44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ffff</text:p>
          </table:table-cell>
          <table:table-cell table:number-columns-repeated="2" table:style-name="Default" office:value-type="string">
            <text:p>0x0001</text:p>
          </table:table-cell>
          <table:table-cell office:value-type="string">
            <text:p>0x0005</text:p>
          </table:table-cell>
          <table:table-cell table:number-columns-repeated="2" office:value-type="string">
            <text:p>0xffff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44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style-name="Default" office:value-type="string">
            <text:p>0x0006</text:p>
          </table:table-cell>
          <table:table-cell table:number-columns-repeated="2" office:value-type="string">
            <text:p>0xffff</text:p>
          </table:table-cell>
          <table:table-cell office:value-type="string">
            <text:p>0x0003</text:p>
          </table:table-cell>
          <table:table-cell table:style-name="Default" office:value-type="string">
            <text:p>0x0001</text:p>
          </table:table-cell>
          <table:table-cell table:style-name="Default" office:value-type="string">
            <text:p>0x0007</text:p>
          </table:table-cell>
          <table:table-cell table:number-columns-repeated="2" office:value-type="string">
            <text:p>0xffff</text:p>
          </table:table-cell>
          <table:table-cell/>
          <table:table-cell office:value-type="string">
            <text:p><text:s/>/* <text:s/>45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style-name="Default" office:value-type="string">
            <text:p>0x0007</text:p>
          </table:table-cell>
          <table:table-cell table:style-name="Default" office:value-type="string">
            <text:p>0x0001</text:p>
          </table:table-cell>
          <table:table-cell office:value-type="string">
            <text:p>0x0008</text:p>
          </table:table-cell>
          <table:table-cell table:number-columns-repeated="2" office:value-type="string">
            <text:p>0xffff</text:p>
          </table:table-cell>
          <table:table-cell office:value-type="string">
            <text:p>0x001f</text:p>
          </table:table-cell>
          <table:table-cell table:style-name="Default" office:value-type="string">
            <text:p>0x0001</text:p>
          </table:table-cell>
          <table:table-cell office:value-type="string">
            <text:p>0x0009</text:p>
          </table:table-cell>
          <table:table-cell/>
          <table:table-cell office:value-type="string">
            <text:p><text:s/>/* <text:s/>45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number-columns-repeated="2" office:value-type="string">
            <text:p>0xffff</text:p>
          </table:table-cell>
          <table:table-cell office:value-type="string">
            <text:p>0x0627</text:p>
          </table:table-cell>
          <table:table-cell table:style-name="Default" office:value-type="string">
            <text:p>0x0007</text:p>
          </table:table-cell>
          <table:table-cell office:value-type="string">
            <text:p>0x000a</text:p>
          </table:table-cell>
          <table:table-cell office:value-type="string">
            <text:p>0x000b</text:p>
          </table:table-cell>
          <table:table-cell office:value-type="string">
            <text:p>0x000c</text:p>
          </table:table-cell>
          <table:table-cell office:value-type="string">
            <text:p>0x4f67</text:p>
          </table:table-cell>
          <table:table-cell/>
          <table:table-cell office:value-type="string">
            <text:p><text:s/>/* <text:s/>46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6753</text:p>
          </table:table-cell>
          <table:table-cell office:value-type="string">
            <text:p>0x0002</text:p>
          </table:table-cell>
          <table:table-cell table:number-columns-repeated="4" office:value-type="string">
            <text:p>0x0000</text:p>
          </table:table-cell>
          <table:table-cell office:value-type="string">
            <text:p>0x7856</text:p>
          </table:table-cell>
          <table:table-cell office:value-type="string">
            <text:p>0x3412</text:p>
          </table:table-cell>
          <table:table-cell/>
          <table:table-cell office:value-type="string">
            <text:p><text:s/>/* <text:s/>46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number-columns-repeated="2" office:value-type="string">
            <text:p>0x0000</text:p>
          </table:table-cell>
          <table:table-cell office:value-type="string">
            <text:p>0x4699</text:p>
          </table:table-cell>
          <table:table-cell office:value-type="string">
            <text:p>0xa2ec</text:p>
          </table:table-cell>
          <table:table-cell office:value-type="string">
            <text:p>0x011e</text:p>
          </table:table-cell>
          <table:table-cell office:value-type="string">
            <text:p>0x0176</text:p>
          </table:table-cell>
          <table:table-cell office:value-type="string">
            <text:p>0x6f72</text:p>
          </table:table-cell>
          <table:table-cell office:value-type="string">
            <text:p>0x6269</text:p>
          </table:table-cell>
          <table:table-cell/>
          <table:table-cell office:value-type="string">
            <text:p><text:s/>/* <text:s/>47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7300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401f</text:p>
          </table:table-cell>
          <table:table-cell table:number-columns-repeated="3" office:value-type="string">
            <text:p>0x0000</text:p>
          </table:table-cell>
          <table:table-cell office:value-type="string">
            <text:p>0x803e</text:p>
          </table:table-cell>
          <table:table-cell/>
          <table:table-cell office:value-type="string">
            <text:p><text:s/>/* <text:s/>47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number-columns-repeated="3" office:value-type="string">
            <text:p>0x0000</text:p>
          </table:table-cell>
          <table:table-cell office:value-type="string">
            <text:p>0x9701</text:p>
          </table:table-cell>
          <table:table-cell office:value-type="string">
            <text:p>0x4f67</text:p>
          </table:table-cell>
          <table:table-cell office:value-type="string">
            <text:p>0x6753</text:p>
          </table:table-cell>
          <table:table-cell table:number-columns-repeated="2" office:value-type="string">
            <text:p>0x0000</text:p>
          </table:table-cell>
          <table:table-cell/>
          <table:table-cell office:value-type="string">
            <text:p><text:s/>/* <text:s/>48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number-columns-repeated="3" office:value-type="string">
            <text:p>0x0000</text:p>
          </table:table-cell>
          <table:table-cell office:value-type="string">
            <text:p>0x7856</text:p>
          </table:table-cell>
          <table:table-cell office:value-type="string">
            <text:p>0x3412</text:p>
          </table:table-cell>
          <table:table-cell office:value-type="string">
            <text:p>0x0100</text:p>
          </table:table-cell>
          <table:table-cell office:value-type="string">
            <text:p>0x0000</text:p>
          </table:table-cell>
          <table:table-cell office:value-type="string">
            <text:p>0x2987</text:p>
          </table:table-cell>
          <table:table-cell/>
          <table:table-cell office:value-type="string">
            <text:p><text:s/>/* <text:s/>48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cb3b</text:p>
          </table:table-cell>
          <table:table-cell office:value-type="string">
            <text:p>0x0138</text:p>
          </table:table-cell>
          <table:table-cell office:value-type="string">
            <text:p>0x0376</text:p>
          </table:table-cell>
          <table:table-cell office:value-type="string">
            <text:p>0x6f72</text:p>
          </table:table-cell>
          <table:table-cell office:value-type="string">
            <text:p>0x6269</text:p>
          </table:table-cell>
          <table:table-cell office:value-type="string">
            <text:p>0x7310</text:p>
          </table:table-cell>
          <table:table-cell office:value-type="string">
            <text:p>0x0000</text:p>
          </table:table-cell>
          <table:table-cell office:value-type="string">
            <text:p>0x0056</text:p>
          </table:table-cell>
          <table:table-cell/>
          <table:table-cell office:value-type="string">
            <text:p><text:s/>/* <text:s/>49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4c53</text:p>
          </table:table-cell>
          <table:table-cell office:value-type="string">
            <text:p>0x4920</text:p>
          </table:table-cell>
          <table:table-cell office:value-type="string">
            <text:p>0x536f</text:p>
          </table:table-cell>
          <table:table-cell office:value-type="string">
            <text:p>0x6c75</text:p>
          </table:table-cell>
          <table:table-cell office:value-type="string">
            <text:p>0x7469</text:p>
          </table:table-cell>
          <table:table-cell office:value-type="string">
            <text:p>0x6f6e</text:p>
          </table:table-cell>
          <table:table-cell office:value-type="string">
            <text:p>0x204f</text:p>
          </table:table-cell>
          <table:table-cell office:value-type="string">
            <text:p>0x7901</text:p>
          </table:table-cell>
          <table:table-cell/>
          <table:table-cell office:value-type="string">
            <text:p><text:s/>/* <text:s/>49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0000</text:p>
          </table:table-cell>
          <table:table-cell office:value-type="string">
            <text:p>0x0014</text:p>
          </table:table-cell>
          <table:table-cell office:value-type="string">
            <text:p>0x0000</text:p>
          </table:table-cell>
          <table:table-cell office:value-type="string">
            <text:p>0x0045</text:p>
          </table:table-cell>
          <table:table-cell office:value-type="string">
            <text:p>0x4e43</text:p>
          </table:table-cell>
          <table:table-cell office:value-type="string">
            <text:p>0x4f44</text:p>
          </table:table-cell>
          <table:table-cell office:value-type="string">
            <text:p>0x4552</text:p>
          </table:table-cell>
          <table:table-cell office:value-type="string">
            <text:p>0x3d56</text:p>
          </table:table-cell>
          <table:table-cell/>
          <table:table-cell office:value-type="string">
            <text:p><text:s/>/* <text:s/>4a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331</text:p>
          </table:table-cell>
          <table:table-cell office:value-type="string">
            <text:p>0x3035</text:p>
          </table:table-cell>
          <table:table-cell office:value-type="string">
            <text:p>0x3320</text:p>
          </table:table-cell>
          <table:table-cell office:value-type="string">
            <text:p>0x7631</text:p>
          </table:table-cell>
          <table:table-cell office:value-type="string">
            <text:p>0x2e37</text:p>
          </table:table-cell>
          <table:table-cell office:value-type="string">
            <text:p>0x3001</text:p>
          </table:table-cell>
          <table:table-cell office:value-type="string">
            <text:p>0x4f67</text:p>
          </table:table-cell>
          <table:table-cell office:value-type="string">
            <text:p>0x6753</text:p>
          </table:table-cell>
          <table:table-cell/>
          <table:table-cell office:value-type="string">
            <text:p><text:s/>/* <text:s/>4a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number-columns-repeated="5" office:value-type="string">
            <text:p>0x0000</text:p>
          </table:table-cell>
          <table:table-cell office:value-type="string">
            <text:p>0x7856</text:p>
          </table:table-cell>
          <table:table-cell office:value-type="string">
            <text:p>0x3412</text:p>
          </table:table-cell>
          <table:table-cell office:value-type="string">
            <text:p>0x0200</text:p>
          </table:table-cell>
          <table:table-cell/>
          <table:table-cell office:value-type="string">
            <text:p><text:s/>/* <text:s/>4b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0000</text:p>
          </table:table-cell>
          <table:table-cell office:value-type="string">
            <text:p>0xc68f</text:p>
          </table:table-cell>
          <table:table-cell office:value-type="string">
            <text:p>0xc4fe</text:p>
          </table:table-cell>
          <table:table-cell office:value-type="string">
            <text:p>0x05ff</text:p>
          </table:table-cell>
          <table:table-cell office:value-type="string">
            <text:p>0xffff</text:p>
          </table:table-cell>
          <table:table-cell office:value-type="string">
            <text:p>0xffae</text:p>
          </table:table-cell>
          <table:table-cell office:value-type="string">
            <text:p>0x0576</text:p>
          </table:table-cell>
          <table:table-cell office:value-type="string">
            <text:p>0x6f72</text:p>
          </table:table-cell>
          <table:table-cell/>
          <table:table-cell office:value-type="string">
            <text:p><text:s/>/* <text:s/>4b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6269</text:p>
          </table:table-cell>
          <table:table-cell office:value-type="string">
            <text:p>0x730d</text:p>
          </table:table-cell>
          <table:table-cell office:value-type="string">
            <text:p>0x4243</text:p>
          </table:table-cell>
          <table:table-cell office:value-type="string">
            <text:p>0x5601</text:p>
          </table:table-cell>
          <table:table-cell office:value-type="string">
            <text:p>0x0040</text:p>
          </table:table-cell>
          <table:table-cell office:value-type="string">
            <text:p>0x0000</text:p>
          </table:table-cell>
          <table:table-cell office:value-type="string">
            <text:p>0x2649</text:p>
          </table:table-cell>
          <table:table-cell office:value-type="string">
            <text:p>0x9224</text:p>
          </table:table-cell>
          <table:table-cell/>
          <table:table-cell office:value-type="string">
            <text:p><text:s/>/* <text:s/>4c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4992</text:p>
          </table:table-cell>
          <table:table-cell office:value-type="string">
            <text:p>0x2449</text:p>
          </table:table-cell>
          <table:table-cell office:value-type="string">
            <text:p>0x9224</text:p>
          </table:table-cell>
          <table:table-cell office:value-type="string">
            <text:p>0x4992</text:p>
          </table:table-cell>
          <table:table-cell office:value-type="string">
            <text:p>0x2ccb</text:p>
          </table:table-cell>
          <table:table-cell office:value-type="string">
            <text:p>0xb22c</text:p>
          </table:table-cell>
          <table:table-cell office:value-type="string">
            <text:p>0xcbb2</text:p>
          </table:table-cell>
          <table:table-cell office:value-type="string">
            <text:p>0x2ccb</text:p>
          </table:table-cell>
          <table:table-cell/>
          <table:table-cell office:value-type="string">
            <text:p><text:s/>/* <text:s/>4c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b22c</text:p>
          </table:table-cell>
          <table:table-cell office:value-type="string">
            <text:p>0xcbb2</text:p>
          </table:table-cell>
          <table:table-cell office:value-type="string">
            <text:p>0x344d</text:p>
          </table:table-cell>
          <table:table-cell office:value-type="string">
            <text:p>0xd334</text:p>
          </table:table-cell>
          <table:table-cell office:value-type="string">
            <text:p>0x4dd3</text:p>
          </table:table-cell>
          <table:table-cell office:value-type="string">
            <text:p>0x344d</text:p>
          </table:table-cell>
          <table:table-cell office:value-type="string">
            <text:p>0xd334</text:p>
          </table:table-cell>
          <table:table-cell office:value-type="string">
            <text:p>0x4dd3</text:p>
          </table:table-cell>
          <table:table-cell/>
          <table:table-cell office:value-type="string">
            <text:p><text:s/>/* <text:s/>4d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344d</text:p>
          </table:table-cell>
          <table:table-cell office:value-type="string">
            <text:p>0xd334</text:p>
          </table:table-cell>
          <table:table-cell office:value-type="string">
            <text:p>0x4dd3</text:p>
          </table:table-cell>
          <table:table-cell office:value-type="string">
            <text:p>0x344d</text:p>
          </table:table-cell>
          <table:table-cell office:value-type="string">
            <text:p>0xd334</text:p>
          </table:table-cell>
          <table:table-cell office:value-type="string">
            <text:p>0x4dd3</text:p>
          </table:table-cell>
          <table:table-cell office:value-type="string">
            <text:p>0x80d0</text:p>
          </table:table-cell>
          <table:table-cell office:value-type="string">
            <text:p>0x9055</text:p>
          </table:table-cell>
          <table:table-cell/>
          <table:table-cell office:value-type="string">
            <text:p><text:s/>/* <text:s/>4d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0000</text:p>
          </table:table-cell>
          <table:table-cell office:value-type="string">
            <text:p>0x1000</text:p>
          </table:table-cell>
          <table:table-cell office:value-type="string">
            <text:p>0x8045</text:p>
          </table:table-cell>
          <table:table-cell office:value-type="string">
            <text:p>0x5114</text:p>
          </table:table-cell>
          <table:table-cell office:value-type="string">
            <text:p>0xc771</text:p>
          </table:table-cell>
          <table:table-cell office:value-type="string">
            <text:p>0x1c49</text:p>
          </table:table-cell>
          <table:table-cell office:value-type="string">
            <text:p>0x9224</text:p>
          </table:table-cell>
          <table:table-cell office:value-type="string">
            <text:p>0xcbb2</text:p>
          </table:table-cell>
          <table:table-cell/>
          <table:table-cell office:value-type="string">
            <text:p><text:s/>/* <text:s/>4e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2c4d</text:p>
          </table:table-cell>
          <table:table-cell office:value-type="string">
            <text:p>0xd334</text:p>
          </table:table-cell>
          <table:table-cell office:value-type="string">
            <text:p>0xcff3</text:p>
          </table:table-cell>
          <table:table-cell office:value-type="string">
            <text:p>0x3c51</text:p>
          </table:table-cell>
          <table:table-cell office:value-type="string">
            <text:p>0x1445</text:p>
          </table:table-cell>
          <table:table-cell office:value-type="string">
            <text:p>0xd334</text:p>
          </table:table-cell>
          <table:table-cell office:value-type="string">
            <text:p>0x4d55</text:p>
          </table:table-cell>
          <table:table-cell office:value-type="string">
            <text:p>0x5555</text:p>
          </table:table-cell>
          <table:table-cell/>
          <table:table-cell office:value-type="string">
            <text:p><text:s/>/* <text:s/>4e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d775</text:p>
          </table:table-cell>
          <table:table-cell office:value-type="string">
            <text:p>0x5d59</text:p>
          </table:table-cell>
          <table:table-cell office:value-type="string">
            <text:p>0x9665</text:p>
          </table:table-cell>
          <table:table-cell office:value-type="string">
            <text:p>0xdbb6</text:p>
          </table:table-cell>
          <table:table-cell office:value-type="string">
            <text:p>0x6d5d</text:p>
          </table:table-cell>
          <table:table-cell office:value-type="string">
            <text:p>0xd775</text:p>
          </table:table-cell>
          <table:table-cell office:value-type="string">
            <text:p>0xdff7</text:p>
          </table:table-cell>
          <table:table-cell office:value-type="string">
            <text:p>0x7d61</text:p>
          </table:table-cell>
          <table:table-cell/>
          <table:table-cell office:value-type="string">
            <text:p><text:s/>/* <text:s/>4f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1886</text:p>
          </table:table-cell>
          <table:table-cell office:value-type="string">
            <text:p>0x6118</text:p>
          </table:table-cell>
          <table:table-cell office:value-type="string">
            <text:p>0x8620</text:p>
          </table:table-cell>
          <table:table-cell office:value-type="string">
            <text:p>0x3464</text:p>
          </table:table-cell>
          <table:table-cell office:value-type="string">
            <text:p>0x1500</text:p>
          </table:table-cell>
          <table:table-cell office:value-type="string">
            <text:p>0x0004</text:p>
          </table:table-cell>
          <table:table-cell office:value-type="string">
            <text:p>0x0060</text:p>
          </table:table-cell>
          <table:table-cell office:value-type="string">
            <text:p>0x5114</text:p>
          </table:table-cell>
          <table:table-cell/>
          <table:table-cell office:value-type="string">
            <text:p><text:s/>/* <text:s/>4f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c571</text:p>
          </table:table-cell>
          <table:table-cell office:value-type="string">
            <text:p>0x1c47</text:p>
          </table:table-cell>
          <table:table-cell office:value-type="string">
            <text:p>0x9224</text:p>
          </table:table-cell>
          <table:table-cell office:value-type="string">
            <text:p>0xc9b2</text:p>
          </table:table-cell>
          <table:table-cell office:value-type="string">
            <text:p>0x2c4b</text:p>
          </table:table-cell>
          <table:table-cell office:value-type="string">
            <text:p>0xd334</text:p>
          </table:table-cell>
          <table:table-cell office:value-type="string">
            <text:p>0xcdf3</text:p>
          </table:table-cell>
          <table:table-cell office:value-type="string">
            <text:p>0x3c4f</text:p>
          </table:table-cell>
          <table:table-cell/>
          <table:table-cell office:value-type="string">
            <text:p><text:s/>/* <text:s/>50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1445</text:p>
          </table:table-cell>
          <table:table-cell office:value-type="string">
            <text:p>0xd134</text:p>
          </table:table-cell>
          <table:table-cell office:value-type="string">
            <text:p>0x4d53</text:p>
          </table:table-cell>
          <table:table-cell office:value-type="string">
            <text:p>0x5555</text:p>
          </table:table-cell>
          <table:table-cell office:value-type="string">
            <text:p>0xd575</text:p>
          </table:table-cell>
          <table:table-cell office:value-type="string">
            <text:p>0x5d57</text:p>
          </table:table-cell>
          <table:table-cell office:value-type="string">
            <text:p>0x9665</text:p>
          </table:table-cell>
          <table:table-cell office:value-type="string">
            <text:p>0xd9b6</text:p>
          </table:table-cell>
          <table:table-cell/>
          <table:table-cell office:value-type="string">
            <text:p><text:s/>/* <text:s/>50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6d5b</text:p>
          </table:table-cell>
          <table:table-cell office:value-type="string">
            <text:p>0xd775</text:p>
          </table:table-cell>
          <table:table-cell office:value-type="string">
            <text:p>0xddf7</text:p>
          </table:table-cell>
          <table:table-cell office:value-type="string">
            <text:p>0x7d5f</text:p>
          </table:table-cell>
          <table:table-cell office:value-type="string">
            <text:p>0x1886</text:p>
          </table:table-cell>
          <table:table-cell office:value-type="string">
            <text:p>0x6118</text:p>
          </table:table-cell>
          <table:table-cell office:value-type="string">
            <text:p>0x8621</text:p>
          </table:table-cell>
          <table:table-cell office:value-type="string">
            <text:p>0x080d</text:p>
          </table:table-cell>
          <table:table-cell/>
          <table:table-cell office:value-type="string">
            <text:p><text:s/>/* <text:s/>51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905</text:p>
          </table:table-cell>
          <table:table-cell office:value-type="string">
            <text:p>0x0000</text:p>
          </table:table-cell>
          <table:table-cell office:value-type="string">
            <text:p>0x0100</text:p>
          </table:table-cell>
          <table:table-cell office:value-type="string">
            <text:p>0x5814</text:p>
          </table:table-cell>
          <table:table-cell office:value-type="string">
            <text:p>0x4571</text:p>
          </table:table-cell>
          <table:table-cell office:value-type="string">
            <text:p>0x1cc7</text:p>
          </table:table-cell>
          <table:table-cell office:value-type="string">
            <text:p>0x9124</text:p>
          </table:table-cell>
          <table:table-cell office:value-type="string">
            <text:p>0x49b2</text:p>
          </table:table-cell>
          <table:table-cell/>
          <table:table-cell office:value-type="string">
            <text:p><text:s/>/* <text:s/>51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2ccb</text:p>
          </table:table-cell>
          <table:table-cell office:value-type="string">
            <text:p>0xd234</text:p>
          </table:table-cell>
          <table:table-cell office:value-type="string">
            <text:p>0x4df3</text:p>
          </table:table-cell>
          <table:table-cell office:value-type="string">
            <text:p>0x3ccf</text:p>
          </table:table-cell>
          <table:table-cell office:value-type="string">
            <text:p>0x1345</text:p>
          </table:table-cell>
          <table:table-cell office:value-type="string">
            <text:p>0x5134</text:p>
          </table:table-cell>
          <table:table-cell office:value-type="string">
            <text:p>0x4dd3</text:p>
          </table:table-cell>
          <table:table-cell office:value-type="string">
            <text:p>0x5455</text:p>
          </table:table-cell>
          <table:table-cell/>
          <table:table-cell office:value-type="string">
            <text:p><text:s/>/* <text:s/>52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575</text:p>
          </table:table-cell>
          <table:table-cell office:value-type="string">
            <text:p>0x5dd7</text:p>
          </table:table-cell>
          <table:table-cell office:value-type="string">
            <text:p>0x9565</text:p>
          </table:table-cell>
          <table:table-cell office:value-type="string">
            <text:p>0x59b6</text:p>
          </table:table-cell>
          <table:table-cell office:value-type="string">
            <text:p>0x6ddb</text:p>
          </table:table-cell>
          <table:table-cell office:value-type="string">
            <text:p>0xd675</text:p>
          </table:table-cell>
          <table:table-cell office:value-type="string">
            <text:p>0x5df7</text:p>
          </table:table-cell>
          <table:table-cell office:value-type="string">
            <text:p>0x7ddf</text:p>
          </table:table-cell>
          <table:table-cell/>
          <table:table-cell office:value-type="string">
            <text:p><text:s/>/* <text:s/>52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1786</text:p>
          </table:table-cell>
          <table:table-cell office:value-type="string">
            <text:p>0x6118</text:p>
          </table:table-cell>
          <table:table-cell office:value-type="string">
            <text:p>0x8661</text:p>
          </table:table-cell>
          <table:table-cell office:value-type="string">
            <text:p>0x0842</text:p>
          </table:table-cell>
          <table:table-cell office:value-type="string">
            <text:p>0x4356</text:p>
          </table:table-cell>
          <table:table-cell office:value-type="string">
            <text:p>0x0100</text:p>
          </table:table-cell>
          <table:table-cell office:value-type="string">
            <text:p>0x4000</text:p>
          </table:table-cell>
          <table:table-cell office:value-type="string">
            <text:p>0x0016</text:p>
          </table:table-cell>
          <table:table-cell/>
          <table:table-cell office:value-type="string">
            <text:p><text:s/>/* <text:s/>53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4551</text:p>
          </table:table-cell>
          <table:table-cell office:value-type="string">
            <text:p>0x1cc7</text:p>
          </table:table-cell>
          <table:table-cell office:value-type="string">
            <text:p>0x7124</text:p>
          </table:table-cell>
          <table:table-cell office:value-type="string">
            <text:p>0x4992</text:p>
          </table:table-cell>
          <table:table-cell office:value-type="string">
            <text:p>0x2ccb</text:p>
          </table:table-cell>
          <table:table-cell office:value-type="string">
            <text:p>0xb234</text:p>
          </table:table-cell>
          <table:table-cell office:value-type="string">
            <text:p>0x4dd3</text:p>
          </table:table-cell>
          <table:table-cell office:value-type="string">
            <text:p>0x3ccf</text:p>
          </table:table-cell>
          <table:table-cell/>
          <table:table-cell office:value-type="string">
            <text:p><text:s/>/* <text:s/>53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f344</text:p>
          </table:table-cell>
          <table:table-cell office:value-type="string">
            <text:p>0x5114</text:p>
          </table:table-cell>
          <table:table-cell office:value-type="string">
            <text:p>0x4dd3</text:p>
          </table:table-cell>
          <table:table-cell office:value-type="string">
            <text:p>0x3455</text:p>
          </table:table-cell>
          <table:table-cell office:value-type="string">
            <text:p>0x5555</text:p>
          </table:table-cell>
          <table:table-cell office:value-type="string">
            <text:p>0x5dd7</text:p>
          </table:table-cell>
          <table:table-cell office:value-type="string">
            <text:p>0x7565</text:p>
          </table:table-cell>
          <table:table-cell office:value-type="string">
            <text:p>0x5996</text:p>
          </table:table-cell>
          <table:table-cell/>
          <table:table-cell office:value-type="string">
            <text:p><text:s/>/* <text:s/>54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6ddb</text:p>
          </table:table-cell>
          <table:table-cell office:value-type="string">
            <text:p>0xb675</text:p>
          </table:table-cell>
          <table:table-cell office:value-type="string">
            <text:p>0x5dd7</text:p>
          </table:table-cell>
          <table:table-cell office:value-type="string">
            <text:p>0x7ddf</text:p>
          </table:table-cell>
          <table:table-cell office:value-type="string">
            <text:p>0xf785</text:p>
          </table:table-cell>
          <table:table-cell office:value-type="string">
            <text:p>0x6118</text:p>
          </table:table-cell>
          <table:table-cell office:value-type="string">
            <text:p>0x8661</text:p>
          </table:table-cell>
          <table:table-cell office:value-type="string">
            <text:p>0x1882</text:p>
          </table:table-cell>
          <table:table-cell/>
          <table:table-cell office:value-type="string">
            <text:p><text:s/>/* <text:s/>54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d090</text:p>
          </table:table-cell>
          <table:table-cell office:value-type="string">
            <text:p>0x1501</text:p>
          </table:table-cell>
          <table:table-cell office:value-type="string">
            <text:p>0x4014</text:p>
          </table:table-cell>
          <table:table-cell office:value-type="string">
            <text:p>0x0080</text:p>
          </table:table-cell>
          <table:table-cell office:value-type="string">
            <text:p>0xcff3</text:p>
          </table:table-cell>
          <table:table-cell office:value-type="string">
            <text:p>0x3ccb</text:p>
          </table:table-cell>
          <table:table-cell office:value-type="string">
            <text:p>0xf33c</text:p>
          </table:table-cell>
          <table:table-cell office:value-type="string">
            <text:p>0xcfb3</text:p>
          </table:table-cell>
          <table:table-cell/>
          <table:table-cell office:value-type="string">
            <text:p><text:s/>/* <text:s/>55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3ccb</text:p>
          </table:table-cell>
          <table:table-cell office:value-type="string">
            <text:p>0xb13c</text:p>
          </table:table-cell>
          <table:table-cell office:value-type="string">
            <text:p>0xcbf3</text:p>
          </table:table-cell>
          <table:table-cell office:value-type="string">
            <text:p>0x3ccf</text:p>
          </table:table-cell>
          <table:table-cell office:value-type="string">
            <text:p>0xb33c</text:p>
          </table:table-cell>
          <table:table-cell office:value-type="string">
            <text:p>0xcff3</text:p>
          </table:table-cell>
          <table:table-cell office:value-type="string">
            <text:p>0x3ccb</text:p>
          </table:table-cell>
          <table:table-cell office:value-type="string">
            <text:p>0xb31c</text:p>
          </table:table-cell>
          <table:table-cell/>
          <table:table-cell office:value-type="string">
            <text:p><text:s/>/* <text:s/>55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cbb3</text:p>
          </table:table-cell>
          <table:table-cell office:value-type="string">
            <text:p>0x3ccb</text:p>
          </table:table-cell>
          <table:table-cell office:value-type="string">
            <text:p>0xb11c</text:p>
          </table:table-cell>
          <table:table-cell office:value-type="string">
            <text:p>0xc3d2</text:p>
          </table:table-cell>
          <table:table-cell office:value-type="string">
            <text:p>0x2ccd</text:p>
          </table:table-cell>
          <table:table-cell office:value-type="string">
            <text:p>0xd33c</text:p>
          </table:table-cell>
          <table:table-cell office:value-type="string">
            <text:p>0xcdf2</text:p>
          </table:table-cell>
          <table:table-cell office:value-type="string">
            <text:p>0x3ccf</text:p>
          </table:table-cell>
          <table:table-cell/>
          <table:table-cell office:value-type="string">
            <text:p><text:s/>/* <text:s/>56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f33c</text:p>
          </table:table-cell>
          <table:table-cell office:value-type="string">
            <text:p>0xcff3</text:p>
          </table:table-cell>
          <table:table-cell office:value-type="string">
            <text:p>0x3ccf</text:p>
          </table:table-cell>
          <table:table-cell office:value-type="string">
            <text:p>0xf33c</text:p>
          </table:table-cell>
          <table:table-cell office:value-type="string">
            <text:p>0xcff3</text:p>
          </table:table-cell>
          <table:table-cell office:value-type="string">
            <text:p>0x2ccf</text:p>
          </table:table-cell>
          <table:table-cell office:value-type="string">
            <text:p>0xf33c</text:p>
          </table:table-cell>
          <table:table-cell office:value-type="string">
            <text:p>0xcff3</text:p>
          </table:table-cell>
          <table:table-cell/>
          <table:table-cell office:value-type="string">
            <text:p><text:s/>/* <text:s/>56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3ccf</text:p>
          </table:table-cell>
          <table:table-cell office:value-type="string">
            <text:p>0xf33c</text:p>
          </table:table-cell>
          <table:table-cell office:value-type="string">
            <text:p>0x4f00</text:p>
          </table:table-cell>
          <table:table-cell office:value-type="string">
            <text:p>0x0040</text:p>
          </table:table-cell>
          <table:table-cell office:value-type="string">
            <text:p>0x8003</text:p>
          </table:table-cell>
          <table:table-cell office:value-type="string">
            <text:p>0x0040</text:p>
          </table:table-cell>
          <table:table-cell office:value-type="string">
            <text:p>0x8005</text:p>
          </table:table-cell>
          <table:table-cell office:value-type="string">
            <text:p>0x5268</text:p>
          </table:table-cell>
          <table:table-cell/>
          <table:table-cell office:value-type="string">
            <text:p><text:s/>/* <text:s/>57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c84a</text:p>
          </table:table-cell>
          <table:table-cell office:value-type="string">
            <text:p>0x0020</text:p>
          </table:table-cell>
          <table:table-cell office:value-type="string">
            <text:p>0x0300</text:p>
          </table:table-cell>
          <table:table-cell office:value-type="string">
            <text:p>0xc066</text:p>
          </table:table-cell>
          <table:table-cell office:value-type="string">
            <text:p>0x3996</text:p>
          </table:table-cell>
          <table:table-cell office:value-type="string">
            <text:p>0x6639</text:p>
          </table:table-cell>
          <table:table-cell office:value-type="string">
            <text:p>0x8aa3</text:p>
          </table:table-cell>
          <table:table-cell office:value-type="string">
            <text:p>0x498a</text:p>
          </table:table-cell>
          <table:table-cell/>
          <table:table-cell office:value-type="string">
            <text:p><text:s/>/* <text:s/>57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a248</text:p>
          </table:table-cell>
          <table:table-cell office:value-type="string">
            <text:p>0x9ae4</text:p>
          </table:table-cell>
          <table:table-cell office:value-type="string">
            <text:p>0x489a</text:p>
          </table:table-cell>
          <table:table-cell office:value-type="string">
            <text:p>0xa759</text:p>
          </table:table-cell>
          <table:table-cell office:value-type="string">
            <text:p>0x9a27</text:p>
          </table:table-cell>
          <table:table-cell office:value-type="string">
            <text:p>0x0000</text:p>
          </table:table-cell>
          <table:table-cell office:value-type="string">
            <text:p>0x60c0</text:p>
          </table:table-cell>
          <table:table-cell office:value-type="string">
            <text:p>0x0100</text:p>
          </table:table-cell>
          <table:table-cell/>
          <table:table-cell office:value-type="string">
            <text:p><text:s/>/* <text:s/>58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20c0</text:p>
          </table:table-cell>
          <table:table-cell office:value-type="string">
            <text:p>0x04a2</text:p>
          </table:table-cell>
          <table:table-cell office:value-type="string">
            <text:p>0x5168</text:p>
          </table:table-cell>
          <table:table-cell office:value-type="string">
            <text:p>0xc84a</text:p>
          </table:table-cell>
          <table:table-cell office:value-type="string">
            <text:p>0x0020</text:p>
          </table:table-cell>
          <table:table-cell office:value-type="string">
            <text:p>0x0600</text:p>
          </table:table-cell>
          <table:table-cell office:value-type="string">
            <text:p>0xc066</text:p>
          </table:table-cell>
          <table:table-cell office:value-type="string">
            <text:p>0x5996</text:p>
          </table:table-cell>
          <table:table-cell/>
          <table:table-cell office:value-type="string">
            <text:p><text:s/>/* <text:s/>58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6569</text:p>
          </table:table-cell>
          <table:table-cell office:value-type="string">
            <text:p>0x9a65</text:p>
          </table:table-cell>
          <table:table-cell office:value-type="string">
            <text:p>0x4996</text:p>
          </table:table-cell>
          <table:table-cell office:value-type="string">
            <text:p>0xa559</text:p>
          </table:table-cell>
          <table:table-cell office:value-type="string">
            <text:p>0x96e4</text:p>
          </table:table-cell>
          <table:table-cell office:value-type="string">
            <text:p>0x4896</text:p>
          </table:table-cell>
          <table:table-cell office:value-type="string">
            <text:p>0x6549</text:p>
          </table:table-cell>
          <table:table-cell office:value-type="string">
            <text:p>0x8ee3</text:p>
          </table:table-cell>
          <table:table-cell/>
          <table:table-cell office:value-type="string">
            <text:p><text:s/>/* <text:s/>59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4896</text:p>
          </table:table-cell>
          <table:table-cell office:value-type="string">
            <text:p>0x6549</text:p>
          </table:table-cell>
          <table:table-cell office:value-type="string">
            <text:p>0x9264</text:p>
          </table:table-cell>
          <table:table-cell office:value-type="string">
            <text:p>0x599a</text:p>
          </table:table-cell>
          <table:table-cell office:value-type="string">
            <text:p>0x6559</text:p>
          </table:table-cell>
          <table:table-cell office:value-type="string">
            <text:p>0x96a5</text:p>
          </table:table-cell>
          <table:table-cell office:value-type="string">
            <text:p>0x699a</text:p>
          </table:table-cell>
          <table:table-cell office:value-type="string">
            <text:p>0x6559</text:p>
          </table:table-cell>
          <table:table-cell/>
          <table:table-cell office:value-type="string">
            <text:p><text:s/>/* <text:s/>59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9a26</text:p>
          </table:table-cell>
          <table:table-cell office:value-type="string">
            <text:p>0x0000</text:p>
          </table:table-cell>
          <table:table-cell office:value-type="string">
            <text:p>0x70c0</text:p>
          </table:table-cell>
          <table:table-cell office:value-type="string">
            <text:p>0x0100</text:p>
          </table:table-cell>
          <table:table-cell office:value-type="string">
            <text:p>0x20c0</text:p>
          </table:table-cell>
          <table:table-cell office:value-type="string">
            <text:p>0x04a2</text:p>
          </table:table-cell>
          <table:table-cell office:value-type="string">
            <text:p>0xb116</text:p>
          </table:table-cell>
          <table:table-cell office:value-type="string">
            <text:p>0x1ab2</text:p>
          </table:table-cell>
          <table:table-cell/>
          <table:table-cell office:value-type="string">
            <text:p><text:s/>/* <text:s/>5a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0a00</text:p>
          </table:table-cell>
          <table:table-cell office:value-type="string">
            <text:p>0x7800</text:p>
          </table:table-cell>
          <table:table-cell office:value-type="string">
            <text:p>0x00f0</text:p>
          </table:table-cell>
          <table:table-cell office:value-type="string">
            <text:p>0x6996</text:p>
          </table:table-cell>
          <table:table-cell office:value-type="string">
            <text:p>0xe428</text:p>
          </table:table-cell>
          <table:table-cell office:value-type="string">
            <text:p>0x86a1</text:p>
          </table:table-cell>
          <table:table-cell office:value-type="string">
            <text:p>0x3892</text:p>
          </table:table-cell>
          <table:table-cell office:value-type="string">
            <text:p>0xa569</text:p>
          </table:table-cell>
          <table:table-cell/>
          <table:table-cell office:value-type="string">
            <text:p><text:s/>/* <text:s/>5a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9e00</text:p>
          </table:table-cell>
          <table:table-cell office:value-type="string">
            <text:p>0x00e0</text:p>
          </table:table-cell>
          <table:table-cell office:value-type="string">
            <text:p>0x0207</text:p>
          </table:table-cell>
          <table:table-cell office:value-type="string">
            <text:p>0x0080</text:p>
          </table:table-cell>
          <table:table-cell office:value-type="string">
            <text:p>0x001b</text:p>
          </table:table-cell>
          <table:table-cell office:value-type="string">
            <text:p>0x1032</text:p>
          </table:table-cell>
          <table:table-cell office:value-type="string">
            <text:p>0x5476</text:p>
          </table:table-cell>
          <table:table-cell office:value-type="string">
            <text:p>0x98ba</text:p>
          </table:table-cell>
          <table:table-cell/>
          <table:table-cell office:value-type="string">
            <text:p><text:s/>/* <text:s/>5b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dc2e</text:p>
          </table:table-cell>
          <table:table-cell office:value-type="string">
            <text:p>0x3464</text:p>
          </table:table-cell>
          <table:table-cell office:value-type="string">
            <text:p>0x1500</text:p>
          </table:table-cell>
          <table:table-cell office:value-type="string">
            <text:p>0xf003</text:p>
          </table:table-cell>
          <table:table-cell office:value-type="string">
            <text:p>0x0060</text:p>
          </table:table-cell>
          <table:table-cell office:value-type="string">
            <text:p>0x1886</text:p>
          </table:table-cell>
          <table:table-cell office:value-type="string">
            <text:p>0xdfd7</text:p>
          </table:table-cell>
          <table:table-cell office:value-type="string">
            <text:p>0x75db</text:p>
          </table:table-cell>
          <table:table-cell/>
          <table:table-cell office:value-type="string">
            <text:p><text:s/>/* <text:s/>5b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9665</text:p>
          </table:table-cell>
          <table:table-cell office:value-type="string">
            <text:p>0xd755</text:p>
          </table:table-cell>
          <table:table-cell office:value-type="string">
            <text:p>0x55d3</text:p>
          </table:table-cell>
          <table:table-cell office:value-type="string">
            <text:p>0x1445</text:p>
          </table:table-cell>
          <table:table-cell office:value-type="string">
            <text:p>0xcfd3</text:p>
          </table:table-cell>
          <table:table-cell office:value-type="string">
            <text:p>0x34cb</text:p>
          </table:table-cell>
          <table:table-cell office:value-type="string">
            <text:p>0x9224</text:p>
          </table:table-cell>
          <table:table-cell office:value-type="string">
            <text:p>0xc751</text:p>
          </table:table-cell>
          <table:table-cell/>
          <table:table-cell office:value-type="string">
            <text:p><text:s/>/* <text:s/>5c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1445</text:p>
          </table:table-cell>
          <table:table-cell office:value-type="string">
            <text:p>0x711c</text:p>
          </table:table-cell>
          <table:table-cell office:value-type="string">
            <text:p>0x49b2</text:p>
          </table:table-cell>
          <table:table-cell office:value-type="string">
            <text:p>0x2c4d</text:p>
          </table:table-cell>
          <table:table-cell office:value-type="string">
            <text:p>0xf33c</text:p>
          </table:table-cell>
          <table:table-cell office:value-type="string">
            <text:p>0x5134</text:p>
          </table:table-cell>
          <table:table-cell office:value-type="string">
            <text:p>0x4d55</text:p>
          </table:table-cell>
          <table:table-cell office:value-type="string">
            <text:p>0x755d</text:p>
          </table:table-cell>
          <table:table-cell/>
          <table:table-cell office:value-type="string">
            <text:p><text:s/>/* <text:s/>5c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9b6</text:p>
          </table:table-cell>
          <table:table-cell office:value-type="string">
            <text:p>0x6d5d</text:p>
          </table:table-cell>
          <table:table-cell office:value-type="string">
            <text:p>0xf77d</text:p>
          </table:table-cell>
          <table:table-cell office:value-type="string">
            <text:p>0x5f18</text:p>
          </table:table-cell>
          <table:table-cell office:value-type="string">
            <text:p>0x8601</text:p>
          </table:table-cell>
          <table:table-cell office:value-type="string">
            <text:p>0x00f0</text:p>
          </table:table-cell>
          <table:table-cell office:value-type="string">
            <text:p>0x090e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5d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0156</text:p>
          </table:table-cell>
          <table:table-cell office:value-type="string">
            <text:p>0x8040</text:p>
          </table:table-cell>
          <table:table-cell office:value-type="string">
            <text:p>0x1888</text:p>
          </table:table-cell>
          <table:table-cell office:value-type="string">
            <text:p>0xc238</text:p>
          </table:table-cell>
          <table:table-cell office:value-type="string">
            <text:p>0x9044</text:p>
          </table:table-cell>
          <table:table-cell office:value-type="string">
            <text:p>0x5998</text:p>
          </table:table-cell>
          <table:table-cell office:value-type="string">
            <text:p>0xc679</text:p>
          </table:table-cell>
          <table:table-cell office:value-type="string">
            <text:p>0xa048</text:p>
          </table:table-cell>
          <table:table-cell/>
          <table:table-cell office:value-type="string">
            <text:p><text:s/>/* <text:s/>5d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9aa8</text:p>
          </table:table-cell>
          <table:table-cell office:value-type="string">
            <text:p>0xcaba</text:p>
          </table:table-cell>
          <table:table-cell office:value-type="string">
            <text:p>0xb04c</text:p>
          </table:table-cell>
          <table:table-cell office:value-type="string">
            <text:p>0xdbb8</text:p>
          </table:table-cell>
          <table:table-cell office:value-type="string">
            <text:p>0xcefb</text:p>
          </table:table-cell>
          <table:table-cell office:value-type="string">
            <text:p>0xc050</text:p>
          </table:table-cell>
          <table:table-cell office:value-type="string">
            <text:p>0x1cc9</text:p>
          </table:table-cell>
          <table:table-cell office:value-type="string">
            <text:p>0xd23c</text:p>
          </table:table-cell>
          <table:table-cell/>
          <table:table-cell office:value-type="string">
            <text:p><text:s/>/* <text:s/>5e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d154</text:p>
          </table:table-cell>
          <table:table-cell office:value-type="string">
            <text:p>0x5dd9</text:p>
          </table:table-cell>
          <table:table-cell office:value-type="string">
            <text:p>0xd67d</text:p>
          </table:table-cell>
          <table:table-cell office:value-type="string">
            <text:p>0xe158</text:p>
          </table:table-cell>
          <table:table-cell office:value-type="string">
            <text:p>0x9ee9</text:p>
          </table:table-cell>
          <table:table-cell office:value-type="string">
            <text:p>0xdabe</text:p>
          </table:table-cell>
          <table:table-cell office:value-type="string">
            <text:p>0xf15c</text:p>
          </table:table-cell>
          <table:table-cell office:value-type="string">
            <text:p>0xdff9</text:p>
          </table:table-cell>
          <table:table-cell/>
          <table:table-cell office:value-type="string">
            <text:p><text:s/>/* <text:s/>5e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de17</text:p>
          </table:table-cell>
          <table:table-cell office:value-type="string">
            <text:p>0x1ab2</text:p>
          </table:table-cell>
          <table:table-cell office:value-type="string">
            <text:p>0x1200</text:p>
          </table:table-cell>
          <table:table-cell office:value-type="string">
            <text:p>0x0807</text:p>
          </table:table-cell>
          <table:table-cell office:value-type="string">
            <text:p>0x0070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 office:value-type="string">
            <text:p>0xa669</text:p>
          </table:table-cell>
          <table:table-cell/>
          <table:table-cell office:value-type="string">
            <text:p><text:s/>/* <text:s/>5f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 office:value-type="string">
            <text:p>0xa269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/>
          <table:table-cell office:value-type="string">
            <text:p><text:s/>/* <text:s/>5f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298a</text:p>
          </table:table-cell>
          <table:table-cell office:value-type="string">
            <text:p>0xa269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 office:value-type="string">
            <text:p>0xa669</text:p>
          </table:table-cell>
          <table:table-cell office:value-type="string">
            <text:p>0x9aa2</text:p>
          </table:table-cell>
          <table:table-cell/>
          <table:table-cell office:value-type="string">
            <text:p><text:s/>/* <text:s/>60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288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 office:value-type="string">
            <text:p>0xa669</text:p>
          </table:table-cell>
          <table:table-cell office:value-type="string">
            <text:p>0x8aa2</text:p>
          </table:table-cell>
          <table:table-cell office:value-type="string">
            <text:p>0x258a</text:p>
          </table:table-cell>
          <table:table-cell office:value-type="string">
            <text:p>0xa669</text:p>
          </table:table-cell>
          <table:table-cell/>
          <table:table-cell office:value-type="string">
            <text:p><text:s/>/* <text:s/>60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 office:value-type="string">
            <text:p>0xa628</text:p>
          </table:table-cell>
          <table:table-cell office:value-type="string">
            <text:p>0x5a96</text:p>
          </table:table-cell>
          <table:table-cell office:value-type="string">
            <text:p>0x258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698a</text:p>
          </table:table-cell>
          <table:table-cell/>
          <table:table-cell office:value-type="string">
            <text:p><text:s/>/* <text:s/>61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a265</text:p>
          </table:table-cell>
          <table:table-cell office:value-type="string">
            <text:p>0x5996</text:p>
          </table:table-cell>
          <table:table-cell office:value-type="string">
            <text:p>0x288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288a</text:p>
          </table:table-cell>
          <table:table-cell office:value-type="string">
            <text:p>0x9625</text:p>
          </table:table-cell>
          <table:table-cell office:value-type="string">
            <text:p>0x5896</text:p>
          </table:table-cell>
          <table:table-cell/>
          <table:table-cell office:value-type="string">
            <text:p><text:s/>/* <text:s/>61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288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288a</text:p>
          </table:table-cell>
          <table:table-cell office:value-type="string">
            <text:p>0x9665</text:p>
          </table:table-cell>
          <table:table-cell office:value-type="string">
            <text:p>0x89a2</text:p>
          </table:table-cell>
          <table:table-cell office:value-type="string">
            <text:p>0x689a</text:p>
          </table:table-cell>
          <table:table-cell office:value-type="string">
            <text:p>0xa669</text:p>
          </table:table-cell>
          <table:table-cell/>
          <table:table-cell office:value-type="string">
            <text:p><text:s/>/* <text:s/>62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9aa6</text:p>
          </table:table-cell>
          <table:table-cell office:value-type="string">
            <text:p>0x288a</text:p>
          </table:table-cell>
          <table:table-cell office:value-type="string">
            <text:p>0x9628</text:p>
          </table:table-cell>
          <table:table-cell office:value-type="string">
            <text:p>0x8aa6</text:p>
          </table:table-cell>
          <table:table-cell office:value-type="string">
            <text:p>0x699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288a</text:p>
          </table:table-cell>
          <table:table-cell/>
          <table:table-cell office:value-type="string">
            <text:p><text:s/>/* <text:s/>62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a268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288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/>
          <table:table-cell office:value-type="string">
            <text:p><text:s/>/* <text:s/>63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699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689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 office:value-type="string">
            <text:p>0xa669</text:p>
          </table:table-cell>
          <table:table-cell/>
          <table:table-cell office:value-type="string">
            <text:p><text:s/>/* <text:s/>63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 office:value-type="string">
            <text:p>0xa669</text:p>
          </table:table-cell>
          <table:table-cell office:value-type="string">
            <text:p>0x9aa6</text:p>
          </table:table-cell>
          <table:table-cell office:value-type="string">
            <text:p>0x699a</text:p>
          </table:table-cell>
          <table:table-cell/>
          <table:table-cell office:value-type="string">
            <text:p><text:s/>/* <text:s/>64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a669</text:p>
          </table:table-cell>
          <table:table-cell office:value-type="string">
            <text:p>0x0a00</text:p>
          </table:table-cell>
          <table:table-cell office:value-type="string">
            <text:p>0x4eac</text:p>
          </table:table-cell>
          <table:table-cell office:value-type="string">
            <text:p>0x7000</text:p>
          </table:table-cell>
          <table:table-cell office:value-type="string">
            <text:p>0x107e</text:p>
          </table:table-cell>
          <table:table-cell office:value-type="string">
            <text:p>0xb001</text:p>
          </table:table-cell>
          <table:table-cell office:value-type="string">
            <text:p>0x2143</text:p>
          </table:table-cell>
          <table:table-cell office:value-type="string">
            <text:p>0x6587</text:p>
          </table:table-cell>
          <table:table-cell/>
          <table:table-cell office:value-type="string">
            <text:p><text:s/>/* <text:s/>64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a9cb</text:p>
          </table:table-cell>
          <table:table-cell office:value-type="string">
            <text:p>0xed42</text:p>
          </table:table-cell>
          <table:table-cell office:value-type="string">
            <text:p>0x4356</text:p>
          </table:table-cell>
          <table:table-cell office:value-type="string">
            <text:p>0x0200</text:p>
          </table:table-cell>
          <table:table-cell office:value-type="string">
            <text:p>0xe100</text:p>
          </table:table-cell>
          <table:table-cell office:value-type="string">
            <text:p>0x005e</text:p>
          </table:table-cell>
          <table:table-cell office:value-type="string">
            <text:p>0xd755</text:p>
          </table:table-cell>
          <table:table-cell office:value-type="string">
            <text:p>0x5555</text:p>
          </table:table-cell>
          <table:table-cell/>
          <table:table-cell office:value-type="string">
            <text:p><text:s/>/* <text:s/>65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number-columns-repeated="2" office:value-type="string">
            <text:p>0x5555</text:p>
          </table:table-cell>
          <table:table-cell office:value-type="string">
            <text:p>0x5dd7</text:p>
          </table:table-cell>
          <table:table-cell office:value-type="string">
            <text:p>0x755d</text:p>
          </table:table-cell>
          <table:table-cell office:value-type="string">
            <text:p>0x5555</text:p>
          </table:table-cell>
          <table:table-cell office:value-type="string">
            <text:p>0x55d5</text:p>
          </table:table-cell>
          <table:table-cell office:value-type="string">
            <text:p>0x5455</text:p>
          </table:table-cell>
          <table:table-cell office:value-type="string">
            <text:p>0x5555</text:p>
          </table:table-cell>
          <table:table-cell/>
          <table:table-cell office:value-type="string">
            <text:p><text:s/>/* <text:s/>65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dd7</text:p>
          </table:table-cell>
          <table:table-cell table:number-columns-repeated="2" office:value-type="string">
            <text:p>0x5555</text:p>
          </table:table-cell>
          <table:table-cell office:value-type="string">
            <text:p>0x4dd3</text:p>
          </table:table-cell>
          <table:table-cell office:value-type="string">
            <text:p>0x5455</text:p>
          </table:table-cell>
          <table:table-cell office:value-type="string">
            <text:p>0x5555</text:p>
          </table:table-cell>
          <table:table-cell office:value-type="string">
            <text:p>0x5d55</text:p>
          </table:table-cell>
          <table:table-cell office:value-type="string">
            <text:p>0x5555</text:p>
          </table:table-cell>
          <table:table-cell/>
          <table:table-cell office:value-type="string">
            <text:p><text:s/>/* <text:s/>66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d534</text:p>
          </table:table-cell>
          <table:table-cell office:value-type="string">
            <text:p>0x4dd3</text:p>
          </table:table-cell>
          <table:table-cell office:value-type="string">
            <text:p>0x5455</text:p>
          </table:table-cell>
          <table:table-cell table:number-columns-repeated="2" office:value-type="string">
            <text:p>0x5555</text:p>
          </table:table-cell>
          <table:table-cell office:value-type="string">
            <text:p>0x554d</text:p>
          </table:table-cell>
          <table:table-cell office:value-type="string">
            <text:p>0xd3d4</text:p>
          </table:table-cell>
          <table:table-cell office:value-type="string">
            <text:p>0x4cd3</text:p>
          </table:table-cell>
          <table:table-cell/>
          <table:table-cell office:value-type="string">
            <text:p><text:s/>/* <text:s/>66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455</text:p>
          </table:table-cell>
          <table:table-cell office:value-type="string">
            <text:p>0x5555</text:p>
          </table:table-cell>
          <table:table-cell office:value-type="string">
            <text:p>0x55d5</text:p>
          </table:table-cell>
          <table:table-cell office:value-type="string">
            <text:p>0x344d</text:p>
          </table:table-cell>
          <table:table-cell office:value-type="string">
            <text:p>0x4dd3</text:p>
          </table:table-cell>
          <table:table-cell office:value-type="string">
            <text:p>0x4cd3</text:p>
          </table:table-cell>
          <table:table-cell office:value-type="string">
            <text:p>0x5455</text:p>
          </table:table-cell>
          <table:table-cell office:value-type="string">
            <text:p>0x5555</text:p>
          </table:table-cell>
          <table:table-cell/>
          <table:table-cell office:value-type="string">
            <text:p><text:s/>/* <text:s/>67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4dd3</text:p>
          </table:table-cell>
          <table:table-cell office:value-type="string">
            <text:p>0xd434</text:p>
          </table:table-cell>
          <table:table-cell office:value-type="string">
            <text:p>0x47d3</text:p>
          </table:table-cell>
          <table:table-cell office:value-type="string">
            <text:p>0x4cd3</text:p>
          </table:table-cell>
          <table:table-cell office:value-type="string">
            <text:p>0x5455</text:p>
          </table:table-cell>
          <table:table-cell office:value-type="string">
            <text:p>0xd534</text:p>
          </table:table-cell>
          <table:table-cell office:value-type="string">
            <text:p>0x4d4d</text:p>
          </table:table-cell>
          <table:table-cell office:value-type="string">
            <text:p>0x7304</text:p>
          </table:table-cell>
          <table:table-cell/>
          <table:table-cell office:value-type="string">
            <text:p><text:s/>/* <text:s/>67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47d3</text:p>
          </table:table-cell>
          <table:table-cell office:value-type="string">
            <text:p>0x4cd3</text:p>
          </table:table-cell>
          <table:table-cell office:value-type="string">
            <text:p>0x5455</text:p>
          </table:table-cell>
          <table:table-cell office:value-type="string">
            <text:p>0xd534</text:p>
          </table:table-cell>
          <table:table-cell office:value-type="string">
            <text:p>0x4d4d</text:p>
          </table:table-cell>
          <table:table-cell office:value-type="string">
            <text:p>0x7334</text:p>
          </table:table-cell>
          <table:table-cell office:value-type="string">
            <text:p>0xd334</text:p>
          </table:table-cell>
          <table:table-cell office:value-type="string">
            <text:p>0x4d55</text:p>
          </table:table-cell>
          <table:table-cell/>
          <table:table-cell office:value-type="string">
            <text:p><text:s/>/* <text:s/>68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555</text:p>
          </table:table-cell>
          <table:table-cell office:value-type="string">
            <text:p>0xd534</text:p>
          </table:table-cell>
          <table:table-cell office:value-type="string">
            <text:p>0x4d53</text:p>
          </table:table-cell>
          <table:table-cell office:value-type="string">
            <text:p>0x334d</text:p>
          </table:table-cell>
          <table:table-cell office:value-type="string">
            <text:p>0xd354</text:p>
          </table:table-cell>
          <table:table-cell table:number-columns-repeated="2" office:value-type="string">
            <text:p>0x5555</text:p>
          </table:table-cell>
          <table:table-cell office:value-type="string">
            <text:p>0xd534</text:p>
          </table:table-cell>
          <table:table-cell/>
          <table:table-cell office:value-type="string">
            <text:p><text:s/>/* <text:s/>68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4dd3</text:p>
          </table:table-cell>
          <table:table-cell office:value-type="string">
            <text:p>0x344d</text:p>
          </table:table-cell>
          <table:table-cell table:number-columns-repeated="3" office:value-type="string">
            <text:p>0x5555</text:p>
          </table:table-cell>
          <table:table-cell office:value-type="string">
            <text:p>0xd534</text:p>
          </table:table-cell>
          <table:table-cell office:value-type="string">
            <text:p>0x4dd3</text:p>
          </table:table-cell>
          <table:table-cell office:value-type="string">
            <text:p>0x5455</text:p>
          </table:table-cell>
          <table:table-cell/>
          <table:table-cell office:value-type="string">
            <text:p><text:s/>/* <text:s/>69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555</text:p>
          </table:table-cell>
          <table:table-cell office:value-type="string">
            <text:p>0x5d55</text:p>
          </table:table-cell>
          <table:table-cell office:value-type="string">
            <text:p>0x5555</text:p>
          </table:table-cell>
          <table:table-cell office:value-type="string">
            <text:p>0xd534</text:p>
          </table:table-cell>
          <table:table-cell office:value-type="string">
            <text:p>0x4d55</text:p>
          </table:table-cell>
          <table:table-cell office:value-type="string">
            <text:p>0x5555</text:p>
          </table:table-cell>
          <table:table-cell office:value-type="string">
            <text:p>0xd575</text:p>
          </table:table-cell>
          <table:table-cell office:value-type="string">
            <text:p>0x5d55</text:p>
          </table:table-cell>
          <table:table-cell/>
          <table:table-cell office:value-type="string">
            <text:p><text:s/>/* <text:s/>69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555</text:p>
          </table:table-cell>
          <table:table-cell office:value-type="string">
            <text:p>0xd554</text:p>
          </table:table-cell>
          <table:table-cell office:value-type="string">
            <text:p>0x5555</text:p>
          </table:table-cell>
          <table:table-cell office:value-type="string">
            <text:p>0x555d</text:p>
          </table:table-cell>
          <table:table-cell office:value-type="string">
            <text:p>0xd775</text:p>
          </table:table-cell>
          <table:table-cell office:value-type="string">
            <text:p>0x5d55</text:p>
          </table:table-cell>
          <table:table-cell table:number-columns-repeated="2" office:value-type="string">
            <text:p>0x5555</text:p>
          </table:table-cell>
          <table:table-cell/>
          <table:table-cell office:value-type="string">
            <text:p><text:s/>/* <text:s/>6a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5d5</text:p>
          </table:table-cell>
          <table:table-cell office:value-type="string">
            <text:p>0x755d</text:p>
          </table:table-cell>
          <table:table-cell office:value-type="string">
            <text:p>0x0100</text:p>
          </table:table-cell>
          <table:table-cell office:value-type="string">
            <text:p>0xa40d</text:p>
          </table:table-cell>
          <table:table-cell office:value-type="string">
            <text:p>0x0e00</text:p>
          </table:table-cell>
          <table:table-cell office:value-type="string">
            <text:p>0xe007</text:p>
          </table:table-cell>
          <table:table-cell office:value-type="string">
            <text:p>0x3620</text:p>
          </table:table-cell>
          <table:table-cell office:value-type="string">
            <text:p>0x64a8</text:p>
          </table:table-cell>
          <table:table-cell/>
          <table:table-cell office:value-type="string">
            <text:p><text:s/>/* <text:s/>6a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ec30</text:p>
          </table:table-cell>
          <table:table-cell office:value-type="string">
            <text:p>0x75b9</text:p>
          </table:table-cell>
          <table:table-cell office:value-type="string">
            <text:p>0x5d68</text:p>
          </table:table-cell>
          <table:table-cell office:value-type="string">
            <text:p>0xc82a</text:p>
          </table:table-cell>
          <table:table-cell office:value-type="string">
            <text:p>0x00e0</text:p>
          </table:table-cell>
          <table:table-cell office:value-type="string">
            <text:p>0x0100</text:p>
          </table:table-cell>
          <table:table-cell office:value-type="string">
            <text:p>0xc0e3</text:p>
          </table:table-cell>
          <table:table-cell office:value-type="string">
            <text:p>0x388e</text:p>
          </table:table-cell>
          <table:table-cell/>
          <table:table-cell office:value-type="string">
            <text:p><text:s/>/* <text:s/>6b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e338</text:p>
          </table:table-cell>
          <table:table-cell office:value-type="string">
            <text:p>0x8ae3</text:p>
          </table:table-cell>
          <table:table-cell office:value-type="string">
            <text:p>0x388e</text:p>
          </table:table-cell>
          <table:table-cell office:value-type="string">
            <text:p>0xe338</text:p>
          </table:table-cell>
          <table:table-cell office:value-type="string">
            <text:p>0x0200</text:p>
          </table:table-cell>
          <table:table-cell office:value-type="string">
            <text:p>0x800b</text:p>
          </table:table-cell>
          <table:table-cell office:value-type="string">
            <text:p>0x1c00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<text:s/>6b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6c40</text:p>
          </table:table-cell>
          <table:table-cell office:value-type="string">
            <text:p>0xc850</text:p>
          </table:table-cell>
          <table:table-cell office:value-type="string">
            <text:p>0xd961</text:p>
          </table:table-cell>
          <table:table-cell office:value-type="string">
            <text:p>0xea72</text:p>
          </table:table-cell>
          <table:table-cell office:value-type="string">
            <text:p>0xbbd0</text:p>
          </table:table-cell>
          <table:table-cell office:value-type="string">
            <text:p>0x9095</text:p>
          </table:table-cell>
          <table:table-cell office:value-type="string">
            <text:p>0x0040</text:p>
          </table:table-cell>
          <table:table-cell office:value-type="string">
            <text:p>0x0c00</text:p>
          </table:table-cell>
          <table:table-cell/>
          <table:table-cell office:value-type="string">
            <text:p><text:s/>/* <text:s/>6c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80c5</text:p>
          </table:table-cell>
          <table:table-cell office:value-type="string">
            <text:p>0x7465</text:p>
          </table:table-cell>
          <table:table-cell office:value-type="string">
            <text:p>0x59b6</text:p>
          </table:table-cell>
          <table:table-cell office:value-type="string">
            <text:p>0x4dc5</text:p>
          </table:table-cell>
          <table:table-cell office:value-type="string">
            <text:p>0x9134</text:p>
          </table:table-cell>
          <table:table-cell office:value-type="string">
            <text:p>0xd595</text:p>
          </table:table-cell>
          <table:table-cell office:value-type="string">
            <text:p>0x1dc5</text:p>
          </table:table-cell>
          <table:table-cell office:value-type="string">
            <text:p>0xb144</text:p>
          </table:table-cell>
          <table:table-cell/>
          <table:table-cell office:value-type="string">
            <text:p><text:s/>/* <text:s/>6c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5596</text:p>
          </table:table-cell>
          <table:table-cell office:value-type="string">
            <text:p>0x1c49</text:p>
          </table:table-cell>
          <table:table-cell office:value-type="string">
            <text:p>0xf24c</text:p>
          </table:table-cell>
          <table:table-cell office:value-type="string">
            <text:p>0xd9b3</text:p>
          </table:table-cell>
          <table:table-cell office:value-type="string">
            <text:p>0x2c4b</text:p>
          </table:table-cell>
          <table:table-cell office:value-type="string">
            <text:p>0x1365</text:p>
          </table:table-cell>
          <table:table-cell office:value-type="string">
            <text:p>0x55f1</text:p>
          </table:table-cell>
          <table:table-cell office:value-type="string">
            <text:p>0x34cd</text:p>
          </table:table-cell>
          <table:table-cell/>
          <table:table-cell office:value-type="string">
            <text:p><text:s/>/* <text:s/>6d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b35d</text:p>
          </table:table-cell>
          <table:table-cell office:value-type="string">
            <text:p>0x5735</text:p>
          </table:table-cell>
          <table:table-cell office:value-type="string">
            <text:p>0x4511</text:p>
          </table:table-cell>
          <table:table-cell office:value-type="string">
            <text:p>0x0000</text:p>
          </table:table-cell>
          <table:table-cell office:value-type="string">
            <text:p>0x0041</text:p>
          </table:table-cell>
          <table:table-cell office:value-type="string">
            <text:p>0x00c0</text:p>
          </table:table-cell>
          <table:table-cell office:value-type="string">
            <text:p>0x8108</text:p>
          </table:table-cell>
          <table:table-cell office:value-type="string">
            <text:p>0x1111</text:p>
          </table:table-cell>
          <table:table-cell/>
          <table:table-cell office:value-type="string">
            <text:p><text:s/>/* <text:s/>6d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1000</text:p>
          </table:table-cell>
          <table:table-cell office:value-type="string">
            <text:p>0x04c0</text:p>
          </table:table-cell>
          <table:table-cell office:value-type="string">
            <text:p>0xc026</text:p>
          </table:table-cell>
          <table:table-cell office:value-type="string">
            <text:p>0x1d28</text:p>
          </table:table-cell>
          <table:table-cell office:value-type="string">
            <text:p>0xc178</text:p>
          </table:table-cell>
          <table:table-cell office:value-type="string">
            <text:p>0x7200</text:p>
          </table:table-cell>
          <table:table-cell office:value-type="string">
            <text:p>0xc081</text:p>
          </table:table-cell>
          <table:table-cell office:value-type="string">
            <text:p>0x0811</text:p>
          </table:table-cell>
          <table:table-cell/>
          <table:table-cell office:value-type="string">
            <text:p><text:s/>/* <text:s/>6e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1110</text:p>
          </table:table-cell>
          <table:table-cell office:value-type="string">
            <text:p>0x0004</text:p>
          </table:table-cell>
          <table:table-cell office:value-type="string">
            <text:p>0xc0c0</text:p>
          </table:table-cell>
          <table:table-cell office:value-type="string">
            <text:p>0xe802</text:p>
          </table:table-cell>
          <table:table-cell office:value-type="string">
            <text:p>0xc185</text:p>
          </table:table-cell>
          <table:table-cell office:value-type="string">
            <text:p>0x0022</text:p>
          </table:table-cell>
          <table:table-cell office:value-type="string">
            <text:p>0x441b</text:p>
          </table:table-cell>
          <table:table-cell office:value-type="string">
            <text:p>0x0400</text:p>
          </table:table-cell>
          <table:table-cell/>
          <table:table-cell office:value-type="string">
            <text:p><text:s/>/* <text:s/>6e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number-columns-repeated="2" office:value-type="string">
            <text:p>0x0000</text:p>
          </table:table-cell>
          <table:table-cell office:value-type="string">
            <text:p>0x0100</text:p>
          </table:table-cell>
          <table:table-cell office:value-type="string">
            <text:p>0x3c00</text:p>
          </table:table-cell>
          <table:table-cell office:value-type="string">
            <text:p>0x0018</text:p>
          </table:table-cell>
          <table:table-cell office:value-type="string">
            <text:p>0x0d10</text:p>
          </table:table-cell>
          <table:table-cell office:value-type="string">
            <text:p>0x1111</text:p>
          </table:table-cell>
          <table:table-cell office:value-type="string">
            <text:p>0x5760</text:p>
          </table:table-cell>
          <table:table-cell/>
          <table:table-cell office:value-type="string">
            <text:p><text:s/>/* <text:s/>6f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7080</text:p>
          </table:table-cell>
          <table:table-cell office:value-type="string">
            <text:p>0x90a0</text:p>
          </table:table-cell>
          <table:table-cell office:value-type="string">
            <text:p>0xb0c0</text:p>
          </table:table-cell>
          <table:table-cell office:value-type="string">
            <text:p>0x1000</text:p>
          </table:table-cell>
          <table:table-cell table:number-columns-repeated="2" office:value-type="string">
            <text:p>0x0000</text:p>
          </table:table-cell>
          <table:table-cell office:value-type="string">
            <text:p>0x1000</text:p>
          </table:table-cell>
          <table:table-cell office:value-type="string">
            <text:p>0xf001</text:p>
          </table:table-cell>
          <table:table-cell/>
          <table:table-cell office:value-type="string">
            <text:p><text:s/>/* <text:s/>6f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0060</text:p>
          </table:table-cell>
          <table:table-cell office:value-type="string">
            <text:p>0x3440</text:p>
          </table:table-cell>
          <table:table-cell office:value-type="string">
            <text:p>0x4444</text:p>
          </table:table-cell>
          <table:table-cell office:value-type="string">
            <text:p>0x5c81</text:p>
          </table:table-cell>
          <table:table-cell office:value-type="string">
            <text:p>0xc101</text:p>
          </table:table-cell>
          <table:table-cell office:value-type="string">
            <text:p>0x4282</text:p>
          </table:table-cell>
          <table:table-cell office:value-type="string">
            <text:p>0xc202</text:p>
          </table:table-cell>
          <table:table-cell office:value-type="string">
            <text:p>0x4300</text:p>
          </table:table-cell>
          <table:table-cell/>
          <table:table-cell office:value-type="string">
            <text:p><text:s/>/* <text:s/>70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number-columns-repeated="4" office:value-type="string">
            <text:p>0x0000</text:p>
          </table:table-cell>
          <table:table-cell office:value-type="string">
            <text:p>0x1010</text:p>
          </table:table-cell>
          <table:table-cell office:value-type="string">
            <text:p>0x1000</text:p>
          </table:table-cell>
          <table:table-cell table:number-columns-repeated="2" office:value-type="string">
            <text:p>0x0000</text:p>
          </table:table-cell>
          <table:table-cell/>
          <table:table-cell office:value-type="string">
            <text:p><text:s/>/* <text:s/>70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0800</text:p>
          </table:table-cell>
          <table:table-cell office:value-type="string">
            <text:p>0x0000</text:p>
          </table:table-cell>
          <table:table-cell office:value-type="string">
            <text:p>0x1010</text:p>
          </table:table-cell>
          <table:table-cell table:number-columns-repeated="4" office:value-type="string">
            <text:p>0x0000</text:p>
          </table:table-cell>
          <table:table-cell office:value-type="string">
            <text:p>0x0008</text:p>
          </table:table-cell>
          <table:table-cell/>
          <table:table-cell office:value-type="string">
            <text:p><text:s/>/* <text:s/>71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number-columns-repeated="2" office:value-type="string">
            <text:p>0x0000</text:p>
          </table:table-cell>
          <table:table-cell office:value-type="string">
            <text:p>0x0005</text:p>
          </table:table-cell>
          <table:table-cell office:value-type="string">
            <text:p>0x0004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3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<text:s/>718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 table:number-columns-repeated="2" table:style-name="Default" office:value-type="string">
            <text:p>0x0006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720 */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office:value-type="string">
            <text:p>0x0000</text:p>
          </table:table-cell>
          <table:table-cell office:value-type="string">
            <text:p>0x0003</text:p>
          </table:table-cell>
          <table:table-cell table:style-name="Default" office:value-type="string">
            <text:p>0x0007</text:p>
          </table:table-cell>
          <table:table-cell table:number-columns-repeated="2" office:value-type="string">
            <text:p>0x0003</text:p>
          </table:table-cell>
          <table:table-cell office:value-type="string">
            <text:p>0x0002</text:p>
          </table:table-cell>
          <table:table-cell office:value-type="string">
            <text:p>0x0004</text:p>
          </table:table-cell>
          <table:table-cell office:value-type="string">
            <text:p>0x0005</text:p>
          </table:table-cell>
          <table:table-cell/>
          <table:table-cell office:value-type="string">
            <text:p><text:s/>/* <text:s/>728 */</text:p>
          </table:table-cell>
        </table:table-row>
        <table:table-row table:style-name="ro4">
          <table:table-cell table:style-name="ce13" office:value-type="float" office:value="7">
            <text:p>7</text:p>
          </table:table-cell>
          <table:table-cell office:value-type="string">
            <text:p>0x0002</text:p>
          </table:table-cell>
          <table:table-cell office:value-type="string">
            <text:p>0x0004</text:p>
          </table:table-cell>
          <table:table-cell office:value-type="string">
            <text:p>0x0008</text:p>
          </table:table-cell>
          <table:table-cell table:style-name="Default" office:value-type="string">
            <text:p>0x0007</text:p>
          </table:table-cell>
          <table:table-cell office:value-type="string">
            <text:p>0x0004</text:p>
          </table:table-cell>
          <table:table-cell table:number-columns-repeated="2" table:style-name="Default" office:value-type="string">
            <text:p>0x0001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<text:s/>730 */</text:p>
          </table:table-cell>
        </table:table-row>
        <table:table-row table:style-name="ro4">
          <table:table-cell/>
          <table:table-cell office:value-type="string">
            <text:p>0x8060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 office:value-type="string">
            <text:p>0x0020</text:p>
          </table:table-cell>
          <table:table-cell office:value-type="string">
            <text:p>0x0008</text:p>
          </table:table-cell>
          <table:table-cell table:number-columns-repeated="2" office:value-type="string">
            <text:p>0x0000</text:p>
          </table:table-cell>
          <table:table-cell office:value-type="string">
            <text:p>0x0005</text:p>
          </table:table-cell>
          <table:table-cell/>
          <table:table-cell office:value-type="string">
            <text:p><text:s/>/* <text:s/>738 */</text:p>
          </table:table-cell>
        </table:table-row>
        <table:table-row table:style-name="ro4">
          <table:table-cell/>
          <table:table-cell office:value-type="string">
            <text:p>0x0004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3</text:p>
          </table:table-cell>
          <table:table-cell office:value-type="string">
            <text:p>0x0002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 table:style-name="Default" office:value-type="string">
            <text:p>0x0006</text:p>
          </table:table-cell>
          <table:table-cell/>
          <table:table-cell office:value-type="string">
            <text:p><text:s/>/* <text:s/>740 */</text:p>
          </table:table-cell>
        </table:table-row>
        <table:table-row table:style-name="ro4">
          <table:table-cell/>
          <table:table-cell table:style-name="Default" office:value-type="string">
            <text:p>0x0006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 office:value-type="string">
            <text:p>0x0000</text:p>
          </table:table-cell>
          <table:table-cell office:value-type="string">
            <text:p>0x0003</text:p>
          </table:table-cell>
          <table:table-cell table:style-name="Default" office:value-type="string">
            <text:p>0x0007</text:p>
          </table:table-cell>
          <table:table-cell/>
          <table:table-cell office:value-type="string">
            <text:p><text:s/>/* <text:s/>748 */</text:p>
          </table:table-cell>
        </table:table-row>
        <table:table-row table:style-name="ro4">
          <table:table-cell/>
          <table:table-cell table:number-columns-repeated="2" office:value-type="string">
            <text:p>0x0003</text:p>
          </table:table-cell>
          <table:table-cell office:value-type="string">
            <text:p>0x0002</text:p>
          </table:table-cell>
          <table:table-cell office:value-type="string">
            <text:p>0x0004</text:p>
          </table:table-cell>
          <table:table-cell office:value-type="string">
            <text:p>0x0005</text:p>
          </table:table-cell>
          <table:table-cell office:value-type="string">
            <text:p>0x0002</text:p>
          </table:table-cell>
          <table:table-cell office:value-type="string">
            <text:p>0x0004</text:p>
          </table:table-cell>
          <table:table-cell office:value-type="string">
            <text:p>0x0008</text:p>
          </table:table-cell>
          <table:table-cell/>
          <table:table-cell office:value-type="string">
            <text:p><text:s/>/* <text:s/>750 */</text:p>
          </table:table-cell>
        </table:table-row>
        <table:table-row table:style-name="ro4">
          <table:table-cell/>
          <table:table-cell table:style-name="Default" office:value-type="string">
            <text:p>0x0007</text:p>
          </table:table-cell>
          <table:table-cell office:value-type="string">
            <text:p>0x0004</text:p>
          </table:table-cell>
          <table:table-cell table:number-columns-repeated="2" table:style-name="Default" office:value-type="string">
            <text:p>0x0001</text:p>
          </table:table-cell>
          <table:table-cell office:value-type="string">
            <text:p>0x0006</text:p>
          </table:table-cell>
          <table:table-cell office:value-type="string">
            <text:p>0x805c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<text:s/>758 */</text:p>
          </table:table-cell>
        </table:table-row>
        <table:table-row table:style-name="ro4">
          <table:table-cell/>
          <table:table-cell office:value-type="string">
            <text:p>0x0012</text:p>
          </table:table-cell>
          <table:table-cell office:value-type="string">
            <text:p>0x0009</text:p>
          </table:table-cell>
          <table:table-cell office:value-type="string">
            <text:p>0x0040</text:p>
          </table:table-cell>
          <table:table-cell office:value-type="string">
            <text:p>0x0039</text:p>
          </table:table-cell>
          <table:table-cell office:value-type="string">
            <text:p>0x0040</text:p>
          </table:table-cell>
          <table:table-cell office:value-type="string">
            <text:p>0x0200</text:p>
          </table:table-cell>
          <table:table-cell office:value-type="string">
            <text:p>0x0020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<text:s/>760 */</text:p>
          </table:table-cell>
        </table:table-row>
        <table:table-row table:style-name="ro4">
          <table:table-cell/>
          <table:table-cell table:style-name="Default" office:value-type="string">
            <text:p>0x0007</text:p>
          </table:table-cell>
          <table:table-cell office:value-type="string">
            <text:p>0x04a5</text:p>
          </table:table-cell>
          <table:table-cell office:value-type="string">
            <text:p>0x0000</text:p>
          </table:table-cell>
          <table:table-cell office:value-type="string">
            <text:p>0x0004</text:p>
          </table:table-cell>
          <table:table-cell table:style-name="Default" office:value-type="string">
            <text:p>0x0007</text:p>
          </table:table-cell>
          <table:table-cell office:value-type="string">
            <text:p>0x000c</text:p>
          </table:table-cell>
          <table:table-cell office:value-type="string">
            <text:p>0x0012</text:p>
          </table:table-cell>
          <table:table-cell office:value-type="string">
            <text:p>0x001e</text:p>
          </table:table-cell>
          <table:table-cell/>
          <table:table-cell office:value-type="string">
            <text:p><text:s/>/* <text:s/>768 */</text:p>
          </table:table-cell>
        </table:table-row>
        <table:table-row table:style-name="ro4">
          <table:table-cell/>
          <table:table-cell office:value-type="string">
            <text:p>0x0028</text:p>
          </table:table-cell>
          <table:table-cell office:value-type="string">
            <text:p>0x0032</text:p>
          </table:table-cell>
          <table:table-cell office:value-type="string">
            <text:p>0x0040</text:p>
          </table:table-cell>
          <table:table-cell office:value-type="string">
            <text:p>0x0006</text:p>
          </table:table-cell>
          <table:table-cell office:value-type="string">
            <text:p>0x8017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 office:value-type="string">
            <text:p>0x0009</text:p>
          </table:table-cell>
          <table:table-cell/>
          <table:table-cell office:value-type="string">
            <text:p><text:s/>/* <text:s/>770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office:value-type="string">
            <text:p>0x0005</text:p>
          </table:table-cell>
          <table:table-cell office:value-type="string">
            <text:p>0x0009</text:p>
          </table:table-cell>
          <table:table-cell office:value-type="string">
            <text:p>0x000f</text:p>
          </table:table-cell>
          <table:table-cell office:value-type="string">
            <text:p>0x0018</text:p>
          </table:table-cell>
          <table:table-cell office:value-type="string">
            <text:p>0x0023</text:p>
          </table:table-cell>
          <table:table-cell office:value-type="string">
            <text:p>0x002d</text:p>
          </table:table-cell>
          <table:table-cell office:value-type="string">
            <text:p>0x0039</text:p>
          </table:table-cell>
          <table:table-cell/>
          <table:table-cell office:value-type="string">
            <text:p><text:s/>/* <text:s/>778 */</text:p>
          </table:table-cell>
        </table:table-row>
        <table:table-row table:style-name="ro4">
          <table:table-cell/>
          <table:table-cell office:value-type="string">
            <text:p>0x0040</text:p>
          </table:table-cell>
          <table:table-cell office:value-type="string">
            <text:p>0x0006</text:p>
          </table:table-cell>
          <table:table-cell office:value-type="string">
            <text:p>0x8017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 office:value-type="string">
            <text:p>0x8006</text:p>
          </table:table-cell>
          <table:table-cell office:value-type="string">
            <text:p>0x0d55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<text:s/>780 */</text:p>
          </table:table-cell>
        </table:table-row>
        <table:table-row table:style-name="ro4">
          <table:table-cell/>
          <table:table-cell office:value-type="string">
            <text:p>0x0003</text:p>
          </table:table-cell>
          <table:table-cell table:number-columns-repeated="2" office:value-type="string">
            <text:p>0x1000</text:p>
          </table:table-cell>
          <table:table-cell office:value-type="string">
            <text:p>0x1400</text:p>
          </table:table-cell>
          <table:table-cell office:value-type="string">
            <text:p>0x0006</text:p>
          </table:table-cell>
          <table:table-cell office:value-type="string">
            <text:p>0x8017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<text:s/>788 */</text:p>
          </table:table-cell>
        </table:table-row>
        <table:table-row table:style-name="ro4">
          <table:table-cell/>
          <table:table-cell office:value-type="string">
            <text:p>0x001c</text:p>
          </table:table-cell>
          <table:table-cell office:value-type="string">
            <text:p>0x0002</text:p>
          </table:table-cell>
          <table:table-cell table:number-columns-repeated="2" office:value-type="string">
            <text:p>0x0000</text:p>
          </table:table-cell>
          <table:table-cell office:value-type="string">
            <text:p>0x01cc</text:p>
          </table:table-cell>
          <table:table-cell office:value-type="string">
            <text:p>0x0003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790 */</text:p>
          </table:table-cell>
        </table:table-row>
        <table:table-row table:style-name="ro1">
          <table:table-cell/>
          <table:table-cell table:style-name="Default" office:value-type="string">
            <text:p>0x01ce</text:p>
          </table:table-cell>
          <table:table-cell table:style-name="Default" office:value-type="string">
            <text:p>0x0004</text:p>
          </table:table-cell>
          <table:table-cell table:style-name="Default" office:value-type="string">
            <text:p>0x0000</text:p>
          </table:table-cell>
          <table:table-cell table:style-name="Default" office:value-type="string">
            <text:p>0x0001</text:p>
          </table:table-cell>
          <table:table-cell table:style-name="Default" office:value-type="string">
            <text:p>0x01ce</text:p>
          </table:table-cell>
          <table:table-cell table:style-name="Default" office:value-type="string">
            <text:p>0x0005</text:p>
          </table:table-cell>
          <table:table-cell table:style-name="Default" office:value-type="string">
            <text:p>0x0000</text:p>
          </table:table-cell>
          <table:table-cell table:style-name="Default" office:value-type="string">
            <text:p>0x0002</text:p>
          </table:table-cell>
          <table:table-cell/>
          <table:table-cell office:value-type="string">
            <text:p><text:s/>/* <text:s/>798 */</text:p>
          </table:table-cell>
        </table:table-row>
        <table:table-row table:style-name="ro1">
          <table:table-cell/>
          <table:table-cell table:style-name="Default" office:value-type="string">
            <text:p>0x01d0</text:p>
          </table:table-cell>
          <table:table-cell table:style-name="Default" office:value-type="string">
            <text:p>0x0006</text:p>
          </table:table-cell>
          <table:table-cell table:style-name="Default" office:value-type="string">
            <text:p>0x0000</text:p>
          </table:table-cell>
          <table:table-cell table:style-name="Default" office:value-type="string">
            <text:p>0x0002</text:p>
          </table:table-cell>
          <table:table-cell table:style-name="Default" office:value-type="string">
            <text:p>0x01d0</text:p>
          </table:table-cell>
          <table:table-cell table:style-name="Default" office:value-type="string">
            <text:p>0x0007</text:p>
          </table:table-cell>
          <table:table-cell table:style-name="Default" office:value-type="string">
            <text:p>0x0000</text:p>
          </table:table-cell>
          <table:table-cell table:style-name="Default" office:value-type="string">
            <text:p>0x0002</text:p>
          </table:table-cell>
          <table:table-cell/>
          <table:table-cell office:value-type="string">
            <text:p><text:s/>/* <text:s/>7a0 */</text:p>
          </table:table-cell>
        </table:table-row>
        <table:table-row table:style-name="ro4">
          <table:table-cell/>
          <table:table-cell office:value-type="string">
            <text:p>0x01d0</text:p>
          </table:table-cell>
          <table:table-cell office:value-type="string">
            <text:p>0x0008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 office:value-type="string">
            <text:p>0x01d0</text:p>
          </table:table-cell>
          <table:table-cell office:value-type="string">
            <text:p>0x0006</text:p>
          </table:table-cell>
          <table:table-cell office:value-type="string">
            <text:p>0x806a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7a8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0002</text:p>
          </table:table-cell>
          <table:table-cell table:number-columns-repeated="2" office:value-type="string">
            <text:p>0x7ffc</text:p>
          </table:table-cell>
          <table:table-cell office:value-type="string">
            <text:p>0x0006</text:p>
          </table:table-cell>
          <table:table-cell office:value-type="string">
            <text:p>0x8060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<text:s/>7b0 */</text:p>
          </table:table-cell>
        </table:table-row>
        <table:table-row table:style-name="ro4">
          <table:table-cell/>
          <table:table-cell office:value-type="string">
            <text:p>0x0012</text:p>
          </table:table-cell>
          <table:table-cell office:value-type="string">
            <text:p>0x0009</text:p>
          </table:table-cell>
          <table:table-cell office:value-type="string">
            <text:p>0x0100</text:p>
          </table:table-cell>
          <table:table-cell office:value-type="string">
            <text:p>0x00e6</text:p>
          </table:table-cell>
          <table:table-cell office:value-type="string">
            <text:p>0x0100</text:p>
          </table:table-cell>
          <table:table-cell table:number-columns-repeated="2" office:value-type="string">
            <text:p>0x0080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<text:s/>7b8 */</text:p>
          </table:table-cell>
        </table:table-row>
        <table:table-row table:style-name="ro1">
          <table:table-cell/>
          <table:table-cell table:style-name="Default" office:value-type="string">
            <text:p>0x0007</text:p>
          </table:table-cell>
          <table:table-cell table:style-name="Default" office:value-type="string">
            <text:p>0x0525</text:p>
          </table:table-cell>
          <table:table-cell table:style-name="Default" office:value-type="string">
            <text:p>0x0000</text:p>
          </table:table-cell>
          <table:table-cell table:style-name="Default" office:value-type="string">
            <text:p>0x0008</text:p>
          </table:table-cell>
          <table:table-cell table:style-name="Default" office:value-type="string">
            <text:p>0x0010</text:p>
          </table:table-cell>
          <table:table-cell table:style-name="Default" office:value-type="string">
            <text:p>0x0020</text:p>
          </table:table-cell>
          <table:table-cell table:style-name="Default" office:value-type="string">
            <text:p>0x002e</text:p>
          </table:table-cell>
          <table:table-cell table:style-name="Default" office:value-type="string">
            <text:p>0x0042</text:p>
          </table:table-cell>
          <table:table-cell/>
          <table:table-cell office:value-type="string">
            <text:p><text:s/>/* <text:s/>7c0 */</text:p>
          </table:table-cell>
        </table:table-row>
        <table:table-row table:style-name="ro4">
          <table:table-cell/>
          <table:table-cell office:value-type="string">
            <text:p>0x005c</text:p>
          </table:table-cell>
          <table:table-cell office:value-type="string">
            <text:p>0x00b4</text:p>
          </table:table-cell>
          <table:table-cell office:value-type="string">
            <text:p>0x0100</text:p>
          </table:table-cell>
          <table:table-cell office:value-type="string">
            <text:p>0x0006</text:p>
          </table:table-cell>
          <table:table-cell office:value-type="string">
            <text:p>0x8017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 office:value-type="string">
            <text:p>0x0009</text:p>
          </table:table-cell>
          <table:table-cell/>
          <table:table-cell office:value-type="string">
            <text:p><text:s/>/* <text:s/>7c8 */</text:p>
          </table:table-cell>
        </table:table-row>
        <table:table-row table:style-name="ro4">
          <table:table-cell/>
          <table:table-cell office:value-type="string">
            <text:p>0x0004</text:p>
          </table:table-cell>
          <table:table-cell office:value-type="string">
            <text:p>0x000c</text:p>
          </table:table-cell>
          <table:table-cell office:value-type="string">
            <text:p>0x0018</text:p>
          </table:table-cell>
          <table:table-cell office:value-type="string">
            <text:p>0x0027</text:p>
          </table:table-cell>
          <table:table-cell office:value-type="string">
            <text:p>0x0038</text:p>
          </table:table-cell>
          <table:table-cell office:value-type="string">
            <text:p>0x004f</text:p>
          </table:table-cell>
          <table:table-cell office:value-type="string">
            <text:p>0x0088</text:p>
          </table:table-cell>
          <table:table-cell office:value-type="string">
            <text:p>0x00da</text:p>
          </table:table-cell>
          <table:table-cell/>
          <table:table-cell office:value-type="string">
            <text:p><text:s/>/* <text:s/>7d0 */</text:p>
          </table:table-cell>
        </table:table-row>
        <table:table-row table:style-name="ro4">
          <table:table-cell/>
          <table:table-cell office:value-type="string">
            <text:p>0x0100</text:p>
          </table:table-cell>
          <table:table-cell office:value-type="string">
            <text:p>0x0006</text:p>
          </table:table-cell>
          <table:table-cell office:value-type="string">
            <text:p>0x8017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 office:value-type="string">
            <text:p>0x8006</text:p>
          </table:table-cell>
          <table:table-cell office:value-type="string">
            <text:p>0x0d55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<text:s/>7d8 */</text:p>
          </table:table-cell>
        </table:table-row>
        <table:table-row table:style-name="ro4">
          <table:table-cell/>
          <table:table-cell office:value-type="string">
            <text:p>0x0003</text:p>
          </table:table-cell>
          <table:table-cell table:number-columns-repeated="3" office:value-type="string">
            <text:p>0x1000</text:p>
          </table:table-cell>
          <table:table-cell office:value-type="string">
            <text:p>0x0006</text:p>
          </table:table-cell>
          <table:table-cell office:value-type="string">
            <text:p>0x8017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<text:s/>7e0 */</text:p>
          </table:table-cell>
        </table:table-row>
        <table:table-row table:style-name="ro4">
          <table:table-cell/>
          <table:table-cell office:value-type="string">
            <text:p>0x001c</text:p>
          </table:table-cell>
          <table:table-cell table:style-name="Default" office:value-type="string">
            <text:p>0x0002</text:p>
          </table:table-cell>
          <table:table-cell table:number-columns-repeated="2" table:style-name="Default" office:value-type="string">
            <text:p>0x0000</text:p>
          </table:table-cell>
          <table:table-cell table:style-name="Default" office:value-type="string">
            <text:p>0x01cc</text:p>
          </table:table-cell>
          <table:table-cell table:style-name="Default" office:value-type="string">
            <text:p>0x0003</text:p>
          </table:table-cell>
          <table:table-cell table:style-name="Default" office:value-type="string">
            <text:p>0x0000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7e8 */</text:p>
          </table:table-cell>
        </table:table-row>
        <table:table-row table:style-name="ro1">
          <table:table-cell/>
          <table:table-cell table:style-name="Default" office:value-type="string">
            <text:p>0x01ce</text:p>
          </table:table-cell>
          <table:table-cell table:style-name="Default" office:value-type="string">
            <text:p>0x0004</text:p>
          </table:table-cell>
          <table:table-cell table:style-name="Default" office:value-type="string">
            <text:p>0x0000</text:p>
          </table:table-cell>
          <table:table-cell table:style-name="Default" office:value-type="string">
            <text:p>0x0001</text:p>
          </table:table-cell>
          <table:table-cell table:style-name="Default" office:value-type="string">
            <text:p>0x01ce</text:p>
          </table:table-cell>
          <table:table-cell table:style-name="Default" office:value-type="string">
            <text:p>0x0005</text:p>
          </table:table-cell>
          <table:table-cell table:style-name="Default" office:value-type="string">
            <text:p>0x0000</text:p>
          </table:table-cell>
          <table:table-cell table:style-name="Default" office:value-type="string">
            <text:p>0x0002</text:p>
          </table:table-cell>
          <table:table-cell/>
          <table:table-cell office:value-type="string">
            <text:p><text:s/>/* <text:s/>7f0 */</text:p>
          </table:table-cell>
        </table:table-row>
        <table:table-row table:style-name="ro1">
          <table:table-cell/>
          <table:table-cell table:style-name="Default" office:value-type="string">
            <text:p>0x01d0</text:p>
          </table:table-cell>
          <table:table-cell table:style-name="Default" office:value-type="string">
            <text:p>0x0006</text:p>
          </table:table-cell>
          <table:table-cell table:style-name="Default" office:value-type="string">
            <text:p>0x0000</text:p>
          </table:table-cell>
          <table:table-cell table:style-name="Default" office:value-type="string">
            <text:p>0x0002</text:p>
          </table:table-cell>
          <table:table-cell table:style-name="Default" office:value-type="string">
            <text:p>0x01d0</text:p>
          </table:table-cell>
          <table:table-cell table:style-name="Default" office:value-type="string">
            <text:p>0x0007</text:p>
          </table:table-cell>
          <table:table-cell table:style-name="Default" office:value-type="string">
            <text:p>0x0000</text:p>
          </table:table-cell>
          <table:table-cell table:style-name="Default" office:value-type="string">
            <text:p>0x0002</text:p>
          </table:table-cell>
          <table:table-cell/>
          <table:table-cell office:value-type="string">
            <text:p><text:s/>/* <text:s/>7f8 */</text:p>
          </table:table-cell>
        </table:table-row>
        <table:table-row table:style-name="ro4">
          <table:table-cell/>
          <table:table-cell office:value-type="string">
            <text:p>0x01d0</text:p>
          </table:table-cell>
          <table:table-cell office:value-type="string">
            <text:p>0x0008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 office:value-type="string">
            <text:p>0x01d0</text:p>
          </table:table-cell>
          <table:table-cell office:value-type="string">
            <text:p>0x0006</text:p>
          </table:table-cell>
          <table:table-cell office:value-type="string">
            <text:p>0x806a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800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0002</text:p>
          </table:table-cell>
          <table:table-cell table:number-columns-repeated="2" office:value-type="string">
            <text:p>0x7ffc</text:p>
          </table:table-cell>
          <table:table-cell office:value-type="string">
            <text:p>0x0006</text:p>
          </table:table-cell>
          <table:table-cell office:value-type="string">
            <text:p>0x8060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<text:s/>808 */</text:p>
          </table:table-cell>
        </table:table-row>
        <table:table-row table:style-name="ro4">
          <table:table-cell/>
          <table:table-cell office:value-type="string">
            <text:p>0x0009</text:p>
          </table:table-cell>
          <table:table-cell office:value-type="string">
            <text:p>0x010f</text:p>
          </table:table-cell>
          <table:table-cell table:number-columns-repeated="4" office:value-type="string">
            <text:p>0x0000</text:p>
          </table:table-cell>
          <table:table-cell office:value-type="string">
            <text:p>0x1f4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810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0005</text:p>
          </table:table-cell>
          <table:table-cell office:value-type="string">
            <text:p>0x0006</text:p>
          </table:table-cell>
          <table:table-cell office:value-type="string">
            <text:p>0x8006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 table:style-name="Default" office:value-type="string">
            <text:p>0x0006</text:p>
          </table:table-cell>
          <table:table-cell office:value-type="string">
            <text:p>0x0040</text:p>
          </table:table-cell>
          <table:table-cell/>
          <table:table-cell office:value-type="string">
            <text:p><text:s/>/* <text:s/>818 */</text:p>
          </table:table-cell>
        </table:table-row>
        <table:table-row table:style-name="ro4">
          <table:table-cell/>
          <table:table-cell office:value-type="string">
            <text:p>0x0100</text:p>
          </table:table-cell>
          <table:table-cell office:value-type="string">
            <text:p>0xbd80</text:p>
          </table:table-cell>
          <table:table-cell office:value-type="string">
            <text:p>0xbe40</text:p>
          </table:table-cell>
          <table:table-cell table:style-name="Default" office:value-type="string">
            <text:p>0x0006</text:p>
          </table:table-cell>
          <table:table-cell office:value-type="string">
            <text:p>0x0008</text:p>
          </table:table-cell>
          <table:table-cell office:value-type="string">
            <text:p>0x0006</text:p>
          </table:table-cell>
          <table:table-cell office:value-type="string">
            <text:p>0x8007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820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table:number-columns-repeated="2" office:value-type="string">
            <text:p>0x0010</text:p>
          </table:table-cell>
          <table:table-cell office:value-type="string">
            <text:p>0x0020</text:p>
          </table:table-cell>
          <table:table-cell office:value-type="string">
            <text:p>0x0000</text:p>
          </table:table-cell>
          <table:table-cell office:value-type="string">
            <text:p>0x0005</text:p>
          </table:table-cell>
          <table:table-cell office:value-type="string">
            <text:p>0x000d</text:p>
          </table:table-cell>
          <table:table-cell table:style-name="Default" office:value-type="string">
            <text:p>0x0007</text:p>
          </table:table-cell>
          <table:table-cell/>
          <table:table-cell office:value-type="string">
            <text:p><text:s/>/* <text:s/>828 */</text:p>
          </table:table-cell>
        </table:table-row>
        <table:table-row table:style-name="ro4">
          <table:table-cell/>
          <table:table-cell office:value-type="string">
            <text:p>0x01d6</text:p>
          </table:table-cell>
          <table:table-cell office:value-type="string">
            <text:p>0x0000</text:p>
          </table:table-cell>
          <table:table-cell office:value-type="string">
            <text:p>0xffed</text:p>
          </table:table-cell>
          <table:table-cell office:value-type="string">
            <text:p>0xffff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table:number-columns-repeated="2" office:value-type="string">
            <text:p>0x0000</text:p>
          </table:table-cell>
          <table:table-cell/>
          <table:table-cell office:value-type="string">
            <text:p><text:s/>/* <text:s/>830 */</text:p>
          </table:table-cell>
        </table:table-row>
        <table:table-row table:style-name="ro4">
          <table:table-cell/>
          <table:table-cell office:value-type="string">
            <text:p>0x05a5</text:p>
          </table:table-cell>
          <table:table-cell office:value-type="string">
            <text:p>0x06f6</text:p>
          </table:table-cell>
          <table:table-cell office:value-type="string">
            <text:p>0x0006</text:p>
          </table:table-cell>
          <table:table-cell office:value-type="string">
            <text:p>0x8080</text:p>
          </table:table-cell>
          <table:table-cell office:value-type="string">
            <text:p>0x00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4125</text:p>
          </table:table-cell>
          <table:table-cell/>
          <table:table-cell office:value-type="string">
            <text:p><text:s/>/* <text:s/>838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0928</text:p>
          </table:table-cell>
          <table:table-cell table:number-columns-repeated="2" table:style-name="Default" office:value-type="string">
            <text:p>0x0001</text:p>
          </table:table-cell>
          <table:table-cell office:value-type="string">
            <text:p>0x0040</text:p>
          </table:table-cell>
          <table:table-cell office:value-type="string">
            <text:p>0x0000</text:p>
          </table:table-cell>
          <table:table-cell office:value-type="string">
            <text:p>0x0003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84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1f7</text:p>
          </table:table-cell>
          <table:table-cell table:number-columns-repeated="3" office:value-type="string">
            <text:p>0x0000</text:p>
          </table:table-cell>
          <table:table-cell office:value-type="string">
            <text:p>0x0040</text:p>
          </table:table-cell>
          <table:table-cell table:number-columns-repeated="2" office:value-type="string">
            <text:p>0x0000</text:p>
          </table:table-cell>
          <table:table-cell/>
          <table:table-cell office:value-type="string">
            <text:p><text:s/>/* <text:s/>848 */</text:p>
          </table:table-cell>
        </table:table-row>
        <table:table-row table:style-name="ro4">
          <table:table-cell/>
          <table:table-cell table:number-columns-repeated="3" table:style-name="Default" office:value-type="string">
            <text:p>0x0001</text:p>
          </table:table-cell>
          <table:table-cell office:value-type="string">
            <text:p>0x0040</text:p>
          </table:table-cell>
          <table:table-cell office:value-type="string">
            <text:p>0x0000</text:p>
          </table:table-cell>
          <table:table-cell table:number-columns-repeated="2" table:style-name="Default" office:value-type="string">
            <text:p>0x000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850 */</text:p>
          </table:table-cell>
        </table:table-row>
        <table:table-row table:style-name="ro4">
          <table:table-cell/>
          <table:table-cell office:value-type="string">
            <text:p>0x0277</text:p>
          </table:table-cell>
          <table:table-cell table:number-columns-repeated="3" office:value-type="string">
            <text:p>0x0000</text:p>
          </table:table-cell>
          <table:table-cell office:value-type="string">
            <text:p>0x0040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858 */</text:p>
          </table:table-cell>
        </table:table-row>
        <table:table-row table:style-name="ro4">
          <table:table-cell/>
          <table:table-cell table:number-columns-repeated="2" table:style-name="Default" office:value-type="string">
            <text:p>0x0001</text:p>
          </table:table-cell>
          <table:table-cell office:value-type="string">
            <text:p>0x0040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0</text:p>
          </table:table-cell>
          <table:table-cell office:value-type="string">
            <text:p>0x02f7</text:p>
          </table:table-cell>
          <table:table-cell/>
          <table:table-cell office:value-type="string">
            <text:p><text:s/>/* <text:s/>860 */</text:p>
          </table:table-cell>
        </table:table-row>
        <table:table-row table:style-name="ro4">
          <table:table-cell/>
          <table:table-cell table:number-columns-repeated="3" office:value-type="string">
            <text:p>0x0000</text:p>
          </table:table-cell>
          <table:table-cell office:value-type="string">
            <text:p>0x0040</text:p>
          </table:table-cell>
          <table:table-cell table:number-columns-repeated="2" office:value-type="string">
            <text:p>0x0000</text:p>
          </table:table-cell>
          <table:table-cell table:number-columns-repeated="2" table:style-name="Default" office:value-type="string">
            <text:p>0x0001</text:p>
          </table:table-cell>
          <table:table-cell/>
          <table:table-cell office:value-type="string">
            <text:p><text:s/>/* <text:s/>868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0040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0</text:p>
          </table:table-cell>
          <table:table-cell office:value-type="string">
            <text:p>0x0377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870 */</text:p>
          </table:table-cell>
        </table:table-row>
        <table:table-row table:style-name="ro4">
          <table:table-cell/>
          <table:table-cell table:number-columns-repeated="2" office:value-type="string">
            <text:p>0x0000</text:p>
          </table:table-cell>
          <table:table-cell office:value-type="string">
            <text:p>0x0040</text:p>
          </table:table-cell>
          <table:table-cell table:number-columns-repeated="2" office:value-type="string">
            <text:p>0x0000</text:p>
          </table:table-cell>
          <table:table-cell table:number-columns-repeated="3" table:style-name="Default" office:value-type="string">
            <text:p>0x0001</text:p>
          </table:table-cell>
          <table:table-cell/>
          <table:table-cell office:value-type="string">
            <text:p><text:s/>/* <text:s/>878 */</text:p>
          </table:table-cell>
        </table:table-row>
        <table:table-row table:style-name="ro4">
          <table:table-cell/>
          <table:table-cell office:value-type="string">
            <text:p>0x0040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0</text:p>
          </table:table-cell>
          <table:table-cell office:value-type="string">
            <text:p>0x03f7</text:p>
          </table:table-cell>
          <table:table-cell table:number-columns-repeated="2" office:value-type="string">
            <text:p>0x0000</text:p>
          </table:table-cell>
          <table:table-cell/>
          <table:table-cell office:value-type="string">
            <text:p><text:s/>/* <text:s/>88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40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2</text:p>
          </table:table-cell>
          <table:table-cell office:value-type="string">
            <text:p>0x0004</text:p>
          </table:table-cell>
          <table:table-cell office:value-type="string">
            <text:p>0x0051</text:p>
          </table:table-cell>
          <table:table-cell/>
          <table:table-cell office:value-type="string">
            <text:p><text:s/>/* <text:s/>88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 office:value-type="string">
            <text:p>0x0477</text:p>
          </table:table-cell>
          <table:table-cell table:style-name="Default" office:value-type="string">
            <text:p>0x0001</text:p>
          </table:table-cell>
          <table:table-cell office:value-type="string">
            <text:p>0xffff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890 */</text:p>
          </table:table-cell>
        </table:table-row>
        <table:table-row table:style-name="ro4">
          <table:table-cell/>
          <table:table-cell office:value-type="string">
            <text:p>0x0003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 table:number-columns-repeated="2" office:value-type="string">
            <text:p>0x0002</text:p>
          </table:table-cell>
          <table:table-cell office:value-type="string">
            <text:p>0x0019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89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02</text:p>
          </table:table-cell>
          <table:table-cell office:value-type="string">
            <text:p>0x0000</text:p>
          </table:table-cell>
          <table:table-cell office:value-type="string">
            <text:p>0x0519</text:p>
          </table:table-cell>
          <table:table-cell table:style-name="Default" office:value-type="string">
            <text:p>0x0001</text:p>
          </table:table-cell>
          <table:table-cell office:value-type="string">
            <text:p>0xfffe</text:p>
          </table:table-cell>
          <table:table-cell table:style-name="Default" office:value-type="string">
            <text:p>0x0001</text:p>
          </table:table-cell>
          <table:table-cell office:value-type="string">
            <text:p>0x0005</text:p>
          </table:table-cell>
          <table:table-cell/>
          <table:table-cell office:value-type="string">
            <text:p><text:s/>/* <text:s/>8a0 */</text:p>
          </table:table-cell>
        </table:table-row>
        <table:table-row table:style-name="ro4">
          <table:table-cell/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 table:number-columns-repeated="2" office:value-type="string">
            <text:p>0x0002</text:p>
          </table:table-cell>
          <table:table-cell office:value-type="string">
            <text:p>0x0031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8a8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 office:value-type="string">
            <text:p>0x054b</text:p>
          </table:table-cell>
          <table:table-cell table:style-name="Default" office:value-type="string">
            <text:p>0x0001</text:p>
          </table:table-cell>
          <table:table-cell office:value-type="string">
            <text:p>0xfffd</text:p>
          </table:table-cell>
          <table:table-cell table:style-name="Default" office:value-type="string">
            <text:p>0x0001</text:p>
          </table:table-cell>
          <table:table-cell table:style-name="Default" office:value-type="string">
            <text:p>0x0007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8b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 office:value-type="string">
            <text:p>0x000f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<text:s/>8b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5ad</text:p>
          </table:table-cell>
          <table:table-cell table:style-name="Default" office:value-type="string">
            <text:p>0x0001</text:p>
          </table:table-cell>
          <table:table-cell office:value-type="string">
            <text:p>0xfff9</text:p>
          </table:table-cell>
          <table:table-cell table:style-name="Default" office:value-type="string">
            <text:p>0x0001</text:p>
          </table:table-cell>
          <table:table-cell office:value-type="string">
            <text:p>0x000f</text:p>
          </table:table-cell>
          <table:table-cell table:number-columns-repeated="2" office:value-type="string">
            <text:p>0x0000</text:p>
          </table:table-cell>
          <table:table-cell/>
          <table:table-cell office:value-type="string">
            <text:p><text:s/>/* <text:s/>8c0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 office:value-type="string">
            <text:p>0x003f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 table:number-columns-repeated="2" office:value-type="string">
            <text:p>0x0000</text:p>
          </table:table-cell>
          <table:table-cell/>
          <table:table-cell office:value-type="string">
            <text:p><text:s/>/* <text:s/>8c8 */</text:p>
          </table:table-cell>
        </table:table-row>
        <table:table-row table:style-name="ro4">
          <table:table-cell/>
          <table:table-cell office:value-type="string">
            <text:p>0x05cb</text:p>
          </table:table-cell>
          <table:table-cell table:style-name="Default" office:value-type="string">
            <text:p>0x0001</text:p>
          </table:table-cell>
          <table:table-cell office:value-type="string">
            <text:p>0xffe1</text:p>
          </table:table-cell>
          <table:table-cell table:style-name="Default" office:value-type="string">
            <text:p>0x0001</text:p>
          </table:table-cell>
          <table:table-cell office:value-type="string">
            <text:p>0x003f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8d0 */</text:p>
          </table:table-cell>
        </table:table-row>
        <table:table-row table:style-name="ro4">
          <table:table-cell/>
          <table:table-cell table:number-columns-repeated="2" office:value-type="string">
            <text:p>0x0002</text:p>
          </table:table-cell>
          <table:table-cell office:value-type="string">
            <text:p>0x00e1</text:p>
          </table:table-cell>
          <table:table-cell table:number-columns-repeated="3" office:value-type="string">
            <text:p>0x0000</text:p>
          </table:table-cell>
          <table:table-cell office:value-type="string">
            <text:p>0x0004</text:p>
          </table:table-cell>
          <table:table-cell office:value-type="string">
            <text:p>0x0649</text:p>
          </table:table-cell>
          <table:table-cell/>
          <table:table-cell office:value-type="string">
            <text:p><text:s/>/* <text:s/>8d8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fff9</text:p>
          </table:table-cell>
          <table:table-cell office:value-type="string">
            <text:p>0x00e1</text:p>
          </table:table-cell>
          <table:table-cell office:value-type="string">
            <text:p>0x000f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<text:s/>8e0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office:value-type="string">
            <text:p>0x00e1</text:p>
          </table:table-cell>
          <table:table-cell table:number-columns-repeated="3" office:value-type="string">
            <text:p>0x0000</text:p>
          </table:table-cell>
          <table:table-cell office:value-type="string">
            <text:p>0x0002</text:p>
          </table:table-cell>
          <table:table-cell office:value-type="string">
            <text:p>0x080b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8e8 */</text:p>
          </table:table-cell>
        </table:table-row>
        <table:table-row table:style-name="ro4">
          <table:table-cell/>
          <table:table-cell office:value-type="string">
            <text:p>0xfff9</text:p>
          </table:table-cell>
          <table:table-cell table:number-columns-repeated="2" office:value-type="string">
            <text:p>0x000f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<text:s/>8f0 */</text:p>
          </table:table-cell>
        </table:table-row>
        <table:table-row table:style-name="ro4">
          <table:table-cell/>
          <table:table-cell office:value-type="string">
            <text:p>0x000f</text:p>
          </table:table-cell>
          <table:table-cell office:value-type="string">
            <text:p>0x0000</text:p>
          </table:table-cell>
          <table:table-cell office:value-type="string">
            <text:p>0x0003</text:p>
          </table:table-cell>
          <table:table-cell table:number-columns-repeated="2" office:value-type="string">
            <text:p>0x0000</text:p>
          </table:table-cell>
          <table:table-cell office:value-type="string">
            <text:p>0x09cd</text:p>
          </table:table-cell>
          <table:table-cell table:style-name="Default" office:value-type="string">
            <text:p>0x0001</text:p>
          </table:table-cell>
          <table:table-cell office:value-type="string">
            <text:p>0xfff9</text:p>
          </table:table-cell>
          <table:table-cell/>
          <table:table-cell office:value-type="string">
            <text:p><text:s/>/* <text:s/>8f8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000f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4</text:p>
          </table:table-cell>
          <table:table-cell office:value-type="string">
            <text:p>0x0002</text:p>
          </table:table-cell>
          <table:table-cell office:value-type="string">
            <text:p>0x0031</text:p>
          </table:table-cell>
          <table:table-cell/>
          <table:table-cell office:value-type="string">
            <text:p><text:s/>/* <text:s/>90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table:number-columns-repeated="3" table:style-name="Default" office:value-type="string">
            <text:p>0x0001</text:p>
          </table:table-cell>
          <table:table-cell office:value-type="string">
            <text:p>0x09eb</text:p>
          </table:table-cell>
          <table:table-cell table:number-columns-repeated="3" office:value-type="string">
            <text:p>0x0000</text:p>
          </table:table-cell>
          <table:table-cell/>
          <table:table-cell office:value-type="string">
            <text:p><text:s/>/* <text:s/>908 */</text:p>
          </table:table-cell>
        </table:table-row>
        <table:table-row table:style-name="ro4">
          <table:table-cell/>
          <table:table-cell table:style-name="Default" office:value-type="string">
            <text:p>0x0007</text:p>
          </table:table-cell>
          <table:table-cell table:number-columns-repeated="2"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0</text:p>
          </table:table-cell>
          <table:table-cell office:value-type="string">
            <text:p>0x1400</text:p>
          </table:table-cell>
          <table:table-cell office:value-type="string">
            <text:p>0x0010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910 */</text:p>
          </table:table-cell>
        </table:table-row>
        <table:table-row table:style-name="ro4">
          <table:table-cell/>
          <table:table-cell office:value-type="string">
            <text:p>0x0008</text:p>
          </table:table-cell>
          <table:table-cell office:value-type="string">
            <text:p>0x1400</text:p>
          </table:table-cell>
          <table:table-cell office:value-type="string">
            <text:p>0x0018</text:p>
          </table:table-cell>
          <table:table-cell office:value-type="string">
            <text:p>0x1400</text:p>
          </table:table-cell>
          <table:table-cell office:value-type="string">
            <text:p>0x0004</text:p>
          </table:table-cell>
          <table:table-cell office:value-type="string">
            <text:p>0x1400</text:p>
          </table:table-cell>
          <table:table-cell office:value-type="string">
            <text:p>0x0014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918 */</text:p>
          </table:table-cell>
        </table:table-row>
        <table:table-row table:style-name="ro4">
          <table:table-cell/>
          <table:table-cell office:value-type="string">
            <text:p>0x000c</text:p>
          </table:table-cell>
          <table:table-cell office:value-type="string">
            <text:p>0x1400</text:p>
          </table:table-cell>
          <table:table-cell office:value-type="string">
            <text:p>0x001c</text:p>
          </table:table-cell>
          <table:table-cell office:value-type="string">
            <text:p>0x1400</text:p>
          </table:table-cell>
          <table:table-cell office:value-type="string">
            <text:p>0x0002</text:p>
          </table:table-cell>
          <table:table-cell office:value-type="string">
            <text:p>0x1400</text:p>
          </table:table-cell>
          <table:table-cell office:value-type="string">
            <text:p>0x0012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920 */</text:p>
          </table:table-cell>
        </table:table-row>
        <table:table-row table:style-name="ro4">
          <table:table-cell/>
          <table:table-cell office:value-type="string">
            <text:p>0x000a</text:p>
          </table:table-cell>
          <table:table-cell office:value-type="string">
            <text:p>0x1400</text:p>
          </table:table-cell>
          <table:table-cell office:value-type="string">
            <text:p>0x001a</text:p>
          </table:table-cell>
          <table:table-cell office:value-type="string">
            <text:p>0x1400</text:p>
          </table:table-cell>
          <table:table-cell table:style-name="Default" office:value-type="string">
            <text:p>0x0006</text:p>
          </table:table-cell>
          <table:table-cell office:value-type="string">
            <text:p>0x1400</text:p>
          </table:table-cell>
          <table:table-cell office:value-type="string">
            <text:p>0x0016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928 */</text:p>
          </table:table-cell>
        </table:table-row>
        <table:table-row table:style-name="ro4">
          <table:table-cell/>
          <table:table-cell office:value-type="string">
            <text:p>0x000e</text:p>
          </table:table-cell>
          <table:table-cell office:value-type="string">
            <text:p>0x1400</text:p>
          </table:table-cell>
          <table:table-cell office:value-type="string">
            <text:p>0x001e</text:p>
          </table:table-cell>
          <table:table-cell office:value-type="string">
            <text:p>0x1400</text:p>
          </table:table-cell>
          <table:table-cell table:style-name="Default" office:value-type="string">
            <text:p>0x0001</text:p>
          </table:table-cell>
          <table:table-cell office:value-type="string">
            <text:p>0x1800</text:p>
          </table:table-cell>
          <table:table-cell office:value-type="string">
            <text:p>0x0021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930 */</text:p>
          </table:table-cell>
        </table:table-row>
        <table:table-row table:style-name="ro4">
          <table:table-cell/>
          <table:table-cell office:value-type="string">
            <text:p>0x0011</text:p>
          </table:table-cell>
          <table:table-cell office:value-type="string">
            <text:p>0x1800</text:p>
          </table:table-cell>
          <table:table-cell office:value-type="string">
            <text:p>0x0031</text:p>
          </table:table-cell>
          <table:table-cell office:value-type="string">
            <text:p>0x1800</text:p>
          </table:table-cell>
          <table:table-cell office:value-type="string">
            <text:p>0x0009</text:p>
          </table:table-cell>
          <table:table-cell office:value-type="string">
            <text:p>0x1800</text:p>
          </table:table-cell>
          <table:table-cell office:value-type="string">
            <text:p>0x0029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938 */</text:p>
          </table:table-cell>
        </table:table-row>
        <table:table-row table:style-name="ro4">
          <table:table-cell/>
          <table:table-cell office:value-type="string">
            <text:p>0x0019</text:p>
          </table:table-cell>
          <table:table-cell office:value-type="string">
            <text:p>0x1800</text:p>
          </table:table-cell>
          <table:table-cell office:value-type="string">
            <text:p>0x0039</text:p>
          </table:table-cell>
          <table:table-cell office:value-type="string">
            <text:p>0x1800</text:p>
          </table:table-cell>
          <table:table-cell office:value-type="string">
            <text:p>0x0005</text:p>
          </table:table-cell>
          <table:table-cell office:value-type="string">
            <text:p>0x1800</text:p>
          </table:table-cell>
          <table:table-cell office:value-type="string">
            <text:p>0x0025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940 */</text:p>
          </table:table-cell>
        </table:table-row>
        <table:table-row table:style-name="ro4">
          <table:table-cell/>
          <table:table-cell office:value-type="string">
            <text:p>0x0015</text:p>
          </table:table-cell>
          <table:table-cell office:value-type="string">
            <text:p>0x1800</text:p>
          </table:table-cell>
          <table:table-cell office:value-type="string">
            <text:p>0x0035</text:p>
          </table:table-cell>
          <table:table-cell office:value-type="string">
            <text:p>0x1800</text:p>
          </table:table-cell>
          <table:table-cell office:value-type="string">
            <text:p>0x000d</text:p>
          </table:table-cell>
          <table:table-cell office:value-type="string">
            <text:p>0x1800</text:p>
          </table:table-cell>
          <table:table-cell office:value-type="string">
            <text:p>0x002d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948 */</text:p>
          </table:table-cell>
        </table:table-row>
        <table:table-row table:style-name="ro4">
          <table:table-cell/>
          <table:table-cell office:value-type="string">
            <text:p>0x001d</text:p>
          </table:table-cell>
          <table:table-cell office:value-type="string">
            <text:p>0x1800</text:p>
          </table:table-cell>
          <table:table-cell office:value-type="string">
            <text:p>0x003d</text:p>
          </table:table-cell>
          <table:table-cell office:value-type="string">
            <text:p>0x1800</text:p>
          </table:table-cell>
          <table:table-cell office:value-type="string">
            <text:p>0x0003</text:p>
          </table:table-cell>
          <table:table-cell office:value-type="string">
            <text:p>0x1c00</text:p>
          </table:table-cell>
          <table:table-cell office:value-type="string">
            <text:p>0x0043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950 */</text:p>
          </table:table-cell>
        </table:table-row>
        <table:table-row table:style-name="ro4">
          <table:table-cell/>
          <table:table-cell office:value-type="string">
            <text:p>0x0023</text:p>
          </table:table-cell>
          <table:table-cell office:value-type="string">
            <text:p>0x1c00</text:p>
          </table:table-cell>
          <table:table-cell office:value-type="string">
            <text:p>0x0063</text:p>
          </table:table-cell>
          <table:table-cell office:value-type="string">
            <text:p>0x1c00</text:p>
          </table:table-cell>
          <table:table-cell office:value-type="string">
            <text:p>0x0013</text:p>
          </table:table-cell>
          <table:table-cell office:value-type="string">
            <text:p>0x1c00</text:p>
          </table:table-cell>
          <table:table-cell office:value-type="string">
            <text:p>0x0053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958 */</text:p>
          </table:table-cell>
        </table:table-row>
        <table:table-row table:style-name="ro4">
          <table:table-cell/>
          <table:table-cell office:value-type="string">
            <text:p>0x0033</text:p>
          </table:table-cell>
          <table:table-cell office:value-type="string">
            <text:p>0x1c00</text:p>
          </table:table-cell>
          <table:table-cell office:value-type="string">
            <text:p>0x0073</text:p>
          </table:table-cell>
          <table:table-cell office:value-type="string">
            <text:p>0x1c00</text:p>
          </table:table-cell>
          <table:table-cell office:value-type="string">
            <text:p>0x000b</text:p>
          </table:table-cell>
          <table:table-cell office:value-type="string">
            <text:p>0x1c00</text:p>
          </table:table-cell>
          <table:table-cell office:value-type="string">
            <text:p>0x004b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960 */</text:p>
          </table:table-cell>
        </table:table-row>
        <table:table-row table:style-name="ro4">
          <table:table-cell/>
          <table:table-cell office:value-type="string">
            <text:p>0x002b</text:p>
          </table:table-cell>
          <table:table-cell office:value-type="string">
            <text:p>0x1c00</text:p>
          </table:table-cell>
          <table:table-cell office:value-type="string">
            <text:p>0x006b</text:p>
          </table:table-cell>
          <table:table-cell office:value-type="string">
            <text:p>0x1c00</text:p>
          </table:table-cell>
          <table:table-cell office:value-type="string">
            <text:p>0x001b</text:p>
          </table:table-cell>
          <table:table-cell office:value-type="string">
            <text:p>0x1c00</text:p>
          </table:table-cell>
          <table:table-cell office:value-type="string">
            <text:p>0x005b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968 */</text:p>
          </table:table-cell>
        </table:table-row>
        <table:table-row table:style-name="ro4">
          <table:table-cell/>
          <table:table-cell office:value-type="string">
            <text:p>0x003b</text:p>
          </table:table-cell>
          <table:table-cell office:value-type="string">
            <text:p>0x1c00</text:p>
          </table:table-cell>
          <table:table-cell office:value-type="string">
            <text:p>0x007b</text:p>
          </table:table-cell>
          <table:table-cell office:value-type="string">
            <text:p>0x1c00</text:p>
          </table:table-cell>
          <table:table-cell table:style-name="Default" office:value-type="string">
            <text:p>0x0007</text:p>
          </table:table-cell>
          <table:table-cell office:value-type="string">
            <text:p>0x1c00</text:p>
          </table:table-cell>
          <table:table-cell office:value-type="string">
            <text:p>0x0047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970 */</text:p>
          </table:table-cell>
        </table:table-row>
        <table:table-row table:style-name="ro4">
          <table:table-cell/>
          <table:table-cell office:value-type="string">
            <text:p>0x0027</text:p>
          </table:table-cell>
          <table:table-cell office:value-type="string">
            <text:p>0x1c00</text:p>
          </table:table-cell>
          <table:table-cell office:value-type="string">
            <text:p>0x0067</text:p>
          </table:table-cell>
          <table:table-cell office:value-type="string">
            <text:p>0x1c00</text:p>
          </table:table-cell>
          <table:table-cell office:value-type="string">
            <text:p>0x0017</text:p>
          </table:table-cell>
          <table:table-cell office:value-type="string">
            <text:p>0x1c00</text:p>
          </table:table-cell>
          <table:table-cell office:value-type="string">
            <text:p>0x0057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978 */</text:p>
          </table:table-cell>
        </table:table-row>
        <table:table-row table:style-name="ro4">
          <table:table-cell/>
          <table:table-cell office:value-type="string">
            <text:p>0x0037</text:p>
          </table:table-cell>
          <table:table-cell office:value-type="string">
            <text:p>0x1c00</text:p>
          </table:table-cell>
          <table:table-cell office:value-type="string">
            <text:p>0x0077</text:p>
          </table:table-cell>
          <table:table-cell office:value-type="string">
            <text:p>0x1c00</text:p>
          </table:table-cell>
          <table:table-cell office:value-type="string">
            <text:p>0x000f</text:p>
          </table:table-cell>
          <table:table-cell office:value-type="string">
            <text:p>0x1c00</text:p>
          </table:table-cell>
          <table:table-cell office:value-type="string">
            <text:p>0x004f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980 */</text:p>
          </table:table-cell>
        </table:table-row>
        <table:table-row table:style-name="ro4">
          <table:table-cell/>
          <table:table-cell office:value-type="string">
            <text:p>0x002f</text:p>
          </table:table-cell>
          <table:table-cell office:value-type="string">
            <text:p>0x1c00</text:p>
          </table:table-cell>
          <table:table-cell office:value-type="string">
            <text:p>0x006f</text:p>
          </table:table-cell>
          <table:table-cell office:value-type="string">
            <text:p>0x1c00</text:p>
          </table:table-cell>
          <table:table-cell office:value-type="string">
            <text:p>0x001f</text:p>
          </table:table-cell>
          <table:table-cell office:value-type="string">
            <text:p>0x1c00</text:p>
          </table:table-cell>
          <table:table-cell office:value-type="string">
            <text:p>0x005f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988 */</text:p>
          </table:table-cell>
        </table:table-row>
        <table:table-row table:style-name="ro4">
          <table:table-cell/>
          <table:table-cell office:value-type="string">
            <text:p>0x003f</text:p>
          </table:table-cell>
          <table:table-cell office:value-type="string">
            <text:p>0x1c00</text:p>
          </table:table-cell>
          <table:table-cell office:value-type="string">
            <text:p>0x007f</text:p>
          </table:table-cell>
          <table:table-cell office:value-type="string">
            <text:p>0x1c00</text:p>
          </table:table-cell>
          <table:table-cell office:value-type="string">
            <text:p>0x0000</text:p>
          </table:table-cell>
          <table:table-cell office:value-type="string">
            <text:p>0x0c00</text:p>
          </table:table-cell>
          <table:table-cell office:value-type="string">
            <text:p>0x0004</text:p>
          </table:table-cell>
          <table:table-cell office:value-type="string">
            <text:p>0x0c00</text:p>
          </table:table-cell>
          <table:table-cell/>
          <table:table-cell office:value-type="string">
            <text:p><text:s/>/* <text:s/>990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office:value-type="string">
            <text:p>0x0c00</text:p>
          </table:table-cell>
          <table:table-cell table:style-name="Default" office:value-type="string">
            <text:p>0x0006</text:p>
          </table:table-cell>
          <table:table-cell office:value-type="string">
            <text:p>0x0c00</text:p>
          </table:table-cell>
          <table:table-cell table:style-name="Default" office:value-type="string">
            <text:p>0x0001</text:p>
          </table:table-cell>
          <table:table-cell office:value-type="string">
            <text:p>0x1000</text:p>
          </table:table-cell>
          <table:table-cell office:value-type="string">
            <text:p>0x0009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<text:s/>998 */</text:p>
          </table:table-cell>
        </table:table-row>
        <table:table-row table:style-name="ro4">
          <table:table-cell/>
          <table:table-cell office:value-type="string">
            <text:p>0x0005</text:p>
          </table:table-cell>
          <table:table-cell office:value-type="string">
            <text:p>0x1000</text:p>
          </table:table-cell>
          <table:table-cell office:value-type="string">
            <text:p>0x000d</text:p>
          </table:table-cell>
          <table:table-cell office:value-type="string">
            <text:p>0x1000</text:p>
          </table:table-cell>
          <table:table-cell office:value-type="string">
            <text:p>0x0003</text:p>
          </table:table-cell>
          <table:table-cell office:value-type="string">
            <text:p>0x1400</text:p>
          </table:table-cell>
          <table:table-cell office:value-type="string">
            <text:p>0x0013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9a0 */</text:p>
          </table:table-cell>
        </table:table-row>
        <table:table-row table:style-name="ro4">
          <table:table-cell/>
          <table:table-cell office:value-type="string">
            <text:p>0x000b</text:p>
          </table:table-cell>
          <table:table-cell office:value-type="string">
            <text:p>0x1400</text:p>
          </table:table-cell>
          <table:table-cell office:value-type="string">
            <text:p>0x001b</text:p>
          </table:table-cell>
          <table:table-cell office:value-type="string">
            <text:p>0x1400</text:p>
          </table:table-cell>
          <table:table-cell table:style-name="Default" office:value-type="string">
            <text:p>0x0007</text:p>
          </table:table-cell>
          <table:table-cell office:value-type="string">
            <text:p>0x1800</text:p>
          </table:table-cell>
          <table:table-cell office:value-type="string">
            <text:p>0x0027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9a8 */</text:p>
          </table:table-cell>
        </table:table-row>
        <table:table-row table:style-name="ro4">
          <table:table-cell/>
          <table:table-cell office:value-type="string">
            <text:p>0x0017</text:p>
          </table:table-cell>
          <table:table-cell office:value-type="string">
            <text:p>0x1800</text:p>
          </table:table-cell>
          <table:table-cell office:value-type="string">
            <text:p>0x0037</text:p>
          </table:table-cell>
          <table:table-cell office:value-type="string">
            <text:p>0x1800</text:p>
          </table:table-cell>
          <table:table-cell office:value-type="string">
            <text:p>0x000f</text:p>
          </table:table-cell>
          <table:table-cell office:value-type="string">
            <text:p>0x1c00</text:p>
          </table:table-cell>
          <table:table-cell office:value-type="string">
            <text:p>0x004f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9b0 */</text:p>
          </table:table-cell>
        </table:table-row>
        <table:table-row table:style-name="ro4">
          <table:table-cell/>
          <table:table-cell office:value-type="string">
            <text:p>0x002f</text:p>
          </table:table-cell>
          <table:table-cell office:value-type="string">
            <text:p>0x1c00</text:p>
          </table:table-cell>
          <table:table-cell office:value-type="string">
            <text:p>0x006f</text:p>
          </table:table-cell>
          <table:table-cell office:value-type="string">
            <text:p>0x1c00</text:p>
          </table:table-cell>
          <table:table-cell office:value-type="string">
            <text:p>0x001f</text:p>
          </table:table-cell>
          <table:table-cell office:value-type="string">
            <text:p>0x2000</text:p>
          </table:table-cell>
          <table:table-cell office:value-type="string">
            <text:p>0x009f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9b8 */</text:p>
          </table:table-cell>
        </table:table-row>
        <table:table-row table:style-name="ro4">
          <table:table-cell/>
          <table:table-cell office:value-type="string">
            <text:p>0x005f</text:p>
          </table:table-cell>
          <table:table-cell office:value-type="string">
            <text:p>0x2000</text:p>
          </table:table-cell>
          <table:table-cell office:value-type="string">
            <text:p>0x00df</text:p>
          </table:table-cell>
          <table:table-cell office:value-type="string">
            <text:p>0x2000</text:p>
          </table:table-cell>
          <table:table-cell office:value-type="string">
            <text:p>0x003f</text:p>
          </table:table-cell>
          <table:table-cell office:value-type="string">
            <text:p>0x2400</text:p>
          </table:table-cell>
          <table:table-cell office:value-type="string">
            <text:p>0x013f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9c0 */</text:p>
          </table:table-cell>
        </table:table-row>
        <table:table-row table:style-name="ro4">
          <table:table-cell/>
          <table:table-cell office:value-type="string">
            <text:p>0x00bf</text:p>
          </table:table-cell>
          <table:table-cell office:value-type="string">
            <text:p>0x2400</text:p>
          </table:table-cell>
          <table:table-cell office:value-type="string">
            <text:p>0x01bf</text:p>
          </table:table-cell>
          <table:table-cell office:value-type="string">
            <text:p>0x2400</text:p>
          </table:table-cell>
          <table:table-cell office:value-type="string">
            <text:p>0x007f</text:p>
          </table:table-cell>
          <table:table-cell office:value-type="string">
            <text:p>0x2800</text:p>
          </table:table-cell>
          <table:table-cell office:value-type="string">
            <text:p>0x027f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9c8 */</text:p>
          </table:table-cell>
        </table:table-row>
        <table:table-row table:style-name="ro4">
          <table:table-cell/>
          <table:table-cell office:value-type="string">
            <text:p>0x017f</text:p>
          </table:table-cell>
          <table:table-cell office:value-type="string">
            <text:p>0x2800</text:p>
          </table:table-cell>
          <table:table-cell office:value-type="string">
            <text:p>0x037f</text:p>
          </table:table-cell>
          <table:table-cell office:value-type="string">
            <text:p>0x2800</text:p>
          </table:table-cell>
          <table:table-cell office:value-type="string">
            <text:p>0x00ff</text:p>
          </table:table-cell>
          <table:table-cell office:value-type="string">
            <text:p>0x2c00</text:p>
          </table:table-cell>
          <table:table-cell office:value-type="string">
            <text:p>0x04ff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9d0 */</text:p>
          </table:table-cell>
        </table:table-row>
        <table:table-row table:style-name="ro4">
          <table:table-cell/>
          <table:table-cell office:value-type="string">
            <text:p>0x02ff</text:p>
          </table:table-cell>
          <table:table-cell office:value-type="string">
            <text:p>0x2c00</text:p>
          </table:table-cell>
          <table:table-cell office:value-type="string">
            <text:p>0x06ff</text:p>
          </table:table-cell>
          <table:table-cell office:value-type="string">
            <text:p>0x2c00</text:p>
          </table:table-cell>
          <table:table-cell office:value-type="string">
            <text:p>0x01ff</text:p>
          </table:table-cell>
          <table:table-cell office:value-type="string">
            <text:p>0x3000</text:p>
          </table:table-cell>
          <table:table-cell office:value-type="string">
            <text:p>0x09ff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<text:s/>9d8 */</text:p>
          </table:table-cell>
        </table:table-row>
        <table:table-row table:style-name="ro4">
          <table:table-cell/>
          <table:table-cell office:value-type="string">
            <text:p>0x05ff</text:p>
          </table:table-cell>
          <table:table-cell office:value-type="string">
            <text:p>0x3000</text:p>
          </table:table-cell>
          <table:table-cell office:value-type="string">
            <text:p>0x0dff</text:p>
          </table:table-cell>
          <table:table-cell office:value-type="string">
            <text:p>0x3000</text:p>
          </table:table-cell>
          <table:table-cell office:value-type="string">
            <text:p>0x03ff</text:p>
          </table:table-cell>
          <table:table-cell office:value-type="string">
            <text:p>0x3400</text:p>
          </table:table-cell>
          <table:table-cell office:value-type="string">
            <text:p>0x13ff</text:p>
          </table:table-cell>
          <table:table-cell office:value-type="string">
            <text:p>0x3400</text:p>
          </table:table-cell>
          <table:table-cell/>
          <table:table-cell office:value-type="string">
            <text:p><text:s/>/* <text:s/>9e0 */</text:p>
          </table:table-cell>
        </table:table-row>
        <table:table-row table:style-name="ro4">
          <table:table-cell/>
          <table:table-cell office:value-type="string">
            <text:p>0x0bff</text:p>
          </table:table-cell>
          <table:table-cell office:value-type="string">
            <text:p>0x3400</text:p>
          </table:table-cell>
          <table:table-cell office:value-type="string">
            <text:p>0x1bff</text:p>
          </table:table-cell>
          <table:table-cell office:value-type="string">
            <text:p>0x3400</text:p>
          </table:table-cell>
          <table:table-cell office:value-type="string">
            <text:p>0x07ff</text:p>
          </table:table-cell>
          <table:table-cell office:value-type="string">
            <text:p>0x3800</text:p>
          </table:table-cell>
          <table:table-cell office:value-type="string">
            <text:p>0x27ff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<text:s/>9e8 */</text:p>
          </table:table-cell>
        </table:table-row>
        <table:table-row table:style-name="ro4">
          <table:table-cell/>
          <table:table-cell office:value-type="string">
            <text:p>0x17ff</text:p>
          </table:table-cell>
          <table:table-cell office:value-type="string">
            <text:p>0x3800</text:p>
          </table:table-cell>
          <table:table-cell office:value-type="string">
            <text:p>0x37ff</text:p>
          </table:table-cell>
          <table:table-cell office:value-type="string">
            <text:p>0x3800</text:p>
          </table:table-cell>
          <table:table-cell office:value-type="string">
            <text:p>0x0fff</text:p>
          </table:table-cell>
          <table:table-cell office:value-type="string">
            <text:p>0x3c00</text:p>
          </table:table-cell>
          <table:table-cell office:value-type="string">
            <text:p>0x4fff</text:p>
          </table:table-cell>
          <table:table-cell office:value-type="string">
            <text:p>0x3c00</text:p>
          </table:table-cell>
          <table:table-cell/>
          <table:table-cell office:value-type="string">
            <text:p><text:s/>/* <text:s/>9f0 */</text:p>
          </table:table-cell>
        </table:table-row>
        <table:table-row table:style-name="ro4">
          <table:table-cell/>
          <table:table-cell office:value-type="string">
            <text:p>0x2fff</text:p>
          </table:table-cell>
          <table:table-cell office:value-type="string">
            <text:p>0x3c00</text:p>
          </table:table-cell>
          <table:table-cell office:value-type="string">
            <text:p>0x6fff</text:p>
          </table:table-cell>
          <table:table-cell office:value-type="string">
            <text:p>0x3c00</text:p>
          </table:table-cell>
          <table:table-cell office:value-type="string">
            <text:p>0x1fff</text:p>
          </table:table-cell>
          <table:table-cell office:value-type="string">
            <text:p>0x4000</text:p>
          </table:table-cell>
          <table:table-cell office:value-type="string">
            <text:p>0x9fff</text:p>
          </table:table-cell>
          <table:table-cell office:value-type="string">
            <text:p>0x4000</text:p>
          </table:table-cell>
          <table:table-cell/>
          <table:table-cell office:value-type="string">
            <text:p><text:s/>/* <text:s/>9f8 */</text:p>
          </table:table-cell>
        </table:table-row>
        <table:table-row table:style-name="ro4">
          <table:table-cell/>
          <table:table-cell office:value-type="string">
            <text:p>0x5fff</text:p>
          </table:table-cell>
          <table:table-cell office:value-type="string">
            <text:p>0x4000</text:p>
          </table:table-cell>
          <table:table-cell office:value-type="string">
            <text:p>0xdfff</text:p>
          </table:table-cell>
          <table:table-cell office:value-type="string">
            <text:p>0x4000</text:p>
          </table:table-cell>
          <table:table-cell office:value-type="string">
            <text:p>0x3fff</text:p>
          </table:table-cell>
          <table:table-cell office:value-type="string">
            <text:p>0x4400</text:p>
          </table:table-cell>
          <table:table-cell office:value-type="string">
            <text:p>0x3fff</text:p>
          </table:table-cell>
          <table:table-cell office:value-type="string">
            <text:p>0x4401</text:p>
          </table:table-cell>
          <table:table-cell/>
          <table:table-cell office:value-type="string">
            <text:p><text:s/>/* <text:s/>a00 */</text:p>
          </table:table-cell>
        </table:table-row>
        <table:table-row table:style-name="ro4">
          <table:table-cell/>
          <table:table-cell office:value-type="string">
            <text:p>0xbfff</text:p>
          </table:table-cell>
          <table:table-cell office:value-type="string">
            <text:p>0x4400</text:p>
          </table:table-cell>
          <table:table-cell office:value-type="string">
            <text:p>0xbfff</text:p>
          </table:table-cell>
          <table:table-cell office:value-type="string">
            <text:p>0x4401</text:p>
          </table:table-cell>
          <table:table-cell office:value-type="string">
            <text:p>0x7fff</text:p>
          </table:table-cell>
          <table:table-cell office:value-type="string">
            <text:p>0x4400</text:p>
          </table:table-cell>
          <table:table-cell office:value-type="string">
            <text:p>0x7fff</text:p>
          </table:table-cell>
          <table:table-cell office:value-type="string">
            <text:p>0x4401</text:p>
          </table:table-cell>
          <table:table-cell/>
          <table:table-cell office:value-type="string">
            <text:p><text:s/>/* <text:s/>a08 */</text:p>
          </table:table-cell>
        </table:table-row>
        <table:table-row table:style-name="ro4">
          <table:table-cell/>
          <table:table-cell office:value-type="string">
            <text:p>0xffff</text:p>
          </table:table-cell>
          <table:table-cell office:value-type="string">
            <text:p>0x4400</text:p>
          </table:table-cell>
          <table:table-cell office:value-type="string">
            <text:p>0xffff</text:p>
          </table:table-cell>
          <table:table-cell office:value-type="string">
            <text:p>0x4401</text:p>
          </table:table-cell>
          <table:table-cell office:value-type="string">
            <text:p>0x0000</text:p>
          </table:table-cell>
          <table:table-cell office:value-type="string">
            <text:p>0x0c00</text:p>
          </table:table-cell>
          <table:table-cell office:value-type="string">
            <text:p>0x0004</text:p>
          </table:table-cell>
          <table:table-cell office:value-type="string">
            <text:p>0x0c00</text:p>
          </table:table-cell>
          <table:table-cell/>
          <table:table-cell office:value-type="string">
            <text:p><text:s/>/* <text:s/>a10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office:value-type="string">
            <text:p>0x0c00</text:p>
          </table:table-cell>
          <table:table-cell table:style-name="Default" office:value-type="string">
            <text:p>0x0006</text:p>
          </table:table-cell>
          <table:table-cell office:value-type="string">
            <text:p>0x0c00</text:p>
          </table:table-cell>
          <table:table-cell table:style-name="Default" office:value-type="string">
            <text:p>0x0001</text:p>
          </table:table-cell>
          <table:table-cell office:value-type="string">
            <text:p>0x1000</text:p>
          </table:table-cell>
          <table:table-cell office:value-type="string">
            <text:p>0x0009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<text:s/>a18 */</text:p>
          </table:table-cell>
        </table:table-row>
        <table:table-row table:style-name="ro4">
          <table:table-cell/>
          <table:table-cell office:value-type="string">
            <text:p>0x0005</text:p>
          </table:table-cell>
          <table:table-cell office:value-type="string">
            <text:p>0x1000</text:p>
          </table:table-cell>
          <table:table-cell office:value-type="string">
            <text:p>0x000d</text:p>
          </table:table-cell>
          <table:table-cell office:value-type="string">
            <text:p>0x1000</text:p>
          </table:table-cell>
          <table:table-cell office:value-type="string">
            <text:p>0x0003</text:p>
          </table:table-cell>
          <table:table-cell office:value-type="string">
            <text:p>0x1400</text:p>
          </table:table-cell>
          <table:table-cell office:value-type="string">
            <text:p>0x0013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a20 */</text:p>
          </table:table-cell>
        </table:table-row>
        <table:table-row table:style-name="ro4">
          <table:table-cell/>
          <table:table-cell office:value-type="string">
            <text:p>0x000b</text:p>
          </table:table-cell>
          <table:table-cell office:value-type="string">
            <text:p>0x1400</text:p>
          </table:table-cell>
          <table:table-cell office:value-type="string">
            <text:p>0x001b</text:p>
          </table:table-cell>
          <table:table-cell office:value-type="string">
            <text:p>0x1400</text:p>
          </table:table-cell>
          <table:table-cell table:style-name="Default" office:value-type="string">
            <text:p>0x0007</text:p>
          </table:table-cell>
          <table:table-cell office:value-type="string">
            <text:p>0x1800</text:p>
          </table:table-cell>
          <table:table-cell office:value-type="string">
            <text:p>0x0027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a28 */</text:p>
          </table:table-cell>
        </table:table-row>
        <table:table-row table:style-name="ro4">
          <table:table-cell/>
          <table:table-cell office:value-type="string">
            <text:p>0x0017</text:p>
          </table:table-cell>
          <table:table-cell office:value-type="string">
            <text:p>0x1800</text:p>
          </table:table-cell>
          <table:table-cell office:value-type="string">
            <text:p>0x0037</text:p>
          </table:table-cell>
          <table:table-cell office:value-type="string">
            <text:p>0x1800</text:p>
          </table:table-cell>
          <table:table-cell office:value-type="string">
            <text:p>0x000f</text:p>
          </table:table-cell>
          <table:table-cell office:value-type="string">
            <text:p>0x1c00</text:p>
          </table:table-cell>
          <table:table-cell office:value-type="string">
            <text:p>0x004f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a30 */</text:p>
          </table:table-cell>
        </table:table-row>
        <table:table-row table:style-name="ro4">
          <table:table-cell/>
          <table:table-cell office:value-type="string">
            <text:p>0x002f</text:p>
          </table:table-cell>
          <table:table-cell office:value-type="string">
            <text:p>0x1c00</text:p>
          </table:table-cell>
          <table:table-cell office:value-type="string">
            <text:p>0x006f</text:p>
          </table:table-cell>
          <table:table-cell office:value-type="string">
            <text:p>0x1c00</text:p>
          </table:table-cell>
          <table:table-cell office:value-type="string">
            <text:p>0x001f</text:p>
          </table:table-cell>
          <table:table-cell office:value-type="string">
            <text:p>0x2000</text:p>
          </table:table-cell>
          <table:table-cell office:value-type="string">
            <text:p>0x009f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a38 */</text:p>
          </table:table-cell>
        </table:table-row>
        <table:table-row table:style-name="ro4">
          <table:table-cell/>
          <table:table-cell office:value-type="string">
            <text:p>0x005f</text:p>
          </table:table-cell>
          <table:table-cell office:value-type="string">
            <text:p>0x2000</text:p>
          </table:table-cell>
          <table:table-cell office:value-type="string">
            <text:p>0x00df</text:p>
          </table:table-cell>
          <table:table-cell office:value-type="string">
            <text:p>0x2000</text:p>
          </table:table-cell>
          <table:table-cell office:value-type="string">
            <text:p>0x003f</text:p>
          </table:table-cell>
          <table:table-cell office:value-type="string">
            <text:p>0x2400</text:p>
          </table:table-cell>
          <table:table-cell office:value-type="string">
            <text:p>0x013f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a40 */</text:p>
          </table:table-cell>
        </table:table-row>
        <table:table-row table:style-name="ro4">
          <table:table-cell/>
          <table:table-cell office:value-type="string">
            <text:p>0x00bf</text:p>
          </table:table-cell>
          <table:table-cell office:value-type="string">
            <text:p>0x2400</text:p>
          </table:table-cell>
          <table:table-cell office:value-type="string">
            <text:p>0x01bf</text:p>
          </table:table-cell>
          <table:table-cell office:value-type="string">
            <text:p>0x2400</text:p>
          </table:table-cell>
          <table:table-cell office:value-type="string">
            <text:p>0x007f</text:p>
          </table:table-cell>
          <table:table-cell office:value-type="string">
            <text:p>0x2800</text:p>
          </table:table-cell>
          <table:table-cell office:value-type="string">
            <text:p>0x027f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a48 */</text:p>
          </table:table-cell>
        </table:table-row>
        <table:table-row table:style-name="ro4">
          <table:table-cell/>
          <table:table-cell office:value-type="string">
            <text:p>0x017f</text:p>
          </table:table-cell>
          <table:table-cell office:value-type="string">
            <text:p>0x2800</text:p>
          </table:table-cell>
          <table:table-cell office:value-type="string">
            <text:p>0x037f</text:p>
          </table:table-cell>
          <table:table-cell office:value-type="string">
            <text:p>0x2800</text:p>
          </table:table-cell>
          <table:table-cell office:value-type="string">
            <text:p>0x00ff</text:p>
          </table:table-cell>
          <table:table-cell office:value-type="string">
            <text:p>0x2c00</text:p>
          </table:table-cell>
          <table:table-cell office:value-type="string">
            <text:p>0x04ff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a50 */</text:p>
          </table:table-cell>
        </table:table-row>
        <table:table-row table:style-name="ro4">
          <table:table-cell/>
          <table:table-cell office:value-type="string">
            <text:p>0x02ff</text:p>
          </table:table-cell>
          <table:table-cell office:value-type="string">
            <text:p>0x2c00</text:p>
          </table:table-cell>
          <table:table-cell office:value-type="string">
            <text:p>0x06ff</text:p>
          </table:table-cell>
          <table:table-cell office:value-type="string">
            <text:p>0x2c00</text:p>
          </table:table-cell>
          <table:table-cell office:value-type="string">
            <text:p>0x01ff</text:p>
          </table:table-cell>
          <table:table-cell office:value-type="string">
            <text:p>0x3000</text:p>
          </table:table-cell>
          <table:table-cell office:value-type="string">
            <text:p>0x09ff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<text:s/>a58 */</text:p>
          </table:table-cell>
        </table:table-row>
        <table:table-row table:style-name="ro4">
          <table:table-cell/>
          <table:table-cell office:value-type="string">
            <text:p>0x05ff</text:p>
          </table:table-cell>
          <table:table-cell office:value-type="string">
            <text:p>0x3000</text:p>
          </table:table-cell>
          <table:table-cell office:value-type="string">
            <text:p>0x0dff</text:p>
          </table:table-cell>
          <table:table-cell office:value-type="string">
            <text:p>0x3000</text:p>
          </table:table-cell>
          <table:table-cell office:value-type="string">
            <text:p>0x03ff</text:p>
          </table:table-cell>
          <table:table-cell office:value-type="string">
            <text:p>0x3400</text:p>
          </table:table-cell>
          <table:table-cell office:value-type="string">
            <text:p>0x13ff</text:p>
          </table:table-cell>
          <table:table-cell office:value-type="string">
            <text:p>0x3400</text:p>
          </table:table-cell>
          <table:table-cell/>
          <table:table-cell office:value-type="string">
            <text:p><text:s/>/* <text:s/>a60 */</text:p>
          </table:table-cell>
        </table:table-row>
        <table:table-row table:style-name="ro4">
          <table:table-cell/>
          <table:table-cell office:value-type="string">
            <text:p>0x0bff</text:p>
          </table:table-cell>
          <table:table-cell office:value-type="string">
            <text:p>0x3400</text:p>
          </table:table-cell>
          <table:table-cell office:value-type="string">
            <text:p>0x1bff</text:p>
          </table:table-cell>
          <table:table-cell office:value-type="string">
            <text:p>0x3400</text:p>
          </table:table-cell>
          <table:table-cell office:value-type="string">
            <text:p>0x07ff</text:p>
          </table:table-cell>
          <table:table-cell office:value-type="string">
            <text:p>0x3800</text:p>
          </table:table-cell>
          <table:table-cell office:value-type="string">
            <text:p>0x27ff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<text:s/>a68 */</text:p>
          </table:table-cell>
        </table:table-row>
        <table:table-row table:style-name="ro4">
          <table:table-cell/>
          <table:table-cell office:value-type="string">
            <text:p>0x17ff</text:p>
          </table:table-cell>
          <table:table-cell office:value-type="string">
            <text:p>0x3800</text:p>
          </table:table-cell>
          <table:table-cell office:value-type="string">
            <text:p>0x37ff</text:p>
          </table:table-cell>
          <table:table-cell office:value-type="string">
            <text:p>0x3800</text:p>
          </table:table-cell>
          <table:table-cell office:value-type="string">
            <text:p>0x0fff</text:p>
          </table:table-cell>
          <table:table-cell office:value-type="string">
            <text:p>0x3c00</text:p>
          </table:table-cell>
          <table:table-cell office:value-type="string">
            <text:p>0x4fff</text:p>
          </table:table-cell>
          <table:table-cell office:value-type="string">
            <text:p>0x3c00</text:p>
          </table:table-cell>
          <table:table-cell/>
          <table:table-cell office:value-type="string">
            <text:p><text:s/>/* <text:s/>a70 */</text:p>
          </table:table-cell>
        </table:table-row>
        <table:table-row table:style-name="ro4">
          <table:table-cell/>
          <table:table-cell office:value-type="string">
            <text:p>0x2fff</text:p>
          </table:table-cell>
          <table:table-cell office:value-type="string">
            <text:p>0x3c00</text:p>
          </table:table-cell>
          <table:table-cell office:value-type="string">
            <text:p>0x6fff</text:p>
          </table:table-cell>
          <table:table-cell office:value-type="string">
            <text:p>0x3c00</text:p>
          </table:table-cell>
          <table:table-cell office:value-type="string">
            <text:p>0x1fff</text:p>
          </table:table-cell>
          <table:table-cell office:value-type="string">
            <text:p>0x4000</text:p>
          </table:table-cell>
          <table:table-cell office:value-type="string">
            <text:p>0x9fff</text:p>
          </table:table-cell>
          <table:table-cell office:value-type="string">
            <text:p>0x4000</text:p>
          </table:table-cell>
          <table:table-cell/>
          <table:table-cell office:value-type="string">
            <text:p><text:s/>/* <text:s/>a78 */</text:p>
          </table:table-cell>
        </table:table-row>
        <table:table-row table:style-name="ro4">
          <table:table-cell/>
          <table:table-cell office:value-type="string">
            <text:p>0x5fff</text:p>
          </table:table-cell>
          <table:table-cell office:value-type="string">
            <text:p>0x4000</text:p>
          </table:table-cell>
          <table:table-cell office:value-type="string">
            <text:p>0xdfff</text:p>
          </table:table-cell>
          <table:table-cell office:value-type="string">
            <text:p>0x4000</text:p>
          </table:table-cell>
          <table:table-cell office:value-type="string">
            <text:p>0x3fff</text:p>
          </table:table-cell>
          <table:table-cell office:value-type="string">
            <text:p>0x4400</text:p>
          </table:table-cell>
          <table:table-cell office:value-type="string">
            <text:p>0x3fff</text:p>
          </table:table-cell>
          <table:table-cell office:value-type="string">
            <text:p>0x4401</text:p>
          </table:table-cell>
          <table:table-cell/>
          <table:table-cell office:value-type="string">
            <text:p><text:s/>/* <text:s/>a80 */</text:p>
          </table:table-cell>
        </table:table-row>
        <table:table-row table:style-name="ro4">
          <table:table-cell/>
          <table:table-cell office:value-type="string">
            <text:p>0xbfff</text:p>
          </table:table-cell>
          <table:table-cell office:value-type="string">
            <text:p>0x4400</text:p>
          </table:table-cell>
          <table:table-cell office:value-type="string">
            <text:p>0xbfff</text:p>
          </table:table-cell>
          <table:table-cell office:value-type="string">
            <text:p>0x4401</text:p>
          </table:table-cell>
          <table:table-cell office:value-type="string">
            <text:p>0x7fff</text:p>
          </table:table-cell>
          <table:table-cell office:value-type="string">
            <text:p>0x4400</text:p>
          </table:table-cell>
          <table:table-cell office:value-type="string">
            <text:p>0x7fff</text:p>
          </table:table-cell>
          <table:table-cell office:value-type="string">
            <text:p>0x4401</text:p>
          </table:table-cell>
          <table:table-cell/>
          <table:table-cell office:value-type="string">
            <text:p><text:s/>/* <text:s/>a88 */</text:p>
          </table:table-cell>
        </table:table-row>
        <table:table-row table:style-name="ro4">
          <table:table-cell/>
          <table:table-cell office:value-type="string">
            <text:p>0xffff</text:p>
          </table:table-cell>
          <table:table-cell office:value-type="string">
            <text:p>0x4400</text:p>
          </table:table-cell>
          <table:table-cell office:value-type="string">
            <text:p>0xffff</text:p>
          </table:table-cell>
          <table:table-cell office:value-type="string">
            <text:p>0x4401</text:p>
          </table:table-cell>
          <table:table-cell office:value-type="string">
            <text:p>0x0000</text:p>
          </table:table-cell>
          <table:table-cell office:value-type="string">
            <text:p>0x0c00</text:p>
          </table:table-cell>
          <table:table-cell office:value-type="string">
            <text:p>0x0004</text:p>
          </table:table-cell>
          <table:table-cell office:value-type="string">
            <text:p>0x0c00</text:p>
          </table:table-cell>
          <table:table-cell/>
          <table:table-cell office:value-type="string">
            <text:p><text:s/>/* <text:s/>a90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office:value-type="string">
            <text:p>0x0c00</text:p>
          </table:table-cell>
          <table:table-cell table:style-name="Default" office:value-type="string">
            <text:p>0x0006</text:p>
          </table:table-cell>
          <table:table-cell office:value-type="string">
            <text:p>0x0c00</text:p>
          </table:table-cell>
          <table:table-cell table:style-name="Default" office:value-type="string">
            <text:p>0x0001</text:p>
          </table:table-cell>
          <table:table-cell office:value-type="string">
            <text:p>0x1000</text:p>
          </table:table-cell>
          <table:table-cell office:value-type="string">
            <text:p>0x0009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<text:s/>a98 */</text:p>
          </table:table-cell>
        </table:table-row>
        <table:table-row table:style-name="ro4">
          <table:table-cell/>
          <table:table-cell office:value-type="string">
            <text:p>0x0005</text:p>
          </table:table-cell>
          <table:table-cell office:value-type="string">
            <text:p>0x1000</text:p>
          </table:table-cell>
          <table:table-cell office:value-type="string">
            <text:p>0x000d</text:p>
          </table:table-cell>
          <table:table-cell office:value-type="string">
            <text:p>0x1000</text:p>
          </table:table-cell>
          <table:table-cell office:value-type="string">
            <text:p>0x0003</text:p>
          </table:table-cell>
          <table:table-cell office:value-type="string">
            <text:p>0x1400</text:p>
          </table:table-cell>
          <table:table-cell office:value-type="string">
            <text:p>0x0013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aa0 */</text:p>
          </table:table-cell>
        </table:table-row>
        <table:table-row table:style-name="ro4">
          <table:table-cell/>
          <table:table-cell office:value-type="string">
            <text:p>0x000b</text:p>
          </table:table-cell>
          <table:table-cell office:value-type="string">
            <text:p>0x1400</text:p>
          </table:table-cell>
          <table:table-cell office:value-type="string">
            <text:p>0x001b</text:p>
          </table:table-cell>
          <table:table-cell office:value-type="string">
            <text:p>0x1400</text:p>
          </table:table-cell>
          <table:table-cell table:style-name="Default" office:value-type="string">
            <text:p>0x0007</text:p>
          </table:table-cell>
          <table:table-cell office:value-type="string">
            <text:p>0x1800</text:p>
          </table:table-cell>
          <table:table-cell office:value-type="string">
            <text:p>0x0027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aa8 */</text:p>
          </table:table-cell>
        </table:table-row>
        <table:table-row table:style-name="ro4">
          <table:table-cell/>
          <table:table-cell office:value-type="string">
            <text:p>0x0017</text:p>
          </table:table-cell>
          <table:table-cell office:value-type="string">
            <text:p>0x1800</text:p>
          </table:table-cell>
          <table:table-cell office:value-type="string">
            <text:p>0x0037</text:p>
          </table:table-cell>
          <table:table-cell office:value-type="string">
            <text:p>0x1800</text:p>
          </table:table-cell>
          <table:table-cell office:value-type="string">
            <text:p>0x000f</text:p>
          </table:table-cell>
          <table:table-cell office:value-type="string">
            <text:p>0x1c00</text:p>
          </table:table-cell>
          <table:table-cell office:value-type="string">
            <text:p>0x004f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ab0 */</text:p>
          </table:table-cell>
        </table:table-row>
        <table:table-row table:style-name="ro4">
          <table:table-cell/>
          <table:table-cell office:value-type="string">
            <text:p>0x002f</text:p>
          </table:table-cell>
          <table:table-cell office:value-type="string">
            <text:p>0x1c00</text:p>
          </table:table-cell>
          <table:table-cell office:value-type="string">
            <text:p>0x006f</text:p>
          </table:table-cell>
          <table:table-cell office:value-type="string">
            <text:p>0x1c00</text:p>
          </table:table-cell>
          <table:table-cell office:value-type="string">
            <text:p>0x001f</text:p>
          </table:table-cell>
          <table:table-cell office:value-type="string">
            <text:p>0x2000</text:p>
          </table:table-cell>
          <table:table-cell office:value-type="string">
            <text:p>0x009f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ab8 */</text:p>
          </table:table-cell>
        </table:table-row>
        <table:table-row table:style-name="ro4">
          <table:table-cell/>
          <table:table-cell office:value-type="string">
            <text:p>0x005f</text:p>
          </table:table-cell>
          <table:table-cell office:value-type="string">
            <text:p>0x2000</text:p>
          </table:table-cell>
          <table:table-cell office:value-type="string">
            <text:p>0x00df</text:p>
          </table:table-cell>
          <table:table-cell office:value-type="string">
            <text:p>0x2000</text:p>
          </table:table-cell>
          <table:table-cell office:value-type="string">
            <text:p>0x003f</text:p>
          </table:table-cell>
          <table:table-cell office:value-type="string">
            <text:p>0x2400</text:p>
          </table:table-cell>
          <table:table-cell office:value-type="string">
            <text:p>0x013f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ac0 */</text:p>
          </table:table-cell>
        </table:table-row>
        <table:table-row table:style-name="ro4">
          <table:table-cell/>
          <table:table-cell office:value-type="string">
            <text:p>0x00bf</text:p>
          </table:table-cell>
          <table:table-cell office:value-type="string">
            <text:p>0x2400</text:p>
          </table:table-cell>
          <table:table-cell office:value-type="string">
            <text:p>0x01bf</text:p>
          </table:table-cell>
          <table:table-cell office:value-type="string">
            <text:p>0x2400</text:p>
          </table:table-cell>
          <table:table-cell office:value-type="string">
            <text:p>0x007f</text:p>
          </table:table-cell>
          <table:table-cell office:value-type="string">
            <text:p>0x2800</text:p>
          </table:table-cell>
          <table:table-cell office:value-type="string">
            <text:p>0x027f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ac8 */</text:p>
          </table:table-cell>
        </table:table-row>
        <table:table-row table:style-name="ro4">
          <table:table-cell/>
          <table:table-cell office:value-type="string">
            <text:p>0x017f</text:p>
          </table:table-cell>
          <table:table-cell office:value-type="string">
            <text:p>0x2800</text:p>
          </table:table-cell>
          <table:table-cell office:value-type="string">
            <text:p>0x037f</text:p>
          </table:table-cell>
          <table:table-cell office:value-type="string">
            <text:p>0x2800</text:p>
          </table:table-cell>
          <table:table-cell office:value-type="string">
            <text:p>0x00ff</text:p>
          </table:table-cell>
          <table:table-cell office:value-type="string">
            <text:p>0x2c00</text:p>
          </table:table-cell>
          <table:table-cell office:value-type="string">
            <text:p>0x04ff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ad0 */</text:p>
          </table:table-cell>
        </table:table-row>
        <table:table-row table:style-name="ro4">
          <table:table-cell/>
          <table:table-cell office:value-type="string">
            <text:p>0x02ff</text:p>
          </table:table-cell>
          <table:table-cell office:value-type="string">
            <text:p>0x2c00</text:p>
          </table:table-cell>
          <table:table-cell office:value-type="string">
            <text:p>0x06ff</text:p>
          </table:table-cell>
          <table:table-cell office:value-type="string">
            <text:p>0x2c00</text:p>
          </table:table-cell>
          <table:table-cell office:value-type="string">
            <text:p>0x01ff</text:p>
          </table:table-cell>
          <table:table-cell office:value-type="string">
            <text:p>0x3000</text:p>
          </table:table-cell>
          <table:table-cell office:value-type="string">
            <text:p>0x09ff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<text:s/>ad8 */</text:p>
          </table:table-cell>
        </table:table-row>
        <table:table-row table:style-name="ro4">
          <table:table-cell/>
          <table:table-cell office:value-type="string">
            <text:p>0x05ff</text:p>
          </table:table-cell>
          <table:table-cell office:value-type="string">
            <text:p>0x3000</text:p>
          </table:table-cell>
          <table:table-cell office:value-type="string">
            <text:p>0x0dff</text:p>
          </table:table-cell>
          <table:table-cell office:value-type="string">
            <text:p>0x3000</text:p>
          </table:table-cell>
          <table:table-cell office:value-type="string">
            <text:p>0x03ff</text:p>
          </table:table-cell>
          <table:table-cell office:value-type="string">
            <text:p>0x3400</text:p>
          </table:table-cell>
          <table:table-cell office:value-type="string">
            <text:p>0x13ff</text:p>
          </table:table-cell>
          <table:table-cell office:value-type="string">
            <text:p>0x3400</text:p>
          </table:table-cell>
          <table:table-cell/>
          <table:table-cell office:value-type="string">
            <text:p><text:s/>/* <text:s/>ae0 */</text:p>
          </table:table-cell>
        </table:table-row>
        <table:table-row table:style-name="ro4">
          <table:table-cell/>
          <table:table-cell office:value-type="string">
            <text:p>0x0bff</text:p>
          </table:table-cell>
          <table:table-cell office:value-type="string">
            <text:p>0x3400</text:p>
          </table:table-cell>
          <table:table-cell office:value-type="string">
            <text:p>0x1bff</text:p>
          </table:table-cell>
          <table:table-cell office:value-type="string">
            <text:p>0x3400</text:p>
          </table:table-cell>
          <table:table-cell office:value-type="string">
            <text:p>0x07ff</text:p>
          </table:table-cell>
          <table:table-cell office:value-type="string">
            <text:p>0x3800</text:p>
          </table:table-cell>
          <table:table-cell office:value-type="string">
            <text:p>0x27ff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<text:s/>ae8 */</text:p>
          </table:table-cell>
        </table:table-row>
        <table:table-row table:style-name="ro4">
          <table:table-cell/>
          <table:table-cell office:value-type="string">
            <text:p>0x17ff</text:p>
          </table:table-cell>
          <table:table-cell office:value-type="string">
            <text:p>0x3800</text:p>
          </table:table-cell>
          <table:table-cell office:value-type="string">
            <text:p>0x37ff</text:p>
          </table:table-cell>
          <table:table-cell office:value-type="string">
            <text:p>0x3800</text:p>
          </table:table-cell>
          <table:table-cell office:value-type="string">
            <text:p>0x0fff</text:p>
          </table:table-cell>
          <table:table-cell office:value-type="string">
            <text:p>0x3c00</text:p>
          </table:table-cell>
          <table:table-cell office:value-type="string">
            <text:p>0x4fff</text:p>
          </table:table-cell>
          <table:table-cell office:value-type="string">
            <text:p>0x3c00</text:p>
          </table:table-cell>
          <table:table-cell/>
          <table:table-cell office:value-type="string">
            <text:p><text:s/>/* <text:s/>af0 */</text:p>
          </table:table-cell>
        </table:table-row>
        <table:table-row table:style-name="ro4">
          <table:table-cell/>
          <table:table-cell office:value-type="string">
            <text:p>0x2fff</text:p>
          </table:table-cell>
          <table:table-cell office:value-type="string">
            <text:p>0x3c00</text:p>
          </table:table-cell>
          <table:table-cell office:value-type="string">
            <text:p>0x6fff</text:p>
          </table:table-cell>
          <table:table-cell office:value-type="string">
            <text:p>0x3c00</text:p>
          </table:table-cell>
          <table:table-cell office:value-type="string">
            <text:p>0x1fff</text:p>
          </table:table-cell>
          <table:table-cell office:value-type="string">
            <text:p>0x4000</text:p>
          </table:table-cell>
          <table:table-cell office:value-type="string">
            <text:p>0x9fff</text:p>
          </table:table-cell>
          <table:table-cell office:value-type="string">
            <text:p>0x4000</text:p>
          </table:table-cell>
          <table:table-cell/>
          <table:table-cell office:value-type="string">
            <text:p><text:s/>/* <text:s/>af8 */</text:p>
          </table:table-cell>
        </table:table-row>
        <table:table-row table:style-name="ro4">
          <table:table-cell/>
          <table:table-cell office:value-type="string">
            <text:p>0x5fff</text:p>
          </table:table-cell>
          <table:table-cell office:value-type="string">
            <text:p>0x4000</text:p>
          </table:table-cell>
          <table:table-cell office:value-type="string">
            <text:p>0xdfff</text:p>
          </table:table-cell>
          <table:table-cell office:value-type="string">
            <text:p>0x4000</text:p>
          </table:table-cell>
          <table:table-cell office:value-type="string">
            <text:p>0x3fff</text:p>
          </table:table-cell>
          <table:table-cell office:value-type="string">
            <text:p>0x4400</text:p>
          </table:table-cell>
          <table:table-cell office:value-type="string">
            <text:p>0x3fff</text:p>
          </table:table-cell>
          <table:table-cell office:value-type="string">
            <text:p>0x4401</text:p>
          </table:table-cell>
          <table:table-cell/>
          <table:table-cell office:value-type="string">
            <text:p><text:s/>/* <text:s/>b00 */</text:p>
          </table:table-cell>
        </table:table-row>
        <table:table-row table:style-name="ro4">
          <table:table-cell/>
          <table:table-cell office:value-type="string">
            <text:p>0xbfff</text:p>
          </table:table-cell>
          <table:table-cell office:value-type="string">
            <text:p>0x4400</text:p>
          </table:table-cell>
          <table:table-cell office:value-type="string">
            <text:p>0xbfff</text:p>
          </table:table-cell>
          <table:table-cell office:value-type="string">
            <text:p>0x4401</text:p>
          </table:table-cell>
          <table:table-cell office:value-type="string">
            <text:p>0x7fff</text:p>
          </table:table-cell>
          <table:table-cell office:value-type="string">
            <text:p>0x4400</text:p>
          </table:table-cell>
          <table:table-cell office:value-type="string">
            <text:p>0x7fff</text:p>
          </table:table-cell>
          <table:table-cell office:value-type="string">
            <text:p>0x4401</text:p>
          </table:table-cell>
          <table:table-cell/>
          <table:table-cell office:value-type="string">
            <text:p><text:s/>/* <text:s/>b08 */</text:p>
          </table:table-cell>
        </table:table-row>
        <table:table-row table:style-name="ro4">
          <table:table-cell/>
          <table:table-cell office:value-type="string">
            <text:p>0xffff</text:p>
          </table:table-cell>
          <table:table-cell office:value-type="string">
            <text:p>0x4400</text:p>
          </table:table-cell>
          <table:table-cell office:value-type="string">
            <text:p>0xffff</text:p>
          </table:table-cell>
          <table:table-cell office:value-type="string">
            <text:p>0x4401</text:p>
          </table:table-cell>
          <table:table-cell office:value-type="string">
            <text:p>0x0000</text:p>
          </table:table-cell>
          <table:table-cell office:value-type="string">
            <text:p>0x0c00</text:p>
          </table:table-cell>
          <table:table-cell office:value-type="string">
            <text:p>0x0004</text:p>
          </table:table-cell>
          <table:table-cell office:value-type="string">
            <text:p>0x0c00</text:p>
          </table:table-cell>
          <table:table-cell/>
          <table:table-cell office:value-type="string">
            <text:p><text:s/>/* <text:s/>b10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office:value-type="string">
            <text:p>0x0c00</text:p>
          </table:table-cell>
          <table:table-cell table:style-name="Default" office:value-type="string">
            <text:p>0x0006</text:p>
          </table:table-cell>
          <table:table-cell office:value-type="string">
            <text:p>0x0c00</text:p>
          </table:table-cell>
          <table:table-cell table:style-name="Default" office:value-type="string">
            <text:p>0x0001</text:p>
          </table:table-cell>
          <table:table-cell office:value-type="string">
            <text:p>0x1000</text:p>
          </table:table-cell>
          <table:table-cell office:value-type="string">
            <text:p>0x0009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<text:s/>b18 */</text:p>
          </table:table-cell>
        </table:table-row>
        <table:table-row table:style-name="ro4">
          <table:table-cell/>
          <table:table-cell office:value-type="string">
            <text:p>0x0005</text:p>
          </table:table-cell>
          <table:table-cell office:value-type="string">
            <text:p>0x1000</text:p>
          </table:table-cell>
          <table:table-cell office:value-type="string">
            <text:p>0x000d</text:p>
          </table:table-cell>
          <table:table-cell office:value-type="string">
            <text:p>0x1000</text:p>
          </table:table-cell>
          <table:table-cell office:value-type="string">
            <text:p>0x0003</text:p>
          </table:table-cell>
          <table:table-cell office:value-type="string">
            <text:p>0x1400</text:p>
          </table:table-cell>
          <table:table-cell office:value-type="string">
            <text:p>0x0013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b20 */</text:p>
          </table:table-cell>
        </table:table-row>
        <table:table-row table:style-name="ro4">
          <table:table-cell/>
          <table:table-cell office:value-type="string">
            <text:p>0x000b</text:p>
          </table:table-cell>
          <table:table-cell office:value-type="string">
            <text:p>0x1400</text:p>
          </table:table-cell>
          <table:table-cell office:value-type="string">
            <text:p>0x001b</text:p>
          </table:table-cell>
          <table:table-cell office:value-type="string">
            <text:p>0x1400</text:p>
          </table:table-cell>
          <table:table-cell table:style-name="Default" office:value-type="string">
            <text:p>0x0007</text:p>
          </table:table-cell>
          <table:table-cell office:value-type="string">
            <text:p>0x1800</text:p>
          </table:table-cell>
          <table:table-cell office:value-type="string">
            <text:p>0x0027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b28 */</text:p>
          </table:table-cell>
        </table:table-row>
        <table:table-row table:style-name="ro4">
          <table:table-cell/>
          <table:table-cell office:value-type="string">
            <text:p>0x0017</text:p>
          </table:table-cell>
          <table:table-cell office:value-type="string">
            <text:p>0x1800</text:p>
          </table:table-cell>
          <table:table-cell office:value-type="string">
            <text:p>0x0037</text:p>
          </table:table-cell>
          <table:table-cell office:value-type="string">
            <text:p>0x1800</text:p>
          </table:table-cell>
          <table:table-cell office:value-type="string">
            <text:p>0x000f</text:p>
          </table:table-cell>
          <table:table-cell office:value-type="string">
            <text:p>0x1c00</text:p>
          </table:table-cell>
          <table:table-cell office:value-type="string">
            <text:p>0x004f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b30 */</text:p>
          </table:table-cell>
        </table:table-row>
        <table:table-row table:style-name="ro4">
          <table:table-cell/>
          <table:table-cell office:value-type="string">
            <text:p>0x002f</text:p>
          </table:table-cell>
          <table:table-cell office:value-type="string">
            <text:p>0x1c00</text:p>
          </table:table-cell>
          <table:table-cell office:value-type="string">
            <text:p>0x006f</text:p>
          </table:table-cell>
          <table:table-cell office:value-type="string">
            <text:p>0x1c00</text:p>
          </table:table-cell>
          <table:table-cell office:value-type="string">
            <text:p>0x001f</text:p>
          </table:table-cell>
          <table:table-cell office:value-type="string">
            <text:p>0x2000</text:p>
          </table:table-cell>
          <table:table-cell office:value-type="string">
            <text:p>0x009f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38 */</text:p>
          </table:table-cell>
        </table:table-row>
        <table:table-row table:style-name="ro4">
          <table:table-cell/>
          <table:table-cell office:value-type="string">
            <text:p>0x005f</text:p>
          </table:table-cell>
          <table:table-cell office:value-type="string">
            <text:p>0x2000</text:p>
          </table:table-cell>
          <table:table-cell office:value-type="string">
            <text:p>0x00df</text:p>
          </table:table-cell>
          <table:table-cell office:value-type="string">
            <text:p>0x2000</text:p>
          </table:table-cell>
          <table:table-cell office:value-type="string">
            <text:p>0x003f</text:p>
          </table:table-cell>
          <table:table-cell office:value-type="string">
            <text:p>0x2400</text:p>
          </table:table-cell>
          <table:table-cell office:value-type="string">
            <text:p>0x013f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b40 */</text:p>
          </table:table-cell>
        </table:table-row>
        <table:table-row table:style-name="ro4">
          <table:table-cell/>
          <table:table-cell office:value-type="string">
            <text:p>0x00bf</text:p>
          </table:table-cell>
          <table:table-cell office:value-type="string">
            <text:p>0x2400</text:p>
          </table:table-cell>
          <table:table-cell office:value-type="string">
            <text:p>0x01bf</text:p>
          </table:table-cell>
          <table:table-cell office:value-type="string">
            <text:p>0x2400</text:p>
          </table:table-cell>
          <table:table-cell office:value-type="string">
            <text:p>0x007f</text:p>
          </table:table-cell>
          <table:table-cell office:value-type="string">
            <text:p>0x2800</text:p>
          </table:table-cell>
          <table:table-cell office:value-type="string">
            <text:p>0x027f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b48 */</text:p>
          </table:table-cell>
        </table:table-row>
        <table:table-row table:style-name="ro4">
          <table:table-cell/>
          <table:table-cell office:value-type="string">
            <text:p>0x017f</text:p>
          </table:table-cell>
          <table:table-cell office:value-type="string">
            <text:p>0x2800</text:p>
          </table:table-cell>
          <table:table-cell office:value-type="string">
            <text:p>0x037f</text:p>
          </table:table-cell>
          <table:table-cell office:value-type="string">
            <text:p>0x2800</text:p>
          </table:table-cell>
          <table:table-cell office:value-type="string">
            <text:p>0x00ff</text:p>
          </table:table-cell>
          <table:table-cell office:value-type="string">
            <text:p>0x2c00</text:p>
          </table:table-cell>
          <table:table-cell office:value-type="string">
            <text:p>0x04ff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b50 */</text:p>
          </table:table-cell>
        </table:table-row>
        <table:table-row table:style-name="ro4">
          <table:table-cell/>
          <table:table-cell office:value-type="string">
            <text:p>0x02ff</text:p>
          </table:table-cell>
          <table:table-cell office:value-type="string">
            <text:p>0x2c00</text:p>
          </table:table-cell>
          <table:table-cell office:value-type="string">
            <text:p>0x06ff</text:p>
          </table:table-cell>
          <table:table-cell office:value-type="string">
            <text:p>0x2c00</text:p>
          </table:table-cell>
          <table:table-cell office:value-type="string">
            <text:p>0x01ff</text:p>
          </table:table-cell>
          <table:table-cell office:value-type="string">
            <text:p>0x3000</text:p>
          </table:table-cell>
          <table:table-cell office:value-type="string">
            <text:p>0x09ff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<text:s/>b58 */</text:p>
          </table:table-cell>
        </table:table-row>
        <table:table-row table:style-name="ro4">
          <table:table-cell/>
          <table:table-cell office:value-type="string">
            <text:p>0x05ff</text:p>
          </table:table-cell>
          <table:table-cell office:value-type="string">
            <text:p>0x3000</text:p>
          </table:table-cell>
          <table:table-cell office:value-type="string">
            <text:p>0x0dff</text:p>
          </table:table-cell>
          <table:table-cell office:value-type="string">
            <text:p>0x3000</text:p>
          </table:table-cell>
          <table:table-cell office:value-type="string">
            <text:p>0x03ff</text:p>
          </table:table-cell>
          <table:table-cell office:value-type="string">
            <text:p>0x3400</text:p>
          </table:table-cell>
          <table:table-cell office:value-type="string">
            <text:p>0x13ff</text:p>
          </table:table-cell>
          <table:table-cell office:value-type="string">
            <text:p>0x3400</text:p>
          </table:table-cell>
          <table:table-cell/>
          <table:table-cell office:value-type="string">
            <text:p><text:s/>/* <text:s/>b60 */</text:p>
          </table:table-cell>
        </table:table-row>
        <table:table-row table:style-name="ro4">
          <table:table-cell/>
          <table:table-cell office:value-type="string">
            <text:p>0x0bff</text:p>
          </table:table-cell>
          <table:table-cell office:value-type="string">
            <text:p>0x3400</text:p>
          </table:table-cell>
          <table:table-cell office:value-type="string">
            <text:p>0x1bff</text:p>
          </table:table-cell>
          <table:table-cell office:value-type="string">
            <text:p>0x3400</text:p>
          </table:table-cell>
          <table:table-cell office:value-type="string">
            <text:p>0x07ff</text:p>
          </table:table-cell>
          <table:table-cell office:value-type="string">
            <text:p>0x3800</text:p>
          </table:table-cell>
          <table:table-cell office:value-type="string">
            <text:p>0x27ff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<text:s/>b68 */</text:p>
          </table:table-cell>
        </table:table-row>
        <table:table-row table:style-name="ro4">
          <table:table-cell/>
          <table:table-cell office:value-type="string">
            <text:p>0x17ff</text:p>
          </table:table-cell>
          <table:table-cell office:value-type="string">
            <text:p>0x3800</text:p>
          </table:table-cell>
          <table:table-cell office:value-type="string">
            <text:p>0x37ff</text:p>
          </table:table-cell>
          <table:table-cell office:value-type="string">
            <text:p>0x3800</text:p>
          </table:table-cell>
          <table:table-cell office:value-type="string">
            <text:p>0x0fff</text:p>
          </table:table-cell>
          <table:table-cell office:value-type="string">
            <text:p>0x3c00</text:p>
          </table:table-cell>
          <table:table-cell office:value-type="string">
            <text:p>0x4fff</text:p>
          </table:table-cell>
          <table:table-cell office:value-type="string">
            <text:p>0x3c00</text:p>
          </table:table-cell>
          <table:table-cell/>
          <table:table-cell office:value-type="string">
            <text:p><text:s/>/* <text:s/>b70 */</text:p>
          </table:table-cell>
        </table:table-row>
        <table:table-row table:style-name="ro4">
          <table:table-cell/>
          <table:table-cell office:value-type="string">
            <text:p>0x2fff</text:p>
          </table:table-cell>
          <table:table-cell office:value-type="string">
            <text:p>0x3c00</text:p>
          </table:table-cell>
          <table:table-cell office:value-type="string">
            <text:p>0x6fff</text:p>
          </table:table-cell>
          <table:table-cell office:value-type="string">
            <text:p>0x3c00</text:p>
          </table:table-cell>
          <table:table-cell office:value-type="string">
            <text:p>0x1fff</text:p>
          </table:table-cell>
          <table:table-cell office:value-type="string">
            <text:p>0x4000</text:p>
          </table:table-cell>
          <table:table-cell office:value-type="string">
            <text:p>0x9fff</text:p>
          </table:table-cell>
          <table:table-cell office:value-type="string">
            <text:p>0x4000</text:p>
          </table:table-cell>
          <table:table-cell/>
          <table:table-cell office:value-type="string">
            <text:p><text:s/>/* <text:s/>b78 */</text:p>
          </table:table-cell>
        </table:table-row>
        <table:table-row table:style-name="ro4">
          <table:table-cell/>
          <table:table-cell office:value-type="string">
            <text:p>0x5fff</text:p>
          </table:table-cell>
          <table:table-cell office:value-type="string">
            <text:p>0x4000</text:p>
          </table:table-cell>
          <table:table-cell office:value-type="string">
            <text:p>0xdfff</text:p>
          </table:table-cell>
          <table:table-cell office:value-type="string">
            <text:p>0x4000</text:p>
          </table:table-cell>
          <table:table-cell office:value-type="string">
            <text:p>0x3fff</text:p>
          </table:table-cell>
          <table:table-cell office:value-type="string">
            <text:p>0x4400</text:p>
          </table:table-cell>
          <table:table-cell office:value-type="string">
            <text:p>0x3fff</text:p>
          </table:table-cell>
          <table:table-cell office:value-type="string">
            <text:p>0x4401</text:p>
          </table:table-cell>
          <table:table-cell/>
          <table:table-cell office:value-type="string">
            <text:p><text:s/>/* <text:s/>b80 */</text:p>
          </table:table-cell>
        </table:table-row>
        <table:table-row table:style-name="ro4">
          <table:table-cell/>
          <table:table-cell office:value-type="string">
            <text:p>0xbfff</text:p>
          </table:table-cell>
          <table:table-cell office:value-type="string">
            <text:p>0x4400</text:p>
          </table:table-cell>
          <table:table-cell office:value-type="string">
            <text:p>0xbfff</text:p>
          </table:table-cell>
          <table:table-cell office:value-type="string">
            <text:p>0x4401</text:p>
          </table:table-cell>
          <table:table-cell office:value-type="string">
            <text:p>0x7fff</text:p>
          </table:table-cell>
          <table:table-cell office:value-type="string">
            <text:p>0x4400</text:p>
          </table:table-cell>
          <table:table-cell office:value-type="string">
            <text:p>0x7fff</text:p>
          </table:table-cell>
          <table:table-cell office:value-type="string">
            <text:p>0x4401</text:p>
          </table:table-cell>
          <table:table-cell/>
          <table:table-cell office:value-type="string">
            <text:p><text:s/>/* <text:s/>b88 */</text:p>
          </table:table-cell>
        </table:table-row>
        <table:table-row table:style-name="ro4">
          <table:table-cell/>
          <table:table-cell office:value-type="string">
            <text:p>0xffff</text:p>
          </table:table-cell>
          <table:table-cell office:value-type="string">
            <text:p>0x4400</text:p>
          </table:table-cell>
          <table:table-cell office:value-type="string">
            <text:p>0xffff</text:p>
          </table:table-cell>
          <table:table-cell office:value-type="string">
            <text:p>0x4401</text:p>
          </table:table-cell>
          <table:table-cell office:value-type="string">
            <text:p>0x0000</text:p>
          </table:table-cell>
          <table:table-cell office:value-type="string">
            <text:p>0x2000</text:p>
          </table:table-cell>
          <table:table-cell office:value-type="string">
            <text:p>0x0080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90 */</text:p>
          </table:table-cell>
        </table:table-row>
        <table:table-row table:style-name="ro4">
          <table:table-cell/>
          <table:table-cell office:value-type="string">
            <text:p>0x0040</text:p>
          </table:table-cell>
          <table:table-cell office:value-type="string">
            <text:p>0x2000</text:p>
          </table:table-cell>
          <table:table-cell office:value-type="string">
            <text:p>0x00c0</text:p>
          </table:table-cell>
          <table:table-cell office:value-type="string">
            <text:p>0x2000</text:p>
          </table:table-cell>
          <table:table-cell office:value-type="string">
            <text:p>0x0020</text:p>
          </table:table-cell>
          <table:table-cell office:value-type="string">
            <text:p>0x1800</text:p>
          </table:table-cell>
          <table:table-cell office:value-type="string">
            <text:p>0x0010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98 */</text:p>
          </table:table-cell>
        </table:table-row>
        <table:table-row table:style-name="ro4">
          <table:table-cell/>
          <table:table-cell office:value-type="string">
            <text:p>0x0090</text:p>
          </table:table-cell>
          <table:table-cell office:value-type="string">
            <text:p>0x2000</text:p>
          </table:table-cell>
          <table:table-cell office:value-type="string">
            <text:p>0x0050</text:p>
          </table:table-cell>
          <table:table-cell office:value-type="string">
            <text:p>0x2000</text:p>
          </table:table-cell>
          <table:table-cell office:value-type="string">
            <text:p>0x00d0</text:p>
          </table:table-cell>
          <table:table-cell office:value-type="string">
            <text:p>0x2000</text:p>
          </table:table-cell>
          <table:table-cell office:value-type="string">
            <text:p>0x0030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a0 */</text:p>
          </table:table-cell>
        </table:table-row>
        <table:table-row table:style-name="ro4">
          <table:table-cell/>
          <table:table-cell office:value-type="string">
            <text:p>0x0008</text:p>
          </table:table-cell>
          <table:table-cell office:value-type="string">
            <text:p>0x1800</text:p>
          </table:table-cell>
          <table:table-cell office:value-type="string">
            <text:p>0x00b0</text:p>
          </table:table-cell>
          <table:table-cell office:value-type="string">
            <text:p>0x2000</text:p>
          </table:table-cell>
          <table:table-cell office:value-type="string">
            <text:p>0x0028</text:p>
          </table:table-cell>
          <table:table-cell office:value-type="string">
            <text:p>0x1800</text:p>
          </table:table-cell>
          <table:table-cell office:value-type="string">
            <text:p>0x0004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<text:s/>ba8 */</text:p>
          </table:table-cell>
        </table:table-row>
        <table:table-row table:style-name="ro4">
          <table:table-cell/>
          <table:table-cell office:value-type="string">
            <text:p>0x0018</text:p>
          </table:table-cell>
          <table:table-cell office:value-type="string">
            <text:p>0x1800</text:p>
          </table:table-cell>
          <table:table-cell office:value-type="string">
            <text:p>0x0070</text:p>
          </table:table-cell>
          <table:table-cell office:value-type="string">
            <text:p>0x2000</text:p>
          </table:table-cell>
          <table:table-cell office:value-type="string">
            <text:p>0x0038</text:p>
          </table:table-cell>
          <table:table-cell office:value-type="string">
            <text:p>0x1800</text:p>
          </table:table-cell>
          <table:table-cell office:value-type="string">
            <text:p>0x00f0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b0 */</text:p>
          </table:table-cell>
        </table:table-row>
        <table:table-row table:style-name="ro4">
          <table:table-cell/>
          <table:table-cell office:value-type="string">
            <text:p>0x000c</text:p>
          </table:table-cell>
          <table:table-cell office:value-type="string">
            <text:p>0x2000</text:p>
          </table:table-cell>
          <table:table-cell office:value-type="string">
            <text:p>0x008c</text:p>
          </table:table-cell>
          <table:table-cell office:value-type="string">
            <text:p>0x2000</text:p>
          </table:table-cell>
          <table:table-cell office:value-type="string">
            <text:p>0x004c</text:p>
          </table:table-cell>
          <table:table-cell office:value-type="string">
            <text:p>0x2000</text:p>
          </table:table-cell>
          <table:table-cell office:value-type="string">
            <text:p>0x00cc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b8 */</text:p>
          </table:table-cell>
        </table:table-row>
        <table:table-row table:style-name="ro4">
          <table:table-cell/>
          <table:table-cell office:value-type="string">
            <text:p>0x002c</text:p>
          </table:table-cell>
          <table:table-cell office:value-type="string">
            <text:p>0x1800</text:p>
          </table:table-cell>
          <table:table-cell office:value-type="string">
            <text:p>0x001c</text:p>
          </table:table-cell>
          <table:table-cell office:value-type="string">
            <text:p>0x2000</text:p>
          </table:table-cell>
          <table:table-cell office:value-type="string">
            <text:p>0x009c</text:p>
          </table:table-cell>
          <table:table-cell office:value-type="string">
            <text:p>0x2000</text:p>
          </table:table-cell>
          <table:table-cell office:value-type="string">
            <text:p>0x005c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c0 */</text:p>
          </table:table-cell>
        </table:table-row>
        <table:table-row table:style-name="ro4">
          <table:table-cell/>
          <table:table-cell office:value-type="string">
            <text:p>0x00dc</text:p>
          </table:table-cell>
          <table:table-cell office:value-type="string">
            <text:p>0x2000</text:p>
          </table:table-cell>
          <table:table-cell office:value-type="string">
            <text:p>0x003c</text:p>
          </table:table-cell>
          <table:table-cell office:value-type="string">
            <text:p>0x2000</text:p>
          </table:table-cell>
          <table:table-cell office:value-type="string">
            <text:p>0x0002</text:p>
          </table:table-cell>
          <table:table-cell office:value-type="string">
            <text:p>0x1800</text:p>
          </table:table-cell>
          <table:table-cell office:value-type="string">
            <text:p>0x00bc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c8 */</text:p>
          </table:table-cell>
        </table:table-row>
        <table:table-row table:style-name="ro4">
          <table:table-cell/>
          <table:table-cell office:value-type="string">
            <text:p>0x0022</text:p>
          </table:table-cell>
          <table:table-cell office:value-type="string">
            <text:p>0x1800</text:p>
          </table:table-cell>
          <table:table-cell office:value-type="string">
            <text:p>0x000a</text:p>
          </table:table-cell>
          <table:table-cell office:value-type="string">
            <text:p>0x1000</text:p>
          </table:table-cell>
          <table:table-cell office:value-type="string">
            <text:p>0x0012</text:p>
          </table:table-cell>
          <table:table-cell office:value-type="string">
            <text:p>0x1800</text:p>
          </table:table-cell>
          <table:table-cell office:value-type="string">
            <text:p>0x007c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d0 */</text:p>
          </table:table-cell>
        </table:table-row>
        <table:table-row table:style-name="ro4">
          <table:table-cell/>
          <table:table-cell office:value-type="string">
            <text:p>0x0032</text:p>
          </table:table-cell>
          <table:table-cell office:value-type="string">
            <text:p>0x1800</text:p>
          </table:table-cell>
          <table:table-cell office:value-type="string">
            <text:p>0x00fc</text:p>
          </table:table-cell>
          <table:table-cell office:value-type="string">
            <text:p>0x2000</text:p>
          </table:table-cell>
          <table:table-cell table:style-name="Default" office:value-type="string">
            <text:p>0x0006</text:p>
          </table:table-cell>
          <table:table-cell office:value-type="string">
            <text:p>0x1800</text:p>
          </table:table-cell>
          <table:table-cell office:value-type="string">
            <text:p>0x000e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<text:s/>bd8 */</text:p>
          </table:table-cell>
        </table:table-row>
        <table:table-row table:style-name="ro4">
          <table:table-cell/>
          <table:table-cell office:value-type="string">
            <text:p>0x0026</text:p>
          </table:table-cell>
          <table:table-cell office:value-type="string">
            <text:p>0x1800</text:p>
          </table:table-cell>
          <table:table-cell table:style-name="Default" office:value-type="string">
            <text:p>0x0001</text:p>
          </table:table-cell>
          <table:table-cell office:value-type="string">
            <text:p>0x1000</text:p>
          </table:table-cell>
          <table:table-cell office:value-type="string">
            <text:p>0x0003</text:p>
          </table:table-cell>
          <table:table-cell office:value-type="string">
            <text:p>0x0800</text:p>
          </table:table-cell>
          <table:table-cell office:value-type="string">
            <text:p>0x0016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be0 */</text:p>
          </table:table-cell>
        </table:table-row>
        <table:table-row table:style-name="ro4">
          <table:table-cell/>
          <table:table-cell office:value-type="string">
            <text:p>0x0036</text:p>
          </table:table-cell>
          <table:table-cell office:value-type="string">
            <text:p>0x1c00</text:p>
          </table:table-cell>
          <table:table-cell office:value-type="string">
            <text:p>0x0009</text:p>
          </table:table-cell>
          <table:table-cell office:value-type="string">
            <text:p>0x1800</text:p>
          </table:table-cell>
          <table:table-cell office:value-type="string">
            <text:p>0x0076</text:p>
          </table:table-cell>
          <table:table-cell office:value-type="string">
            <text:p>0x1c00</text:p>
          </table:table-cell>
          <table:table-cell office:value-type="string">
            <text:p>0x0029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e8 */</text:p>
          </table:table-cell>
        </table:table-row>
        <table:table-row table:style-name="ro4">
          <table:table-cell/>
          <table:table-cell office:value-type="string">
            <text:p>0x0069</text:p>
          </table:table-cell>
          <table:table-cell office:value-type="string">
            <text:p>0x1c00</text:p>
          </table:table-cell>
          <table:table-cell office:value-type="string">
            <text:p>0x00a9</text:p>
          </table:table-cell>
          <table:table-cell office:value-type="string">
            <text:p>0x2000</text:p>
          </table:table-cell>
          <table:table-cell office:value-type="string">
            <text:p>0x0019</text:p>
          </table:table-cell>
          <table:table-cell office:value-type="string">
            <text:p>0x1c00</text:p>
          </table:table-cell>
          <table:table-cell office:value-type="string">
            <text:p>0x0039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bf0 */</text:p>
          </table:table-cell>
        </table:table-row>
        <table:table-row table:style-name="ro4">
          <table:table-cell/>
          <table:table-cell office:value-type="string">
            <text:p>0x0059</text:p>
          </table:table-cell>
          <table:table-cell office:value-type="string">
            <text:p>0x2000</text:p>
          </table:table-cell>
          <table:table-cell office:value-type="string">
            <text:p>0x00d9</text:p>
          </table:table-cell>
          <table:table-cell office:value-type="string">
            <text:p>0x2000</text:p>
          </table:table-cell>
          <table:table-cell office:value-type="string">
            <text:p>0x0005</text:p>
          </table:table-cell>
          <table:table-cell office:value-type="string">
            <text:p>0x2000</text:p>
          </table:table-cell>
          <table:table-cell office:value-type="string">
            <text:p>0x0085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bf8 */</text:p>
          </table:table-cell>
        </table:table-row>
        <table:table-row table:style-name="ro4">
          <table:table-cell/>
          <table:table-cell office:value-type="string">
            <text:p>0x0045</text:p>
          </table:table-cell>
          <table:table-cell office:value-type="string">
            <text:p>0x2000</text:p>
          </table:table-cell>
          <table:table-cell office:value-type="string">
            <text:p>0x00c5</text:p>
          </table:table-cell>
          <table:table-cell office:value-type="string">
            <text:p>0x2000</text:p>
          </table:table-cell>
          <table:table-cell office:value-type="string">
            <text:p>0x0025</text:p>
          </table:table-cell>
          <table:table-cell office:value-type="string">
            <text:p>0x2000</text:p>
          </table:table-cell>
          <table:table-cell office:value-type="string">
            <text:p>0x00a5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c00 */</text:p>
          </table:table-cell>
        </table:table-row>
        <table:table-row table:style-name="ro4">
          <table:table-cell/>
          <table:table-cell office:value-type="string">
            <text:p>0x0065</text:p>
          </table:table-cell>
          <table:table-cell office:value-type="string">
            <text:p>0x2000</text:p>
          </table:table-cell>
          <table:table-cell office:value-type="string">
            <text:p>0x00e5</text:p>
          </table:table-cell>
          <table:table-cell office:value-type="string">
            <text:p>0x2000</text:p>
          </table:table-cell>
          <table:table-cell office:value-type="string">
            <text:p>0x0015</text:p>
          </table:table-cell>
          <table:table-cell office:value-type="string">
            <text:p>0x2000</text:p>
          </table:table-cell>
          <table:table-cell office:value-type="string">
            <text:p>0x0095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c08 */</text:p>
          </table:table-cell>
        </table:table-row>
        <table:table-row table:style-name="ro4">
          <table:table-cell/>
          <table:table-cell office:value-type="string">
            <text:p>0x0055</text:p>
          </table:table-cell>
          <table:table-cell office:value-type="string">
            <text:p>0x2000</text:p>
          </table:table-cell>
          <table:table-cell office:value-type="string">
            <text:p>0x00d5</text:p>
          </table:table-cell>
          <table:table-cell office:value-type="string">
            <text:p>0x2000</text:p>
          </table:table-cell>
          <table:table-cell office:value-type="string">
            <text:p>0x0035</text:p>
          </table:table-cell>
          <table:table-cell office:value-type="string">
            <text:p>0x2000</text:p>
          </table:table-cell>
          <table:table-cell office:value-type="string">
            <text:p>0x00b5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c10 */</text:p>
          </table:table-cell>
        </table:table-row>
        <table:table-row table:style-name="ro4">
          <table:table-cell/>
          <table:table-cell office:value-type="string">
            <text:p>0x0075</text:p>
          </table:table-cell>
          <table:table-cell office:value-type="string">
            <text:p>0x2000</text:p>
          </table:table-cell>
          <table:table-cell office:value-type="string">
            <text:p>0x000d</text:p>
          </table:table-cell>
          <table:table-cell office:value-type="string">
            <text:p>0x1800</text:p>
          </table:table-cell>
          <table:table-cell office:value-type="string">
            <text:p>0x00f5</text:p>
          </table:table-cell>
          <table:table-cell office:value-type="string">
            <text:p>0x2000</text:p>
          </table:table-cell>
          <table:table-cell office:value-type="string">
            <text:p>0x002d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c18 */</text:p>
          </table:table-cell>
        </table:table-row>
        <table:table-row table:style-name="ro4">
          <table:table-cell/>
          <table:table-cell office:value-type="string">
            <text:p>0x00ad</text:p>
          </table:table-cell>
          <table:table-cell office:value-type="string">
            <text:p>0x2000</text:p>
          </table:table-cell>
          <table:table-cell office:value-type="string">
            <text:p>0x006d</text:p>
          </table:table-cell>
          <table:table-cell office:value-type="string">
            <text:p>0x2000</text:p>
          </table:table-cell>
          <table:table-cell office:value-type="string">
            <text:p>0x00ed</text:p>
          </table:table-cell>
          <table:table-cell office:value-type="string">
            <text:p>0x2000</text:p>
          </table:table-cell>
          <table:table-cell office:value-type="string">
            <text:p>0x001d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c20 */</text:p>
          </table:table-cell>
        </table:table-row>
        <table:table-row table:style-name="ro4">
          <table:table-cell/>
          <table:table-cell office:value-type="string">
            <text:p>0x009d</text:p>
          </table:table-cell>
          <table:table-cell office:value-type="string">
            <text:p>0x2000</text:p>
          </table:table-cell>
          <table:table-cell office:value-type="string">
            <text:p>0x005d</text:p>
          </table:table-cell>
          <table:table-cell office:value-type="string">
            <text:p>0x2000</text:p>
          </table:table-cell>
          <table:table-cell office:value-type="string">
            <text:p>0x00dd</text:p>
          </table:table-cell>
          <table:table-cell office:value-type="string">
            <text:p>0x2000</text:p>
          </table:table-cell>
          <table:table-cell office:value-type="string">
            <text:p>0x003d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c28 */</text:p>
          </table:table-cell>
        </table:table-row>
        <table:table-row table:style-name="ro4">
          <table:table-cell/>
          <table:table-cell office:value-type="string">
            <text:p>0x00bd</text:p>
          </table:table-cell>
          <table:table-cell office:value-type="string">
            <text:p>0x2000</text:p>
          </table:table-cell>
          <table:table-cell office:value-type="string">
            <text:p>0x007d</text:p>
          </table:table-cell>
          <table:table-cell office:value-type="string">
            <text:p>0x2000</text:p>
          </table:table-cell>
          <table:table-cell office:value-type="string">
            <text:p>0x00fd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c30 */</text:p>
          </table:table-cell>
        </table:table-row>
        <table:table-row table:style-name="ro4">
          <table:table-cell/>
          <table:table-cell office:value-type="string">
            <text:p>0x0020</text:p>
          </table:table-cell>
          <table:table-cell office:value-type="string">
            <text:p>0x1800</text:p>
          </table:table-cell>
          <table:table-cell office:value-type="string">
            <text:p>0x0008</text:p>
          </table:table-cell>
          <table:table-cell office:value-type="string">
            <text:p>0x1000</text:p>
          </table:table-cell>
          <table:table-cell office:value-type="string">
            <text:p>0x0010</text:p>
          </table:table-cell>
          <table:table-cell office:value-type="string">
            <text:p>0x1800</text:p>
          </table:table-cell>
          <table:table-cell office:value-type="string">
            <text:p>0x0040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c38 */</text:p>
          </table:table-cell>
        </table:table-row>
        <table:table-row table:style-name="ro4">
          <table:table-cell/>
          <table:table-cell office:value-type="string">
            <text:p>0x0030</text:p>
          </table:table-cell>
          <table:table-cell office:value-type="string">
            <text:p>0x1800</text:p>
          </table:table-cell>
          <table:table-cell office:value-type="string">
            <text:p>0x0004</text:p>
          </table:table-cell>
          <table:table-cell office:value-type="string">
            <text:p>0x1000</text:p>
          </table:table-cell>
          <table:table-cell office:value-type="string">
            <text:p>0x0002</text:p>
          </table:table-cell>
          <table:table-cell office:value-type="string">
            <text:p>0x0c00</text:p>
          </table:table-cell>
          <table:table-cell office:value-type="string">
            <text:p>0x000c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<text:s/>c40 */</text:p>
          </table:table-cell>
        </table:table-row>
        <table:table-row table:style-name="ro4">
          <table:table-cell/>
          <table:table-cell table:style-name="Default" office:value-type="string">
            <text:p>0x0006</text:p>
          </table:table-cell>
          <table:table-cell office:value-type="string">
            <text:p>0x1c00</text:p>
          </table:table-cell>
          <table:table-cell office:value-type="string">
            <text:p>0x0016</text:p>
          </table:table-cell>
          <table:table-cell office:value-type="string">
            <text:p>0x1400</text:p>
          </table:table-cell>
          <table:table-cell table:style-name="Default" office:value-type="string">
            <text:p>0x0001</text:p>
          </table:table-cell>
          <table:table-cell office:value-type="string">
            <text:p>0x0c00</text:p>
          </table:table-cell>
          <table:table-cell office:value-type="string">
            <text:p>0x0005</text:p>
          </table:table-cell>
          <table:table-cell office:value-type="string">
            <text:p>0x0c00</text:p>
          </table:table-cell>
          <table:table-cell/>
          <table:table-cell office:value-type="string">
            <text:p><text:s/>/* <text:s/>c48 */</text:p>
          </table:table-cell>
        </table:table-row>
        <table:table-row table:style-name="ro4">
          <table:table-cell/>
          <table:table-cell office:value-type="string">
            <text:p>0x0003</text:p>
          </table:table-cell>
          <table:table-cell office:value-type="string">
            <text:p>0x0c00</text:p>
          </table:table-cell>
          <table:table-cell office:value-type="string">
            <text:p>0x000e</text:p>
          </table:table-cell>
          <table:table-cell office:value-type="string">
            <text:p>0x1400</text:p>
          </table:table-cell>
          <table:table-cell office:value-type="string">
            <text:p>0x0046</text:p>
          </table:table-cell>
          <table:table-cell office:value-type="string">
            <text:p>0x1c00</text:p>
          </table:table-cell>
          <table:table-cell office:value-type="string">
            <text:p>0x001e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c50 */</text:p>
          </table:table-cell>
        </table:table-row>
        <table:table-row table:style-name="ro4">
          <table:table-cell/>
          <table:table-cell table:style-name="Default" office:value-type="string">
            <text:p>0x0007</text:p>
          </table:table-cell>
          <table:table-cell office:value-type="string">
            <text:p>0x1000</text:p>
          </table:table-cell>
          <table:table-cell office:value-type="string">
            <text:p>0x000f</text:p>
          </table:table-cell>
          <table:table-cell office:value-type="string">
            <text:p>0x1400</text:p>
          </table:table-cell>
          <table:table-cell office:value-type="string">
            <text:p>0x0026</text:p>
          </table:table-cell>
          <table:table-cell office:value-type="string">
            <text:p>0x1c00</text:p>
          </table:table-cell>
          <table:table-cell office:value-type="string">
            <text:p>0x0066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c58 */</text:p>
          </table:table-cell>
        </table:table-row>
        <table:table-row table:style-name="ro4">
          <table:table-cell/>
          <table:table-cell office:value-type="string">
            <text:p>0x001f</text:p>
          </table:table-cell>
          <table:table-cell office:value-type="string">
            <text:p>0x1c00</text:p>
          </table:table-cell>
          <table:table-cell office:value-type="string">
            <text:p>0x003f</text:p>
          </table:table-cell>
          <table:table-cell office:value-type="string">
            <text:p>0x1800</text:p>
          </table:table-cell>
          <table:table-cell office:value-type="string">
            <text:p>0x005f</text:p>
          </table:table-cell>
          <table:table-cell office:value-type="string">
            <text:p>0x1c00</text:p>
          </table:table-cell>
          <table:table-cell office:value-type="string">
            <text:p>0x00e6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c6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1c00</text:p>
          </table:table-cell>
          <table:table-cell office:value-type="string">
            <text:p>0x0020</text:p>
          </table:table-cell>
          <table:table-cell office:value-type="string">
            <text:p>0x1800</text:p>
          </table:table-cell>
          <table:table-cell office:value-type="string">
            <text:p>0x0010</text:p>
          </table:table-cell>
          <table:table-cell office:value-type="string">
            <text:p>0x1800</text:p>
          </table:table-cell>
          <table:table-cell office:value-type="string">
            <text:p>0x0030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c68 */</text:p>
          </table:table-cell>
        </table:table-row>
        <table:table-row table:style-name="ro4">
          <table:table-cell/>
          <table:table-cell office:value-type="string">
            <text:p>0x0008</text:p>
          </table:table-cell>
          <table:table-cell office:value-type="string">
            <text:p>0x1800</text:p>
          </table:table-cell>
          <table:table-cell office:value-type="string">
            <text:p>0x0028</text:p>
          </table:table-cell>
          <table:table-cell office:value-type="string">
            <text:p>0x1800</text:p>
          </table:table-cell>
          <table:table-cell office:value-type="string">
            <text:p>0x0040</text:p>
          </table:table-cell>
          <table:table-cell office:value-type="string">
            <text:p>0x1c00</text:p>
          </table:table-cell>
          <table:table-cell office:value-type="string">
            <text:p>0x0018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c70 */</text:p>
          </table:table-cell>
        </table:table-row>
        <table:table-row table:style-name="ro4">
          <table:table-cell/>
          <table:table-cell office:value-type="string">
            <text:p>0x0038</text:p>
          </table:table-cell>
          <table:table-cell office:value-type="string">
            <text:p>0x1800</text:p>
          </table:table-cell>
          <table:table-cell office:value-type="string">
            <text:p>0x0004</text:p>
          </table:table-cell>
          <table:table-cell office:value-type="string">
            <text:p>0x1800</text:p>
          </table:table-cell>
          <table:table-cell office:value-type="string">
            <text:p>0x0014</text:p>
          </table:table-cell>
          <table:table-cell office:value-type="string">
            <text:p>0x1400</text:p>
          </table:table-cell>
          <table:table-cell office:value-type="string">
            <text:p>0x0024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c78 */</text:p>
          </table:table-cell>
        </table:table-row>
        <table:table-row table:style-name="ro4">
          <table:table-cell/>
          <table:table-cell office:value-type="string">
            <text:p>0x000c</text:p>
          </table:table-cell>
          <table:table-cell office:value-type="string">
            <text:p>0x1800</text:p>
          </table:table-cell>
          <table:table-cell office:value-type="string">
            <text:p>0x0058</text:p>
          </table:table-cell>
          <table:table-cell office:value-type="string">
            <text:p>0x1c00</text:p>
          </table:table-cell>
          <table:table-cell office:value-type="string">
            <text:p>0x002c</text:p>
          </table:table-cell>
          <table:table-cell office:value-type="string">
            <text:p>0x1800</text:p>
          </table:table-cell>
          <table:table-cell office:value-type="string">
            <text:p>0x001c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c80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office:value-type="string">
            <text:p>0x1400</text:p>
          </table:table-cell>
          <table:table-cell office:value-type="string">
            <text:p>0x000a</text:p>
          </table:table-cell>
          <table:table-cell office:value-type="string">
            <text:p>0x1000</text:p>
          </table:table-cell>
          <table:table-cell office:value-type="string">
            <text:p>0x0012</text:p>
          </table:table-cell>
          <table:table-cell office:value-type="string">
            <text:p>0x1400</text:p>
          </table:table-cell>
          <table:table-cell office:value-type="string">
            <text:p>0x003c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c88 */</text:p>
          </table:table-cell>
        </table:table-row>
        <table:table-row table:style-name="ro4">
          <table:table-cell/>
          <table:table-cell table:style-name="Default" office:value-type="string">
            <text:p>0x0006</text:p>
          </table:table-cell>
          <table:table-cell office:value-type="string">
            <text:p>0x1800</text:p>
          </table:table-cell>
          <table:table-cell office:value-type="string">
            <text:p>0x0026</text:p>
          </table:table-cell>
          <table:table-cell office:value-type="string">
            <text:p>0x1800</text:p>
          </table:table-cell>
          <table:table-cell office:value-type="string">
            <text:p>0x0016</text:p>
          </table:table-cell>
          <table:table-cell office:value-type="string">
            <text:p>0x1400</text:p>
          </table:table-cell>
          <table:table-cell office:value-type="string">
            <text:p>0x000e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<text:s/>c90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1000</text:p>
          </table:table-cell>
          <table:table-cell office:value-type="string">
            <text:p>0x0009</text:p>
          </table:table-cell>
          <table:table-cell office:value-type="string">
            <text:p>0x1000</text:p>
          </table:table-cell>
          <table:table-cell office:value-type="string">
            <text:p>0x0005</text:p>
          </table:table-cell>
          <table:table-cell office:value-type="string">
            <text:p>0x1400</text:p>
          </table:table-cell>
          <table:table-cell office:value-type="string">
            <text:p>0x0015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c98 */</text:p>
          </table:table-cell>
        </table:table-row>
        <table:table-row table:style-name="ro4">
          <table:table-cell/>
          <table:table-cell office:value-type="string">
            <text:p>0x0035</text:p>
          </table:table-cell>
          <table:table-cell office:value-type="string">
            <text:p>0x1800</text:p>
          </table:table-cell>
          <table:table-cell office:value-type="string">
            <text:p>0x000d</text:p>
          </table:table-cell>
          <table:table-cell office:value-type="string">
            <text:p>0x1800</text:p>
          </table:table-cell>
          <table:table-cell office:value-type="string">
            <text:p>0x001d</text:p>
          </table:table-cell>
          <table:table-cell office:value-type="string">
            <text:p>0x1400</text:p>
          </table:table-cell>
          <table:table-cell office:value-type="string">
            <text:p>0x0003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ca0 */</text:p>
          </table:table-cell>
        </table:table-row>
        <table:table-row table:style-name="ro4">
          <table:table-cell/>
          <table:table-cell office:value-type="string">
            <text:p>0x0013</text:p>
          </table:table-cell>
          <table:table-cell office:value-type="string">
            <text:p>0x1400</text:p>
          </table:table-cell>
          <table:table-cell office:value-type="string">
            <text:p>0x002d</text:p>
          </table:table-cell>
          <table:table-cell office:value-type="string">
            <text:p>0x1800</text:p>
          </table:table-cell>
          <table:table-cell office:value-type="string">
            <text:p>0x000b</text:p>
          </table:table-cell>
          <table:table-cell office:value-type="string">
            <text:p>0x1800</text:p>
          </table:table-cell>
          <table:table-cell office:value-type="string">
            <text:p>0x002b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ca8 */</text:p>
          </table:table-cell>
        </table:table-row>
        <table:table-row table:style-name="ro4">
          <table:table-cell/>
          <table:table-cell office:value-type="string">
            <text:p>0x001b</text:p>
          </table:table-cell>
          <table:table-cell office:value-type="string">
            <text:p>0x1800</text:p>
          </table:table-cell>
          <table:table-cell office:value-type="string">
            <text:p>0x003b</text:p>
          </table:table-cell>
          <table:table-cell office:value-type="string">
            <text:p>0x1800</text:p>
          </table:table-cell>
          <table:table-cell table:style-name="Default" office:value-type="string">
            <text:p>0x0007</text:p>
          </table:table-cell>
          <table:table-cell office:value-type="string">
            <text:p>0x1800</text:p>
          </table:table-cell>
          <table:table-cell office:value-type="string">
            <text:p>0x0027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cb0 */</text:p>
          </table:table-cell>
        </table:table-row>
        <table:table-row table:style-name="ro4">
          <table:table-cell/>
          <table:table-cell office:value-type="string">
            <text:p>0x0017</text:p>
          </table:table-cell>
          <table:table-cell office:value-type="string">
            <text:p>0x1800</text:p>
          </table:table-cell>
          <table:table-cell office:value-type="string">
            <text:p>0x006b</text:p>
          </table:table-cell>
          <table:table-cell office:value-type="string">
            <text:p>0x1c00</text:p>
          </table:table-cell>
          <table:table-cell office:value-type="string">
            <text:p>0x0037</text:p>
          </table:table-cell>
          <table:table-cell office:value-type="string">
            <text:p>0x1c00</text:p>
          </table:table-cell>
          <table:table-cell office:value-type="string">
            <text:p>0x0077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cb8 */</text:p>
          </table:table-cell>
        </table:table-row>
        <table:table-row table:style-name="ro4">
          <table:table-cell/>
          <table:table-cell office:value-type="string">
            <text:p>0x000f</text:p>
          </table:table-cell>
          <table:table-cell office:value-type="string">
            <text:p>0x1800</text:p>
          </table:table-cell>
          <table:table-cell office:value-type="string">
            <text:p>0x002f</text:p>
          </table:table-cell>
          <table:table-cell office:value-type="string">
            <text:p>0x1800</text:p>
          </table:table-cell>
          <table:table-cell office:value-type="string">
            <text:p>0x001f</text:p>
          </table:table-cell>
          <table:table-cell office:value-type="string">
            <text:p>0x1800</text:p>
          </table:table-cell>
          <table:table-cell office:value-type="string">
            <text:p>0x003f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cc0 */</text:p>
          </table:table-cell>
        </table:table-row>
        <table:table-row table:style-name="ro4">
          <table:table-cell/>
          <table:table-cell office:value-type="string">
            <text:p>0x007f</text:p>
          </table:table-cell>
          <table:table-cell office:value-type="string">
            <text:p>0x1c00</text:p>
          </table:table-cell>
          <table:table-cell office:value-type="string">
            <text:p>0x0000</text:p>
          </table:table-cell>
          <table:table-cell office:value-type="string">
            <text:p>0x2000</text:p>
          </table:table-cell>
          <table:table-cell office:value-type="string">
            <text:p>0x0040</text:p>
          </table:table-cell>
          <table:table-cell office:value-type="string">
            <text:p>0x1c00</text:p>
          </table:table-cell>
          <table:table-cell office:value-type="string">
            <text:p>0x0020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cc8 */</text:p>
          </table:table-cell>
        </table:table-row>
        <table:table-row table:style-name="ro4">
          <table:table-cell/>
          <table:table-cell office:value-type="string">
            <text:p>0x0010</text:p>
          </table:table-cell>
          <table:table-cell office:value-type="string">
            <text:p>0x1400</text:p>
          </table:table-cell>
          <table:table-cell office:value-type="string">
            <text:p>0x0008</text:p>
          </table:table-cell>
          <table:table-cell office:value-type="string">
            <text:p>0x1000</text:p>
          </table:table-cell>
          <table:table-cell office:value-type="string">
            <text:p>0x0004</text:p>
          </table:table-cell>
          <table:table-cell office:value-type="string">
            <text:p>0x0c00</text:p>
          </table:table-cell>
          <table:table-cell office:value-type="string">
            <text:p>0x0002</text:p>
          </table:table-cell>
          <table:table-cell office:value-type="string">
            <text:p>0x0800</text:p>
          </table:table-cell>
          <table:table-cell/>
          <table:table-cell office:value-type="string">
            <text:p><text:s/>/* <text:s/>cd0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0800</text:p>
          </table:table-cell>
          <table:table-cell office:value-type="string">
            <text:p>0x0003</text:p>
          </table:table-cell>
          <table:table-cell office:value-type="string">
            <text:p>0x0c00</text:p>
          </table:table-cell>
          <table:table-cell table:style-name="Default" office:value-type="string">
            <text:p>0x0007</text:p>
          </table:table-cell>
          <table:table-cell office:value-type="string">
            <text:p>0x1000</text:p>
          </table:table-cell>
          <table:table-cell office:value-type="string">
            <text:p>0x000f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cd8 */</text:p>
          </table:table-cell>
        </table:table-row>
        <table:table-row table:style-name="ro4">
          <table:table-cell/>
          <table:table-cell office:value-type="string">
            <text:p>0x001f</text:p>
          </table:table-cell>
          <table:table-cell office:value-type="string">
            <text:p>0x1800</text:p>
          </table:table-cell>
          <table:table-cell office:value-type="string">
            <text:p>0x003f</text:p>
          </table:table-cell>
          <table:table-cell office:value-type="string">
            <text:p>0x1c00</text:p>
          </table:table-cell>
          <table:table-cell office:value-type="string">
            <text:p>0x007f</text:p>
          </table:table-cell>
          <table:table-cell office:value-type="string">
            <text:p>0x1c00</text:p>
          </table:table-cell>
          <table:table-cell office:value-type="string">
            <text:p>0x0080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ce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4400</text:p>
          </table:table-cell>
          <table:table-cell office:value-type="string">
            <text:p>0x0000</text:p>
          </table:table-cell>
          <table:table-cell office:value-type="string">
            <text:p>0x4401</text:p>
          </table:table-cell>
          <table:table-cell office:value-type="string">
            <text:p>0x8000</text:p>
          </table:table-cell>
          <table:table-cell office:value-type="string">
            <text:p>0x4400</text:p>
          </table:table-cell>
          <table:table-cell table:number-columns-repeated="2" office:value-type="string">
            <text:p>0x4000</text:p>
          </table:table-cell>
          <table:table-cell/>
          <table:table-cell office:value-type="string">
            <text:p><text:s/>/* <text:s/>ce8 */</text:p>
          </table:table-cell>
        </table:table-row>
        <table:table-row table:style-name="ro4">
          <table:table-cell/>
          <table:table-cell office:value-type="string">
            <text:p>0xc000</text:p>
          </table:table-cell>
          <table:table-cell office:value-type="string">
            <text:p>0x4000</text:p>
          </table:table-cell>
          <table:table-cell office:value-type="string">
            <text:p>0x2000</text:p>
          </table:table-cell>
          <table:table-cell office:value-type="string">
            <text:p>0x3c00</text:p>
          </table:table-cell>
          <table:table-cell office:value-type="string">
            <text:p>0x6000</text:p>
          </table:table-cell>
          <table:table-cell office:value-type="string">
            <text:p>0x3c00</text:p>
          </table:table-cell>
          <table:table-cell office:value-type="string">
            <text:p>0x1000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<text:s/>cf0 */</text:p>
          </table:table-cell>
        </table:table-row>
        <table:table-row table:style-name="ro4">
          <table:table-cell/>
          <table:table-cell office:value-type="string">
            <text:p>0x3000</text:p>
          </table:table-cell>
          <table:table-cell office:value-type="string">
            <text:p>0x3800</text:p>
          </table:table-cell>
          <table:table-cell office:value-type="string">
            <text:p>0x0800</text:p>
          </table:table-cell>
          <table:table-cell office:value-type="string">
            <text:p>0x3400</text:p>
          </table:table-cell>
          <table:table-cell office:value-type="string">
            <text:p>0x1800</text:p>
          </table:table-cell>
          <table:table-cell office:value-type="string">
            <text:p>0x3400</text:p>
          </table:table-cell>
          <table:table-cell office:value-type="string">
            <text:p>0x040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<text:s/>cf8 */</text:p>
          </table:table-cell>
        </table:table-row>
        <table:table-row table:style-name="ro4">
          <table:table-cell/>
          <table:table-cell office:value-type="string">
            <text:p>0x0c00</text:p>
          </table:table-cell>
          <table:table-cell office:value-type="string">
            <text:p>0x3000</text:p>
          </table:table-cell>
          <table:table-cell office:value-type="string">
            <text:p>0x0200</text:p>
          </table:table-cell>
          <table:table-cell office:value-type="string">
            <text:p>0x2c00</text:p>
          </table:table-cell>
          <table:table-cell office:value-type="string">
            <text:p>0x0600</text:p>
          </table:table-cell>
          <table:table-cell office:value-type="string">
            <text:p>0x2c00</text:p>
          </table:table-cell>
          <table:table-cell office:value-type="string">
            <text:p>0x010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00 */</text:p>
          </table:table-cell>
        </table:table-row>
        <table:table-row table:style-name="ro4">
          <table:table-cell/>
          <table:table-cell office:value-type="string">
            <text:p>0x0300</text:p>
          </table:table-cell>
          <table:table-cell office:value-type="string">
            <text:p>0x2800</text:p>
          </table:table-cell>
          <table:table-cell office:value-type="string">
            <text:p>0x0080</text:p>
          </table:table-cell>
          <table:table-cell office:value-type="string">
            <text:p>0x2400</text:p>
          </table:table-cell>
          <table:table-cell office:value-type="string">
            <text:p>0x0180</text:p>
          </table:table-cell>
          <table:table-cell office:value-type="string">
            <text:p>0x2400</text:p>
          </table:table-cell>
          <table:table-cell office:value-type="string">
            <text:p>0x0040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<text:s/>d08 */</text:p>
          </table:table-cell>
        </table:table-row>
        <table:table-row table:style-name="ro4">
          <table:table-cell/>
          <table:table-cell office:value-type="string">
            <text:p>0x00c0</text:p>
          </table:table-cell>
          <table:table-cell office:value-type="string">
            <text:p>0x2000</text:p>
          </table:table-cell>
          <table:table-cell office:value-type="string">
            <text:p>0x0020</text:p>
          </table:table-cell>
          <table:table-cell office:value-type="string">
            <text:p>0x1c00</text:p>
          </table:table-cell>
          <table:table-cell office:value-type="string">
            <text:p>0x0060</text:p>
          </table:table-cell>
          <table:table-cell office:value-type="string">
            <text:p>0x1c00</text:p>
          </table:table-cell>
          <table:table-cell office:value-type="string">
            <text:p>0x0010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d10 */</text:p>
          </table:table-cell>
        </table:table-row>
        <table:table-row table:style-name="ro4">
          <table:table-cell/>
          <table:table-cell office:value-type="string">
            <text:p>0x0030</text:p>
          </table:table-cell>
          <table:table-cell office:value-type="string">
            <text:p>0x1800</text:p>
          </table:table-cell>
          <table:table-cell office:value-type="string">
            <text:p>0x0008</text:p>
          </table:table-cell>
          <table:table-cell office:value-type="string">
            <text:p>0x1400</text:p>
          </table:table-cell>
          <table:table-cell office:value-type="string">
            <text:p>0x0018</text:p>
          </table:table-cell>
          <table:table-cell office:value-type="string">
            <text:p>0x1400</text:p>
          </table:table-cell>
          <table:table-cell office:value-type="string">
            <text:p>0x0004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<text:s/>d18 */</text:p>
          </table:table-cell>
        </table:table-row>
        <table:table-row table:style-name="ro4">
          <table:table-cell/>
          <table:table-cell office:value-type="string">
            <text:p>0x000c</text:p>
          </table:table-cell>
          <table:table-cell office:value-type="string">
            <text:p>0x1000</text:p>
          </table:table-cell>
          <table:table-cell office:value-type="string">
            <text:p>0x0002</text:p>
          </table:table-cell>
          <table:table-cell office:value-type="string">
            <text:p>0x0c00</text:p>
          </table:table-cell>
          <table:table-cell table:style-name="Default" office:value-type="string">
            <text:p>0x0006</text:p>
          </table:table-cell>
          <table:table-cell office:value-type="string">
            <text:p>0x0c00</text:p>
          </table:table-cell>
          <table:table-cell table:style-name="Default" office:value-type="string">
            <text:p>0x0001</text:p>
          </table:table-cell>
          <table:table-cell office:value-type="string">
            <text:p>0x0c00</text:p>
          </table:table-cell>
          <table:table-cell/>
          <table:table-cell office:value-type="string">
            <text:p><text:s/>/* <text:s/>d20 */</text:p>
          </table:table-cell>
        </table:table-row>
        <table:table-row table:style-name="ro4">
          <table:table-cell/>
          <table:table-cell office:value-type="string">
            <text:p>0x0005</text:p>
          </table:table-cell>
          <table:table-cell office:value-type="string">
            <text:p>0x0c00</text:p>
          </table:table-cell>
          <table:table-cell office:value-type="string">
            <text:p>0x0003</text:p>
          </table:table-cell>
          <table:table-cell office:value-type="string">
            <text:p>0x1000</text:p>
          </table:table-cell>
          <table:table-cell office:value-type="string">
            <text:p>0x000b</text:p>
          </table:table-cell>
          <table:table-cell office:value-type="string">
            <text:p>0x1000</text:p>
          </table:table-cell>
          <table:table-cell table:style-name="Default" office:value-type="string">
            <text:p>0x0007</text:p>
          </table:table-cell>
          <table:table-cell office:value-type="string">
            <text:p>0x1400</text:p>
          </table:table-cell>
          <table:table-cell/>
          <table:table-cell office:value-type="string">
            <text:p><text:s/>/* <text:s/>d28 */</text:p>
          </table:table-cell>
        </table:table-row>
        <table:table-row table:style-name="ro4">
          <table:table-cell/>
          <table:table-cell office:value-type="string">
            <text:p>0x0017</text:p>
          </table:table-cell>
          <table:table-cell office:value-type="string">
            <text:p>0x1400</text:p>
          </table:table-cell>
          <table:table-cell office:value-type="string">
            <text:p>0x000f</text:p>
          </table:table-cell>
          <table:table-cell office:value-type="string">
            <text:p>0x1800</text:p>
          </table:table-cell>
          <table:table-cell office:value-type="string">
            <text:p>0x002f</text:p>
          </table:table-cell>
          <table:table-cell office:value-type="string">
            <text:p>0x1800</text:p>
          </table:table-cell>
          <table:table-cell office:value-type="string">
            <text:p>0x001f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d30 */</text:p>
          </table:table-cell>
        </table:table-row>
        <table:table-row table:style-name="ro4">
          <table:table-cell/>
          <table:table-cell office:value-type="string">
            <text:p>0x005f</text:p>
          </table:table-cell>
          <table:table-cell office:value-type="string">
            <text:p>0x1c00</text:p>
          </table:table-cell>
          <table:table-cell office:value-type="string">
            <text:p>0x003f</text:p>
          </table:table-cell>
          <table:table-cell office:value-type="string">
            <text:p>0x2000</text:p>
          </table:table-cell>
          <table:table-cell office:value-type="string">
            <text:p>0x00bf</text:p>
          </table:table-cell>
          <table:table-cell office:value-type="string">
            <text:p>0x2000</text:p>
          </table:table-cell>
          <table:table-cell office:value-type="string">
            <text:p>0x007f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d38 */</text:p>
          </table:table-cell>
        </table:table-row>
        <table:table-row table:style-name="ro4">
          <table:table-cell/>
          <table:table-cell office:value-type="string">
            <text:p>0x017f</text:p>
          </table:table-cell>
          <table:table-cell office:value-type="string">
            <text:p>0x2400</text:p>
          </table:table-cell>
          <table:table-cell office:value-type="string">
            <text:p>0x00ff</text:p>
          </table:table-cell>
          <table:table-cell office:value-type="string">
            <text:p>0x2800</text:p>
          </table:table-cell>
          <table:table-cell office:value-type="string">
            <text:p>0x02ff</text:p>
          </table:table-cell>
          <table:table-cell office:value-type="string">
            <text:p>0x2800</text:p>
          </table:table-cell>
          <table:table-cell office:value-type="string">
            <text:p>0x01ff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d40 */</text:p>
          </table:table-cell>
        </table:table-row>
        <table:table-row table:style-name="ro4">
          <table:table-cell/>
          <table:table-cell office:value-type="string">
            <text:p>0x05ff</text:p>
          </table:table-cell>
          <table:table-cell office:value-type="string">
            <text:p>0x2c00</text:p>
          </table:table-cell>
          <table:table-cell office:value-type="string">
            <text:p>0x03ff</text:p>
          </table:table-cell>
          <table:table-cell office:value-type="string">
            <text:p>0x3000</text:p>
          </table:table-cell>
          <table:table-cell office:value-type="string">
            <text:p>0x0bff</text:p>
          </table:table-cell>
          <table:table-cell office:value-type="string">
            <text:p>0x3000</text:p>
          </table:table-cell>
          <table:table-cell office:value-type="string">
            <text:p>0x07ff</text:p>
          </table:table-cell>
          <table:table-cell office:value-type="string">
            <text:p>0x3400</text:p>
          </table:table-cell>
          <table:table-cell/>
          <table:table-cell office:value-type="string">
            <text:p><text:s/>/* <text:s/>d48 */</text:p>
          </table:table-cell>
        </table:table-row>
        <table:table-row table:style-name="ro4">
          <table:table-cell/>
          <table:table-cell office:value-type="string">
            <text:p>0x17ff</text:p>
          </table:table-cell>
          <table:table-cell office:value-type="string">
            <text:p>0x3400</text:p>
          </table:table-cell>
          <table:table-cell office:value-type="string">
            <text:p>0x0fff</text:p>
          </table:table-cell>
          <table:table-cell office:value-type="string">
            <text:p>0x3800</text:p>
          </table:table-cell>
          <table:table-cell office:value-type="string">
            <text:p>0x2fff</text:p>
          </table:table-cell>
          <table:table-cell office:value-type="string">
            <text:p>0x3800</text:p>
          </table:table-cell>
          <table:table-cell office:value-type="string">
            <text:p>0x1fff</text:p>
          </table:table-cell>
          <table:table-cell office:value-type="string">
            <text:p>0x3c00</text:p>
          </table:table-cell>
          <table:table-cell/>
          <table:table-cell office:value-type="string">
            <text:p><text:s/>/* <text:s/>d50 */</text:p>
          </table:table-cell>
        </table:table-row>
        <table:table-row table:style-name="ro4">
          <table:table-cell/>
          <table:table-cell office:value-type="string">
            <text:p>0x5fff</text:p>
          </table:table-cell>
          <table:table-cell office:value-type="string">
            <text:p>0x3c00</text:p>
          </table:table-cell>
          <table:table-cell office:value-type="string">
            <text:p>0x3fff</text:p>
          </table:table-cell>
          <table:table-cell office:value-type="string">
            <text:p>0x4000</text:p>
          </table:table-cell>
          <table:table-cell office:value-type="string">
            <text:p>0xbfff</text:p>
          </table:table-cell>
          <table:table-cell office:value-type="string">
            <text:p>0x4000</text:p>
          </table:table-cell>
          <table:table-cell office:value-type="string">
            <text:p>0x7fff</text:p>
          </table:table-cell>
          <table:table-cell office:value-type="string">
            <text:p>0x4000</text:p>
          </table:table-cell>
          <table:table-cell/>
          <table:table-cell office:value-type="string">
            <text:p><text:s/>/* <text:s/>d58 */</text:p>
          </table:table-cell>
        </table:table-row>
        <table:table-row table:style-name="ro4">
          <table:table-cell/>
          <table:table-cell office:value-type="string">
            <text:p>0x8000</text:p>
          </table:table-cell>
          <table:table-cell office:value-type="string">
            <text:p>0x4401</text:p>
          </table:table-cell>
          <table:table-cell office:value-type="string">
            <text:p>0xffff</text:p>
          </table:table-cell>
          <table:table-cell office:value-type="string">
            <text:p>0x4400</text:p>
          </table:table-cell>
          <table:table-cell office:value-type="string">
            <text:p>0xffff</text:p>
          </table:table-cell>
          <table:table-cell office:value-type="string">
            <text:p>0x4401</text:p>
          </table:table-cell>
          <table:table-cell office:value-type="string">
            <text:p>0x000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60 */</text:p>
          </table:table-cell>
        </table:table-row>
        <table:table-row table:style-name="ro4">
          <table:table-cell/>
          <table:table-cell office:value-type="string">
            <text:p>0x0200</text:p>
          </table:table-cell>
          <table:table-cell office:value-type="string">
            <text:p>0x2800</text:p>
          </table:table-cell>
          <table:table-cell office:value-type="string">
            <text:p>0x0100</text:p>
          </table:table-cell>
          <table:table-cell office:value-type="string">
            <text:p>0x2800</text:p>
          </table:table-cell>
          <table:table-cell office:value-type="string">
            <text:p>0x0300</text:p>
          </table:table-cell>
          <table:table-cell office:value-type="string">
            <text:p>0x2800</text:p>
          </table:table-cell>
          <table:table-cell office:value-type="string">
            <text:p>0x008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68 */</text:p>
          </table:table-cell>
        </table:table-row>
        <table:table-row table:style-name="ro4">
          <table:table-cell/>
          <table:table-cell office:value-type="string">
            <text:p>0x0280</text:p>
          </table:table-cell>
          <table:table-cell office:value-type="string">
            <text:p>0x2800</text:p>
          </table:table-cell>
          <table:table-cell office:value-type="string">
            <text:p>0x0180</text:p>
          </table:table-cell>
          <table:table-cell office:value-type="string">
            <text:p>0x2800</text:p>
          </table:table-cell>
          <table:table-cell office:value-type="string">
            <text:p>0x0380</text:p>
          </table:table-cell>
          <table:table-cell office:value-type="string">
            <text:p>0x2800</text:p>
          </table:table-cell>
          <table:table-cell office:value-type="string">
            <text:p>0x004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70 */</text:p>
          </table:table-cell>
        </table:table-row>
        <table:table-row table:style-name="ro4">
          <table:table-cell/>
          <table:table-cell office:value-type="string">
            <text:p>0x0240</text:p>
          </table:table-cell>
          <table:table-cell office:value-type="string">
            <text:p>0x2800</text:p>
          </table:table-cell>
          <table:table-cell office:value-type="string">
            <text:p>0x0140</text:p>
          </table:table-cell>
          <table:table-cell office:value-type="string">
            <text:p>0x2800</text:p>
          </table:table-cell>
          <table:table-cell office:value-type="string">
            <text:p>0x0340</text:p>
          </table:table-cell>
          <table:table-cell office:value-type="string">
            <text:p>0x2800</text:p>
          </table:table-cell>
          <table:table-cell office:value-type="string">
            <text:p>0x00c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78 */</text:p>
          </table:table-cell>
        </table:table-row>
        <table:table-row table:style-name="ro4">
          <table:table-cell/>
          <table:table-cell office:value-type="string">
            <text:p>0x02c0</text:p>
          </table:table-cell>
          <table:table-cell office:value-type="string">
            <text:p>0x2800</text:p>
          </table:table-cell>
          <table:table-cell office:value-type="string">
            <text:p>0x01c0</text:p>
          </table:table-cell>
          <table:table-cell office:value-type="string">
            <text:p>0x2800</text:p>
          </table:table-cell>
          <table:table-cell office:value-type="string">
            <text:p>0x03c0</text:p>
          </table:table-cell>
          <table:table-cell office:value-type="string">
            <text:p>0x2800</text:p>
          </table:table-cell>
          <table:table-cell office:value-type="string">
            <text:p>0x002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80 */</text:p>
          </table:table-cell>
        </table:table-row>
        <table:table-row table:style-name="ro4">
          <table:table-cell/>
          <table:table-cell office:value-type="string">
            <text:p>0x0220</text:p>
          </table:table-cell>
          <table:table-cell office:value-type="string">
            <text:p>0x2800</text:p>
          </table:table-cell>
          <table:table-cell office:value-type="string">
            <text:p>0x0120</text:p>
          </table:table-cell>
          <table:table-cell office:value-type="string">
            <text:p>0x2800</text:p>
          </table:table-cell>
          <table:table-cell office:value-type="string">
            <text:p>0x0320</text:p>
          </table:table-cell>
          <table:table-cell office:value-type="string">
            <text:p>0x2800</text:p>
          </table:table-cell>
          <table:table-cell office:value-type="string">
            <text:p>0x00a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88 */</text:p>
          </table:table-cell>
        </table:table-row>
        <table:table-row table:style-name="ro4">
          <table:table-cell/>
          <table:table-cell office:value-type="string">
            <text:p>0x02a0</text:p>
          </table:table-cell>
          <table:table-cell office:value-type="string">
            <text:p>0x2800</text:p>
          </table:table-cell>
          <table:table-cell office:value-type="string">
            <text:p>0x01a0</text:p>
          </table:table-cell>
          <table:table-cell office:value-type="string">
            <text:p>0x2400</text:p>
          </table:table-cell>
          <table:table-cell office:value-type="string">
            <text:p>0x0060</text:p>
          </table:table-cell>
          <table:table-cell office:value-type="string">
            <text:p>0x2800</text:p>
          </table:table-cell>
          <table:table-cell office:value-type="string">
            <text:p>0x026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90 */</text:p>
          </table:table-cell>
        </table:table-row>
        <table:table-row table:style-name="ro4">
          <table:table-cell/>
          <table:table-cell office:value-type="string">
            <text:p>0x0160</text:p>
          </table:table-cell>
          <table:table-cell office:value-type="string">
            <text:p>0x2800</text:p>
          </table:table-cell>
          <table:table-cell office:value-type="string">
            <text:p>0x0360</text:p>
          </table:table-cell>
          <table:table-cell office:value-type="string">
            <text:p>0x2800</text:p>
          </table:table-cell>
          <table:table-cell office:value-type="string">
            <text:p>0x00e0</text:p>
          </table:table-cell>
          <table:table-cell office:value-type="string">
            <text:p>0x2800</text:p>
          </table:table-cell>
          <table:table-cell office:value-type="string">
            <text:p>0x02e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98 */</text:p>
          </table:table-cell>
        </table:table-row>
        <table:table-row table:style-name="ro4">
          <table:table-cell/>
          <table:table-cell office:value-type="string">
            <text:p>0x01e0</text:p>
          </table:table-cell>
          <table:table-cell office:value-type="string">
            <text:p>0x2800</text:p>
          </table:table-cell>
          <table:table-cell office:value-type="string">
            <text:p>0x03e0</text:p>
          </table:table-cell>
          <table:table-cell office:value-type="string">
            <text:p>0x2800</text:p>
          </table:table-cell>
          <table:table-cell office:value-type="string">
            <text:p>0x0010</text:p>
          </table:table-cell>
          <table:table-cell office:value-type="string">
            <text:p>0x2800</text:p>
          </table:table-cell>
          <table:table-cell office:value-type="string">
            <text:p>0x021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a0 */</text:p>
          </table:table-cell>
        </table:table-row>
        <table:table-row table:style-name="ro4">
          <table:table-cell/>
          <table:table-cell office:value-type="string">
            <text:p>0x0110</text:p>
          </table:table-cell>
          <table:table-cell office:value-type="string">
            <text:p>0x2800</text:p>
          </table:table-cell>
          <table:table-cell office:value-type="string">
            <text:p>0x0310</text:p>
          </table:table-cell>
          <table:table-cell office:value-type="string">
            <text:p>0x2800</text:p>
          </table:table-cell>
          <table:table-cell office:value-type="string">
            <text:p>0x0090</text:p>
          </table:table-cell>
          <table:table-cell office:value-type="string">
            <text:p>0x2800</text:p>
          </table:table-cell>
          <table:table-cell office:value-type="string">
            <text:p>0x0190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da8 */</text:p>
          </table:table-cell>
        </table:table-row>
        <table:table-row table:style-name="ro4">
          <table:table-cell/>
          <table:table-cell office:value-type="string">
            <text:p>0x0050</text:p>
          </table:table-cell>
          <table:table-cell office:value-type="string">
            <text:p>0x2400</text:p>
          </table:table-cell>
          <table:table-cell office:value-type="string">
            <text:p>0x0150</text:p>
          </table:table-cell>
          <table:table-cell office:value-type="string">
            <text:p>0x2400</text:p>
          </table:table-cell>
          <table:table-cell office:value-type="string">
            <text:p>0x0290</text:p>
          </table:table-cell>
          <table:table-cell office:value-type="string">
            <text:p>0x2800</text:p>
          </table:table-cell>
          <table:table-cell office:value-type="string">
            <text:p>0x00d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b0 */</text:p>
          </table:table-cell>
        </table:table-row>
        <table:table-row table:style-name="ro4">
          <table:table-cell/>
          <table:table-cell office:value-type="string">
            <text:p>0x02d0</text:p>
          </table:table-cell>
          <table:table-cell office:value-type="string">
            <text:p>0x2800</text:p>
          </table:table-cell>
          <table:table-cell office:value-type="string">
            <text:p>0x01d0</text:p>
          </table:table-cell>
          <table:table-cell office:value-type="string">
            <text:p>0x2800</text:p>
          </table:table-cell>
          <table:table-cell office:value-type="string">
            <text:p>0x03d0</text:p>
          </table:table-cell>
          <table:table-cell office:value-type="string">
            <text:p>0x2800</text:p>
          </table:table-cell>
          <table:table-cell office:value-type="string">
            <text:p>0x003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b8 */</text:p>
          </table:table-cell>
        </table:table-row>
        <table:table-row table:style-name="ro4">
          <table:table-cell/>
          <table:table-cell office:value-type="string">
            <text:p>0x0230</text:p>
          </table:table-cell>
          <table:table-cell office:value-type="string">
            <text:p>0x2800</text:p>
          </table:table-cell>
          <table:table-cell office:value-type="string">
            <text:p>0x0130</text:p>
          </table:table-cell>
          <table:table-cell office:value-type="string">
            <text:p>0x2800</text:p>
          </table:table-cell>
          <table:table-cell office:value-type="string">
            <text:p>0x0330</text:p>
          </table:table-cell>
          <table:table-cell office:value-type="string">
            <text:p>0x2800</text:p>
          </table:table-cell>
          <table:table-cell office:value-type="string">
            <text:p>0x00b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c0 */</text:p>
          </table:table-cell>
        </table:table-row>
        <table:table-row table:style-name="ro4">
          <table:table-cell/>
          <table:table-cell office:value-type="string">
            <text:p>0x02b0</text:p>
          </table:table-cell>
          <table:table-cell office:value-type="string">
            <text:p>0x2800</text:p>
          </table:table-cell>
          <table:table-cell office:value-type="string">
            <text:p>0x01b0</text:p>
          </table:table-cell>
          <table:table-cell office:value-type="string">
            <text:p>0x2400</text:p>
          </table:table-cell>
          <table:table-cell office:value-type="string">
            <text:p>0x0070</text:p>
          </table:table-cell>
          <table:table-cell office:value-type="string">
            <text:p>0x2400</text:p>
          </table:table-cell>
          <table:table-cell office:value-type="string">
            <text:p>0x0170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dc8 */</text:p>
          </table:table-cell>
        </table:table-row>
        <table:table-row table:style-name="ro4">
          <table:table-cell/>
          <table:table-cell office:value-type="string">
            <text:p>0x00f0</text:p>
          </table:table-cell>
          <table:table-cell office:value-type="string">
            <text:p>0x2400</text:p>
          </table:table-cell>
          <table:table-cell office:value-type="string">
            <text:p>0x01f0</text:p>
          </table:table-cell>
          <table:table-cell office:value-type="string">
            <text:p>0x2800</text:p>
          </table:table-cell>
          <table:table-cell office:value-type="string">
            <text:p>0x03f0</text:p>
          </table:table-cell>
          <table:table-cell office:value-type="string">
            <text:p>0x2800</text:p>
          </table:table-cell>
          <table:table-cell office:value-type="string">
            <text:p>0x0008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d0 */</text:p>
          </table:table-cell>
        </table:table-row>
        <table:table-row table:style-name="ro4">
          <table:table-cell/>
          <table:table-cell office:value-type="string">
            <text:p>0x0208</text:p>
          </table:table-cell>
          <table:table-cell office:value-type="string">
            <text:p>0x2800</text:p>
          </table:table-cell>
          <table:table-cell office:value-type="string">
            <text:p>0x0108</text:p>
          </table:table-cell>
          <table:table-cell office:value-type="string">
            <text:p>0x2800</text:p>
          </table:table-cell>
          <table:table-cell office:value-type="string">
            <text:p>0x0308</text:p>
          </table:table-cell>
          <table:table-cell office:value-type="string">
            <text:p>0x2800</text:p>
          </table:table-cell>
          <table:table-cell office:value-type="string">
            <text:p>0x0088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d8 */</text:p>
          </table:table-cell>
        </table:table-row>
        <table:table-row table:style-name="ro4">
          <table:table-cell/>
          <table:table-cell office:value-type="string">
            <text:p>0x0288</text:p>
          </table:table-cell>
          <table:table-cell office:value-type="string">
            <text:p>0x2800</text:p>
          </table:table-cell>
          <table:table-cell office:value-type="string">
            <text:p>0x0188</text:p>
          </table:table-cell>
          <table:table-cell office:value-type="string">
            <text:p>0x2800</text:p>
          </table:table-cell>
          <table:table-cell office:value-type="string">
            <text:p>0x0388</text:p>
          </table:table-cell>
          <table:table-cell office:value-type="string">
            <text:p>0x2800</text:p>
          </table:table-cell>
          <table:table-cell office:value-type="string">
            <text:p>0x0048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e0 */</text:p>
          </table:table-cell>
        </table:table-row>
        <table:table-row table:style-name="ro4">
          <table:table-cell/>
          <table:table-cell office:value-type="string">
            <text:p>0x0148</text:p>
          </table:table-cell>
          <table:table-cell office:value-type="string">
            <text:p>0x2400</text:p>
          </table:table-cell>
          <table:table-cell office:value-type="string">
            <text:p>0x00c8</text:p>
          </table:table-cell>
          <table:table-cell office:value-type="string">
            <text:p>0x2400</text:p>
          </table:table-cell>
          <table:table-cell office:value-type="string">
            <text:p>0x0028</text:p>
          </table:table-cell>
          <table:table-cell office:value-type="string">
            <text:p>0x1800</text:p>
          </table:table-cell>
          <table:table-cell office:value-type="string">
            <text:p>0x01c8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de8 */</text:p>
          </table:table-cell>
        </table:table-row>
        <table:table-row table:style-name="ro4">
          <table:table-cell/>
          <table:table-cell office:value-type="string">
            <text:p>0x0018</text:p>
          </table:table-cell>
          <table:table-cell office:value-type="string">
            <text:p>0x2400</text:p>
          </table:table-cell>
          <table:table-cell office:value-type="string">
            <text:p>0x0248</text:p>
          </table:table-cell>
          <table:table-cell office:value-type="string">
            <text:p>0x2800</text:p>
          </table:table-cell>
          <table:table-cell office:value-type="string">
            <text:p>0x0118</text:p>
          </table:table-cell>
          <table:table-cell office:value-type="string">
            <text:p>0x2800</text:p>
          </table:table-cell>
          <table:table-cell office:value-type="string">
            <text:p>0x0318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f0 */</text:p>
          </table:table-cell>
        </table:table-row>
        <table:table-row table:style-name="ro4">
          <table:table-cell/>
          <table:table-cell office:value-type="string">
            <text:p>0x0098</text:p>
          </table:table-cell>
          <table:table-cell office:value-type="string">
            <text:p>0x2800</text:p>
          </table:table-cell>
          <table:table-cell office:value-type="string">
            <text:p>0x0298</text:p>
          </table:table-cell>
          <table:table-cell office:value-type="string">
            <text:p>0x2800</text:p>
          </table:table-cell>
          <table:table-cell office:value-type="string">
            <text:p>0x0198</text:p>
          </table:table-cell>
          <table:table-cell office:value-type="string">
            <text:p>0x2800</text:p>
          </table:table-cell>
          <table:table-cell office:value-type="string">
            <text:p>0x0398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df8 */</text:p>
          </table:table-cell>
        </table:table-row>
        <table:table-row table:style-name="ro4">
          <table:table-cell/>
          <table:table-cell office:value-type="string">
            <text:p>0x0058</text:p>
          </table:table-cell>
          <table:table-cell office:value-type="string">
            <text:p>0x2800</text:p>
          </table:table-cell>
          <table:table-cell office:value-type="string">
            <text:p>0x0258</text:p>
          </table:table-cell>
          <table:table-cell office:value-type="string">
            <text:p>0x2800</text:p>
          </table:table-cell>
          <table:table-cell office:value-type="string">
            <text:p>0x0158</text:p>
          </table:table-cell>
          <table:table-cell office:value-type="string">
            <text:p>0x2400</text:p>
          </table:table-cell>
          <table:table-cell office:value-type="string">
            <text:p>0x00d8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e00 */</text:p>
          </table:table-cell>
        </table:table-row>
        <table:table-row table:style-name="ro4">
          <table:table-cell/>
          <table:table-cell office:value-type="string">
            <text:p>0x0038</text:p>
          </table:table-cell>
          <table:table-cell office:value-type="string">
            <text:p>0x1800</text:p>
          </table:table-cell>
          <table:table-cell office:value-type="string">
            <text:p>0x0004</text:p>
          </table:table-cell>
          <table:table-cell office:value-type="string">
            <text:p>0x1800</text:p>
          </table:table-cell>
          <table:table-cell office:value-type="string">
            <text:p>0x0024</text:p>
          </table:table-cell>
          <table:table-cell office:value-type="string">
            <text:p>0x1800</text:p>
          </table:table-cell>
          <table:table-cell office:value-type="string">
            <text:p>0x01d8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e08 */</text:p>
          </table:table-cell>
        </table:table-row>
        <table:table-row table:style-name="ro4">
          <table:table-cell/>
          <table:table-cell office:value-type="string">
            <text:p>0x0014</text:p>
          </table:table-cell>
          <table:table-cell office:value-type="string">
            <text:p>0x2400</text:p>
          </table:table-cell>
          <table:table-cell office:value-type="string">
            <text:p>0x0114</text:p>
          </table:table-cell>
          <table:table-cell office:value-type="string">
            <text:p>0x2800</text:p>
          </table:table-cell>
          <table:table-cell office:value-type="string">
            <text:p>0x0314</text:p>
          </table:table-cell>
          <table:table-cell office:value-type="string">
            <text:p>0x2800</text:p>
          </table:table-cell>
          <table:table-cell office:value-type="string">
            <text:p>0x0094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10 */</text:p>
          </table:table-cell>
        </table:table-row>
        <table:table-row table:style-name="ro4">
          <table:table-cell/>
          <table:table-cell office:value-type="string">
            <text:p>0x0294</text:p>
          </table:table-cell>
          <table:table-cell office:value-type="string">
            <text:p>0x2800</text:p>
          </table:table-cell>
          <table:table-cell office:value-type="string">
            <text:p>0x0194</text:p>
          </table:table-cell>
          <table:table-cell office:value-type="string">
            <text:p>0x2800</text:p>
          </table:table-cell>
          <table:table-cell office:value-type="string">
            <text:p>0x0394</text:p>
          </table:table-cell>
          <table:table-cell office:value-type="string">
            <text:p>0x2800</text:p>
          </table:table-cell>
          <table:table-cell office:value-type="string">
            <text:p>0x0054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18 */</text:p>
          </table:table-cell>
        </table:table-row>
        <table:table-row table:style-name="ro4">
          <table:table-cell/>
          <table:table-cell office:value-type="string">
            <text:p>0x0154</text:p>
          </table:table-cell>
          <table:table-cell office:value-type="string">
            <text:p>0x2400</text:p>
          </table:table-cell>
          <table:table-cell office:value-type="string">
            <text:p>0x00d4</text:p>
          </table:table-cell>
          <table:table-cell office:value-type="string">
            <text:p>0x2400</text:p>
          </table:table-cell>
          <table:table-cell office:value-type="string">
            <text:p>0x0034</text:p>
          </table:table-cell>
          <table:table-cell office:value-type="string">
            <text:p>0x1800</text:p>
          </table:table-cell>
          <table:table-cell office:value-type="string">
            <text:p>0x000c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e20 */</text:p>
          </table:table-cell>
        </table:table-row>
        <table:table-row table:style-name="ro4">
          <table:table-cell/>
          <table:table-cell office:value-type="string">
            <text:p>0x002c</text:p>
          </table:table-cell>
          <table:table-cell office:value-type="string">
            <text:p>0x1800</text:p>
          </table:table-cell>
          <table:table-cell office:value-type="string">
            <text:p>0x001c</text:p>
          </table:table-cell>
          <table:table-cell office:value-type="string">
            <text:p>0x1800</text:p>
          </table:table-cell>
          <table:table-cell office:value-type="string">
            <text:p>0x01d4</text:p>
          </table:table-cell>
          <table:table-cell office:value-type="string">
            <text:p>0x2400</text:p>
          </table:table-cell>
          <table:table-cell office:value-type="string">
            <text:p>0x003c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e28 */</text:p>
          </table:table-cell>
        </table:table-row>
        <table:table-row table:style-name="ro4">
          <table:table-cell/>
          <table:table-cell office:value-type="string">
            <text:p>0x013c</text:p>
          </table:table-cell>
          <table:table-cell office:value-type="string">
            <text:p>0x2400</text:p>
          </table:table-cell>
          <table:table-cell office:value-type="string">
            <text:p>0x0254</text:p>
          </table:table-cell>
          <table:table-cell office:value-type="string">
            <text:p>0x2800</text:p>
          </table:table-cell>
          <table:table-cell office:value-type="string">
            <text:p>0x00bc</text:p>
          </table:table-cell>
          <table:table-cell office:value-type="string">
            <text:p>0x2800</text:p>
          </table:table-cell>
          <table:table-cell office:value-type="string">
            <text:p>0x02bc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30 */</text:p>
          </table:table-cell>
        </table:table-row>
        <table:table-row table:style-name="ro4">
          <table:table-cell/>
          <table:table-cell office:value-type="string">
            <text:p>0x01bc</text:p>
          </table:table-cell>
          <table:table-cell office:value-type="string">
            <text:p>0x2800</text:p>
          </table:table-cell>
          <table:table-cell office:value-type="string">
            <text:p>0x03bc</text:p>
          </table:table-cell>
          <table:table-cell office:value-type="string">
            <text:p>0x2800</text:p>
          </table:table-cell>
          <table:table-cell office:value-type="string">
            <text:p>0x007c</text:p>
          </table:table-cell>
          <table:table-cell office:value-type="string">
            <text:p>0x2400</text:p>
          </table:table-cell>
          <table:table-cell office:value-type="string">
            <text:p>0x017c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e38 */</text:p>
          </table:table-cell>
        </table:table-row>
        <table:table-row table:style-name="ro4">
          <table:table-cell/>
          <table:table-cell office:value-type="string">
            <text:p>0x00fc</text:p>
          </table:table-cell>
          <table:table-cell office:value-type="string">
            <text:p>0x2400</text:p>
          </table:table-cell>
          <table:table-cell office:value-type="string">
            <text:p>0x0002</text:p>
          </table:table-cell>
          <table:table-cell office:value-type="string">
            <text:p>0x1800</text:p>
          </table:table-cell>
          <table:table-cell office:value-type="string">
            <text:p>0x0022</text:p>
          </table:table-cell>
          <table:table-cell office:value-type="string">
            <text:p>0x1800</text:p>
          </table:table-cell>
          <table:table-cell table:style-name="Default" office:value-type="string">
            <text:p>0x0001</text:p>
          </table:table-cell>
          <table:table-cell office:value-type="string">
            <text:p>0x0400</text:p>
          </table:table-cell>
          <table:table-cell/>
          <table:table-cell office:value-type="string">
            <text:p><text:s/>/* <text:s/>e40 */</text:p>
          </table:table-cell>
        </table:table-row>
        <table:table-row table:style-name="ro4">
          <table:table-cell/>
          <table:table-cell office:value-type="string">
            <text:p>0x0012</text:p>
          </table:table-cell>
          <table:table-cell office:value-type="string">
            <text:p>0x1800</text:p>
          </table:table-cell>
          <table:table-cell office:value-type="string">
            <text:p>0x0032</text:p>
          </table:table-cell>
          <table:table-cell office:value-type="string">
            <text:p>0x1800</text:p>
          </table:table-cell>
          <table:table-cell office:value-type="string">
            <text:p>0x01fc</text:p>
          </table:table-cell>
          <table:table-cell office:value-type="string">
            <text:p>0x2400</text:p>
          </table:table-cell>
          <table:table-cell office:value-type="string">
            <text:p>0x000a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e48 */</text:p>
          </table:table-cell>
        </table:table-row>
        <table:table-row table:style-name="ro4">
          <table:table-cell/>
          <table:table-cell office:value-type="string">
            <text:p>0x010a</text:p>
          </table:table-cell>
          <table:table-cell office:value-type="string">
            <text:p>0x2400</text:p>
          </table:table-cell>
          <table:table-cell office:value-type="string">
            <text:p>0x008a</text:p>
          </table:table-cell>
          <table:table-cell office:value-type="string">
            <text:p>0x2800</text:p>
          </table:table-cell>
          <table:table-cell office:value-type="string">
            <text:p>0x028a</text:p>
          </table:table-cell>
          <table:table-cell office:value-type="string">
            <text:p>0x2800</text:p>
          </table:table-cell>
          <table:table-cell office:value-type="string">
            <text:p>0x018a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50 */</text:p>
          </table:table-cell>
        </table:table-row>
        <table:table-row table:style-name="ro4">
          <table:table-cell/>
          <table:table-cell office:value-type="string">
            <text:p>0x038a</text:p>
          </table:table-cell>
          <table:table-cell office:value-type="string">
            <text:p>0x2800</text:p>
          </table:table-cell>
          <table:table-cell office:value-type="string">
            <text:p>0x004a</text:p>
          </table:table-cell>
          <table:table-cell office:value-type="string">
            <text:p>0x2800</text:p>
          </table:table-cell>
          <table:table-cell office:value-type="string">
            <text:p>0x014a</text:p>
          </table:table-cell>
          <table:table-cell office:value-type="string">
            <text:p>0x2400</text:p>
          </table:table-cell>
          <table:table-cell office:value-type="string">
            <text:p>0x00ca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e58 */</text:p>
          </table:table-cell>
        </table:table-row>
        <table:table-row table:style-name="ro4">
          <table:table-cell/>
          <table:table-cell office:value-type="string">
            <text:p>0x01ca</text:p>
          </table:table-cell>
          <table:table-cell office:value-type="string">
            <text:p>0x2400</text:p>
          </table:table-cell>
          <table:table-cell office:value-type="string">
            <text:p>0x002a</text:p>
          </table:table-cell>
          <table:table-cell office:value-type="string">
            <text:p>0x1800</text:p>
          </table:table-cell>
          <table:table-cell office:value-type="string">
            <text:p>0x001a</text:p>
          </table:table-cell>
          <table:table-cell office:value-type="string">
            <text:p>0x1800</text:p>
          </table:table-cell>
          <table:table-cell office:value-type="string">
            <text:p>0x003a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<text:s/>e60 */</text:p>
          </table:table-cell>
        </table:table-row>
        <table:table-row table:style-name="ro4">
          <table:table-cell/>
          <table:table-cell table:style-name="Default" office:value-type="string">
            <text:p>0x0006</text:p>
          </table:table-cell>
          <table:table-cell office:value-type="string">
            <text:p>0x2400</text:p>
          </table:table-cell>
          <table:table-cell office:value-type="string">
            <text:p>0x0106</text:p>
          </table:table-cell>
          <table:table-cell office:value-type="string">
            <text:p>0x2400</text:p>
          </table:table-cell>
          <table:table-cell office:value-type="string">
            <text:p>0x0086</text:p>
          </table:table-cell>
          <table:table-cell office:value-type="string">
            <text:p>0x2400</text:p>
          </table:table-cell>
          <table:table-cell office:value-type="string">
            <text:p>0x024a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68 */</text:p>
          </table:table-cell>
        </table:table-row>
        <table:table-row table:style-name="ro4">
          <table:table-cell/>
          <table:table-cell office:value-type="string">
            <text:p>0x0186</text:p>
          </table:table-cell>
          <table:table-cell office:value-type="string">
            <text:p>0x2800</text:p>
          </table:table-cell>
          <table:table-cell office:value-type="string">
            <text:p>0x0386</text:p>
          </table:table-cell>
          <table:table-cell office:value-type="string">
            <text:p>0x2800</text:p>
          </table:table-cell>
          <table:table-cell office:value-type="string">
            <text:p>0x0046</text:p>
          </table:table-cell>
          <table:table-cell office:value-type="string">
            <text:p>0x2800</text:p>
          </table:table-cell>
          <table:table-cell office:value-type="string">
            <text:p>0x0246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70 */</text:p>
          </table:table-cell>
        </table:table-row>
        <table:table-row table:style-name="ro4">
          <table:table-cell/>
          <table:table-cell office:value-type="string">
            <text:p>0x0146</text:p>
          </table:table-cell>
          <table:table-cell office:value-type="string">
            <text:p>0x2800</text:p>
          </table:table-cell>
          <table:table-cell office:value-type="string">
            <text:p>0x0346</text:p>
          </table:table-cell>
          <table:table-cell office:value-type="string">
            <text:p>0x2800</text:p>
          </table:table-cell>
          <table:table-cell office:value-type="string">
            <text:p>0x00c6</text:p>
          </table:table-cell>
          <table:table-cell office:value-type="string">
            <text:p>0x2400</text:p>
          </table:table-cell>
          <table:table-cell office:value-type="string">
            <text:p>0x01c6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e78 */</text:p>
          </table:table-cell>
        </table:table-row>
        <table:table-row table:style-name="ro4">
          <table:table-cell/>
          <table:table-cell office:value-type="string">
            <text:p>0x0026</text:p>
          </table:table-cell>
          <table:table-cell office:value-type="string">
            <text:p>0x2400</text:p>
          </table:table-cell>
          <table:table-cell office:value-type="string">
            <text:p>0x0016</text:p>
          </table:table-cell>
          <table:table-cell office:value-type="string">
            <text:p>0x1800</text:p>
          </table:table-cell>
          <table:table-cell office:value-type="string">
            <text:p>0x0126</text:p>
          </table:table-cell>
          <table:table-cell office:value-type="string">
            <text:p>0x2400</text:p>
          </table:table-cell>
          <table:table-cell office:value-type="string">
            <text:p>0x00a6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e80 */</text:p>
          </table:table-cell>
        </table:table-row>
        <table:table-row table:style-name="ro4">
          <table:table-cell/>
          <table:table-cell office:value-type="string">
            <text:p>0x01a6</text:p>
          </table:table-cell>
          <table:table-cell office:value-type="string">
            <text:p>0x2400</text:p>
          </table:table-cell>
          <table:table-cell office:value-type="string">
            <text:p>0x0066</text:p>
          </table:table-cell>
          <table:table-cell office:value-type="string">
            <text:p>0x2800</text:p>
          </table:table-cell>
          <table:table-cell office:value-type="string">
            <text:p>0x0266</text:p>
          </table:table-cell>
          <table:table-cell office:value-type="string">
            <text:p>0x2800</text:p>
          </table:table-cell>
          <table:table-cell office:value-type="string">
            <text:p>0x0166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88 */</text:p>
          </table:table-cell>
        </table:table-row>
        <table:table-row table:style-name="ro4">
          <table:table-cell/>
          <table:table-cell office:value-type="string">
            <text:p>0x0366</text:p>
          </table:table-cell>
          <table:table-cell office:value-type="string">
            <text:p>0x2800</text:p>
          </table:table-cell>
          <table:table-cell office:value-type="string">
            <text:p>0x00e6</text:p>
          </table:table-cell>
          <table:table-cell office:value-type="string">
            <text:p>0x2800</text:p>
          </table:table-cell>
          <table:table-cell office:value-type="string">
            <text:p>0x02e6</text:p>
          </table:table-cell>
          <table:table-cell office:value-type="string">
            <text:p>0x2800</text:p>
          </table:table-cell>
          <table:table-cell office:value-type="string">
            <text:p>0x01e6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90 */</text:p>
          </table:table-cell>
        </table:table-row>
        <table:table-row table:style-name="ro4">
          <table:table-cell/>
          <table:table-cell office:value-type="string">
            <text:p>0x03e6</text:p>
          </table:table-cell>
          <table:table-cell office:value-type="string">
            <text:p>0x2800</text:p>
          </table:table-cell>
          <table:table-cell office:value-type="string">
            <text:p>0x0036</text:p>
          </table:table-cell>
          <table:table-cell office:value-type="string">
            <text:p>0x2800</text:p>
          </table:table-cell>
          <table:table-cell office:value-type="string">
            <text:p>0x0136</text:p>
          </table:table-cell>
          <table:table-cell office:value-type="string">
            <text:p>0x2400</text:p>
          </table:table-cell>
          <table:table-cell office:value-type="string">
            <text:p>0x00b6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e98 */</text:p>
          </table:table-cell>
        </table:table-row>
        <table:table-row table:style-name="ro4">
          <table:table-cell/>
          <table:table-cell office:value-type="string">
            <text:p>0x01b6</text:p>
          </table:table-cell>
          <table:table-cell office:value-type="string">
            <text:p>0x2400</text:p>
          </table:table-cell>
          <table:table-cell office:value-type="string">
            <text:p>0x0076</text:p>
          </table:table-cell>
          <table:table-cell office:value-type="string">
            <text:p>0x2400</text:p>
          </table:table-cell>
          <table:table-cell office:value-type="string">
            <text:p>0x0176</text:p>
          </table:table-cell>
          <table:table-cell office:value-type="string">
            <text:p>0x2400</text:p>
          </table:table-cell>
          <table:table-cell office:value-type="string">
            <text:p>0x0236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a0 */</text:p>
          </table:table-cell>
        </table:table-row>
        <table:table-row table:style-name="ro4">
          <table:table-cell/>
          <table:table-cell office:value-type="string">
            <text:p>0x00f6</text:p>
          </table:table-cell>
          <table:table-cell office:value-type="string">
            <text:p>0x2800</text:p>
          </table:table-cell>
          <table:table-cell office:value-type="string">
            <text:p>0x02f6</text:p>
          </table:table-cell>
          <table:table-cell office:value-type="string">
            <text:p>0x2800</text:p>
          </table:table-cell>
          <table:table-cell office:value-type="string">
            <text:p>0x01f6</text:p>
          </table:table-cell>
          <table:table-cell office:value-type="string">
            <text:p>0x2800</text:p>
          </table:table-cell>
          <table:table-cell office:value-type="string">
            <text:p>0x03f6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a8 */</text:p>
          </table:table-cell>
        </table:table-row>
        <table:table-row table:style-name="ro4">
          <table:table-cell/>
          <table:table-cell office:value-type="string">
            <text:p>0x000e</text:p>
          </table:table-cell>
          <table:table-cell office:value-type="string">
            <text:p>0x2800</text:p>
          </table:table-cell>
          <table:table-cell office:value-type="string">
            <text:p>0x020e</text:p>
          </table:table-cell>
          <table:table-cell office:value-type="string">
            <text:p>0x2800</text:p>
          </table:table-cell>
          <table:table-cell office:value-type="string">
            <text:p>0x010e</text:p>
          </table:table-cell>
          <table:table-cell office:value-type="string">
            <text:p>0x2800</text:p>
          </table:table-cell>
          <table:table-cell office:value-type="string">
            <text:p>0x030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b0 */</text:p>
          </table:table-cell>
        </table:table-row>
        <table:table-row table:style-name="ro4">
          <table:table-cell/>
          <table:table-cell office:value-type="string">
            <text:p>0x008e</text:p>
          </table:table-cell>
          <table:table-cell office:value-type="string">
            <text:p>0x2800</text:p>
          </table:table-cell>
          <table:table-cell office:value-type="string">
            <text:p>0x028e</text:p>
          </table:table-cell>
          <table:table-cell office:value-type="string">
            <text:p>0x2800</text:p>
          </table:table-cell>
          <table:table-cell office:value-type="string">
            <text:p>0x018e</text:p>
          </table:table-cell>
          <table:table-cell office:value-type="string">
            <text:p>0x2400</text:p>
          </table:table-cell>
          <table:table-cell office:value-type="string">
            <text:p>0x004e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<text:s/>eb8 */</text:p>
          </table:table-cell>
        </table:table-row>
        <table:table-row table:style-name="ro4">
          <table:table-cell/>
          <table:table-cell office:value-type="string">
            <text:p>0x014e</text:p>
          </table:table-cell>
          <table:table-cell office:value-type="string">
            <text:p>0x2400</text:p>
          </table:table-cell>
          <table:table-cell office:value-type="string">
            <text:p>0x00ce</text:p>
          </table:table-cell>
          <table:table-cell office:value-type="string">
            <text:p>0x2800</text:p>
          </table:table-cell>
          <table:table-cell office:value-type="string">
            <text:p>0x02ce</text:p>
          </table:table-cell>
          <table:table-cell office:value-type="string">
            <text:p>0x2800</text:p>
          </table:table-cell>
          <table:table-cell office:value-type="string">
            <text:p>0x01c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c0 */</text:p>
          </table:table-cell>
        </table:table-row>
        <table:table-row table:style-name="ro4">
          <table:table-cell/>
          <table:table-cell office:value-type="string">
            <text:p>0x03ce</text:p>
          </table:table-cell>
          <table:table-cell office:value-type="string">
            <text:p>0x2800</text:p>
          </table:table-cell>
          <table:table-cell office:value-type="string">
            <text:p>0x002e</text:p>
          </table:table-cell>
          <table:table-cell office:value-type="string">
            <text:p>0x2800</text:p>
          </table:table-cell>
          <table:table-cell office:value-type="string">
            <text:p>0x022e</text:p>
          </table:table-cell>
          <table:table-cell office:value-type="string">
            <text:p>0x2800</text:p>
          </table:table-cell>
          <table:table-cell office:value-type="string">
            <text:p>0x012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c8 */</text:p>
          </table:table-cell>
        </table:table-row>
        <table:table-row table:style-name="ro4">
          <table:table-cell/>
          <table:table-cell office:value-type="string">
            <text:p>0x032e</text:p>
          </table:table-cell>
          <table:table-cell office:value-type="string">
            <text:p>0x2800</text:p>
          </table:table-cell>
          <table:table-cell office:value-type="string">
            <text:p>0x00ae</text:p>
          </table:table-cell>
          <table:table-cell office:value-type="string">
            <text:p>0x2800</text:p>
          </table:table-cell>
          <table:table-cell office:value-type="string">
            <text:p>0x02ae</text:p>
          </table:table-cell>
          <table:table-cell office:value-type="string">
            <text:p>0x2800</text:p>
          </table:table-cell>
          <table:table-cell office:value-type="string">
            <text:p>0x01a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d0 */</text:p>
          </table:table-cell>
        </table:table-row>
        <table:table-row table:style-name="ro4">
          <table:table-cell/>
          <table:table-cell office:value-type="string">
            <text:p>0x03ae</text:p>
          </table:table-cell>
          <table:table-cell office:value-type="string">
            <text:p>0x2800</text:p>
          </table:table-cell>
          <table:table-cell office:value-type="string">
            <text:p>0x006e</text:p>
          </table:table-cell>
          <table:table-cell office:value-type="string">
            <text:p>0x2800</text:p>
          </table:table-cell>
          <table:table-cell office:value-type="string">
            <text:p>0x016e</text:p>
          </table:table-cell>
          <table:table-cell office:value-type="string">
            <text:p>0x2400</text:p>
          </table:table-cell>
          <table:table-cell office:value-type="string">
            <text:p>0x026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d8 */</text:p>
          </table:table-cell>
        </table:table-row>
        <table:table-row table:style-name="ro4">
          <table:table-cell/>
          <table:table-cell office:value-type="string">
            <text:p>0x00ee</text:p>
          </table:table-cell>
          <table:table-cell office:value-type="string">
            <text:p>0x2800</text:p>
          </table:table-cell>
          <table:table-cell office:value-type="string">
            <text:p>0x02ee</text:p>
          </table:table-cell>
          <table:table-cell office:value-type="string">
            <text:p>0x2800</text:p>
          </table:table-cell>
          <table:table-cell office:value-type="string">
            <text:p>0x01ee</text:p>
          </table:table-cell>
          <table:table-cell office:value-type="string">
            <text:p>0x2800</text:p>
          </table:table-cell>
          <table:table-cell office:value-type="string">
            <text:p>0x03e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e0 */</text:p>
          </table:table-cell>
        </table:table-row>
        <table:table-row table:style-name="ro4">
          <table:table-cell/>
          <table:table-cell office:value-type="string">
            <text:p>0x001e</text:p>
          </table:table-cell>
          <table:table-cell office:value-type="string">
            <text:p>0x2800</text:p>
          </table:table-cell>
          <table:table-cell office:value-type="string">
            <text:p>0x021e</text:p>
          </table:table-cell>
          <table:table-cell office:value-type="string">
            <text:p>0x2800</text:p>
          </table:table-cell>
          <table:table-cell office:value-type="string">
            <text:p>0x011e</text:p>
          </table:table-cell>
          <table:table-cell office:value-type="string">
            <text:p>0x2800</text:p>
          </table:table-cell>
          <table:table-cell office:value-type="string">
            <text:p>0x031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e8 */</text:p>
          </table:table-cell>
        </table:table-row>
        <table:table-row table:style-name="ro4">
          <table:table-cell/>
          <table:table-cell office:value-type="string">
            <text:p>0x009e</text:p>
          </table:table-cell>
          <table:table-cell office:value-type="string">
            <text:p>0x2800</text:p>
          </table:table-cell>
          <table:table-cell office:value-type="string">
            <text:p>0x029e</text:p>
          </table:table-cell>
          <table:table-cell office:value-type="string">
            <text:p>0x2800</text:p>
          </table:table-cell>
          <table:table-cell office:value-type="string">
            <text:p>0x019e</text:p>
          </table:table-cell>
          <table:table-cell office:value-type="string">
            <text:p>0x2800</text:p>
          </table:table-cell>
          <table:table-cell office:value-type="string">
            <text:p>0x039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f0 */</text:p>
          </table:table-cell>
        </table:table-row>
        <table:table-row table:style-name="ro4">
          <table:table-cell/>
          <table:table-cell office:value-type="string">
            <text:p>0x005e</text:p>
          </table:table-cell>
          <table:table-cell office:value-type="string">
            <text:p>0x2800</text:p>
          </table:table-cell>
          <table:table-cell office:value-type="string">
            <text:p>0x025e</text:p>
          </table:table-cell>
          <table:table-cell office:value-type="string">
            <text:p>0x2800</text:p>
          </table:table-cell>
          <table:table-cell office:value-type="string">
            <text:p>0x015e</text:p>
          </table:table-cell>
          <table:table-cell office:value-type="string">
            <text:p>0x2800</text:p>
          </table:table-cell>
          <table:table-cell office:value-type="string">
            <text:p>0x035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ef8 */</text:p>
          </table:table-cell>
        </table:table-row>
        <table:table-row table:style-name="ro4">
          <table:table-cell/>
          <table:table-cell office:value-type="string">
            <text:p>0x00de</text:p>
          </table:table-cell>
          <table:table-cell office:value-type="string">
            <text:p>0x2800</text:p>
          </table:table-cell>
          <table:table-cell office:value-type="string">
            <text:p>0x02de</text:p>
          </table:table-cell>
          <table:table-cell office:value-type="string">
            <text:p>0x2800</text:p>
          </table:table-cell>
          <table:table-cell office:value-type="string">
            <text:p>0x01de</text:p>
          </table:table-cell>
          <table:table-cell office:value-type="string">
            <text:p>0x2800</text:p>
          </table:table-cell>
          <table:table-cell office:value-type="string">
            <text:p>0x03d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f00 */</text:p>
          </table:table-cell>
        </table:table-row>
        <table:table-row table:style-name="ro4">
          <table:table-cell/>
          <table:table-cell office:value-type="string">
            <text:p>0x003e</text:p>
          </table:table-cell>
          <table:table-cell office:value-type="string">
            <text:p>0x2800</text:p>
          </table:table-cell>
          <table:table-cell office:value-type="string">
            <text:p>0x023e</text:p>
          </table:table-cell>
          <table:table-cell office:value-type="string">
            <text:p>0x2800</text:p>
          </table:table-cell>
          <table:table-cell office:value-type="string">
            <text:p>0x013e</text:p>
          </table:table-cell>
          <table:table-cell office:value-type="string">
            <text:p>0x2800</text:p>
          </table:table-cell>
          <table:table-cell office:value-type="string">
            <text:p>0x033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f08 */</text:p>
          </table:table-cell>
        </table:table-row>
        <table:table-row table:style-name="ro4">
          <table:table-cell/>
          <table:table-cell office:value-type="string">
            <text:p>0x00be</text:p>
          </table:table-cell>
          <table:table-cell office:value-type="string">
            <text:p>0x2800</text:p>
          </table:table-cell>
          <table:table-cell office:value-type="string">
            <text:p>0x02be</text:p>
          </table:table-cell>
          <table:table-cell office:value-type="string">
            <text:p>0x2800</text:p>
          </table:table-cell>
          <table:table-cell office:value-type="string">
            <text:p>0x01be</text:p>
          </table:table-cell>
          <table:table-cell office:value-type="string">
            <text:p>0x2800</text:p>
          </table:table-cell>
          <table:table-cell office:value-type="string">
            <text:p>0x03b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f10 */</text:p>
          </table:table-cell>
        </table:table-row>
        <table:table-row table:style-name="ro4">
          <table:table-cell/>
          <table:table-cell office:value-type="string">
            <text:p>0x007e</text:p>
          </table:table-cell>
          <table:table-cell office:value-type="string">
            <text:p>0x2800</text:p>
          </table:table-cell>
          <table:table-cell office:value-type="string">
            <text:p>0x027e</text:p>
          </table:table-cell>
          <table:table-cell office:value-type="string">
            <text:p>0x2800</text:p>
          </table:table-cell>
          <table:table-cell office:value-type="string">
            <text:p>0x017e</text:p>
          </table:table-cell>
          <table:table-cell office:value-type="string">
            <text:p>0x2800</text:p>
          </table:table-cell>
          <table:table-cell office:value-type="string">
            <text:p>0x037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f18 */</text:p>
          </table:table-cell>
        </table:table-row>
        <table:table-row table:style-name="ro4">
          <table:table-cell/>
          <table:table-cell office:value-type="string">
            <text:p>0x00fe</text:p>
          </table:table-cell>
          <table:table-cell office:value-type="string">
            <text:p>0x2800</text:p>
          </table:table-cell>
          <table:table-cell office:value-type="string">
            <text:p>0x02fe</text:p>
          </table:table-cell>
          <table:table-cell office:value-type="string">
            <text:p>0x2800</text:p>
          </table:table-cell>
          <table:table-cell office:value-type="string">
            <text:p>0x01fe</text:p>
          </table:table-cell>
          <table:table-cell office:value-type="string">
            <text:p>0x2800</text:p>
          </table:table-cell>
          <table:table-cell office:value-type="string">
            <text:p>0x03f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f2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3000</text:p>
          </table:table-cell>
          <table:table-cell office:value-type="string">
            <text:p>0x0800</text:p>
          </table:table-cell>
          <table:table-cell office:value-type="string">
            <text:p>0x3000</text:p>
          </table:table-cell>
          <table:table-cell office:value-type="string">
            <text:p>0x0400</text:p>
          </table:table-cell>
          <table:table-cell office:value-type="string">
            <text:p>0x3000</text:p>
          </table:table-cell>
          <table:table-cell office:value-type="string">
            <text:p>0x020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28 */</text:p>
          </table:table-cell>
        </table:table-row>
        <table:table-row table:style-name="ro4">
          <table:table-cell/>
          <table:table-cell office:value-type="string">
            <text:p>0x0600</text:p>
          </table:table-cell>
          <table:table-cell office:value-type="string">
            <text:p>0x2c00</text:p>
          </table:table-cell>
          <table:table-cell office:value-type="string">
            <text:p>0x0100</text:p>
          </table:table-cell>
          <table:table-cell office:value-type="string">
            <text:p>0x2c00</text:p>
          </table:table-cell>
          <table:table-cell office:value-type="string">
            <text:p>0x0500</text:p>
          </table:table-cell>
          <table:table-cell office:value-type="string">
            <text:p>0x2c00</text:p>
          </table:table-cell>
          <table:table-cell office:value-type="string">
            <text:p>0x030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30 */</text:p>
          </table:table-cell>
        </table:table-row>
        <table:table-row table:style-name="ro4">
          <table:table-cell/>
          <table:table-cell office:value-type="string">
            <text:p>0x0700</text:p>
          </table:table-cell>
          <table:table-cell office:value-type="string">
            <text:p>0x2c00</text:p>
          </table:table-cell>
          <table:table-cell office:value-type="string">
            <text:p>0x0080</text:p>
          </table:table-cell>
          <table:table-cell office:value-type="string">
            <text:p>0x2c00</text:p>
          </table:table-cell>
          <table:table-cell office:value-type="string">
            <text:p>0x0480</text:p>
          </table:table-cell>
          <table:table-cell office:value-type="string">
            <text:p>0x2c00</text:p>
          </table:table-cell>
          <table:table-cell office:value-type="string">
            <text:p>0x028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38 */</text:p>
          </table:table-cell>
        </table:table-row>
        <table:table-row table:style-name="ro4">
          <table:table-cell/>
          <table:table-cell office:value-type="string">
            <text:p>0x0c00</text:p>
          </table:table-cell>
          <table:table-cell office:value-type="string">
            <text:p>0x3000</text:p>
          </table:table-cell>
          <table:table-cell office:value-type="string">
            <text:p>0x0680</text:p>
          </table:table-cell>
          <table:table-cell office:value-type="string">
            <text:p>0x3000</text:p>
          </table:table-cell>
          <table:table-cell office:value-type="string">
            <text:p>0x0e80</text:p>
          </table:table-cell>
          <table:table-cell office:value-type="string">
            <text:p>0x3000</text:p>
          </table:table-cell>
          <table:table-cell office:value-type="string">
            <text:p>0x018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<text:s/>f40 */</text:p>
          </table:table-cell>
        </table:table-row>
        <table:table-row table:style-name="ro4">
          <table:table-cell/>
          <table:table-cell office:value-type="string">
            <text:p>0x0980</text:p>
          </table:table-cell>
          <table:table-cell office:value-type="string">
            <text:p>0x3000</text:p>
          </table:table-cell>
          <table:table-cell office:value-type="string">
            <text:p>0x0580</text:p>
          </table:table-cell>
          <table:table-cell office:value-type="string">
            <text:p>0x2c00</text:p>
          </table:table-cell>
          <table:table-cell office:value-type="string">
            <text:p>0x0380</text:p>
          </table:table-cell>
          <table:table-cell office:value-type="string">
            <text:p>0x2c00</text:p>
          </table:table-cell>
          <table:table-cell office:value-type="string">
            <text:p>0x078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48 */</text:p>
          </table:table-cell>
        </table:table-row>
        <table:table-row table:style-name="ro4">
          <table:table-cell/>
          <table:table-cell office:value-type="string">
            <text:p>0x0040</text:p>
          </table:table-cell>
          <table:table-cell office:value-type="string">
            <text:p>0x2c00</text:p>
          </table:table-cell>
          <table:table-cell office:value-type="string">
            <text:p>0x0440</text:p>
          </table:table-cell>
          <table:table-cell office:value-type="string">
            <text:p>0x2c00</text:p>
          </table:table-cell>
          <table:table-cell office:value-type="string">
            <text:p>0x0240</text:p>
          </table:table-cell>
          <table:table-cell office:value-type="string">
            <text:p>0x2800</text:p>
          </table:table-cell>
          <table:table-cell office:value-type="string">
            <text:p>0x014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50 */</text:p>
          </table:table-cell>
        </table:table-row>
        <table:table-row table:style-name="ro4">
          <table:table-cell/>
          <table:table-cell office:value-type="string">
            <text:p>0x0540</text:p>
          </table:table-cell>
          <table:table-cell office:value-type="string">
            <text:p>0x2c00</text:p>
          </table:table-cell>
          <table:table-cell office:value-type="string">
            <text:p>0x0340</text:p>
          </table:table-cell>
          <table:table-cell office:value-type="string">
            <text:p>0x2c00</text:p>
          </table:table-cell>
          <table:table-cell office:value-type="string">
            <text:p>0x0740</text:p>
          </table:table-cell>
          <table:table-cell office:value-type="string">
            <text:p>0x2c00</text:p>
          </table:table-cell>
          <table:table-cell office:value-type="string">
            <text:p>0x00c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58 */</text:p>
          </table:table-cell>
        </table:table-row>
        <table:table-row table:style-name="ro4">
          <table:table-cell/>
          <table:table-cell office:value-type="string">
            <text:p>0x04c0</text:p>
          </table:table-cell>
          <table:table-cell office:value-type="string">
            <text:p>0x3000</text:p>
          </table:table-cell>
          <table:table-cell office:value-type="string">
            <text:p>0x0cc0</text:p>
          </table:table-cell>
          <table:table-cell office:value-type="string">
            <text:p>0x3000</text:p>
          </table:table-cell>
          <table:table-cell office:value-type="string">
            <text:p>0x02c0</text:p>
          </table:table-cell>
          <table:table-cell office:value-type="string">
            <text:p>0x3000</text:p>
          </table:table-cell>
          <table:table-cell office:value-type="string">
            <text:p>0x06c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60 */</text:p>
          </table:table-cell>
        </table:table-row>
        <table:table-row table:style-name="ro4">
          <table:table-cell/>
          <table:table-cell office:value-type="string">
            <text:p>0x01c0</text:p>
          </table:table-cell>
          <table:table-cell office:value-type="string">
            <text:p>0x2c00</text:p>
          </table:table-cell>
          <table:table-cell office:value-type="string">
            <text:p>0x05c0</text:p>
          </table:table-cell>
          <table:table-cell office:value-type="string">
            <text:p>0x2c00</text:p>
          </table:table-cell>
          <table:table-cell office:value-type="string">
            <text:p>0x03c0</text:p>
          </table:table-cell>
          <table:table-cell office:value-type="string">
            <text:p>0x2c00</text:p>
          </table:table-cell>
          <table:table-cell office:value-type="string">
            <text:p>0x07c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68 */</text:p>
          </table:table-cell>
        </table:table-row>
        <table:table-row table:style-name="ro4">
          <table:table-cell/>
          <table:table-cell office:value-type="string">
            <text:p>0x0020</text:p>
          </table:table-cell>
          <table:table-cell office:value-type="string">
            <text:p>0x2800</text:p>
          </table:table-cell>
          <table:table-cell office:value-type="string">
            <text:p>0x0220</text:p>
          </table:table-cell>
          <table:table-cell office:value-type="string">
            <text:p>0x2800</text:p>
          </table:table-cell>
          <table:table-cell office:value-type="string">
            <text:p>0x0120</text:p>
          </table:table-cell>
          <table:table-cell office:value-type="string">
            <text:p>0x2800</text:p>
          </table:table-cell>
          <table:table-cell office:value-type="string">
            <text:p>0x032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70 */</text:p>
          </table:table-cell>
        </table:table-row>
        <table:table-row table:style-name="ro4">
          <table:table-cell/>
          <table:table-cell office:value-type="string">
            <text:p>0x0720</text:p>
          </table:table-cell>
          <table:table-cell office:value-type="string">
            <text:p>0x2c00</text:p>
          </table:table-cell>
          <table:table-cell office:value-type="string">
            <text:p>0x00a0</text:p>
          </table:table-cell>
          <table:table-cell office:value-type="string">
            <text:p>0x2c00</text:p>
          </table:table-cell>
          <table:table-cell office:value-type="string">
            <text:p>0x04a0</text:p>
          </table:table-cell>
          <table:table-cell office:value-type="string">
            <text:p>0x2c00</text:p>
          </table:table-cell>
          <table:table-cell office:value-type="string">
            <text:p>0x02a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78 */</text:p>
          </table:table-cell>
        </table:table-row>
        <table:table-row table:style-name="ro4">
          <table:table-cell/>
          <table:table-cell office:value-type="string">
            <text:p>0x0ac0</text:p>
          </table:table-cell>
          <table:table-cell office:value-type="string">
            <text:p>0x3000</text:p>
          </table:table-cell>
          <table:table-cell office:value-type="string">
            <text:p>0x06a0</text:p>
          </table:table-cell>
          <table:table-cell office:value-type="string">
            <text:p>0x2c00</text:p>
          </table:table-cell>
          <table:table-cell office:value-type="string">
            <text:p>0x01a0</text:p>
          </table:table-cell>
          <table:table-cell office:value-type="string">
            <text:p>0x2c00</text:p>
          </table:table-cell>
          <table:table-cell office:value-type="string">
            <text:p>0x05a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80 */</text:p>
          </table:table-cell>
        </table:table-row>
        <table:table-row table:style-name="ro4">
          <table:table-cell/>
          <table:table-cell office:value-type="string">
            <text:p>0x03a0</text:p>
          </table:table-cell>
          <table:table-cell office:value-type="string">
            <text:p>0x2c00</text:p>
          </table:table-cell>
          <table:table-cell office:value-type="string">
            <text:p>0x07a0</text:p>
          </table:table-cell>
          <table:table-cell office:value-type="string">
            <text:p>0x2c00</text:p>
          </table:table-cell>
          <table:table-cell office:value-type="string">
            <text:p>0x0060</text:p>
          </table:table-cell>
          <table:table-cell office:value-type="string">
            <text:p>0x2800</text:p>
          </table:table-cell>
          <table:table-cell office:value-type="string">
            <text:p>0x026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f88 */</text:p>
          </table:table-cell>
        </table:table-row>
        <table:table-row table:style-name="ro4">
          <table:table-cell/>
          <table:table-cell office:value-type="string">
            <text:p>0x0160</text:p>
          </table:table-cell>
          <table:table-cell office:value-type="string">
            <text:p>0x2800</text:p>
          </table:table-cell>
          <table:table-cell office:value-type="string">
            <text:p>0x0360</text:p>
          </table:table-cell>
          <table:table-cell office:value-type="string">
            <text:p>0x2800</text:p>
          </table:table-cell>
          <table:table-cell office:value-type="string">
            <text:p>0x00e0</text:p>
          </table:table-cell>
          <table:table-cell office:value-type="string">
            <text:p>0x2800</text:p>
          </table:table-cell>
          <table:table-cell office:value-type="string">
            <text:p>0x02e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90 */</text:p>
          </table:table-cell>
        </table:table-row>
        <table:table-row table:style-name="ro4">
          <table:table-cell/>
          <table:table-cell office:value-type="string">
            <text:p>0x06e0</text:p>
          </table:table-cell>
          <table:table-cell office:value-type="string">
            <text:p>0x2c00</text:p>
          </table:table-cell>
          <table:table-cell office:value-type="string">
            <text:p>0x01e0</text:p>
          </table:table-cell>
          <table:table-cell office:value-type="string">
            <text:p>0x2c00</text:p>
          </table:table-cell>
          <table:table-cell office:value-type="string">
            <text:p>0x05e0</text:p>
          </table:table-cell>
          <table:table-cell office:value-type="string">
            <text:p>0x2c00</text:p>
          </table:table-cell>
          <table:table-cell office:value-type="string">
            <text:p>0x03e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98 */</text:p>
          </table:table-cell>
        </table:table-row>
        <table:table-row table:style-name="ro4">
          <table:table-cell/>
          <table:table-cell office:value-type="string">
            <text:p>0x07e0</text:p>
          </table:table-cell>
          <table:table-cell office:value-type="string">
            <text:p>0x2c00</text:p>
          </table:table-cell>
          <table:table-cell office:value-type="string">
            <text:p>0x0010</text:p>
          </table:table-cell>
          <table:table-cell office:value-type="string">
            <text:p>0x2c00</text:p>
          </table:table-cell>
          <table:table-cell office:value-type="string">
            <text:p>0x0410</text:p>
          </table:table-cell>
          <table:table-cell office:value-type="string">
            <text:p>0x2c00</text:p>
          </table:table-cell>
          <table:table-cell office:value-type="string">
            <text:p>0x021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a0 */</text:p>
          </table:table-cell>
        </table:table-row>
        <table:table-row table:style-name="ro4">
          <table:table-cell/>
          <table:table-cell office:value-type="string">
            <text:p>0x0110</text:p>
          </table:table-cell>
          <table:table-cell office:value-type="string">
            <text:p>0x2800</text:p>
          </table:table-cell>
          <table:table-cell office:value-type="string">
            <text:p>0x0310</text:p>
          </table:table-cell>
          <table:table-cell office:value-type="string">
            <text:p>0x2800</text:p>
          </table:table-cell>
          <table:table-cell office:value-type="string">
            <text:p>0x0090</text:p>
          </table:table-cell>
          <table:table-cell office:value-type="string">
            <text:p>0x2800</text:p>
          </table:table-cell>
          <table:table-cell office:value-type="string">
            <text:p>0x0050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fa8 */</text:p>
          </table:table-cell>
        </table:table-row>
        <table:table-row table:style-name="ro4">
          <table:table-cell/>
          <table:table-cell office:value-type="string">
            <text:p>0x0290</text:p>
          </table:table-cell>
          <table:table-cell office:value-type="string">
            <text:p>0x2800</text:p>
          </table:table-cell>
          <table:table-cell office:value-type="string">
            <text:p>0x0190</text:p>
          </table:table-cell>
          <table:table-cell office:value-type="string">
            <text:p>0x2800</text:p>
          </table:table-cell>
          <table:table-cell office:value-type="string">
            <text:p>0x0390</text:p>
          </table:table-cell>
          <table:table-cell office:value-type="string">
            <text:p>0x2800</text:p>
          </table:table-cell>
          <table:table-cell office:value-type="string">
            <text:p>0x061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b0 */</text:p>
          </table:table-cell>
        </table:table-row>
        <table:table-row table:style-name="ro4">
          <table:table-cell/>
          <table:table-cell office:value-type="string">
            <text:p>0x0030</text:p>
          </table:table-cell>
          <table:table-cell office:value-type="string">
            <text:p>0x2c00</text:p>
          </table:table-cell>
          <table:table-cell office:value-type="string">
            <text:p>0x0430</text:p>
          </table:table-cell>
          <table:table-cell office:value-type="string">
            <text:p>0x2c00</text:p>
          </table:table-cell>
          <table:table-cell office:value-type="string">
            <text:p>0x0230</text:p>
          </table:table-cell>
          <table:table-cell office:value-type="string">
            <text:p>0x2c00</text:p>
          </table:table-cell>
          <table:table-cell office:value-type="string">
            <text:p>0x0630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b8 */</text:p>
          </table:table-cell>
        </table:table-row>
        <table:table-row table:style-name="ro4">
          <table:table-cell/>
          <table:table-cell office:value-type="string">
            <text:p>0x0130</text:p>
          </table:table-cell>
          <table:table-cell office:value-type="string">
            <text:p>0x2c00</text:p>
          </table:table-cell>
          <table:table-cell office:value-type="string">
            <text:p>0x0530</text:p>
          </table:table-cell>
          <table:table-cell office:value-type="string">
            <text:p>0x2c00</text:p>
          </table:table-cell>
          <table:table-cell office:value-type="string">
            <text:p>0x0330</text:p>
          </table:table-cell>
          <table:table-cell office:value-type="string">
            <text:p>0x2800</text:p>
          </table:table-cell>
          <table:table-cell office:value-type="string">
            <text:p>0x00b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fc0 */</text:p>
          </table:table-cell>
        </table:table-row>
        <table:table-row table:style-name="ro4">
          <table:table-cell/>
          <table:table-cell office:value-type="string">
            <text:p>0x02b0</text:p>
          </table:table-cell>
          <table:table-cell office:value-type="string">
            <text:p>0x2800</text:p>
          </table:table-cell>
          <table:table-cell office:value-type="string">
            <text:p>0x0070</text:p>
          </table:table-cell>
          <table:table-cell office:value-type="string">
            <text:p>0x1c00</text:p>
          </table:table-cell>
          <table:table-cell office:value-type="string">
            <text:p>0x0008</text:p>
          </table:table-cell>
          <table:table-cell office:value-type="string">
            <text:p>0x1c00</text:p>
          </table:table-cell>
          <table:table-cell office:value-type="string">
            <text:p>0x0048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fc8 */</text:p>
          </table:table-cell>
        </table:table-row>
        <table:table-row table:style-name="ro4">
          <table:table-cell/>
          <table:table-cell office:value-type="string">
            <text:p>0x01b0</text:p>
          </table:table-cell>
          <table:table-cell office:value-type="string">
            <text:p>0x2800</text:p>
          </table:table-cell>
          <table:table-cell office:value-type="string">
            <text:p>0x03b0</text:p>
          </table:table-cell>
          <table:table-cell office:value-type="string">
            <text:p>0x2800</text:p>
          </table:table-cell>
          <table:table-cell office:value-type="string">
            <text:p>0x0028</text:p>
          </table:table-cell>
          <table:table-cell office:value-type="string">
            <text:p>0x2800</text:p>
          </table:table-cell>
          <table:table-cell office:value-type="string">
            <text:p>0x0228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d0 */</text:p>
          </table:table-cell>
        </table:table-row>
        <table:table-row table:style-name="ro4">
          <table:table-cell/>
          <table:table-cell office:value-type="string">
            <text:p>0x0628</text:p>
          </table:table-cell>
          <table:table-cell office:value-type="string">
            <text:p>0x2c00</text:p>
          </table:table-cell>
          <table:table-cell office:value-type="string">
            <text:p>0x0128</text:p>
          </table:table-cell>
          <table:table-cell office:value-type="string">
            <text:p>0x2c00</text:p>
          </table:table-cell>
          <table:table-cell office:value-type="string">
            <text:p>0x0528</text:p>
          </table:table-cell>
          <table:table-cell office:value-type="string">
            <text:p>0x2c00</text:p>
          </table:table-cell>
          <table:table-cell office:value-type="string">
            <text:p>0x0328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d8 */</text:p>
          </table:table-cell>
        </table:table-row>
        <table:table-row table:style-name="ro4">
          <table:table-cell/>
          <table:table-cell office:value-type="string">
            <text:p>0x00a8</text:p>
          </table:table-cell>
          <table:table-cell office:value-type="string">
            <text:p>0x2800</text:p>
          </table:table-cell>
          <table:table-cell office:value-type="string">
            <text:p>0x02a8</text:p>
          </table:table-cell>
          <table:table-cell office:value-type="string">
            <text:p>0x2800</text:p>
          </table:table-cell>
          <table:table-cell office:value-type="string">
            <text:p>0x01a8</text:p>
          </table:table-cell>
          <table:table-cell office:value-type="string">
            <text:p>0x2800</text:p>
          </table:table-cell>
          <table:table-cell office:value-type="string">
            <text:p>0x0068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fe0 */</text:p>
          </table:table-cell>
        </table:table-row>
        <table:table-row table:style-name="ro4">
          <table:table-cell/>
          <table:table-cell office:value-type="string">
            <text:p>0x0018</text:p>
          </table:table-cell>
          <table:table-cell office:value-type="string">
            <text:p>0x1c00</text:p>
          </table:table-cell>
          <table:table-cell office:value-type="string">
            <text:p>0x0004</text:p>
          </table:table-cell>
          <table:table-cell office:value-type="string">
            <text:p>0x1000</text:p>
          </table:table-cell>
          <table:table-cell office:value-type="string">
            <text:p>0x0058</text:p>
          </table:table-cell>
          <table:table-cell office:value-type="string">
            <text:p>0x1c00</text:p>
          </table:table-cell>
          <table:table-cell office:value-type="string">
            <text:p>0x0038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<text:s/>fe8 */</text:p>
          </table:table-cell>
        </table:table-row>
        <table:table-row table:style-name="ro4">
          <table:table-cell/>
          <table:table-cell office:value-type="string">
            <text:p>0x03a8</text:p>
          </table:table-cell>
          <table:table-cell office:value-type="string">
            <text:p>0x2800</text:p>
          </table:table-cell>
          <table:table-cell office:value-type="string">
            <text:p>0x0078</text:p>
          </table:table-cell>
          <table:table-cell office:value-type="string">
            <text:p>0x2800</text:p>
          </table:table-cell>
          <table:table-cell office:value-type="string">
            <text:p>0x0278</text:p>
          </table:table-cell>
          <table:table-cell office:value-type="string">
            <text:p>0x2800</text:p>
          </table:table-cell>
          <table:table-cell office:value-type="string">
            <text:p>0x0728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<text:s/>ff0 */</text:p>
          </table:table-cell>
        </table:table-row>
        <table:table-row table:style-name="ro4">
          <table:table-cell/>
          <table:table-cell office:value-type="string">
            <text:p>0x0178</text:p>
          </table:table-cell>
          <table:table-cell office:value-type="string">
            <text:p>0x2c00</text:p>
          </table:table-cell>
          <table:table-cell office:value-type="string">
            <text:p>0x0578</text:p>
          </table:table-cell>
          <table:table-cell office:value-type="string">
            <text:p>0x2c00</text:p>
          </table:table-cell>
          <table:table-cell office:value-type="string">
            <text:p>0x0378</text:p>
          </table:table-cell>
          <table:table-cell office:value-type="string">
            <text:p>0x2800</text:p>
          </table:table-cell>
          <table:table-cell office:value-type="string">
            <text:p>0x00f8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<text:s/>ff8 */</text:p>
          </table:table-cell>
        </table:table-row>
        <table:table-row table:style-name="ro4">
          <table:table-cell/>
          <table:table-cell office:value-type="string">
            <text:p>0x02f8</text:p>
          </table:table-cell>
          <table:table-cell office:value-type="string">
            <text:p>0x2800</text:p>
          </table:table-cell>
          <table:table-cell office:value-type="string">
            <text:p>0x000c</text:p>
          </table:table-cell>
          <table:table-cell office:value-type="string">
            <text:p>0x1c00</text:p>
          </table:table-cell>
          <table:table-cell office:value-type="string">
            <text:p>0x004c</text:p>
          </table:table-cell>
          <table:table-cell office:value-type="string">
            <text:p>0x1c00</text:p>
          </table:table-cell>
          <table:table-cell office:value-type="string">
            <text:p>0x0002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1000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0400</text:p>
          </table:table-cell>
          <table:table-cell office:value-type="string">
            <text:p>0x000a</text:p>
          </table:table-cell>
          <table:table-cell office:value-type="string">
            <text:p>0x1000</text:p>
          </table:table-cell>
          <table:table-cell office:value-type="string">
            <text:p>0x002c</text:p>
          </table:table-cell>
          <table:table-cell office:value-type="string">
            <text:p>0x1c00</text:p>
          </table:table-cell>
          <table:table-cell office:value-type="string">
            <text:p>0x006c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1008 */</text:p>
          </table:table-cell>
        </table:table-row>
        <table:table-row table:style-name="ro4">
          <table:table-cell/>
          <table:table-cell office:value-type="string">
            <text:p>0x01f8</text:p>
          </table:table-cell>
          <table:table-cell office:value-type="string">
            <text:p>0x2800</text:p>
          </table:table-cell>
          <table:table-cell office:value-type="string">
            <text:p>0x03f8</text:p>
          </table:table-cell>
          <table:table-cell office:value-type="string">
            <text:p>0x2800</text:p>
          </table:table-cell>
          <table:table-cell office:value-type="string">
            <text:p>0x001c</text:p>
          </table:table-cell>
          <table:table-cell office:value-type="string">
            <text:p>0x2800</text:p>
          </table:table-cell>
          <table:table-cell office:value-type="string">
            <text:p>0x021c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10 */</text:p>
          </table:table-cell>
        </table:table-row>
        <table:table-row table:style-name="ro4">
          <table:table-cell/>
          <table:table-cell office:value-type="string">
            <text:p>0x061c</text:p>
          </table:table-cell>
          <table:table-cell office:value-type="string">
            <text:p>0x2c00</text:p>
          </table:table-cell>
          <table:table-cell office:value-type="string">
            <text:p>0x011c</text:p>
          </table:table-cell>
          <table:table-cell office:value-type="string">
            <text:p>0x2c00</text:p>
          </table:table-cell>
          <table:table-cell office:value-type="string">
            <text:p>0x031c</text:p>
          </table:table-cell>
          <table:table-cell office:value-type="string">
            <text:p>0x2800</text:p>
          </table:table-cell>
          <table:table-cell office:value-type="string">
            <text:p>0x009c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018 */</text:p>
          </table:table-cell>
        </table:table-row>
        <table:table-row table:style-name="ro4">
          <table:table-cell/>
          <table:table-cell office:value-type="string">
            <text:p>0x029c</text:p>
          </table:table-cell>
          <table:table-cell office:value-type="string">
            <text:p>0x2800</text:p>
          </table:table-cell>
          <table:table-cell office:value-type="string">
            <text:p>0x005c</text:p>
          </table:table-cell>
          <table:table-cell office:value-type="string">
            <text:p>0x1c00</text:p>
          </table:table-cell>
          <table:table-cell office:value-type="string">
            <text:p>0x003c</text:p>
          </table:table-cell>
          <table:table-cell office:value-type="string">
            <text:p>0x1c00</text:p>
          </table:table-cell>
          <table:table-cell table:style-name="Default" office:value-type="string">
            <text:p>0x0006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1020 */</text:p>
          </table:table-cell>
        </table:table-row>
        <table:table-row table:style-name="ro4">
          <table:table-cell/>
          <table:table-cell office:value-type="string">
            <text:p>0x007c</text:p>
          </table:table-cell>
          <table:table-cell office:value-type="string">
            <text:p>0x1c00</text:p>
          </table:table-cell>
          <table:table-cell office:value-type="string">
            <text:p>0x019c</text:p>
          </table:table-cell>
          <table:table-cell office:value-type="string">
            <text:p>0x2800</text:p>
          </table:table-cell>
          <table:table-cell office:value-type="string">
            <text:p>0x039c</text:p>
          </table:table-cell>
          <table:table-cell office:value-type="string">
            <text:p>0x2800</text:p>
          </table:table-cell>
          <table:table-cell office:value-type="string">
            <text:p>0x000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028 */</text:p>
          </table:table-cell>
        </table:table-row>
        <table:table-row table:style-name="ro4">
          <table:table-cell/>
          <table:table-cell office:value-type="string">
            <text:p>0x020e</text:p>
          </table:table-cell>
          <table:table-cell office:value-type="string">
            <text:p>0x2800</text:p>
          </table:table-cell>
          <table:table-cell office:value-type="string">
            <text:p>0x051c</text:p>
          </table:table-cell>
          <table:table-cell office:value-type="string">
            <text:p>0x2c00</text:p>
          </table:table-cell>
          <table:table-cell office:value-type="string">
            <text:p>0x010e</text:p>
          </table:table-cell>
          <table:table-cell office:value-type="string">
            <text:p>0x2c00</text:p>
          </table:table-cell>
          <table:table-cell office:value-type="string">
            <text:p>0x050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30 */</text:p>
          </table:table-cell>
        </table:table-row>
        <table:table-row table:style-name="ro4">
          <table:table-cell/>
          <table:table-cell office:value-type="string">
            <text:p>0x030e</text:p>
          </table:table-cell>
          <table:table-cell office:value-type="string">
            <text:p>0x2c00</text:p>
          </table:table-cell>
          <table:table-cell office:value-type="string">
            <text:p>0x070e</text:p>
          </table:table-cell>
          <table:table-cell office:value-type="string">
            <text:p>0x2c00</text:p>
          </table:table-cell>
          <table:table-cell office:value-type="string">
            <text:p>0x008e</text:p>
          </table:table-cell>
          <table:table-cell office:value-type="string">
            <text:p>0x2800</text:p>
          </table:table-cell>
          <table:table-cell office:value-type="string">
            <text:p>0x028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038 */</text:p>
          </table:table-cell>
        </table:table-row>
        <table:table-row table:style-name="ro4">
          <table:table-cell/>
          <table:table-cell office:value-type="string">
            <text:p>0x018e</text:p>
          </table:table-cell>
          <table:table-cell office:value-type="string">
            <text:p>0x2800</text:p>
          </table:table-cell>
          <table:table-cell office:value-type="string">
            <text:p>0x038e</text:p>
          </table:table-cell>
          <table:table-cell office:value-type="string">
            <text:p>0x2800</text:p>
          </table:table-cell>
          <table:table-cell office:value-type="string">
            <text:p>0x004e</text:p>
          </table:table-cell>
          <table:table-cell office:value-type="string">
            <text:p>0x1c00</text:p>
          </table:table-cell>
          <table:table-cell office:value-type="string">
            <text:p>0x002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040 */</text:p>
          </table:table-cell>
        </table:table-row>
        <table:table-row table:style-name="ro4">
          <table:table-cell/>
          <table:table-cell office:value-type="string">
            <text:p>0x022e</text:p>
          </table:table-cell>
          <table:table-cell office:value-type="string">
            <text:p>0x2800</text:p>
          </table:table-cell>
          <table:table-cell office:value-type="string">
            <text:p>0x012e</text:p>
          </table:table-cell>
          <table:table-cell office:value-type="string">
            <text:p>0x2800</text:p>
          </table:table-cell>
          <table:table-cell office:value-type="string">
            <text:p>0x032e</text:p>
          </table:table-cell>
          <table:table-cell office:value-type="string">
            <text:p>0x2800</text:p>
          </table:table-cell>
          <table:table-cell office:value-type="string">
            <text:p>0x00a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48 */</text:p>
          </table:table-cell>
        </table:table-row>
        <table:table-row table:style-name="ro4">
          <table:table-cell/>
          <table:table-cell office:value-type="string">
            <text:p>0x04ae</text:p>
          </table:table-cell>
          <table:table-cell office:value-type="string">
            <text:p>0x2c00</text:p>
          </table:table-cell>
          <table:table-cell office:value-type="string">
            <text:p>0x02ae</text:p>
          </table:table-cell>
          <table:table-cell office:value-type="string">
            <text:p>0x2c00</text:p>
          </table:table-cell>
          <table:table-cell office:value-type="string">
            <text:p>0x06ae</text:p>
          </table:table-cell>
          <table:table-cell office:value-type="string">
            <text:p>0x2c00</text:p>
          </table:table-cell>
          <table:table-cell office:value-type="string">
            <text:p>0x01a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50 */</text:p>
          </table:table-cell>
        </table:table-row>
        <table:table-row table:style-name="ro4">
          <table:table-cell/>
          <table:table-cell office:value-type="string">
            <text:p>0x05ae</text:p>
          </table:table-cell>
          <table:table-cell office:value-type="string">
            <text:p>0x2c00</text:p>
          </table:table-cell>
          <table:table-cell office:value-type="string">
            <text:p>0x03ae</text:p>
          </table:table-cell>
          <table:table-cell office:value-type="string">
            <text:p>0x2c00</text:p>
          </table:table-cell>
          <table:table-cell office:value-type="string">
            <text:p>0x006e</text:p>
          </table:table-cell>
          <table:table-cell office:value-type="string">
            <text:p>0x2800</text:p>
          </table:table-cell>
          <table:table-cell office:value-type="string">
            <text:p>0x026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058 */</text:p>
          </table:table-cell>
        </table:table-row>
        <table:table-row table:style-name="ro4">
          <table:table-cell/>
          <table:table-cell office:value-type="string">
            <text:p>0x016e</text:p>
          </table:table-cell>
          <table:table-cell office:value-type="string">
            <text:p>0x2800</text:p>
          </table:table-cell>
          <table:table-cell office:value-type="string">
            <text:p>0x036e</text:p>
          </table:table-cell>
          <table:table-cell office:value-type="string">
            <text:p>0x2800</text:p>
          </table:table-cell>
          <table:table-cell office:value-type="string">
            <text:p>0x00ee</text:p>
          </table:table-cell>
          <table:table-cell office:value-type="string">
            <text:p>0x2800</text:p>
          </table:table-cell>
          <table:table-cell office:value-type="string">
            <text:p>0x02e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060 */</text:p>
          </table:table-cell>
        </table:table-row>
        <table:table-row table:style-name="ro4">
          <table:table-cell/>
          <table:table-cell office:value-type="string">
            <text:p>0x01ee</text:p>
          </table:table-cell>
          <table:table-cell office:value-type="string">
            <text:p>0x2800</text:p>
          </table:table-cell>
          <table:table-cell office:value-type="string">
            <text:p>0x07ae</text:p>
          </table:table-cell>
          <table:table-cell office:value-type="string">
            <text:p>0x2c00</text:p>
          </table:table-cell>
          <table:table-cell office:value-type="string">
            <text:p>0x03ee</text:p>
          </table:table-cell>
          <table:table-cell office:value-type="string">
            <text:p>0x2c00</text:p>
          </table:table-cell>
          <table:table-cell office:value-type="string">
            <text:p>0x07e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68 */</text:p>
          </table:table-cell>
        </table:table-row>
        <table:table-row table:style-name="ro4">
          <table:table-cell/>
          <table:table-cell office:value-type="string">
            <text:p>0x001e</text:p>
          </table:table-cell>
          <table:table-cell office:value-type="string">
            <text:p>0x2c00</text:p>
          </table:table-cell>
          <table:table-cell office:value-type="string">
            <text:p>0x041e</text:p>
          </table:table-cell>
          <table:table-cell office:value-type="string">
            <text:p>0x2c00</text:p>
          </table:table-cell>
          <table:table-cell office:value-type="string">
            <text:p>0x021e</text:p>
          </table:table-cell>
          <table:table-cell office:value-type="string">
            <text:p>0x2c00</text:p>
          </table:table-cell>
          <table:table-cell office:value-type="string">
            <text:p>0x061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70 */</text:p>
          </table:table-cell>
        </table:table-row>
        <table:table-row table:style-name="ro4">
          <table:table-cell/>
          <table:table-cell office:value-type="string">
            <text:p>0x011e</text:p>
          </table:table-cell>
          <table:table-cell office:value-type="string">
            <text:p>0x2c00</text:p>
          </table:table-cell>
          <table:table-cell office:value-type="string">
            <text:p>0x051e</text:p>
          </table:table-cell>
          <table:table-cell office:value-type="string">
            <text:p>0x2c00</text:p>
          </table:table-cell>
          <table:table-cell office:value-type="string">
            <text:p>0x031e</text:p>
          </table:table-cell>
          <table:table-cell office:value-type="string">
            <text:p>0x2800</text:p>
          </table:table-cell>
          <table:table-cell office:value-type="string">
            <text:p>0x009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078 */</text:p>
          </table:table-cell>
        </table:table-row>
        <table:table-row table:style-name="ro4">
          <table:table-cell/>
          <table:table-cell office:value-type="string">
            <text:p>0x029e</text:p>
          </table:table-cell>
          <table:table-cell office:value-type="string">
            <text:p>0x2800</text:p>
          </table:table-cell>
          <table:table-cell office:value-type="string">
            <text:p>0x019e</text:p>
          </table:table-cell>
          <table:table-cell office:value-type="string">
            <text:p>0x2800</text:p>
          </table:table-cell>
          <table:table-cell office:value-type="string">
            <text:p>0x039e</text:p>
          </table:table-cell>
          <table:table-cell office:value-type="string">
            <text:p>0x2800</text:p>
          </table:table-cell>
          <table:table-cell office:value-type="string">
            <text:p>0x005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80 */</text:p>
          </table:table-cell>
        </table:table-row>
        <table:table-row table:style-name="ro4">
          <table:table-cell/>
          <table:table-cell office:value-type="string">
            <text:p>0x045e</text:p>
          </table:table-cell>
          <table:table-cell office:value-type="string">
            <text:p>0x2c00</text:p>
          </table:table-cell>
          <table:table-cell office:value-type="string">
            <text:p>0x025e</text:p>
          </table:table-cell>
          <table:table-cell office:value-type="string">
            <text:p>0x2c00</text:p>
          </table:table-cell>
          <table:table-cell office:value-type="string">
            <text:p>0x065e</text:p>
          </table:table-cell>
          <table:table-cell office:value-type="string">
            <text:p>0x2c00</text:p>
          </table:table-cell>
          <table:table-cell office:value-type="string">
            <text:p>0x015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88 */</text:p>
          </table:table-cell>
        </table:table-row>
        <table:table-row table:style-name="ro4">
          <table:table-cell/>
          <table:table-cell office:value-type="string">
            <text:p>0x055e</text:p>
          </table:table-cell>
          <table:table-cell office:value-type="string">
            <text:p>0x3000</text:p>
          </table:table-cell>
          <table:table-cell office:value-type="string">
            <text:p>0x035e</text:p>
          </table:table-cell>
          <table:table-cell office:value-type="string">
            <text:p>0x2c00</text:p>
          </table:table-cell>
          <table:table-cell office:value-type="string">
            <text:p>0x075e</text:p>
          </table:table-cell>
          <table:table-cell office:value-type="string">
            <text:p>0x2c00</text:p>
          </table:table-cell>
          <table:table-cell office:value-type="string">
            <text:p>0x00d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90 */</text:p>
          </table:table-cell>
        </table:table-row>
        <table:table-row table:style-name="ro4">
          <table:table-cell/>
          <table:table-cell office:value-type="string">
            <text:p>0x04de</text:p>
          </table:table-cell>
          <table:table-cell office:value-type="string">
            <text:p>0x2c00</text:p>
          </table:table-cell>
          <table:table-cell office:value-type="string">
            <text:p>0x02de</text:p>
          </table:table-cell>
          <table:table-cell office:value-type="string">
            <text:p>0x2c00</text:p>
          </table:table-cell>
          <table:table-cell office:value-type="string">
            <text:p>0x01de</text:p>
          </table:table-cell>
          <table:table-cell office:value-type="string">
            <text:p>0x2800</text:p>
          </table:table-cell>
          <table:table-cell office:value-type="string">
            <text:p>0x03de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098 */</text:p>
          </table:table-cell>
        </table:table-row>
        <table:table-row table:style-name="ro4">
          <table:table-cell/>
          <table:table-cell office:value-type="string">
            <text:p>0x003e</text:p>
          </table:table-cell>
          <table:table-cell office:value-type="string">
            <text:p>0x2800</text:p>
          </table:table-cell>
          <table:table-cell office:value-type="string">
            <text:p>0x06de</text:p>
          </table:table-cell>
          <table:table-cell office:value-type="string">
            <text:p>0x2c00</text:p>
          </table:table-cell>
          <table:table-cell office:value-type="string">
            <text:p>0x023e</text:p>
          </table:table-cell>
          <table:table-cell office:value-type="string">
            <text:p>0x2c00</text:p>
          </table:table-cell>
          <table:table-cell office:value-type="string">
            <text:p>0x063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a0 */</text:p>
          </table:table-cell>
        </table:table-row>
        <table:table-row table:style-name="ro4">
          <table:table-cell/>
          <table:table-cell office:value-type="string">
            <text:p>0x013e</text:p>
          </table:table-cell>
          <table:table-cell office:value-type="string">
            <text:p>0x2c00</text:p>
          </table:table-cell>
          <table:table-cell office:value-type="string">
            <text:p>0x053e</text:p>
          </table:table-cell>
          <table:table-cell office:value-type="string">
            <text:p>0x2c00</text:p>
          </table:table-cell>
          <table:table-cell office:value-type="string">
            <text:p>0x0d5e</text:p>
          </table:table-cell>
          <table:table-cell office:value-type="string">
            <text:p>0x3000</text:p>
          </table:table-cell>
          <table:table-cell office:value-type="string">
            <text:p>0x033e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0a8 */</text:p>
          </table:table-cell>
        </table:table-row>
        <table:table-row table:style-name="ro4">
          <table:table-cell/>
          <table:table-cell office:value-type="string">
            <text:p>0x0b3e</text:p>
          </table:table-cell>
          <table:table-cell office:value-type="string">
            <text:p>0x3000</text:p>
          </table:table-cell>
          <table:table-cell office:value-type="string">
            <text:p>0x073e</text:p>
          </table:table-cell>
          <table:table-cell office:value-type="string">
            <text:p>0x2c00</text:p>
          </table:table-cell>
          <table:table-cell office:value-type="string">
            <text:p>0x00be</text:p>
          </table:table-cell>
          <table:table-cell office:value-type="string">
            <text:p>0x2c00</text:p>
          </table:table-cell>
          <table:table-cell office:value-type="string">
            <text:p>0x04b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b0 */</text:p>
          </table:table-cell>
        </table:table-row>
        <table:table-row table:style-name="ro4">
          <table:table-cell/>
          <table:table-cell office:value-type="string">
            <text:p>0x02be</text:p>
          </table:table-cell>
          <table:table-cell office:value-type="string">
            <text:p>0x2c00</text:p>
          </table:table-cell>
          <table:table-cell office:value-type="string">
            <text:p>0x06be</text:p>
          </table:table-cell>
          <table:table-cell office:value-type="string">
            <text:p>0x2c00</text:p>
          </table:table-cell>
          <table:table-cell office:value-type="string">
            <text:p>0x01be</text:p>
          </table:table-cell>
          <table:table-cell office:value-type="string">
            <text:p>0x2800</text:p>
          </table:table-cell>
          <table:table-cell office:value-type="string">
            <text:p>0x03b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b8 */</text:p>
          </table:table-cell>
        </table:table-row>
        <table:table-row table:style-name="ro4">
          <table:table-cell/>
          <table:table-cell office:value-type="string">
            <text:p>0x07be</text:p>
          </table:table-cell>
          <table:table-cell office:value-type="string">
            <text:p>0x2c00</text:p>
          </table:table-cell>
          <table:table-cell office:value-type="string">
            <text:p>0x007e</text:p>
          </table:table-cell>
          <table:table-cell office:value-type="string">
            <text:p>0x2c00</text:p>
          </table:table-cell>
          <table:table-cell office:value-type="string">
            <text:p>0x047e</text:p>
          </table:table-cell>
          <table:table-cell office:value-type="string">
            <text:p>0x2c00</text:p>
          </table:table-cell>
          <table:table-cell office:value-type="string">
            <text:p>0x027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c0 */</text:p>
          </table:table-cell>
        </table:table-row>
        <table:table-row table:style-name="ro4">
          <table:table-cell/>
          <table:table-cell office:value-type="string">
            <text:p>0x067e</text:p>
          </table:table-cell>
          <table:table-cell office:value-type="string">
            <text:p>0x3000</text:p>
          </table:table-cell>
          <table:table-cell office:value-type="string">
            <text:p>0x0e7e</text:p>
          </table:table-cell>
          <table:table-cell office:value-type="string">
            <text:p>0x3000</text:p>
          </table:table-cell>
          <table:table-cell office:value-type="string">
            <text:p>0x017e</text:p>
          </table:table-cell>
          <table:table-cell office:value-type="string">
            <text:p>0x3000</text:p>
          </table:table-cell>
          <table:table-cell office:value-type="string">
            <text:p>0x097e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0c8 */</text:p>
          </table:table-cell>
        </table:table-row>
        <table:table-row table:style-name="ro4">
          <table:table-cell/>
          <table:table-cell office:value-type="string">
            <text:p>0x057e</text:p>
          </table:table-cell>
          <table:table-cell office:value-type="string">
            <text:p>0x3000</text:p>
          </table:table-cell>
          <table:table-cell office:value-type="string">
            <text:p>0x037e</text:p>
          </table:table-cell>
          <table:table-cell office:value-type="string">
            <text:p>0x2c00</text:p>
          </table:table-cell>
          <table:table-cell office:value-type="string">
            <text:p>0x077e</text:p>
          </table:table-cell>
          <table:table-cell office:value-type="string">
            <text:p>0x2c00</text:p>
          </table:table-cell>
          <table:table-cell office:value-type="string">
            <text:p>0x00f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d0 */</text:p>
          </table:table-cell>
        </table:table-row>
        <table:table-row table:style-name="ro4">
          <table:table-cell/>
          <table:table-cell office:value-type="string">
            <text:p>0x04fe</text:p>
          </table:table-cell>
          <table:table-cell office:value-type="string">
            <text:p>0x2c00</text:p>
          </table:table-cell>
          <table:table-cell office:value-type="string">
            <text:p>0x02fe</text:p>
          </table:table-cell>
          <table:table-cell office:value-type="string">
            <text:p>0x2c00</text:p>
          </table:table-cell>
          <table:table-cell office:value-type="string">
            <text:p>0x06fe</text:p>
          </table:table-cell>
          <table:table-cell office:value-type="string">
            <text:p>0x2c00</text:p>
          </table:table-cell>
          <table:table-cell office:value-type="string">
            <text:p>0x01fe</text:p>
          </table:table-cell>
          <table:table-cell office:value-type="string">
            <text:p>0x2c00</text:p>
          </table:table-cell>
          <table:table-cell/>
          <table:table-cell office:value-type="string">
            <text:p><text:s/>/* 10d8 */</text:p>
          </table:table-cell>
        </table:table-row>
        <table:table-row table:style-name="ro4">
          <table:table-cell/>
          <table:table-cell office:value-type="string">
            <text:p>0x05fe</text:p>
          </table:table-cell>
          <table:table-cell office:value-type="string">
            <text:p>0x2c00</text:p>
          </table:table-cell>
          <table:table-cell office:value-type="string">
            <text:p>0x03fe</text:p>
          </table:table-cell>
          <table:table-cell office:value-type="string">
            <text:p>0x2c00</text:p>
          </table:table-cell>
          <table:table-cell office:value-type="string">
            <text:p>0x0d7e</text:p>
          </table:table-cell>
          <table:table-cell office:value-type="string">
            <text:p>0x3000</text:p>
          </table:table-cell>
          <table:table-cell office:value-type="string">
            <text:p>0x07fe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0e0 */</text:p>
          </table:table-cell>
        </table:table-row>
        <table:table-row table:style-name="ro4">
          <table:table-cell/>
          <table:table-cell office:value-type="string">
            <text:p>0x0ffe</text:p>
          </table:table-cell>
          <table:table-cell office:value-type="string">
            <text:p>0x3000</text:p>
          </table:table-cell>
          <table:table-cell office:value-type="string">
            <text:p>0x0000</text:p>
          </table:table-cell>
          <table:table-cell office:value-type="string">
            <text:p>0x1000</text:p>
          </table:table-cell>
          <table:table-cell office:value-type="string">
            <text:p>0x0008</text:p>
          </table:table-cell>
          <table:table-cell office:value-type="string">
            <text:p>0x1000</text:p>
          </table:table-cell>
          <table:table-cell office:value-type="string">
            <text:p>0x0004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10e8 */</text:p>
          </table:table-cell>
        </table:table-row>
        <table:table-row table:style-name="ro4">
          <table:table-cell/>
          <table:table-cell office:value-type="string">
            <text:p>0x000c</text:p>
          </table:table-cell>
          <table:table-cell office:value-type="string">
            <text:p>0x1000</text:p>
          </table:table-cell>
          <table:table-cell office:value-type="string">
            <text:p>0x0002</text:p>
          </table:table-cell>
          <table:table-cell office:value-type="string">
            <text:p>0x1000</text:p>
          </table:table-cell>
          <table:table-cell office:value-type="string">
            <text:p>0x000a</text:p>
          </table:table-cell>
          <table:table-cell office:value-type="string">
            <text:p>0x1000</text:p>
          </table:table-cell>
          <table:table-cell table:style-name="Default" office:value-type="string">
            <text:p>0x0006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10f0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0c00</text:p>
          </table:table-cell>
          <table:table-cell office:value-type="string">
            <text:p>0x000e</text:p>
          </table:table-cell>
          <table:table-cell office:value-type="string">
            <text:p>0x1000</text:p>
          </table:table-cell>
          <table:table-cell office:value-type="string">
            <text:p>0x0005</text:p>
          </table:table-cell>
          <table:table-cell office:value-type="string">
            <text:p>0x1000</text:p>
          </table:table-cell>
          <table:table-cell office:value-type="string">
            <text:p>0x000d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10f8 */</text:p>
          </table:table-cell>
        </table:table-row>
        <table:table-row table:style-name="ro4">
          <table:table-cell/>
          <table:table-cell office:value-type="string">
            <text:p>0x0003</text:p>
          </table:table-cell>
          <table:table-cell office:value-type="string">
            <text:p>0x1000</text:p>
          </table:table-cell>
          <table:table-cell office:value-type="string">
            <text:p>0x000b</text:p>
          </table:table-cell>
          <table:table-cell office:value-type="string">
            <text:p>0x1000</text:p>
          </table:table-cell>
          <table:table-cell table:style-name="Default" office:value-type="string">
            <text:p>0x0007</text:p>
          </table:table-cell>
          <table:table-cell office:value-type="string">
            <text:p>0x1000</text:p>
          </table:table-cell>
          <table:table-cell office:value-type="string">
            <text:p>0x000f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110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c00</text:p>
          </table:table-cell>
          <table:table-cell office:value-type="string">
            <text:p>0x0004</text:p>
          </table:table-cell>
          <table:table-cell office:value-type="string">
            <text:p>0x2800</text:p>
          </table:table-cell>
          <table:table-cell office:value-type="string">
            <text:p>0x0204</text:p>
          </table:table-cell>
          <table:table-cell office:value-type="string">
            <text:p>0x3000</text:p>
          </table:table-cell>
          <table:table-cell office:value-type="string">
            <text:p>0x0a04</text:p>
          </table:table-cell>
          <table:table-cell office:value-type="string">
            <text:p>0x3400</text:p>
          </table:table-cell>
          <table:table-cell/>
          <table:table-cell office:value-type="string">
            <text:p><text:s/>/* 1108 */</text:p>
          </table:table-cell>
        </table:table-row>
        <table:table-row table:style-name="ro4">
          <table:table-cell/>
          <table:table-cell office:value-type="string">
            <text:p>0x1a04</text:p>
          </table:table-cell>
          <table:table-cell office:value-type="string">
            <text:p>0x3400</text:p>
          </table:table-cell>
          <table:table-cell office:value-type="string">
            <text:p>0x0604</text:p>
          </table:table-cell>
          <table:table-cell office:value-type="string">
            <text:p>0x3400</text:p>
          </table:table-cell>
          <table:table-cell office:value-type="string">
            <text:p>0x1604</text:p>
          </table:table-cell>
          <table:table-cell office:value-type="string">
            <text:p>0x3800</text:p>
          </table:table-cell>
          <table:table-cell office:value-type="string">
            <text:p>0x0104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110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office:value-type="string">
            <text:p>0x0c00</text:p>
          </table:table-cell>
          <table:table-cell office:value-type="string">
            <text:p>0x000c</text:p>
          </table:table-cell>
          <table:table-cell office:value-type="string">
            <text:p>0x1000</text:p>
          </table:table-cell>
          <table:table-cell office:value-type="string">
            <text:p>0x0014</text:p>
          </table:table-cell>
          <table:table-cell office:value-type="string">
            <text:p>0x1400</text:p>
          </table:table-cell>
          <table:table-cell office:value-type="string">
            <text:p>0x0044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1118 */</text:p>
          </table:table-cell>
        </table:table-row>
        <table:table-row table:style-name="ro4">
          <table:table-cell/>
          <table:table-cell office:value-type="string">
            <text:p>0x0304</text:p>
          </table:table-cell>
          <table:table-cell office:value-type="string">
            <text:p>0x2c00</text:p>
          </table:table-cell>
          <table:table-cell office:value-type="string">
            <text:p>0x0e04</text:p>
          </table:table-cell>
          <table:table-cell office:value-type="string">
            <text:p>0x3000</text:p>
          </table:table-cell>
          <table:table-cell office:value-type="string">
            <text:p>0x0704</text:p>
          </table:table-cell>
          <table:table-cell office:value-type="string">
            <text:p>0x3400</text:p>
          </table:table-cell>
          <table:table-cell table:style-name="Default" office:value-type="string">
            <text:p>0x0006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1120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0c00</text:p>
          </table:table-cell>
          <table:table-cell office:value-type="string">
            <text:p>0x000e</text:p>
          </table:table-cell>
          <table:table-cell office:value-type="string">
            <text:p>0x1000</text:p>
          </table:table-cell>
          <table:table-cell office:value-type="string">
            <text:p>0x0024</text:p>
          </table:table-cell>
          <table:table-cell office:value-type="string">
            <text:p>0x1800</text:p>
          </table:table-cell>
          <table:table-cell office:value-type="string">
            <text:p>0x0084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1128 */</text:p>
          </table:table-cell>
        </table:table-row>
        <table:table-row table:style-name="ro4">
          <table:table-cell/>
          <table:table-cell office:value-type="string">
            <text:p>0x0184</text:p>
          </table:table-cell>
          <table:table-cell office:value-type="string">
            <text:p>0x2c00</text:p>
          </table:table-cell>
          <table:table-cell office:value-type="string">
            <text:p>0x1704</text:p>
          </table:table-cell>
          <table:table-cell office:value-type="string">
            <text:p>0x3400</text:p>
          </table:table-cell>
          <table:table-cell office:value-type="string">
            <text:p>0x0005</text:p>
          </table:table-cell>
          <table:table-cell office:value-type="string">
            <text:p>0x1400</text:p>
          </table:table-cell>
          <table:table-cell office:value-type="string">
            <text:p>0x000d</text:p>
          </table:table-cell>
          <table:table-cell office:value-type="string">
            <text:p>0x1000</text:p>
          </table:table-cell>
          <table:table-cell/>
          <table:table-cell office:value-type="string">
            <text:p><text:s/>/* 1130 */</text:p>
          </table:table-cell>
        </table:table-row>
        <table:table-row table:style-name="ro4">
          <table:table-cell/>
          <table:table-cell office:value-type="string">
            <text:p>0x0015</text:p>
          </table:table-cell>
          <table:table-cell office:value-type="string">
            <text:p>0x1400</text:p>
          </table:table-cell>
          <table:table-cell office:value-type="string">
            <text:p>0x0003</text:p>
          </table:table-cell>
          <table:table-cell office:value-type="string">
            <text:p>0x1400</text:p>
          </table:table-cell>
          <table:table-cell office:value-type="string">
            <text:p>0x0013</text:p>
          </table:table-cell>
          <table:table-cell office:value-type="string">
            <text:p>0x2000</text:p>
          </table:table-cell>
          <table:table-cell office:value-type="string">
            <text:p>0x0384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138 */</text:p>
          </table:table-cell>
        </table:table-row>
        <table:table-row table:style-name="ro4">
          <table:table-cell/>
          <table:table-cell office:value-type="string">
            <text:p>0x0f04</text:p>
          </table:table-cell>
          <table:table-cell office:value-type="string">
            <text:p>0x3400</text:p>
          </table:table-cell>
          <table:table-cell office:value-type="string">
            <text:p>0x0093</text:p>
          </table:table-cell>
          <table:table-cell office:value-type="string">
            <text:p>0x2000</text:p>
          </table:table-cell>
          <table:table-cell office:value-type="string">
            <text:p>0x0033</text:p>
          </table:table-cell>
          <table:table-cell office:value-type="string">
            <text:p>0x1800</text:p>
          </table:table-cell>
          <table:table-cell office:value-type="string">
            <text:p>0x000b</text:p>
          </table:table-cell>
          <table:table-cell office:value-type="string">
            <text:p>0x1800</text:p>
          </table:table-cell>
          <table:table-cell/>
          <table:table-cell office:value-type="string">
            <text:p><text:s/>/* 1140 */</text:p>
          </table:table-cell>
        </table:table-row>
        <table:table-row table:style-name="ro4">
          <table:table-cell/>
          <table:table-cell office:value-type="string">
            <text:p>0x002b</text:p>
          </table:table-cell>
          <table:table-cell office:value-type="string">
            <text:p>0x1800</text:p>
          </table:table-cell>
          <table:table-cell office:value-type="string">
            <text:p>0x0053</text:p>
          </table:table-cell>
          <table:table-cell office:value-type="string">
            <text:p>0x1c00</text:p>
          </table:table-cell>
          <table:table-cell office:value-type="string">
            <text:p>0x001b</text:p>
          </table:table-cell>
          <table:table-cell office:value-type="string">
            <text:p>0x2400</text:p>
          </table:table-cell>
          <table:table-cell office:value-type="string">
            <text:p>0x1f04</text:p>
          </table:table-cell>
          <table:table-cell office:value-type="string">
            <text:p>0x3400</text:p>
          </table:table-cell>
          <table:table-cell/>
          <table:table-cell office:value-type="string">
            <text:p><text:s/>/* 1148 */</text:p>
          </table:table-cell>
        </table:table-row>
        <table:table-row table:style-name="ro4">
          <table:table-cell/>
          <table:table-cell office:value-type="string">
            <text:p>0x0584</text:p>
          </table:table-cell>
          <table:table-cell office:value-type="string">
            <text:p>0x2c00</text:p>
          </table:table-cell>
          <table:table-cell table:style-name="Default" office:value-type="string">
            <text:p>0x0007</text:p>
          </table:table-cell>
          <table:table-cell office:value-type="string">
            <text:p>0x0c00</text:p>
          </table:table-cell>
          <table:table-cell office:value-type="string">
            <text:p>0x009b</text:p>
          </table:table-cell>
          <table:table-cell office:value-type="string">
            <text:p>0x2000</text:p>
          </table:table-cell>
          <table:table-cell office:value-type="string">
            <text:p>0x005b</text:p>
          </table:table-cell>
          <table:table-cell office:value-type="string">
            <text:p>0x1c00</text:p>
          </table:table-cell>
          <table:table-cell/>
          <table:table-cell office:value-type="string">
            <text:p><text:s/>/* 1150 */</text:p>
          </table:table-cell>
        </table:table-row>
        <table:table-row table:style-name="ro4">
          <table:table-cell/>
          <table:table-cell office:value-type="string">
            <text:p>0x003b</text:p>
          </table:table-cell>
          <table:table-cell office:value-type="string">
            <text:p>0x1c00</text:p>
          </table:table-cell>
          <table:table-cell office:value-type="string">
            <text:p>0x007b</text:p>
          </table:table-cell>
          <table:table-cell office:value-type="string">
            <text:p>0x2000</text:p>
          </table:table-cell>
          <table:table-cell office:value-type="string">
            <text:p>0x3604</text:p>
          </table:table-cell>
          <table:table-cell office:value-type="string">
            <text:p>0x3800</text:p>
          </table:table-cell>
          <table:table-cell office:value-type="string">
            <text:p>0x011b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158 */</text:p>
          </table:table-cell>
        </table:table-row>
        <table:table-row table:style-name="ro4">
          <table:table-cell/>
          <table:table-cell office:value-type="string">
            <text:p>0x091b</text:p>
          </table:table-cell>
          <table:table-cell office:value-type="string">
            <text:p>0x3000</text:p>
          </table:table-cell>
          <table:table-cell office:value-type="string">
            <text:p>0x051b</text:p>
          </table:table-cell>
          <table:table-cell office:value-type="string">
            <text:p>0x2c00</text:p>
          </table:table-cell>
          <table:table-cell office:value-type="string">
            <text:p>0x031b</text:p>
          </table:table-cell>
          <table:table-cell office:value-type="string">
            <text:p>0x2800</text:p>
          </table:table-cell>
          <table:table-cell office:value-type="string">
            <text:p>0x00fb</text:p>
          </table:table-cell>
          <table:table-cell office:value-type="string">
            <text:p>0x2400</text:p>
          </table:table-cell>
          <table:table-cell/>
          <table:table-cell office:value-type="string">
            <text:p><text:s/>/* 1160 */</text:p>
          </table:table-cell>
        </table:table-row>
        <table:table-row table:style-name="ro4">
          <table:table-cell/>
          <table:table-cell office:value-type="string">
            <text:p>0x01fb</text:p>
          </table:table-cell>
          <table:table-cell office:value-type="string">
            <text:p>0x24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212</text:p>
          </table:table-cell>
          <table:table-cell office:value-type="string">
            <text:p>0x0006</text:p>
          </table:table-cell>
          <table:table-cell office:value-type="string">
            <text:p>0x0032</text:p>
          </table:table-cell>
          <table:table-cell office:value-type="string">
            <text:p>0xc890</text:p>
          </table:table-cell>
          <table:table-cell/>
          <table:table-cell office:value-type="string">
            <text:p><text:s/>/* 1168 */</text:p>
          </table:table-cell>
        </table:table-row>
        <table:table-row table:style-name="ro4">
          <table:table-cell/>
          <table:table-cell office:value-type="string">
            <text:p>0x184c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15</text:p>
          </table:table-cell>
          <table:table-cell office:value-type="string">
            <text:p>0x0024</text:p>
          </table:table-cell>
          <table:table-cell office:value-type="string">
            <text:p>0x3e10</text:p>
          </table:table-cell>
          <table:table-cell/>
          <table:table-cell office:value-type="string">
            <text:p><text:s/>/* 1170 */</text:p>
          </table:table-cell>
        </table:table-row>
        <table:table-row table:style-name="ro4">
          <table:table-cell/>
          <table:table-cell office:value-type="string">
            <text:p>0x7810</text:p>
          </table:table-cell>
          <table:table-cell office:value-type="string">
            <text:p>0x0002</text:p>
          </table:table-cell>
          <table:table-cell office:value-type="string">
            <text:p>0x1ad0</text:p>
          </table:table-cell>
          <table:table-cell office:value-type="string">
            <text:p>0xc892</text:p>
          </table:table-cell>
          <table:table-cell office:value-type="string">
            <text:p>0x938c</text:p>
          </table:table-cell>
          <table:table-cell office:value-type="string">
            <text:p>0x3810</text:p>
          </table:table-cell>
          <table:table-cell office:value-type="string">
            <text:p>0x0024</text:p>
          </table:table-cell>
          <table:table-cell office:value-type="string">
            <text:p>0x38f0</text:p>
          </table:table-cell>
          <table:table-cell/>
          <table:table-cell office:value-type="string">
            <text:p><text:s/>/* 1178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0002</text:p>
          </table:table-cell>
          <table:table-cell office:value-type="string">
            <text:p>0x12d0</text:p>
          </table:table-cell>
          <table:table-cell office:value-type="string">
            <text:p>0x3420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2900</text:p>
          </table:table-cell>
          <table:table-cell/>
          <table:table-cell office:value-type="string">
            <text:p><text:s/>/* 1180 */</text:p>
          </table:table-cell>
        </table:table-row>
        <table:table-row table:style-name="ro4">
          <table:table-cell/>
          <table:table-cell office:value-type="string">
            <text:p>0x8ac0</text:p>
          </table:table-cell>
          <table:table-cell office:value-type="string">
            <text:p>0x0002</text:p>
          </table:table-cell>
          <table:table-cell office:value-type="string">
            <text:p>0x11d0</text:p>
          </table:table-cell>
          <table:table-cell office:value-type="string">
            <text:p>0x0002</text:p>
          </table:table-cell>
          <table:table-cell office:value-type="string">
            <text:p>0x11d0</text:p>
          </table:table-cell>
          <table:table-cell office:value-type="string">
            <text:p>0x2900</text:p>
          </table:table-cell>
          <table:table-cell office:value-type="string">
            <text:p>0x7c80</text:p>
          </table:table-cell>
          <table:table-cell office:value-type="string">
            <text:p>0x6890</text:p>
          </table:table-cell>
          <table:table-cell/>
          <table:table-cell office:value-type="string">
            <text:p><text:s/>/* 1188 */</text:p>
          </table:table-cell>
        </table:table-row>
        <table:table-row table:style-name="ro4">
          <table:table-cell/>
          <table:table-cell office:value-type="string">
            <text:p>0x184c</text:p>
          </table:table-cell>
          <table:table-cell office:value-type="string">
            <text:p>0x0002</text:p>
          </table:table-cell>
          <table:table-cell office:value-type="string">
            <text:p>0x1bd0</text:p>
          </table:table-cell>
          <table:table-cell office:value-type="string">
            <text:p>0x3800</text:p>
          </table:table-cell>
          <table:table-cell office:value-type="string">
            <text:p>0x1810</text:p>
          </table:table-cell>
          <table:table-cell office:value-type="string">
            <text:p>0x36f0</text:p>
          </table:table-cell>
          <table:table-cell office:value-type="string">
            <text:p>0x4024</text:p>
          </table:table-cell>
          <table:table-cell office:value-type="string">
            <text:p>0x3405</text:p>
          </table:table-cell>
          <table:table-cell/>
          <table:table-cell office:value-type="string">
            <text:p><text:s/>/* 1190 */</text:p>
          </table:table-cell>
        </table:table-row>
        <table:table-row table:style-name="ro4">
          <table:table-cell/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198 */</text:p>
          </table:table-cell>
        </table:table-row>
        <table:table-row table:style-name="ro4">
          <table:table-cell/>
          <table:table-cell office:value-type="string">
            <text:p>0x11c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22b</text:p>
          </table:table-cell>
          <table:table-cell office:value-type="string">
            <text:p>0x0006</text:p>
          </table:table-cell>
          <table:table-cell office:value-type="string">
            <text:p>0x007e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1a0 */</text:p>
          </table:table-cell>
        </table:table-row>
        <table:table-row table:style-name="ro4">
          <table:table-cell/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3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 office:value-type="string">
            <text:p>0x7842</text:p>
          </table:table-cell>
          <table:table-cell office:value-type="string">
            <text:p>0x0000</text:p>
          </table:table-cell>
          <table:table-cell office:value-type="string">
            <text:p>0x08c2</text:p>
          </table:table-cell>
          <table:table-cell/>
          <table:table-cell office:value-type="string">
            <text:p><text:s/>/* 11a8 */</text:p>
          </table:table-cell>
        </table:table-row>
        <table:table-row table:style-name="ro4">
          <table:table-cell/>
          <table:table-cell office:value-type="string">
            <text:p>0x3e00</text:p>
          </table:table-cell>
          <table:table-cell office:value-type="string">
            <text:p>0xf844</text:p>
          </table:table-cell>
          <table:table-cell office:value-type="string">
            <text:p>0x3e01</text:p>
          </table:table-cell>
          <table:table-cell office:value-type="string">
            <text:p>0x7846</text:p>
          </table:table-cell>
          <table:table-cell office:value-type="string">
            <text:p>0x689a</text:p>
          </table:table-cell>
          <table:table-cell office:value-type="string">
            <text:p>0x4406</text:p>
          </table:table-cell>
          <table:table-cell office:value-type="string">
            <text:p>0x3e01</text:p>
          </table:table-cell>
          <table:table-cell office:value-type="string">
            <text:p>0xf812</text:p>
          </table:table-cell>
          <table:table-cell/>
          <table:table-cell office:value-type="string">
            <text:p><text:s/>/* 11b0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office:value-type="string">
            <text:p>0x9352</text:p>
          </table:table-cell>
          <table:table-cell office:value-type="string">
            <text:p>0x4624</text:p>
          </table:table-cell>
          <table:table-cell office:value-type="string">
            <text:p>0x104c</text:p>
          </table:table-cell>
          <table:table-cell office:value-type="string">
            <text:p>0xf400</text:p>
          </table:table-cell>
          <table:table-cell office:value-type="string">
            <text:p>0x4090</text:p>
          </table:table-cell>
          <table:table-cell office:value-type="string">
            <text:p>0x0002</text:p>
          </table:table-cell>
          <table:table-cell office:value-type="string">
            <text:p>0x9342</text:p>
          </table:table-cell>
          <table:table-cell/>
          <table:table-cell office:value-type="string">
            <text:p><text:s/>/* 11b8 */</text:p>
          </table:table-cell>
        </table:table-row>
        <table:table-row table:style-name="ro4">
          <table:table-cell/>
          <table:table-cell office:value-type="string">
            <text:p>0x3c00</text:p>
          </table:table-cell>
          <table:table-cell office:value-type="string">
            <text:p>0x3001</text:p>
          </table:table-cell>
          <table:table-cell office:value-type="string">
            <text:p>0x3800</text:p>
          </table:table-cell>
          <table:table-cell office:value-type="string">
            <text:p>0x8024</text:p>
          </table:table-cell>
          <table:table-cell office:value-type="string">
            <text:p>0x0000</text:p>
          </table:table-cell>
          <table:table-cell office:value-type="string">
            <text:p>0x04c2</text:p>
          </table:table-cell>
          <table:table-cell office:value-type="string">
            <text:p>0x462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1c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90</text:p>
          </table:table-cell>
          <table:table-cell office:value-type="string">
            <text:p>0x3010</text:p>
          </table:table-cell>
          <table:table-cell office:value-type="string">
            <text:p>0x8024</text:p>
          </table:table-cell>
          <table:table-cell office:value-type="string">
            <text:p>0x3000</text:p>
          </table:table-cell>
          <table:table-cell office:value-type="string">
            <text:p>0xc024</text:p>
          </table:table-cell>
          <table:table-cell office:value-type="string">
            <text:p>0x0002</text:p>
          </table:table-cell>
          <table:table-cell office:value-type="string">
            <text:p>0x9390</text:p>
          </table:table-cell>
          <table:table-cell/>
          <table:table-cell office:value-type="string">
            <text:p><text:s/>/* 11c8 */</text:p>
          </table:table-cell>
        </table:table-row>
        <table:table-row table:style-name="ro4">
          <table:table-cell/>
          <table:table-cell office:value-type="string">
            <text:p>0x6328</text:p>
          </table:table-cell>
          <table:table-cell office:value-type="string">
            <text:p>0x0024</text:p>
          </table:table-cell>
          <table:table-cell office:value-type="string">
            <text:p>0xa548</text:p>
          </table:table-cell>
          <table:table-cell office:value-type="string">
            <text:p>0x0024</text:p>
          </table:table-cell>
          <table:table-cell office:value-type="string">
            <text:p>0x4294</text:p>
          </table:table-cell>
          <table:table-cell office:value-type="string">
            <text:p>0xa084</text:p>
          </table:table-cell>
          <table:table-cell office:value-type="string">
            <text:p>0xa528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1d0 */</text:p>
          </table:table-cell>
        </table:table-row>
        <table:table-row table:style-name="ro4">
          <table:table-cell/>
          <table:table-cell office:value-type="string">
            <text:p>0x0003</text:p>
          </table:table-cell>
          <table:table-cell office:value-type="string">
            <text:p>0x0002</text:p>
          </table:table-cell>
          <table:table-cell office:value-type="string">
            <text:p>0xa53e</text:p>
          </table:table-cell>
          <table:table-cell office:value-type="string">
            <text:p>0xa804</text:p>
          </table:table-cell>
          <table:table-cell office:value-type="string">
            <text:p>0x0000</text:p>
          </table:table-cell>
          <table:table-cell office:value-type="string">
            <text:p>0x0143</text:p>
          </table:table-cell>
          <table:table-cell office:value-type="string">
            <text:p>0xfe3e</text:p>
          </table:table-cell>
          <table:table-cell office:value-type="string">
            <text:p>0xa142</text:p>
          </table:table-cell>
          <table:table-cell/>
          <table:table-cell office:value-type="string">
            <text:p><text:s/>/* 11d8 */</text:p>
          </table:table-cell>
        </table:table-row>
        <table:table-row table:style-name="ro4">
          <table:table-cell/>
          <table:table-cell office:value-type="string">
            <text:p>0x1fff</text:p>
          </table:table-cell>
          <table:table-cell office:value-type="string">
            <text:p>0xffc3</text:p>
          </table:table-cell>
          <table:table-cell office:value-type="string">
            <text:p>0x48b2</text:p>
          </table:table-cell>
          <table:table-cell office:value-type="string">
            <text:p>0x4087</text:p>
          </table:table-cell>
          <table:table-cell office:value-type="string">
            <text:p>0xa036</text:p>
          </table:table-cell>
          <table:table-cell office:value-type="string">
            <text:p>0x0024</text:p>
          </table:table-cell>
          <table:table-cell office:value-type="string">
            <text:p>0x6236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1e0 */</text:p>
          </table:table-cell>
        </table:table-row>
        <table:table-row table:style-name="ro4">
          <table:table-cell/>
          <table:table-cell office:value-type="string">
            <text:p>0x4480</text:p>
          </table:table-cell>
          <table:table-cell office:value-type="string">
            <text:p>0xa003</text:p>
          </table:table-cell>
          <table:table-cell office:value-type="string">
            <text:p>0x2914</text:p>
          </table:table-cell>
          <table:table-cell office:value-type="string">
            <text:p>0xba00</text:p>
          </table:table-cell>
          <table:table-cell office:value-type="string">
            <text:p>0x3009</text:p>
          </table:table-cell>
          <table:table-cell office:value-type="string">
            <text:p>0x13c1</text:p>
          </table:table-cell>
          <table:table-cell office:value-type="string">
            <text:p>0x0002</text:p>
          </table:table-cell>
          <table:table-cell office:value-type="string">
            <text:p>0x94d2</text:p>
          </table:table-cell>
          <table:table-cell/>
          <table:table-cell office:value-type="string">
            <text:p><text:s/>/* 11e8 */</text:p>
          </table:table-cell>
        </table:table-row>
        <table:table-row table:style-name="ro4">
          <table:table-cell/>
          <table:table-cell office:value-type="string">
            <text:p>0x0002</text:p>
          </table:table-cell>
          <table:table-cell office:value-type="string">
            <text:p>0x9550</text:p>
          </table:table-cell>
          <table:table-cell office:value-type="string">
            <text:p>0x4384</text:p>
          </table:table-cell>
          <table:table-cell office:value-type="string">
            <text:p>0xa800</text:p>
          </table:table-cell>
          <table:table-cell office:value-type="string">
            <text:p>0x2914</text:p>
          </table:table-cell>
          <table:table-cell office:value-type="string">
            <text:p>0xb200</text:p>
          </table:table-cell>
          <table:table-cell office:value-type="string">
            <text:p>0x448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1f0 */</text:p>
          </table:table-cell>
        </table:table-row>
        <table:table-row table:style-name="ro4">
          <table:table-cell/>
          <table:table-cell office:value-type="string">
            <text:p>0x0038</text:p>
          </table:table-cell>
          <table:table-cell table:style-name="Default" office:value-type="string">
            <text:p>0x0001</text:p>
          </table:table-cell>
          <table:table-cell office:value-type="string">
            <text:p>0x3009</text:p>
          </table:table-cell>
          <table:table-cell office:value-type="string">
            <text:p>0x2000</text:p>
          </table:table-cell>
          <table:table-cell office:value-type="string">
            <text:p>0x1fff</text:p>
          </table:table-cell>
          <table:table-cell office:value-type="string">
            <text:p>0xe700</text:p>
          </table:table-cell>
          <table:table-cell office:value-type="string">
            <text:p>0x0002</text:p>
          </table:table-cell>
          <table:table-cell office:value-type="string">
            <text:p>0x9510</text:p>
          </table:table-cell>
          <table:table-cell/>
          <table:table-cell office:value-type="string">
            <text:p><text:s/>/* 11f8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22c0</text:p>
          </table:table-cell>
          <table:table-cell office:value-type="string">
            <text:p>0x3009</text:p>
          </table:table-cell>
          <table:table-cell office:value-type="string">
            <text:p>0x2005</text:p>
          </table:table-cell>
          <table:table-cell office:value-type="string">
            <text:p>0x0000</text:p>
          </table:table-cell>
          <table:table-cell office:value-type="string">
            <text:p>0x05d0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/>
          <table:table-cell office:value-type="string">
            <text:p><text:s/>/* 1200 */</text:p>
          </table:table-cell>
        </table:table-row>
        <table:table-row table:style-name="ro4">
          <table:table-cell/>
          <table:table-cell office:value-type="string">
            <text:p>0x4600</text:p>
          </table:table-cell>
          <table:table-cell office:value-type="string">
            <text:p>0x0024</text:p>
          </table:table-cell>
          <table:table-cell office:value-type="string">
            <text:p>0xb880</text:p>
          </table:table-cell>
          <table:table-cell office:value-type="string">
            <text:p>0x401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3e</text:p>
          </table:table-cell>
          <table:table-cell office:value-type="string">
            <text:p>0x0010</text:p>
          </table:table-cell>
          <table:table-cell/>
          <table:table-cell office:value-type="string">
            <text:p><text:s/>/* 1208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2001</text:p>
          </table:table-cell>
          <table:table-cell office:value-type="string">
            <text:p>0x36f1</text:p>
          </table:table-cell>
          <table:table-cell office:value-type="string">
            <text:p>0xd812</text:p>
          </table:table-cell>
          <table:table-cell office:value-type="string">
            <text:p>0x36f1</text:p>
          </table:table-cell>
          <table:table-cell office:value-type="string">
            <text:p>0x5806</text:p>
          </table:table-cell>
          <table:table-cell office:value-type="string">
            <text:p>0x36f0</text:p>
          </table:table-cell>
          <table:table-cell office:value-type="string">
            <text:p>0xd804</text:p>
          </table:table-cell>
          <table:table-cell/>
          <table:table-cell office:value-type="string">
            <text:p><text:s/>/* 1210 */</text:p>
          </table:table-cell>
        </table:table-row>
        <table:table-row table:style-name="ro4">
          <table:table-cell/>
          <table:table-cell office:value-type="string">
            <text:p>0x36f0</text:p>
          </table:table-cell>
          <table:table-cell office:value-type="string">
            <text:p>0x5802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218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26a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1220 */</text:p>
          </table:table-cell>
        </table:table-row>
        <table:table-row table:style-name="ro4">
          <table:table-cell/>
          <table:table-cell office:value-type="string">
            <text:p>0x02b4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7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/>
          <table:table-cell office:value-type="string">
            <text:p><text:s/>/* 1228 */</text:p>
          </table:table-cell>
        </table:table-row>
        <table:table-row table:style-name="ro3">
          <table:table-cell/>
          <table:table-cell office:value-type="string">
            <text:p>0x7842</text:p>
          </table:table-cell>
          <table:table-cell office:value-type="string">
            <text:p>0x0000</text:p>
          </table:table-cell>
          <table:table-cell office:value-type="string">
            <text:p>0x08c1</text:p>
          </table:table-cell>
          <table:table-cell office:value-type="string">
            <text:p>0x3e00</text:p>
          </table:table-cell>
          <table:table-cell office:value-type="string">
            <text:p>0xf844</text:p>
          </table:table-cell>
          <table:table-cell office:value-type="string">
            <text:p>0x3e01</text:p>
          </table:table-cell>
          <table:table-cell office:value-type="string">
            <text:p>0x7846</text:p>
          </table:table-cell>
          <table:table-cell office:value-type="string">
            <text:p>0x3e01</text:p>
          </table:table-cell>
          <table:table-cell/>
          <table:table-cell office:value-type="string">
            <text:p><text:s/>/* 1230 */</text:p>
          </table:table-cell>
        </table:table-row>
        <table:table-row table:style-name="ro4">
          <table:table-cell/>
          <table:table-cell office:value-type="string">
            <text:p>0xf850</text:p>
          </table:table-cell>
          <table:table-cell office:value-type="string">
            <text:p>0x3e04</text:p>
          </table:table-cell>
          <table:table-cell office:value-type="string">
            <text:p>0x7852</text:p>
          </table:table-cell>
          <table:table-cell office:value-type="string">
            <text:p>0x3e04</text:p>
          </table:table-cell>
          <table:table-cell office:value-type="string">
            <text:p>0xf84d</text:p>
          </table:table-cell>
          <table:table-cell office:value-type="string">
            <text:p>0x3e03</text:p>
          </table:table-cell>
          <table:table-cell office:value-type="string">
            <text:p>0xb80f</text:p>
          </table:table-cell>
          <table:table-cell office:value-type="string">
            <text:p>0xc896</text:p>
          </table:table-cell>
          <table:table-cell/>
          <table:table-cell office:value-type="string">
            <text:p><text:s/>/* 1238 */</text:p>
          </table:table-cell>
        </table:table-row>
        <table:table-row table:style-name="ro4">
          <table:table-cell/>
          <table:table-cell office:value-type="string">
            <text:p>0x138c</text:p>
          </table:table-cell>
          <table:table-cell office:value-type="string">
            <text:p>0x342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24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0038</text:p>
          </table:table-cell>
          <table:table-cell office:value-type="string">
            <text:p>0x0000</text:p>
          </table:table-cell>
          <table:table-cell office:value-type="string">
            <text:p>0x3004</text:p>
          </table:table-cell>
          <table:table-cell office:value-type="string">
            <text:p>0xc024</text:p>
          </table:table-cell>
          <table:table-cell office:value-type="string">
            <text:p>0x003e</text:p>
          </table:table-cell>
          <table:table-cell office:value-type="string">
            <text:p>0x0010</text:p>
          </table:table-cell>
          <table:table-cell office:value-type="string">
            <text:p>0x3343</text:p>
          </table:table-cell>
          <table:table-cell/>
          <table:table-cell office:value-type="string">
            <text:p><text:s/>/* 1248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6102</text:p>
          </table:table-cell>
          <table:table-cell office:value-type="string">
            <text:p>0x8f00</text:p>
          </table:table-cell>
          <table:table-cell office:value-type="string">
            <text:p>0x6104</text:p>
          </table:table-cell>
          <table:table-cell office:value-type="string">
            <text:p>0x0024</text:p>
          </table:table-cell>
          <table:table-cell office:value-type="string">
            <text:p>0x628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25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a19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3</text:p>
          </table:table-cell>
          <table:table-cell office:value-type="string">
            <text:p>0x0000</text:p>
          </table:table-cell>
          <table:table-cell office:value-type="string">
            <text:p>0x4204</text:p>
          </table:table-cell>
          <table:table-cell/>
          <table:table-cell office:value-type="string">
            <text:p><text:s/>/* 125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910</text:p>
          </table:table-cell>
          <table:table-cell office:value-type="string">
            <text:p>0x0180</text:p>
          </table:table-cell>
          <table:table-cell office:value-type="string">
            <text:p>0x3613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0c00</text:p>
          </table:table-cell>
          <table:table-cell office:value-type="string">
            <text:p>0x6204</text:p>
          </table:table-cell>
          <table:table-cell/>
          <table:table-cell office:value-type="string">
            <text:p><text:s/>/* 126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38</text:p>
          </table:table-cell>
          <table:table-cell office:value-type="string">
            <text:p>0x0000</text:p>
          </table:table-cell>
          <table:table-cell office:value-type="string">
            <text:p>0x2800</text:p>
          </table:table-cell>
          <table:table-cell office:value-type="string">
            <text:p>0x9f51</text:p>
          </table:table-cell>
          <table:table-cell office:value-type="string">
            <text:p>0x003e</text:p>
          </table:table-cell>
          <table:table-cell office:value-type="string">
            <text:p>0x0010</text:p>
          </table:table-cell>
          <table:table-cell office:value-type="string">
            <text:p>0x0038</text:p>
          </table:table-cell>
          <table:table-cell/>
          <table:table-cell office:value-type="string">
            <text:p><text:s/>/* 1268 */</text:p>
          </table:table-cell>
        </table:table-row>
        <table:table-row table:style-name="ro4">
          <table:table-cell/>
          <table:table-cell office:value-type="string">
            <text:p>0x0004</text:p>
          </table:table-cell>
          <table:table-cell office:value-type="string">
            <text:p>0x0000</text:p>
          </table:table-cell>
          <table:table-cell office:value-type="string">
            <text:p>0x0610</text:p>
          </table:table-cell>
          <table:table-cell office:value-type="string">
            <text:p>0x3453</text:p>
          </table:table-cell>
          <table:table-cell office:value-type="string">
            <text:p>0x184c</text:p>
          </table:table-cell>
          <table:table-cell office:value-type="string">
            <text:p>0xbc82</text:p>
          </table:table-cell>
          <table:table-cell office:value-type="string">
            <text:p>0x44d2</text:p>
          </table:table-cell>
          <table:table-cell office:value-type="string">
            <text:p>0x3c10</text:p>
          </table:table-cell>
          <table:table-cell/>
          <table:table-cell office:value-type="string">
            <text:p><text:s/>/* 1270 */</text:p>
          </table:table-cell>
        </table:table-row>
        <table:table-row table:style-name="ro4">
          <table:table-cell/>
          <table:table-cell office:value-type="string">
            <text:p>0x090c</text:p>
          </table:table-cell>
          <table:table-cell office:value-type="string">
            <text:p>0x3cf0</text:p>
          </table:table-cell>
          <table:table-cell office:value-type="string">
            <text:p>0x4024</text:p>
          </table:table-cell>
          <table:table-cell office:value-type="string">
            <text:p>0x3009</text:p>
          </table:table-cell>
          <table:table-cell office:value-type="string">
            <text:p>0x3040</text:p>
          </table:table-cell>
          <table:table-cell office:value-type="string">
            <text:p>0x3000</text:p>
          </table:table-cell>
          <table:table-cell office:value-type="string">
            <text:p>0x7281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278 */</text:p>
          </table:table-cell>
        </table:table-row>
        <table:table-row table:style-name="ro4">
          <table:table-cell/>
          <table:table-cell office:value-type="string">
            <text:p>0x0c00</text:p>
          </table:table-cell>
          <table:table-cell office:value-type="string">
            <text:p>0x3009</text:p>
          </table:table-cell>
          <table:table-cell office:value-type="string">
            <text:p>0x0802</text:p>
          </table:table-cell>
          <table:table-cell office:value-type="string">
            <text:p>0x442e</text:p>
          </table:table-cell>
          <table:table-cell office:value-type="string">
            <text:p>0x0024</text:p>
          </table:table-cell>
          <table:table-cell office:value-type="string">
            <text:p>0x2902</text:p>
          </table:table-cell>
          <table:table-cell office:value-type="string">
            <text:p>0x6400</text:p>
          </table:table-cell>
          <table:table-cell office:value-type="string">
            <text:p>0xb88c</text:p>
          </table:table-cell>
          <table:table-cell/>
          <table:table-cell office:value-type="string">
            <text:p><text:s/>/* 1280 */</text:p>
          </table:table-cell>
        </table:table-row>
        <table:table-row table:style-name="ro4">
          <table:table-cell/>
          <table:table-cell office:value-type="string">
            <text:p>0x41d0</text:p>
          </table:table-cell>
          <table:table-cell office:value-type="string">
            <text:p>0xf400</text:p>
          </table:table-cell>
          <table:table-cell office:value-type="string">
            <text:p>0x41d2</text:p>
          </table:table-cell>
          <table:table-cell office:value-type="string">
            <text:p>0x3453</text:p>
          </table:table-cell>
          <table:table-cell office:value-type="string">
            <text:p>0x0c00</text:p>
          </table:table-cell>
          <table:table-cell office:value-type="string">
            <text:p>0xf400</text:p>
          </table:table-cell>
          <table:table-cell office:value-type="string">
            <text:p>0x4511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288 */</text:p>
          </table:table-cell>
        </table:table-row>
        <table:table-row table:style-name="ro4">
          <table:table-cell/>
          <table:table-cell office:value-type="string">
            <text:p>0x4510</text:p>
          </table:table-cell>
          <table:table-cell office:value-type="string">
            <text:p>0x2902</text:p>
          </table:table-cell>
          <table:table-cell office:value-type="string">
            <text:p>0x7880</text:p>
          </table:table-cell>
          <table:table-cell office:value-type="string">
            <text:p>0x34b3</text:p>
          </table:table-cell>
          <table:table-cell office:value-type="string">
            <text:p>0x184c</text:p>
          </table:table-cell>
          <table:table-cell office:value-type="string">
            <text:p>0xb880</text:p>
          </table:table-cell>
          <table:table-cell office:value-type="string">
            <text:p>0x114c</text:p>
          </table:table-cell>
          <table:table-cell office:value-type="string">
            <text:p>0x6892</text:p>
          </table:table-cell>
          <table:table-cell/>
          <table:table-cell office:value-type="string">
            <text:p><text:s/>/* 1290 */</text:p>
          </table:table-cell>
        </table:table-row>
        <table:table-row table:style-name="ro4">
          <table:table-cell/>
          <table:table-cell office:value-type="string">
            <text:p>0x9044</text:p>
          </table:table-cell>
          <table:table-cell office:value-type="string">
            <text:p>0x3613</text:p>
          </table:table-cell>
          <table:table-cell office:value-type="string">
            <text:p>0x13c5</text:p>
          </table:table-cell>
          <table:table-cell office:value-type="string">
            <text:p>0x6ec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298 */</text:p>
          </table:table-cell>
        </table:table-row>
        <table:table-row table:style-name="ro4">
          <table:table-cell/>
          <table:table-cell office:value-type="string">
            <text:p>0xef0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11</text:p>
          </table:table-cell>
          <table:table-cell office:value-type="string">
            <text:p>0x0024</text:p>
          </table:table-cell>
          <table:table-cell office:value-type="string">
            <text:p>0x2938</text:p>
          </table:table-cell>
          <table:table-cell office:value-type="string">
            <text:p>0xd5c0</text:p>
          </table:table-cell>
          <table:table-cell office:value-type="string">
            <text:p>0x34a1</text:p>
          </table:table-cell>
          <table:table-cell/>
          <table:table-cell office:value-type="string">
            <text:p><text:s/>/* 12a0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f400</text:p>
          </table:table-cell>
          <table:table-cell office:value-type="string">
            <text:p>0x4004</text:p>
          </table:table-cell>
          <table:table-cell office:value-type="string">
            <text:p>0x0000</text:p>
          </table:table-cell>
          <table:table-cell office:value-type="string">
            <text:p>0x0005</text:p>
          </table:table-cell>
          <table:table-cell office:value-type="string">
            <text:p>0x0000</text:p>
          </table:table-cell>
          <table:table-cell office:value-type="string">
            <text:p>0x3000</text:p>
          </table:table-cell>
          <table:table-cell office:value-type="string">
            <text:p>0xfe0c</text:p>
          </table:table-cell>
          <table:table-cell/>
          <table:table-cell office:value-type="string">
            <text:p><text:s/>/* 12a8 */</text:p>
          </table:table-cell>
        </table:table-row>
        <table:table-row table:style-name="ro4">
          <table:table-cell/>
          <table:table-cell office:value-type="string">
            <text:p>0x44c2</text:p>
          </table:table-cell>
          <table:table-cell office:value-type="string">
            <text:p>0x48b2</text:p>
          </table:table-cell>
          <table:table-cell office:value-type="string">
            <text:p>0x44d2</text:p>
          </table:table-cell>
          <table:table-cell office:value-type="string">
            <text:p>0x0000</text:p>
          </table:table-cell>
          <table:table-cell office:value-type="string">
            <text:p>0x0241</text:p>
          </table:table-cell>
          <table:table-cell office:value-type="string">
            <text:p>0x4212</text:p>
          </table:table-cell>
          <table:table-cell office:value-type="string">
            <text:p>0x094c</text:p>
          </table:table-cell>
          <table:table-cell office:value-type="string">
            <text:p>0x4102</text:p>
          </table:table-cell>
          <table:table-cell/>
          <table:table-cell office:value-type="string">
            <text:p><text:s/>/* 12b0 */</text:p>
          </table:table-cell>
        </table:table-row>
        <table:table-row table:style-name="ro4">
          <table:table-cell/>
          <table:table-cell office:value-type="string">
            <text:p>0x8800</text:p>
          </table:table-cell>
          <table:table-cell office:value-type="string">
            <text:p>0x4000</text:p>
          </table:table-cell>
          <table:table-cell office:value-type="string">
            <text:p>0x0024</text:p>
          </table:table-cell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2b8 */</text:p>
          </table:table-cell>
        </table:table-row>
        <table:table-row table:style-name="ro4">
          <table:table-cell/>
          <table:table-cell office:value-type="string">
            <text:p>0x2044</text:p>
          </table:table-cell>
          <table:table-cell office:value-type="string">
            <text:p>0x3009</text:p>
          </table:table-cell>
          <table:table-cell office:value-type="string">
            <text:p>0x23c5</text:p>
          </table:table-cell>
          <table:table-cell office:value-type="string">
            <text:p>0x3009</text:p>
          </table:table-cell>
          <table:table-cell office:value-type="string">
            <text:p>0x0840</text:p>
          </table:table-cell>
          <table:table-cell office:value-type="string">
            <text:p>0x6090</text:p>
          </table:table-cell>
          <table:table-cell office:value-type="string">
            <text:p>0x8bc1</text:p>
          </table:table-cell>
          <table:table-cell office:value-type="string">
            <text:p>0x6014</text:p>
          </table:table-cell>
          <table:table-cell/>
          <table:table-cell office:value-type="string">
            <text:p><text:s/>/* 12c0 */</text:p>
          </table:table-cell>
        </table:table-row>
        <table:table-row table:style-name="ro4">
          <table:table-cell/>
          <table:table-cell office:value-type="string">
            <text:p>0xa800</text:p>
          </table:table-cell>
          <table:table-cell table:number-columns-repeated="2" office:value-type="string">
            <text:p>0x0000</text:p>
          </table:table-cell>
          <table:table-cell office:value-type="string">
            <text:p>0x2800</text:p>
          </table:table-cell>
          <table:table-cell office:value-type="string">
            <text:p>0xaf9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2c8 */</text:p>
          </table:table-cell>
        </table:table-row>
        <table:table-row table:style-name="ro4">
          <table:table-cell/>
          <table:table-cell office:value-type="string">
            <text:p>0x2800</text:p>
          </table:table-cell>
          <table:table-cell office:value-type="string">
            <text:p>0xf400</text:p>
          </table:table-cell>
          <table:table-cell office:value-type="string">
            <text:p>0x44d2</text:p>
          </table:table-cell>
          <table:table-cell office:value-type="string">
            <text:p>0x3243</text:p>
          </table:table-cell>
          <table:table-cell office:value-type="string">
            <text:p>0x0dc1</text:p>
          </table:table-cell>
          <table:table-cell office:value-type="string">
            <text:p>0x3009</text:p>
          </table:table-cell>
          <table:table-cell office:value-type="string">
            <text:p>0x0bc0</text:p>
          </table:table-cell>
          <table:table-cell office:value-type="string">
            <text:p>0x4010</text:p>
          </table:table-cell>
          <table:table-cell/>
          <table:table-cell office:value-type="string">
            <text:p><text:s/>/* 12d0 */</text:p>
          </table:table-cell>
        </table:table-row>
        <table:table-row table:style-name="ro4">
          <table:table-cell/>
          <table:table-cell office:value-type="string">
            <text:p>0x8841</text:p>
          </table:table-cell>
          <table:table-cell office:value-type="string">
            <text:p>0x6014</text:p>
          </table:table-cell>
          <table:table-cell office:value-type="string">
            <text:p>0xa800</text:p>
          </table:table-cell>
          <table:table-cell table:number-columns-repeated="2" office:value-type="string">
            <text:p>0x0000</text:p>
          </table:table-cell>
          <table:table-cell office:value-type="string">
            <text:p>0x2800</text:p>
          </table:table-cell>
          <table:table-cell office:value-type="string">
            <text:p>0xb1d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2d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2800</text:p>
          </table:table-cell>
          <table:table-cell office:value-type="string">
            <text:p>0x3413</text:p>
          </table:table-cell>
          <table:table-cell office:value-type="string">
            <text:p>0x0e40</text:p>
          </table:table-cell>
          <table:table-cell office:value-type="string">
            <text:p>0x6080</text:p>
          </table:table-cell>
          <table:table-cell office:value-type="string">
            <text:p>0x44d0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2e0 */</text:p>
          </table:table-cell>
        </table:table-row>
        <table:table-row table:style-name="ro4">
          <table:table-cell/>
          <table:table-cell office:value-type="string">
            <text:p>0x010c</text:p>
          </table:table-cell>
          <table:table-cell office:value-type="string">
            <text:p>0x2800</text:p>
          </table:table-cell>
          <table:table-cell office:value-type="string">
            <text:p>0xb818</text:p>
          </table:table-cell>
          <table:table-cell office:value-type="string">
            <text:p>0x3009</text:p>
          </table:table-cell>
          <table:table-cell office:value-type="string">
            <text:p>0x0101</text:p>
          </table:table-cell>
          <table:table-cell office:value-type="string">
            <text:p>0x34f3</text:p>
          </table:table-cell>
          <table:table-cell office:value-type="string">
            <text:p>0x0024</text:p>
          </table:table-cell>
          <table:table-cell office:value-type="string">
            <text:p>0x3373</text:p>
          </table:table-cell>
          <table:table-cell/>
          <table:table-cell office:value-type="string">
            <text:p><text:s/>/* 12e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0c00</text:p>
          </table:table-cell>
          <table:table-cell office:value-type="string">
            <text:p>0x6090</text:p>
          </table:table-cell>
          <table:table-cell office:value-type="string">
            <text:p>0x0024</text:p>
          </table:table-cell>
          <table:table-cell office:value-type="string">
            <text:p>0x4380</text:p>
          </table:table-cell>
          <table:table-cell office:value-type="string">
            <text:p>0xac00</text:p>
          </table:table-cell>
          <table:table-cell office:value-type="string">
            <text:p>0x36f3</text:p>
          </table:table-cell>
          <table:table-cell/>
          <table:table-cell office:value-type="string">
            <text:p><text:s/>/* 12f0 */</text:p>
          </table:table-cell>
        </table:table-row>
        <table:table-row table:style-name="ro4">
          <table:table-cell/>
          <table:table-cell office:value-type="string">
            <text:p>0x980f</text:p>
          </table:table-cell>
          <table:table-cell office:value-type="string">
            <text:p>0x36f4</text:p>
          </table:table-cell>
          <table:table-cell office:value-type="string">
            <text:p>0xd80d</text:p>
          </table:table-cell>
          <table:table-cell office:value-type="string">
            <text:p>0x36f4</text:p>
          </table:table-cell>
          <table:table-cell office:value-type="string">
            <text:p>0x5812</text:p>
          </table:table-cell>
          <table:table-cell office:value-type="string">
            <text:p>0x36f1</text:p>
          </table:table-cell>
          <table:table-cell office:value-type="string">
            <text:p>0xd810</text:p>
          </table:table-cell>
          <table:table-cell office:value-type="string">
            <text:p>0x36f1</text:p>
          </table:table-cell>
          <table:table-cell/>
          <table:table-cell office:value-type="string">
            <text:p><text:s/>/* 12f8 */</text:p>
          </table:table-cell>
        </table:table-row>
        <table:table-row table:style-name="ro4">
          <table:table-cell/>
          <table:table-cell office:value-type="string">
            <text:p>0x5806</text:p>
          </table:table-cell>
          <table:table-cell office:value-type="string">
            <text:p>0x36f0</text:p>
          </table:table-cell>
          <table:table-cell office:value-type="string">
            <text:p>0xd804</text:p>
          </table:table-cell>
          <table:table-cell office:value-type="string">
            <text:p>0x36f0</text:p>
          </table:table-cell>
          <table:table-cell office:value-type="string">
            <text:p>0x5802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/>
          <table:table-cell office:value-type="string">
            <text:p><text:s/>/* 130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308 */</text:p>
          </table:table-cell>
        </table:table-row>
        <table:table-row table:style-name="ro4">
          <table:table-cell/>
          <table:table-cell office:value-type="string">
            <text:p>0x44d0</text:p>
          </table:table-cell>
          <table:table-cell office:value-type="string">
            <text:p>0x3413</text:p>
          </table:table-cell>
          <table:table-cell office:value-type="string">
            <text:p>0x010c</text:p>
          </table:table-cell>
          <table:table-cell office:value-type="string">
            <text:p>0x3009</text:p>
          </table:table-cell>
          <table:table-cell office:value-type="string">
            <text:p>0x0101</text:p>
          </table:table-cell>
          <table:table-cell office:value-type="string">
            <text:p>0x3009</text:p>
          </table:table-cell>
          <table:table-cell office:value-type="string">
            <text:p>0x02c2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310 */</text:p>
          </table:table-cell>
        </table:table-row>
        <table:table-row table:style-name="ro4">
          <table:table-cell/>
          <table:table-cell office:value-type="string">
            <text:p>0x0c00</text:p>
          </table:table-cell>
          <table:table-cell office:value-type="string">
            <text:p>0xfe84</text:p>
          </table:table-cell>
          <table:table-cell office:value-type="string">
            <text:p>0x44d2</text:p>
          </table:table-cell>
          <table:table-cell office:value-type="string">
            <text:p>0x48b6</text:p>
          </table:table-cell>
          <table:table-cell office:value-type="string">
            <text:p>0x088c</text:p>
          </table:table-cell>
          <table:table-cell office:value-type="string">
            <text:p>0x4122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318 */</text:p>
          </table:table-cell>
        </table:table-row>
        <table:table-row table:style-name="ro4">
          <table:table-cell/>
          <table:table-cell office:value-type="string">
            <text:p>0x3341</text:p>
          </table:table-cell>
          <table:table-cell office:value-type="string">
            <text:p>0x3009</text:p>
          </table:table-cell>
          <table:table-cell office:value-type="string">
            <text:p>0x0002</text:p>
          </table:table-cell>
          <table:table-cell office:value-type="string">
            <text:p>0x612c</text:p>
          </table:table-cell>
          <table:table-cell office:value-type="string">
            <text:p>0x8800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320 */</text:p>
          </table:table-cell>
        </table:table-row>
        <table:table-row table:style-name="ro4">
          <table:table-cell/>
          <table:table-cell office:value-type="string">
            <text:p>0xbc1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33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1000</text:p>
          </table:table-cell>
          <table:table-cell office:value-type="string">
            <text:p>0x6020</text:p>
          </table:table-cell>
          <table:table-cell/>
          <table:table-cell office:value-type="string">
            <text:p><text:s/>/* 1328 */</text:p>
          </table:table-cell>
        </table:table-row>
        <table:table-row table:style-name="ro4">
          <table:table-cell/>
          <table:table-cell office:value-type="string">
            <text:p>0x44d2</text:p>
          </table:table-cell>
          <table:table-cell office:value-type="string">
            <text:p>0x3223</text:p>
          </table:table-cell>
          <table:table-cell office:value-type="string">
            <text:p>0x3340</text:p>
          </table:table-cell>
          <table:table-cell office:value-type="string">
            <text:p>0x3009</text:p>
          </table:table-cell>
          <table:table-cell office:value-type="string">
            <text:p>0x0800</text:p>
          </table:table-cell>
          <table:table-cell office:value-type="string">
            <text:p>0x608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330 */</text:p>
          </table:table-cell>
        </table:table-row>
        <table:table-row table:style-name="ro4">
          <table:table-cell/>
          <table:table-cell office:value-type="string">
            <text:p>0x05c1</text:p>
          </table:table-cell>
          <table:table-cell office:value-type="string">
            <text:p>0x2800</text:p>
          </table:table-cell>
          <table:table-cell office:value-type="string">
            <text:p>0xcec5</text:p>
          </table:table-cell>
          <table:table-cell office:value-type="string">
            <text:p>0xbd86</text:p>
          </table:table-cell>
          <table:table-cell office:value-type="string">
            <text:p>0x0024</text:p>
          </table:table-cell>
          <table:table-cell office:value-type="string">
            <text:p>0x342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338 */</text:p>
          </table:table-cell>
        </table:table-row>
        <table:table-row table:style-name="ro4">
          <table:table-cell/>
          <table:table-cell office:value-type="string">
            <text:p>0x4400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b880</text:p>
          </table:table-cell>
          <table:table-cell office:value-type="string">
            <text:p>0x4010</text:p>
          </table:table-cell>
          <table:table-cell office:value-type="string">
            <text:p>0x3800</text:p>
          </table:table-cell>
          <table:table-cell office:value-type="string">
            <text:p>0x0800</text:p>
          </table:table-cell>
          <table:table-cell office:value-type="string">
            <text:p>0x4090</text:p>
          </table:table-cell>
          <table:table-cell/>
          <table:table-cell office:value-type="string">
            <text:p><text:s/>/* 134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2800</text:p>
          </table:table-cell>
          <table:table-cell office:value-type="string">
            <text:p>0x34c3</text:p>
          </table:table-cell>
          <table:table-cell office:value-type="string">
            <text:p>0x0024</text:p>
          </table:table-cell>
          <table:table-cell office:value-type="string">
            <text:p>0x3440</text:p>
          </table:table-cell>
          <table:table-cell office:value-type="string">
            <text:p>0x0024</text:p>
          </table:table-cell>
          <table:table-cell office:value-type="string">
            <text:p>0x6080</text:p>
          </table:table-cell>
          <table:table-cell/>
          <table:table-cell office:value-type="string">
            <text:p><text:s/>/* 134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38</text:p>
          </table:table-cell>
          <table:table-cell table:style-name="Default" office:value-type="string">
            <text:p>0x0007</text:p>
          </table:table-cell>
          <table:table-cell office:value-type="string">
            <text:p>0x2800</text:p>
          </table:table-cell>
          <table:table-cell office:value-type="string">
            <text:p>0xc205</text:p>
          </table:table-cell>
          <table:table-cell office:value-type="string">
            <text:p>0x0000</text:p>
          </table:table-cell>
          <table:table-cell office:value-type="string">
            <text:p>0x03c2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350 */</text:p>
          </table:table-cell>
        </table:table-row>
        <table:table-row table:style-name="ro4">
          <table:table-cell/>
          <table:table-cell office:value-type="string">
            <text:p>0x05c1</text:p>
          </table:table-cell>
          <table:table-cell office:value-type="string">
            <text:p>0x34e3</text:p>
          </table:table-cell>
          <table:table-cell office:value-type="string">
            <text:p>0x0024</text:p>
          </table:table-cell>
          <table:table-cell office:value-type="string">
            <text:p>0x342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4010</text:p>
          </table:table-cell>
          <table:table-cell/>
          <table:table-cell office:value-type="string">
            <text:p><text:s/>/* 135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b880</text:p>
          </table:table-cell>
          <table:table-cell office:value-type="string">
            <text:p>0x401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581</text:p>
          </table:table-cell>
          <table:table-cell office:value-type="string">
            <text:p>0x34e3</text:p>
          </table:table-cell>
          <table:table-cell/>
          <table:table-cell office:value-type="string">
            <text:p><text:s/>/* 1360 */</text:p>
          </table:table-cell>
        </table:table-row>
        <table:table-row table:style-name="ro4">
          <table:table-cell/>
          <table:table-cell office:value-type="string">
            <text:p>0x0dcc</text:p>
          </table:table-cell>
          <table:table-cell office:value-type="string">
            <text:p>0xb88c</text:p>
          </table:table-cell>
          <table:table-cell office:value-type="string">
            <text:p>0x13d2</text:p>
          </table:table-cell>
          <table:table-cell office:value-type="string">
            <text:p>0xf400</text:p>
          </table:table-cell>
          <table:table-cell office:value-type="string">
            <text:p>0x4480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2b01</text:p>
          </table:table-cell>
          <table:table-cell/>
          <table:table-cell office:value-type="string">
            <text:p><text:s/>/* 1368 */</text:p>
          </table:table-cell>
        </table:table-row>
        <table:table-row table:style-name="ro4">
          <table:table-cell/>
          <table:table-cell office:value-type="string">
            <text:p>0x0480</text:p>
          </table:table-cell>
          <table:table-cell office:value-type="string">
            <text:p>0x4020</text:p>
          </table:table-cell>
          <table:table-cell office:value-type="string">
            <text:p>0x0041</text:p>
          </table:table-cell>
          <table:table-cell office:value-type="string">
            <text:p>0x4012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52</text:p>
          </table:table-cell>
          <table:table-cell office:value-type="string">
            <text:p>0x3200</text:p>
          </table:table-cell>
          <table:table-cell/>
          <table:table-cell office:value-type="string">
            <text:p><text:s/>/* 1370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37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200</text:p>
          </table:table-cell>
          <table:table-cell office:value-type="string">
            <text:p>0x0024</text:p>
          </table:table-cell>
          <table:table-cell office:value-type="string">
            <text:p>0xf206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0000</text:p>
          </table:table-cell>
          <table:table-cell office:value-type="string">
            <text:p>0x6032</text:p>
          </table:table-cell>
          <table:table-cell/>
          <table:table-cell office:value-type="string">
            <text:p><text:s/>/* 1380 */</text:p>
          </table:table-cell>
        </table:table-row>
        <table:table-row table:style-name="ro4">
          <table:table-cell/>
          <table:table-cell office:value-type="string">
            <text:p>0x10c0</text:p>
          </table:table-cell>
          <table:table-cell office:value-type="string">
            <text:p>0x4014</text:p>
          </table:table-cell>
          <table:table-cell office:value-type="string">
            <text:p>0x0024</text:p>
          </table:table-cell>
          <table:table-cell table:number-columns-repeated="2" office:value-type="string">
            <text:p>0x0000</text:p>
          </table:table-cell>
          <table:table-cell office:value-type="string">
            <text:p>0xb882</text:p>
          </table:table-cell>
          <table:table-cell office:value-type="string">
            <text:p>0xae40</text:p>
          </table:table-cell>
          <table:table-cell office:value-type="string">
            <text:p>0x6130</text:p>
          </table:table-cell>
          <table:table-cell/>
          <table:table-cell office:value-type="string">
            <text:p><text:s/>/* 138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b35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13</text:p>
          </table:table-cell>
          <table:table-cell/>
          <table:table-cell office:value-type="string">
            <text:p><text:s/>/* 1390 */</text:p>
          </table:table-cell>
        </table:table-row>
        <table:table-row table:style-name="ro4">
          <table:table-cell/>
          <table:table-cell office:value-type="string">
            <text:p>0x0c00</text:p>
          </table:table-cell>
          <table:table-cell office:value-type="string">
            <text:p>0x3009</text:p>
          </table:table-cell>
          <table:table-cell office:value-type="string">
            <text:p>0x13c4</text:p>
          </table:table-cell>
          <table:table-cell office:value-type="string">
            <text:p>0x474a</text:p>
          </table:table-cell>
          <table:table-cell office:value-type="string">
            <text:p>0x0024</text:p>
          </table:table-cell>
          <table:table-cell office:value-type="string">
            <text:p>0x4268</text:p>
          </table:table-cell>
          <table:table-cell office:value-type="string">
            <text:p>0x4151</text:p>
          </table:table-cell>
          <table:table-cell office:value-type="string">
            <text:p>0x2903</text:p>
          </table:table-cell>
          <table:table-cell/>
          <table:table-cell office:value-type="string">
            <text:p><text:s/>/* 1398 */</text:p>
          </table:table-cell>
        </table:table-row>
        <table:table-row table:style-name="ro4">
          <table:table-cell/>
          <table:table-cell office:value-type="string">
            <text:p>0xa140</text:p>
          </table:table-cell>
          <table:table-cell office:value-type="string">
            <text:p>0xf400</text:p>
          </table:table-cell>
          <table:table-cell office:value-type="string">
            <text:p>0x4110</text:p>
          </table:table-cell>
          <table:table-cell office:value-type="string">
            <text:p>0x3413</text:p>
          </table:table-cell>
          <table:table-cell office:value-type="string">
            <text:p>0x0cc4</text:p>
          </table:table-cell>
          <table:table-cell office:value-type="string">
            <text:p>0x3009</text:p>
          </table:table-cell>
          <table:table-cell office:value-type="string">
            <text:p>0x1000</text:p>
          </table:table-cell>
          <table:table-cell office:value-type="string">
            <text:p>0x4040</text:p>
          </table:table-cell>
          <table:table-cell/>
          <table:table-cell office:value-type="string">
            <text:p><text:s/>/* 13a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33c0</text:p>
          </table:table-cell>
          <table:table-cell office:value-type="string">
            <text:p>0x3009</text:p>
          </table:table-cell>
          <table:table-cell office:value-type="string">
            <text:p>0x0f44</text:p>
          </table:table-cell>
          <table:table-cell office:value-type="string">
            <text:p>0x6040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3a8 */</text:p>
          </table:table-cell>
        </table:table-row>
        <table:table-row table:style-name="ro4">
          <table:table-cell/>
          <table:table-cell office:value-type="string">
            <text:p>0x0c00</text:p>
          </table:table-cell>
          <table:table-cell office:value-type="string">
            <text:p>0x2800</text:p>
          </table:table-cell>
          <table:table-cell office:value-type="string">
            <text:p>0xccd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b880</text:p>
          </table:table-cell>
          <table:table-cell office:value-type="string">
            <text:p>0x104c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3b0 */</text:p>
          </table:table-cell>
        </table:table-row>
        <table:table-row table:style-name="ro4">
          <table:table-cell/>
          <table:table-cell office:value-type="string">
            <text:p>0x33c0</text:p>
          </table:table-cell>
          <table:table-cell office:value-type="string">
            <text:p>0x3009</text:p>
          </table:table-cell>
          <table:table-cell office:value-type="string">
            <text:p>0x0c00</text:p>
          </table:table-cell>
          <table:table-cell office:value-type="string">
            <text:p>0x4204</text:p>
          </table:table-cell>
          <table:table-cell office:value-type="string">
            <text:p>0x44d0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3b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4090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2000</text:p>
          </table:table-cell>
          <table:table-cell office:value-type="string">
            <text:p>0x3009</text:p>
          </table:table-cell>
          <table:table-cell office:value-type="string">
            <text:p>0x0c0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3c0 */</text:p>
          </table:table-cell>
        </table:table-row>
        <table:table-row table:style-name="ro4">
          <table:table-cell/>
          <table:table-cell office:value-type="string">
            <text:p>0xc740</text:p>
          </table:table-cell>
          <table:table-cell office:value-type="string">
            <text:p>0x4102</text:p>
          </table:table-cell>
          <table:table-cell office:value-type="string">
            <text:p>0x0024</text:p>
          </table:table-cell>
          <table:table-cell office:value-type="string">
            <text:p>0x3444</text:p>
          </table:table-cell>
          <table:table-cell office:value-type="string">
            <text:p>0x0dcc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4010</text:p>
          </table:table-cell>
          <table:table-cell/>
          <table:table-cell office:value-type="string">
            <text:p><text:s/>/* 13c8 */</text:p>
          </table:table-cell>
        </table:table-row>
        <table:table-row table:style-name="ro4">
          <table:table-cell/>
          <table:table-cell office:value-type="string">
            <text:p>0x8c4c</text:p>
          </table:table-cell>
          <table:table-cell office:value-type="string">
            <text:p>0x6890</text:p>
          </table:table-cell>
          <table:table-cell office:value-type="string">
            <text:p>0x4010</text:p>
          </table:table-cell>
          <table:table-cell office:value-type="string">
            <text:p>0x38f0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3c00</text:p>
          </table:table-cell>
          <table:table-cell/>
          <table:table-cell office:value-type="string">
            <text:p><text:s/>/* 13d0 */</text:p>
          </table:table-cell>
        </table:table-row>
        <table:table-row table:style-name="ro4">
          <table:table-cell/>
          <table:table-cell office:value-type="string">
            <text:p>0xb3c3</text:p>
          </table:table-cell>
          <table:table-cell office:value-type="string">
            <text:p>0x6182</text:p>
          </table:table-cell>
          <table:table-cell office:value-type="string">
            <text:p>0x8f40</text:p>
          </table:table-cell>
          <table:table-cell office:value-type="string">
            <text:p>0x3009</text:p>
          </table:table-cell>
          <table:table-cell office:value-type="string">
            <text:p>0x0f01</text:p>
          </table:table-cell>
          <table:table-cell office:value-type="string">
            <text:p>0x2800</text:p>
          </table:table-cell>
          <table:table-cell office:value-type="string">
            <text:p>0xedc5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3d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102</text:p>
          </table:table-cell>
          <table:table-cell office:value-type="string">
            <text:p>0x8fc0</text:p>
          </table:table-cell>
          <table:table-cell office:value-type="string">
            <text:p>0x4004</text:p>
          </table:table-cell>
          <table:table-cell office:value-type="string">
            <text:p>0x0024</text:p>
          </table:table-cell>
          <table:table-cell office:value-type="string">
            <text:p>0x4026</text:p>
          </table:table-cell>
          <table:table-cell office:value-type="string">
            <text:p>0x0024</text:p>
          </table:table-cell>
          <table:table-cell office:value-type="string">
            <text:p>0x1fff</text:p>
          </table:table-cell>
          <table:table-cell/>
          <table:table-cell office:value-type="string">
            <text:p><text:s/>/* 13e0 */</text:p>
          </table:table-cell>
        </table:table-row>
        <table:table-row table:style-name="ro4">
          <table:table-cell/>
          <table:table-cell office:value-type="string">
            <text:p>0xffc2</text:p>
          </table:table-cell>
          <table:table-cell office:value-type="string">
            <text:p>0xa324</text:p>
          </table:table-cell>
          <table:table-cell office:value-type="string">
            <text:p>0x0024</text:p>
          </table:table-cell>
          <table:table-cell office:value-type="string">
            <text:p>0x4122</text:p>
          </table:table-cell>
          <table:table-cell office:value-type="string">
            <text:p>0x0024</text:p>
          </table:table-cell>
          <table:table-cell office:value-type="string">
            <text:p>0x419c</text:p>
          </table:table-cell>
          <table:table-cell office:value-type="string">
            <text:p>0x0024</text:p>
          </table:table-cell>
          <table:table-cell office:value-type="string">
            <text:p>0x4002</text:p>
          </table:table-cell>
          <table:table-cell/>
          <table:table-cell office:value-type="string">
            <text:p><text:s/>/* 13e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80</text:p>
          </table:table-cell>
          <table:table-cell office:value-type="string">
            <text:p>0x4102</text:p>
          </table:table-cell>
          <table:table-cell office:value-type="string">
            <text:p>0x8d8c</text:p>
          </table:table-cell>
          <table:table-cell office:value-type="string">
            <text:p>0x3c20</text:p>
          </table:table-cell>
          <table:table-cell office:value-type="string">
            <text:p>0x4e81</text:p>
          </table:table-cell>
          <table:table-cell office:value-type="string">
            <text:p>0x6610</text:p>
          </table:table-cell>
          <table:table-cell/>
          <table:table-cell office:value-type="string">
            <text:p><text:s/>/* 13f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3000</text:p>
          </table:table-cell>
          <table:table-cell office:value-type="string">
            <text:p>0x2800</text:p>
          </table:table-cell>
          <table:table-cell office:value-type="string">
            <text:p>0xd58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661c</text:p>
          </table:table-cell>
          <table:table-cell/>
          <table:table-cell office:value-type="string">
            <text:p><text:s/>/* 13f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b882</text:p>
          </table:table-cell>
          <table:table-cell office:value-type="string">
            <text:p>0x44c2</text:p>
          </table:table-cell>
          <table:table-cell office:value-type="string">
            <text:p>0xfe02</text:p>
          </table:table-cell>
          <table:table-cell office:value-type="string">
            <text:p>0x0024</text:p>
          </table:table-cell>
          <table:table-cell office:value-type="string">
            <text:p>0x48b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400 */</text:p>
          </table:table-cell>
        </table:table-row>
        <table:table-row table:style-name="ro4">
          <table:table-cell/>
          <table:table-cell office:value-type="string">
            <text:p>0x0241</text:p>
          </table:table-cell>
          <table:table-cell office:value-type="string">
            <text:p>0x4212</text:p>
          </table:table-cell>
          <table:table-cell office:value-type="string">
            <text:p>0x0024</text:p>
          </table:table-cell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4662</text:p>
          </table:table-cell>
          <table:table-cell office:value-type="string">
            <text:p>0x0024</text:p>
          </table:table-cell>
          <table:table-cell office:value-type="string">
            <text:p>0x4010</text:p>
          </table:table-cell>
          <table:table-cell/>
          <table:table-cell office:value-type="string">
            <text:p><text:s/>/* 140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b88e</text:p>
          </table:table-cell>
          <table:table-cell office:value-type="string">
            <text:p>0x4010</text:p>
          </table:table-cell>
          <table:table-cell office:value-type="string">
            <text:p>0x3009</text:p>
          </table:table-cell>
          <table:table-cell office:value-type="string">
            <text:p>0x0040</text:p>
          </table:table-cell>
          <table:table-cell office:value-type="string">
            <text:p>0x3009</text:p>
          </table:table-cell>
          <table:table-cell office:value-type="string">
            <text:p>0x03c1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410 */</text:p>
          </table:table-cell>
        </table:table-row>
        <table:table-row table:style-name="ro4">
          <table:table-cell/>
          <table:table-cell office:value-type="string">
            <text:p>0x3040</text:p>
          </table:table-cell>
          <table:table-cell office:value-type="string">
            <text:p>0x3009</text:p>
          </table:table-cell>
          <table:table-cell office:value-type="string">
            <text:p>0x3341</text:p>
          </table:table-cell>
          <table:table-cell office:value-type="string">
            <text:p>0x34f0</text:p>
          </table:table-cell>
          <table:table-cell office:value-type="string">
            <text:p>0x0024</text:p>
          </table:table-cell>
          <table:table-cell office:value-type="string">
            <text:p>0x607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41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bec9</text:p>
          </table:table-cell>
          <table:table-cell office:value-type="string">
            <text:p>0x4192</text:p>
          </table:table-cell>
          <table:table-cell office:value-type="string">
            <text:p>0x0024</text:p>
          </table:table-cell>
          <table:table-cell office:value-type="string">
            <text:p>0x2400</text:p>
          </table:table-cell>
          <table:table-cell office:value-type="string">
            <text:p>0xec8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42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3000</text:p>
          </table:table-cell>
          <table:table-cell office:value-type="string">
            <text:p>0xb882</text:p>
          </table:table-cell>
          <table:table-cell office:value-type="string">
            <text:p>0x44c2</text:p>
          </table:table-cell>
          <table:table-cell office:value-type="string">
            <text:p>0xfe02</text:p>
          </table:table-cell>
          <table:table-cell office:value-type="string">
            <text:p>0x110c</text:p>
          </table:table-cell>
          <table:table-cell office:value-type="string">
            <text:p>0x48b2</text:p>
          </table:table-cell>
          <table:table-cell/>
          <table:table-cell office:value-type="string">
            <text:p><text:s/>/* 142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241</text:p>
          </table:table-cell>
          <table:table-cell office:value-type="string">
            <text:p>0x4212</text:p>
          </table:table-cell>
          <table:table-cell office:value-type="string">
            <text:p>0x0024</text:p>
          </table:table-cell>
          <table:table-cell office:value-type="string">
            <text:p>0x4102</text:p>
          </table:table-cell>
          <table:table-cell office:value-type="string">
            <text:p>0x0024</text:p>
          </table:table-cell>
          <table:table-cell office:value-type="string">
            <text:p>0x4660</text:p>
          </table:table-cell>
          <table:table-cell/>
          <table:table-cell office:value-type="string">
            <text:p><text:s/>/* 143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100</text:p>
          </table:table-cell>
          <table:table-cell office:value-type="string">
            <text:p>0x93c1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9</text:p>
          </table:table-cell>
          <table:table-cell office:value-type="string">
            <text:p>0x0044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438 */</text:p>
          </table:table-cell>
        </table:table-row>
        <table:table-row table:style-name="ro4">
          <table:table-cell/>
          <table:table-cell office:value-type="string">
            <text:p>0x03c5</text:p>
          </table:table-cell>
          <table:table-cell office:value-type="string">
            <text:p>0x3009</text:p>
          </table:table-cell>
          <table:table-cell office:value-type="string">
            <text:p>0x1340</text:p>
          </table:table-cell>
          <table:table-cell office:value-type="string">
            <text:p>0x6ce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2580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440 */</text:p>
          </table:table-cell>
        </table:table-row>
        <table:table-row table:style-name="ro4">
          <table:table-cell/>
          <table:table-cell office:value-type="string">
            <text:p>0xe801</text:p>
          </table:table-cell>
          <table:table-cell office:value-type="string">
            <text:p>0xb882</text:p>
          </table:table-cell>
          <table:table-cell office:value-type="string">
            <text:p>0x0024</text:p>
          </table:table-cell>
          <table:table-cell office:value-type="string">
            <text:p>0x2914</text:p>
          </table:table-cell>
          <table:table-cell office:value-type="string">
            <text:p>0xa580</text:p>
          </table:table-cell>
          <table:table-cell office:value-type="string">
            <text:p>0x4e86</text:p>
          </table:table-cell>
          <table:table-cell office:value-type="string">
            <text:p>0x138c</text:p>
          </table:table-cell>
          <table:table-cell office:value-type="string">
            <text:p>0x4c86</text:p>
          </table:table-cell>
          <table:table-cell/>
          <table:table-cell office:value-type="string">
            <text:p><text:s/>/* 1448 */</text:p>
          </table:table-cell>
        </table:table-row>
        <table:table-row table:style-name="ro4">
          <table:table-cell/>
          <table:table-cell office:value-type="string">
            <text:p>0x1150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13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ff80</text:p>
          </table:table-cell>
          <table:table-cell/>
          <table:table-cell office:value-type="string">
            <text:p><text:s/>/* 145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8b2</text:p>
          </table:table-cell>
          <table:table-cell office:value-type="string">
            <text:p>0x0024</text:p>
          </table:table-cell>
          <table:table-cell office:value-type="string">
            <text:p>0xffb0</text:p>
          </table:table-cell>
          <table:table-cell office:value-type="string">
            <text:p>0x4057</text:p>
          </table:table-cell>
          <table:table-cell office:value-type="string">
            <text:p>0x48b6</text:p>
          </table:table-cell>
          <table:table-cell office:value-type="string">
            <text:p>0x4081</text:p>
          </table:table-cell>
          <table:table-cell office:value-type="string">
            <text:p>0xff90</text:p>
          </table:table-cell>
          <table:table-cell/>
          <table:table-cell office:value-type="string">
            <text:p><text:s/>/* 1458 */</text:p>
          </table:table-cell>
        </table:table-row>
        <table:table-row table:style-name="ro4">
          <table:table-cell/>
          <table:table-cell office:value-type="string">
            <text:p>0x9040</text:p>
          </table:table-cell>
          <table:table-cell office:value-type="string">
            <text:p>0x42b6</text:p>
          </table:table-cell>
          <table:table-cell office:value-type="string">
            <text:p>0x9301</text:p>
          </table:table-cell>
          <table:table-cell office:value-type="string">
            <text:p>0x6cd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5c1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460 */</text:p>
          </table:table-cell>
        </table:table-row>
        <table:table-row table:style-name="ro4">
          <table:table-cell/>
          <table:table-cell office:value-type="string">
            <text:p>0xe80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e3</text:p>
          </table:table-cell>
          <table:table-cell office:value-type="string">
            <text:p>0x0024</text:p>
          </table:table-cell>
          <table:table-cell office:value-type="string">
            <text:p>0x342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468 */</text:p>
          </table:table-cell>
        </table:table-row>
        <table:table-row table:style-name="ro4">
          <table:table-cell/>
          <table:table-cell office:value-type="string">
            <text:p>0x4400</text:p>
          </table:table-cell>
          <table:table-cell office:value-type="string">
            <text:p>0x4010</text:p>
          </table:table-cell>
          <table:table-cell office:value-type="string">
            <text:p>0x44d2</text:p>
          </table:table-cell>
          <table:table-cell office:value-type="string">
            <text:p>0xb880</text:p>
          </table:table-cell>
          <table:table-cell office:value-type="string">
            <text:p>0x4010</text:p>
          </table:table-cell>
          <table:table-cell office:value-type="string">
            <text:p>0x4782</text:p>
          </table:table-cell>
          <table:table-cell office:value-type="string">
            <text:p>0x23c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470 */</text:p>
          </table:table-cell>
        </table:table-row>
        <table:table-row table:style-name="ro4">
          <table:table-cell/>
          <table:table-cell office:value-type="string">
            <text:p>0x088c</text:p>
          </table:table-cell>
          <table:table-cell office:value-type="string">
            <text:p>0x6080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0800</text:p>
          </table:table-cell>
          <table:table-cell office:value-type="string">
            <text:p>0x2800</text:p>
          </table:table-cell>
          <table:table-cell office:value-type="string">
            <text:p>0xe6c5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47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c894</text:p>
          </table:table-cell>
          <table:table-cell office:value-type="string">
            <text:p>0x0c4c</text:p>
          </table:table-cell>
          <table:table-cell office:value-type="string">
            <text:p>0x3009</text:p>
          </table:table-cell>
          <table:table-cell office:value-type="string">
            <text:p>0x0fc0</text:p>
          </table:table-cell>
          <table:table-cell office:value-type="string">
            <text:p>0xa020</text:p>
          </table:table-cell>
          <table:table-cell office:value-type="string">
            <text:p>0x44d2</text:p>
          </table:table-cell>
          <table:table-cell office:value-type="string">
            <text:p>0x6102</text:p>
          </table:table-cell>
          <table:table-cell/>
          <table:table-cell office:value-type="string">
            <text:p><text:s/>/* 1480 */</text:p>
          </table:table-cell>
        </table:table-row>
        <table:table-row table:style-name="ro4">
          <table:table-cell/>
          <table:table-cell office:value-type="string">
            <text:p>0x088c</text:p>
          </table:table-cell>
          <table:table-cell office:value-type="string">
            <text:p>0x3009</text:p>
          </table:table-cell>
          <table:table-cell office:value-type="string">
            <text:p>0x0800</text:p>
          </table:table-cell>
          <table:table-cell office:value-type="string">
            <text:p>0x601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488 */</text:p>
          </table:table-cell>
        </table:table-row>
        <table:table-row table:style-name="ro4">
          <table:table-cell/>
          <table:table-cell office:value-type="string">
            <text:p>0xe81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2801</text:p>
          </table:table-cell>
          <table:table-cell office:value-type="string">
            <text:p>0x3433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490 */</text:p>
          </table:table-cell>
        </table:table-row>
        <table:table-row table:style-name="ro4">
          <table:table-cell/>
          <table:table-cell office:value-type="string">
            <text:p>0x3044</text:p>
          </table:table-cell>
          <table:table-cell office:value-type="string">
            <text:p>0x3009</text:p>
          </table:table-cell>
          <table:table-cell office:value-type="string">
            <text:p>0x3385</text:p>
          </table:table-cell>
          <table:table-cell office:value-type="string">
            <text:p>0x0000</text:p>
          </table:table-cell>
          <table:table-cell office:value-type="string">
            <text:p>0x0022</text:p>
          </table:table-cell>
          <table:table-cell office:value-type="string">
            <text:p>0x3400</text:p>
          </table:table-cell>
          <table:table-cell office:value-type="string">
            <text:p>0x100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498 */</text:p>
          </table:table-cell>
        </table:table-row>
        <table:table-row table:style-name="ro4">
          <table:table-cell/>
          <table:table-cell office:value-type="string">
            <text:p>0x0020</text:p>
          </table:table-cell>
          <table:table-cell office:value-type="string">
            <text:p>0x6ce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ed5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4a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4e3</text:p>
          </table:table-cell>
          <table:table-cell office:value-type="string">
            <text:p>0x0024</text:p>
          </table:table-cell>
          <table:table-cell office:value-type="string">
            <text:p>0x669c</text:p>
          </table:table-cell>
          <table:table-cell office:value-type="string">
            <text:p>0x0d8c</text:p>
          </table:table-cell>
          <table:table-cell office:value-type="string">
            <text:p>0x3009</text:p>
          </table:table-cell>
          <table:table-cell office:value-type="string">
            <text:p>0x0e80</text:p>
          </table:table-cell>
          <table:table-cell office:value-type="string">
            <text:p>0x6602</text:p>
          </table:table-cell>
          <table:table-cell/>
          <table:table-cell office:value-type="string">
            <text:p><text:s/>/* 14a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ec8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4b0 */</text:p>
          </table:table-cell>
        </table:table-row>
        <table:table-row table:style-name="ro4">
          <table:table-cell/>
          <table:table-cell table:style-name="Default" office:value-type="string">
            <text:p>0x0006</text:p>
          </table:table-cell>
          <table:table-cell office:value-type="string">
            <text:p>0x679e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bec0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/>
          <table:table-cell office:value-type="string">
            <text:p><text:s/>/* 14b8 */</text:p>
          </table:table-cell>
        </table:table-row>
        <table:table-row table:style-name="ro4">
          <table:table-cell/>
          <table:table-cell office:value-type="string">
            <text:p>0xeac0</text:p>
          </table:table-cell>
          <table:table-cell office:value-type="string">
            <text:p>0x3c01</text:p>
          </table:table-cell>
          <table:table-cell office:value-type="string">
            <text:p>0x3385</text:p>
          </table:table-cell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609c</text:p>
          </table:table-cell>
          <table:table-cell office:value-type="string">
            <text:p>0x8fc0</text:p>
          </table:table-cell>
          <table:table-cell office:value-type="string">
            <text:p>0x4002</text:p>
          </table:table-cell>
          <table:table-cell/>
          <table:table-cell office:value-type="string">
            <text:p><text:s/>/* 14c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d3c0</text:p>
          </table:table-cell>
          <table:table-cell office:value-type="string">
            <text:p>0x0000</text:p>
          </table:table-cell>
          <table:table-cell office:value-type="string">
            <text:p>0x00c0</text:p>
          </table:table-cell>
          <table:table-cell office:value-type="string">
            <text:p>0x3009</text:p>
          </table:table-cell>
          <table:table-cell office:value-type="string">
            <text:p>0x1044</text:p>
          </table:table-cell>
          <table:table-cell office:value-type="string">
            <text:p>0x2938</text:p>
          </table:table-cell>
          <table:table-cell/>
          <table:table-cell office:value-type="string">
            <text:p><text:s/>/* 14c8 */</text:p>
          </table:table-cell>
        </table:table-row>
        <table:table-row table:style-name="ro4">
          <table:table-cell/>
          <table:table-cell office:value-type="string">
            <text:p>0xd5c0</text:p>
          </table:table-cell>
          <table:table-cell office:value-type="string">
            <text:p>0x3009</text:p>
          </table:table-cell>
          <table:table-cell office:value-type="string">
            <text:p>0x1285</text:p>
          </table:table-cell>
          <table:table-cell office:value-type="string">
            <text:p>0xf400</text:p>
          </table:table-cell>
          <table:table-cell office:value-type="string">
            <text:p>0x4004</text:p>
          </table:table-cell>
          <table:table-cell office:value-type="string">
            <text:p>0x0000</text:p>
          </table:table-cell>
          <table:table-cell office:value-type="string">
            <text:p>0x0005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4d0 */</text:p>
          </table:table-cell>
        </table:table-row>
        <table:table-row table:style-name="ro4">
          <table:table-cell/>
          <table:table-cell office:value-type="string">
            <text:p>0x0100</text:p>
          </table:table-cell>
          <table:table-cell office:value-type="string">
            <text:p>0x2800</text:p>
          </table:table-cell>
          <table:table-cell office:value-type="string">
            <text:p>0xab00</text:p>
          </table:table-cell>
          <table:table-cell office:value-type="string">
            <text:p>0xae0a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4a4d</text:p>
          </table:table-cell>
          <table:table-cell/>
          <table:table-cell office:value-type="string">
            <text:p><text:s/>/* 14d8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8189</text:p>
          </table:table-cell>
          <table:table-cell office:value-type="string">
            <text:p>0x00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010</text:p>
          </table:table-cell>
          <table:table-cell office:value-type="string">
            <text:p>0x0006</text:p>
          </table:table-cell>
          <table:table-cell office:value-type="string">
            <text:p>0x0004</text:p>
          </table:table-cell>
          <table:table-cell/>
          <table:table-cell office:value-type="string">
            <text:p><text:s/>/* 14e0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3c4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14e8 */</text:p>
          </table:table-cell>
        </table:table-row>
        <table:table-row table:style-name="ro4">
          <table:table-cell/>
          <table:table-cell office:value-type="string">
            <text:p>0x0354</text:p>
          </table:table-cell>
          <table:table-cell office:value-type="string">
            <text:p>0xb880</text:p>
          </table:table-cell>
          <table:table-cell office:value-type="string">
            <text:p>0x184c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75</text:p>
          </table:table-cell>
          <table:table-cell/>
          <table:table-cell office:value-type="string">
            <text:p><text:s/>/* 14f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673</text:p>
          </table:table-cell>
          <table:table-cell office:value-type="string">
            <text:p>0x138c</text:p>
          </table:table-cell>
          <table:table-cell office:value-type="string">
            <text:p>0x3e00</text:p>
          </table:table-cell>
          <table:table-cell office:value-type="string">
            <text:p>0x7842</text:p>
          </table:table-cell>
          <table:table-cell office:value-type="string">
            <text:p>0x3e00</text:p>
          </table:table-cell>
          <table:table-cell office:value-type="string">
            <text:p>0xf844</text:p>
          </table:table-cell>
          <table:table-cell office:value-type="string">
            <text:p>0x3e01</text:p>
          </table:table-cell>
          <table:table-cell/>
          <table:table-cell office:value-type="string">
            <text:p><text:s/>/* 14f8 */</text:p>
          </table:table-cell>
        </table:table-row>
        <table:table-row table:style-name="ro4">
          <table:table-cell/>
          <table:table-cell office:value-type="string">
            <text:p>0x7846</text:p>
          </table:table-cell>
          <table:table-cell office:value-type="string">
            <text:p>0x0008</text:p>
          </table:table-cell>
          <table:table-cell table:style-name="Default" office:value-type="string">
            <text:p>0x0006</text:p>
          </table:table-cell>
          <table:table-cell office:value-type="string">
            <text:p>0x0002</text:p>
          </table:table-cell>
          <table:table-cell office:value-type="string">
            <text:p>0x11c5</text:p>
          </table:table-cell>
          <table:table-cell office:value-type="string">
            <text:p>0x3e01</text:p>
          </table:table-cell>
          <table:table-cell office:value-type="string">
            <text:p>0xf850</text:p>
          </table:table-cell>
          <table:table-cell office:value-type="string">
            <text:p>0x3e04</text:p>
          </table:table-cell>
          <table:table-cell/>
          <table:table-cell office:value-type="string">
            <text:p><text:s/>/* 1500 */</text:p>
          </table:table-cell>
        </table:table-row>
        <table:table-row table:style-name="ro4">
          <table:table-cell/>
          <table:table-cell office:value-type="string">
            <text:p>0x7852</text:p>
          </table:table-cell>
          <table:table-cell office:value-type="string">
            <text:p>0x0002</text:p>
          </table:table-cell>
          <table:table-cell office:value-type="string">
            <text:p>0x1851</text:p>
          </table:table-cell>
          <table:table-cell office:value-type="string">
            <text:p>0x3e04</text:p>
          </table:table-cell>
          <table:table-cell office:value-type="string">
            <text:p>0xf84d</text:p>
          </table:table-cell>
          <table:table-cell office:value-type="string">
            <text:p>0x0000</text:p>
          </table:table-cell>
          <table:table-cell office:value-type="string">
            <text:p>0x0693</text:p>
          </table:table-cell>
          <table:table-cell office:value-type="string">
            <text:p>0x3e03</text:p>
          </table:table-cell>
          <table:table-cell/>
          <table:table-cell office:value-type="string">
            <text:p><text:s/>/* 1508 */</text:p>
          </table:table-cell>
        </table:table-row>
        <table:table-row table:style-name="ro4">
          <table:table-cell/>
          <table:table-cell office:value-type="string">
            <text:p>0xb80f</text:p>
          </table:table-cell>
          <table:table-cell office:value-type="string">
            <text:p>0xb884</text:p>
          </table:table-cell>
          <table:table-cell office:value-type="string">
            <text:p>0x11d0</text:p>
          </table:table-cell>
          <table:table-cell office:value-type="string">
            <text:p>0x3413</text:p>
          </table:table-cell>
          <table:table-cell office:value-type="string">
            <text:p>0x010c</text:p>
          </table:table-cell>
          <table:table-cell office:value-type="string">
            <text:p>0x6898</text:p>
          </table:table-cell>
          <table:table-cell office:value-type="string">
            <text:p>0x0010</text:p>
          </table:table-cell>
          <table:table-cell office:value-type="string">
            <text:p>0x3c04</text:p>
          </table:table-cell>
          <table:table-cell/>
          <table:table-cell office:value-type="string">
            <text:p><text:s/>/* 1510 */</text:p>
          </table:table-cell>
        </table:table-row>
        <table:table-row table:style-name="ro4">
          <table:table-cell/>
          <table:table-cell office:value-type="string">
            <text:p>0x3080</text:p>
          </table:table-cell>
          <table:table-cell office:value-type="string">
            <text:p>0x6890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a90</text:p>
          </table:table-cell>
          <table:table-cell office:value-type="string">
            <text:p>0x3cd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518 */</text:p>
          </table:table-cell>
        </table:table-row>
        <table:table-row table:style-name="ro4">
          <table:table-cell/>
          <table:table-cell office:value-type="string">
            <text:p>0x0080</text:p>
          </table:table-cell>
          <table:table-cell office:value-type="string">
            <text:p>0x3009</text:p>
          </table:table-cell>
          <table:table-cell office:value-type="string">
            <text:p>0x3340</text:p>
          </table:table-cell>
          <table:table-cell office:value-type="string">
            <text:p>0x0002</text:p>
          </table:table-cell>
          <table:table-cell office:value-type="string">
            <text:p>0x1680</text:p>
          </table:table-cell>
          <table:table-cell office:value-type="string">
            <text:p>0x3009</text:p>
          </table:table-cell>
          <table:table-cell office:value-type="string">
            <text:p>0x3010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520 */</text:p>
          </table:table-cell>
        </table:table-row>
        <table:table-row table:style-name="ro4">
          <table:table-cell/>
          <table:table-cell office:value-type="string">
            <text:p>0x1790</text:p>
          </table:table-cell>
          <table:table-cell office:value-type="string">
            <text:p>0x3c24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710</text:p>
          </table:table-cell>
          <table:table-cell office:value-type="string">
            <text:p>0x3009</text:p>
          </table:table-cell>
          <table:table-cell office:value-type="string">
            <text:p>0x3010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528 */</text:p>
          </table:table-cell>
        </table:table-row>
        <table:table-row table:style-name="ro4">
          <table:table-cell/>
          <table:table-cell office:value-type="string">
            <text:p>0x1750</text:p>
          </table:table-cell>
          <table:table-cell office:value-type="string">
            <text:p>0x3cf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6d0</text:p>
          </table:table-cell>
          <table:table-cell office:value-type="string">
            <text:p>0x3c2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530 */</text:p>
          </table:table-cell>
        </table:table-row>
        <table:table-row table:style-name="ro4">
          <table:table-cell/>
          <table:table-cell office:value-type="string">
            <text:p>0x0650</text:p>
          </table:table-cell>
          <table:table-cell office:value-type="string">
            <text:p>0x3cc4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3080</text:p>
          </table:table-cell>
          <table:table-cell office:value-type="string">
            <text:p>0x0000</text:p>
          </table:table-cell>
          <table:table-cell office:value-type="string">
            <text:p>0x04c0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538 */</text:p>
          </table:table-cell>
        </table:table-row>
        <table:table-row table:style-name="ro4">
          <table:table-cell/>
          <table:table-cell office:value-type="string">
            <text:p>0x3100</text:p>
          </table:table-cell>
          <table:table-cell office:value-type="string">
            <text:p>0x0000</text:p>
          </table:table-cell>
          <table:table-cell office:value-type="string">
            <text:p>0x0100</text:p>
          </table:table-cell>
          <table:table-cell office:value-type="string">
            <text:p>0x3ca0</text:p>
          </table:table-cell>
          <table:table-cell office:value-type="string">
            <text:p>0x0024</text:p>
          </table:table-cell>
          <table:table-cell office:value-type="string">
            <text:p>0x000a</text:p>
          </table:table-cell>
          <table:table-cell office:value-type="string">
            <text:p>0x0000</text:p>
          </table:table-cell>
          <table:table-cell office:value-type="string">
            <text:p>0x2801</text:p>
          </table:table-cell>
          <table:table-cell/>
          <table:table-cell office:value-type="string">
            <text:p><text:s/>/* 1540 */</text:p>
          </table:table-cell>
        </table:table-row>
        <table:table-row table:style-name="ro4">
          <table:table-cell/>
          <table:table-cell office:value-type="string">
            <text:p>0x19c0</text:p>
          </table:table-cell>
          <table:table-cell office:value-type="string">
            <text:p>0x3cf0</text:p>
          </table:table-cell>
          <table:table-cell office:value-type="string">
            <text:p>0x0024</text:p>
          </table:table-cell>
          <table:table-cell office:value-type="string">
            <text:p>0x3e11</text:p>
          </table:table-cell>
          <table:table-cell office:value-type="string">
            <text:p>0x8024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2902</text:p>
          </table:table-cell>
          <table:table-cell/>
          <table:table-cell office:value-type="string">
            <text:p><text:s/>/* 1548 */</text:p>
          </table:table-cell>
        </table:table-row>
        <table:table-row table:style-name="ro4">
          <table:table-cell/>
          <table:table-cell office:value-type="string">
            <text:p>0x8080</text:p>
          </table:table-cell>
          <table:table-cell office:value-type="string">
            <text:p>0x3e11</text:p>
          </table:table-cell>
          <table:table-cell office:value-type="string">
            <text:p>0x4024</text:p>
          </table:table-cell>
          <table:table-cell office:value-type="string">
            <text:p>0x0008</text:p>
          </table:table-cell>
          <table:table-cell office:value-type="string">
            <text:p>0x0010</text:p>
          </table:table-cell>
          <table:table-cell office:value-type="string">
            <text:p>0x0000</text:p>
          </table:table-cell>
          <table:table-cell office:value-type="string">
            <text:p>0x01c1</text:p>
          </table:table-cell>
          <table:table-cell office:value-type="string">
            <text:p>0x4084</text:p>
          </table:table-cell>
          <table:table-cell/>
          <table:table-cell office:value-type="string">
            <text:p><text:s/>/* 1550 */</text:p>
          </table:table-cell>
        </table:table-row>
        <table:table-row table:style-name="ro4">
          <table:table-cell/>
          <table:table-cell office:value-type="string">
            <text:p>0x1b8c</text:p>
          </table:table-cell>
          <table:table-cell office:value-type="string">
            <text:p>0x4000</text:p>
          </table:table-cell>
          <table:table-cell office:value-type="string">
            <text:p>0x0024</text:p>
          </table:table-cell>
          <table:table-cell office:value-type="string">
            <text:p>0x2902</text:p>
          </table:table-cell>
          <table:table-cell office:value-type="string">
            <text:p>0xb4c0</text:p>
          </table:table-cell>
          <table:table-cell office:value-type="string">
            <text:p>0x0008</text:p>
          </table:table-cell>
          <table:table-cell office:value-type="string">
            <text:p>0x0012</text:p>
          </table:table-cell>
          <table:table-cell office:value-type="string">
            <text:p>0x3443</text:p>
          </table:table-cell>
          <table:table-cell/>
          <table:table-cell office:value-type="string">
            <text:p><text:s/>/* 1558 */</text:p>
          </table:table-cell>
        </table:table-row>
        <table:table-row table:style-name="ro4">
          <table:table-cell/>
          <table:table-cell office:value-type="string">
            <text:p>0x184c</text:p>
          </table:table-cell>
          <table:table-cell office:value-type="string">
            <text:p>0x34d4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53c0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56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3001</text:p>
          </table:table-cell>
          <table:table-cell office:value-type="string">
            <text:p>0xc024</text:p>
          </table:table-cell>
          <table:table-cell office:value-type="string">
            <text:p>0x2902</text:p>
          </table:table-cell>
          <table:table-cell office:value-type="string">
            <text:p>0xbc00</text:p>
          </table:table-cell>
          <table:table-cell office:value-type="string">
            <text:p>0x0008</text:p>
          </table:table-cell>
          <table:table-cell office:value-type="string">
            <text:p>0x0010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568 */</text:p>
          </table:table-cell>
        </table:table-row>
        <table:table-row table:style-name="ro4">
          <table:table-cell/>
          <table:table-cell office:value-type="string">
            <text:p>0x1c41</text:p>
          </table:table-cell>
          <table:table-cell office:value-type="string">
            <text:p>0x3463</text:p>
          </table:table-cell>
          <table:table-cell office:value-type="string">
            <text:p>0x184c</text:p>
          </table:table-cell>
          <table:table-cell office:value-type="string">
            <text:p>0x3009</text:p>
          </table:table-cell>
          <table:table-cell office:value-type="string">
            <text:p>0x1380</text:p>
          </table:table-cell>
          <table:table-cell office:value-type="string">
            <text:p>0xb880</text:p>
          </table:table-cell>
          <table:table-cell office:value-type="string">
            <text:p>0x3840</text:p>
          </table:table-cell>
          <table:table-cell office:value-type="string">
            <text:p>0x3e10</text:p>
          </table:table-cell>
          <table:table-cell/>
          <table:table-cell office:value-type="string">
            <text:p><text:s/>/* 157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e11</text:p>
          </table:table-cell>
          <table:table-cell office:value-type="string">
            <text:p>0x8024</text:p>
          </table:table-cell>
          <table:table-cell office:value-type="string">
            <text:p>0x34c4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4100</text:p>
          </table:table-cell>
          <table:table-cell/>
          <table:table-cell office:value-type="string">
            <text:p><text:s/>/* 1578 */</text:p>
          </table:table-cell>
        </table:table-row>
        <table:table-row table:style-name="ro4">
          <table:table-cell/>
          <table:table-cell office:value-type="string">
            <text:p>0x3845</text:p>
          </table:table-cell>
          <table:table-cell office:value-type="string">
            <text:p>0xf400</text:p>
          </table:table-cell>
          <table:table-cell office:value-type="string">
            <text:p>0x4012</text:p>
          </table:table-cell>
          <table:table-cell office:value-type="string">
            <text:p>0x2903</text:p>
          </table:table-cell>
          <table:table-cell office:value-type="string">
            <text:p>0x3e80</text:p>
          </table:table-cell>
          <table:table-cell office:value-type="string">
            <text:p>0x320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580 */</text:p>
          </table:table-cell>
        </table:table-row>
        <table:table-row table:style-name="ro4">
          <table:table-cell/>
          <table:table-cell office:value-type="string">
            <text:p>0x3b40</text:p>
          </table:table-cell>
          <table:table-cell office:value-type="string">
            <text:p>0x3200</text:p>
          </table:table-cell>
          <table:table-cell office:value-type="string">
            <text:p>0x51cc</text:p>
          </table:table-cell>
          <table:table-cell office:value-type="string">
            <text:p>0x36c3</text:p>
          </table:table-cell>
          <table:table-cell office:value-type="string">
            <text:p>0x104c</text:p>
          </table:table-cell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b88e</text:p>
          </table:table-cell>
          <table:table-cell/>
          <table:table-cell office:value-type="string">
            <text:p><text:s/>/* 1588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3490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13cc</text:p>
          </table:table-cell>
          <table:table-cell office:value-type="string">
            <text:p>0x627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59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098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4090</text:p>
          </table:table-cell>
          <table:table-cell office:value-type="string">
            <text:p>0x0024</text:p>
          </table:table-cell>
          <table:table-cell office:value-type="string">
            <text:p>0x2401</text:p>
          </table:table-cell>
          <table:table-cell/>
          <table:table-cell office:value-type="string">
            <text:p><text:s/>/* 1598 */</text:p>
          </table:table-cell>
        </table:table-row>
        <table:table-row table:style-name="ro4">
          <table:table-cell/>
          <table:table-cell office:value-type="string">
            <text:p>0x0940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467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2</text:p>
          </table:table-cell>
          <table:table-cell office:value-type="string">
            <text:p>0x3200</text:p>
          </table:table-cell>
          <table:table-cell/>
          <table:table-cell office:value-type="string">
            <text:p><text:s/>/* 15a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08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0945</text:p>
          </table:table-cell>
          <table:table-cell office:value-type="string">
            <text:p>0x6790</text:p>
          </table:table-cell>
          <table:table-cell/>
          <table:table-cell office:value-type="string">
            <text:p><text:s/>/* 15a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679e</text:p>
          </table:table-cell>
          <table:table-cell office:value-type="string">
            <text:p>0x0024</text:p>
          </table:table-cell>
          <table:table-cell office:value-type="string">
            <text:p>0x3413</text:p>
          </table:table-cell>
          <table:table-cell office:value-type="string">
            <text:p>0x184c</text:p>
          </table:table-cell>
          <table:table-cell office:value-type="string">
            <text:p>0x34f0</text:p>
          </table:table-cell>
          <table:table-cell/>
          <table:table-cell office:value-type="string">
            <text:p><text:s/>/* 15b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3e11</text:p>
          </table:table-cell>
          <table:table-cell office:value-type="string">
            <text:p>0x8024</text:p>
          </table:table-cell>
          <table:table-cell office:value-type="string">
            <text:p>0x3e10</text:p>
          </table:table-cell>
          <table:table-cell office:value-type="string">
            <text:p>0x8024</text:p>
          </table:table-cell>
          <table:table-cell office:value-type="string">
            <text:p>0x2902</text:p>
          </table:table-cell>
          <table:table-cell/>
          <table:table-cell office:value-type="string">
            <text:p><text:s/>/* 15b8 */</text:p>
          </table:table-cell>
        </table:table-row>
        <table:table-row table:style-name="ro4">
          <table:table-cell/>
          <table:table-cell office:value-type="string">
            <text:p>0x09c0</text:p>
          </table:table-cell>
          <table:table-cell office:value-type="string">
            <text:p>0x0002</text:p>
          </table:table-cell>
          <table:table-cell office:value-type="string">
            <text:p>0x11d0</text:p>
          </table:table-cell>
          <table:table-cell office:value-type="string">
            <text:p>0x0002</text:p>
          </table:table-cell>
          <table:table-cell office:value-type="string">
            <text:p>0x1b50</text:p>
          </table:table-cell>
          <table:table-cell office:value-type="string">
            <text:p>0x3473</text:p>
          </table:table-cell>
          <table:table-cell office:value-type="string">
            <text:p>0x1b4c</text:p>
          </table:table-cell>
          <table:table-cell office:value-type="string">
            <text:p>0x4084</text:p>
          </table:table-cell>
          <table:table-cell/>
          <table:table-cell office:value-type="string">
            <text:p><text:s/>/* 15c0 */</text:p>
          </table:table-cell>
        </table:table-row>
        <table:table-row table:style-name="ro4">
          <table:table-cell/>
          <table:table-cell office:value-type="string">
            <text:p>0xb011</text:p>
          </table:table-cell>
          <table:table-cell office:value-type="string">
            <text:p>0x0002</text:p>
          </table:table-cell>
          <table:table-cell office:value-type="string">
            <text:p>0x1311</text:p>
          </table:table-cell>
          <table:table-cell office:value-type="string">
            <text:p>0xb386</text:p>
          </table:table-cell>
          <table:table-cell office:value-type="string">
            <text:p>0x0000</text:p>
          </table:table-cell>
          <table:table-cell office:value-type="string">
            <text:p>0x4020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15c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2d0</text:p>
          </table:table-cell>
          <table:table-cell office:value-type="string">
            <text:p>0x300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412</text:p>
          </table:table-cell>
          <table:table-cell office:value-type="string">
            <text:p>0x3263</text:p>
          </table:table-cell>
          <table:table-cell/>
          <table:table-cell office:value-type="string">
            <text:p><text:s/>/* 15d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210</text:p>
          </table:table-cell>
          <table:table-cell office:value-type="string">
            <text:p>0x0024</text:p>
          </table:table-cell>
          <table:table-cell office:value-type="string">
            <text:p>0x32f0</text:p>
          </table:table-cell>
          <table:table-cell office:value-type="string">
            <text:p>0x4024</text:p>
          </table:table-cell>
          <table:table-cell office:value-type="string">
            <text:p>0x4cd2</text:p>
          </table:table-cell>
          <table:table-cell office:value-type="string">
            <text:p>0x0024</text:p>
          </table:table-cell>
          <table:table-cell office:value-type="string">
            <text:p>0x3a10</text:p>
          </table:table-cell>
          <table:table-cell/>
          <table:table-cell office:value-type="string">
            <text:p><text:s/>/* 15d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af0</text:p>
          </table:table-cell>
          <table:table-cell office:value-type="string">
            <text:p>0x4024</text:p>
          </table:table-cell>
          <table:table-cell office:value-type="string">
            <text:p>0x3110</text:p>
          </table:table-cell>
          <table:table-cell office:value-type="string">
            <text:p>0x8024</text:p>
          </table:table-cell>
          <table:table-cell office:value-type="string">
            <text:p>0x31f0</text:p>
          </table:table-cell>
          <table:table-cell office:value-type="string">
            <text:p>0xc024</text:p>
          </table:table-cell>
          <table:table-cell office:value-type="string">
            <text:p>0x6dc6</text:p>
          </table:table-cell>
          <table:table-cell/>
          <table:table-cell office:value-type="string">
            <text:p><text:s/>/* 15e0 */</text:p>
          </table:table-cell>
        </table:table-row>
        <table:table-row table:style-name="ro4">
          <table:table-cell/>
          <table:table-cell office:value-type="string">
            <text:p>0x925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1641</text:p>
          </table:table-cell>
          <table:table-cell office:value-type="string">
            <text:p>0x4dc6</text:p>
          </table:table-cell>
          <table:table-cell office:value-type="string">
            <text:p>0x0024</text:p>
          </table:table-cell>
          <table:table-cell office:value-type="string">
            <text:p>0x6cd2</text:p>
          </table:table-cell>
          <table:table-cell/>
          <table:table-cell office:value-type="string">
            <text:p><text:s/>/* 15e8 */</text:p>
          </table:table-cell>
        </table:table-row>
        <table:table-row table:style-name="ro4">
          <table:table-cell/>
          <table:table-cell office:value-type="string">
            <text:p>0x810c</text:p>
          </table:table-cell>
          <table:table-cell office:value-type="string">
            <text:p>0x3a10</text:p>
          </table:table-cell>
          <table:table-cell office:value-type="string">
            <text:p>0x0024</text:p>
          </table:table-cell>
          <table:table-cell office:value-type="string">
            <text:p>0x3af0</text:p>
          </table:table-cell>
          <table:table-cell office:value-type="string">
            <text:p>0x4024</text:p>
          </table:table-cell>
          <table:table-cell office:value-type="string">
            <text:p>0x0002</text:p>
          </table:table-cell>
          <table:table-cell office:value-type="string">
            <text:p>0x1bd2</text:p>
          </table:table-cell>
          <table:table-cell office:value-type="string">
            <text:p>0x3010</text:p>
          </table:table-cell>
          <table:table-cell/>
          <table:table-cell office:value-type="string">
            <text:p><text:s/>/* 15f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f0</text:p>
          </table:table-cell>
          <table:table-cell office:value-type="string">
            <text:p>0x4024</text:p>
          </table:table-cell>
          <table:table-cell office:value-type="string">
            <text:p>0x6c92</text:p>
          </table:table-cell>
          <table:table-cell office:value-type="string">
            <text:p>0x0024</text:p>
          </table:table-cell>
          <table:table-cell office:value-type="string">
            <text:p>0x3810</text:p>
          </table:table-cell>
          <table:table-cell office:value-type="string">
            <text:p>0x0024</text:p>
          </table:table-cell>
          <table:table-cell office:value-type="string">
            <text:p>0x38b0</text:p>
          </table:table-cell>
          <table:table-cell/>
          <table:table-cell office:value-type="string">
            <text:p><text:s/>/* 15f8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3204</text:p>
          </table:table-cell>
          <table:table-cell office:value-type="string">
            <text:p>0x8024</text:p>
          </table:table-cell>
          <table:table-cell office:value-type="string">
            <text:p>0x3204</text:p>
          </table:table-cell>
          <table:table-cell office:value-type="string">
            <text:p>0x8024</text:p>
          </table:table-cell>
          <table:table-cell office:value-type="string">
            <text:p>0x3273</text:p>
          </table:table-cell>
          <table:table-cell office:value-type="string">
            <text:p>0x0024</text:p>
          </table:table-cell>
          <table:table-cell office:value-type="string">
            <text:p>0x3273</text:p>
          </table:table-cell>
          <table:table-cell/>
          <table:table-cell office:value-type="string">
            <text:p><text:s/>/* 160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253</text:p>
          </table:table-cell>
          <table:table-cell office:value-type="string">
            <text:p>0x0024</text:p>
          </table:table-cell>
          <table:table-cell office:value-type="string">
            <text:p>0x3210</text:p>
          </table:table-cell>
          <table:table-cell office:value-type="string">
            <text:p>0x8024</text:p>
          </table:table-cell>
          <table:table-cell office:value-type="string">
            <text:p>0x2914</text:p>
          </table:table-cell>
          <table:table-cell office:value-type="string">
            <text:p>0xa580</text:p>
          </table:table-cell>
          <table:table-cell office:value-type="string">
            <text:p>0x32f0</text:p>
          </table:table-cell>
          <table:table-cell/>
          <table:table-cell office:value-type="string">
            <text:p><text:s/>/* 1608 */</text:p>
          </table:table-cell>
        </table:table-row>
        <table:table-row table:style-name="ro4">
          <table:table-cell/>
          <table:table-cell office:value-type="string">
            <text:p>0xc024</text:p>
          </table:table-cell>
          <table:table-cell office:value-type="string">
            <text:p>0x4c86</text:p>
          </table:table-cell>
          <table:table-cell office:value-type="string">
            <text:p>0x01cc</text:p>
          </table:table-cell>
          <table:table-cell office:value-type="string">
            <text:p>0x0000</text:p>
          </table:table-cell>
          <table:table-cell office:value-type="string">
            <text:p>0x00c0</text:p>
          </table:table-cell>
          <table:table-cell office:value-type="string">
            <text:p>0xad02</text:p>
          </table:table-cell>
          <table:table-cell office:value-type="string">
            <text:p>0x004c</text:p>
          </table:table-cell>
          <table:table-cell office:value-type="string">
            <text:p>0x3810</text:p>
          </table:table-cell>
          <table:table-cell/>
          <table:table-cell office:value-type="string">
            <text:p><text:s/>/* 161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8f0</text:p>
          </table:table-cell>
          <table:table-cell office:value-type="string">
            <text:p>0x4024</text:p>
          </table:table-cell>
          <table:table-cell office:value-type="string">
            <text:p>0x0002</text:p>
          </table:table-cell>
          <table:table-cell office:value-type="string">
            <text:p>0x17d0</text:p>
          </table:table-cell>
          <table:table-cell office:value-type="string">
            <text:p>0x3110</text:p>
          </table:table-cell>
          <table:table-cell office:value-type="string">
            <text:p>0x0024</text:p>
          </table:table-cell>
          <table:table-cell office:value-type="string">
            <text:p>0x31f0</text:p>
          </table:table-cell>
          <table:table-cell/>
          <table:table-cell office:value-type="string">
            <text:p><text:s/>/* 1618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3010</text:p>
          </table:table-cell>
          <table:table-cell office:value-type="string">
            <text:p>0x8024</text:p>
          </table:table-cell>
          <table:table-cell office:value-type="string">
            <text:p>0x30f0</text:p>
          </table:table-cell>
          <table:table-cell office:value-type="string">
            <text:p>0xc024</text:p>
          </table:table-cell>
          <table:table-cell office:value-type="string">
            <text:p>0x6cd6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62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3f</text:p>
          </table:table-cell>
          <table:table-cell office:value-type="string">
            <text:p>0xc001</text:p>
          </table:table-cell>
          <table:table-cell office:value-type="string">
            <text:p>0x0000</text:p>
          </table:table-cell>
          <table:table-cell office:value-type="string">
            <text:p>0x0020</text:p>
          </table:table-cell>
          <table:table-cell office:value-type="string">
            <text:p>0x0000</text:p>
          </table:table-cell>
          <table:table-cell office:value-type="string">
            <text:p>0x0021</text:p>
          </table:table-cell>
          <table:table-cell office:value-type="string">
            <text:p>0x6cd6</text:p>
          </table:table-cell>
          <table:table-cell/>
          <table:table-cell office:value-type="string">
            <text:p><text:s/>/* 162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 office:value-type="string">
            <text:p>0x2801</text:p>
          </table:table-cell>
          <table:table-cell office:value-type="string">
            <text:p>0x5b1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63</text:p>
          </table:table-cell>
          <table:table-cell/>
          <table:table-cell office:value-type="string">
            <text:p><text:s/>/* 163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404</text:p>
          </table:table-cell>
          <table:table-cell office:value-type="string">
            <text:p>0x0024</text:p>
          </table:table-cell>
          <table:table-cell office:value-type="string">
            <text:p>0x3033</text:p>
          </table:table-cell>
          <table:table-cell office:value-type="string">
            <text:p>0x0024</text:p>
          </table:table-cell>
          <table:table-cell office:value-type="string">
            <text:p>0x30d0</text:p>
          </table:table-cell>
          <table:table-cell office:value-type="string">
            <text:p>0x0024</text:p>
          </table:table-cell>
          <table:table-cell office:value-type="string">
            <text:p>0x6080</text:p>
          </table:table-cell>
          <table:table-cell/>
          <table:table-cell office:value-type="string">
            <text:p><text:s/>/* 1638 */</text:p>
          </table:table-cell>
        </table:table-row>
        <table:table-row table:style-name="ro4">
          <table:table-cell/>
          <table:table-cell office:value-type="string">
            <text:p>0x3290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549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53</text:p>
          </table:table-cell>
          <table:table-cell/>
          <table:table-cell office:value-type="string">
            <text:p><text:s/>/* 164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12c0</text:p>
          </table:table-cell>
          <table:table-cell office:value-type="string">
            <text:p>0x620e</text:p>
          </table:table-cell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0050</text:p>
          </table:table-cell>
          <table:table-cell office:value-type="string">
            <text:p>0x2801</text:p>
          </table:table-cell>
          <table:table-cell/>
          <table:table-cell office:value-type="string">
            <text:p><text:s/>/* 1648 */</text:p>
          </table:table-cell>
        </table:table-row>
        <table:table-row table:style-name="ro4">
          <table:table-cell/>
          <table:table-cell office:value-type="string">
            <text:p>0x548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184c</text:p>
          </table:table-cell>
          <table:table-cell office:value-type="string">
            <text:p>0x2908</text:p>
          </table:table-cell>
          <table:table-cell office:value-type="string">
            <text:p>0xc840</text:p>
          </table:table-cell>
          <table:table-cell office:value-type="string">
            <text:p>0xb04e</text:p>
          </table:table-cell>
          <table:table-cell/>
          <table:table-cell office:value-type="string">
            <text:p><text:s/>/* 165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0050</text:p>
          </table:table-cell>
          <table:table-cell office:value-type="string">
            <text:p>0x3000</text:p>
          </table:table-cell>
          <table:table-cell office:value-type="string">
            <text:p>0x110c</text:p>
          </table:table-cell>
          <table:table-cell office:value-type="string">
            <text:p>0xc070</text:p>
          </table:table-cell>
          <table:table-cell office:value-type="string">
            <text:p>0x9052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165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300</text:p>
          </table:table-cell>
          <table:table-cell office:value-type="string">
            <text:p>0x0024</text:p>
          </table:table-cell>
          <table:table-cell office:value-type="string">
            <text:p>0x34e4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3414</text:p>
          </table:table-cell>
          <table:table-cell/>
          <table:table-cell office:value-type="string">
            <text:p><text:s/>/* 166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3b00</text:p>
          </table:table-cell>
          <table:table-cell office:value-type="string">
            <text:p>0x0024</text:p>
          </table:table-cell>
          <table:table-cell office:value-type="string">
            <text:p>0x34e4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66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a00</text:p>
          </table:table-cell>
          <table:table-cell office:value-type="string">
            <text:p>0x0024</text:p>
          </table:table-cell>
          <table:table-cell office:value-type="string">
            <text:p>0x3404</text:p>
          </table:table-cell>
          <table:table-cell office:value-type="string">
            <text:p>0x8024</text:p>
          </table:table-cell>
          <table:table-cell office:value-type="string">
            <text:p>0x3200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1670 */</text:p>
          </table:table-cell>
        </table:table-row>
        <table:table-row table:style-name="ro4">
          <table:table-cell/>
          <table:table-cell office:value-type="string">
            <text:p>0x1390</text:p>
          </table:table-cell>
          <table:table-cell office:value-type="string">
            <text:p>0x3004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table:style-name="Default" office:value-type="string">
            <text:p>0x0007</text:p>
          </table:table-cell>
          <table:table-cell office:value-type="string">
            <text:p>0x0002</text:p>
          </table:table-cell>
          <table:table-cell office:value-type="string">
            <text:p>0x1ad0</text:p>
          </table:table-cell>
          <table:table-cell office:value-type="string">
            <text:p>0x3010</text:p>
          </table:table-cell>
          <table:table-cell/>
          <table:table-cell office:value-type="string">
            <text:p><text:s/>/* 167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f0</text:p>
          </table:table-cell>
          <table:table-cell office:value-type="string">
            <text:p>0x4024</text:p>
          </table:table-cell>
          <table:table-cell office:value-type="string">
            <text:p>0x6c92</text:p>
          </table:table-cell>
          <table:table-cell office:value-type="string">
            <text:p>0x0024</text:p>
          </table:table-cell>
          <table:table-cell office:value-type="string">
            <text:p>0x3810</text:p>
          </table:table-cell>
          <table:table-cell office:value-type="string">
            <text:p>0x0024</text:p>
          </table:table-cell>
          <table:table-cell office:value-type="string">
            <text:p>0x38f0</text:p>
          </table:table-cell>
          <table:table-cell/>
          <table:table-cell office:value-type="string">
            <text:p><text:s/>/* 1680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6284</text:p>
          </table:table-cell>
          <table:table-cell office:value-type="string">
            <text:p>0x184c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0</text:p>
          </table:table-cell>
          <table:table-cell office:value-type="string">
            <text:p>0xfc55</text:p>
          </table:table-cell>
          <table:table-cell office:value-type="string">
            <text:p>0xb880</text:p>
          </table:table-cell>
          <table:table-cell/>
          <table:table-cell office:value-type="string">
            <text:p><text:s/>/* 168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f612</text:p>
          </table:table-cell>
          <table:table-cell office:value-type="string">
            <text:p>0x3473</text:p>
          </table:table-cell>
          <table:table-cell office:value-type="string">
            <text:p>0x0840</text:p>
          </table:table-cell>
          <table:table-cell office:value-type="string">
            <text:p>0x3453</text:p>
          </table:table-cell>
          <table:table-cell office:value-type="string">
            <text:p>0x1bcc</text:p>
          </table:table-cell>
          <table:table-cell office:value-type="string">
            <text:p>0x3c10</text:p>
          </table:table-cell>
          <table:table-cell/>
          <table:table-cell office:value-type="string">
            <text:p><text:s/>/* 1690 */</text:p>
          </table:table-cell>
        </table:table-row>
        <table:table-row table:style-name="ro4">
          <table:table-cell/>
          <table:table-cell office:value-type="string">
            <text:p>0x0840</text:p>
          </table:table-cell>
          <table:table-cell office:value-type="string">
            <text:p>0xb880</text:p>
          </table:table-cell>
          <table:table-cell office:value-type="string">
            <text:p>0x3240</text:p>
          </table:table-cell>
          <table:table-cell office:value-type="string">
            <text:p>0x3009</text:p>
          </table:table-cell>
          <table:table-cell office:value-type="string">
            <text:p>0x1281</text:p>
          </table:table-cell>
          <table:table-cell office:value-type="string">
            <text:p>0x618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698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2801</text:p>
          </table:table-cell>
          <table:table-cell office:value-type="string">
            <text:p>0x385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8</text:p>
          </table:table-cell>
          <table:table-cell office:value-type="string">
            <text:p>0x0010</text:p>
          </table:table-cell>
          <table:table-cell office:value-type="string">
            <text:p>0x2914</text:p>
          </table:table-cell>
          <table:table-cell/>
          <table:table-cell office:value-type="string">
            <text:p><text:s/>/* 16a0 */</text:p>
          </table:table-cell>
        </table:table-row>
        <table:table-row table:style-name="ro4">
          <table:table-cell/>
          <table:table-cell office:value-type="string">
            <text:p>0xbec0</text:p>
          </table:table-cell>
          <table:table-cell office:value-type="string">
            <text:p>0x4780</text:p>
          </table:table-cell>
          <table:table-cell office:value-type="string">
            <text:p>0x41c4</text:p>
          </table:table-cell>
          <table:table-cell office:value-type="string">
            <text:p>0x000a</text:p>
          </table:table-cell>
          <table:table-cell office:value-type="string">
            <text:p>0x0010</text:p>
          </table:table-cell>
          <table:table-cell office:value-type="string">
            <text:p>0x000a</text:p>
          </table:table-cell>
          <table:table-cell office:value-type="string">
            <text:p>0x0003</text:p>
          </table:table-cell>
          <table:table-cell office:value-type="string">
            <text:p>0xb882</text:p>
          </table:table-cell>
          <table:table-cell/>
          <table:table-cell office:value-type="string">
            <text:p><text:s/>/* 16a8 */</text:p>
          </table:table-cell>
        </table:table-row>
        <table:table-row table:style-name="ro4">
          <table:table-cell/>
          <table:table-cell office:value-type="string">
            <text:p>0x104c</text:p>
          </table:table-cell>
          <table:table-cell office:value-type="string">
            <text:p>0x2914</text:p>
          </table:table-cell>
          <table:table-cell office:value-type="string">
            <text:p>0xbec0</text:p>
          </table:table-cell>
          <table:table-cell office:value-type="string">
            <text:p>0x4480</text:p>
          </table:table-cell>
          <table:table-cell office:value-type="string">
            <text:p>0x33c3</text:p>
          </table:table-cell>
          <table:table-cell office:value-type="string">
            <text:p>0x0030</text:p>
          </table:table-cell>
          <table:table-cell office:value-type="string">
            <text:p>0x06d2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6b0 */</text:p>
          </table:table-cell>
        </table:table-row>
        <table:table-row table:style-name="ro4">
          <table:table-cell/>
          <table:table-cell office:value-type="string">
            <text:p>0x1850</text:p>
          </table:table-cell>
          <table:table-cell office:value-type="string">
            <text:p>0x6892</text:p>
          </table:table-cell>
          <table:table-cell office:value-type="string">
            <text:p>0x11cc</text:p>
          </table:table-cell>
          <table:table-cell office:value-type="string">
            <text:p>0x4781</text:p>
          </table:table-cell>
          <table:table-cell office:value-type="string">
            <text:p>0xc2c3</text:p>
          </table:table-cell>
          <table:table-cell office:value-type="string">
            <text:p>0xfe1e</text:p>
          </table:table-cell>
          <table:table-cell office:value-type="string">
            <text:p>0x0044</text:p>
          </table:table-cell>
          <table:table-cell office:value-type="string">
            <text:p>0x6892</text:p>
          </table:table-cell>
          <table:table-cell/>
          <table:table-cell office:value-type="string">
            <text:p><text:s/>/* 16b8 */</text:p>
          </table:table-cell>
        </table:table-row>
        <table:table-row table:style-name="ro4">
          <table:table-cell/>
          <table:table-cell office:value-type="string">
            <text:p>0x03c5</text:p>
          </table:table-cell>
          <table:table-cell office:value-type="string">
            <text:p>0x4eba</text:p>
          </table:table-cell>
          <table:table-cell office:value-type="string">
            <text:p>0x0024</text:p>
          </table:table-cell>
          <table:table-cell office:value-type="string">
            <text:p>0x3811</text:p>
          </table:table-cell>
          <table:table-cell office:value-type="string">
            <text:p>0x0024</text:p>
          </table:table-cell>
          <table:table-cell office:value-type="string">
            <text:p>0x3871</text:p>
          </table:table-cell>
          <table:table-cell office:value-type="string">
            <text:p>0x4024</text:p>
          </table:table-cell>
          <table:table-cell office:value-type="string">
            <text:p>0x3a00</text:p>
          </table:table-cell>
          <table:table-cell/>
          <table:table-cell office:value-type="string">
            <text:p><text:s/>/* 16c0 */</text:p>
          </table:table-cell>
        </table:table-row>
        <table:table-row table:style-name="ro4">
          <table:table-cell/>
          <table:table-cell office:value-type="string">
            <text:p>0x404c</text:p>
          </table:table-cell>
          <table:table-cell office:value-type="string">
            <text:p>0x003e</text:p>
          </table:table-cell>
          <table:table-cell office:value-type="string">
            <text:p>0x0012</text:p>
          </table:table-cell>
          <table:table-cell office:value-type="string">
            <text:p>0x0038</text:p>
          </table:table-cell>
          <table:table-cell table:style-name="Default" office:value-type="string">
            <text:p>0x0001</text:p>
          </table:table-cell>
          <table:table-cell office:value-type="string">
            <text:p>0x3400</text:p>
          </table:table-cell>
          <table:table-cell office:value-type="string">
            <text:p>0x8803</text:p>
          </table:table-cell>
          <table:table-cell office:value-type="string">
            <text:p>0x6316</text:p>
          </table:table-cell>
          <table:table-cell/>
          <table:table-cell office:value-type="string">
            <text:p><text:s/>/* 16c8 */</text:p>
          </table:table-cell>
        </table:table-row>
        <table:table-row table:style-name="ro4">
          <table:table-cell/>
          <table:table-cell office:value-type="string">
            <text:p>0x0010</text:p>
          </table:table-cell>
          <table:table-cell office:value-type="string">
            <text:p>0x0000</text:p>
          </table:table-cell>
          <table:table-cell office:value-type="string">
            <text:p>0x0101</text:p>
          </table:table-cell>
          <table:table-cell office:value-type="string">
            <text:p>0x3cb0</text:p>
          </table:table-cell>
          <table:table-cell office:value-type="string">
            <text:p>0x410c</text:p>
          </table:table-cell>
          <table:table-cell office:value-type="string">
            <text:p>0x3009</text:p>
          </table:table-cell>
          <table:table-cell table:style-name="Default" office:value-type="string">
            <text:p>0x0001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6d0 */</text:p>
          </table:table-cell>
        </table:table-row>
        <table:table-row table:style-name="ro4">
          <table:table-cell/>
          <table:table-cell office:value-type="string">
            <text:p>0x1a90</text:p>
          </table:table-cell>
          <table:table-cell office:value-type="string">
            <text:p>0x6312</text:p>
          </table:table-cell>
          <table:table-cell office:value-type="string">
            <text:p>0xb390</text:p>
          </table:table-cell>
          <table:table-cell office:value-type="string">
            <text:p>0x618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43</text:p>
          </table:table-cell>
          <table:table-cell office:value-type="string">
            <text:p>0x2801</text:p>
          </table:table-cell>
          <table:table-cell/>
          <table:table-cell office:value-type="string">
            <text:p><text:s/>/* 16d8 */</text:p>
          </table:table-cell>
        </table:table-row>
        <table:table-row table:style-name="ro4">
          <table:table-cell/>
          <table:table-cell office:value-type="string">
            <text:p>0x3018</text:p>
          </table:table-cell>
          <table:table-cell table:style-name="Default" office:value-type="string">
            <text:p>0x0006</text:p>
          </table:table-cell>
          <table:table-cell office:value-type="string">
            <text:p>0x0010</text:p>
          </table:table-cell>
          <table:table-cell table:number-columns-repeated="2" office:value-type="string">
            <text:p>0x0003</text:p>
          </table:table-cell>
          <table:table-cell office:value-type="string">
            <text:p>0x4132</text:p>
          </table:table-cell>
          <table:table-cell office:value-type="string">
            <text:p>0x0024</text:p>
          </table:table-cell>
          <table:table-cell office:value-type="string">
            <text:p>0x6896</text:p>
          </table:table-cell>
          <table:table-cell/>
          <table:table-cell office:value-type="string">
            <text:p><text:s/>/* 16e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851</text:p>
          </table:table-cell>
          <table:table-cell office:value-type="string">
            <text:p>0x3111</text:p>
          </table:table-cell>
          <table:table-cell office:value-type="string">
            <text:p>0x11cc</text:p>
          </table:table-cell>
          <table:table-cell office:value-type="string">
            <text:p>0x31f1</text:p>
          </table:table-cell>
          <table:table-cell office:value-type="string">
            <text:p>0x7042</text:p>
          </table:table-cell>
          <table:table-cell office:value-type="string">
            <text:p>0xfe32</text:p>
          </table:table-cell>
          <table:table-cell/>
          <table:table-cell office:value-type="string">
            <text:p><text:s/>/* 16e8 */</text:p>
          </table:table-cell>
        </table:table-row>
        <table:table-row table:style-name="ro4">
          <table:table-cell/>
          <table:table-cell office:value-type="string">
            <text:p>0x33c3</text:p>
          </table:table-cell>
          <table:table-cell office:value-type="string">
            <text:p>0x48b6</text:p>
          </table:table-cell>
          <table:table-cell office:value-type="string">
            <text:p>0x0024</text:p>
          </table:table-cell>
          <table:table-cell office:value-type="string">
            <text:p>0x4eda</text:p>
          </table:table-cell>
          <table:table-cell office:value-type="string">
            <text:p>0x9242</text:p>
          </table:table-cell>
          <table:table-cell office:value-type="string">
            <text:p>0x6898</text:p>
          </table:table-cell>
          <table:table-cell office:value-type="string">
            <text:p>0x2044</text:p>
          </table:table-cell>
          <table:table-cell office:value-type="string">
            <text:p>0x6080</text:p>
          </table:table-cell>
          <table:table-cell/>
          <table:table-cell office:value-type="string">
            <text:p><text:s/>/* 16f0 */</text:p>
          </table:table-cell>
        </table:table-row>
        <table:table-row table:style-name="ro4">
          <table:table-cell/>
          <table:table-cell office:value-type="string">
            <text:p>0x23c5</text:p>
          </table:table-cell>
          <table:table-cell office:value-type="string">
            <text:p>0x0030</text:p>
          </table:table-cell>
          <table:table-cell office:value-type="string">
            <text:p>0x0710</text:p>
          </table:table-cell>
          <table:table-cell office:value-type="string">
            <text:p>0x2801</text:p>
          </table:table-cell>
          <table:table-cell office:value-type="string">
            <text:p>0x3845</text:p>
          </table:table-cell>
          <table:table-cell office:value-type="string">
            <text:p>0x3801</text:p>
          </table:table-cell>
          <table:table-cell office:value-type="string">
            <text:p>0x0024</text:p>
          </table:table-cell>
          <table:table-cell office:value-type="string">
            <text:p>0x0008</text:p>
          </table:table-cell>
          <table:table-cell/>
          <table:table-cell office:value-type="string">
            <text:p><text:s/>/* 16f8 */</text:p>
          </table:table-cell>
        </table:table-row>
        <table:table-row table:style-name="ro4">
          <table:table-cell/>
          <table:table-cell office:value-type="string">
            <text:p>0x0003</text:p>
          </table:table-cell>
          <table:table-cell office:value-type="string">
            <text:p>0x4092</text:p>
          </table:table-cell>
          <table:table-cell office:value-type="string">
            <text:p>0x0024</text:p>
          </table:table-cell>
          <table:table-cell office:value-type="string">
            <text:p>0x4316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d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700 */</text:p>
          </table:table-cell>
        </table:table-row>
        <table:table-row table:style-name="ro4">
          <table:table-cell/>
          <table:table-cell office:value-type="string">
            <text:p>0xc024</text:p>
          </table:table-cell>
          <table:table-cell office:value-type="string">
            <text:p>0x0002</text:p>
          </table:table-cell>
          <table:table-cell office:value-type="string">
            <text:p>0xf590</text:p>
          </table:table-cell>
          <table:table-cell office:value-type="string">
            <text:p>0x3009</text:p>
          </table:table-cell>
          <table:table-cell office:value-type="string">
            <text:p>0x2003</text:p>
          </table:table-cell>
          <table:table-cell office:value-type="string">
            <text:p>0x0002</text:p>
          </table:table-cell>
          <table:table-cell office:value-type="string">
            <text:p>0x139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708 */</text:p>
          </table:table-cell>
        </table:table-row>
        <table:table-row table:style-name="ro4">
          <table:table-cell/>
          <table:table-cell office:value-type="string">
            <text:p>0xc024</text:p>
          </table:table-cell>
          <table:table-cell office:value-type="string">
            <text:p>0x643a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378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71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a</text:p>
          </table:table-cell>
          <table:table-cell office:value-type="string">
            <text:p>0x0005</text:p>
          </table:table-cell>
          <table:table-cell office:value-type="string">
            <text:p>0x4512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5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718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0002</text:p>
          </table:table-cell>
          <table:table-cell office:value-type="string">
            <text:p>0xf5d0</text:p>
          </table:table-cell>
          <table:table-cell office:value-type="string">
            <text:p>0x3009</text:p>
          </table:table-cell>
          <table:table-cell office:value-type="string">
            <text:p>0x2001</text:p>
          </table:table-cell>
          <table:table-cell office:value-type="string">
            <text:p>0x000a</text:p>
          </table:table-cell>
          <table:table-cell table:style-name="Default" office:value-type="string">
            <text:p>0x0001</text:p>
          </table:table-cell>
          <table:table-cell office:value-type="string">
            <text:p>0x3413</text:p>
          </table:table-cell>
          <table:table-cell/>
          <table:table-cell office:value-type="string">
            <text:p><text:s/>/* 172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cf0</text:p>
          </table:table-cell>
          <table:table-cell office:value-type="string">
            <text:p>0x4024</text:p>
          </table:table-cell>
          <table:table-cell office:value-type="string">
            <text:p>0x670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/>
          <table:table-cell office:value-type="string">
            <text:p><text:s/>/* 1728 */</text:p>
          </table:table-cell>
        </table:table-row>
        <table:table-row table:style-name="ro4">
          <table:table-cell/>
          <table:table-cell office:value-type="string">
            <text:p>0x3c0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4192</text:p>
          </table:table-cell>
          <table:table-cell office:value-type="string">
            <text:p>0x0024</text:p>
          </table:table-cell>
          <table:table-cell office:value-type="string">
            <text:p>0x2401</text:p>
          </table:table-cell>
          <table:table-cell office:value-type="string">
            <text:p>0x3bc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73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f590</text:p>
          </table:table-cell>
          <table:table-cell office:value-type="string">
            <text:p>0x0008</text:p>
          </table:table-cell>
          <table:table-cell table:style-name="Default" office:value-type="string">
            <text:p>0x0001</text:p>
          </table:table-cell>
          <table:table-cell office:value-type="string">
            <text:p>0x3473</text:p>
          </table:table-cell>
          <table:table-cell office:value-type="string">
            <text:p>0x0003</text:p>
          </table:table-cell>
          <table:table-cell office:value-type="string">
            <text:p>0x4102</text:p>
          </table:table-cell>
          <table:table-cell/>
          <table:table-cell office:value-type="string">
            <text:p><text:s/>/* 1738 */</text:p>
          </table:table-cell>
        </table:table-row>
        <table:table-row table:style-name="ro4">
          <table:table-cell/>
          <table:table-cell office:value-type="string">
            <text:p>0x104c</text:p>
          </table:table-cell>
          <table:table-cell office:value-type="string">
            <text:p>0x6090</text:p>
          </table:table-cell>
          <table:table-cell office:value-type="string">
            <text:p>0x4050</text:p>
          </table:table-cell>
          <table:table-cell office:value-type="string">
            <text:p>0x6892</text:p>
          </table:table-cell>
          <table:table-cell office:value-type="string">
            <text:p>0x2003</text:p>
          </table:table-cell>
          <table:table-cell office:value-type="string">
            <text:p>0x6892</text:p>
          </table:table-cell>
          <table:table-cell office:value-type="string">
            <text:p>0x3381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740 */</text:p>
          </table:table-cell>
        </table:table-row>
        <table:table-row table:style-name="ro4">
          <table:table-cell/>
          <table:table-cell office:value-type="string">
            <text:p>0x3281</text:p>
          </table:table-cell>
          <table:table-cell office:value-type="string">
            <text:p>0x0008</text:p>
          </table:table-cell>
          <table:table-cell table:style-name="Default" office:value-type="string">
            <text:p>0x0006</text:p>
          </table:table-cell>
          <table:table-cell office:value-type="string">
            <text:p>0x0002</text:p>
          </table:table-cell>
          <table:table-cell office:value-type="string">
            <text:p>0x11c5</text:p>
          </table:table-cell>
          <table:table-cell office:value-type="string">
            <text:p>0x3463</text:p>
          </table:table-cell>
          <table:table-cell office:value-type="string">
            <text:p>0x184c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748 */</text:p>
          </table:table-cell>
        </table:table-row>
        <table:table-row table:style-name="ro4">
          <table:table-cell/>
          <table:table-cell office:value-type="string">
            <text:p>0x1280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3e11</text:p>
          </table:table-cell>
          <table:table-cell office:value-type="string">
            <text:p>0x8024</text:p>
          </table:table-cell>
          <table:table-cell office:value-type="string">
            <text:p>0x2900</text:p>
          </table:table-cell>
          <table:table-cell office:value-type="string">
            <text:p>0x9a80</text:p>
          </table:table-cell>
          <table:table-cell office:value-type="string">
            <text:p>0x3e11</text:p>
          </table:table-cell>
          <table:table-cell/>
          <table:table-cell office:value-type="string">
            <text:p><text:s/>/* 1750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6080</text:p>
          </table:table-cell>
          <table:table-cell office:value-type="string">
            <text:p>0x1b4c</text:p>
          </table:table-cell>
          <table:table-cell office:value-type="string">
            <text:p>0x0002</text:p>
          </table:table-cell>
          <table:table-cell office:value-type="string">
            <text:p>0x1680</text:p>
          </table:table-cell>
          <table:table-cell office:value-type="string">
            <text:p>0x2801</text:p>
          </table:table-cell>
          <table:table-cell office:value-type="string">
            <text:p>0x2408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75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790</text:p>
          </table:table-cell>
          <table:table-cell office:value-type="string">
            <text:p>0x3423</text:p>
          </table:table-cell>
          <table:table-cell office:value-type="string">
            <text:p>0x0024</text:p>
          </table:table-cell>
          <table:table-cell office:value-type="string">
            <text:p>0x3cf4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760 */</text:p>
          </table:table-cell>
        </table:table-row>
        <table:table-row table:style-name="ro4">
          <table:table-cell/>
          <table:table-cell office:value-type="string">
            <text:p>0x7080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0000</text:p>
          </table:table-cell>
          <table:table-cell office:value-type="string">
            <text:p>0x04c1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768 */</text:p>
          </table:table-cell>
        </table:table-row>
        <table:table-row table:style-name="ro4">
          <table:table-cell/>
          <table:table-cell office:value-type="string">
            <text:p>0x3341</text:p>
          </table:table-cell>
          <table:table-cell office:value-type="string">
            <text:p>0x0000</text:p>
          </table:table-cell>
          <table:table-cell office:value-type="string">
            <text:p>0x06d0</text:p>
          </table:table-cell>
          <table:table-cell office:value-type="string">
            <text:p>0x38f0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c024</text:p>
          </table:table-cell>
          <table:table-cell office:value-type="string">
            <text:p>0x6386</text:p>
          </table:table-cell>
          <table:table-cell/>
          <table:table-cell office:value-type="string">
            <text:p><text:s/>/* 177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690</text:p>
          </table:table-cell>
          <table:table-cell office:value-type="string">
            <text:p>0x2801</text:p>
          </table:table-cell>
          <table:table-cell office:value-type="string">
            <text:p>0x4555</text:p>
          </table:table-cell>
          <table:table-cell office:value-type="string">
            <text:p>0x0000</text:p>
          </table:table-cell>
          <table:table-cell office:value-type="string">
            <text:p>0x0693</text:p>
          </table:table-cell>
          <table:table-cell office:value-type="string">
            <text:p>0x3800</text:p>
          </table:table-cell>
          <table:table-cell/>
          <table:table-cell office:value-type="string">
            <text:p><text:s/>/* 1778 */</text:p>
          </table:table-cell>
        </table:table-row>
        <table:table-row table:style-name="ro4">
          <table:table-cell/>
          <table:table-cell office:value-type="string">
            <text:p>0x108c</text:p>
          </table:table-cell>
          <table:table-cell office:value-type="string">
            <text:p>0x0000</text:p>
          </table:table-cell>
          <table:table-cell office:value-type="string">
            <text:p>0x065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3424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78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750</text:p>
          </table:table-cell>
          <table:table-cell office:value-type="string">
            <text:p>0x3cc4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788 */</text:p>
          </table:table-cell>
        </table:table-row>
        <table:table-row table:style-name="ro4">
          <table:table-cell/>
          <table:table-cell office:value-type="string">
            <text:p>0x171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710</text:p>
          </table:table-cell>
          <table:table-cell office:value-type="string">
            <text:p>0x3310</text:p>
          </table:table-cell>
          <table:table-cell office:value-type="string">
            <text:p>0x510c</text:p>
          </table:table-cell>
          <table:table-cell office:value-type="string">
            <text:p>0x6890</text:p>
          </table:table-cell>
          <table:table-cell/>
          <table:table-cell office:value-type="string">
            <text:p><text:s/>/* 1790 */</text:p>
          </table:table-cell>
        </table:table-row>
        <table:table-row table:style-name="ro4">
          <table:table-cell/>
          <table:table-cell office:value-type="string">
            <text:p>0xb3d0</text:p>
          </table:table-cell>
          <table:table-cell table:style-name="Default" office:value-type="string">
            <text:p>0x0006</text:p>
          </table:table-cell>
          <table:table-cell office:value-type="string">
            <text:p>0x0390</text:p>
          </table:table-cell>
          <table:table-cell office:value-type="string">
            <text:p>0xa016</text:p>
          </table:table-cell>
          <table:table-cell office:value-type="string">
            <text:p>0x0fc1</text:p>
          </table:table-cell>
          <table:table-cell office:value-type="string">
            <text:p>0xa01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798 */</text:p>
          </table:table-cell>
        </table:table-row>
        <table:table-row table:style-name="ro4">
          <table:table-cell/>
          <table:table-cell office:value-type="string">
            <text:p>0x0081</text:p>
          </table:table-cell>
          <table:table-cell office:value-type="string">
            <text:p>0x4300</text:p>
          </table:table-cell>
          <table:table-cell office:value-type="string">
            <text:p>0x0003</text:p>
          </table:table-cell>
          <table:table-cell office:value-type="string">
            <text:p>0x0000</text:p>
          </table:table-cell>
          <table:table-cell office:value-type="string">
            <text:p>0x06d0</text:p>
          </table:table-cell>
          <table:table-cell office:value-type="string">
            <text:p>0xf100</text:p>
          </table:table-cell>
          <table:table-cell office:value-type="string">
            <text:p>0x309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7a0 */</text:p>
          </table:table-cell>
        </table:table-row>
        <table:table-row table:style-name="ro4">
          <table:table-cell/>
          <table:table-cell office:value-type="string">
            <text:p>0x0650</text:p>
          </table:table-cell>
          <table:table-cell office:value-type="string">
            <text:p>0x6386</text:p>
          </table:table-cell>
          <table:table-cell office:value-type="string">
            <text:p>0xb001</text:p>
          </table:table-cell>
          <table:table-cell office:value-type="string">
            <text:p>0x3cb4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5345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7a8 */</text:p>
          </table:table-cell>
        </table:table-row>
        <table:table-row table:style-name="ro4">
          <table:table-cell/>
          <table:table-cell office:value-type="string">
            <text:p>0x11c5</text:p>
          </table:table-cell>
          <table:table-cell office:value-type="string">
            <text:p>0x0030</text:p>
          </table:table-cell>
          <table:table-cell office:value-type="string">
            <text:p>0x0650</text:p>
          </table:table-cell>
          <table:table-cell office:value-type="string">
            <text:p>0x0000</text:p>
          </table:table-cell>
          <table:table-cell office:value-type="string">
            <text:p>0x0403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c132</text:p>
          </table:table-cell>
          <table:table-cell/>
          <table:table-cell office:value-type="string">
            <text:p><text:s/>/* 17b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4024</text:p>
          </table:table-cell>
          <table:table-cell table:style-name="Default" office:value-type="string">
            <text:p>0x0006</text:p>
          </table:table-cell>
          <table:table-cell office:value-type="string">
            <text:p>0x0390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6182</text:p>
          </table:table-cell>
          <table:table-cell/>
          <table:table-cell office:value-type="string">
            <text:p><text:s/>/* 17b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528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30</text:p>
          </table:table-cell>
          <table:table-cell/>
          <table:table-cell office:value-type="string">
            <text:p><text:s/>/* 17c0 */</text:p>
          </table:table-cell>
        </table:table-row>
        <table:table-row table:style-name="ro4">
          <table:table-cell/>
          <table:table-cell office:value-type="string">
            <text:p>0x03d0</text:p>
          </table:table-cell>
          <table:table-cell office:value-type="string">
            <text:p>0x6898</text:p>
          </table:table-cell>
          <table:table-cell table:style-name="Default" office:value-type="string">
            <text:p>0x0001</text:p>
          </table:table-cell>
          <table:table-cell office:value-type="string">
            <text:p>0xb14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/>
          <table:table-cell office:value-type="string">
            <text:p><text:s/>/* 17c8 */</text:p>
          </table:table-cell>
        </table:table-row>
        <table:table-row table:style-name="ro4">
          <table:table-cell/>
          <table:table-cell office:value-type="string">
            <text:p>0x529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851</text:p>
          </table:table-cell>
          <table:table-cell office:value-type="string">
            <text:p>0x6892</text:p>
          </table:table-cell>
          <table:table-cell office:value-type="string">
            <text:p>0x11cc</text:p>
          </table:table-cell>
          <table:table-cell office:value-type="string">
            <text:p>0xfe10</text:p>
          </table:table-cell>
          <table:table-cell/>
          <table:table-cell office:value-type="string">
            <text:p><text:s/>/* 17d0 */</text:p>
          </table:table-cell>
        </table:table-row>
        <table:table-row table:style-name="ro4">
          <table:table-cell/>
          <table:table-cell office:value-type="string">
            <text:p>0x104c</text:p>
          </table:table-cell>
          <table:table-cell office:value-type="string">
            <text:p>0x3c01</text:p>
          </table:table-cell>
          <table:table-cell office:value-type="string">
            <text:p>0xb047</text:p>
          </table:table-cell>
          <table:table-cell office:value-type="string">
            <text:p>0x3c01</text:p>
          </table:table-cell>
          <table:table-cell office:value-type="string">
            <text:p>0x3045</text:p>
          </table:table-cell>
          <table:table-cell office:value-type="string">
            <text:p>0x3ce0</text:p>
          </table:table-cell>
          <table:table-cell office:value-type="string">
            <text:p>0xb003</text:p>
          </table:table-cell>
          <table:table-cell office:value-type="string">
            <text:p>0x3111</text:p>
          </table:table-cell>
          <table:table-cell/>
          <table:table-cell office:value-type="string">
            <text:p><text:s/>/* 17d8 */</text:p>
          </table:table-cell>
        </table:table-row>
        <table:table-row table:style-name="ro4">
          <table:table-cell/>
          <table:table-cell office:value-type="string">
            <text:p>0x1087</text:p>
          </table:table-cell>
          <table:table-cell office:value-type="string">
            <text:p>0x31f1</text:p>
          </table:table-cell>
          <table:table-cell office:value-type="string">
            <text:p>0x4024</text:p>
          </table:table-cell>
          <table:table-cell office:value-type="string">
            <text:p>0x6eb6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1c5</text:p>
          </table:table-cell>
          <table:table-cell office:value-type="string">
            <text:p>0x3910</text:p>
          </table:table-cell>
          <table:table-cell/>
          <table:table-cell office:value-type="string">
            <text:p><text:s/>/* 17e0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39f0</text:p>
          </table:table-cell>
          <table:table-cell office:value-type="string">
            <text:p>0xd3c3</text:p>
          </table:table-cell>
          <table:table-cell office:value-type="string">
            <text:p>0x3411</text:p>
          </table:table-cell>
          <table:table-cell office:value-type="string">
            <text:p>0x0024</text:p>
          </table:table-cell>
          <table:table-cell office:value-type="string">
            <text:p>0x34e0</text:p>
          </table:table-cell>
          <table:table-cell office:value-type="string">
            <text:p>0x8024</text:p>
          </table:table-cell>
          <table:table-cell office:value-type="string">
            <text:p>0x3491</text:p>
          </table:table-cell>
          <table:table-cell/>
          <table:table-cell office:value-type="string">
            <text:p><text:s/>/* 17e8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3009</text:p>
          </table:table-cell>
          <table:table-cell office:value-type="string">
            <text:p>0x13cc</text:p>
          </table:table-cell>
          <table:table-cell office:value-type="string">
            <text:p>0x6890</text:p>
          </table:table-cell>
          <table:table-cell office:value-type="string">
            <text:p>0x11cc</text:p>
          </table:table-cell>
          <table:table-cell office:value-type="string">
            <text:p>0x3413</text:p>
          </table:table-cell>
          <table:table-cell office:value-type="string">
            <text:p>0x0024</text:p>
          </table:table-cell>
          <table:table-cell office:value-type="string">
            <text:p>0x3c90</text:p>
          </table:table-cell>
          <table:table-cell/>
          <table:table-cell office:value-type="string">
            <text:p><text:s/>/* 17f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2400</text:p>
          </table:table-cell>
          <table:table-cell office:value-type="string">
            <text:p>0x34f3</text:p>
          </table:table-cell>
          <table:table-cell office:value-type="string">
            <text:p>0x0024</text:p>
          </table:table-cell>
          <table:table-cell office:value-type="string">
            <text:p>0x6894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/>
          <table:table-cell office:value-type="string">
            <text:p><text:s/>/* 17f8 */</text:p>
          </table:table-cell>
        </table:table-row>
        <table:table-row table:style-name="ro4">
          <table:table-cell/>
          <table:table-cell office:value-type="string">
            <text:p>0x5140</text:p>
          </table:table-cell>
          <table:table-cell office:value-type="string">
            <text:p>0x408e</text:p>
          </table:table-cell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0650</text:p>
          </table:table-cell>
          <table:table-cell office:value-type="string">
            <text:p>0x003f</text:p>
          </table:table-cell>
          <table:table-cell office:value-type="string">
            <text:p>0xfbc3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800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2801</text:p>
          </table:table-cell>
          <table:table-cell office:value-type="string">
            <text:p>0x4a00</text:p>
          </table:table-cell>
          <table:table-cell office:value-type="string">
            <text:p>0xb132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bd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808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628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700</text:p>
          </table:table-cell>
          <table:table-cell office:value-type="string">
            <text:p>0x2801</text:p>
          </table:table-cell>
          <table:table-cell office:value-type="string">
            <text:p>0x5745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810 */</text:p>
          </table:table-cell>
        </table:table-row>
        <table:table-row table:style-name="ro4">
          <table:table-cell/>
          <table:table-cell office:value-type="string">
            <text:p>0x1850</text:p>
          </table:table-cell>
          <table:table-cell office:value-type="string">
            <text:p>0x3010</text:p>
          </table:table-cell>
          <table:table-cell office:value-type="string">
            <text:p>0x184c</text:p>
          </table:table-cell>
          <table:table-cell office:value-type="string">
            <text:p>0x30f0</text:p>
          </table:table-cell>
          <table:table-cell office:value-type="string">
            <text:p>0x4024</text:p>
          </table:table-cell>
          <table:table-cell office:value-type="string">
            <text:p>0x2900</text:p>
          </table:table-cell>
          <table:table-cell office:value-type="string">
            <text:p>0x0480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818 */</text:p>
          </table:table-cell>
        </table:table-row>
        <table:table-row table:style-name="ro4">
          <table:table-cell/>
          <table:table-cell office:value-type="string">
            <text:p>0x4090</text:p>
          </table:table-cell>
          <table:table-cell office:value-type="string">
            <text:p>0x0000</text:p>
          </table:table-cell>
          <table:table-cell office:value-type="string">
            <text:p>0x0700</text:p>
          </table:table-cell>
          <table:table-cell office:value-type="string">
            <text:p>0x34d3</text:p>
          </table:table-cell>
          <table:table-cell office:value-type="string">
            <text:p>0x180f</text:p>
          </table:table-cell>
          <table:table-cell office:value-type="string">
            <text:p>0x3434</text:p>
          </table:table-cell>
          <table:table-cell office:value-type="string">
            <text:p>0x0024</text:p>
          </table:table-cell>
          <table:table-cell office:value-type="string">
            <text:p>0xc890</text:p>
          </table:table-cell>
          <table:table-cell/>
          <table:table-cell office:value-type="string">
            <text:p><text:s/>/* 1820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office:value-type="string">
            <text:p>0x36f3</text:p>
          </table:table-cell>
          <table:table-cell office:value-type="string">
            <text:p>0x8024</text:p>
          </table:table-cell>
          <table:table-cell office:value-type="string">
            <text:p>0x36f4</text:p>
          </table:table-cell>
          <table:table-cell office:value-type="string">
            <text:p>0xd80d</text:p>
          </table:table-cell>
          <table:table-cell office:value-type="string">
            <text:p>0x36f4</text:p>
          </table:table-cell>
          <table:table-cell office:value-type="string">
            <text:p>0x5812</text:p>
          </table:table-cell>
          <table:table-cell office:value-type="string">
            <text:p>0x36f1</text:p>
          </table:table-cell>
          <table:table-cell/>
          <table:table-cell office:value-type="string">
            <text:p><text:s/>/* 1828 */</text:p>
          </table:table-cell>
        </table:table-row>
        <table:table-row table:style-name="ro4">
          <table:table-cell/>
          <table:table-cell office:value-type="string">
            <text:p>0xd810</text:p>
          </table:table-cell>
          <table:table-cell office:value-type="string">
            <text:p>0x36f1</text:p>
          </table:table-cell>
          <table:table-cell office:value-type="string">
            <text:p>0x5806</text:p>
          </table:table-cell>
          <table:table-cell office:value-type="string">
            <text:p>0x36f0</text:p>
          </table:table-cell>
          <table:table-cell office:value-type="string">
            <text:p>0xd804</text:p>
          </table:table-cell>
          <table:table-cell office:value-type="string">
            <text:p>0x36f0</text:p>
          </table:table-cell>
          <table:table-cell office:value-type="string">
            <text:p>0x5802</text:p>
          </table:table-cell>
          <table:table-cell office:value-type="string">
            <text:p>0x3405</text:p>
          </table:table-cell>
          <table:table-cell/>
          <table:table-cell office:value-type="string">
            <text:p><text:s/>/* 1830 */</text:p>
          </table:table-cell>
        </table:table-row>
        <table:table-row table:style-name="ro4">
          <table:table-cell/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/>
          <table:table-cell office:value-type="string">
            <text:p><text:s/>/* 183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19c0</text:p>
          </table:table-cell>
          <table:table-cell office:value-type="string">
            <text:p>0x0000</text:p>
          </table:table-cell>
          <table:table-cell office:value-type="string">
            <text:p>0x0082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0019</text:p>
          </table:table-cell>
          <table:table-cell/>
          <table:table-cell office:value-type="string">
            <text:p><text:s/>/* 1840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8003</text:p>
          </table:table-cell>
          <table:table-cell office:value-type="string">
            <text:p>0x00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4bd8</text:p>
          </table:table-cell>
          <table:table-cell office:value-type="string">
            <text:p>0x0006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848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office:value-type="string">
            <text:p>0x28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001c</text:p>
          </table:table-cell>
          <table:table-cell office:value-type="string">
            <text:p>0x0006</text:p>
          </table:table-cell>
          <table:table-cell table:style-name="Default" office:value-type="string">
            <text:p>0x000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850 */</text:p>
          </table:table-cell>
        </table:table-row>
        <table:table-row table:style-name="ro4">
          <table:table-cell/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56e</text:p>
          </table:table-cell>
          <table:table-cell office:value-type="string">
            <text:p>0x0006</text:p>
          </table:table-cell>
          <table:table-cell office:value-type="string">
            <text:p>0x004a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/>
          <table:table-cell office:value-type="string">
            <text:p><text:s/>/* 1858 */</text:p>
          </table:table-cell>
        </table:table-row>
        <table:table-row table:style-name="ro4">
          <table:table-cell/>
          <table:table-cell office:value-type="string">
            <text:p>0xb814</text:p>
          </table:table-cell>
          <table:table-cell office:value-type="string">
            <text:p>0x3615</text:p>
          </table:table-cell>
          <table:table-cell office:value-type="string">
            <text:p>0x0024</text:p>
          </table:table-cell>
          <table:table-cell office:value-type="string">
            <text:p>0x3e01</text:p>
          </table:table-cell>
          <table:table-cell office:value-type="string">
            <text:p>0xb847</text:p>
          </table:table-cell>
          <table:table-cell office:value-type="string">
            <text:p>0x4c8e</text:p>
          </table:table-cell>
          <table:table-cell office:value-type="string">
            <text:p>0x3852</text:p>
          </table:table-cell>
          <table:table-cell office:value-type="string">
            <text:p>0x0013</text:p>
          </table:table-cell>
          <table:table-cell/>
          <table:table-cell office:value-type="string">
            <text:p><text:s/>/* 1860 */</text:p>
          </table:table-cell>
        </table:table-row>
        <table:table-row table:style-name="ro4">
          <table:table-cell/>
          <table:table-cell office:value-type="string">
            <text:p>0xd9c0</text:p>
          </table:table-cell>
          <table:table-cell office:value-type="string">
            <text:p>0x0019</text:p>
          </table:table-cell>
          <table:table-cell office:value-type="string">
            <text:p>0xd4c1</text:p>
          </table:table-cell>
          <table:table-cell office:value-type="string">
            <text:p>0x0002</text:p>
          </table:table-cell>
          <table:table-cell office:value-type="string">
            <text:p>0x3cd2</text:p>
          </table:table-cell>
          <table:table-cell office:value-type="string">
            <text:p>0x3a10</text:p>
          </table:table-cell>
          <table:table-cell office:value-type="string">
            <text:p>0x0024</text:p>
          </table:table-cell>
          <table:table-cell office:value-type="string">
            <text:p>0x2903</text:p>
          </table:table-cell>
          <table:table-cell/>
          <table:table-cell office:value-type="string">
            <text:p><text:s/>/* 1868 */</text:p>
          </table:table-cell>
        </table:table-row>
        <table:table-row table:style-name="ro4">
          <table:table-cell/>
          <table:table-cell office:value-type="string">
            <text:p>0x9ec0</text:p>
          </table:table-cell>
          <table:table-cell office:value-type="string">
            <text:p>0x3af0</text:p>
          </table:table-cell>
          <table:table-cell office:value-type="string">
            <text:p>0x4024</text:p>
          </table:table-cell>
          <table:table-cell office:value-type="string">
            <text:p>0x0002</text:p>
          </table:table-cell>
          <table:table-cell office:value-type="string">
            <text:p>0x3e92</text:p>
          </table:table-cell>
          <table:table-cell office:value-type="string">
            <text:p>0x6284</text:p>
          </table:table-cell>
          <table:table-cell office:value-type="string">
            <text:p>0x2840</text:p>
          </table:table-cell>
          <table:table-cell office:value-type="string">
            <text:p>0x3af0</text:p>
          </table:table-cell>
          <table:table-cell/>
          <table:table-cell office:value-type="string">
            <text:p><text:s/>/* 1870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2801</text:p>
          </table:table-cell>
          <table:table-cell office:value-type="string">
            <text:p>0x63c5</text:p>
          </table:table-cell>
          <table:table-cell office:value-type="string">
            <text:p>0x0000</text:p>
          </table:table-cell>
          <table:table-cell office:value-type="string">
            <text:p>0x00c0</text:p>
          </table:table-cell>
          <table:table-cell office:value-type="string">
            <text:p>0x0002</text:p>
          </table:table-cell>
          <table:table-cell office:value-type="string">
            <text:p>0x3d52</text:p>
          </table:table-cell>
          <table:table-cell office:value-type="string">
            <text:p>0x4090</text:p>
          </table:table-cell>
          <table:table-cell/>
          <table:table-cell office:value-type="string">
            <text:p><text:s/>/* 187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a00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43d2</text:p>
          </table:table-cell>
          <table:table-cell office:value-type="string">
            <text:p>0x0002</text:p>
          </table:table-cell>
          <table:table-cell office:value-type="string">
            <text:p>0x83c0</text:p>
          </table:table-cell>
          <table:table-cell office:value-type="string">
            <text:p>0xbc82</text:p>
          </table:table-cell>
          <table:table-cell/>
          <table:table-cell office:value-type="string">
            <text:p><text:s/>/* 1880 */</text:p>
          </table:table-cell>
        </table:table-row>
        <table:table-row table:style-name="ro4">
          <table:table-cell/>
          <table:table-cell office:value-type="string">
            <text:p>0x2a40</text:p>
          </table:table-cell>
          <table:table-cell office:value-type="string">
            <text:p>0x3a14</text:p>
          </table:table-cell>
          <table:table-cell office:value-type="string">
            <text:p>0x0024</text:p>
          </table:table-cell>
          <table:table-cell office:value-type="string">
            <text:p>0x3a10</text:p>
          </table:table-cell>
          <table:table-cell office:value-type="string">
            <text:p>0x0024</text:p>
          </table:table-cell>
          <table:table-cell office:value-type="string">
            <text:p>0x3af0</text:p>
          </table:table-cell>
          <table:table-cell office:value-type="string">
            <text:p>0x4024</text:p>
          </table:table-cell>
          <table:table-cell office:value-type="string">
            <text:p>0x36f4</text:p>
          </table:table-cell>
          <table:table-cell/>
          <table:table-cell office:value-type="string">
            <text:p><text:s/>/* 1888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36f1</text:p>
          </table:table-cell>
          <table:table-cell office:value-type="string">
            <text:p>0x9807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/>
          <table:table-cell office:value-type="string">
            <text:p><text:s/>/* 189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 office:value-type="string">
            <text:p>0x3cc0</text:p>
          </table:table-cell>
          <table:table-cell office:value-type="string">
            <text:p>0x0000</text:p>
          </table:table-cell>
          <table:table-cell office:value-type="string">
            <text:p>0x00c0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898 */</text:p>
          </table:table-cell>
        </table:table-row>
        <table:table-row table:style-name="ro4">
          <table:table-cell/>
          <table:table-cell office:value-type="string">
            <text:p>0x4352</text:p>
          </table:table-cell>
          <table:table-cell office:value-type="string">
            <text:p>0xb882</text:p>
          </table:table-cell>
          <table:table-cell office:value-type="string">
            <text:p>0x2840</text:p>
          </table:table-cell>
          <table:table-cell office:value-type="string">
            <text:p>0x2801</text:p>
          </table:table-cell>
          <table:table-cell office:value-type="string">
            <text:p>0x6040</text:p>
          </table:table-cell>
          <table:table-cell office:value-type="string">
            <text:p>0x3af0</text:p>
          </table:table-cell>
          <table:table-cell office:value-type="string">
            <text:p>0x4024</text:p>
          </table:table-cell>
          <table:table-cell office:value-type="string">
            <text:p>0x0007</text:p>
          </table:table-cell>
          <table:table-cell/>
          <table:table-cell office:value-type="string">
            <text:p><text:s/>/* 18a0 */</text:p>
          </table:table-cell>
        </table:table-row>
        <table:table-row table:style-name="ro4">
          <table:table-cell/>
          <table:table-cell office:value-type="string">
            <text:p>0x0001</text:p>
          </table:table-cell>
          <table:table-cell office:value-type="string">
            <text:p>0x8593</text:p>
          </table:table-cell>
          <table:table-cell office:value-type="string">
            <text:p>0x0006</text:p>
          </table:table-cell>
          <table:table-cell office:value-type="string">
            <text:p>0x0028</text:p>
          </table:table-cell>
          <table:table-cell office:value-type="string">
            <text:p>0x0000</text:p>
          </table:table-cell>
          <table:table-cell office:value-type="string">
            <text:p>0x0020</text:p>
          </table:table-cell>
          <table:table-cell office:value-type="string">
            <text:p>0x3e00</text:p>
          </table:table-cell>
          <table:table-cell office:value-type="string">
            <text:p>0xf844</text:p>
          </table:table-cell>
          <table:table-cell/>
          <table:table-cell office:value-type="string">
            <text:p><text:s/>/* 18a8 */</text:p>
          </table:table-cell>
        </table:table-row>
        <table:table-row table:style-name="ro4">
          <table:table-cell/>
          <table:table-cell office:value-type="string">
            <text:p>0x1fff</text:p>
          </table:table-cell>
          <table:table-cell office:value-type="string">
            <text:p>0xfa03</text:p>
          </table:table-cell>
          <table:table-cell office:value-type="string">
            <text:p>0x3e01</text:p>
          </table:table-cell>
          <table:table-cell office:value-type="string">
            <text:p>0x7810</text:p>
          </table:table-cell>
          <table:table-cell office:value-type="string">
            <text:p>0xac3a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3fc3</text:p>
          </table:table-cell>
          <table:table-cell/>
          <table:table-cell office:value-type="string">
            <text:p><text:s/>/* 18b0 */</text:p>
          </table:table-cell>
        </table:table-row>
        <table:table-row table:style-name="ro4">
          <table:table-cell/>
          <table:table-cell office:value-type="string">
            <text:p>0xd424</text:p>
          </table:table-cell>
          <table:table-cell office:value-type="string">
            <text:p>0x0024</text:p>
          </table:table-cell>
          <table:table-cell office:value-type="string">
            <text:p>0xb234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fc83</text:p>
          </table:table-cell>
          <table:table-cell office:value-type="string">
            <text:p>0x422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8b8 */</text:p>
          </table:table-cell>
        </table:table-row>
        <table:table-row table:style-name="ro4">
          <table:table-cell/>
          <table:table-cell office:value-type="string">
            <text:p>0x432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90</text:p>
          </table:table-cell>
          <table:table-cell office:value-type="string">
            <text:p>0x0000</text:p>
          </table:table-cell>
          <table:table-cell office:value-type="string">
            <text:p>0x0202</text:p>
          </table:table-cell>
          <table:table-cell office:value-type="string">
            <text:p>0x3009</text:p>
          </table:table-cell>
          <table:table-cell office:value-type="string">
            <text:p>0x0044</text:p>
          </table:table-cell>
          <table:table-cell/>
          <table:table-cell office:value-type="string">
            <text:p><text:s/>/* 18c0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03c5</text:p>
          </table:table-cell>
          <table:table-cell office:value-type="string">
            <text:p>0xac22</text:p>
          </table:table-cell>
          <table:table-cell office:value-type="string">
            <text:p>0x9810</text:p>
          </table:table-cell>
          <table:table-cell office:value-type="string">
            <text:p>0xdec2</text:p>
          </table:table-cell>
          <table:table-cell office:value-type="string">
            <text:p>0x1bc5</text:p>
          </table:table-cell>
          <table:table-cell office:value-type="string">
            <text:p>0x36f0</text:p>
          </table:table-cell>
          <table:table-cell office:value-type="string">
            <text:p>0xd804</text:p>
          </table:table-cell>
          <table:table-cell/>
          <table:table-cell office:value-type="string">
            <text:p><text:s/>/* 18c8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5a7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18d0 */</text:p>
          </table:table-cell>
        </table:table-row>
        <table:table-row table:style-name="ro4">
          <table:table-cell/>
          <table:table-cell office:value-type="string">
            <text:p>0x00d2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4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/>
          <table:table-cell office:value-type="string">
            <text:p><text:s/>/* 18d8 */</text:p>
          </table:table-cell>
        </table:table-row>
        <table:table-row table:style-name="ro4">
          <table:table-cell/>
          <table:table-cell office:value-type="string">
            <text:p>0x3841</text:p>
          </table:table-cell>
          <table:table-cell office:value-type="string">
            <text:p>0x3e00</text:p>
          </table:table-cell>
          <table:table-cell office:value-type="string">
            <text:p>0xb843</text:p>
          </table:table-cell>
          <table:table-cell office:value-type="string">
            <text:p>0x3e01</text:p>
          </table:table-cell>
          <table:table-cell office:value-type="string">
            <text:p>0x3845</text:p>
          </table:table-cell>
          <table:table-cell office:value-type="string">
            <text:p>0x3e01</text:p>
          </table:table-cell>
          <table:table-cell office:value-type="string">
            <text:p>0xb847</text:p>
          </table:table-cell>
          <table:table-cell office:value-type="string">
            <text:p>0x3e04</text:p>
          </table:table-cell>
          <table:table-cell/>
          <table:table-cell office:value-type="string">
            <text:p><text:s/>/* 18e0 */</text:p>
          </table:table-cell>
        </table:table-row>
        <table:table-row table:style-name="ro4">
          <table:table-cell/>
          <table:table-cell office:value-type="string">
            <text:p>0x7852</text:p>
          </table:table-cell>
          <table:table-cell office:value-type="string">
            <text:p>0xbc82</text:p>
          </table:table-cell>
          <table:table-cell office:value-type="string">
            <text:p>0x4412</text:p>
          </table:table-cell>
          <table:table-cell office:value-type="string">
            <text:p>0x3e03</text:p>
          </table:table-cell>
          <table:table-cell office:value-type="string">
            <text:p>0x784e</text:p>
          </table:table-cell>
          <table:table-cell office:value-type="string">
            <text:p>0x0000</text:p>
          </table:table-cell>
          <table:table-cell office:value-type="string">
            <text:p>0x030d</text:p>
          </table:table-cell>
          <table:table-cell office:value-type="string">
            <text:p>0x3e03</text:p>
          </table:table-cell>
          <table:table-cell/>
          <table:table-cell office:value-type="string">
            <text:p><text:s/>/* 18e8 */</text:p>
          </table:table-cell>
        </table:table-row>
        <table:table-row table:style-name="ro4">
          <table:table-cell/>
          <table:table-cell office:value-type="string">
            <text:p>0xc9cc</text:p>
          </table:table-cell>
          <table:table-cell office:value-type="string">
            <text:p>0x3243</text:p>
          </table:table-cell>
          <table:table-cell office:value-type="string">
            <text:p>0x0024</text:p>
          </table:table-cell>
          <table:table-cell office:value-type="string">
            <text:p>0x3a10</text:p>
          </table:table-cell>
          <table:table-cell office:value-type="string">
            <text:p>0x0024</text:p>
          </table:table-cell>
          <table:table-cell office:value-type="string">
            <text:p>0x3af0</text:p>
          </table:table-cell>
          <table:table-cell office:value-type="string">
            <text:p>0x4024</text:p>
          </table:table-cell>
          <table:table-cell office:value-type="string">
            <text:p>0x2401</text:p>
          </table:table-cell>
          <table:table-cell/>
          <table:table-cell office:value-type="string">
            <text:p><text:s/>/* 18f0 */</text:p>
          </table:table-cell>
        </table:table-row>
        <table:table-row table:style-name="ro4">
          <table:table-cell/>
          <table:table-cell office:value-type="string">
            <text:p>0x704d</text:p>
          </table:table-cell>
          <table:table-cell office:value-type="string">
            <text:p>0xf400</text:p>
          </table:table-cell>
          <table:table-cell office:value-type="string">
            <text:p>0x4412</text:p>
          </table:table-cell>
          <table:table-cell office:value-type="string">
            <text:p>0x1fff</text:p>
          </table:table-cell>
          <table:table-cell office:value-type="string">
            <text:p>0xfe02</text:p>
          </table:table-cell>
          <table:table-cell office:value-type="string">
            <text:p>0xb58a</text:p>
          </table:table-cell>
          <table:table-cell office:value-type="string">
            <text:p>0x0843</text:p>
          </table:table-cell>
          <table:table-cell office:value-type="string">
            <text:p>0x4388</text:p>
          </table:table-cell>
          <table:table-cell/>
          <table:table-cell office:value-type="string">
            <text:p><text:s/>/* 18f8 */</text:p>
          </table:table-cell>
        </table:table-row>
        <table:table-row table:style-name="ro4">
          <table:table-cell/>
          <table:table-cell office:value-type="string">
            <text:p>0x984c</text:p>
          </table:table-cell>
          <table:table-cell office:value-type="string">
            <text:p>0xae2a</text:p>
          </table:table-cell>
          <table:table-cell office:value-type="string">
            <text:p>0x0024</text:p>
          </table:table-cell>
          <table:table-cell office:value-type="string">
            <text:p>0x2901</text:p>
          </table:table-cell>
          <table:table-cell office:value-type="string">
            <text:p>0x64c0</text:p>
          </table:table-cell>
          <table:table-cell office:value-type="string">
            <text:p>0x448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900 */</text:p>
          </table:table-cell>
        </table:table-row>
        <table:table-row table:style-name="ro4">
          <table:table-cell/>
          <table:table-cell office:value-type="string">
            <text:p>0x3fc2</text:p>
          </table:table-cell>
          <table:table-cell office:value-type="string">
            <text:p>0x2901</text:p>
          </table:table-cell>
          <table:table-cell office:value-type="string">
            <text:p>0x64c0</text:p>
          </table:table-cell>
          <table:table-cell office:value-type="string">
            <text:p>0xb324</text:p>
          </table:table-cell>
          <table:table-cell office:value-type="string">
            <text:p>0x184c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908 */</text:p>
          </table:table-cell>
        </table:table-row>
        <table:table-row table:style-name="ro4">
          <table:table-cell/>
          <table:table-cell office:value-type="string">
            <text:p>0x4412</text:p>
          </table:table-cell>
          <table:table-cell office:value-type="string">
            <text:p>0x0000</text:p>
          </table:table-cell>
          <table:table-cell office:value-type="string">
            <text:p>0x0744</text:p>
          </table:table-cell>
          <table:table-cell office:value-type="string">
            <text:p>0x3273</text:p>
          </table:table-cell>
          <table:table-cell office:value-type="string">
            <text:p>0x184c</text:p>
          </table:table-cell>
          <table:table-cell office:value-type="string">
            <text:p>0x3263</text:p>
          </table:table-cell>
          <table:table-cell office:value-type="string">
            <text:p>0x0024</text:p>
          </table:table-cell>
          <table:table-cell office:value-type="string">
            <text:p>0x2901</text:p>
          </table:table-cell>
          <table:table-cell/>
          <table:table-cell office:value-type="string">
            <text:p><text:s/>/* 1910 */</text:p>
          </table:table-cell>
        </table:table-row>
        <table:table-row table:style-name="ro4">
          <table:table-cell/>
          <table:table-cell office:value-type="string">
            <text:p>0x64c0</text:p>
          </table:table-cell>
          <table:table-cell office:value-type="string">
            <text:p>0x3200</text:p>
          </table:table-cell>
          <table:table-cell office:value-type="string">
            <text:p>0x8024</text:p>
          </table:table-cell>
          <table:table-cell office:value-type="string">
            <text:p>0xb886</text:p>
          </table:table-cell>
          <table:table-cell office:value-type="string">
            <text:p>0x4402</text:p>
          </table:table-cell>
          <table:table-cell office:value-type="string">
            <text:p>0x424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918 */</text:p>
          </table:table-cell>
        </table:table-row>
        <table:table-row table:style-name="ro4">
          <table:table-cell/>
          <table:table-cell office:value-type="string">
            <text:p>0x4092</text:p>
          </table:table-cell>
          <table:table-cell office:value-type="string">
            <text:p>0xf400</text:p>
          </table:table-cell>
          <table:table-cell office:value-type="string">
            <text:p>0x4411</text:p>
          </table:table-cell>
          <table:table-cell office:value-type="string">
            <text:p>0x3173</text:p>
          </table:table-cell>
          <table:table-cell office:value-type="string">
            <text:p>0x0024</text:p>
          </table:table-cell>
          <table:table-cell office:value-type="string">
            <text:p>0x3163</text:p>
          </table:table-cell>
          <table:table-cell office:value-type="string">
            <text:p>0x0024</text:p>
          </table:table-cell>
          <table:table-cell office:value-type="string">
            <text:p>0x3100</text:p>
          </table:table-cell>
          <table:table-cell/>
          <table:table-cell office:value-type="string">
            <text:p><text:s/>/* 1920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6328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75c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92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901</text:p>
          </table:table-cell>
          <table:table-cell office:value-type="string">
            <text:p>0x64c0</text:p>
          </table:table-cell>
          <table:table-cell office:value-type="string">
            <text:p>0x3210</text:p>
          </table:table-cell>
          <table:table-cell office:value-type="string">
            <text:p>0x984c</text:p>
          </table:table-cell>
          <table:table-cell office:value-type="string">
            <text:p>0x2801</text:p>
          </table:table-cell>
          <table:table-cell office:value-type="string">
            <text:p>0x72c0</text:p>
          </table:table-cell>
          <table:table-cell office:value-type="string">
            <text:p>0x6396</text:p>
          </table:table-cell>
          <table:table-cell/>
          <table:table-cell office:value-type="string">
            <text:p><text:s/>/* 193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4703</text:p>
          </table:table-cell>
          <table:table-cell office:value-type="string">
            <text:p>0x1fff</text:p>
          </table:table-cell>
          <table:table-cell office:value-type="string">
            <text:p>0xfe05</text:p>
          </table:table-cell>
          <table:table-cell office:value-type="string">
            <text:p>0x0000</text:p>
          </table:table-cell>
          <table:table-cell office:value-type="string">
            <text:p>0x3fc6</text:p>
          </table:table-cell>
          <table:table-cell office:value-type="string">
            <text:p>0xb888</text:p>
          </table:table-cell>
          <table:table-cell/>
          <table:table-cell office:value-type="string">
            <text:p><text:s/>/* 1938 */</text:p>
          </table:table-cell>
        </table:table-row>
        <table:table-row table:style-name="ro4">
          <table:table-cell/>
          <table:table-cell office:value-type="string">
            <text:p>0x4402</text:p>
          </table:table-cell>
          <table:table-cell office:value-type="string">
            <text:p>0x423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92</text:p>
          </table:table-cell>
          <table:table-cell office:value-type="string">
            <text:p>0xf400</text:p>
          </table:table-cell>
          <table:table-cell office:value-type="string">
            <text:p>0x4411</text:p>
          </table:table-cell>
          <table:table-cell office:value-type="string">
            <text:p>0x3173</text:p>
          </table:table-cell>
          <table:table-cell/>
          <table:table-cell office:value-type="string">
            <text:p><text:s/>/* 194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173</text:p>
          </table:table-cell>
          <table:table-cell office:value-type="string">
            <text:p>0x0024</text:p>
          </table:table-cell>
          <table:table-cell office:value-type="string">
            <text:p>0x3113</text:p>
          </table:table-cell>
          <table:table-cell office:value-type="string">
            <text:p>0x0024</text:p>
          </table:table-cell>
          <table:table-cell office:value-type="string">
            <text:p>0x3100</text:p>
          </table:table-cell>
          <table:table-cell office:value-type="string">
            <text:p>0x8024</text:p>
          </table:table-cell>
          <table:table-cell office:value-type="string">
            <text:p>0x6426</text:p>
          </table:table-cell>
          <table:table-cell/>
          <table:table-cell office:value-type="string">
            <text:p><text:s/>/* 1948 */</text:p>
          </table:table-cell>
        </table:table-row>
        <table:table-row table:style-name="ro4">
          <table:table-cell/>
          <table:table-cell office:value-type="string">
            <text:p>0x4411</text:p>
          </table:table-cell>
          <table:table-cell office:value-type="string">
            <text:p>0x3173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7d01</text:p>
          </table:table-cell>
          <table:table-cell office:value-type="string">
            <text:p>0x3173</text:p>
          </table:table-cell>
          <table:table-cell office:value-type="string">
            <text:p>0x0024</text:p>
          </table:table-cell>
          <table:table-cell office:value-type="string">
            <text:p>0x3413</text:p>
          </table:table-cell>
          <table:table-cell/>
          <table:table-cell office:value-type="string">
            <text:p><text:s/>/* 1950 */</text:p>
          </table:table-cell>
        </table:table-row>
        <table:table-row table:style-name="ro4">
          <table:table-cell/>
          <table:table-cell office:value-type="string">
            <text:p>0x184c</text:p>
          </table:table-cell>
          <table:table-cell office:value-type="string">
            <text:p>0x3c01</text:p>
          </table:table-cell>
          <table:table-cell office:value-type="string">
            <text:p>0xb047</text:p>
          </table:table-cell>
          <table:table-cell office:value-type="string">
            <text:p>0xb78f</text:p>
          </table:table-cell>
          <table:table-cell office:value-type="string">
            <text:p>0xc0c1</text:p>
          </table:table-cell>
          <table:table-cell office:value-type="string">
            <text:p>0x3210</text:p>
          </table:table-cell>
          <table:table-cell office:value-type="string">
            <text:p>0xc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958 */</text:p>
          </table:table-cell>
        </table:table-row>
        <table:table-row table:style-name="ro4">
          <table:table-cell/>
          <table:table-cell office:value-type="string">
            <text:p>0x40c6</text:p>
          </table:table-cell>
          <table:table-cell office:value-type="string">
            <text:p>0xaf52</text:p>
          </table:table-cell>
          <table:table-cell office:value-type="string">
            <text:p>0x0024</text:p>
          </table:table-cell>
          <table:table-cell office:value-type="string">
            <text:p>0x4084</text:p>
          </table:table-cell>
          <table:table-cell office:value-type="string">
            <text:p>0x1000</text:p>
          </table:table-cell>
          <table:table-cell office:value-type="string">
            <text:p>0x3009</text:p>
          </table:table-cell>
          <table:table-cell office:value-type="string">
            <text:p>0x13c1</text:p>
          </table:table-cell>
          <table:table-cell office:value-type="string">
            <text:p>0x2901</text:p>
          </table:table-cell>
          <table:table-cell/>
          <table:table-cell office:value-type="string">
            <text:p><text:s/>/* 1960 */</text:p>
          </table:table-cell>
        </table:table-row>
        <table:table-row table:style-name="ro4">
          <table:table-cell/>
          <table:table-cell office:value-type="string">
            <text:p>0x64c0</text:p>
          </table:table-cell>
          <table:table-cell office:value-type="string">
            <text:p>0x3401</text:p>
          </table:table-cell>
          <table:table-cell office:value-type="string">
            <text:p>0x93c7</text:p>
          </table:table-cell>
          <table:table-cell office:value-type="string">
            <text:p>0x2901</text:p>
          </table:table-cell>
          <table:table-cell office:value-type="string">
            <text:p>0x64c0</text:p>
          </table:table-cell>
          <table:table-cell office:value-type="string">
            <text:p>0xb364</text:p>
          </table:table-cell>
          <table:table-cell office:value-type="string">
            <text:p>0x184c</text:p>
          </table:table-cell>
          <table:table-cell office:value-type="string">
            <text:p>0x2801</text:p>
          </table:table-cell>
          <table:table-cell/>
          <table:table-cell office:value-type="string">
            <text:p><text:s/>/* 1968 */</text:p>
          </table:table-cell>
        </table:table-row>
        <table:table-row table:style-name="ro4">
          <table:table-cell/>
          <table:table-cell office:value-type="string">
            <text:p>0x7740</text:p>
          </table:table-cell>
          <table:table-cell office:value-type="string">
            <text:p>0x6498</text:p>
          </table:table-cell>
          <table:table-cell office:value-type="string">
            <text:p>0x0024</text:p>
          </table:table-cell>
          <table:table-cell office:value-type="string">
            <text:p>0x3123</text:p>
          </table:table-cell>
          <table:table-cell office:value-type="string">
            <text:p>0x0024</text:p>
          </table:table-cell>
          <table:table-cell office:value-type="string">
            <text:p>0x3100</text:p>
          </table:table-cell>
          <table:table-cell office:value-type="string">
            <text:p>0x8024</text:p>
          </table:table-cell>
          <table:table-cell office:value-type="string">
            <text:p>0x6284</text:p>
          </table:table-cell>
          <table:table-cell/>
          <table:table-cell office:value-type="string">
            <text:p><text:s/>/* 197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7f8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1fff</text:p>
          </table:table-cell>
          <table:table-cell/>
          <table:table-cell office:value-type="string">
            <text:p><text:s/>/* 1978 */</text:p>
          </table:table-cell>
        </table:table-row>
        <table:table-row table:style-name="ro4">
          <table:table-cell/>
          <table:table-cell office:value-type="string">
            <text:p>0xfe02</text:p>
          </table:table-cell>
          <table:table-cell office:value-type="string">
            <text:p>0xb58a</text:p>
          </table:table-cell>
          <table:table-cell office:value-type="string">
            <text:p>0x0804</text:p>
          </table:table-cell>
          <table:table-cell office:value-type="string">
            <text:p>0x2901</text:p>
          </table:table-cell>
          <table:table-cell office:value-type="string">
            <text:p>0x64c0</text:p>
          </table:table-cell>
          <table:table-cell office:value-type="string">
            <text:p>0xae26</text:p>
          </table:table-cell>
          <table:table-cell office:value-type="string">
            <text:p>0x984c</text:p>
          </table:table-cell>
          <table:table-cell office:value-type="string">
            <text:p>0x2903</text:p>
          </table:table-cell>
          <table:table-cell/>
          <table:table-cell office:value-type="string">
            <text:p><text:s/>/* 1980 */</text:p>
          </table:table-cell>
        </table:table-row>
        <table:table-row table:style-name="ro4">
          <table:table-cell/>
          <table:table-cell office:value-type="string">
            <text:p>0x9ec0</text:p>
          </table:table-cell>
          <table:table-cell office:value-type="string">
            <text:p>0x4c8e</text:p>
          </table:table-cell>
          <table:table-cell office:value-type="string">
            <text:p>0x184c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43</text:p>
          </table:table-cell>
          <table:table-cell office:value-type="string">
            <text:p>0x0024</text:p>
          </table:table-cell>
          <table:table-cell office:value-type="string">
            <text:p>0x3810</text:p>
          </table:table-cell>
          <table:table-cell/>
          <table:table-cell office:value-type="string">
            <text:p><text:s/>/* 198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8f0</text:p>
          </table:table-cell>
          <table:table-cell office:value-type="string">
            <text:p>0x4024</text:p>
          </table:table-cell>
          <table:table-cell office:value-type="string">
            <text:p>0x36f3</text:p>
          </table:table-cell>
          <table:table-cell office:value-type="string">
            <text:p>0xc024</text:p>
          </table:table-cell>
          <table:table-cell office:value-type="string">
            <text:p>0x36f3</text:p>
          </table:table-cell>
          <table:table-cell office:value-type="string">
            <text:p>0x580e</text:p>
          </table:table-cell>
          <table:table-cell office:value-type="string">
            <text:p>0x36f4</text:p>
          </table:table-cell>
          <table:table-cell/>
          <table:table-cell office:value-type="string">
            <text:p><text:s/>/* 1990 */</text:p>
          </table:table-cell>
        </table:table-row>
        <table:table-row table:style-name="ro4">
          <table:table-cell/>
          <table:table-cell office:value-type="string">
            <text:p>0x5812</text:p>
          </table:table-cell>
          <table:table-cell office:value-type="string">
            <text:p>0x36f1</text:p>
          </table:table-cell>
          <table:table-cell office:value-type="string">
            <text:p>0x9807</text:p>
          </table:table-cell>
          <table:table-cell office:value-type="string">
            <text:p>0x36f1</text:p>
          </table:table-cell>
          <table:table-cell office:value-type="string">
            <text:p>0x1805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36f0</text:p>
          </table:table-cell>
          <table:table-cell/>
          <table:table-cell office:value-type="string">
            <text:p><text:s/>/* 1998 */</text:p>
          </table:table-cell>
        </table:table-row>
        <table:table-row table:style-name="ro4">
          <table:table-cell/>
          <table:table-cell office:value-type="string">
            <text:p>0x1801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19a0 */</text:p>
          </table:table-cell>
        </table:table-row>
        <table:table-row table:style-name="ro4">
          <table:table-cell/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610</text:p>
          </table:table-cell>
          <table:table-cell office:value-type="string">
            <text:p>0x0006</text:p>
          </table:table-cell>
          <table:table-cell office:value-type="string">
            <text:p>0x014c</text:p>
          </table:table-cell>
          <table:table-cell/>
          <table:table-cell office:value-type="string">
            <text:p><text:s/>/* 19a8 */</text:p>
          </table:table-cell>
        </table:table-row>
        <table:table-row table:style-name="ro4">
          <table:table-cell/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3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 office:value-type="string">
            <text:p>0x3841</text:p>
          </table:table-cell>
          <table:table-cell/>
          <table:table-cell office:value-type="string">
            <text:p><text:s/>/* 19b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540</text:p>
          </table:table-cell>
          <table:table-cell office:value-type="string">
            <text:p>0x3e00</text:p>
          </table:table-cell>
          <table:table-cell office:value-type="string">
            <text:p>0xb843</text:p>
          </table:table-cell>
          <table:table-cell office:value-type="string">
            <text:p>0x3e01</text:p>
          </table:table-cell>
          <table:table-cell office:value-type="string">
            <text:p>0x3845</text:p>
          </table:table-cell>
          <table:table-cell office:value-type="string">
            <text:p>0xf400</text:p>
          </table:table-cell>
          <table:table-cell office:value-type="string">
            <text:p>0x4405</text:p>
          </table:table-cell>
          <table:table-cell/>
          <table:table-cell office:value-type="string">
            <text:p><text:s/>/* 19b8 */</text:p>
          </table:table-cell>
        </table:table-row>
        <table:table-row table:style-name="ro4">
          <table:table-cell/>
          <table:table-cell office:value-type="string">
            <text:p>0x3e01</text:p>
          </table:table-cell>
          <table:table-cell office:value-type="string">
            <text:p>0xb847</text:p>
          </table:table-cell>
          <table:table-cell office:value-type="string">
            <text:p>0x3e14</text:p>
          </table:table-cell>
          <table:table-cell office:value-type="string">
            <text:p>0x7812</text:p>
          </table:table-cell>
          <table:table-cell office:value-type="string">
            <text:p>0x45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/>
          <table:table-cell office:value-type="string">
            <text:p><text:s/>/* 19c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580</text:p>
          </table:table-cell>
          <table:table-cell office:value-type="string">
            <text:p>0x4500</text:p>
          </table:table-cell>
          <table:table-cell office:value-type="string">
            <text:p>0x0052</text:p>
          </table:table-cell>
          <table:table-cell office:value-type="string">
            <text:p>0x3011</text:p>
          </table:table-cell>
          <table:table-cell office:value-type="string">
            <text:p>0x8024</text:p>
          </table:table-cell>
          <table:table-cell office:value-type="string">
            <text:p>0x30f1</text:p>
          </table:table-cell>
          <table:table-cell office:value-type="string">
            <text:p>0xc024</text:p>
          </table:table-cell>
          <table:table-cell/>
          <table:table-cell office:value-type="string">
            <text:p><text:s/>/* 19c8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0000</text:p>
          </table:table-cell>
          <table:table-cell office:value-type="string">
            <text:p>0x00c0</text:p>
          </table:table-cell>
          <table:table-cell office:value-type="string">
            <text:p>0x4500</text:p>
          </table:table-cell>
          <table:table-cell office:value-type="string">
            <text:p>0x008c</text:p>
          </table:table-cell>
          <table:table-cell office:value-type="string">
            <text:p>0x2903</text:p>
          </table:table-cell>
          <table:table-cell office:value-type="string">
            <text:p>0x9ec0</text:p>
          </table:table-cell>
          <table:table-cell/>
          <table:table-cell office:value-type="string">
            <text:p><text:s/>/* 19d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11</text:p>
          </table:table-cell>
          <table:table-cell office:value-type="string">
            <text:p>0x3910</text:p>
          </table:table-cell>
          <table:table-cell office:value-type="string">
            <text:p>0x184c</text:p>
          </table:table-cell>
          <table:table-cell office:value-type="string">
            <text:p>0x3910</text:p>
          </table:table-cell>
          <table:table-cell office:value-type="string">
            <text:p>0x4024</text:p>
          </table:table-cell>
          <table:table-cell office:value-type="string">
            <text:p>0x3011</text:p>
          </table:table-cell>
          <table:table-cell office:value-type="string">
            <text:p>0x8024</text:p>
          </table:table-cell>
          <table:table-cell/>
          <table:table-cell office:value-type="string">
            <text:p><text:s/>/* 19d8 */</text:p>
          </table:table-cell>
        </table:table-row>
        <table:table-row table:style-name="ro4">
          <table:table-cell/>
          <table:table-cell office:value-type="string">
            <text:p>0x2903</text:p>
          </table:table-cell>
          <table:table-cell office:value-type="string">
            <text:p>0x9ec0</text:p>
          </table:table-cell>
          <table:table-cell office:value-type="string">
            <text:p>0x30f1</text:p>
          </table:table-cell>
          <table:table-cell office:value-type="string">
            <text:p>0xc024</text:p>
          </table:table-cell>
          <table:table-cell office:value-type="string">
            <text:p>0x3910</text:p>
          </table:table-cell>
          <table:table-cell office:value-type="string">
            <text:p>0x184c</text:p>
          </table:table-cell>
          <table:table-cell office:value-type="string">
            <text:p>0x0000</text:p>
          </table:table-cell>
          <table:table-cell office:value-type="string">
            <text:p>0x02c0</text:p>
          </table:table-cell>
          <table:table-cell/>
          <table:table-cell office:value-type="string">
            <text:p><text:s/>/* 19e0 */</text:p>
          </table:table-cell>
        </table:table-row>
        <table:table-row table:style-name="ro4">
          <table:table-cell/>
          <table:table-cell office:value-type="string">
            <text:p>0x4500</text:p>
          </table:table-cell>
          <table:table-cell office:value-type="string">
            <text:p>0x27c1</text:p>
          </table:table-cell>
          <table:table-cell office:value-type="string">
            <text:p>0xf400</text:p>
          </table:table-cell>
          <table:table-cell office:value-type="string">
            <text:p>0x4011</text:p>
          </table:table-cell>
          <table:table-cell office:value-type="string">
            <text:p>0x3111</text:p>
          </table:table-cell>
          <table:table-cell office:value-type="string">
            <text:p>0x8024</text:p>
          </table:table-cell>
          <table:table-cell office:value-type="string">
            <text:p>0x2903</text:p>
          </table:table-cell>
          <table:table-cell office:value-type="string">
            <text:p>0x9e80</text:p>
          </table:table-cell>
          <table:table-cell/>
          <table:table-cell office:value-type="string">
            <text:p><text:s/>/* 19e8 */</text:p>
          </table:table-cell>
        </table:table-row>
        <table:table-row table:style-name="ro4">
          <table:table-cell/>
          <table:table-cell office:value-type="string">
            <text:p>0x31f1</text:p>
          </table:table-cell>
          <table:table-cell office:value-type="string">
            <text:p>0xc024</text:p>
          </table:table-cell>
          <table:table-cell office:value-type="string">
            <text:p>0x3910</text:p>
          </table:table-cell>
          <table:table-cell office:value-type="string">
            <text:p>0x184c</text:p>
          </table:table-cell>
          <table:table-cell office:value-type="string">
            <text:p>0x0000</text:p>
          </table:table-cell>
          <table:table-cell office:value-type="string">
            <text:p>0x0680</text:p>
          </table:table-cell>
          <table:table-cell office:value-type="string">
            <text:p>0x4500</text:p>
          </table:table-cell>
          <table:table-cell office:value-type="string">
            <text:p>0x27c1</text:p>
          </table:table-cell>
          <table:table-cell/>
          <table:table-cell office:value-type="string">
            <text:p><text:s/>/* 19f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11</text:p>
          </table:table-cell>
          <table:table-cell office:value-type="string">
            <text:p>0x3111</text:p>
          </table:table-cell>
          <table:table-cell office:value-type="string">
            <text:p>0x8024</text:p>
          </table:table-cell>
          <table:table-cell office:value-type="string">
            <text:p>0x2903</text:p>
          </table:table-cell>
          <table:table-cell office:value-type="string">
            <text:p>0x9ec0</text:p>
          </table:table-cell>
          <table:table-cell office:value-type="string">
            <text:p>0x31f1</text:p>
          </table:table-cell>
          <table:table-cell office:value-type="string">
            <text:p>0xc024</text:p>
          </table:table-cell>
          <table:table-cell/>
          <table:table-cell office:value-type="string">
            <text:p><text:s/>/* 19f8 */</text:p>
          </table:table-cell>
        </table:table-row>
        <table:table-row table:style-name="ro4">
          <table:table-cell/>
          <table:table-cell office:value-type="string">
            <text:p>0x4c86</text:p>
          </table:table-cell>
          <table:table-cell office:value-type="string">
            <text:p>0x984c</text:p>
          </table:table-cell>
          <table:table-cell office:value-type="string">
            <text:p>0x0000</text:p>
          </table:table-cell>
          <table:table-cell office:value-type="string">
            <text:p>0x0240</text:p>
          </table:table-cell>
          <table:table-cell office:value-type="string">
            <text:p>0x45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/>
          <table:table-cell office:value-type="string">
            <text:p><text:s/>/* 1a00 */</text:p>
          </table:table-cell>
        </table:table-row>
        <table:table-row table:style-name="ro4">
          <table:table-cell/>
          <table:table-cell office:value-type="string">
            <text:p>0x3810</text:p>
          </table:table-cell>
          <table:table-cell office:value-type="string">
            <text:p>0x8024</text:p>
          </table:table-cell>
          <table:table-cell office:value-type="string">
            <text:p>0x38f0</text:p>
          </table:table-cell>
          <table:table-cell office:value-type="string">
            <text:p>0xc024</text:p>
          </table:table-cell>
          <table:table-cell office:value-type="string">
            <text:p>0x2901</text:p>
          </table:table-cell>
          <table:table-cell office:value-type="string">
            <text:p>0x69c0</text:p>
          </table:table-cell>
          <table:table-cell office:value-type="string">
            <text:p>0xf400</text:p>
          </table:table-cell>
          <table:table-cell office:value-type="string">
            <text:p>0x4150</text:p>
          </table:table-cell>
          <table:table-cell/>
          <table:table-cell office:value-type="string">
            <text:p><text:s/>/* 1a08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490</text:p>
          </table:table-cell>
          <table:table-cell office:value-type="string">
            <text:p>0x0000</text:p>
          </table:table-cell>
          <table:table-cell office:value-type="string">
            <text:p>0x0680</text:p>
          </table:table-cell>
          <table:table-cell office:value-type="string">
            <text:p>0x3613</text:p>
          </table:table-cell>
          <table:table-cell office:value-type="string">
            <text:p>0x008c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a10 */</text:p>
          </table:table-cell>
        </table:table-row>
        <table:table-row table:style-name="ro4">
          <table:table-cell/>
          <table:table-cell office:value-type="string">
            <text:p>0x3e11</text:p>
          </table:table-cell>
          <table:table-cell office:value-type="string">
            <text:p>0x4024</text:p>
          </table:table-cell>
          <table:table-cell office:value-type="string">
            <text:p>0x3e04</text:p>
          </table:table-cell>
          <table:table-cell office:value-type="string">
            <text:p>0x8024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08</text:p>
          </table:table-cell>
          <table:table-cell/>
          <table:table-cell office:value-type="string">
            <text:p><text:s/>/* 1a18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9288</text:p>
          </table:table-cell>
          <table:table-cell office:value-type="string">
            <text:p>0x3110</text:p>
          </table:table-cell>
          <table:table-cell office:value-type="string">
            <text:p>0x1b8c</text:p>
          </table:table-cell>
          <table:table-cell office:value-type="string">
            <text:p>0x31f0</text:p>
          </table:table-cell>
          <table:table-cell office:value-type="string">
            <text:p>0x504c</text:p>
          </table:table-cell>
          <table:table-cell/>
          <table:table-cell office:value-type="string">
            <text:p><text:s/>/* 1a20 */</text:p>
          </table:table-cell>
        </table:table-row>
        <table:table-row table:style-name="ro4">
          <table:table-cell/>
          <table:table-cell office:value-type="string">
            <text:p>0x6c92</text:p>
          </table:table-cell>
          <table:table-cell office:value-type="string">
            <text:p>0x0024</text:p>
          </table:table-cell>
          <table:table-cell office:value-type="string">
            <text:p>0x391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340</text:p>
          </table:table-cell>
          <table:table-cell office:value-type="string">
            <text:p>0x4500</text:p>
          </table:table-cell>
          <table:table-cell office:value-type="string">
            <text:p>0x27c1</text:p>
          </table:table-cell>
          <table:table-cell/>
          <table:table-cell office:value-type="string">
            <text:p><text:s/>/* 1a28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11</text:p>
          </table:table-cell>
          <table:table-cell office:value-type="string">
            <text:p>0x0000</text:p>
          </table:table-cell>
          <table:table-cell office:value-type="string">
            <text:p>0x0200</text:p>
          </table:table-cell>
          <table:table-cell office:value-type="string">
            <text:p>0x3100</text:p>
          </table:table-cell>
          <table:table-cell office:value-type="string">
            <text:p>0x4024</text:p>
          </table:table-cell>
          <table:table-cell office:value-type="string">
            <text:p>0xa1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a30 */</text:p>
          </table:table-cell>
        </table:table-row>
        <table:table-row table:style-name="ro4">
          <table:table-cell/>
          <table:table-cell office:value-type="string">
            <text:p>0x6890</text:p>
          </table:table-cell>
          <table:table-cell office:value-type="string">
            <text:p>0x3000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3e15</text:p>
          </table:table-cell>
          <table:table-cell office:value-type="string">
            <text:p>0x13cc</text:p>
          </table:table-cell>
          <table:table-cell office:value-type="string">
            <text:p>0x3e04</text:p>
          </table:table-cell>
          <table:table-cell office:value-type="string">
            <text:p>0x8024</text:p>
          </table:table-cell>
          <table:table-cell/>
          <table:table-cell office:value-type="string">
            <text:p><text:s/>/* 1a38 */</text:p>
          </table:table-cell>
        </table:table-row>
        <table:table-row table:style-name="ro4">
          <table:table-cell/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08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9708</text:p>
          </table:table-cell>
          <table:table-cell/>
          <table:table-cell office:value-type="string">
            <text:p><text:s/>/* 1a4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740</text:p>
          </table:table-cell>
          <table:table-cell office:value-type="string">
            <text:p>0x0000</text:p>
          </table:table-cell>
          <table:table-cell office:value-type="string">
            <text:p>0x0342</text:p>
          </table:table-cell>
          <table:table-cell office:value-type="string">
            <text:p>0x0000</text:p>
          </table:table-cell>
          <table:table-cell office:value-type="string">
            <text:p>0x0203</text:p>
          </table:table-cell>
          <table:table-cell office:value-type="string">
            <text:p>0xb882</text:p>
          </table:table-cell>
          <table:table-cell office:value-type="string">
            <text:p>0x908c</text:p>
          </table:table-cell>
          <table:table-cell/>
          <table:table-cell office:value-type="string">
            <text:p><text:s/>/* 1a48 */</text:p>
          </table:table-cell>
        </table:table-row>
        <table:table-row table:style-name="ro4">
          <table:table-cell/>
          <table:table-cell office:value-type="string">
            <text:p>0x4500</text:p>
          </table:table-cell>
          <table:table-cell office:value-type="string">
            <text:p>0x4506</text:p>
          </table:table-cell>
          <table:table-cell office:value-type="string">
            <text:p>0x6898</text:p>
          </table:table-cell>
          <table:table-cell office:value-type="string">
            <text:p>0x4011</text:p>
          </table:table-cell>
          <table:table-cell office:value-type="string">
            <text:p>0x34e3</text:p>
          </table:table-cell>
          <table:table-cell office:value-type="string">
            <text:p>0x1b4c</text:p>
          </table:table-cell>
          <table:table-cell office:value-type="string">
            <text:p>0x452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a5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61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3c0</text:p>
          </table:table-cell>
          <table:table-cell/>
          <table:table-cell office:value-type="string">
            <text:p><text:s/>/* 1a58 */</text:p>
          </table:table-cell>
        </table:table-row>
        <table:table-row table:style-name="ro4">
          <table:table-cell/>
          <table:table-cell office:value-type="string">
            <text:p>0x2801</text:p>
          </table:table-cell>
          <table:table-cell office:value-type="string">
            <text:p>0x9d8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110</text:p>
          </table:table-cell>
          <table:table-cell office:value-type="string">
            <text:p>0x108c</text:p>
          </table:table-cell>
          <table:table-cell office:value-type="string">
            <text:p>0xa030</text:p>
          </table:table-cell>
          <table:table-cell office:value-type="string">
            <text:p>0x984c</text:p>
          </table:table-cell>
          <table:table-cell/>
          <table:table-cell office:value-type="string">
            <text:p><text:s/>/* 1a60 */</text:p>
          </table:table-cell>
        </table:table-row>
        <table:table-row table:style-name="ro4">
          <table:table-cell/>
          <table:table-cell office:value-type="string">
            <text:p>0x3ce0</text:p>
          </table:table-cell>
          <table:table-cell office:value-type="string">
            <text:p>0x0024</text:p>
          </table:table-cell>
          <table:table-cell office:value-type="string">
            <text:p>0x3e11</text:p>
          </table:table-cell>
          <table:table-cell office:value-type="string">
            <text:p>0x0024</text:p>
          </table:table-cell>
          <table:table-cell office:value-type="string">
            <text:p>0x3e11</text:p>
          </table:table-cell>
          <table:table-cell office:value-type="string">
            <text:p>0x8024</text:p>
          </table:table-cell>
          <table:table-cell office:value-type="string">
            <text:p>0x3e04</text:p>
          </table:table-cell>
          <table:table-cell office:value-type="string">
            <text:p>0x888c</text:p>
          </table:table-cell>
          <table:table-cell/>
          <table:table-cell office:value-type="string">
            <text:p><text:s/>/* 1a68 */</text:p>
          </table:table-cell>
        </table:table-row>
        <table:table-row table:style-name="ro4">
          <table:table-cell/>
          <table:table-cell office:value-type="string">
            <text:p>0x32e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08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9d08</text:p>
          </table:table-cell>
          <table:table-cell/>
          <table:table-cell office:value-type="string">
            <text:p><text:s/>/* 1a70 */</text:p>
          </table:table-cell>
        </table:table-row>
        <table:table-row table:style-name="ro4">
          <table:table-cell/>
          <table:table-cell office:value-type="string">
            <text:p>0x2801</text:p>
          </table:table-cell>
          <table:table-cell office:value-type="string">
            <text:p>0x98c0</text:p>
          </table:table-cell>
          <table:table-cell office:value-type="string">
            <text:p>0x6192</text:p>
          </table:table-cell>
          <table:table-cell office:value-type="string">
            <text:p>0x1b4c</text:p>
          </table:table-cell>
          <table:table-cell office:value-type="string">
            <text:p>0x0000</text:p>
          </table:table-cell>
          <table:table-cell office:value-type="string">
            <text:p>0x06c2</text:p>
          </table:table-cell>
          <table:table-cell office:value-type="string">
            <text:p>0x4500</text:p>
          </table:table-cell>
          <table:table-cell office:value-type="string">
            <text:p>0x984c</text:p>
          </table:table-cell>
          <table:table-cell/>
          <table:table-cell office:value-type="string">
            <text:p><text:s/>/* 1a78 */</text:p>
          </table:table-cell>
        </table:table-row>
        <table:table-row table:style-name="ro4">
          <table:table-cell/>
          <table:table-cell office:value-type="string">
            <text:p>0xb78e</text:p>
          </table:table-cell>
          <table:table-cell office:value-type="string">
            <text:p>0x4010</text:p>
          </table:table-cell>
          <table:table-cell office:value-type="string">
            <text:p>0x3010</text:p>
          </table:table-cell>
          <table:table-cell office:value-type="string">
            <text:p>0x0024</text:p>
          </table:table-cell>
          <table:table-cell office:value-type="string">
            <text:p>0x4002</text:p>
          </table:table-cell>
          <table:table-cell office:value-type="string">
            <text:p>0x0340</text:p>
          </table:table-cell>
          <table:table-cell office:value-type="string">
            <text:p>0x4100</text:p>
          </table:table-cell>
          <table:table-cell office:value-type="string">
            <text:p>0x0181</text:p>
          </table:table-cell>
          <table:table-cell/>
          <table:table-cell office:value-type="string">
            <text:p><text:s/>/* 1a80 */</text:p>
          </table:table-cell>
        </table:table-row>
        <table:table-row table:style-name="ro4">
          <table:table-cell/>
          <table:table-cell office:value-type="string">
            <text:p>0x4212</text:p>
          </table:table-cell>
          <table:table-cell office:value-type="string">
            <text:p>0x0042</text:p>
          </table:table-cell>
          <table:table-cell office:value-type="string">
            <text:p>0x410c</text:p>
          </table:table-cell>
          <table:table-cell office:value-type="string">
            <text:p>0x03c3</text:p>
          </table:table-cell>
          <table:table-cell office:value-type="string">
            <text:p>0x4df6</text:p>
          </table:table-cell>
          <table:table-cell office:value-type="string">
            <text:p>0x0024</text:p>
          </table:table-cell>
          <table:table-cell office:value-type="string">
            <text:p>0x3810</text:p>
          </table:table-cell>
          <table:table-cell office:value-type="string">
            <text:p>0x8024</text:p>
          </table:table-cell>
          <table:table-cell/>
          <table:table-cell office:value-type="string">
            <text:p><text:s/>/* 1a88 */</text:p>
          </table:table-cell>
        </table:table-row>
        <table:table-row table:style-name="ro4">
          <table:table-cell/>
          <table:table-cell office:value-type="string">
            <text:p>0x38f0</text:p>
          </table:table-cell>
          <table:table-cell office:value-type="string">
            <text:p>0xc024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4700</text:p>
          </table:table-cell>
          <table:table-cell office:value-type="string">
            <text:p>0x45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a90 */</text:p>
          </table:table-cell>
        </table:table-row>
        <table:table-row table:style-name="ro4">
          <table:table-cell/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340</text:p>
          </table:table-cell>
          <table:table-cell office:value-type="string">
            <text:p>0x3e04</text:p>
          </table:table-cell>
          <table:table-cell office:value-type="string">
            <text:p>0x888c</text:p>
          </table:table-cell>
          <table:table-cell office:value-type="string">
            <text:p>0x3200</text:p>
          </table:table-cell>
          <table:table-cell office:value-type="string">
            <text:p>0x4024</text:p>
          </table:table-cell>
          <table:table-cell/>
          <table:table-cell office:value-type="string">
            <text:p><text:s/>/* 1a98 */</text:p>
          </table:table-cell>
        </table:table-row>
        <table:table-row table:style-name="ro4">
          <table:table-cell/>
          <table:table-cell office:value-type="string">
            <text:p>0x4500</text:p>
          </table:table-cell>
          <table:table-cell office:value-type="string">
            <text:p>0x4048</text:p>
          </table:table-cell>
          <table:table-cell office:value-type="string">
            <text:p>0xf400</text:p>
          </table:table-cell>
          <table:table-cell office:value-type="string">
            <text:p>0x4012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a308</text:p>
          </table:table-cell>
          <table:table-cell/>
          <table:table-cell office:value-type="string">
            <text:p><text:s/>/* 1aa0 */</text:p>
          </table:table-cell>
        </table:table-row>
        <table:table-row table:style-name="ro4">
          <table:table-cell/>
          <table:table-cell office:value-type="string">
            <text:p>0x3200</text:p>
          </table:table-cell>
          <table:table-cell office:value-type="string">
            <text:p>0x5b4c</text:p>
          </table:table-cell>
          <table:table-cell office:value-type="string">
            <text:p>0x6890</text:p>
          </table:table-cell>
          <table:table-cell office:value-type="string">
            <text:p>0x0024</text:p>
          </table:table-cell>
          <table:table-cell office:value-type="string">
            <text:p>0x618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381</text:p>
          </table:table-cell>
          <table:table-cell/>
          <table:table-cell office:value-type="string">
            <text:p><text:s/>/* 1aa8 */</text:p>
          </table:table-cell>
        </table:table-row>
        <table:table-row table:style-name="ro4">
          <table:table-cell/>
          <table:table-cell office:value-type="string">
            <text:p>0x2801</text:p>
          </table:table-cell>
          <table:table-cell office:value-type="string">
            <text:p>0xad05</text:p>
          </table:table-cell>
          <table:table-cell office:value-type="string">
            <text:p>0x4512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50</text:p>
          </table:table-cell>
          <table:table-cell office:value-type="string">
            <text:p>0x0000</text:p>
          </table:table-cell>
          <table:table-cell office:value-type="string">
            <text:p>0x3fc1</text:p>
          </table:table-cell>
          <table:table-cell/>
          <table:table-cell office:value-type="string">
            <text:p><text:s/>/* 1ab0 */</text:p>
          </table:table-cell>
        </table:table-row>
        <table:table-row table:style-name="ro4">
          <table:table-cell/>
          <table:table-cell office:value-type="string">
            <text:p>0x3000</text:p>
          </table:table-cell>
          <table:table-cell office:value-type="string">
            <text:p>0x8024</text:p>
          </table:table-cell>
          <table:table-cell office:value-type="string">
            <text:p>0x621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ad15</text:p>
          </table:table-cell>
          <table:table-cell/>
          <table:table-cell office:value-type="string">
            <text:p><text:s/>/* 1ab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81</text:p>
          </table:table-cell>
          <table:table-cell office:value-type="string">
            <text:p>0x4512</text:p>
          </table:table-cell>
          <table:table-cell office:value-type="string">
            <text:p>0x9812</text:p>
          </table:table-cell>
          <table:table-cell office:value-type="string">
            <text:p>0xf400</text:p>
          </table:table-cell>
          <table:table-cell office:value-type="string">
            <text:p>0x4050</text:p>
          </table:table-cell>
          <table:table-cell/>
          <table:table-cell office:value-type="string">
            <text:p><text:s/>/* 1ac0 */</text:p>
          </table:table-cell>
        </table:table-row>
        <table:table-row table:style-name="ro4">
          <table:table-cell/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400</text:p>
          </table:table-cell>
          <table:table-cell office:value-type="string">
            <text:p>0x4500</text:p>
          </table:table-cell>
          <table:table-cell office:value-type="string">
            <text:p>0x0024</text:p>
          </table:table-cell>
          <table:table-cell office:value-type="string">
            <text:p>0xb880</text:p>
          </table:table-cell>
          <table:table-cell office:value-type="string">
            <text:p>0x4010</text:p>
          </table:table-cell>
          <table:table-cell/>
          <table:table-cell office:value-type="string">
            <text:p><text:s/>/* 1ac8 */</text:p>
          </table:table-cell>
        </table:table-row>
        <table:table-row table:style-name="ro4">
          <table:table-cell/>
          <table:table-cell office:value-type="string">
            <text:p>0x38f0</text:p>
          </table:table-cell>
          <table:table-cell office:value-type="string">
            <text:p>0x0024</text:p>
          </table:table-cell>
          <table:table-cell office:value-type="string">
            <text:p>0x38f0</text:p>
          </table:table-cell>
          <table:table-cell office:value-type="string">
            <text:p>0x0024</text:p>
          </table:table-cell>
          <table:table-cell office:value-type="string">
            <text:p>0x38f0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ad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700</text:p>
          </table:table-cell>
          <table:table-cell office:value-type="string">
            <text:p>0x45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0000</text:p>
          </table:table-cell>
          <table:table-cell office:value-type="string">
            <text:p>0x4700</text:p>
          </table:table-cell>
          <table:table-cell/>
          <table:table-cell office:value-type="string">
            <text:p><text:s/>/* 1ad8 */</text:p>
          </table:table-cell>
        </table:table-row>
        <table:table-row table:style-name="ro4">
          <table:table-cell/>
          <table:table-cell office:value-type="string">
            <text:p>0x4500</text:p>
          </table:table-cell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36f4</text:p>
          </table:table-cell>
          <table:table-cell office:value-type="string">
            <text:p>0x4024</text:p>
          </table:table-cell>
          <table:table-cell office:value-type="string">
            <text:p>0x36f1</text:p>
          </table:table-cell>
          <table:table-cell office:value-type="string">
            <text:p>0x9807</text:p>
          </table:table-cell>
          <table:table-cell/>
          <table:table-cell office:value-type="string">
            <text:p><text:s/>/* 1ae0 */</text:p>
          </table:table-cell>
        </table:table-row>
        <table:table-row table:style-name="ro4">
          <table:table-cell/>
          <table:table-cell office:value-type="string">
            <text:p>0x36f1</text:p>
          </table:table-cell>
          <table:table-cell office:value-type="string">
            <text:p>0x1805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36f0</text:p>
          </table:table-cell>
          <table:table-cell office:value-type="string">
            <text:p>0x1801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/>
          <table:table-cell office:value-type="string">
            <text:p><text:s/>/* 1ae8 */</text:p>
          </table:table-cell>
        </table:table-row>
        <table:table-row table:style-name="ro4">
          <table:table-cell/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af0 */</text:p>
          </table:table-cell>
        </table:table-row>
        <table:table-row table:style-name="ro4">
          <table:table-cell/>
          <table:table-cell office:value-type="string">
            <text:p>0x2801</text:p>
          </table:table-cell>
          <table:table-cell office:value-type="string">
            <text:p>0xa640</text:p>
          </table:table-cell>
          <table:table-cell office:value-type="string">
            <text:p>0xb88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6b6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1af8 */</text:p>
          </table:table-cell>
        </table:table-row>
        <table:table-row table:style-name="ro4">
          <table:table-cell/>
          <table:table-cell office:value-type="string">
            <text:p>0x00bc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1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/>
          <table:table-cell office:value-type="string">
            <text:p><text:s/>/* 1b00 */</text:p>
          </table:table-cell>
        </table:table-row>
        <table:table-row table:style-name="ro4">
          <table:table-cell/>
          <table:table-cell office:value-type="string">
            <text:p>0x7842</text:p>
          </table:table-cell>
          <table:table-cell office:value-type="string">
            <text:p>0x3e00</text:p>
          </table:table-cell>
          <table:table-cell office:value-type="string">
            <text:p>0xf844</text:p>
          </table:table-cell>
          <table:table-cell office:value-type="string">
            <text:p>0x3e04</text:p>
          </table:table-cell>
          <table:table-cell office:value-type="string">
            <text:p>0x7852</text:p>
          </table:table-cell>
          <table:table-cell office:value-type="string">
            <text:p>0x4082</text:p>
          </table:table-cell>
          <table:table-cell office:value-type="string">
            <text:p>0x4412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b08 */</text:p>
          </table:table-cell>
        </table:table-row>
        <table:table-row table:style-name="ro4">
          <table:table-cell/>
          <table:table-cell office:value-type="string">
            <text:p>0x4490</text:p>
          </table:table-cell>
          <table:table-cell office:value-type="string">
            <text:p>0x0000</text:p>
          </table:table-cell>
          <table:table-cell office:value-type="string">
            <text:p>0x3fc0</text:p>
          </table:table-cell>
          <table:table-cell office:value-type="string">
            <text:p>0x3e04</text:p>
          </table:table-cell>
          <table:table-cell office:value-type="string">
            <text:p>0xc1cc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b10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6204</text:p>
          </table:table-cell>
          <table:table-cell office:value-type="string">
            <text:p>0x4490</text:p>
          </table:table-cell>
          <table:table-cell office:value-type="string">
            <text:p>0x0000</text:p>
          </table:table-cell>
          <table:table-cell office:value-type="string">
            <text:p>0x0744</text:p>
          </table:table-cell>
          <table:table-cell office:value-type="string">
            <text:p>0x2801</text:p>
          </table:table-cell>
          <table:table-cell office:value-type="string">
            <text:p>0xbc85</text:p>
          </table:table-cell>
          <table:table-cell office:value-type="string">
            <text:p>0x3073</text:p>
          </table:table-cell>
          <table:table-cell/>
          <table:table-cell office:value-type="string">
            <text:p><text:s/>/* 1b1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890</text:p>
          </table:table-cell>
          <table:table-cell office:value-type="string">
            <text:p>0x4490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23</text:p>
          </table:table-cell>
          <table:table-cell/>
          <table:table-cell office:value-type="string">
            <text:p><text:s/>/* 1b2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8024</text:p>
          </table:table-cell>
          <table:table-cell office:value-type="string">
            <text:p>0x6020</text:p>
          </table:table-cell>
          <table:table-cell office:value-type="string">
            <text:p>0x0024</text:p>
          </table:table-cell>
          <table:table-cell office:value-type="string">
            <text:p>0x6080</text:p>
          </table:table-cell>
          <table:table-cell office:value-type="string">
            <text:p>0x2000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b28 */</text:p>
          </table:table-cell>
        </table:table-row>
        <table:table-row table:style-name="ro4">
          <table:table-cell/>
          <table:table-cell office:value-type="string">
            <text:p>0x4480</text:p>
          </table:table-cell>
          <table:table-cell office:value-type="string">
            <text:p>0x2801</text:p>
          </table:table-cell>
          <table:table-cell office:value-type="string">
            <text:p>0xb985</text:p>
          </table:table-cell>
          <table:table-cell office:value-type="string">
            <text:p>0x0000</text:p>
          </table:table-cell>
          <table:table-cell office:value-type="string">
            <text:p>0x0702</text:p>
          </table:table-cell>
          <table:table-cell office:value-type="string">
            <text:p>0x0000</text:p>
          </table:table-cell>
          <table:table-cell office:value-type="string">
            <text:p>0x0200</text:p>
          </table:table-cell>
          <table:table-cell office:value-type="string">
            <text:p>0xa100</text:p>
          </table:table-cell>
          <table:table-cell/>
          <table:table-cell office:value-type="string">
            <text:p><text:s/>/* 1b30 */</text:p>
          </table:table-cell>
        </table:table-row>
        <table:table-row table:style-name="ro4">
          <table:table-cell/>
          <table:table-cell office:value-type="string">
            <text:p>0x4482</text:p>
          </table:table-cell>
          <table:table-cell office:value-type="string">
            <text:p>0x0000</text:p>
          </table:table-cell>
          <table:table-cell office:value-type="string">
            <text:p>0x0701</text:p>
          </table:table-cell>
          <table:table-cell office:value-type="string">
            <text:p>0x4212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50</text:p>
          </table:table-cell>
          <table:table-cell office:value-type="string">
            <text:p>0x3004</text:p>
          </table:table-cell>
          <table:table-cell/>
          <table:table-cell office:value-type="string">
            <text:p><text:s/>/* 1b3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800</text:p>
          </table:table-cell>
          <table:table-cell office:value-type="string">
            <text:p>0x09cc</text:p>
          </table:table-cell>
          <table:table-cell office:value-type="string">
            <text:p>0x3273</text:p>
          </table:table-cell>
          <table:table-cell office:value-type="string">
            <text:p>0x0024</text:p>
          </table:table-cell>
          <table:table-cell office:value-type="string">
            <text:p>0x3200</text:p>
          </table:table-cell>
          <table:table-cell office:value-type="string">
            <text:p>0x0024</text:p>
          </table:table-cell>
          <table:table-cell office:value-type="string">
            <text:p>0x6090</text:p>
          </table:table-cell>
          <table:table-cell/>
          <table:table-cell office:value-type="string">
            <text:p><text:s/>/* 1b4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a00</text:p>
          </table:table-cell>
          <table:table-cell office:value-type="string">
            <text:p>0x0024</text:p>
          </table:table-cell>
          <table:table-cell office:value-type="string">
            <text:p>0x36f4</text:p>
          </table:table-cell>
          <table:table-cell office:value-type="string">
            <text:p>0xc024</text:p>
          </table:table-cell>
          <table:table-cell office:value-type="string">
            <text:p>0x36f4</text:p>
          </table:table-cell>
          <table:table-cell office:value-type="string">
            <text:p>0x5812</text:p>
          </table:table-cell>
          <table:table-cell office:value-type="string">
            <text:p>0x36f0</text:p>
          </table:table-cell>
          <table:table-cell/>
          <table:table-cell office:value-type="string">
            <text:p><text:s/>/* 1b48 */</text:p>
          </table:table-cell>
        </table:table-row>
        <table:table-row table:style-name="ro4">
          <table:table-cell/>
          <table:table-cell office:value-type="string">
            <text:p>0xd804</text:p>
          </table:table-cell>
          <table:table-cell office:value-type="string">
            <text:p>0x36f0</text:p>
          </table:table-cell>
          <table:table-cell office:value-type="string">
            <text:p>0x5802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/>
          <table:table-cell office:value-type="string">
            <text:p><text:s/>/* 1b5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48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b58 */</text:p>
          </table:table-cell>
        </table:table-row>
        <table:table-row table:style-name="ro4">
          <table:table-cell/>
          <table:table-cell office:value-type="string">
            <text:p>0x0702</text:p>
          </table:table-cell>
          <table:table-cell office:value-type="string">
            <text:p>0x402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4</text:p>
          </table:table-cell>
          <table:table-cell office:value-type="string">
            <text:p>0x4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b60 */</text:p>
          </table:table-cell>
        </table:table-row>
        <table:table-row table:style-name="ro4">
          <table:table-cell/>
          <table:table-cell office:value-type="string">
            <text:p>0x4453</text:p>
          </table:table-cell>
          <table:table-cell office:value-type="string">
            <text:p>0x3313</text:p>
          </table:table-cell>
          <table:table-cell office:value-type="string">
            <text:p>0x0024</text:p>
          </table:table-cell>
          <table:table-cell office:value-type="string">
            <text:p>0x3894</text:p>
          </table:table-cell>
          <table:table-cell office:value-type="string">
            <text:p>0xc024</text:p>
          </table:table-cell>
          <table:table-cell office:value-type="string">
            <text:p>0x3100</text:p>
          </table:table-cell>
          <table:table-cell office:value-type="string">
            <text:p>0x028c</text:p>
          </table:table-cell>
          <table:table-cell office:value-type="string">
            <text:p>0xc010</text:p>
          </table:table-cell>
          <table:table-cell/>
          <table:table-cell office:value-type="string">
            <text:p><text:s/>/* 1b6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900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b580</text:p>
          </table:table-cell>
          <table:table-cell office:value-type="string">
            <text:p>0x6090</text:p>
          </table:table-cell>
          <table:table-cell/>
          <table:table-cell office:value-type="string">
            <text:p><text:s/>/* 1b7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63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8024</text:p>
          </table:table-cell>
          <table:table-cell office:value-type="string">
            <text:p>0x6296</text:p>
          </table:table-cell>
          <table:table-cell office:value-type="string">
            <text:p>0x0024</text:p>
          </table:table-cell>
          <table:table-cell office:value-type="string">
            <text:p>0x3820</text:p>
          </table:table-cell>
          <table:table-cell/>
          <table:table-cell office:value-type="string">
            <text:p><text:s/>/* 1b78 */</text:p>
          </table:table-cell>
        </table:table-row>
        <table:table-row table:style-name="ro4">
          <table:table-cell/>
          <table:table-cell office:value-type="string">
            <text:p>0xc024</text:p>
          </table:table-cell>
          <table:table-cell office:value-type="string">
            <text:p>0xf400</text:p>
          </table:table-cell>
          <table:table-cell office:value-type="string">
            <text:p>0x4483</text:p>
          </table:table-cell>
          <table:table-cell office:value-type="string">
            <text:p>0x4346</text:p>
          </table:table-cell>
          <table:table-cell office:value-type="string">
            <text:p>0x0024</text:p>
          </table:table-cell>
          <table:table-cell office:value-type="string">
            <text:p>0x432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b80 */</text:p>
          </table:table-cell>
        </table:table-row>
        <table:table-row table:style-name="ro4">
          <table:table-cell/>
          <table:table-cell office:value-type="string">
            <text:p>0x4091</text:p>
          </table:table-cell>
          <table:table-cell office:value-type="string">
            <text:p>0x3900</text:p>
          </table:table-cell>
          <table:table-cell office:value-type="string">
            <text:p>0x0024</text:p>
          </table:table-cell>
          <table:table-cell table:style-name="Default" office:value-type="string">
            <text:p>0x0001</text:p>
          </table:table-cell>
          <table:table-cell office:value-type="string">
            <text:p>0xe000</text:p>
          </table:table-cell>
          <table:table-cell office:value-type="string">
            <text:p>0x30e0</text:p>
          </table:table-cell>
          <table:table-cell office:value-type="string">
            <text:p>0x8024</text:p>
          </table:table-cell>
          <table:table-cell office:value-type="string">
            <text:p>0x6200</text:p>
          </table:table-cell>
          <table:table-cell/>
          <table:table-cell office:value-type="string">
            <text:p><text:s/>/* 1b8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3f80</text:p>
          </table:table-cell>
          <table:table-cell office:value-type="string">
            <text:p>0x2801</text:p>
          </table:table-cell>
          <table:table-cell office:value-type="string">
            <text:p>0xc2c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b90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62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c2c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b9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b880</text:p>
          </table:table-cell>
          <table:table-cell office:value-type="string">
            <text:p>0x4490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/>
          <table:table-cell office:value-type="string">
            <text:p><text:s/>/* 1ba0 */</text:p>
          </table:table-cell>
        </table:table-row>
        <table:table-row table:style-name="ro4">
          <table:table-cell/>
          <table:table-cell office:value-type="string">
            <text:p>0xb18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490</text:p>
          </table:table-cell>
          <table:table-cell office:value-type="string">
            <text:p>0x2901</text:p>
          </table:table-cell>
          <table:table-cell office:value-type="string">
            <text:p>0x8400</text:p>
          </table:table-cell>
          <table:table-cell office:value-type="string">
            <text:p>0x3613</text:p>
          </table:table-cell>
          <table:table-cell/>
          <table:table-cell office:value-type="string">
            <text:p><text:s/>/* 1ba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890</text:p>
          </table:table-cell>
          <table:table-cell office:value-type="string">
            <text:p>0x4490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33</text:p>
          </table:table-cell>
          <table:table-cell/>
          <table:table-cell office:value-type="string">
            <text:p><text:s/>/* 1bb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c18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714</text:p>
          </table:table-cell>
          <table:table-cell/>
          <table:table-cell office:value-type="string">
            <text:p><text:s/>/* 1bb8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00d0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15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bc0 */</text:p>
          </table:table-cell>
        </table:table-row>
        <table:table-row table:style-name="ro4">
          <table:table-cell/>
          <table:table-cell office:value-type="string">
            <text:p>0x3e00</text:p>
          </table:table-cell>
          <table:table-cell office:value-type="string">
            <text:p>0xb843</text:p>
          </table:table-cell>
          <table:table-cell office:value-type="string">
            <text:p>0x3e01</text:p>
          </table:table-cell>
          <table:table-cell office:value-type="string">
            <text:p>0x3851</text:p>
          </table:table-cell>
          <table:table-cell office:value-type="string">
            <text:p>0x0000</text:p>
          </table:table-cell>
          <table:table-cell office:value-type="string">
            <text:p>0x0744</text:p>
          </table:table-cell>
          <table:table-cell office:value-type="string">
            <text:p>0x3e04</text:p>
          </table:table-cell>
          <table:table-cell office:value-type="string">
            <text:p>0xb813</text:p>
          </table:table-cell>
          <table:table-cell/>
          <table:table-cell office:value-type="string">
            <text:p><text:s/>/* 1bc8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412</text:p>
          </table:table-cell>
          <table:table-cell office:value-type="string">
            <text:p>0xf400</text:p>
          </table:table-cell>
          <table:table-cell office:value-type="string">
            <text:p>0x4490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6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bd0 */</text:p>
          </table:table-cell>
        </table:table-row>
        <table:table-row table:style-name="ro4">
          <table:table-cell/>
          <table:table-cell office:value-type="string">
            <text:p>0x3000</text:p>
          </table:table-cell>
          <table:table-cell office:value-type="string">
            <text:p>0x8024</text:p>
          </table:table-cell>
          <table:table-cell office:value-type="string">
            <text:p>0x6296</text:p>
          </table:table-cell>
          <table:table-cell office:value-type="string">
            <text:p>0x4493</text:p>
          </table:table-cell>
          <table:table-cell office:value-type="string">
            <text:p>0x3810</text:p>
          </table:table-cell>
          <table:table-cell office:value-type="string">
            <text:p>0xcdcc</text:p>
          </table:table-cell>
          <table:table-cell office:value-type="string">
            <text:p>0xf400</text:p>
          </table:table-cell>
          <table:table-cell office:value-type="string">
            <text:p>0x4483</text:p>
          </table:table-cell>
          <table:table-cell/>
          <table:table-cell office:value-type="string">
            <text:p><text:s/>/* 1bd8 */</text:p>
          </table:table-cell>
        </table:table-row>
        <table:table-row table:style-name="ro4">
          <table:table-cell/>
          <table:table-cell office:value-type="string">
            <text:p>0x4346</text:p>
          </table:table-cell>
          <table:table-cell office:value-type="string">
            <text:p>0x8dcc</text:p>
          </table:table-cell>
          <table:table-cell office:value-type="string">
            <text:p>0x4324</text:p>
          </table:table-cell>
          <table:table-cell office:value-type="string">
            <text:p>0x0003</text:p>
          </table:table-cell>
          <table:table-cell office:value-type="string">
            <text:p>0xf400</text:p>
          </table:table-cell>
          <table:table-cell office:value-type="string">
            <text:p>0x4091</text:p>
          </table:table-cell>
          <table:table-cell office:value-type="string">
            <text:p>0x3910</text:p>
          </table:table-cell>
          <table:table-cell office:value-type="string">
            <text:p>0xc024</text:p>
          </table:table-cell>
          <table:table-cell/>
          <table:table-cell office:value-type="string">
            <text:p><text:s/>/* 1be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3fc3</text:p>
          </table:table-cell>
          <table:table-cell office:value-type="string">
            <text:p>0x30f0</text:p>
          </table:table-cell>
          <table:table-cell office:value-type="string">
            <text:p>0x8024</text:p>
          </table:table-cell>
          <table:table-cell office:value-type="string">
            <text:p>0x6234</text:p>
          </table:table-cell>
          <table:table-cell office:value-type="string">
            <text:p>0x4483</text:p>
          </table:table-cell>
          <table:table-cell office:value-type="string">
            <text:p>0x0000</text:p>
          </table:table-cell>
          <table:table-cell office:value-type="string">
            <text:p>0x0582</text:p>
          </table:table-cell>
          <table:table-cell/>
          <table:table-cell office:value-type="string">
            <text:p><text:s/>/* 1be8 */</text:p>
          </table:table-cell>
        </table:table-row>
        <table:table-row table:style-name="ro4">
          <table:table-cell/>
          <table:table-cell office:value-type="string">
            <text:p>0x2801</text:p>
          </table:table-cell>
          <table:table-cell office:value-type="string">
            <text:p>0xccd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8024</text:p>
          </table:table-cell>
          <table:table-cell office:value-type="string">
            <text:p>0x6294</text:p>
          </table:table-cell>
          <table:table-cell office:value-type="string">
            <text:p>0x4483</text:p>
          </table:table-cell>
          <table:table-cell/>
          <table:table-cell office:value-type="string">
            <text:p><text:s/>/* 1bf0 */</text:p>
          </table:table-cell>
        </table:table-row>
        <table:table-row table:style-name="ro4">
          <table:table-cell/>
          <table:table-cell office:value-type="string">
            <text:p>0xb884</text:p>
          </table:table-cell>
          <table:table-cell office:value-type="string">
            <text:p>0x2002</text:p>
          </table:table-cell>
          <table:table-cell office:value-type="string">
            <text:p>0x3900</text:p>
          </table:table-cell>
          <table:table-cell office:value-type="string">
            <text:p>0x8024</text:p>
          </table:table-cell>
          <table:table-cell office:value-type="string">
            <text:p>0x3b00</text:p>
          </table:table-cell>
          <table:table-cell office:value-type="string">
            <text:p>0x8024</text:p>
          </table:table-cell>
          <table:table-cell office:value-type="string">
            <text:p>0x0000</text:p>
          </table:table-cell>
          <table:table-cell office:value-type="string">
            <text:p>0x0582</text:p>
          </table:table-cell>
          <table:table-cell/>
          <table:table-cell office:value-type="string">
            <text:p><text:s/>/* 1bf8 */</text:p>
          </table:table-cell>
        </table:table-row>
        <table:table-row table:style-name="ro4">
          <table:table-cell/>
          <table:table-cell office:value-type="string">
            <text:p>0x432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90</text:p>
          </table:table-cell>
          <table:table-cell office:value-type="string">
            <text:p>0x3010</text:p>
          </table:table-cell>
          <table:table-cell office:value-type="string">
            <text:p>0x8024</text:p>
          </table:table-cell>
          <table:table-cell office:value-type="string">
            <text:p>0x30f0</text:p>
          </table:table-cell>
          <table:table-cell office:value-type="string">
            <text:p>0xc024</text:p>
          </table:table-cell>
          <table:table-cell/>
          <table:table-cell office:value-type="string">
            <text:p><text:s/>/* 1c00 */</text:p>
          </table:table-cell>
        </table:table-row>
        <table:table-row table:style-name="ro4">
          <table:table-cell/>
          <table:table-cell office:value-type="string">
            <text:p>0x6cd6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d04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c08 */</text:p>
          </table:table-cell>
        </table:table-row>
        <table:table-row table:style-name="ro4">
          <table:table-cell/>
          <table:table-cell office:value-type="string">
            <text:p>0x3023</text:p>
          </table:table-cell>
          <table:table-cell office:value-type="string">
            <text:p>0x0024</text:p>
          </table:table-cell>
          <table:table-cell office:value-type="string">
            <text:p>0x3010</text:p>
          </table:table-cell>
          <table:table-cell office:value-type="string">
            <text:p>0x8024</text:p>
          </table:table-cell>
          <table:table-cell office:value-type="string">
            <text:p>0x30f0</text:p>
          </table:table-cell>
          <table:table-cell office:value-type="string">
            <text:p>0xc024</text:p>
          </table:table-cell>
          <table:table-cell office:value-type="string">
            <text:p>0x6d96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c10 */</text:p>
          </table:table-cell>
        </table:table-row>
        <table:table-row table:style-name="ro4">
          <table:table-cell/>
          <table:table-cell office:value-type="string">
            <text:p>0x3810</text:p>
          </table:table-cell>
          <table:table-cell office:value-type="string">
            <text:p>0x8024</text:p>
          </table:table-cell>
          <table:table-cell office:value-type="string">
            <text:p>0x38d0</text:p>
          </table:table-cell>
          <table:table-cell office:value-type="string">
            <text:p>0xc024</text:p>
          </table:table-cell>
          <table:table-cell office:value-type="string">
            <text:p>0x3810</text:p>
          </table:table-cell>
          <table:table-cell office:value-type="string">
            <text:p>0x138c</text:p>
          </table:table-cell>
          <table:table-cell table:style-name="Default" office:value-type="string">
            <text:p>0x0001</text:p>
          </table:table-cell>
          <table:table-cell office:value-type="string">
            <text:p>0xe000</text:p>
          </table:table-cell>
          <table:table-cell/>
          <table:table-cell office:value-type="string">
            <text:p><text:s/>/* 1c18 */</text:p>
          </table:table-cell>
        </table:table-row>
        <table:table-row table:style-name="ro4">
          <table:table-cell/>
          <table:table-cell office:value-type="string">
            <text:p>0x38f0</text:p>
          </table:table-cell>
          <table:table-cell office:value-type="string">
            <text:p>0x4024</text:p>
          </table:table-cell>
          <table:table-cell office:value-type="string">
            <text:p>0xf400</text:p>
          </table:table-cell>
          <table:table-cell office:value-type="string">
            <text:p>0x4490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c20 */</text:p>
          </table:table-cell>
        </table:table-row>
        <table:table-row table:style-name="ro4">
          <table:table-cell/>
          <table:table-cell office:value-type="string">
            <text:p>0x3013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6100</text:p>
          </table:table-cell>
          <table:table-cell office:value-type="string">
            <text:p>0x4490</text:p>
          </table:table-cell>
          <table:table-cell office:value-type="string">
            <text:p>0x0000</text:p>
          </table:table-cell>
          <table:table-cell office:value-type="string">
            <text:p>0x3f81</text:p>
          </table:table-cell>
          <table:table-cell/>
          <table:table-cell office:value-type="string">
            <text:p><text:s/>/* 1c28 */</text:p>
          </table:table-cell>
        </table:table-row>
        <table:table-row table:style-name="ro4">
          <table:table-cell/>
          <table:table-cell office:value-type="string">
            <text:p>0x2801</text:p>
          </table:table-cell>
          <table:table-cell office:value-type="string">
            <text:p>0xde8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073</text:p>
          </table:table-cell>
          <table:table-cell office:value-type="string">
            <text:p>0x0024</text:p>
          </table:table-cell>
          <table:table-cell office:value-type="string">
            <text:p>0x306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c30 */</text:p>
          </table:table-cell>
        </table:table-row>
        <table:table-row table:style-name="ro4">
          <table:table-cell/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601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dac1</text:p>
          </table:table-cell>
          <table:table-cell/>
          <table:table-cell office:value-type="string">
            <text:p><text:s/>/* 1c3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20</text:p>
          </table:table-cell>
          <table:table-cell office:value-type="string">
            <text:p>0x0024</text:p>
          </table:table-cell>
          <table:table-cell office:value-type="string">
            <text:p>0x6080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1b50</text:p>
          </table:table-cell>
          <table:table-cell/>
          <table:table-cell office:value-type="string">
            <text:p><text:s/>/* 1c40 */</text:p>
          </table:table-cell>
        </table:table-row>
        <table:table-row table:style-name="ro4">
          <table:table-cell/>
          <table:table-cell office:value-type="string">
            <text:p>0x2801</text:p>
          </table:table-cell>
          <table:table-cell office:value-type="string">
            <text:p>0xdb1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010</text:p>
          </table:table-cell>
          <table:table-cell office:value-type="string">
            <text:p>0x8024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/>
          <table:table-cell office:value-type="string">
            <text:p><text:s/>/* 1c48 */</text:p>
          </table:table-cell>
        </table:table-row>
        <table:table-row table:style-name="ro4">
          <table:table-cell/>
          <table:table-cell office:value-type="string">
            <text:p>0x612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db1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c50 */</text:p>
          </table:table-cell>
        </table:table-row>
        <table:table-row table:style-name="ro4">
          <table:table-cell/>
          <table:table-cell office:value-type="string">
            <text:p>0x3273</text:p>
          </table:table-cell>
          <table:table-cell office:value-type="string">
            <text:p>0x1813</text:p>
          </table:table-cell>
          <table:table-cell office:value-type="string">
            <text:p>0xb880</text:p>
          </table:table-cell>
          <table:table-cell office:value-type="string">
            <text:p>0x09cc</text:p>
          </table:table-cell>
          <table:table-cell office:value-type="string">
            <text:p>0x3a00</text:p>
          </table:table-cell>
          <table:table-cell office:value-type="string">
            <text:p>0x0024</text:p>
          </table:table-cell>
          <table:table-cell office:value-type="string">
            <text:p>0x36f4</text:p>
          </table:table-cell>
          <table:table-cell office:value-type="string">
            <text:p>0x8024</text:p>
          </table:table-cell>
          <table:table-cell/>
          <table:table-cell office:value-type="string">
            <text:p><text:s/>/* 1c58 */</text:p>
          </table:table-cell>
        </table:table-row>
        <table:table-row table:style-name="ro4">
          <table:table-cell/>
          <table:table-cell office:value-type="string">
            <text:p>0x36f1</text:p>
          </table:table-cell>
          <table:table-cell office:value-type="string">
            <text:p>0x1811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c60 */</text:p>
          </table:table-cell>
        </table:table-row>
        <table:table-row table:style-name="ro4">
          <table:table-cell/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e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c68 */</text:p>
          </table:table-cell>
        </table:table-row>
        <table:table-row table:style-name="ro4">
          <table:table-cell/>
          <table:table-cell office:value-type="string">
            <text:p>0x342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2</text:p>
          </table:table-cell>
          <table:table-cell office:value-type="string">
            <text:p>0x1b50</text:p>
          </table:table-cell>
          <table:table-cell office:value-type="string">
            <text:p>0x6080</text:p>
          </table:table-cell>
          <table:table-cell office:value-type="string">
            <text:p>0x2001</text:p>
          </table:table-cell>
          <table:table-cell/>
          <table:table-cell office:value-type="string">
            <text:p><text:s/>/* 1c7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490</text:p>
          </table:table-cell>
          <table:table-cell office:value-type="string">
            <text:p>0x2801</text:p>
          </table:table-cell>
          <table:table-cell office:value-type="string">
            <text:p>0xddc5</text:p>
          </table:table-cell>
          <table:table-cell office:value-type="string">
            <text:p>0x0000</text:p>
          </table:table-cell>
          <table:table-cell office:value-type="string">
            <text:p>0x0100</text:p>
          </table:table-cell>
          <table:table-cell office:value-type="string">
            <text:p>0x322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c78 */</text:p>
          </table:table-cell>
        </table:table-row>
        <table:table-row table:style-name="ro4">
          <table:table-cell/>
          <table:table-cell office:value-type="string">
            <text:p>0x3200</text:p>
          </table:table-cell>
          <table:table-cell office:value-type="string">
            <text:p>0x4024</text:p>
          </table:table-cell>
          <table:table-cell office:value-type="string">
            <text:p>0xc100</text:p>
          </table:table-cell>
          <table:table-cell office:value-type="string">
            <text:p>0x0024</text:p>
          </table:table-cell>
          <table:table-cell office:value-type="string">
            <text:p>0x3ae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490</text:p>
          </table:table-cell>
          <table:table-cell/>
          <table:table-cell office:value-type="string">
            <text:p><text:s/>/* 1c80 */</text:p>
          </table:table-cell>
        </table:table-row>
        <table:table-row table:style-name="ro4">
          <table:table-cell/>
          <table:table-cell office:value-type="string">
            <text:p>0x3613</text:p>
          </table:table-cell>
          <table:table-cell office:value-type="string">
            <text:p>0x0024</text:p>
          </table:table-cell>
          <table:table-cell office:value-type="string">
            <text:p>0x2901</text:p>
          </table:table-cell>
          <table:table-cell office:value-type="string">
            <text:p>0x8400</text:p>
          </table:table-cell>
          <table:table-cell table:style-name="Default" office:value-type="string">
            <text:p>0x0001</text:p>
          </table:table-cell>
          <table:table-cell office:value-type="string">
            <text:p>0xd7c8</text:p>
          </table:table-cell>
          <table:table-cell office:value-type="string">
            <text:p>0x2801</text:p>
          </table:table-cell>
          <table:table-cell office:value-type="string">
            <text:p>0xdb00</text:p>
          </table:table-cell>
          <table:table-cell/>
          <table:table-cell office:value-type="string">
            <text:p><text:s/>/* 1c88 */</text:p>
          </table:table-cell>
        </table:table-row>
        <table:table-row table:style-name="ro4">
          <table:table-cell/>
          <table:table-cell office:value-type="string">
            <text:p>0x342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08f3</text:p>
          </table:table-cell>
          <table:table-cell office:value-type="string">
            <text:p>0x0006</text:p>
          </table:table-cell>
          <table:table-cell office:value-type="string">
            <text:p>0x891c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c90 */</text:p>
          </table:table-cell>
        </table:table-row>
        <table:table-row table:style-name="ro4">
          <table:table-cell/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77c</text:p>
          </table:table-cell>
          <table:table-cell office:value-type="string">
            <text:p>0x0006</text:p>
          </table:table-cell>
          <table:table-cell office:value-type="string">
            <text:p>0x0032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/>
          <table:table-cell office:value-type="string">
            <text:p><text:s/>/* 1c98 */</text:p>
          </table:table-cell>
        </table:table-row>
        <table:table-row table:style-name="ro4">
          <table:table-cell/>
          <table:table-cell office:value-type="string">
            <text:p>0xb814</text:p>
          </table:table-cell>
          <table:table-cell office:value-type="string">
            <text:p>0x361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 office:value-type="string">
            <text:p>0xb844</text:p>
          </table:table-cell>
          <table:table-cell office:value-type="string">
            <text:p>0x3e11</text:p>
          </table:table-cell>
          <table:table-cell office:value-type="string">
            <text:p>0x7812</text:p>
          </table:table-cell>
          <table:table-cell office:value-type="string">
            <text:p>0x4c8a</text:p>
          </table:table-cell>
          <table:table-cell/>
          <table:table-cell office:value-type="string">
            <text:p><text:s/>/* 1ca0 */</text:p>
          </table:table-cell>
        </table:table-row>
        <table:table-row table:style-name="ro4">
          <table:table-cell/>
          <table:table-cell office:value-type="string">
            <text:p>0x4412</text:p>
          </table:table-cell>
          <table:table-cell office:value-type="string">
            <text:p>0xbc82</text:p>
          </table:table-cell>
          <table:table-cell office:value-type="string">
            <text:p>0x4490</text:p>
          </table:table-cell>
          <table:table-cell office:value-type="string">
            <text:p>0x2901</text:p>
          </table:table-cell>
          <table:table-cell office:value-type="string">
            <text:p>0xe540</text:p>
          </table:table-cell>
          <table:table-cell office:value-type="string">
            <text:p>0x0000</text:p>
          </table:table-cell>
          <table:table-cell office:value-type="string">
            <text:p>0x01c2</text:p>
          </table:table-cell>
          <table:table-cell office:value-type="string">
            <text:p>0xb880</text:p>
          </table:table-cell>
          <table:table-cell/>
          <table:table-cell office:value-type="string">
            <text:p><text:s/>/* 1ca8 */</text:p>
          </table:table-cell>
        </table:table-row>
        <table:table-row table:style-name="ro4">
          <table:table-cell/>
          <table:table-cell office:value-type="string">
            <text:p>0x4490</text:p>
          </table:table-cell>
          <table:table-cell office:value-type="string">
            <text:p>0x3023</text:p>
          </table:table-cell>
          <table:table-cell office:value-type="string">
            <text:p>0x138c</text:p>
          </table:table-cell>
          <table:table-cell office:value-type="string">
            <text:p>0x38f0</text:p>
          </table:table-cell>
          <table:table-cell office:value-type="string">
            <text:p>0x184c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3420</text:p>
          </table:table-cell>
          <table:table-cell/>
          <table:table-cell office:value-type="string">
            <text:p><text:s/>/* 1cb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e82</text:p>
          </table:table-cell>
          <table:table-cell office:value-type="string">
            <text:p>0x3840</text:p>
          </table:table-cell>
          <table:table-cell office:value-type="string">
            <text:p>0x2901</text:p>
          </table:table-cell>
          <table:table-cell office:value-type="string">
            <text:p>0xc500</text:p>
          </table:table-cell>
          <table:table-cell office:value-type="string">
            <text:p>0x3204</text:p>
          </table:table-cell>
          <table:table-cell office:value-type="string">
            <text:p>0x0024</text:p>
          </table:table-cell>
          <table:table-cell office:value-type="string">
            <text:p>0x36f3</text:p>
          </table:table-cell>
          <table:table-cell/>
          <table:table-cell office:value-type="string">
            <text:p><text:s/>/* 1cb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6f1</text:p>
          </table:table-cell>
          <table:table-cell office:value-type="string">
            <text:p>0x5812</text:p>
          </table:table-cell>
          <table:table-cell office:value-type="string">
            <text:p>0x36f0</text:p>
          </table:table-cell>
          <table:table-cell office:value-type="string">
            <text:p>0x9804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/>
          <table:table-cell office:value-type="string">
            <text:p><text:s/>/* 1cc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/>
          <table:table-cell office:value-type="string">
            <text:p><text:s/>/* 1cc8 */</text:p>
          </table:table-cell>
        </table:table-row>
        <table:table-row table:style-name="ro4">
          <table:table-cell/>
          <table:table-cell office:value-type="string">
            <text:p>0x0001</text:p>
          </table:table-cell>
          <table:table-cell office:value-type="string">
            <text:p>0x8795</text:p>
          </table:table-cell>
          <table:table-cell office:value-type="string">
            <text:p>0x0006</text:p>
          </table:table-cell>
          <table:table-cell office:value-type="string">
            <text:p>0x0068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/>
          <table:table-cell office:value-type="string">
            <text:p><text:s/>/* 1cd0 */</text:p>
          </table:table-cell>
        </table:table-row>
        <table:table-row table:style-name="ro4">
          <table:table-cell/>
          <table:table-cell office:value-type="string">
            <text:p>0x362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 office:value-type="string">
            <text:p>0xf844</text:p>
          </table:table-cell>
          <table:table-cell office:value-type="string">
            <text:p>0x3e01</text:p>
          </table:table-cell>
          <table:table-cell office:value-type="string">
            <text:p>0x7846</text:p>
          </table:table-cell>
          <table:table-cell office:value-type="string">
            <text:p>0x0000</text:p>
          </table:table-cell>
          <table:table-cell office:value-type="string">
            <text:p>0x0206</text:p>
          </table:table-cell>
          <table:table-cell/>
          <table:table-cell office:value-type="string">
            <text:p><text:s/>/* 1cd8 */</text:p>
          </table:table-cell>
        </table:table-row>
        <table:table-row table:style-name="ro4">
          <table:table-cell/>
          <table:table-cell office:value-type="string">
            <text:p>0x3e01</text:p>
          </table:table-cell>
          <table:table-cell office:value-type="string">
            <text:p>0xf812</text:p>
          </table:table-cell>
          <table:table-cell office:value-type="string">
            <text:p>0x4286</text:p>
          </table:table-cell>
          <table:table-cell office:value-type="string">
            <text:p>0x4412</text:p>
          </table:table-cell>
          <table:table-cell office:value-type="string">
            <text:p>0x4c8a</text:p>
          </table:table-cell>
          <table:table-cell office:value-type="string">
            <text:p>0x084c</text:p>
          </table:table-cell>
          <table:table-cell office:value-type="string">
            <text:p>0x321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ce0 */</text:p>
          </table:table-cell>
        </table:table-row>
        <table:table-row table:style-name="ro4">
          <table:table-cell/>
          <table:table-cell office:value-type="string">
            <text:p>0x32e0</text:p>
          </table:table-cell>
          <table:table-cell office:value-type="string">
            <text:p>0x8024</text:p>
          </table:table-cell>
          <table:table-cell office:value-type="string">
            <text:p>0x660e</text:p>
          </table:table-cell>
          <table:table-cell office:value-type="string">
            <text:p>0x0024</text:p>
          </table:table-cell>
          <table:table-cell office:value-type="string">
            <text:p>0x637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ce8 */</text:p>
          </table:table-cell>
        </table:table-row>
        <table:table-row table:style-name="ro4">
          <table:table-cell/>
          <table:table-cell office:value-type="string">
            <text:p>0x2801</text:p>
          </table:table-cell>
          <table:table-cell office:value-type="string">
            <text:p>0xe991</text:p>
          </table:table-cell>
          <table:table-cell office:value-type="string">
            <text:p>0x4172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1c1</text:p>
          </table:table-cell>
          <table:table-cell office:value-type="string">
            <text:p>0x0000</text:p>
          </table:table-cell>
          <table:table-cell office:value-type="string">
            <text:p>0x0807</text:p>
          </table:table-cell>
          <table:table-cell/>
          <table:table-cell office:value-type="string">
            <text:p><text:s/>/* 1cf0 */</text:p>
          </table:table-cell>
        </table:table-row>
        <table:table-row table:style-name="ro4">
          <table:table-cell/>
          <table:table-cell office:value-type="string">
            <text:p>0x471e</text:p>
          </table:table-cell>
          <table:table-cell office:value-type="string">
            <text:p>0x104c</text:p>
          </table:table-cell>
          <table:table-cell office:value-type="string">
            <text:p>0xf400</text:p>
          </table:table-cell>
          <table:table-cell office:value-type="string">
            <text:p>0x41d0</text:p>
          </table:table-cell>
          <table:table-cell office:value-type="string">
            <text:p>0x3cf0</text:p>
          </table:table-cell>
          <table:table-cell office:value-type="string">
            <text:p>0x0024</text:p>
          </table:table-cell>
          <table:table-cell office:value-type="string">
            <text:p>0x3001</text:p>
          </table:table-cell>
          <table:table-cell office:value-type="string">
            <text:p>0xc024</text:p>
          </table:table-cell>
          <table:table-cell/>
          <table:table-cell office:value-type="string">
            <text:p><text:s/>/* 1cf8 */</text:p>
          </table:table-cell>
        </table:table-row>
        <table:table-row table:style-name="ro4">
          <table:table-cell/>
          <table:table-cell office:value-type="string">
            <text:p>0xb47e</text:p>
          </table:table-cell>
          <table:table-cell office:value-type="string">
            <text:p>0x0024</text:p>
          </table:table-cell>
          <table:table-cell office:value-type="string">
            <text:p>0xa70e</text:p>
          </table:table-cell>
          <table:table-cell office:value-type="string">
            <text:p>0x0024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c27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d00 */</text:p>
          </table:table-cell>
        </table:table-row>
        <table:table-row table:style-name="ro4">
          <table:table-cell/>
          <table:table-cell office:value-type="string">
            <text:p>0x606e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ee1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d08 */</text:p>
          </table:table-cell>
        </table:table-row>
        <table:table-row table:style-name="ro4">
          <table:table-cell/>
          <table:table-cell office:value-type="string">
            <text:p>0x3204</text:p>
          </table:table-cell>
          <table:table-cell office:value-type="string">
            <text:p>0x184c</text:p>
          </table:table-cell>
          <table:table-cell office:value-type="string">
            <text:p>0x2901</text:p>
          </table:table-cell>
          <table:table-cell office:value-type="string">
            <text:p>0xad80</text:p>
          </table:table-cell>
          <table:table-cell office:value-type="string">
            <text:p>0x428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1d1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80</text:p>
          </table:table-cell>
          <table:table-cell office:value-type="string">
            <text:p>0x681e</text:p>
          </table:table-cell>
          <table:table-cell office:value-type="string">
            <text:p>0x0024</text:p>
          </table:table-cell>
          <table:table-cell office:value-type="string">
            <text:p>0xae7a</text:p>
          </table:table-cell>
          <table:table-cell office:value-type="string">
            <text:p>0x0024</text:p>
          </table:table-cell>
          <table:table-cell office:value-type="string">
            <text:p>0x6316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d1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e81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21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d20 */</text:p>
          </table:table-cell>
        </table:table-row>
        <table:table-row table:style-name="ro4">
          <table:table-cell/>
          <table:table-cell office:value-type="string">
            <text:p>0x3a10</text:p>
          </table:table-cell>
          <table:table-cell office:value-type="string">
            <text:p>0x0024</text:p>
          </table:table-cell>
          <table:table-cell office:value-type="string">
            <text:p>0x3a00</text:p>
          </table:table-cell>
          <table:table-cell office:value-type="string">
            <text:p>0x9812</text:p>
          </table:table-cell>
          <table:table-cell office:value-type="string">
            <text:p>0x36f1</text:p>
          </table:table-cell>
          <table:table-cell office:value-type="string">
            <text:p>0xc024</text:p>
          </table:table-cell>
          <table:table-cell office:value-type="string">
            <text:p>0x36f1</text:p>
          </table:table-cell>
          <table:table-cell office:value-type="string">
            <text:p>0x5806</text:p>
          </table:table-cell>
          <table:table-cell/>
          <table:table-cell office:value-type="string">
            <text:p><text:s/>/* 1d28 */</text:p>
          </table:table-cell>
        </table:table-row>
        <table:table-row table:style-name="ro4">
          <table:table-cell/>
          <table:table-cell office:value-type="string">
            <text:p>0x36f0</text:p>
          </table:table-cell>
          <table:table-cell office:value-type="string">
            <text:p>0xd804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d30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7c9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1d38 */</text:p>
          </table:table-cell>
        </table:table-row>
        <table:table-row table:style-name="ro4">
          <table:table-cell/>
          <table:table-cell office:value-type="string">
            <text:p>0x00bc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2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/>
          <table:table-cell office:value-type="string">
            <text:p><text:s/>/* 1d40 */</text:p>
          </table:table-cell>
        </table:table-row>
        <table:table-row table:style-name="ro4">
          <table:table-cell/>
          <table:table-cell office:value-type="string">
            <text:p>0xb843</text:p>
          </table:table-cell>
          <table:table-cell office:value-type="string">
            <text:p>0x3e01</text:p>
          </table:table-cell>
          <table:table-cell office:value-type="string">
            <text:p>0x3845</text:p>
          </table:table-cell>
          <table:table-cell office:value-type="string">
            <text:p>0x3e01</text:p>
          </table:table-cell>
          <table:table-cell office:value-type="string">
            <text:p>0xb847</text:p>
          </table:table-cell>
          <table:table-cell office:value-type="string">
            <text:p>0x3e04</text:p>
          </table:table-cell>
          <table:table-cell office:value-type="string">
            <text:p>0x7852</text:p>
          </table:table-cell>
          <table:table-cell office:value-type="string">
            <text:p>0xb888</text:p>
          </table:table-cell>
          <table:table-cell/>
          <table:table-cell office:value-type="string">
            <text:p><text:s/>/* 1d48 */</text:p>
          </table:table-cell>
        </table:table-row>
        <table:table-row table:style-name="ro4">
          <table:table-cell/>
          <table:table-cell office:value-type="string">
            <text:p>0x3813</text:p>
          </table:table-cell>
          <table:table-cell office:value-type="string">
            <text:p>0x418a</text:p>
          </table:table-cell>
          <table:table-cell office:value-type="string">
            <text:p>0x4412</text:p>
          </table:table-cell>
          <table:table-cell office:value-type="string">
            <text:p>0x0000</text:p>
          </table:table-cell>
          <table:table-cell office:value-type="string">
            <text:p>0x03c1</text:p>
          </table:table-cell>
          <table:table-cell office:value-type="string">
            <text:p>0xfe10</text:p>
          </table:table-cell>
          <table:table-cell office:value-type="string">
            <text:p>0x0024</text:p>
          </table:table-cell>
          <table:table-cell office:value-type="string">
            <text:p>0x48b2</text:p>
          </table:table-cell>
          <table:table-cell/>
          <table:table-cell office:value-type="string">
            <text:p><text:s/>/* 1d5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4941</text:p>
          </table:table-cell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d58 */</text:p>
          </table:table-cell>
        </table:table-row>
        <table:table-row table:style-name="ro4">
          <table:table-cell/>
          <table:table-cell office:value-type="string">
            <text:p>0x4411</text:p>
          </table:table-cell>
          <table:table-cell office:value-type="string">
            <text:p>0x3173</text:p>
          </table:table-cell>
          <table:table-cell office:value-type="string">
            <text:p>0x0024</text:p>
          </table:table-cell>
          <table:table-cell office:value-type="string">
            <text:p>0x3133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0403</text:p>
          </table:table-cell>
          <table:table-cell office:value-type="string">
            <text:p>0x4390</text:p>
          </table:table-cell>
          <table:table-cell/>
          <table:table-cell office:value-type="string">
            <text:p><text:s/>/* 1d6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fc4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6898</text:p>
          </table:table-cell>
          <table:table-cell/>
          <table:table-cell office:value-type="string">
            <text:p><text:s/>/* 1d6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58a</text:p>
          </table:table-cell>
          <table:table-cell office:value-type="string">
            <text:p>0x0024</text:p>
          </table:table-cell>
          <table:table-cell office:value-type="string">
            <text:p>0xfe4a</text:p>
          </table:table-cell>
          <table:table-cell office:value-type="string">
            <text:p>0x0024</text:p>
          </table:table-cell>
          <table:table-cell office:value-type="string">
            <text:p>0x2801</text:p>
          </table:table-cell>
          <table:table-cell office:value-type="string">
            <text:p>0xfa18</text:p>
          </table:table-cell>
          <table:table-cell office:value-type="string">
            <text:p>0xf134</text:p>
          </table:table-cell>
          <table:table-cell/>
          <table:table-cell office:value-type="string">
            <text:p><text:s/>/* 1d7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1fff</text:p>
          </table:table-cell>
          <table:table-cell office:value-type="string">
            <text:p>0xffc4</text:p>
          </table:table-cell>
          <table:table-cell office:value-type="string">
            <text:p>0xf134</text:p>
          </table:table-cell>
          <table:table-cell office:value-type="string">
            <text:p>0x0024</text:p>
          </table:table-cell>
          <table:table-cell office:value-type="string">
            <text:p>0xfe4a</text:p>
          </table:table-cell>
          <table:table-cell office:value-type="string">
            <text:p>0x0024</text:p>
          </table:table-cell>
          <table:table-cell office:value-type="string">
            <text:p>0x48be</text:p>
          </table:table-cell>
          <table:table-cell/>
          <table:table-cell office:value-type="string">
            <text:p><text:s/>/* 1d7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624</text:p>
          </table:table-cell>
          <table:table-cell office:value-type="string">
            <text:p>0x0024</text:p>
          </table:table-cell>
          <table:table-cell office:value-type="string">
            <text:p>0x2914</text:p>
          </table:table-cell>
          <table:table-cell office:value-type="string">
            <text:p>0xb200</text:p>
          </table:table-cell>
          <table:table-cell office:value-type="string">
            <text:p>0x4380</text:p>
          </table:table-cell>
          <table:table-cell office:value-type="string">
            <text:p>0x0024</text:p>
          </table:table-cell>
          <table:table-cell office:value-type="string">
            <text:p>0xfe40</text:p>
          </table:table-cell>
          <table:table-cell/>
          <table:table-cell office:value-type="string">
            <text:p><text:s/>/* 1d8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8b2</text:p>
          </table:table-cell>
          <table:table-cell office:value-type="string">
            <text:p>0x0024</text:p>
          </table:table-cell>
          <table:table-cell office:value-type="string">
            <text:p>0xfe30</text:p>
          </table:table-cell>
          <table:table-cell office:value-type="string">
            <text:p>0x0024</text:p>
          </table:table-cell>
          <table:table-cell office:value-type="string">
            <text:p>0x48b6</text:p>
          </table:table-cell>
          <table:table-cell office:value-type="string">
            <text:p>0x0024</text:p>
          </table:table-cell>
          <table:table-cell office:value-type="string">
            <text:p>0x6528</text:p>
          </table:table-cell>
          <table:table-cell/>
          <table:table-cell office:value-type="string">
            <text:p><text:s/>/* 1d88 */</text:p>
          </table:table-cell>
        </table:table-row>
        <table:table-row table:style-name="ro4">
          <table:table-cell/>
          <table:table-cell office:value-type="string">
            <text:p>0x4005</text:p>
          </table:table-cell>
          <table:table-cell office:value-type="string">
            <text:p>0x6896</text:p>
          </table:table-cell>
          <table:table-cell office:value-type="string">
            <text:p>0x4411</text:p>
          </table:table-cell>
          <table:table-cell office:value-type="string">
            <text:p>0x3413</text:p>
          </table:table-cell>
          <table:table-cell office:value-type="string">
            <text:p>0x05cc</text:p>
          </table:table-cell>
          <table:table-cell office:value-type="string">
            <text:p>0x3c04</text:p>
          </table:table-cell>
          <table:table-cell office:value-type="string">
            <text:p>0x848c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d90 */</text:p>
          </table:table-cell>
        </table:table-row>
        <table:table-row table:style-name="ro4">
          <table:table-cell/>
          <table:table-cell office:value-type="string">
            <text:p>0x0680</text:p>
          </table:table-cell>
          <table:table-cell office:value-type="string">
            <text:p>0x6500</text:p>
          </table:table-cell>
          <table:table-cell office:value-type="string">
            <text:p>0x4413</text:p>
          </table:table-cell>
          <table:table-cell office:value-type="string">
            <text:p>0x3373</text:p>
          </table:table-cell>
          <table:table-cell office:value-type="string">
            <text:p>0x05c1</text:p>
          </table:table-cell>
          <table:table-cell office:value-type="string">
            <text:p>0x6010</text:p>
          </table:table-cell>
          <table:table-cell office:value-type="string">
            <text:p>0x4412</text:p>
          </table:table-cell>
          <table:table-cell office:value-type="string">
            <text:p>0x3143</text:p>
          </table:table-cell>
          <table:table-cell/>
          <table:table-cell office:value-type="string">
            <text:p><text:s/>/* 1d98 */</text:p>
          </table:table-cell>
        </table:table-row>
        <table:table-row table:style-name="ro4">
          <table:table-cell/>
          <table:table-cell office:value-type="string">
            <text:p>0x09cc</text:p>
          </table:table-cell>
          <table:table-cell office:value-type="string">
            <text:p>0x3273</text:p>
          </table:table-cell>
          <table:table-cell office:value-type="string">
            <text:p>0x0781</text:p>
          </table:table-cell>
          <table:table-cell office:value-type="string">
            <text:p>0xfe90</text:p>
          </table:table-cell>
          <table:table-cell office:value-type="string">
            <text:p>0x8400</text:p>
          </table:table-cell>
          <table:table-cell office:value-type="string">
            <text:p>0x4cb2</text:p>
          </table:table-cell>
          <table:table-cell office:value-type="string">
            <text:p>0x8d8c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da0 */</text:p>
          </table:table-cell>
        </table:table-row>
        <table:table-row table:style-name="ro4">
          <table:table-cell/>
          <table:table-cell office:value-type="string">
            <text:p>0x27c0</text:p>
          </table:table-cell>
          <table:table-cell office:value-type="string">
            <text:p>0x3009</text:p>
          </table:table-cell>
          <table:table-cell office:value-type="string">
            <text:p>0x04c1</text:p>
          </table:table-cell>
          <table:table-cell office:value-type="string">
            <text:p>0x3009</text:p>
          </table:table-cell>
          <table:table-cell office:value-type="string">
            <text:p>0x0400</text:p>
          </table:table-cell>
          <table:table-cell office:value-type="string">
            <text:p>0xff90</text:p>
          </table:table-cell>
          <table:table-cell office:value-type="string">
            <text:p>0x0024</text:p>
          </table:table-cell>
          <table:table-cell office:value-type="string">
            <text:p>0x48b2</text:p>
          </table:table-cell>
          <table:table-cell/>
          <table:table-cell office:value-type="string">
            <text:p><text:s/>/* 1da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27c0</text:p>
          </table:table-cell>
          <table:table-cell office:value-type="string">
            <text:p>0x3009</text:p>
          </table:table-cell>
          <table:table-cell office:value-type="string">
            <text:p>0x0400</text:p>
          </table:table-cell>
          <table:table-cell office:value-type="string">
            <text:p>0x6090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db0 */</text:p>
          </table:table-cell>
        </table:table-row>
        <table:table-row table:style-name="ro4">
          <table:table-cell/>
          <table:table-cell office:value-type="string">
            <text:p>0x2640</text:p>
          </table:table-cell>
          <table:table-cell office:value-type="string">
            <text:p>0x31b3</text:p>
          </table:table-cell>
          <table:table-cell office:value-type="string">
            <text:p>0x3012</text:p>
          </table:table-cell>
          <table:table-cell office:value-type="string">
            <text:p>0x34f4</text:p>
          </table:table-cell>
          <table:table-cell office:value-type="string">
            <text:p>0x8401</text:p>
          </table:table-cell>
          <table:table-cell office:value-type="string">
            <text:p>0x601a</text:p>
          </table:table-cell>
          <table:table-cell office:value-type="string">
            <text:p>0x4411</text:p>
          </table:table-cell>
          <table:table-cell office:value-type="string">
            <text:p>0x3173</text:p>
          </table:table-cell>
          <table:table-cell/>
          <table:table-cell office:value-type="string">
            <text:p><text:s/>/* 1db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153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0751</text:p>
          </table:table-cell>
          <table:table-cell office:value-type="string">
            <text:p>0x003f</text:p>
          </table:table-cell>
          <table:table-cell office:value-type="string">
            <text:p>0xffc6</text:p>
          </table:table-cell>
          <table:table-cell office:value-type="string">
            <text:p>0x1fff</text:p>
          </table:table-cell>
          <table:table-cell/>
          <table:table-cell office:value-type="string">
            <text:p><text:s/>/* 1dc0 */</text:p>
          </table:table-cell>
        </table:table-row>
        <table:table-row table:style-name="ro4">
          <table:table-cell/>
          <table:table-cell office:value-type="string">
            <text:p>0xf982</text:p>
          </table:table-cell>
          <table:table-cell office:value-type="string">
            <text:p>0x0000</text:p>
          </table:table-cell>
          <table:table-cell office:value-type="string">
            <text:p>0xffc7</text:p>
          </table:table-cell>
          <table:table-cell office:value-type="string">
            <text:p>0x3413</text:p>
          </table:table-cell>
          <table:table-cell office:value-type="string">
            <text:p>0x0400</text:p>
          </table:table-cell>
          <table:table-cell office:value-type="string">
            <text:p>0xb882</text:p>
          </table:table-cell>
          <table:table-cell office:value-type="string">
            <text:p>0x01cc</text:p>
          </table:table-cell>
          <table:table-cell office:value-type="string">
            <text:p>0x3613</text:p>
          </table:table-cell>
          <table:table-cell/>
          <table:table-cell office:value-type="string">
            <text:p><text:s/>/* 1dc8 */</text:p>
          </table:table-cell>
        </table:table-row>
        <table:table-row table:style-name="ro4">
          <table:table-cell/>
          <table:table-cell office:value-type="string">
            <text:p>0x2c01</text:p>
          </table:table-cell>
          <table:table-cell office:value-type="string">
            <text:p>0x4000</text:p>
          </table:table-cell>
          <table:table-cell office:value-type="string">
            <text:p>0xa401</text:p>
          </table:table-cell>
          <table:table-cell office:value-type="string">
            <text:p>0x3009</text:p>
          </table:table-cell>
          <table:table-cell office:value-type="string">
            <text:p>0x13d1</text:p>
          </table:table-cell>
          <table:table-cell office:value-type="string">
            <text:p>0x3009</text:p>
          </table:table-cell>
          <table:table-cell office:value-type="string">
            <text:p>0x2403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dd0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9</text:p>
          </table:table-cell>
          <table:table-cell office:value-type="string">
            <text:p>0x0040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dd8 */</text:p>
          </table:table-cell>
        </table:table-row>
        <table:table-row table:style-name="ro4">
          <table:table-cell/>
          <table:table-cell office:value-type="string">
            <text:p>0x03c1</text:p>
          </table:table-cell>
          <table:table-cell office:value-type="string">
            <text:p>0x0000</text:p>
          </table:table-cell>
          <table:table-cell office:value-type="string">
            <text:p>0x0020</text:p>
          </table:table-cell>
          <table:table-cell office:value-type="string">
            <text:p>0xac26</text:p>
          </table:table-cell>
          <table:table-cell office:value-type="string">
            <text:p>0x4490</text:p>
          </table:table-cell>
          <table:table-cell office:value-type="string">
            <text:p>0x2901</text:p>
          </table:table-cell>
          <table:table-cell office:value-type="string">
            <text:p>0xe540</text:p>
          </table:table-cell>
          <table:table-cell office:value-type="string">
            <text:p>0xbcf2</text:p>
          </table:table-cell>
          <table:table-cell/>
          <table:table-cell office:value-type="string">
            <text:p><text:s/>/* 1de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480</text:p>
          </table:table-cell>
          <table:table-cell office:value-type="string">
            <text:p>0x1bd3</text:p>
          </table:table-cell>
          <table:table-cell office:value-type="string">
            <text:p>0x36f4</text:p>
          </table:table-cell>
          <table:table-cell office:value-type="string">
            <text:p>0x5812</text:p>
          </table:table-cell>
          <table:table-cell office:value-type="string">
            <text:p>0x36f1</text:p>
          </table:table-cell>
          <table:table-cell office:value-type="string">
            <text:p>0x9807</text:p>
          </table:table-cell>
          <table:table-cell office:value-type="string">
            <text:p>0x36f1</text:p>
          </table:table-cell>
          <table:table-cell/>
          <table:table-cell office:value-type="string">
            <text:p><text:s/>/* 1de8 */</text:p>
          </table:table-cell>
        </table:table-row>
        <table:table-row table:style-name="ro4">
          <table:table-cell/>
          <table:table-cell office:value-type="string">
            <text:p>0x1805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/>
          <table:table-cell office:value-type="string">
            <text:p><text:s/>/* 1df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012</text:p>
          </table:table-cell>
          <table:table-cell/>
          <table:table-cell office:value-type="string">
            <text:p><text:s/>/* 1df8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001a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15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e00 */</text:p>
          </table:table-cell>
        </table:table-row>
        <table:table-row table:style-name="ro4">
          <table:table-cell/>
          <table:table-cell office:value-type="string">
            <text:p>0x6894</text:p>
          </table:table-cell>
          <table:table-cell office:value-type="string">
            <text:p>0x3842</text:p>
          </table:table-cell>
          <table:table-cell office:value-type="string">
            <text:p>0x2901</text:p>
          </table:table-cell>
          <table:table-cell office:value-type="string">
            <text:p>0xdf00</text:p>
          </table:table-cell>
          <table:table-cell office:value-type="string">
            <text:p>0x3e10</text:p>
          </table:table-cell>
          <table:table-cell office:value-type="string">
            <text:p>0x802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e08 */</text:p>
          </table:table-cell>
        </table:table-row>
        <table:table-row table:style-name="ro4">
          <table:table-cell/>
          <table:table-cell office:value-type="string">
            <text:p>0x36f0</text:p>
          </table:table-cell>
          <table:table-cell office:value-type="string">
            <text:p>0x8024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1e10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827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1e18 */</text:p>
          </table:table-cell>
        </table:table-row>
        <table:table-row table:style-name="ro4">
          <table:table-cell/>
          <table:table-cell office:value-type="string">
            <text:p>0x02d2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7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/>
          <table:table-cell office:value-type="string">
            <text:p><text:s/>/* 1e20 */</text:p>
          </table:table-cell>
        </table:table-row>
        <table:table-row table:style-name="ro4">
          <table:table-cell/>
          <table:table-cell office:value-type="string">
            <text:p>0x7842</text:p>
          </table:table-cell>
          <table:table-cell office:value-type="string">
            <text:p>0x0000</text:p>
          </table:table-cell>
          <table:table-cell office:value-type="string">
            <text:p>0x0581</text:p>
          </table:table-cell>
          <table:table-cell office:value-type="string">
            <text:p>0x3e00</text:p>
          </table:table-cell>
          <table:table-cell office:value-type="string">
            <text:p>0xf844</text:p>
          </table:table-cell>
          <table:table-cell office:value-type="string">
            <text:p>0x3e01</text:p>
          </table:table-cell>
          <table:table-cell office:value-type="string">
            <text:p>0x7846</text:p>
          </table:table-cell>
          <table:table-cell office:value-type="string">
            <text:p>0x3e01</text:p>
          </table:table-cell>
          <table:table-cell/>
          <table:table-cell office:value-type="string">
            <text:p><text:s/>/* 1e28 */</text:p>
          </table:table-cell>
        </table:table-row>
        <table:table-row table:style-name="ro4">
          <table:table-cell/>
          <table:table-cell office:value-type="string">
            <text:p>0xf851</text:p>
          </table:table-cell>
          <table:table-cell office:value-type="string">
            <text:p>0xf400</text:p>
          </table:table-cell>
          <table:table-cell office:value-type="string">
            <text:p>0x4407</text:p>
          </table:table-cell>
          <table:table-cell office:value-type="string">
            <text:p>0xf400</text:p>
          </table:table-cell>
          <table:table-cell office:value-type="string">
            <text:p>0x41d0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3e04</text:p>
          </table:table-cell>
          <table:table-cell/>
          <table:table-cell office:value-type="string">
            <text:p><text:s/>/* 1e30 */</text:p>
          </table:table-cell>
        </table:table-row>
        <table:table-row table:style-name="ro4">
          <table:table-cell/>
          <table:table-cell office:value-type="string">
            <text:p>0xb853</text:p>
          </table:table-cell>
          <table:table-cell office:value-type="string">
            <text:p>0x3e03</text:p>
          </table:table-cell>
          <table:table-cell office:value-type="string">
            <text:p>0x784e</text:p>
          </table:table-cell>
          <table:table-cell office:value-type="string">
            <text:p>0x3e13</text:p>
          </table:table-cell>
          <table:table-cell office:value-type="string">
            <text:p>0xd04c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e38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0000</text:p>
          </table:table-cell>
          <table:table-cell office:value-type="string">
            <text:p>0x0a81</text:p>
          </table:table-cell>
          <table:table-cell office:value-type="string">
            <text:p>0x4712</text:p>
          </table:table-cell>
          <table:table-cell office:value-type="string">
            <text:p>0x0000</text:p>
          </table:table-cell>
          <table:table-cell office:value-type="string">
            <text:p>0x4100</text:p>
          </table:table-cell>
          <table:table-cell office:value-type="string">
            <text:p>0x3300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e4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3004</text:p>
          </table:table-cell>
          <table:table-cell office:value-type="string">
            <text:p>0x4024</text:p>
          </table:table-cell>
          <table:table-cell office:value-type="string">
            <text:p>0x3470</text:p>
          </table:table-cell>
          <table:table-cell office:value-type="string">
            <text:p>0x0024</text:p>
          </table:table-cell>
          <table:table-cell office:value-type="string">
            <text:p>0x3413</text:p>
          </table:table-cell>
          <table:table-cell office:value-type="string">
            <text:p>0x0024</text:p>
          </table:table-cell>
          <table:table-cell office:value-type="string">
            <text:p>0x3c90</text:p>
          </table:table-cell>
          <table:table-cell/>
          <table:table-cell office:value-type="string">
            <text:p><text:s/>/* 1e4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4e3</text:p>
          </table:table-cell>
          <table:table-cell office:value-type="string">
            <text:p>0x0024</text:p>
          </table:table-cell>
          <table:table-cell office:value-type="string">
            <text:p>0x3470</text:p>
          </table:table-cell>
          <table:table-cell office:value-type="string">
            <text:p>0x0024</text:p>
          </table:table-cell>
          <table:table-cell office:value-type="string">
            <text:p>0x3433</text:p>
          </table:table-cell>
          <table:table-cell office:value-type="string">
            <text:p>0x0024</text:p>
          </table:table-cell>
          <table:table-cell office:value-type="string">
            <text:p>0x3ca0</text:p>
          </table:table-cell>
          <table:table-cell/>
          <table:table-cell office:value-type="string">
            <text:p><text:s/>/* 1e5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900</text:p>
          </table:table-cell>
          <table:table-cell office:value-type="string">
            <text:p>0x47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10</text:p>
          </table:table-cell>
          <table:table-cell/>
          <table:table-cell office:value-type="string">
            <text:p><text:s/>/* 1e5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f0</text:p>
          </table:table-cell>
          <table:table-cell office:value-type="string">
            <text:p>0x4024</text:p>
          </table:table-cell>
          <table:table-cell office:value-type="string">
            <text:p>0xf400</text:p>
          </table:table-cell>
          <table:table-cell office:value-type="string">
            <text:p>0x4041</text:p>
          </table:table-cell>
          <table:table-cell office:value-type="string">
            <text:p>0x6c8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e6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2802</text:p>
          </table:table-cell>
          <table:table-cell office:value-type="string">
            <text:p>0x615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82</text:p>
          </table:table-cell>
          <table:table-cell office:value-type="string">
            <text:p>0x6898</text:p>
          </table:table-cell>
          <table:table-cell/>
          <table:table-cell office:value-type="string">
            <text:p><text:s/>/* 1e68 */</text:p>
          </table:table-cell>
        </table:table-row>
        <table:table-row table:style-name="ro4">
          <table:table-cell/>
          <table:table-cell office:value-type="string">
            <text:p>0x904c</text:p>
          </table:table-cell>
          <table:table-cell office:value-type="string">
            <text:p>0x3400</text:p>
          </table:table-cell>
          <table:table-cell office:value-type="string">
            <text:p>0x0024</text:p>
          </table:table-cell>
          <table:table-cell office:value-type="string">
            <text:p>0x4000</text:p>
          </table:table-cell>
          <table:table-cell office:value-type="string">
            <text:p>0x0024</text:p>
          </table:table-cell>
          <table:table-cell office:value-type="string">
            <text:p>0xfe4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e70 */</text:p>
          </table:table-cell>
        </table:table-row>
        <table:table-row table:style-name="ro4">
          <table:table-cell/>
          <table:table-cell office:value-type="string">
            <text:p>0x0a00</text:p>
          </table:table-cell>
          <table:table-cell office:value-type="string">
            <text:p>0x4700</text:p>
          </table:table-cell>
          <table:table-cell office:value-type="string">
            <text:p>0x0024</text:p>
          </table:table-cell>
          <table:table-cell office:value-type="string">
            <text:p>0x48b2</text:p>
          </table:table-cell>
          <table:table-cell office:value-type="string">
            <text:p>0x4012</text:p>
          </table:table-cell>
          <table:table-cell office:value-type="string">
            <text:p>0x2901</text:p>
          </table:table-cell>
          <table:table-cell office:value-type="string">
            <text:p>0xe540</text:p>
          </table:table-cell>
          <table:table-cell office:value-type="string">
            <text:p>0x3204</text:p>
          </table:table-cell>
          <table:table-cell/>
          <table:table-cell office:value-type="string">
            <text:p><text:s/>/* 1e7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4f0</text:p>
          </table:table-cell>
          <table:table-cell office:value-type="string">
            <text:p>0x0024</text:p>
          </table:table-cell>
          <table:table-cell office:value-type="string">
            <text:p>0x608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4453</text:p>
          </table:table-cell>
          <table:table-cell office:value-type="string">
            <text:p>0x2802</text:p>
          </table:table-cell>
          <table:table-cell/>
          <table:table-cell office:value-type="string">
            <text:p><text:s/>/* 1e80 */</text:p>
          </table:table-cell>
        </table:table-row>
        <table:table-row table:style-name="ro4">
          <table:table-cell/>
          <table:table-cell office:value-type="string">
            <text:p>0x1a05</text:p>
          </table:table-cell>
          <table:table-cell office:value-type="string">
            <text:p>0x689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540</text:p>
          </table:table-cell>
          <table:table-cell office:value-type="string">
            <text:p>0x0000</text:p>
          </table:table-cell>
          <table:table-cell office:value-type="string">
            <text:p>0x0082</text:p>
          </table:table-cell>
          <table:table-cell office:value-type="string">
            <text:p>0x4700</text:p>
          </table:table-cell>
          <table:table-cell/>
          <table:table-cell office:value-type="string">
            <text:p><text:s/>/* 1e88 */</text:p>
          </table:table-cell>
        </table:table-row>
        <table:table-row table:style-name="ro4">
          <table:table-cell/>
          <table:table-cell office:value-type="string">
            <text:p>0x984c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20</text:p>
          </table:table-cell>
          <table:table-cell office:value-type="string">
            <text:p>0x4024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4000</text:p>
          </table:table-cell>
          <table:table-cell/>
          <table:table-cell office:value-type="string">
            <text:p><text:s/>/* 1e90 */</text:p>
          </table:table-cell>
        </table:table-row>
        <table:table-row table:style-name="ro4">
          <table:table-cell/>
          <table:table-cell office:value-type="string">
            <text:p>0x0810</text:p>
          </table:table-cell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fe40</text:p>
          </table:table-cell>
          <table:table-cell office:value-type="string">
            <text:p>0x0024</text:p>
          </table:table-cell>
          <table:table-cell office:value-type="string">
            <text:p>0x2901</text:p>
          </table:table-cell>
          <table:table-cell office:value-type="string">
            <text:p>0xe540</text:p>
          </table:table-cell>
          <table:table-cell office:value-type="string">
            <text:p>0x48b2</text:p>
          </table:table-cell>
          <table:table-cell/>
          <table:table-cell office:value-type="string">
            <text:p><text:s/>/* 1e9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89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a00</text:p>
          </table:table-cell>
          <table:table-cell office:value-type="string">
            <text:p>0xb882</text:p>
          </table:table-cell>
          <table:table-cell office:value-type="string">
            <text:p>0x0405</text:p>
          </table:table-cell>
          <table:table-cell office:value-type="string">
            <text:p>0x4700</text:p>
          </table:table-cell>
          <table:table-cell/>
          <table:table-cell office:value-type="string">
            <text:p><text:s/>/* 1ea0 */</text:p>
          </table:table-cell>
        </table:table-row>
        <table:table-row table:style-name="ro4">
          <table:table-cell/>
          <table:table-cell office:value-type="string">
            <text:p>0x44c3</text:p>
          </table:table-cell>
          <table:table-cell office:value-type="string">
            <text:p>0x2b01</text:p>
          </table:table-cell>
          <table:table-cell office:value-type="string">
            <text:p>0x2444</text:p>
          </table:table-cell>
          <table:table-cell office:value-type="string">
            <text:p>0x6890</text:p>
          </table:table-cell>
          <table:table-cell office:value-type="string">
            <text:p>0x0810</text:p>
          </table:table-cell>
          <table:table-cell office:value-type="string">
            <text:p>0x4436</text:p>
          </table:table-cell>
          <table:table-cell office:value-type="string">
            <text:p>0x904c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ea8 */</text:p>
          </table:table-cell>
        </table:table-row>
        <table:table-row table:style-name="ro4">
          <table:table-cell/>
          <table:table-cell office:value-type="string">
            <text:p>0x0204</text:p>
          </table:table-cell>
          <table:table-cell office:value-type="string">
            <text:p>0x2901</text:p>
          </table:table-cell>
          <table:table-cell office:value-type="string">
            <text:p>0xe540</text:p>
          </table:table-cell>
          <table:table-cell office:value-type="string">
            <text:p>0x3613</text:p>
          </table:table-cell>
          <table:table-cell office:value-type="string">
            <text:p>0x33c3</text:p>
          </table:table-cell>
          <table:table-cell office:value-type="string">
            <text:p>0x0000</text:p>
          </table:table-cell>
          <table:table-cell office:value-type="string">
            <text:p>0x0b10</text:p>
          </table:table-cell>
          <table:table-cell office:value-type="string">
            <text:p>0x689c</text:p>
          </table:table-cell>
          <table:table-cell/>
          <table:table-cell office:value-type="string">
            <text:p><text:s/>/* 1eb0 */</text:p>
          </table:table-cell>
        </table:table-row>
        <table:table-row table:style-name="ro4">
          <table:table-cell/>
          <table:table-cell office:value-type="string">
            <text:p>0x4453</text:p>
          </table:table-cell>
          <table:table-cell office:value-type="string">
            <text:p>0x3363</text:p>
          </table:table-cell>
          <table:table-cell office:value-type="string">
            <text:p>0x184c</text:p>
          </table:table-cell>
          <table:table-cell office:value-type="string">
            <text:p>0x3300</text:p>
          </table:table-cell>
          <table:table-cell office:value-type="string">
            <text:p>0x0024</text:p>
          </table:table-cell>
          <table:table-cell office:value-type="string">
            <text:p>0x6404</text:p>
          </table:table-cell>
          <table:table-cell office:value-type="string">
            <text:p>0x4401</text:p>
          </table:table-cell>
          <table:table-cell office:value-type="string">
            <text:p>0x4716</text:p>
          </table:table-cell>
          <table:table-cell/>
          <table:table-cell office:value-type="string">
            <text:p><text:s/>/* 1eb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d0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6800</text:p>
          </table:table-cell>
          <table:table-cell office:value-type="string">
            <text:p>0x0810</text:p>
          </table:table-cell>
          <table:table-cell office:value-type="string">
            <text:p>0xa100</text:p>
          </table:table-cell>
          <table:table-cell/>
          <table:table-cell office:value-type="string">
            <text:p><text:s/>/* 1ec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e60</text:p>
          </table:table-cell>
          <table:table-cell office:value-type="string">
            <text:p>0x0024</text:p>
          </table:table-cell>
          <table:table-cell office:value-type="string">
            <text:p>0x2901</text:p>
          </table:table-cell>
          <table:table-cell office:value-type="string">
            <text:p>0xe540</text:p>
          </table:table-cell>
          <table:table-cell office:value-type="string">
            <text:p>0x48b2</text:p>
          </table:table-cell>
          <table:table-cell office:value-type="string">
            <text:p>0x0024</text:p>
          </table:table-cell>
          <table:table-cell office:value-type="string">
            <text:p>0x3300</text:p>
          </table:table-cell>
          <table:table-cell/>
          <table:table-cell office:value-type="string">
            <text:p><text:s/>/* 1ec8 */</text:p>
          </table:table-cell>
        </table:table-row>
        <table:table-row table:style-name="ro4">
          <table:table-cell/>
          <table:table-cell office:value-type="string">
            <text:p>0x184c</text:p>
          </table:table-cell>
          <table:table-cell office:value-type="string">
            <text:p>0x4592</text:p>
          </table:table-cell>
          <table:table-cell office:value-type="string">
            <text:p>0x0024</text:p>
          </table:table-cell>
          <table:table-cell office:value-type="string">
            <text:p>0x4312</text:p>
          </table:table-cell>
          <table:table-cell office:value-type="string">
            <text:p>0x0024</text:p>
          </table:table-cell>
          <table:table-cell office:value-type="string">
            <text:p>0x6404</text:p>
          </table:table-cell>
          <table:table-cell office:value-type="string">
            <text:p>0x405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ed0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6800</text:p>
          </table:table-cell>
          <table:table-cell office:value-type="string">
            <text:p>0x0810</text:p>
          </table:table-cell>
          <table:table-cell office:value-type="string">
            <text:p>0xa100</text:p>
          </table:table-cell>
          <table:table-cell office:value-type="string">
            <text:p>0x0024</text:p>
          </table:table-cell>
          <table:table-cell office:value-type="string">
            <text:p>0xfe60</text:p>
          </table:table-cell>
          <table:table-cell office:value-type="string">
            <text:p>0x0024</text:p>
          </table:table-cell>
          <table:table-cell office:value-type="string">
            <text:p>0x2901</text:p>
          </table:table-cell>
          <table:table-cell/>
          <table:table-cell office:value-type="string">
            <text:p><text:s/>/* 1ed8 */</text:p>
          </table:table-cell>
        </table:table-row>
        <table:table-row table:style-name="ro4">
          <table:table-cell/>
          <table:table-cell office:value-type="string">
            <text:p>0xe540</text:p>
          </table:table-cell>
          <table:table-cell office:value-type="string">
            <text:p>0x48b2</text:p>
          </table:table-cell>
          <table:table-cell office:value-type="string">
            <text:p>0x0024</text:p>
          </table:table-cell>
          <table:table-cell office:value-type="string">
            <text:p>0xb888</text:p>
          </table:table-cell>
          <table:table-cell office:value-type="string">
            <text:p>0x138c</text:p>
          </table:table-cell>
          <table:table-cell office:value-type="string">
            <text:p>0x3420</text:p>
          </table:table-cell>
          <table:table-cell office:value-type="string">
            <text:p>0x8024</text:p>
          </table:table-cell>
          <table:table-cell office:value-type="string">
            <text:p>0x3173</text:p>
          </table:table-cell>
          <table:table-cell/>
          <table:table-cell office:value-type="string">
            <text:p><text:s/>/* 1ee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190</text:p>
          </table:table-cell>
          <table:table-cell office:value-type="string">
            <text:p>0x0024</text:p>
          </table:table-cell>
          <table:table-cell office:value-type="string">
            <text:p>0x6406</text:p>
          </table:table-cell>
          <table:table-cell office:value-type="string">
            <text:p>0x4441</text:p>
          </table:table-cell>
          <table:table-cell office:value-type="string">
            <text:p>0x0000</text:p>
          </table:table-cell>
          <table:table-cell office:value-type="string">
            <text:p>0x3b50</text:p>
          </table:table-cell>
          <table:table-cell office:value-type="string">
            <text:p>0x2802</text:p>
          </table:table-cell>
          <table:table-cell/>
          <table:table-cell office:value-type="string">
            <text:p><text:s/>/* 1ee8 */</text:p>
          </table:table-cell>
        </table:table-row>
        <table:table-row table:style-name="ro4">
          <table:table-cell/>
          <table:table-cell office:value-type="string">
            <text:p>0x2c41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0000</text:p>
          </table:table-cell>
          <table:table-cell office:value-type="string">
            <text:p>0x1a43</text:p>
          </table:table-cell>
          <table:table-cell office:value-type="string">
            <text:p>0x4440</text:p>
          </table:table-cell>
          <table:table-cell office:value-type="string">
            <text:p>0x0024</text:p>
          </table:table-cell>
          <table:table-cell office:value-type="string">
            <text:p>0x4002</text:p>
          </table:table-cell>
          <table:table-cell/>
          <table:table-cell office:value-type="string">
            <text:p><text:s/>/* 1ef0 */</text:p>
          </table:table-cell>
        </table:table-row>
        <table:table-row table:style-name="ro4">
          <table:table-cell/>
          <table:table-cell office:value-type="string">
            <text:p>0x4440</text:p>
          </table:table-cell>
          <table:table-cell office:value-type="string">
            <text:p>0x4030</text:p>
          </table:table-cell>
          <table:table-cell office:value-type="string">
            <text:p>0x0024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b88a</text:p>
          </table:table-cell>
          <table:table-cell office:value-type="string">
            <text:p>0x401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ef8 */</text:p>
          </table:table-cell>
        </table:table-row>
        <table:table-row table:style-name="ro4">
          <table:table-cell/>
          <table:table-cell office:value-type="string">
            <text:p>0x0780</text:p>
          </table:table-cell>
          <table:table-cell office:value-type="string">
            <text:p>0x4700</text:p>
          </table:table-cell>
          <table:table-cell office:value-type="string">
            <text:p>0x00cc</text:p>
          </table:table-cell>
          <table:table-cell office:value-type="string">
            <text:p>0x300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412</text:p>
          </table:table-cell>
          <table:table-cell office:value-type="string">
            <text:p>0x3213</text:p>
          </table:table-cell>
          <table:table-cell/>
          <table:table-cell office:value-type="string">
            <text:p><text:s/>/* 1f0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201</text:p>
          </table:table-cell>
          <table:table-cell office:value-type="string">
            <text:p>0x8024</text:p>
          </table:table-cell>
          <table:table-cell office:value-type="string">
            <text:p>0xf400</text:p>
          </table:table-cell>
          <table:table-cell office:value-type="string">
            <text:p>0x4012</text:p>
          </table:table-cell>
          <table:table-cell office:value-type="string">
            <text:p>0x3200</text:p>
          </table:table-cell>
          <table:table-cell office:value-type="string">
            <text:p>0x4024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f0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106</text:p>
          </table:table-cell>
          <table:table-cell office:value-type="string">
            <text:p>0x0024</text:p>
          </table:table-cell>
          <table:table-cell office:value-type="string">
            <text:p>0x665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/>
          <table:table-cell office:value-type="string">
            <text:p><text:s/>/* 1f10 */</text:p>
          </table:table-cell>
        </table:table-row>
        <table:table-row table:style-name="ro4">
          <table:table-cell/>
          <table:table-cell office:value-type="string">
            <text:p>0x2bc9</text:p>
          </table:table-cell>
          <table:table-cell office:value-type="string">
            <text:p>0x4090</text:p>
          </table:table-cell>
          <table:table-cell office:value-type="string">
            <text:p>0x0024</text:p>
          </table:table-cell>
          <table:table-cell office:value-type="string">
            <text:p>0x2402</text:p>
          </table:table-cell>
          <table:table-cell office:value-type="string">
            <text:p>0x2b80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f18 */</text:p>
          </table:table-cell>
        </table:table-row>
        <table:table-row table:style-name="ro4">
          <table:table-cell/>
          <table:table-cell office:value-type="string">
            <text:p>0x0a00</text:p>
          </table:table-cell>
          <table:table-cell office:value-type="string">
            <text:p>0x3413</text:p>
          </table:table-cell>
          <table:table-cell office:value-type="string">
            <text:p>0x184c</text:p>
          </table:table-cell>
          <table:table-cell office:value-type="string">
            <text:p>0x3009</text:p>
          </table:table-cell>
          <table:table-cell office:value-type="string">
            <text:p>0x1012</text:p>
          </table:table-cell>
          <table:table-cell office:value-type="string">
            <text:p>0x3210</text:p>
          </table:table-cell>
          <table:table-cell office:value-type="string">
            <text:p>0x4024</text:p>
          </table:table-cell>
          <table:table-cell office:value-type="string">
            <text:p>0x4700</text:p>
          </table:table-cell>
          <table:table-cell/>
          <table:table-cell office:value-type="string">
            <text:p><text:s/>/* 1f20 */</text:p>
          </table:table-cell>
        </table:table-row>
        <table:table-row table:style-name="ro4">
          <table:table-cell/>
          <table:table-cell office:value-type="string">
            <text:p>0xb3d2</text:p>
          </table:table-cell>
          <table:table-cell office:value-type="string">
            <text:p>0x4380</text:p>
          </table:table-cell>
          <table:table-cell office:value-type="string">
            <text:p>0x4010</text:p>
          </table:table-cell>
          <table:table-cell office:value-type="string">
            <text:p>0x2901</text:p>
          </table:table-cell>
          <table:table-cell office:value-type="string">
            <text:p>0xf240</text:p>
          </table:table-cell>
          <table:table-cell office:value-type="string">
            <text:p>0x300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f2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2280</text:p>
          </table:table-cell>
          <table:table-cell office:value-type="string">
            <text:p>0x6498</text:p>
          </table:table-cell>
          <table:table-cell office:value-type="string">
            <text:p>0x0024</text:p>
          </table:table-cell>
          <table:table-cell office:value-type="string">
            <text:p>0x4100</text:p>
          </table:table-cell>
          <table:table-cell office:value-type="string">
            <text:p>0x848c</text:p>
          </table:table-cell>
          <table:table-cell office:value-type="string">
            <text:p>0xb888</text:p>
          </table:table-cell>
          <table:table-cell/>
          <table:table-cell office:value-type="string">
            <text:p><text:s/>/* 1f3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4096</text:p>
          </table:table-cell>
          <table:table-cell office:value-type="string">
            <text:p>0x0785</text:p>
          </table:table-cell>
          <table:table-cell office:value-type="string">
            <text:p>0x653c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f3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2e98</text:p>
          </table:table-cell>
          <table:table-cell office:value-type="string">
            <text:p>0x6230</text:p>
          </table:table-cell>
          <table:table-cell office:value-type="string">
            <text:p>0x0024</text:p>
          </table:table-cell>
          <table:table-cell office:value-type="string">
            <text:p>0x6250</text:p>
          </table:table-cell>
          <table:table-cell office:value-type="string">
            <text:p>0x4143</text:p>
          </table:table-cell>
          <table:table-cell office:value-type="string">
            <text:p>0x6080</text:p>
          </table:table-cell>
          <table:table-cell/>
          <table:table-cell office:value-type="string">
            <text:p><text:s/>/* 1f4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318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53</text:p>
          </table:table-cell>
          <table:table-cell/>
          <table:table-cell office:value-type="string">
            <text:p><text:s/>/* 1f48 */</text:p>
          </table:table-cell>
        </table:table-row>
        <table:table-row table:style-name="ro4">
          <table:table-cell/>
          <table:table-cell office:value-type="string">
            <text:p>0x184c</text:p>
          </table:table-cell>
          <table:table-cell office:value-type="string">
            <text:p>0xf400</text:p>
          </table:table-cell>
          <table:table-cell office:value-type="string">
            <text:p>0x4501</text:p>
          </table:table-cell>
          <table:table-cell office:value-type="string">
            <text:p>0x4142</text:p>
          </table:table-cell>
          <table:table-cell office:value-type="string">
            <text:p>0x12cc</text:p>
          </table:table-cell>
          <table:table-cell office:value-type="string">
            <text:p>0xf400</text:p>
          </table:table-cell>
          <table:table-cell office:value-type="string">
            <text:p>0x405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f50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4132</text:p>
          </table:table-cell>
          <table:table-cell office:value-type="string">
            <text:p>0x0024</text:p>
          </table:table-cell>
          <table:table-cell office:value-type="string">
            <text:p>0x2902</text:p>
          </table:table-cell>
          <table:table-cell office:value-type="string">
            <text:p>0xb900</text:p>
          </table:table-cell>
          <table:table-cell office:value-type="string">
            <text:p>0xf400</text:p>
          </table:table-cell>
          <table:table-cell office:value-type="string">
            <text:p>0x405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f58 */</text:p>
          </table:table-cell>
        </table:table-row>
        <table:table-row table:style-name="ro4">
          <table:table-cell/>
          <table:table-cell office:value-type="string">
            <text:p>0x0700</text:p>
          </table:table-cell>
          <table:table-cell office:value-type="string">
            <text:p>0xb888</text:p>
          </table:table-cell>
          <table:table-cell office:value-type="string">
            <text:p>0x104c</text:p>
          </table:table-cell>
          <table:table-cell office:value-type="string">
            <text:p>0x4700</text:p>
          </table:table-cell>
          <table:table-cell office:value-type="string">
            <text:p>0x1101</text:p>
          </table:table-cell>
          <table:table-cell office:value-type="string">
            <text:p>0x4010</text:p>
          </table:table-cell>
          <table:table-cell office:value-type="string">
            <text:p>0x1312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f6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0000</text:p>
          </table:table-cell>
          <table:table-cell office:value-type="string">
            <text:p>0x1b01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1d0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1f68 */</text:p>
          </table:table-cell>
        </table:table-row>
        <table:table-row table:style-name="ro4">
          <table:table-cell/>
          <table:table-cell office:value-type="string">
            <text:p>0x33c0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3580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f70 */</text:p>
          </table:table-cell>
        </table:table-row>
        <table:table-row table:style-name="ro4">
          <table:table-cell/>
          <table:table-cell office:value-type="string">
            <text:p>0x4013</text:p>
          </table:table-cell>
          <table:table-cell office:value-type="string">
            <text:p>0x3b10</text:p>
          </table:table-cell>
          <table:table-cell office:value-type="string">
            <text:p>0x904c</text:p>
          </table:table-cell>
          <table:table-cell office:value-type="string">
            <text:p>0x3009</text:p>
          </table:table-cell>
          <table:table-cell office:value-type="string">
            <text:p>0x13c0</text:p>
          </table:table-cell>
          <table:table-cell office:value-type="string">
            <text:p>0x4408</text:p>
          </table:table-cell>
          <table:table-cell office:value-type="string">
            <text:p>0x0024</text:p>
          </table:table-cell>
          <table:table-cell office:value-type="string">
            <text:p>0x3133</text:p>
          </table:table-cell>
          <table:table-cell/>
          <table:table-cell office:value-type="string">
            <text:p><text:s/>/* 1f78 */</text:p>
          </table:table-cell>
        </table:table-row>
        <table:table-row table:style-name="ro4">
          <table:table-cell/>
          <table:table-cell office:value-type="string">
            <text:p>0x104c</text:p>
          </table:table-cell>
          <table:table-cell office:value-type="string">
            <text:p>0x31d0</text:p>
          </table:table-cell>
          <table:table-cell office:value-type="string">
            <text:p>0x0024</text:p>
          </table:table-cell>
          <table:table-cell office:value-type="string">
            <text:p>0x6406</text:p>
          </table:table-cell>
          <table:table-cell office:value-type="string">
            <text:p>0x9040</text:p>
          </table:table-cell>
          <table:table-cell office:value-type="string">
            <text:p>0x0000</text:p>
          </table:table-cell>
          <table:table-cell office:value-type="string">
            <text:p>0x0003</text:p>
          </table:table-cell>
          <table:table-cell office:value-type="string">
            <text:p>0x2802</text:p>
          </table:table-cell>
          <table:table-cell/>
          <table:table-cell office:value-type="string">
            <text:p><text:s/>/* 1f80 */</text:p>
          </table:table-cell>
        </table:table-row>
        <table:table-row table:style-name="ro4">
          <table:table-cell/>
          <table:table-cell office:value-type="string">
            <text:p>0x411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438a</text:p>
          </table:table-cell>
          <table:table-cell office:value-type="string">
            <text:p>0x40c0</text:p>
          </table:table-cell>
          <table:table-cell office:value-type="string">
            <text:p>0x34e3</text:p>
          </table:table-cell>
          <table:table-cell office:value-type="string">
            <text:p>0x0024</text:p>
          </table:table-cell>
          <table:table-cell office:value-type="string">
            <text:p>0x3413</text:p>
          </table:table-cell>
          <table:table-cell/>
          <table:table-cell office:value-type="string">
            <text:p><text:s/>/* 1f8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13c1</text:p>
          </table:table-cell>
          <table:table-cell office:value-type="string">
            <text:p>0x6516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/>
          <table:table-cell office:value-type="string">
            <text:p><text:s/>/* 1f90 */</text:p>
          </table:table-cell>
        </table:table-row>
        <table:table-row table:style-name="ro4">
          <table:table-cell/>
          <table:table-cell office:value-type="string">
            <text:p>0x3b5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210</text:p>
          </table:table-cell>
          <table:table-cell office:value-type="string">
            <text:p>0xc024</text:p>
          </table:table-cell>
          <table:table-cell office:value-type="string">
            <text:p>0xf036</text:p>
          </table:table-cell>
          <table:table-cell office:value-type="string">
            <text:p>0x0024</text:p>
          </table:table-cell>
          <table:table-cell office:value-type="string">
            <text:p>0x630c</text:p>
          </table:table-cell>
          <table:table-cell/>
          <table:table-cell office:value-type="string">
            <text:p><text:s/>/* 1f9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3ac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1fa0 */</text:p>
          </table:table-cell>
        </table:table-row>
        <table:table-row table:style-name="ro4">
          <table:table-cell/>
          <table:table-cell office:value-type="string">
            <text:p>0x40c0</text:p>
          </table:table-cell>
          <table:table-cell office:value-type="string">
            <text:p>0x2802</text:p>
          </table:table-cell>
          <table:table-cell office:value-type="string">
            <text:p>0x3780</text:p>
          </table:table-cell>
          <table:table-cell office:value-type="string">
            <text:p>0x659a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02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fa8 */</text:p>
          </table:table-cell>
        </table:table-row>
        <table:table-row table:style-name="ro4">
          <table:table-cell/>
          <table:table-cell office:value-type="string">
            <text:p>0x0841</text:p>
          </table:table-cell>
          <table:table-cell office:value-type="string">
            <text:p>0x4712</text:p>
          </table:table-cell>
          <table:table-cell office:value-type="string">
            <text:p>0x904c</text:p>
          </table:table-cell>
          <table:table-cell office:value-type="string">
            <text:p>0xf400</text:p>
          </table:table-cell>
          <table:table-cell office:value-type="string">
            <text:p>0x4050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6216</text:p>
          </table:table-cell>
          <table:table-cell/>
          <table:table-cell office:value-type="string">
            <text:p><text:s/>/* 1fb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143</text:p>
          </table:table-cell>
          <table:table-cell office:value-type="string">
            <text:p>0x2802</text:p>
          </table:table-cell>
          <table:table-cell office:value-type="string">
            <text:p>0x350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fb8 */</text:p>
          </table:table-cell>
        </table:table-row>
        <table:table-row table:style-name="ro4">
          <table:table-cell/>
          <table:table-cell office:value-type="string">
            <text:p>0x0881</text:p>
          </table:table-cell>
          <table:table-cell office:value-type="string">
            <text:p>0xfe34</text:p>
          </table:table-cell>
          <table:table-cell office:value-type="string">
            <text:p>0x104c</text:p>
          </table:table-cell>
          <table:table-cell office:value-type="string">
            <text:p>0x4713</text:p>
          </table:table-cell>
          <table:table-cell office:value-type="string">
            <text:p>0xc4c5</text:p>
          </table:table-cell>
          <table:table-cell office:value-type="string">
            <text:p>0x48ba</text:p>
          </table:table-cell>
          <table:table-cell office:value-type="string">
            <text:p>0x4050</text:p>
          </table:table-cell>
          <table:table-cell office:value-type="string">
            <text:p>0x3000</text:p>
          </table:table-cell>
          <table:table-cell/>
          <table:table-cell office:value-type="string">
            <text:p><text:s/>/* 1fc0 */</text:p>
          </table:table-cell>
        </table:table-row>
        <table:table-row table:style-name="ro4">
          <table:table-cell/>
          <table:table-cell office:value-type="string">
            <text:p>0x4024</text:p>
          </table:table-cell>
          <table:table-cell office:value-type="string">
            <text:p>0x4142</text:p>
          </table:table-cell>
          <table:table-cell office:value-type="string">
            <text:p>0x1004</text:p>
          </table:table-cell>
          <table:table-cell office:value-type="string">
            <text:p>0xf400</text:p>
          </table:table-cell>
          <table:table-cell office:value-type="string">
            <text:p>0x4050</text:p>
          </table:table-cell>
          <table:table-cell office:value-type="string">
            <text:p>0x3000</text:p>
          </table:table-cell>
          <table:table-cell office:value-type="string">
            <text:p>0x5385</text:p>
          </table:table-cell>
          <table:table-cell office:value-type="string">
            <text:p>0x6016</text:p>
          </table:table-cell>
          <table:table-cell/>
          <table:table-cell office:value-type="string">
            <text:p><text:s/>/* 1fc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34c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/>
          <table:table-cell office:value-type="string">
            <text:p><text:s/>/* 1fd0 */</text:p>
          </table:table-cell>
        </table:table-row>
        <table:table-row table:style-name="ro4">
          <table:table-cell/>
          <table:table-cell office:value-type="string">
            <text:p>0x3b80</text:p>
          </table:table-cell>
          <table:table-cell office:value-type="string">
            <text:p>0x6294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41c0</text:p>
          </table:table-cell>
          <table:table-cell office:value-type="string">
            <text:p>0x3ce0</text:p>
          </table:table-cell>
          <table:table-cell office:value-type="string">
            <text:p>0x0024</text:p>
          </table:table-cell>
          <table:table-cell office:value-type="string">
            <text:p>0x6396</text:p>
          </table:table-cell>
          <table:table-cell/>
          <table:table-cell office:value-type="string">
            <text:p><text:s/>/* 1fd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c0</text:p>
          </table:table-cell>
          <table:table-cell office:value-type="string">
            <text:p>0x6308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900</text:p>
          </table:table-cell>
          <table:table-cell office:value-type="string">
            <text:p>0x2802</text:p>
          </table:table-cell>
          <table:table-cell/>
          <table:table-cell office:value-type="string">
            <text:p><text:s/>/* 1fe0 */</text:p>
          </table:table-cell>
        </table:table-row>
        <table:table-row table:style-name="ro4">
          <table:table-cell/>
          <table:table-cell office:value-type="string">
            <text:p>0x5798</text:p>
          </table:table-cell>
          <table:table-cell office:value-type="string">
            <text:p>0xb88a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04</text:p>
          </table:table-cell>
          <table:table-cell office:value-type="string">
            <text:p>0x3133</text:p>
          </table:table-cell>
          <table:table-cell office:value-type="string">
            <text:p>0x0024</text:p>
          </table:table-cell>
          <table:table-cell office:value-type="string">
            <text:p>0x31d0</text:p>
          </table:table-cell>
          <table:table-cell/>
          <table:table-cell office:value-type="string">
            <text:p><text:s/>/* 1fe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50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4198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1ff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386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40</text:p>
          </table:table-cell>
          <table:table-cell office:value-type="string">
            <text:p>0x2802</text:p>
          </table:table-cell>
          <table:table-cell office:value-type="string">
            <text:p>0x4bd5</text:p>
          </table:table-cell>
          <table:table-cell office:value-type="string">
            <text:p>0xb400</text:p>
          </table:table-cell>
          <table:table-cell/>
          <table:table-cell office:value-type="string">
            <text:p><text:s/>/* 1ff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1b02</text:p>
          </table:table-cell>
          <table:table-cell office:value-type="string">
            <text:p>0x2802</text:p>
          </table:table-cell>
          <table:table-cell office:value-type="string">
            <text:p>0x4bd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000 */</text:p>
          </table:table-cell>
        </table:table-row>
        <table:table-row table:style-name="ro4">
          <table:table-cell/>
          <table:table-cell office:value-type="string">
            <text:p>0x0a06</text:p>
          </table:table-cell>
          <table:table-cell office:value-type="string">
            <text:p>0x6490</text:p>
          </table:table-cell>
          <table:table-cell office:value-type="string">
            <text:p>0x41d0</text:p>
          </table:table-cell>
          <table:table-cell office:value-type="string">
            <text:p>0xf400</text:p>
          </table:table-cell>
          <table:table-cell office:value-type="string">
            <text:p>0x4401</text:p>
          </table:table-cell>
          <table:table-cell office:value-type="string">
            <text:p>0x4124</text:p>
          </table:table-cell>
          <table:table-cell office:value-type="string">
            <text:p>0x984c</text:p>
          </table:table-cell>
          <table:table-cell office:value-type="string">
            <text:p>0x4200</text:p>
          </table:table-cell>
          <table:table-cell/>
          <table:table-cell office:value-type="string">
            <text:p><text:s/>/* 200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0000</text:p>
          </table:table-cell>
          <table:table-cell office:value-type="string">
            <text:p>0x0800</text:p>
          </table:table-cell>
          <table:table-cell office:value-type="string">
            <text:p>0x4700</text:p>
          </table:table-cell>
          <table:table-cell table:style-name="Default" office:value-type="string">
            <text:p>0x0001</text:p>
          </table:table-cell>
          <table:table-cell office:value-type="string">
            <text:p>0x476c</text:p>
          </table:table-cell>
          <table:table-cell/>
          <table:table-cell office:value-type="string">
            <text:p><text:s/>/* 2010 */</text:p>
          </table:table-cell>
        </table:table-row>
        <table:table-row table:style-name="ro4">
          <table:table-cell/>
          <table:table-cell office:value-type="string">
            <text:p>0x4012</text:p>
          </table:table-cell>
          <table:table-cell office:value-type="string">
            <text:p>0x3270</text:p>
          </table:table-cell>
          <table:table-cell office:value-type="string">
            <text:p>0x0024</text:p>
          </table:table-cell>
          <table:table-cell office:value-type="string">
            <text:p>0x3213</text:p>
          </table:table-cell>
          <table:table-cell office:value-type="string">
            <text:p>0x0024</text:p>
          </table:table-cell>
          <table:table-cell office:value-type="string">
            <text:p>0x3204</text:p>
          </table:table-cell>
          <table:table-cell office:value-type="string">
            <text:p>0x0024</text:p>
          </table:table-cell>
          <table:table-cell office:value-type="string">
            <text:p>0x2901</text:p>
          </table:table-cell>
          <table:table-cell/>
          <table:table-cell office:value-type="string">
            <text:p><text:s/>/* 2018 */</text:p>
          </table:table-cell>
        </table:table-row>
        <table:table-row table:style-name="ro4">
          <table:table-cell/>
          <table:table-cell office:value-type="string">
            <text:p>0xf240</text:p>
          </table:table-cell>
          <table:table-cell office:value-type="string">
            <text:p>0xf400</text:p>
          </table:table-cell>
          <table:table-cell office:value-type="string">
            <text:p>0x4193</text:p>
          </table:table-cell>
          <table:table-cell office:value-type="string">
            <text:p>0x3293</text:p>
          </table:table-cell>
          <table:table-cell office:value-type="string">
            <text:p>0x184c</text:p>
          </table:table-cell>
          <table:table-cell office:value-type="string">
            <text:p>0x4240</text:p>
          </table:table-cell>
          <table:table-cell office:value-type="string">
            <text:p>0x0bcc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02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3200</text:p>
          </table:table-cell>
          <table:table-cell office:value-type="string">
            <text:p>0x0024</text:p>
          </table:table-cell>
          <table:table-cell office:value-type="string">
            <text:p>0x2901</text:p>
          </table:table-cell>
          <table:table-cell office:value-type="string">
            <text:p>0xf240</text:p>
          </table:table-cell>
          <table:table-cell office:value-type="string">
            <text:p>0x3304</text:p>
          </table:table-cell>
          <table:table-cell/>
          <table:table-cell office:value-type="string">
            <text:p><text:s/>/* 202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880</text:p>
          </table:table-cell>
          <table:table-cell office:value-type="string">
            <text:p>0x3433</text:p>
          </table:table-cell>
          <table:table-cell office:value-type="string">
            <text:p>0x0024</text:p>
          </table:table-cell>
          <table:table-cell office:value-type="string">
            <text:p>0x4700</text:p>
          </table:table-cell>
          <table:table-cell office:value-type="string">
            <text:p>0x3006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03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0000</text:p>
          </table:table-cell>
          <table:table-cell office:value-type="string">
            <text:p>0x1b00</text:p>
          </table:table-cell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f400</text:p>
          </table:table-cell>
          <table:table-cell office:value-type="string">
            <text:p>0x41d0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038 */</text:p>
          </table:table-cell>
        </table:table-row>
        <table:table-row table:style-name="ro4">
          <table:table-cell/>
          <table:table-cell office:value-type="string">
            <text:p>0x4402</text:p>
          </table:table-cell>
          <table:table-cell office:value-type="string">
            <text:p>0x4200</text:p>
          </table:table-cell>
          <table:table-cell office:value-type="string">
            <text:p>0xb007</text:p>
          </table:table-cell>
          <table:table-cell office:value-type="string">
            <text:p>0x0000</text:p>
          </table:table-cell>
          <table:table-cell office:value-type="string">
            <text:p>0x0142</text:p>
          </table:table-cell>
          <table:table-cell office:value-type="string">
            <text:p>0x404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04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ffa0</text:p>
          </table:table-cell>
          <table:table-cell office:value-type="string">
            <text:p>0x0024</text:p>
          </table:table-cell>
          <table:table-cell office:value-type="string">
            <text:p>0xf220</text:p>
          </table:table-cell>
          <table:table-cell office:value-type="string">
            <text:p>0x0024</text:p>
          </table:table-cell>
          <table:table-cell office:value-type="string">
            <text:p>0x48be</text:p>
          </table:table-cell>
          <table:table-cell/>
          <table:table-cell office:value-type="string">
            <text:p><text:s/>/* 204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162</text:p>
          </table:table-cell>
          <table:table-cell office:value-type="string">
            <text:p>0x1006</text:p>
          </table:table-cell>
          <table:table-cell office:value-type="string">
            <text:p>0x4100</text:p>
          </table:table-cell>
          <table:table-cell office:value-type="string">
            <text:p>0x9347</text:p>
          </table:table-cell>
          <table:table-cell office:value-type="string">
            <text:p>0x403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05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3000</text:p>
          </table:table-cell>
          <table:table-cell office:value-type="string">
            <text:p>0x8024</text:p>
          </table:table-cell>
          <table:table-cell office:value-type="string">
            <text:p>0x628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/>
          <table:table-cell office:value-type="string">
            <text:p><text:s/>/* 2058 */</text:p>
          </table:table-cell>
        </table:table-row>
        <table:table-row table:style-name="ro4">
          <table:table-cell/>
          <table:table-cell office:value-type="string">
            <text:p>0x568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b88c</text:p>
          </table:table-cell>
          <table:table-cell office:value-type="string">
            <text:p>0x114c</text:p>
          </table:table-cell>
          <table:table-cell office:value-type="string">
            <text:p>0x34d0</text:p>
          </table:table-cell>
          <table:table-cell office:value-type="string">
            <text:p>0x0024</text:p>
          </table:table-cell>
          <table:table-cell office:value-type="string">
            <text:p>0x4050</text:p>
          </table:table-cell>
          <table:table-cell/>
          <table:table-cell office:value-type="string">
            <text:p><text:s/>/* 206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2</text:p>
          </table:table-cell>
          <table:table-cell office:value-type="string">
            <text:p>0x34e0</text:p>
          </table:table-cell>
          <table:table-cell office:value-type="string">
            <text:p>0x0024</text:p>
          </table:table-cell>
          <table:table-cell office:value-type="string">
            <text:p>0x606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06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5689</text:p>
          </table:table-cell>
          <table:table-cell office:value-type="string">
            <text:p>0x4090</text:p>
          </table:table-cell>
          <table:table-cell office:value-type="string">
            <text:p>0x0024</text:p>
          </table:table-cell>
          <table:table-cell office:value-type="string">
            <text:p>0x2402</text:p>
          </table:table-cell>
          <table:table-cell office:value-type="string">
            <text:p>0x564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07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a00</text:p>
          </table:table-cell>
          <table:table-cell office:value-type="string">
            <text:p>0x3200</text:p>
          </table:table-cell>
          <table:table-cell office:value-type="string">
            <text:p>0x584c</text:p>
          </table:table-cell>
          <table:table-cell office:value-type="string">
            <text:p>0x4700</text:p>
          </table:table-cell>
          <table:table-cell office:value-type="string">
            <text:p>0x0024</text:p>
          </table:table-cell>
          <table:table-cell office:value-type="string">
            <text:p>0x4280</text:p>
          </table:table-cell>
          <table:table-cell/>
          <table:table-cell office:value-type="string">
            <text:p><text:s/>/* 2078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2901</text:p>
          </table:table-cell>
          <table:table-cell office:value-type="string">
            <text:p>0xf240</text:p>
          </table:table-cell>
          <table:table-cell office:value-type="string">
            <text:p>0x3004</text:p>
          </table:table-cell>
          <table:table-cell office:value-type="string">
            <text:p>0x0024</text:p>
          </table:table-cell>
          <table:table-cell office:value-type="string">
            <text:p>0x3a10</text:p>
          </table:table-cell>
          <table:table-cell office:value-type="string">
            <text:p>0x0024</text:p>
          </table:table-cell>
          <table:table-cell office:value-type="string">
            <text:p>0x3413</text:p>
          </table:table-cell>
          <table:table-cell/>
          <table:table-cell office:value-type="string">
            <text:p><text:s/>/* 208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498</text:p>
          </table:table-cell>
          <table:table-cell office:value-type="string">
            <text:p>0x93c0</text:p>
          </table:table-cell>
          <table:table-cell office:value-type="string">
            <text:p>0x2802</text:p>
          </table:table-cell>
          <table:table-cell office:value-type="string">
            <text:p>0x4340</text:p>
          </table:table-cell>
          <table:table-cell office:value-type="string">
            <text:p>0x450a</text:p>
          </table:table-cell>
          <table:table-cell office:value-type="string">
            <text:p>0x0024</text:p>
          </table:table-cell>
          <table:table-cell office:value-type="string">
            <text:p>0x4700</text:p>
          </table:table-cell>
          <table:table-cell/>
          <table:table-cell office:value-type="string">
            <text:p><text:s/>/* 208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10</text:p>
          </table:table-cell>
          <table:table-cell office:value-type="string">
            <text:p>0x0024</text:p>
          </table:table-cell>
          <table:table-cell office:value-type="string">
            <text:p>0x30f0</text:p>
          </table:table-cell>
          <table:table-cell office:value-type="string">
            <text:p>0x4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090 */</text:p>
          </table:table-cell>
        </table:table-row>
        <table:table-row table:style-name="ro4">
          <table:table-cell/>
          <table:table-cell office:value-type="string">
            <text:p>0x4041</text:p>
          </table:table-cell>
          <table:table-cell office:value-type="string">
            <text:p>0x6c8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3c1</text:p>
          </table:table-cell>
          <table:table-cell office:value-type="string">
            <text:p>0x2802</text:p>
          </table:table-cell>
          <table:table-cell office:value-type="string">
            <text:p>0x60c5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098 */</text:p>
          </table:table-cell>
        </table:table-row>
        <table:table-row table:style-name="ro4">
          <table:table-cell/>
          <table:table-cell office:value-type="string">
            <text:p>0x0540</text:p>
          </table:table-cell>
          <table:table-cell office:value-type="string">
            <text:p>0x4700</text:p>
          </table:table-cell>
          <table:table-cell office:value-type="string">
            <text:p>0x904c</text:p>
          </table:table-cell>
          <table:table-cell office:value-type="string">
            <text:p>0x4712</text:p>
          </table:table-cell>
          <table:table-cell office:value-type="string">
            <text:p>0x4010</text:p>
          </table:table-cell>
          <table:table-cell office:value-type="string">
            <text:p>0xb58a</text:p>
          </table:table-cell>
          <table:table-cell office:value-type="string">
            <text:p>0x00c0</text:p>
          </table:table-cell>
          <table:table-cell office:value-type="string">
            <text:p>0x4100</text:p>
          </table:table-cell>
          <table:table-cell/>
          <table:table-cell office:value-type="string">
            <text:p><text:s/>/* 20a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2</text:p>
          </table:table-cell>
          <table:table-cell office:value-type="string">
            <text:p>0x3200</text:p>
          </table:table-cell>
          <table:table-cell office:value-type="string">
            <text:p>0x8024</text:p>
          </table:table-cell>
          <table:table-cell office:value-type="string">
            <text:p>0x34f0</text:p>
          </table:table-cell>
          <table:table-cell office:value-type="string">
            <text:p>0x0024</text:p>
          </table:table-cell>
          <table:table-cell office:value-type="string">
            <text:p>0x4100</text:p>
          </table:table-cell>
          <table:table-cell/>
          <table:table-cell office:value-type="string">
            <text:p><text:s/>/* 20a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2</text:p>
          </table:table-cell>
          <table:table-cell office:value-type="string">
            <text:p>0x3200</text:p>
          </table:table-cell>
          <table:table-cell office:value-type="string">
            <text:p>0x0024</text:p>
          </table:table-cell>
          <table:table-cell office:value-type="string">
            <text:p>0x4200</text:p>
          </table:table-cell>
          <table:table-cell office:value-type="string">
            <text:p>0x0042</text:p>
          </table:table-cell>
          <table:table-cell office:value-type="string">
            <text:p>0xf200</text:p>
          </table:table-cell>
          <table:table-cell/>
          <table:table-cell office:value-type="string">
            <text:p><text:s/>/* 20b0 */</text:p>
          </table:table-cell>
        </table:table-row>
        <table:table-row table:style-name="ro4">
          <table:table-cell/>
          <table:table-cell office:value-type="string">
            <text:p>0x03c3</text:p>
          </table:table-cell>
          <table:table-cell office:value-type="string">
            <text:p>0xf400</text:p>
          </table:table-cell>
          <table:table-cell office:value-type="string">
            <text:p>0x4004</text:p>
          </table:table-cell>
          <table:table-cell office:value-type="string">
            <text:p>0x4de6</text:p>
          </table:table-cell>
          <table:table-cell office:value-type="string">
            <text:p>0x0024</text:p>
          </table:table-cell>
          <table:table-cell office:value-type="string">
            <text:p>0x3810</text:p>
          </table:table-cell>
          <table:table-cell office:value-type="string">
            <text:p>0x8024</text:p>
          </table:table-cell>
          <table:table-cell office:value-type="string">
            <text:p>0x38f0</text:p>
          </table:table-cell>
          <table:table-cell/>
          <table:table-cell office:value-type="string">
            <text:p><text:s/>/* 20b8 */</text:p>
          </table:table-cell>
        </table:table-row>
        <table:table-row table:style-name="ro4">
          <table:table-cell/>
          <table:table-cell office:value-type="string">
            <text:p>0xc024</text:p>
          </table:table-cell>
          <table:table-cell office:value-type="string">
            <text:p>0x36f3</text:p>
          </table:table-cell>
          <table:table-cell office:value-type="string">
            <text:p>0xc024</text:p>
          </table:table-cell>
          <table:table-cell office:value-type="string">
            <text:p>0x36f3</text:p>
          </table:table-cell>
          <table:table-cell office:value-type="string">
            <text:p>0x580e</text:p>
          </table:table-cell>
          <table:table-cell office:value-type="string">
            <text:p>0x36f4</text:p>
          </table:table-cell>
          <table:table-cell office:value-type="string">
            <text:p>0x9813</text:p>
          </table:table-cell>
          <table:table-cell office:value-type="string">
            <text:p>0x36f1</text:p>
          </table:table-cell>
          <table:table-cell/>
          <table:table-cell office:value-type="string">
            <text:p><text:s/>/* 20c0 */</text:p>
          </table:table-cell>
        </table:table-row>
        <table:table-row table:style-name="ro4">
          <table:table-cell/>
          <table:table-cell office:value-type="string">
            <text:p>0xd811</text:p>
          </table:table-cell>
          <table:table-cell office:value-type="string">
            <text:p>0x36f1</text:p>
          </table:table-cell>
          <table:table-cell office:value-type="string">
            <text:p>0x5806</text:p>
          </table:table-cell>
          <table:table-cell office:value-type="string">
            <text:p>0x36f0</text:p>
          </table:table-cell>
          <table:table-cell office:value-type="string">
            <text:p>0xd804</text:p>
          </table:table-cell>
          <table:table-cell office:value-type="string">
            <text:p>0x36f0</text:p>
          </table:table-cell>
          <table:table-cell office:value-type="string">
            <text:p>0x5802</text:p>
          </table:table-cell>
          <table:table-cell office:value-type="string">
            <text:p>0x3405</text:p>
          </table:table-cell>
          <table:table-cell/>
          <table:table-cell office:value-type="string">
            <text:p><text:s/>/* 20c8 */</text:p>
          </table:table-cell>
        </table:table-row>
        <table:table-row table:style-name="ro4">
          <table:table-cell/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/>
          <table:table-cell office:value-type="string">
            <text:p><text:s/>/* 20d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5dc0</text:p>
          </table:table-cell>
          <table:table-cell office:value-type="string">
            <text:p>0xb880</text:p>
          </table:table-cell>
          <table:table-cell office:value-type="string">
            <text:p>0x0024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0d8 */</text:p>
          </table:table-cell>
        </table:table-row>
        <table:table-row table:style-name="ro4">
          <table:table-cell/>
          <table:table-cell office:value-type="string">
            <text:p>0x0600</text:p>
          </table:table-cell>
          <table:table-cell office:value-type="string">
            <text:p>0x47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0000</text:p>
          </table:table-cell>
          <table:table-cell office:value-type="string">
            <text:p>0x0a00</text:p>
          </table:table-cell>
          <table:table-cell office:value-type="string">
            <text:p>0x4700</text:p>
          </table:table-cell>
          <table:table-cell/>
          <table:table-cell office:value-type="string">
            <text:p><text:s/>/* 20e0 */</text:p>
          </table:table-cell>
        </table:table-row>
        <table:table-row table:style-name="ro4">
          <table:table-cell/>
          <table:table-cell office:value-type="string">
            <text:p>0x0042</text:p>
          </table:table-cell>
          <table:table-cell office:value-type="string">
            <text:p>0x30f0</text:p>
          </table:table-cell>
          <table:table-cell office:value-type="string">
            <text:p>0xc024</text:p>
          </table:table-cell>
          <table:table-cell office:value-type="string">
            <text:p>0x4d82</text:p>
          </table:table-cell>
          <table:table-cell office:value-type="string">
            <text:p>0x4010</text:p>
          </table:table-cell>
          <table:table-cell office:value-type="string">
            <text:p>0x3004</text:p>
          </table:table-cell>
          <table:table-cell office:value-type="string">
            <text:p>0x0024</text:p>
          </table:table-cell>
          <table:table-cell office:value-type="string">
            <text:p>0x2901</text:p>
          </table:table-cell>
          <table:table-cell/>
          <table:table-cell office:value-type="string">
            <text:p><text:s/>/* 20e8 */</text:p>
          </table:table-cell>
        </table:table-row>
        <table:table-row table:style-name="ro4">
          <table:table-cell/>
          <table:table-cell office:value-type="string">
            <text:p>0xdf00</text:p>
          </table:table-cell>
          <table:table-cell office:value-type="string">
            <text:p>0x0002</text:p>
          </table:table-cell>
          <table:table-cell office:value-type="string">
            <text:p>0x1348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001d</text:p>
          </table:table-cell>
          <table:table-cell office:value-type="string">
            <text:p>0x0006</text:p>
          </table:table-cell>
          <table:table-cell office:value-type="string">
            <text:p>0x8003</text:p>
          </table:table-cell>
          <table:table-cell/>
          <table:table-cell office:value-type="string">
            <text:p><text:s/>/* 20f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0020</text:p>
          </table:table-cell>
          <table:table-cell office:value-type="string">
            <text:p>0x0006</text:p>
          </table:table-cell>
          <table:table-cell office:value-type="string">
            <text:p>0x0009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/>
          <table:table-cell office:value-type="string">
            <text:p><text:s/>/* 20f8 */</text:p>
          </table:table-cell>
        </table:table-row>
        <table:table-row table:style-name="ro4">
          <table:table-cell/>
          <table:table-cell office:value-type="string">
            <text:p>0x0003</text:p>
          </table:table-cell>
          <table:table-cell table:style-name="Default" office:value-type="string">
            <text:p>0x0007</text:p>
          </table:table-cell>
          <table:table-cell office:value-type="string">
            <text:p>0x000f</text:p>
          </table:table-cell>
          <table:table-cell office:value-type="string">
            <text:p>0x001f</text:p>
          </table:table-cell>
          <table:table-cell office:value-type="string">
            <text:p>0x003f</text:p>
          </table:table-cell>
          <table:table-cell office:value-type="string">
            <text:p>0x007f</text:p>
          </table:table-cell>
          <table:table-cell office:value-type="string">
            <text:p>0x00ff</text:p>
          </table:table-cell>
          <table:table-cell office:value-type="string">
            <text:p>0x0007</text:p>
          </table:table-cell>
          <table:table-cell/>
          <table:table-cell office:value-type="string">
            <text:p><text:s/>/* 2100 */</text:p>
          </table:table-cell>
        </table:table-row>
        <table:table-row table:style-name="ro4">
          <table:table-cell/>
          <table:table-cell office:value-type="string">
            <text:p>0x0001</text:p>
          </table:table-cell>
          <table:table-cell office:value-type="string">
            <text:p>0x8990</text:p>
          </table:table-cell>
          <table:table-cell office:value-type="string">
            <text:p>0x0006</text:p>
          </table:table-cell>
          <table:table-cell office:value-type="string">
            <text:p>0x0058</text:p>
          </table:table-cell>
          <table:table-cell office:value-type="string">
            <text:p>0x3e11</text:p>
          </table:table-cell>
          <table:table-cell office:value-type="string">
            <text:p>0x3805</text:p>
          </table:table-cell>
          <table:table-cell office:value-type="string">
            <text:p>0x3e10</text:p>
          </table:table-cell>
          <table:table-cell office:value-type="string">
            <text:p>0xb803</text:p>
          </table:table-cell>
          <table:table-cell/>
          <table:table-cell office:value-type="string">
            <text:p><text:s/>/* 2108 */</text:p>
          </table:table-cell>
        </table:table-row>
        <table:table-row table:style-name="ro4">
          <table:table-cell/>
          <table:table-cell office:value-type="string">
            <text:p>0x3e13</text:p>
          </table:table-cell>
          <table:table-cell office:value-type="string">
            <text:p>0xf80e</text:p>
          </table:table-cell>
          <table:table-cell office:value-type="string">
            <text:p>0x3e13</text:p>
          </table:table-cell>
          <table:table-cell office:value-type="string">
            <text:p>0x780a</text:p>
          </table:table-cell>
          <table:table-cell office:value-type="string">
            <text:p>0x4094</text:p>
          </table:table-cell>
          <table:table-cell office:value-type="string">
            <text:p>0xb811</text:p>
          </table:table-cell>
          <table:table-cell office:value-type="string">
            <text:p>0x0000</text:p>
          </table:table-cell>
          <table:table-cell office:value-type="string">
            <text:p>0x00c5</text:p>
          </table:table-cell>
          <table:table-cell/>
          <table:table-cell office:value-type="string">
            <text:p><text:s/>/* 2110 */</text:p>
          </table:table-cell>
        </table:table-row>
        <table:table-row table:style-name="ro4">
          <table:table-cell/>
          <table:table-cell office:value-type="string">
            <text:p>0x615a</text:p>
          </table:table-cell>
          <table:table-cell office:value-type="string">
            <text:p>0x0024</text:p>
          </table:table-cell>
          <table:table-cell office:value-type="string">
            <text:p>0x0030</text:p>
          </table:table-cell>
          <table:table-cell office:value-type="string">
            <text:p>0x0311</text:p>
          </table:table-cell>
          <table:table-cell office:value-type="string">
            <text:p>0x2802</text:p>
          </table:table-cell>
          <table:table-cell office:value-type="string">
            <text:p>0x6715</text:p>
          </table:table-cell>
          <table:table-cell office:value-type="string">
            <text:p>0x3100</text:p>
          </table:table-cell>
          <table:table-cell office:value-type="string">
            <text:p>0x0043</text:p>
          </table:table-cell>
          <table:table-cell/>
          <table:table-cell office:value-type="string">
            <text:p><text:s/>/* 211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205</text:p>
          </table:table-cell>
          <table:table-cell office:value-type="string">
            <text:p>0xa050</text:p>
          </table:table-cell>
          <table:table-cell office:value-type="string">
            <text:p>0x0024</text:p>
          </table:table-cell>
          <table:table-cell office:value-type="string">
            <text:p>0x001f</text:p>
          </table:table-cell>
          <table:table-cell office:value-type="string">
            <text:p>0xffc4</text:p>
          </table:table-cell>
          <table:table-cell office:value-type="string">
            <text:p>0xb04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120 */</text:p>
          </table:table-cell>
        </table:table-row>
        <table:table-row table:style-name="ro4">
          <table:table-cell/>
          <table:table-cell table:style-name="Default" office:value-type="string">
            <text:p>0x0001</text:p>
          </table:table-cell>
          <table:table-cell office:value-type="string">
            <text:p>0x800a</text:p>
          </table:table-cell>
          <table:table-cell office:value-type="string">
            <text:p>0xf036</text:p>
          </table:table-cell>
          <table:table-cell office:value-type="string">
            <text:p>0x0024</text:p>
          </table:table-cell>
          <table:table-cell office:value-type="string">
            <text:p>0x2402</text:p>
          </table:table-cell>
          <table:table-cell office:value-type="string">
            <text:p>0x6982</text:p>
          </table:table-cell>
          <table:table-cell office:value-type="string">
            <text:p>0x6306</text:p>
          </table:table-cell>
          <table:table-cell office:value-type="string">
            <text:p>0x40c2</text:p>
          </table:table-cell>
          <table:table-cell/>
          <table:table-cell office:value-type="string">
            <text:p><text:s/>/* 2128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0043</text:p>
          </table:table-cell>
          <table:table-cell office:value-type="string">
            <text:p>0x2802</text:p>
          </table:table-cell>
          <table:table-cell office:value-type="string">
            <text:p>0x6991</text:p>
          </table:table-cell>
          <table:table-cell office:value-type="string">
            <text:p>0xf036</text:p>
          </table:table-cell>
          <table:table-cell office:value-type="string">
            <text:p>0x0024</text:p>
          </table:table-cell>
          <table:table-cell office:value-type="string">
            <text:p>0x428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130 */</text:p>
          </table:table-cell>
        </table:table-row>
        <table:table-row table:style-name="ro4">
          <table:table-cell/>
          <table:table-cell office:value-type="string">
            <text:p>0x6306</text:p>
          </table:table-cell>
          <table:table-cell office:value-type="string">
            <text:p>0x40c2</text:p>
          </table:table-cell>
          <table:table-cell office:value-type="string">
            <text:p>0x0000</text:p>
          </table:table-cell>
          <table:table-cell office:value-type="string">
            <text:p>0x0085</text:p>
          </table:table-cell>
          <table:table-cell office:value-type="string">
            <text:p>0xb15a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45</text:p>
          </table:table-cell>
          <table:table-cell/>
          <table:table-cell office:value-type="string">
            <text:p><text:s/>/* 2138 */</text:p>
          </table:table-cell>
        </table:table-row>
        <table:table-row table:style-name="ro4">
          <table:table-cell/>
          <table:table-cell office:value-type="string">
            <text:p>0x2802</text:p>
          </table:table-cell>
          <table:table-cell office:value-type="string">
            <text:p>0x6d85</text:p>
          </table:table-cell>
          <table:table-cell office:value-type="string">
            <text:p>0xb15a</text:p>
          </table:table-cell>
          <table:table-cell office:value-type="string">
            <text:p>0x0404</text:p>
          </table:table-cell>
          <table:table-cell office:value-type="string">
            <text:p>0x003f</text:p>
          </table:table-cell>
          <table:table-cell office:value-type="string">
            <text:p>0xc005</text:p>
          </table:table-cell>
          <table:table-cell office:value-type="string">
            <text:p>0x2802</text:p>
          </table:table-cell>
          <table:table-cell office:value-type="string">
            <text:p>0x6c95</text:p>
          </table:table-cell>
          <table:table-cell/>
          <table:table-cell office:value-type="string">
            <text:p><text:s/>/* 214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3fc1</text:p>
          </table:table-cell>
          <table:table-cell office:value-type="string">
            <text:p>0xb05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6d40</text:p>
          </table:table-cell>
          <table:table-cell office:value-type="string">
            <text:p>0xb418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148 */</text:p>
          </table:table-cell>
        </table:table-row>
        <table:table-row table:style-name="ro4">
          <table:table-cell/>
          <table:table-cell office:value-type="string">
            <text:p>0xb458</text:p>
          </table:table-cell>
          <table:table-cell office:value-type="string">
            <text:p>0x0024</text:p>
          </table:table-cell>
          <table:table-cell office:value-type="string">
            <text:p>0x0fff</text:p>
          </table:table-cell>
          <table:table-cell office:value-type="string">
            <text:p>0xfe05</text:p>
          </table:table-cell>
          <table:table-cell office:value-type="string">
            <text:p>0xa050</text:p>
          </table:table-cell>
          <table:table-cell office:value-type="string">
            <text:p>0x0024</text:p>
          </table:table-cell>
          <table:table-cell office:value-type="string">
            <text:p>0xc04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150 */</text:p>
          </table:table-cell>
        </table:table-row>
        <table:table-row table:style-name="ro4">
          <table:table-cell/>
          <table:table-cell office:value-type="string">
            <text:p>0x3900</text:p>
          </table:table-cell>
          <table:table-cell office:value-type="string">
            <text:p>0x1bd1</text:p>
          </table:table-cell>
          <table:table-cell office:value-type="string">
            <text:p>0x36f3</text:p>
          </table:table-cell>
          <table:table-cell office:value-type="string">
            <text:p>0x580a</text:p>
          </table:table-cell>
          <table:table-cell office:value-type="string">
            <text:p>0x36f3</text:p>
          </table:table-cell>
          <table:table-cell office:value-type="string">
            <text:p>0xd80e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/>
          <table:table-cell office:value-type="string">
            <text:p><text:s/>/* 2158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36f1</text:p>
          </table:table-cell>
          <table:table-cell office:value-type="string">
            <text:p>0x1805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9bc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2160 */</text:p>
          </table:table-cell>
        </table:table-row>
        <table:table-row table:style-name="ro4">
          <table:table-cell/>
          <table:table-cell office:value-type="string">
            <text:p>0x0028</text:p>
          </table:table-cell>
          <table:table-cell office:value-type="string">
            <text:p>0x3e15</text:p>
          </table:table-cell>
          <table:table-cell office:value-type="string">
            <text:p>0x3811</text:p>
          </table:table-cell>
          <table:table-cell office:value-type="string">
            <text:p>0x3e10</text:p>
          </table:table-cell>
          <table:table-cell office:value-type="string">
            <text:p>0x3801</text:p>
          </table:table-cell>
          <table:table-cell office:value-type="string">
            <text:p>0x3e10</text:p>
          </table:table-cell>
          <table:table-cell office:value-type="string">
            <text:p>0xb803</text:p>
          </table:table-cell>
          <table:table-cell office:value-type="string">
            <text:p>0x3e11</text:p>
          </table:table-cell>
          <table:table-cell/>
          <table:table-cell office:value-type="string">
            <text:p><text:s/>/* 2168 */</text:p>
          </table:table-cell>
        </table:table-row>
        <table:table-row table:style-name="ro4">
          <table:table-cell/>
          <table:table-cell office:value-type="string">
            <text:p>0x3805</text:p>
          </table:table-cell>
          <table:table-cell office:value-type="string">
            <text:p>0x3e13</text:p>
          </table:table-cell>
          <table:table-cell office:value-type="string">
            <text:p>0xf80e</text:p>
          </table:table-cell>
          <table:table-cell office:value-type="string">
            <text:p>0x0000</text:p>
          </table:table-cell>
          <table:table-cell office:value-type="string">
            <text:p>0x0051</text:p>
          </table:table-cell>
          <table:table-cell office:value-type="string">
            <text:p>0x4091</text:p>
          </table:table-cell>
          <table:table-cell office:value-type="string">
            <text:p>0x0a2b</text:p>
          </table:table-cell>
          <table:table-cell office:value-type="string">
            <text:p>0xfeb4</text:p>
          </table:table-cell>
          <table:table-cell/>
          <table:table-cell office:value-type="string">
            <text:p><text:s/>/* 2170 */</text:p>
          </table:table-cell>
        </table:table-row>
        <table:table-row table:style-name="ro4">
          <table:table-cell/>
          <table:table-cell office:value-type="string">
            <text:p>0x4054</text:p>
          </table:table-cell>
          <table:table-cell office:value-type="string">
            <text:p>0xb182</text:p>
          </table:table-cell>
          <table:table-cell office:value-type="string">
            <text:p>0x380d</text:p>
          </table:table-cell>
          <table:table-cell office:value-type="string">
            <text:p>0x2402</text:p>
          </table:table-cell>
          <table:table-cell office:value-type="string">
            <text:p>0x7200</text:p>
          </table:table-cell>
          <table:table-cell office:value-type="string">
            <text:p>0x0020</text:p>
          </table:table-cell>
          <table:table-cell office:value-type="string">
            <text:p>0x0000</text:p>
          </table:table-cell>
          <table:table-cell office:value-type="string">
            <text:p>0x4cbb</text:p>
          </table:table-cell>
          <table:table-cell/>
          <table:table-cell office:value-type="string">
            <text:p><text:s/>/* 2178 */</text:p>
          </table:table-cell>
        </table:table-row>
        <table:table-row table:style-name="ro4">
          <table:table-cell/>
          <table:table-cell office:value-type="string">
            <text:p>0x0a2b</text:p>
          </table:table-cell>
          <table:table-cell office:value-type="string">
            <text:p>0xfeb4</text:p>
          </table:table-cell>
          <table:table-cell office:value-type="string">
            <text:p>0x3045</text:p>
          </table:table-cell>
          <table:table-cell office:value-type="string">
            <text:p>0x36f3</text:p>
          </table:table-cell>
          <table:table-cell office:value-type="string">
            <text:p>0x4024</text:p>
          </table:table-cell>
          <table:table-cell office:value-type="string">
            <text:p>0x36f3</text:p>
          </table:table-cell>
          <table:table-cell office:value-type="string">
            <text:p>0xd80e</text:p>
          </table:table-cell>
          <table:table-cell office:value-type="string">
            <text:p>0x36f1</text:p>
          </table:table-cell>
          <table:table-cell/>
          <table:table-cell office:value-type="string">
            <text:p><text:s/>/* 2180 */</text:p>
          </table:table-cell>
        </table:table-row>
        <table:table-row table:style-name="ro4">
          <table:table-cell/>
          <table:table-cell office:value-type="string">
            <text:p>0x1805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36f0</text:p>
          </table:table-cell>
          <table:table-cell office:value-type="string">
            <text:p>0x1801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36f5</text:p>
          </table:table-cell>
          <table:table-cell/>
          <table:table-cell office:value-type="string">
            <text:p><text:s/>/* 2188 */</text:p>
          </table:table-cell>
        </table:table-row>
        <table:table-row table:style-name="ro4">
          <table:table-cell/>
          <table:table-cell office:value-type="string">
            <text:p>0x1811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9d0</text:p>
          </table:table-cell>
          <table:table-cell office:value-type="string">
            <text:p>0x0006</text:p>
          </table:table-cell>
          <table:table-cell office:value-type="string">
            <text:p>0x0024</text:p>
          </table:table-cell>
          <table:table-cell office:value-type="string">
            <text:p>0x3e14</text:p>
          </table:table-cell>
          <table:table-cell office:value-type="string">
            <text:p>0x3811</text:p>
          </table:table-cell>
          <table:table-cell/>
          <table:table-cell office:value-type="string">
            <text:p><text:s/>/* 2190 */</text:p>
          </table:table-cell>
        </table:table-row>
        <table:table-row table:style-name="ro4">
          <table:table-cell/>
          <table:table-cell office:value-type="string">
            <text:p>0x3e10</text:p>
          </table:table-cell>
          <table:table-cell office:value-type="string">
            <text:p>0xb803</text:p>
          </table:table-cell>
          <table:table-cell office:value-type="string">
            <text:p>0x3e13</text:p>
          </table:table-cell>
          <table:table-cell office:value-type="string">
            <text:p>0x7805</text:p>
          </table:table-cell>
          <table:table-cell office:value-type="string">
            <text:p>0x3e03</text:p>
          </table:table-cell>
          <table:table-cell office:value-type="string">
            <text:p>0xf80e</text:p>
          </table:table-cell>
          <table:table-cell office:value-type="string">
            <text:p>0xf248</text:p>
          </table:table-cell>
          <table:table-cell office:value-type="string">
            <text:p>0x4110</text:p>
          </table:table-cell>
          <table:table-cell/>
          <table:table-cell office:value-type="string">
            <text:p><text:s/>/* 2198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4d1</text:p>
          </table:table-cell>
          <table:table-cell office:value-type="string">
            <text:p>0x4498</text:p>
          </table:table-cell>
          <table:table-cell office:value-type="string">
            <text:p>0x060c</text:p>
          </table:table-cell>
          <table:table-cell office:value-type="string">
            <text:p>0x2402</text:p>
          </table:table-cell>
          <table:table-cell office:value-type="string">
            <text:p>0x7704</text:p>
          </table:table-cell>
          <table:table-cell office:value-type="string">
            <text:p>0x31f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1a0 */</text:p>
          </table:table-cell>
        </table:table-row>
        <table:table-row table:style-name="ro4">
          <table:table-cell/>
          <table:table-cell office:value-type="string">
            <text:p>0x3301</text:p>
          </table:table-cell>
          <table:table-cell office:value-type="string">
            <text:p>0x0c05</text:p>
          </table:table-cell>
          <table:table-cell office:value-type="string">
            <text:p>0x3100</text:p>
          </table:table-cell>
          <table:table-cell office:value-type="string">
            <text:p>0x8403</text:p>
          </table:table-cell>
          <table:table-cell office:value-type="string">
            <text:p>0x39f1</text:p>
          </table:table-cell>
          <table:table-cell office:value-type="string">
            <text:p>0x2405</text:p>
          </table:table-cell>
          <table:table-cell office:value-type="string">
            <text:p>0x3b10</text:p>
          </table:table-cell>
          <table:table-cell office:value-type="string">
            <text:p>0xac03</text:p>
          </table:table-cell>
          <table:table-cell/>
          <table:table-cell office:value-type="string">
            <text:p><text:s/>/* 21a8 */</text:p>
          </table:table-cell>
        </table:table-row>
        <table:table-row table:style-name="ro4">
          <table:table-cell/>
          <table:table-cell office:value-type="string">
            <text:p>0x36f3</text:p>
          </table:table-cell>
          <table:table-cell office:value-type="string">
            <text:p>0xd80e</text:p>
          </table:table-cell>
          <table:table-cell office:value-type="string">
            <text:p>0x36f3</text:p>
          </table:table-cell>
          <table:table-cell office:value-type="string">
            <text:p>0x5805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1b0 */</text:p>
          </table:table-cell>
        </table:table-row>
        <table:table-row table:style-name="ro4">
          <table:table-cell/>
          <table:table-cell office:value-type="string">
            <text:p>0x36f4</text:p>
          </table:table-cell>
          <table:table-cell office:value-type="string">
            <text:p>0x1811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9e2</text:p>
          </table:table-cell>
          <table:table-cell office:value-type="string">
            <text:p>0x0006</text:p>
          </table:table-cell>
          <table:table-cell office:value-type="string">
            <text:p>0x0040</text:p>
          </table:table-cell>
          <table:table-cell office:value-type="string">
            <text:p>0x3e10</text:p>
          </table:table-cell>
          <table:table-cell/>
          <table:table-cell office:value-type="string">
            <text:p><text:s/>/* 21b8 */</text:p>
          </table:table-cell>
        </table:table-row>
        <table:table-row table:style-name="ro4">
          <table:table-cell/>
          <table:table-cell office:value-type="string">
            <text:p>0x3813</text:p>
          </table:table-cell>
          <table:table-cell office:value-type="string">
            <text:p>0x3e10</text:p>
          </table:table-cell>
          <table:table-cell office:value-type="string">
            <text:p>0xb803</text:p>
          </table:table-cell>
          <table:table-cell office:value-type="string">
            <text:p>0x3e11</text:p>
          </table:table-cell>
          <table:table-cell office:value-type="string">
            <text:p>0x3805</text:p>
          </table:table-cell>
          <table:table-cell office:value-type="string">
            <text:p>0x3e11</text:p>
          </table:table-cell>
          <table:table-cell office:value-type="string">
            <text:p>0xb807</text:p>
          </table:table-cell>
          <table:table-cell office:value-type="string">
            <text:p>0x3e13</text:p>
          </table:table-cell>
          <table:table-cell/>
          <table:table-cell office:value-type="string">
            <text:p><text:s/>/* 21c0 */</text:p>
          </table:table-cell>
        </table:table-row>
        <table:table-row table:style-name="ro4">
          <table:table-cell/>
          <table:table-cell office:value-type="string">
            <text:p>0xf80e</text:p>
          </table:table-cell>
          <table:table-cell office:value-type="string">
            <text:p>0x3e13</text:p>
          </table:table-cell>
          <table:table-cell office:value-type="string">
            <text:p>0x4024</text:p>
          </table:table-cell>
          <table:table-cell office:value-type="string">
            <text:p>0xb68c</text:p>
          </table:table-cell>
          <table:table-cell office:value-type="string">
            <text:p>0x0024</text:p>
          </table:table-cell>
          <table:table-cell office:value-type="string">
            <text:p>0x3811</text:p>
          </table:table-cell>
          <table:table-cell office:value-type="string">
            <text:p>0xa446</text:p>
          </table:table-cell>
          <table:table-cell office:value-type="string">
            <text:p>0x38f1</text:p>
          </table:table-cell>
          <table:table-cell/>
          <table:table-cell office:value-type="string">
            <text:p><text:s/>/* 21c8 */</text:p>
          </table:table-cell>
        </table:table-row>
        <table:table-row table:style-name="ro4">
          <table:table-cell/>
          <table:table-cell office:value-type="string">
            <text:p>0xa7c6</text:p>
          </table:table-cell>
          <table:table-cell office:value-type="string">
            <text:p>0x3e01</text:p>
          </table:table-cell>
          <table:table-cell office:value-type="string">
            <text:p>0xb806</text:p>
          </table:table-cell>
          <table:table-cell office:value-type="string">
            <text:p>0x0fff</text:p>
          </table:table-cell>
          <table:table-cell office:value-type="string">
            <text:p>0xff07</text:p>
          </table:table-cell>
          <table:table-cell office:value-type="string">
            <text:p>0x3009</text:p>
          </table:table-cell>
          <table:table-cell office:value-type="string">
            <text:p>0x0801</text:p>
          </table:table-cell>
          <table:table-cell office:value-type="string">
            <text:p>0x4090</text:p>
          </table:table-cell>
          <table:table-cell/>
          <table:table-cell office:value-type="string">
            <text:p><text:s/>/* 21d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402</text:p>
          </table:table-cell>
          <table:table-cell office:value-type="string">
            <text:p>0x7e00</text:p>
          </table:table-cell>
          <table:table-cell office:value-type="string">
            <text:p>0xa170</text:p>
          </table:table-cell>
          <table:table-cell office:value-type="string">
            <text:p>0x8846</text:p>
          </table:table-cell>
          <table:table-cell office:value-type="string">
            <text:p>0x661a</text:p>
          </table:table-cell>
          <table:table-cell office:value-type="string">
            <text:p>0x0044</text:p>
          </table:table-cell>
          <table:table-cell office:value-type="string">
            <text:p>0xfe5a</text:p>
          </table:table-cell>
          <table:table-cell/>
          <table:table-cell office:value-type="string">
            <text:p><text:s/>/* 21d8 */</text:p>
          </table:table-cell>
        </table:table-row>
        <table:table-row table:style-name="ro4">
          <table:table-cell/>
          <table:table-cell office:value-type="string">
            <text:p>0x0005</text:p>
          </table:table-cell>
          <table:table-cell office:value-type="string">
            <text:p>0x4eba</text:p>
          </table:table-cell>
          <table:table-cell office:value-type="string">
            <text:p>0x4183</text:p>
          </table:table-cell>
          <table:table-cell office:value-type="string">
            <text:p>0xa374</text:p>
          </table:table-cell>
          <table:table-cell office:value-type="string">
            <text:p>0x23c5</text:p>
          </table:table-cell>
          <table:table-cell office:value-type="string">
            <text:p>0x6208</text:p>
          </table:table-cell>
          <table:table-cell office:value-type="string">
            <text:p>0x2004</text:p>
          </table:table-cell>
          <table:table-cell office:value-type="string">
            <text:p>0xfe49</text:p>
          </table:table-cell>
          <table:table-cell/>
          <table:table-cell office:value-type="string">
            <text:p><text:s/>/* 21e0 */</text:p>
          </table:table-cell>
        </table:table-row>
        <table:table-row table:style-name="ro4">
          <table:table-cell/>
          <table:table-cell office:value-type="string">
            <text:p>0x6465</text:p>
          </table:table-cell>
          <table:table-cell office:value-type="string">
            <text:p>0x4eba</text:p>
          </table:table-cell>
          <table:table-cell office:value-type="string">
            <text:p>0x8846</text:p>
          </table:table-cell>
          <table:table-cell office:value-type="string">
            <text:p>0x4d83</text:p>
          </table:table-cell>
          <table:table-cell office:value-type="string">
            <text:p>0xe4e5</text:p>
          </table:table-cell>
          <table:table-cell office:value-type="string">
            <text:p>0x3009</text:p>
          </table:table-cell>
          <table:table-cell office:value-type="string">
            <text:p>0x2444</text:p>
          </table:table-cell>
          <table:table-cell office:value-type="string">
            <text:p>0x36f3</text:p>
          </table:table-cell>
          <table:table-cell/>
          <table:table-cell office:value-type="string">
            <text:p><text:s/>/* 21e8 */</text:p>
          </table:table-cell>
        </table:table-row>
        <table:table-row table:style-name="ro4">
          <table:table-cell/>
          <table:table-cell office:value-type="string">
            <text:p>0x2405</text:p>
          </table:table-cell>
          <table:table-cell office:value-type="string">
            <text:p>0x36f3</text:p>
          </table:table-cell>
          <table:table-cell office:value-type="string">
            <text:p>0x4024</text:p>
          </table:table-cell>
          <table:table-cell office:value-type="string">
            <text:p>0x36f3</text:p>
          </table:table-cell>
          <table:table-cell office:value-type="string">
            <text:p>0xd80e</text:p>
          </table:table-cell>
          <table:table-cell office:value-type="string">
            <text:p>0x36f1</text:p>
          </table:table-cell>
          <table:table-cell office:value-type="string">
            <text:p>0x9807</text:p>
          </table:table-cell>
          <table:table-cell office:value-type="string">
            <text:p>0x36f1</text:p>
          </table:table-cell>
          <table:table-cell/>
          <table:table-cell office:value-type="string">
            <text:p><text:s/>/* 21f0 */</text:p>
          </table:table-cell>
        </table:table-row>
        <table:table-row table:style-name="ro4">
          <table:table-cell/>
          <table:table-cell office:value-type="string">
            <text:p>0x1805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36f0</text:p>
          </table:table-cell>
          <table:table-cell office:value-type="string">
            <text:p>0x1813</text:p>
          </table:table-cell>
          <table:table-cell office:value-type="string">
            <text:p>0x0007</text:p>
          </table:table-cell>
          <table:table-cell/>
          <table:table-cell office:value-type="string">
            <text:p><text:s/>/* 21f8 */</text:p>
          </table:table-cell>
        </table:table-row>
        <table:table-row table:style-name="ro4">
          <table:table-cell/>
          <table:table-cell office:value-type="string">
            <text:p>0x0001</text:p>
          </table:table-cell>
          <table:table-cell office:value-type="string">
            <text:p>0x8a02</text:p>
          </table:table-cell>
          <table:table-cell office:value-type="string">
            <text:p>0x0006</text:p>
          </table:table-cell>
          <table:table-cell office:value-type="string">
            <text:p>0x018c</text:p>
          </table:table-cell>
          <table:table-cell office:value-type="string">
            <text:p>0x0000</text:p>
          </table:table-cell>
          <table:table-cell office:value-type="string">
            <text:p>0x0580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00 */</text:p>
          </table:table-cell>
        </table:table-row>
        <table:table-row table:style-name="ro4">
          <table:table-cell/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7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 office:value-type="string">
            <text:p>0x7842</text:p>
          </table:table-cell>
          <table:table-cell office:value-type="string">
            <text:p>0x3e00</text:p>
          </table:table-cell>
          <table:table-cell office:value-type="string">
            <text:p>0xf844</text:p>
          </table:table-cell>
          <table:table-cell/>
          <table:table-cell office:value-type="string">
            <text:p><text:s/>/* 2208 */</text:p>
          </table:table-cell>
        </table:table-row>
        <table:table-row table:style-name="ro4">
          <table:table-cell/>
          <table:table-cell office:value-type="string">
            <text:p>0x3e01</text:p>
          </table:table-cell>
          <table:table-cell office:value-type="string">
            <text:p>0x7846</text:p>
          </table:table-cell>
          <table:table-cell office:value-type="string">
            <text:p>0x3e01</text:p>
          </table:table-cell>
          <table:table-cell office:value-type="string">
            <text:p>0xf850</text:p>
          </table:table-cell>
          <table:table-cell office:value-type="string">
            <text:p>0x3e04</text:p>
          </table:table-cell>
          <table:table-cell office:value-type="string">
            <text:p>0x7852</text:p>
          </table:table-cell>
          <table:table-cell office:value-type="string">
            <text:p>0x3e04</text:p>
          </table:table-cell>
          <table:table-cell office:value-type="string">
            <text:p>0xd38c</text:p>
          </table:table-cell>
          <table:table-cell/>
          <table:table-cell office:value-type="string">
            <text:p><text:s/>/* 2210 */</text:p>
          </table:table-cell>
        </table:table-row>
        <table:table-row table:style-name="ro4">
          <table:table-cell/>
          <table:table-cell office:value-type="string">
            <text:p>0x34e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401</text:p>
          </table:table-cell>
          <table:table-cell office:value-type="string">
            <text:p>0x4100</text:p>
          </table:table-cell>
          <table:table-cell office:value-type="string">
            <text:p>0x01cc</text:p>
          </table:table-cell>
          <table:table-cell office:value-type="string">
            <text:p>0xf400</text:p>
          </table:table-cell>
          <table:table-cell office:value-type="string">
            <text:p>0x4012</text:p>
          </table:table-cell>
          <table:table-cell/>
          <table:table-cell office:value-type="string">
            <text:p><text:s/>/* 2218 */</text:p>
          </table:table-cell>
        </table:table-row>
        <table:table-row table:style-name="ro4">
          <table:table-cell/>
          <table:table-cell office:value-type="string">
            <text:p>0x3210</text:p>
          </table:table-cell>
          <table:table-cell office:value-type="string">
            <text:p>0x81cc</text:p>
          </table:table-cell>
          <table:table-cell office:value-type="string">
            <text:p>0x3200</text:p>
          </table:table-cell>
          <table:table-cell office:value-type="string">
            <text:p>0x404c</text:p>
          </table:table-cell>
          <table:table-cell office:value-type="string">
            <text:p>0x2b40</text:p>
          </table:table-cell>
          <table:table-cell office:value-type="string">
            <text:p>0x0403</text:p>
          </table:table-cell>
          <table:table-cell office:value-type="string">
            <text:p>0x4020</text:p>
          </table:table-cell>
          <table:table-cell office:value-type="string">
            <text:p>0x1144</text:p>
          </table:table-cell>
          <table:table-cell/>
          <table:table-cell office:value-type="string">
            <text:p><text:s/>/* 2220 */</text:p>
          </table:table-cell>
        </table:table-row>
        <table:table-row table:style-name="ro4">
          <table:table-cell/>
          <table:table-cell office:value-type="string">
            <text:p>0x4316</text:p>
          </table:table-cell>
          <table:table-cell office:value-type="string">
            <text:p>0x4011</text:p>
          </table:table-cell>
          <table:table-cell office:value-type="string">
            <text:p>0xf400</text:p>
          </table:table-cell>
          <table:table-cell office:value-type="string">
            <text:p>0x40d2</text:p>
          </table:table-cell>
          <table:table-cell office:value-type="string">
            <text:p>0x4224</text:p>
          </table:table-cell>
          <table:table-cell office:value-type="string">
            <text:p>0x0405</text:p>
          </table:table-cell>
          <table:table-cell office:value-type="string">
            <text:p>0x306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28 */</text:p>
          </table:table-cell>
        </table:table-row>
        <table:table-row table:style-name="ro4">
          <table:table-cell/>
          <table:table-cell office:value-type="string">
            <text:p>0x3200</text:p>
          </table:table-cell>
          <table:table-cell office:value-type="string">
            <text:p>0xc024</text:p>
          </table:table-cell>
          <table:table-cell office:value-type="string">
            <text:p>0x4536</text:p>
          </table:table-cell>
          <table:table-cell office:value-type="string">
            <text:p>0x0024</text:p>
          </table:table-cell>
          <table:table-cell office:value-type="string">
            <text:p>0xf236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f003</text:p>
          </table:table-cell>
          <table:table-cell/>
          <table:table-cell office:value-type="string">
            <text:p><text:s/>/* 2230 */</text:p>
          </table:table-cell>
        </table:table-row>
        <table:table-row table:style-name="ro4">
          <table:table-cell/>
          <table:table-cell office:value-type="string">
            <text:p>0x4336</text:p>
          </table:table-cell>
          <table:table-cell office:value-type="string">
            <text:p>0x0024</text:p>
          </table:table-cell>
          <table:table-cell office:value-type="string">
            <text:p>0x4336</text:p>
          </table:table-cell>
          <table:table-cell office:value-type="string">
            <text:p>0x0024</text:p>
          </table:table-cell>
          <table:table-cell office:value-type="string">
            <text:p>0xc326</text:p>
          </table:table-cell>
          <table:table-cell office:value-type="string">
            <text:p>0x0024</text:p>
          </table:table-cell>
          <table:table-cell office:value-type="string">
            <text:p>0x0002</text:p>
          </table:table-cell>
          <table:table-cell office:value-type="string">
            <text:p>0xf682</text:p>
          </table:table-cell>
          <table:table-cell/>
          <table:table-cell office:value-type="string">
            <text:p><text:s/>/* 2238 */</text:p>
          </table:table-cell>
        </table:table-row>
        <table:table-row table:style-name="ro4">
          <table:table-cell/>
          <table:table-cell office:value-type="string">
            <text:p>0xc316</text:p>
          </table:table-cell>
          <table:table-cell office:value-type="string">
            <text:p>0x0024</text:p>
          </table:table-cell>
          <table:table-cell office:value-type="string">
            <text:p>0x4332</text:p>
          </table:table-cell>
          <table:table-cell office:value-type="string">
            <text:p>0x3043</text:p>
          </table:table-cell>
          <table:table-cell office:value-type="string">
            <text:p>0x4312</text:p>
          </table:table-cell>
          <table:table-cell office:value-type="string">
            <text:p>0x3084</text:p>
          </table:table-cell>
          <table:table-cell office:value-type="string">
            <text:p>0x421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4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181</text:p>
          </table:table-cell>
          <table:table-cell office:value-type="string">
            <text:p>0xb312</text:p>
          </table:table-cell>
          <table:table-cell office:value-type="string">
            <text:p>0xb302</text:p>
          </table:table-cell>
          <table:table-cell office:value-type="string">
            <text:p>0x0000</text:p>
          </table:table-cell>
          <table:table-cell office:value-type="string">
            <text:p>0x0082</text:p>
          </table:table-cell>
          <table:table-cell office:value-type="string">
            <text:p>0x612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4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b145</text:p>
          </table:table-cell>
          <table:table-cell office:value-type="string">
            <text:p>0x6502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147</text:p>
          </table:table-cell>
          <table:table-cell/>
          <table:table-cell office:value-type="string">
            <text:p><text:s/>/* 225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02</text:p>
          </table:table-cell>
          <table:table-cell office:value-type="string">
            <text:p>0x0000</text:p>
          </table:table-cell>
          <table:table-cell office:value-type="string">
            <text:p>0x00c1</text:p>
          </table:table-cell>
          <table:table-cell office:value-type="string">
            <text:p>0x3413</text:p>
          </table:table-cell>
          <table:table-cell office:value-type="string">
            <text:p>0x0024</text:p>
          </table:table-cell>
          <table:table-cell office:value-type="string">
            <text:p>0x3420</text:p>
          </table:table-cell>
          <table:table-cell office:value-type="string">
            <text:p>0xc024</text:p>
          </table:table-cell>
          <table:table-cell/>
          <table:table-cell office:value-type="string">
            <text:p><text:s/>/* 2258 */</text:p>
          </table:table-cell>
        </table:table-row>
        <table:table-row table:style-name="ro4">
          <table:table-cell/>
          <table:table-cell office:value-type="string">
            <text:p>0xb316</text:p>
          </table:table-cell>
          <table:table-cell office:value-type="string">
            <text:p>0x0024</text:p>
          </table:table-cell>
          <table:table-cell office:value-type="string">
            <text:p>0x4192</text:p>
          </table:table-cell>
          <table:table-cell office:value-type="string">
            <text:p>0x0024</text:p>
          </table:table-cell>
          <table:table-cell office:value-type="string">
            <text:p>0x631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60 */</text:p>
          </table:table-cell>
        </table:table-row>
        <table:table-row table:style-name="ro4">
          <table:table-cell/>
          <table:table-cell office:value-type="string">
            <text:p>0x2802</text:p>
          </table:table-cell>
          <table:table-cell office:value-type="string">
            <text:p>0xafc5</text:p>
          </table:table-cell>
          <table:table-cell office:value-type="string">
            <text:p>0x4552</text:p>
          </table:table-cell>
          <table:table-cell office:value-type="string">
            <text:p>0x0024</text:p>
          </table:table-cell>
          <table:table-cell office:value-type="string">
            <text:p>0x4550</text:p>
          </table:table-cell>
          <table:table-cell office:value-type="string">
            <text:p>0x13cc</text:p>
          </table:table-cell>
          <table:table-cell office:value-type="string">
            <text:p>0x3009</text:p>
          </table:table-cell>
          <table:table-cell office:value-type="string">
            <text:p>0x3040</text:p>
          </table:table-cell>
          <table:table-cell/>
          <table:table-cell office:value-type="string">
            <text:p><text:s/>/* 2268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3345</text:p>
          </table:table-cell>
          <table:table-cell office:value-type="string">
            <text:p>0x6284</text:p>
          </table:table-cell>
          <table:table-cell office:value-type="string">
            <text:p>0x4110</text:p>
          </table:table-cell>
          <table:table-cell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2802</text:p>
          </table:table-cell>
          <table:table-cell office:value-type="string">
            <text:p>0x9005</text:p>
          </table:table-cell>
          <table:table-cell/>
          <table:table-cell office:value-type="string">
            <text:p><text:s/>/* 227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914</text:p>
          </table:table-cell>
          <table:table-cell office:value-type="string">
            <text:p>0xbec0</text:p>
          </table:table-cell>
          <table:table-cell office:value-type="string">
            <text:p>0x4280</text:p>
          </table:table-cell>
          <table:table-cell office:value-type="string">
            <text:p>0x0024</text:p>
          </table:table-cell>
          <table:table-cell office:value-type="string">
            <text:p>0x4428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7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443</text:p>
          </table:table-cell>
          <table:table-cell office:value-type="string">
            <text:p>0x3443</text:p>
          </table:table-cell>
          <table:table-cell office:value-type="string">
            <text:p>0x184c</text:p>
          </table:table-cell>
          <table:table-cell office:value-type="string">
            <text:p>0x6724</text:p>
          </table:table-cell>
          <table:table-cell office:value-type="string">
            <text:p>0x9291</text:p>
          </table:table-cell>
          <table:table-cell office:value-type="string">
            <text:p>0x34f4</text:p>
          </table:table-cell>
          <table:table-cell office:value-type="string">
            <text:p>0x044c</text:p>
          </table:table-cell>
          <table:table-cell/>
          <table:table-cell office:value-type="string">
            <text:p><text:s/>/* 228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3009</text:p>
          </table:table-cell>
          <table:table-cell office:value-type="string">
            <text:p>0x07c1</text:p>
          </table:table-cell>
          <table:table-cell office:value-type="string">
            <text:p>0x4030</text:p>
          </table:table-cell>
          <table:table-cell office:value-type="string">
            <text:p>0x11c3</text:p>
          </table:table-cell>
          <table:table-cell office:value-type="string">
            <text:p>0x4010</text:p>
          </table:table-cell>
          <table:table-cell office:value-type="string">
            <text:p>0xb311</text:p>
          </table:table-cell>
          <table:table-cell/>
          <table:table-cell office:value-type="string">
            <text:p><text:s/>/* 2288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0002</text:p>
          </table:table-cell>
          <table:table-cell office:value-type="string">
            <text:p>0x0000</text:p>
          </table:table-cell>
          <table:table-cell office:value-type="string">
            <text:p>0xfe06</text:p>
          </table:table-cell>
          <table:table-cell office:value-type="string">
            <text:p>0x0012</text:p>
          </table:table-cell>
          <table:table-cell office:value-type="string">
            <text:p>0x48b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90 */</text:p>
          </table:table-cell>
        </table:table-row>
        <table:table-row table:style-name="ro4">
          <table:table-cell/>
          <table:table-cell office:value-type="string">
            <text:p>0x000c</text:p>
          </table:table-cell>
          <table:table-cell table:style-name="Default" office:value-type="string">
            <text:p>0x0001</text:p>
          </table:table-cell>
          <table:table-cell office:value-type="string">
            <text:p>0x410c</text:p>
          </table:table-cell>
          <table:table-cell office:value-type="string">
            <text:p>0x0024</text:p>
          </table:table-cell>
          <table:table-cell office:value-type="string">
            <text:p>0x4482</text:p>
          </table:table-cell>
          <table:table-cell office:value-type="string">
            <text:p>0x4190</text:p>
          </table:table-cell>
          <table:table-cell office:value-type="string">
            <text:p>0x428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98 */</text:p>
          </table:table-cell>
        </table:table-row>
        <table:table-row table:style-name="ro4">
          <table:table-cell/>
          <table:table-cell office:value-type="string">
            <text:p>0x2902</text:p>
          </table:table-cell>
          <table:table-cell office:value-type="string">
            <text:p>0x6f00</text:p>
          </table:table-cell>
          <table:table-cell office:value-type="string">
            <text:p>0x0000</text:p>
          </table:table-cell>
          <table:table-cell office:value-type="string">
            <text:p>0x0053</text:p>
          </table:table-cell>
          <table:table-cell office:value-type="string">
            <text:p>0x4428</text:p>
          </table:table-cell>
          <table:table-cell office:value-type="string">
            <text:p>0x0024</text:p>
          </table:table-cell>
          <table:table-cell office:value-type="string">
            <text:p>0x6570</text:p>
          </table:table-cell>
          <table:table-cell office:value-type="string">
            <text:p>0x4110</text:p>
          </table:table-cell>
          <table:table-cell/>
          <table:table-cell office:value-type="string">
            <text:p><text:s/>/* 22a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96c9</text:p>
          </table:table-cell>
          <table:table-cell office:value-type="string">
            <text:p>0x657e</text:p>
          </table:table-cell>
          <table:table-cell office:value-type="string">
            <text:p>0x0024</text:p>
          </table:table-cell>
          <table:table-cell office:value-type="string">
            <text:p>0x462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a8 */</text:p>
          </table:table-cell>
        </table:table-row>
        <table:table-row table:style-name="ro4">
          <table:table-cell/>
          <table:table-cell office:value-type="string">
            <text:p>0x293e</text:p>
          </table:table-cell>
          <table:table-cell office:value-type="string">
            <text:p>0xd480</text:p>
          </table:table-cell>
          <table:table-cell office:value-type="string">
            <text:p>0x4780</text:p>
          </table:table-cell>
          <table:table-cell office:value-type="string">
            <text:p>0x4011</text:p>
          </table:table-cell>
          <table:table-cell office:value-type="string">
            <text:p>0x4478</text:p>
          </table:table-cell>
          <table:table-cell office:value-type="string">
            <text:p>0x0024</text:p>
          </table:table-cell>
          <table:table-cell table:number-columns-repeated="2" office:value-type="string">
            <text:p>0x0002</text:p>
          </table:table-cell>
          <table:table-cell/>
          <table:table-cell office:value-type="string">
            <text:p><text:s/>/* 22b0 */</text:p>
          </table:table-cell>
        </table:table-row>
        <table:table-row table:style-name="ro4">
          <table:table-cell/>
          <table:table-cell office:value-type="string">
            <text:p>0xfe26</text:p>
          </table:table-cell>
          <table:table-cell office:value-type="string">
            <text:p>0x104c</text:p>
          </table:table-cell>
          <table:table-cell office:value-type="string">
            <text:p>0x3009</text:p>
          </table:table-cell>
          <table:table-cell office:value-type="string">
            <text:p>0x1040</text:p>
          </table:table-cell>
          <table:table-cell office:value-type="string">
            <text:p>0x620c</text:p>
          </table:table-cell>
          <table:table-cell office:value-type="string">
            <text:p>0x1381</text:p>
          </table:table-cell>
          <table:table-cell office:value-type="string">
            <text:p>0x000c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22b8 */</text:p>
          </table:table-cell>
        </table:table-row>
        <table:table-row table:style-name="ro4">
          <table:table-cell/>
          <table:table-cell office:value-type="string">
            <text:p>0x4162</text:p>
          </table:table-cell>
          <table:table-cell office:value-type="string">
            <text:p>0x0024</text:p>
          </table:table-cell>
          <table:table-cell office:value-type="string">
            <text:p>0x48be</text:p>
          </table:table-cell>
          <table:table-cell office:value-type="string">
            <text:p>0x4051</text:p>
          </table:table-cell>
          <table:table-cell office:value-type="string">
            <text:p>0x426e</text:p>
          </table:table-cell>
          <table:table-cell office:value-type="string">
            <text:p>0x0024</text:p>
          </table:table-cell>
          <table:table-cell office:value-type="string">
            <text:p>0x293e</text:p>
          </table:table-cell>
          <table:table-cell office:value-type="string">
            <text:p>0xd480</text:p>
          </table:table-cell>
          <table:table-cell/>
          <table:table-cell office:value-type="string">
            <text:p><text:s/>/* 22c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1d0</text:p>
          </table:table-cell>
          <table:table-cell office:value-type="string">
            <text:p>0x3433</text:p>
          </table:table-cell>
          <table:table-cell office:value-type="string">
            <text:p>0x184c</text:p>
          </table:table-cell>
          <table:table-cell office:value-type="string">
            <text:p>0x3009</text:p>
          </table:table-cell>
          <table:table-cell office:value-type="string">
            <text:p>0x1080</text:p>
          </table:table-cell>
          <table:table-cell office:value-type="string">
            <text:p>0x605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c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440</text:p>
          </table:table-cell>
          <table:table-cell office:value-type="string">
            <text:p>0x2802</text:p>
          </table:table-cell>
          <table:table-cell office:value-type="string">
            <text:p>0x9d0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e3</text:p>
          </table:table-cell>
          <table:table-cell office:value-type="string">
            <text:p>0x1bcc</text:p>
          </table:table-cell>
          <table:table-cell/>
          <table:table-cell office:value-type="string">
            <text:p><text:s/>/* 22d0 */</text:p>
          </table:table-cell>
        </table:table-row>
        <table:table-row table:style-name="ro4">
          <table:table-cell/>
          <table:table-cell office:value-type="string">
            <text:p>0x2b1d</text:p>
          </table:table-cell>
          <table:table-cell office:value-type="string">
            <text:p>0x1110</text:p>
          </table:table-cell>
          <table:table-cell office:value-type="string">
            <text:p>0x3009</text:p>
          </table:table-cell>
          <table:table-cell office:value-type="string">
            <text:p>0x1340</text:p>
          </table:table-cell>
          <table:table-cell office:value-type="string">
            <text:p>0x6054</text:p>
          </table:table-cell>
          <table:table-cell office:value-type="string">
            <text:p>0x0024</text:p>
          </table:table-cell>
          <table:table-cell office:value-type="string">
            <text:p>0x293e</text:p>
          </table:table-cell>
          <table:table-cell office:value-type="string">
            <text:p>0xd480</text:p>
          </table:table-cell>
          <table:table-cell/>
          <table:table-cell office:value-type="string">
            <text:p><text:s/>/* 22d8 */</text:p>
          </table:table-cell>
        </table:table-row>
        <table:table-row table:style-name="ro4">
          <table:table-cell/>
          <table:table-cell office:value-type="string">
            <text:p>0x428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440</text:p>
          </table:table-cell>
          <table:table-cell office:value-type="string">
            <text:p>0x4428</text:p>
          </table:table-cell>
          <table:table-cell office:value-type="string">
            <text:p>0x114c</text:p>
          </table:table-cell>
          <table:table-cell office:value-type="string">
            <text:p>0x3009</text:p>
          </table:table-cell>
          <table:table-cell office:value-type="string">
            <text:p>0x184c</text:p>
          </table:table-cell>
          <table:table-cell/>
          <table:table-cell office:value-type="string">
            <text:p><text:s/>/* 22e0 */</text:p>
          </table:table-cell>
        </table:table-row>
        <table:table-row table:style-name="ro4">
          <table:table-cell/>
          <table:table-cell office:value-type="string">
            <text:p>0x3c01</text:p>
          </table:table-cell>
          <table:table-cell office:value-type="string">
            <text:p>0x33c5</text:p>
          </table:table-cell>
          <table:table-cell office:value-type="string">
            <text:p>0x3009</text:p>
          </table:table-cell>
          <table:table-cell office:value-type="string">
            <text:p>0x1291</text:p>
          </table:table-cell>
          <table:table-cell office:value-type="string">
            <text:p>0x3444</text:p>
          </table:table-cell>
          <table:table-cell office:value-type="string">
            <text:p>0x048c</text:p>
          </table:table-cell>
          <table:table-cell office:value-type="string">
            <text:p>0xf400</text:p>
          </table:table-cell>
          <table:table-cell office:value-type="string">
            <text:p>0x4402</text:p>
          </table:table-cell>
          <table:table-cell/>
          <table:table-cell office:value-type="string">
            <text:p><text:s/>/* 22e8 */</text:p>
          </table:table-cell>
        </table:table-row>
        <table:table-row table:style-name="ro4">
          <table:table-cell/>
          <table:table-cell office:value-type="string">
            <text:p>0x4200</text:p>
          </table:table-cell>
          <table:table-cell office:value-type="string">
            <text:p>0x8781</text:p>
          </table:table-cell>
          <table:table-cell office:value-type="string">
            <text:p>0x4010</text:p>
          </table:table-cell>
          <table:table-cell office:value-type="string">
            <text:p>0x9041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f0 */</text:p>
          </table:table-cell>
        </table:table-row>
        <table:table-row table:style-name="ro4">
          <table:table-cell/>
          <table:table-cell office:value-type="string">
            <text:p>0x4014</text:p>
          </table:table-cell>
          <table:table-cell office:value-type="string">
            <text:p>0x9080</text:p>
          </table:table-cell>
          <table:table-cell office:value-type="string">
            <text:p>0x620e</text:p>
          </table:table-cell>
          <table:table-cell office:value-type="string">
            <text:p>0x0024</text:p>
          </table:table-cell>
          <table:table-cell table:number-columns-repeated="2" office:value-type="string">
            <text:p>0x0002</text:p>
          </table:table-cell>
          <table:table-cell office:value-type="string">
            <text:p>0xfe26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2f8 */</text:p>
          </table:table-cell>
        </table:table-row>
        <table:table-row table:style-name="ro4">
          <table:table-cell/>
          <table:table-cell office:value-type="string">
            <text:p>0x000c</text:p>
          </table:table-cell>
          <table:table-cell office:value-type="string">
            <text:p>0x0002</text:p>
          </table:table-cell>
          <table:table-cell office:value-type="string">
            <text:p>0x48ba</text:p>
          </table:table-cell>
          <table:table-cell office:value-type="string">
            <text:p>0x0024</text:p>
          </table:table-cell>
          <table:table-cell office:value-type="string">
            <text:p>0x424c</text:p>
          </table:table-cell>
          <table:table-cell office:value-type="string">
            <text:p>0x1004</text:p>
          </table:table-cell>
          <table:table-cell office:value-type="string">
            <text:p>0x3009</text:p>
          </table:table-cell>
          <table:table-cell office:value-type="string">
            <text:p>0x13c5</text:p>
          </table:table-cell>
          <table:table-cell/>
          <table:table-cell office:value-type="string">
            <text:p><text:s/>/* 2300 */</text:p>
          </table:table-cell>
        </table:table-row>
        <table:table-row table:style-name="ro4">
          <table:table-cell/>
          <table:table-cell office:value-type="string">
            <text:p>0x6054</text:p>
          </table:table-cell>
          <table:table-cell office:value-type="string">
            <text:p>0xb011</text:p>
          </table:table-cell>
          <table:table-cell office:value-type="string">
            <text:p>0x462c</text:p>
          </table:table-cell>
          <table:table-cell office:value-type="string">
            <text:p>0x0024</text:p>
          </table:table-cell>
          <table:table-cell office:value-type="string">
            <text:p>0x6104</text:p>
          </table:table-cell>
          <table:table-cell office:value-type="string">
            <text:p>0x4190</text:p>
          </table:table-cell>
          <table:table-cell office:value-type="string">
            <text:p>0x479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308 */</text:p>
          </table:table-cell>
        </table:table-row>
        <table:table-row table:style-name="ro4">
          <table:table-cell/>
          <table:table-cell office:value-type="string">
            <text:p>0x4482</text:p>
          </table:table-cell>
          <table:table-cell office:value-type="string">
            <text:p>0x4012</text:p>
          </table:table-cell>
          <table:table-cell office:value-type="string">
            <text:p>0x4280</text:p>
          </table:table-cell>
          <table:table-cell office:value-type="string">
            <text:p>0x0024</text:p>
          </table:table-cell>
          <table:table-cell office:value-type="string">
            <text:p>0x2902</text:p>
          </table:table-cell>
          <table:table-cell office:value-type="string">
            <text:p>0x6f00</text:p>
          </table:table-cell>
          <table:table-cell office:value-type="string">
            <text:p>0x1fff</text:p>
          </table:table-cell>
          <table:table-cell office:value-type="string">
            <text:p>0xffd3</text:p>
          </table:table-cell>
          <table:table-cell/>
          <table:table-cell office:value-type="string">
            <text:p><text:s/>/* 2310 */</text:p>
          </table:table-cell>
        </table:table-row>
        <table:table-row table:style-name="ro4">
          <table:table-cell/>
          <table:table-cell office:value-type="string">
            <text:p>0x4420</text:p>
          </table:table-cell>
          <table:table-cell office:value-type="string">
            <text:p>0x9390</text:p>
          </table:table-cell>
          <table:table-cell office:value-type="string">
            <text:p>0x3009</text:p>
          </table:table-cell>
          <table:table-cell table:style-name="Default" office:value-type="string">
            <text:p>0x0001</text:p>
          </table:table-cell>
          <table:table-cell office:value-type="string">
            <text:p>0xfe52</text:p>
          </table:table-cell>
          <table:table-cell office:value-type="string">
            <text:p>0x4010</text:p>
          </table:table-cell>
          <table:table-cell office:value-type="string">
            <text:p>0x48be</text:p>
          </table:table-cell>
          <table:table-cell office:value-type="string">
            <text:p>0x9380</text:p>
          </table:table-cell>
          <table:table-cell/>
          <table:table-cell office:value-type="string">
            <text:p><text:s/>/* 2318 */</text:p>
          </table:table-cell>
        </table:table-row>
        <table:table-row table:style-name="ro4">
          <table:table-cell/>
          <table:table-cell office:value-type="string">
            <text:p>0x6608</text:p>
          </table:table-cell>
          <table:table-cell office:value-type="string">
            <text:p>0x4182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a64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320 */</text:p>
          </table:table-cell>
        </table:table-row>
        <table:table-row table:style-name="ro4">
          <table:table-cell/>
          <table:table-cell office:value-type="string">
            <text:p>0x3423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1380</text:p>
          </table:table-cell>
          <table:table-cell office:value-type="string">
            <text:p>0x6200</text:p>
          </table:table-cell>
          <table:table-cell office:value-type="string">
            <text:p>0x0024</text:p>
          </table:table-cell>
          <table:table-cell office:value-type="string">
            <text:p>0x2914</text:p>
          </table:table-cell>
          <table:table-cell office:value-type="string">
            <text:p>0xbec0</text:p>
          </table:table-cell>
          <table:table-cell/>
          <table:table-cell office:value-type="string">
            <text:p><text:s/>/* 2328 */</text:p>
          </table:table-cell>
        </table:table-row>
        <table:table-row table:style-name="ro4">
          <table:table-cell/>
          <table:table-cell office:value-type="string">
            <text:p>0xb88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82</text:p>
          </table:table-cell>
          <table:table-cell office:value-type="string">
            <text:p>0x6290</text:p>
          </table:table-cell>
          <table:table-cell office:value-type="string">
            <text:p>0x104c</text:p>
          </table:table-cell>
          <table:table-cell office:value-type="string">
            <text:p>0x34f0</text:p>
          </table:table-cell>
          <table:table-cell office:value-type="string">
            <text:p>0x4024</text:p>
          </table:table-cell>
          <table:table-cell/>
          <table:table-cell office:value-type="string">
            <text:p><text:s/>/* 2330 */</text:p>
          </table:table-cell>
        </table:table-row>
        <table:table-row table:style-name="ro4">
          <table:table-cell/>
          <table:table-cell office:value-type="string">
            <text:p>0xb100</text:p>
          </table:table-cell>
          <table:table-cell office:value-type="string">
            <text:p>0x0024</text:p>
          </table:table-cell>
          <table:table-cell office:value-type="string">
            <text:p>0x6028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5c0</text:p>
          </table:table-cell>
          <table:table-cell office:value-type="string">
            <text:p>0x2802</text:p>
          </table:table-cell>
          <table:table-cell office:value-type="string">
            <text:p>0xacd5</text:p>
          </table:table-cell>
          <table:table-cell/>
          <table:table-cell office:value-type="string">
            <text:p><text:s/>/* 233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e3</text:p>
          </table:table-cell>
          <table:table-cell office:value-type="string">
            <text:p>0x0024</text:p>
          </table:table-cell>
          <table:table-cell office:value-type="string">
            <text:p>0x3434</text:p>
          </table:table-cell>
          <table:table-cell office:value-type="string">
            <text:p>0x0024</text:p>
          </table:table-cell>
          <table:table-cell office:value-type="string">
            <text:p>0x2b40</text:p>
          </table:table-cell>
          <table:table-cell office:value-type="string">
            <text:p>0x1402</text:p>
          </table:table-cell>
          <table:table-cell/>
          <table:table-cell office:value-type="string">
            <text:p><text:s/>/* 2340 */</text:p>
          </table:table-cell>
        </table:table-row>
        <table:table-row table:style-name="ro4">
          <table:table-cell/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2</text:p>
          </table:table-cell>
          <table:table-cell office:value-type="string">
            <text:p>0x0000</text:p>
          </table:table-cell>
          <table:table-cell office:value-type="string">
            <text:p>0x03c1</text:p>
          </table:table-cell>
          <table:table-cell office:value-type="string">
            <text:p>0x4212</text:p>
          </table:table-cell>
          <table:table-cell office:value-type="string">
            <text:p>0x0800</text:p>
          </table:table-cell>
          <table:table-cell/>
          <table:table-cell office:value-type="string">
            <text:p><text:s/>/* 2348 */</text:p>
          </table:table-cell>
        </table:table-row>
        <table:table-row table:style-name="ro4">
          <table:table-cell/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 office:value-type="string">
            <text:p>0xfe16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350 */</text:p>
          </table:table-cell>
        </table:table-row>
        <table:table-row table:style-name="ro4">
          <table:table-cell/>
          <table:table-cell office:value-type="string">
            <text:p>0x000c</text:p>
          </table:table-cell>
          <table:table-cell table:style-name="Default" office:value-type="string">
            <text:p>0x0001</text:p>
          </table:table-cell>
          <table:table-cell office:value-type="string">
            <text:p>0x48b6</text:p>
          </table:table-cell>
          <table:table-cell office:value-type="string">
            <text:p>0x0024</text:p>
          </table:table-cell>
          <table:table-cell office:value-type="string">
            <text:p>0x4122</text:p>
          </table:table-cell>
          <table:table-cell office:value-type="string">
            <text:p>0x93c2</text:p>
          </table:table-cell>
          <table:table-cell office:value-type="string">
            <text:p>0x4124</text:p>
          </table:table-cell>
          <table:table-cell office:value-type="string">
            <text:p>0x4050</text:p>
          </table:table-cell>
          <table:table-cell/>
          <table:table-cell office:value-type="string">
            <text:p><text:s/>/* 2358 */</text:p>
          </table:table-cell>
        </table:table-row>
        <table:table-row table:style-name="ro4">
          <table:table-cell/>
          <table:table-cell office:value-type="string">
            <text:p>0x6204</text:p>
          </table:table-cell>
          <table:table-cell office:value-type="string">
            <text:p>0x0024</text:p>
          </table:table-cell>
          <table:table-cell office:value-type="string">
            <text:p>0x293e</text:p>
          </table:table-cell>
          <table:table-cell office:value-type="string">
            <text:p>0xd480</text:p>
          </table:table-cell>
          <table:table-cell office:value-type="string">
            <text:p>0xf400</text:p>
          </table:table-cell>
          <table:table-cell office:value-type="string">
            <text:p>0x4091</text:p>
          </table:table-cell>
          <table:table-cell office:value-type="string">
            <text:p>0x4580</text:p>
          </table:table-cell>
          <table:table-cell office:value-type="string">
            <text:p>0x1bd3</text:p>
          </table:table-cell>
          <table:table-cell/>
          <table:table-cell office:value-type="string">
            <text:p><text:s/>/* 2360 */</text:p>
          </table:table-cell>
        </table:table-row>
        <table:table-row table:style-name="ro4">
          <table:table-cell/>
          <table:table-cell office:value-type="string">
            <text:p>0x36f4</text:p>
          </table:table-cell>
          <table:table-cell office:value-type="string">
            <text:p>0x5812</text:p>
          </table:table-cell>
          <table:table-cell office:value-type="string">
            <text:p>0x36f1</text:p>
          </table:table-cell>
          <table:table-cell office:value-type="string">
            <text:p>0xd810</text:p>
          </table:table-cell>
          <table:table-cell office:value-type="string">
            <text:p>0x36f1</text:p>
          </table:table-cell>
          <table:table-cell office:value-type="string">
            <text:p>0x5806</text:p>
          </table:table-cell>
          <table:table-cell office:value-type="string">
            <text:p>0x36f0</text:p>
          </table:table-cell>
          <table:table-cell office:value-type="string">
            <text:p>0xd804</text:p>
          </table:table-cell>
          <table:table-cell/>
          <table:table-cell office:value-type="string">
            <text:p><text:s/>/* 2368 */</text:p>
          </table:table-cell>
        </table:table-row>
        <table:table-row table:style-name="ro4">
          <table:table-cell/>
          <table:table-cell office:value-type="string">
            <text:p>0x36f0</text:p>
          </table:table-cell>
          <table:table-cell office:value-type="string">
            <text:p>0x5802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370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4552</text:p>
          </table:table-cell>
          <table:table-cell office:value-type="string">
            <text:p>0x10cc</text:p>
          </table:table-cell>
          <table:table-cell office:value-type="string">
            <text:p>0x415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378 */</text:p>
          </table:table-cell>
        </table:table-row>
        <table:table-row table:style-name="ro4">
          <table:table-cell/>
          <table:table-cell office:value-type="string">
            <text:p>0x6102</text:p>
          </table:table-cell>
          <table:table-cell office:value-type="string">
            <text:p>0x0024</text:p>
          </table:table-cell>
          <table:table-cell office:value-type="string">
            <text:p>0xf112</text:p>
          </table:table-cell>
          <table:table-cell office:value-type="string">
            <text:p>0x0024</text:p>
          </table:table-cell>
          <table:table-cell office:value-type="string">
            <text:p>0x4102</text:p>
          </table:table-cell>
          <table:table-cell office:value-type="string">
            <text:p>0xb3c1</text:p>
          </table:table-cell>
          <table:table-cell office:value-type="string">
            <text:p>0x2802</text:p>
          </table:table-cell>
          <table:table-cell office:value-type="string">
            <text:p>0x8e40</text:p>
          </table:table-cell>
          <table:table-cell/>
          <table:table-cell office:value-type="string">
            <text:p><text:s/>/* 2380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3381</text:p>
          </table:table-cell>
          <table:table-cell office:value-type="string">
            <text:p>0xf114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8b40</text:p>
          </table:table-cell>
          <table:table-cell office:value-type="string">
            <text:p>0x420e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388 */</text:p>
          </table:table-cell>
        </table:table-row>
        <table:table-row table:style-name="ro4">
          <table:table-cell/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3000</text:p>
          </table:table-cell>
          <table:table-cell office:value-type="string">
            <text:p>0x0006</text:p>
          </table:table-cell>
          <table:table-cell office:value-type="string">
            <text:p>0x9000</text:p>
          </table:table-cell>
          <table:table-cell office:value-type="string">
            <text:p>0x000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/>
          <table:table-cell office:value-type="string">
            <text:p><text:s/>/* 2390 */</text:p>
          </table:table-cell>
        </table:table-row>
        <table:table-row table:style-name="ro3">
          <table:table-cell/>
          <table:table-cell office:value-type="string">
            <text:p>0x4bda</text:p>
          </table:table-cell>
          <table:table-cell office:value-type="string">
            <text:p>0x0006</text:p>
          </table:table-cell>
          <table:table-cell office:value-type="string">
            <text:p>0x8006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 table:style-name="Default" office:value-type="string">
            <text:p>0x0006</text:p>
          </table:table-cell>
          <table:table-cell office:value-type="string">
            <text:p>0x0002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398 */</text:p>
          </table:table-cell>
        </table:table-row>
        <table:table-row table:style-name="ro3">
          <table:table-cell/>
          <table:table-cell table:number-columns-repeated="3" office:value-type="string">
            <text:p>0x0000</text:p>
          </table:table-cell>
          <table:table-cell table:style-name="Default" office:value-type="string">
            <text:p>0x0001</text:p>
          </table:table-cell>
          <table:table-cell office:value-type="string">
            <text:p>0x0006</text:p>
          </table:table-cell>
          <table:table-cell office:value-type="string">
            <text:p>0x8006</text:p>
          </table:table-cell>
          <table:table-cell office:value-type="string">
            <text:p>0x0000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23a0 */</text:p>
          </table:table-cell>
        </table:table-row>
        <table:table-row table:style-name="ro4">
          <table:table-cell/>
          <table:table-cell table:style-name="Default" office:value-type="string">
            <text:p>0x0006</text:p>
          </table:table-cell>
          <table:table-cell office:value-type="string">
            <text:p>0x0002</text:p>
          </table:table-cell>
          <table:table-cell table:style-name="Default" office:value-type="string">
            <text:p>0x0001</text:p>
          </table:table-cell>
          <table:table-cell table:number-columns-repeated="2" office:value-type="string">
            <text:p>0x0000</text:p>
          </table:table-cell>
          <table:table-cell table:number-columns-repeated="2" table:style-name="Default" office:value-type="string">
            <text:p>0x0001</text:p>
          </table:table-cell>
          <table:table-cell office:value-type="string">
            <text:p>0x0007</text:p>
          </table:table-cell>
          <table:table-cell/>
          <table:table-cell office:value-type="string">
            <text:p><text:s/>/* 23a8 */</text:p>
          </table:table-cell>
        </table:table-row>
        <table:table-row table:style-name="ro4">
          <table:table-cell/>
          <table:table-cell office:value-type="string">
            <text:p>0x0001</text:p>
          </table:table-cell>
          <table:table-cell office:value-type="string">
            <text:p>0x8ac8</text:p>
          </table:table-cell>
          <table:table-cell office:value-type="string">
            <text:p>0x0006</text:p>
          </table:table-cell>
          <table:table-cell office:value-type="string">
            <text:p>0x0016</text:p>
          </table:table-cell>
          <table:table-cell office:value-type="string">
            <text:p>0x4090</text:p>
          </table:table-cell>
          <table:table-cell office:value-type="string">
            <text:p>0x0024</text:p>
          </table:table-cell>
          <table:table-cell office:value-type="string">
            <text:p>0x3e13</text:p>
          </table:table-cell>
          <table:table-cell office:value-type="string">
            <text:p>0x7801</text:p>
          </table:table-cell>
          <table:table-cell/>
          <table:table-cell office:value-type="string">
            <text:p><text:s/>/* 23b0 */</text:p>
          </table:table-cell>
        </table:table-row>
        <table:table-row table:style-name="ro4">
          <table:table-cell/>
          <table:table-cell office:value-type="string">
            <text:p>0x2802</text:p>
          </table:table-cell>
          <table:table-cell office:value-type="string">
            <text:p>0xb404</text:p>
          </table:table-cell>
          <table:table-cell office:value-type="string">
            <text:p>0x3e03</text:p>
          </table:table-cell>
          <table:table-cell office:value-type="string">
            <text:p>0xf80e</text:p>
          </table:table-cell>
          <table:table-cell office:value-type="string">
            <text:p>0x2402</text:p>
          </table:table-cell>
          <table:table-cell office:value-type="string">
            <text:p>0xb3c0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3b8 */</text:p>
          </table:table-cell>
        </table:table-row>
        <table:table-row table:style-name="ro4">
          <table:table-cell/>
          <table:table-cell office:value-type="string">
            <text:p>0x3210</text:p>
          </table:table-cell>
          <table:table-cell office:value-type="string">
            <text:p>0x0801</text:p>
          </table:table-cell>
          <table:table-cell office:value-type="string">
            <text:p>0x3810</text:p>
          </table:table-cell>
          <table:table-cell office:value-type="string">
            <text:p>0x2001</text:p>
          </table:table-cell>
          <table:table-cell office:value-type="string">
            <text:p>0x36f3</text:p>
          </table:table-cell>
          <table:table-cell office:value-type="string">
            <text:p>0xd80e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3c0 */</text:p>
          </table:table-cell>
        </table:table-row>
        <table:table-row table:style-name="ro4">
          <table:table-cell/>
          <table:table-cell office:value-type="string">
            <text:p>0x36f3</text:p>
          </table:table-cell>
          <table:table-cell office:value-type="string">
            <text:p>0x5801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ad3</text:p>
          </table:table-cell>
          <table:table-cell office:value-type="string">
            <text:p>0x0006</text:p>
          </table:table-cell>
          <table:table-cell office:value-type="string">
            <text:p>0x0022</text:p>
          </table:table-cell>
          <table:table-cell office:value-type="string">
            <text:p>0x3e10</text:p>
          </table:table-cell>
          <table:table-cell/>
          <table:table-cell office:value-type="string">
            <text:p><text:s/>/* 23c8 */</text:p>
          </table:table-cell>
        </table:table-row>
        <table:table-row table:style-name="ro4">
          <table:table-cell/>
          <table:table-cell office:value-type="string">
            <text:p>0xb803</text:p>
          </table:table-cell>
          <table:table-cell office:value-type="string">
            <text:p>0x3e11</text:p>
          </table:table-cell>
          <table:table-cell office:value-type="string">
            <text:p>0x3805</text:p>
          </table:table-cell>
          <table:table-cell office:value-type="string">
            <text:p>0x3e13</text:p>
          </table:table-cell>
          <table:table-cell office:value-type="string">
            <text:p>0x7811</text:p>
          </table:table-cell>
          <table:table-cell office:value-type="string">
            <text:p>0x0000</text:p>
          </table:table-cell>
          <table:table-cell office:value-type="string">
            <text:p>0x0402</text:p>
          </table:table-cell>
          <table:table-cell office:value-type="string">
            <text:p>0x6122</text:p>
          </table:table-cell>
          <table:table-cell/>
          <table:table-cell office:value-type="string">
            <text:p><text:s/>/* 23d0 */</text:p>
          </table:table-cell>
        </table:table-row>
        <table:table-row table:style-name="ro4">
          <table:table-cell/>
          <table:table-cell office:value-type="string">
            <text:p>0x380f</text:p>
          </table:table-cell>
          <table:table-cell office:value-type="string">
            <text:p>0x4090</text:p>
          </table:table-cell>
          <table:table-cell office:value-type="string">
            <text:p>0xb80e</text:p>
          </table:table-cell>
          <table:table-cell office:value-type="string">
            <text:p>0xb284</text:p>
          </table:table-cell>
          <table:table-cell office:value-type="string">
            <text:p>0x0843</text:p>
          </table:table-cell>
          <table:table-cell office:value-type="string">
            <text:p>0xad1a</text:p>
          </table:table-cell>
          <table:table-cell office:value-type="string">
            <text:p>0x0024</text:p>
          </table:table-cell>
          <table:table-cell office:value-type="string">
            <text:p>0x2402</text:p>
          </table:table-cell>
          <table:table-cell/>
          <table:table-cell office:value-type="string">
            <text:p><text:s/>/* 23d8 */</text:p>
          </table:table-cell>
        </table:table-row>
        <table:table-row table:style-name="ro4">
          <table:table-cell/>
          <table:table-cell office:value-type="string">
            <text:p>0xb780</text:p>
          </table:table-cell>
          <table:table-cell office:value-type="string">
            <text:p>0x0000</text:p>
          </table:table-cell>
          <table:table-cell office:value-type="string">
            <text:p>0x0051</text:p>
          </table:table-cell>
          <table:table-cell office:value-type="string">
            <text:p>0xb284</text:p>
          </table:table-cell>
          <table:table-cell office:value-type="string">
            <text:p>0x0843</text:p>
          </table:table-cell>
          <table:table-cell office:value-type="string">
            <text:p>0xad1b</text:p>
          </table:table-cell>
          <table:table-cell office:value-type="string">
            <text:p>0x8c85</text:p>
          </table:table-cell>
          <table:table-cell office:value-type="string">
            <text:p>0x36f3</text:p>
          </table:table-cell>
          <table:table-cell/>
          <table:table-cell office:value-type="string">
            <text:p><text:s/>/* 23e0 */</text:p>
          </table:table-cell>
        </table:table-row>
        <table:table-row table:style-name="ro4">
          <table:table-cell/>
          <table:table-cell office:value-type="string">
            <text:p>0xd80e</text:p>
          </table:table-cell>
          <table:table-cell office:value-type="string">
            <text:p>0x36f3</text:p>
          </table:table-cell>
          <table:table-cell office:value-type="string">
            <text:p>0x5811</text:p>
          </table:table-cell>
          <table:table-cell office:value-type="string">
            <text:p>0x36f1</text:p>
          </table:table-cell>
          <table:table-cell office:value-type="string">
            <text:p>0x1805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36f0</text:p>
          </table:table-cell>
          <table:table-cell/>
          <table:table-cell office:value-type="string">
            <text:p><text:s/>/* 23e8 */</text:p>
          </table:table-cell>
        </table:table-row>
        <table:table-row table:style-name="ro4">
          <table:table-cell/>
          <table:table-cell office:value-type="string">
            <text:p>0x9803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ae4</text:p>
          </table:table-cell>
          <table:table-cell office:value-type="string">
            <text:p>0x0006</text:p>
          </table:table-cell>
          <table:table-cell office:value-type="string">
            <text:p>0x0014</text:p>
          </table:table-cell>
          <table:table-cell office:value-type="string">
            <text:p>0x3e13</text:p>
          </table:table-cell>
          <table:table-cell office:value-type="string">
            <text:p>0xf80e</text:p>
          </table:table-cell>
          <table:table-cell/>
          <table:table-cell office:value-type="string">
            <text:p><text:s/>/* 23f0 */</text:p>
          </table:table-cell>
        </table:table-row>
        <table:table-row table:style-name="ro4">
          <table:table-cell/>
          <table:table-cell office:value-type="string">
            <text:p>0x3e03</text:p>
          </table:table-cell>
          <table:table-cell office:value-type="string">
            <text:p>0x4024</text:p>
          </table:table-cell>
          <table:table-cell office:value-type="string">
            <text:p>0x4090</text:p>
          </table:table-cell>
          <table:table-cell office:value-type="string">
            <text:p>0x0024</text:p>
          </table:table-cell>
          <table:table-cell office:value-type="string">
            <text:p>0x2402</text:p>
          </table:table-cell>
          <table:table-cell office:value-type="string">
            <text:p>0xba40</text:p>
          </table:table-cell>
          <table:table-cell office:value-type="string">
            <text:p>0xb08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3f8 */</text:p>
          </table:table-cell>
        </table:table-row>
        <table:table-row table:style-name="ro4">
          <table:table-cell/>
          <table:table-cell office:value-type="string">
            <text:p>0x3810</text:p>
          </table:table-cell>
          <table:table-cell office:value-type="string">
            <text:p>0x2000</text:p>
          </table:table-cell>
          <table:table-cell office:value-type="string">
            <text:p>0x36f3</text:p>
          </table:table-cell>
          <table:table-cell office:value-type="string">
            <text:p>0x4024</text:p>
          </table:table-cell>
          <table:table-cell office:value-type="string">
            <text:p>0x36f3</text:p>
          </table:table-cell>
          <table:table-cell office:value-type="string">
            <text:p>0xd80e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40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aee</text:p>
          </table:table-cell>
          <table:table-cell office:value-type="string">
            <text:p>0x0006</text:p>
          </table:table-cell>
          <table:table-cell office:value-type="string">
            <text:p>0x0004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240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f400</text:p>
          </table:table-cell>
          <table:table-cell office:value-type="string">
            <text:p>0x4580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af0</text:p>
          </table:table-cell>
          <table:table-cell office:value-type="string">
            <text:p>0x0006</text:p>
          </table:table-cell>
          <table:table-cell office:value-type="string">
            <text:p>0x0052</text:p>
          </table:table-cell>
          <table:table-cell/>
          <table:table-cell office:value-type="string">
            <text:p><text:s/>/* 2410 */</text:p>
          </table:table-cell>
        </table:table-row>
        <table:table-row table:style-name="ro4">
          <table:table-cell/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1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 office:value-type="string">
            <text:p>0x3841</text:p>
          </table:table-cell>
          <table:table-cell/>
          <table:table-cell office:value-type="string">
            <text:p><text:s/>/* 2418 */</text:p>
          </table:table-cell>
        </table:table-row>
        <table:table-row table:style-name="ro4">
          <table:table-cell/>
          <table:table-cell office:value-type="string">
            <text:p>0x6890</text:p>
          </table:table-cell>
          <table:table-cell office:value-type="string">
            <text:p>0x3802</text:p>
          </table:table-cell>
          <table:table-cell office:value-type="string">
            <text:p>0x4792</text:p>
          </table:table-cell>
          <table:table-cell office:value-type="string">
            <text:p>0xb843</text:p>
          </table:table-cell>
          <table:table-cell office:value-type="string">
            <text:p>0xa012</text:p>
          </table:table-cell>
          <table:table-cell office:value-type="string">
            <text:p>0x4403</text:p>
          </table:table-cell>
          <table:table-cell office:value-type="string">
            <text:p>0x3e01</text:p>
          </table:table-cell>
          <table:table-cell office:value-type="string">
            <text:p>0x3845</text:p>
          </table:table-cell>
          <table:table-cell/>
          <table:table-cell office:value-type="string">
            <text:p><text:s/>/* 2420 */</text:p>
          </table:table-cell>
        </table:table-row>
        <table:table-row table:style-name="ro4">
          <table:table-cell/>
          <table:table-cell office:value-type="string">
            <text:p>0x431a</text:p>
          </table:table-cell>
          <table:table-cell office:value-type="string">
            <text:p>0xb813</text:p>
          </table:table-cell>
          <table:table-cell office:value-type="string">
            <text:p>0x4114</text:p>
          </table:table-cell>
          <table:table-cell office:value-type="string">
            <text:p>0x3852</text:p>
          </table:table-cell>
          <table:table-cell office:value-type="string">
            <text:p>0x2902</text:p>
          </table:table-cell>
          <table:table-cell office:value-type="string">
            <text:p>0x7400</text:p>
          </table:table-cell>
          <table:table-cell office:value-type="string">
            <text:p>0x4288</text:p>
          </table:table-cell>
          <table:table-cell office:value-type="string">
            <text:p>0x4153</text:p>
          </table:table-cell>
          <table:table-cell/>
          <table:table-cell office:value-type="string">
            <text:p><text:s/>/* 2428 */</text:p>
          </table:table-cell>
        </table:table-row>
        <table:table-row table:style-name="ro4">
          <table:table-cell/>
          <table:table-cell office:value-type="string">
            <text:p>0x4320</text:p>
          </table:table-cell>
          <table:table-cell office:value-type="string">
            <text:p>0x40d2</text:p>
          </table:table-cell>
          <table:table-cell office:value-type="string">
            <text:p>0x4180</text:p>
          </table:table-cell>
          <table:table-cell office:value-type="string">
            <text:p>0x4010</text:p>
          </table:table-cell>
          <table:table-cell office:value-type="string">
            <text:p>0x2903</text:p>
          </table:table-cell>
          <table:table-cell office:value-type="string">
            <text:p>0x7c80</text:p>
          </table:table-cell>
          <table:table-cell office:value-type="string">
            <text:p>0x361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430 */</text:p>
          </table:table-cell>
        </table:table-row>
        <table:table-row table:style-name="ro4">
          <table:table-cell/>
          <table:table-cell office:value-type="string">
            <text:p>0x4110</text:p>
          </table:table-cell>
          <table:table-cell office:value-type="string">
            <text:p>0x4150</text:p>
          </table:table-cell>
          <table:table-cell office:value-type="string">
            <text:p>0x4010</text:p>
          </table:table-cell>
          <table:table-cell office:value-type="string">
            <text:p>0x184c</text:p>
          </table:table-cell>
          <table:table-cell office:value-type="string">
            <text:p>0x4300</text:p>
          </table:table-cell>
          <table:table-cell office:value-type="string">
            <text:p>0x0024</text:p>
          </table:table-cell>
          <table:table-cell office:value-type="string">
            <text:p>0x2903</text:p>
          </table:table-cell>
          <table:table-cell office:value-type="string">
            <text:p>0x7840</text:p>
          </table:table-cell>
          <table:table-cell/>
          <table:table-cell office:value-type="string">
            <text:p><text:s/>/* 2438 */</text:p>
          </table:table-cell>
        </table:table-row>
        <table:table-row table:style-name="ro4">
          <table:table-cell/>
          <table:table-cell office:value-type="string">
            <text:p>0x4180</text:p>
          </table:table-cell>
          <table:table-cell office:value-type="string">
            <text:p>0x4012</text:p>
          </table:table-cell>
          <table:table-cell office:value-type="string">
            <text:p>0x2b0d</text:p>
          </table:table-cell>
          <table:table-cell office:value-type="string">
            <text:p>0x0152</text:p>
          </table:table-cell>
          <table:table-cell office:value-type="string">
            <text:p>0x2902</text:p>
          </table:table-cell>
          <table:table-cell office:value-type="string">
            <text:p>0xb200</text:p>
          </table:table-cell>
          <table:table-cell office:value-type="string">
            <text:p>0x4280</text:p>
          </table:table-cell>
          <table:table-cell office:value-type="string">
            <text:p>0x184c</text:p>
          </table:table-cell>
          <table:table-cell/>
          <table:table-cell office:value-type="string">
            <text:p><text:s/>/* 2440 */</text:p>
          </table:table-cell>
        </table:table-row>
        <table:table-row table:style-name="ro4">
          <table:table-cell/>
          <table:table-cell office:value-type="string">
            <text:p>0x4110</text:p>
          </table:table-cell>
          <table:table-cell office:value-type="string">
            <text:p>0x184c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291b</text:p>
          </table:table-cell>
          <table:table-cell office:value-type="string">
            <text:p>0x7280</text:p>
          </table:table-cell>
          <table:table-cell office:value-type="string">
            <text:p>0x3e00</text:p>
          </table:table-cell>
          <table:table-cell office:value-type="string">
            <text:p>0xc024</text:p>
          </table:table-cell>
          <table:table-cell/>
          <table:table-cell office:value-type="string">
            <text:p><text:s/>/* 2448 */</text:p>
          </table:table-cell>
        </table:table-row>
        <table:table-row table:style-name="ro4">
          <table:table-cell/>
          <table:table-cell office:value-type="string">
            <text:p>0x1fff</text:p>
          </table:table-cell>
          <table:table-cell office:value-type="string">
            <text:p>0xfe81</text:p>
          </table:table-cell>
          <table:table-cell office:value-type="string">
            <text:p>0x4174</text:p>
          </table:table-cell>
          <table:table-cell office:value-type="string">
            <text:p>0x1bcc</text:p>
          </table:table-cell>
          <table:table-cell office:value-type="string">
            <text:p>0x2903</text:p>
          </table:table-cell>
          <table:table-cell office:value-type="string">
            <text:p>0x80c0</text:p>
          </table:table-cell>
          <table:table-cell office:value-type="string">
            <text:p>0xf400</text:p>
          </table:table-cell>
          <table:table-cell office:value-type="string">
            <text:p>0x40d0</text:p>
          </table:table-cell>
          <table:table-cell/>
          <table:table-cell office:value-type="string">
            <text:p><text:s/>/* 2450 */</text:p>
          </table:table-cell>
        </table:table-row>
        <table:table-row table:style-name="ro4">
          <table:table-cell/>
          <table:table-cell office:value-type="string">
            <text:p>0x36f4</text:p>
          </table:table-cell>
          <table:table-cell office:value-type="string">
            <text:p>0x9813</text:p>
          </table:table-cell>
          <table:table-cell office:value-type="string">
            <text:p>0x36f1</text:p>
          </table:table-cell>
          <table:table-cell office:value-type="string">
            <text:p>0x1805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36f0</text:p>
          </table:table-cell>
          <table:table-cell office:value-type="string">
            <text:p>0x1801</text:p>
          </table:table-cell>
          <table:table-cell/>
          <table:table-cell office:value-type="string">
            <text:p><text:s/>/* 2458 */</text:p>
          </table:table-cell>
        </table:table-row>
        <table:table-row table:style-name="ro4">
          <table:table-cell/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46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b19</text:p>
          </table:table-cell>
          <table:table-cell office:value-type="string">
            <text:p>0x0006</text:p>
          </table:table-cell>
          <table:table-cell office:value-type="string">
            <text:p>0x0058</text:p>
          </table:table-cell>
          <table:table-cell office:value-type="string">
            <text:p>0x654a</text:p>
          </table:table-cell>
          <table:table-cell/>
          <table:table-cell office:value-type="string">
            <text:p><text:s/>/* 2468 */</text:p>
          </table:table-cell>
        </table:table-row>
        <table:table-row table:style-name="ro4">
          <table:table-cell/>
          <table:table-cell office:value-type="string">
            <text:p>0x3848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35</text:p>
          </table:table-cell>
          <table:table-cell office:value-type="string">
            <text:p>0x0024</text:p>
          </table:table-cell>
          <table:table-cell office:value-type="string">
            <text:p>0x3e00</text:p>
          </table:table-cell>
          <table:table-cell office:value-type="string">
            <text:p>0x3841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470 */</text:p>
          </table:table-cell>
        </table:table-row>
        <table:table-row table:style-name="ro4">
          <table:table-cell/>
          <table:table-cell office:value-type="string">
            <text:p>0x4480</text:p>
          </table:table-cell>
          <table:table-cell office:value-type="string">
            <text:p>0x3e01</text:p>
          </table:table-cell>
          <table:table-cell office:value-type="string">
            <text:p>0xb847</text:p>
          </table:table-cell>
          <table:table-cell office:value-type="string">
            <text:p>0x404e</text:p>
          </table:table-cell>
          <table:table-cell office:value-type="string">
            <text:p>0x3811</text:p>
          </table:table-cell>
          <table:table-cell office:value-type="string">
            <text:p>0x632c</text:p>
          </table:table-cell>
          <table:table-cell office:value-type="string">
            <text:p>0xb813</text:p>
          </table:table-cell>
          <table:table-cell office:value-type="string">
            <text:p>0xf068</text:p>
          </table:table-cell>
          <table:table-cell/>
          <table:table-cell office:value-type="string">
            <text:p><text:s/>/* 2478 */</text:p>
          </table:table-cell>
        </table:table-row>
        <table:table-row table:style-name="ro4">
          <table:table-cell/>
          <table:table-cell office:value-type="string">
            <text:p>0x4083</text:p>
          </table:table-cell>
          <table:table-cell office:value-type="string">
            <text:p>0x2914</text:p>
          </table:table-cell>
          <table:table-cell office:value-type="string">
            <text:p>0xba00</text:p>
          </table:table-cell>
          <table:table-cell office:value-type="string">
            <text:p>0x4580</text:p>
          </table:table-cell>
          <table:table-cell office:value-type="string">
            <text:p>0x4102</text:p>
          </table:table-cell>
          <table:table-cell office:value-type="string">
            <text:p>0x4082</text:p>
          </table:table-cell>
          <table:table-cell office:value-type="string">
            <text:p>0x41d3</text:p>
          </table:table-cell>
          <table:table-cell office:value-type="string">
            <text:p>0xc890</text:p>
          </table:table-cell>
          <table:table-cell/>
          <table:table-cell office:value-type="string">
            <text:p><text:s/>/* 2480 */</text:p>
          </table:table-cell>
        </table:table-row>
        <table:table-row table:style-name="ro4">
          <table:table-cell/>
          <table:table-cell office:value-type="string">
            <text:p>0x104c</text:p>
          </table:table-cell>
          <table:table-cell office:value-type="string">
            <text:p>0x668c</text:p>
          </table:table-cell>
          <table:table-cell office:value-type="string">
            <text:p>0x0024</text:p>
          </table:table-cell>
          <table:table-cell office:value-type="string">
            <text:p>0xff02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cac8</text:p>
          </table:table-cell>
          <table:table-cell office:value-type="string">
            <text:p>0x6890</text:p>
          </table:table-cell>
          <table:table-cell/>
          <table:table-cell office:value-type="string">
            <text:p><text:s/>/* 248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f02</text:p>
          </table:table-cell>
          <table:table-cell office:value-type="string">
            <text:p>0x0024</text:p>
          </table:table-cell>
          <table:table-cell office:value-type="string">
            <text:p>0x48b3</text:p>
          </table:table-cell>
          <table:table-cell office:value-type="string">
            <text:p>0xc2c3</text:p>
          </table:table-cell>
          <table:table-cell office:value-type="string">
            <text:p>0x4082</text:p>
          </table:table-cell>
          <table:table-cell office:value-type="string">
            <text:p>0x184c</text:p>
          </table:table-cell>
          <table:table-cell office:value-type="string">
            <text:p>0xfe50</text:p>
          </table:table-cell>
          <table:table-cell/>
          <table:table-cell office:value-type="string">
            <text:p><text:s/>/* 249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8b6</text:p>
          </table:table-cell>
          <table:table-cell office:value-type="string">
            <text:p>0x0024</text:p>
          </table:table-cell>
          <table:table-cell office:value-type="string">
            <text:p>0xf020</text:p>
          </table:table-cell>
          <table:table-cell office:value-type="string">
            <text:p>0x93c3</text:p>
          </table:table-cell>
          <table:table-cell office:value-type="string">
            <text:p>0x6408</text:p>
          </table:table-cell>
          <table:table-cell office:value-type="string">
            <text:p>0x0024</text:p>
          </table:table-cell>
          <table:table-cell office:value-type="string">
            <text:p>0x4190</text:p>
          </table:table-cell>
          <table:table-cell/>
          <table:table-cell office:value-type="string">
            <text:p><text:s/>/* 249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68c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ce08</text:p>
          </table:table-cell>
          <table:table-cell office:value-type="string">
            <text:p>0x4334</text:p>
          </table:table-cell>
          <table:table-cell/>
          <table:table-cell office:value-type="string">
            <text:p><text:s/>/* 24a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190</text:p>
          </table:table-cell>
          <table:table-cell office:value-type="string">
            <text:p>0x0024</text:p>
          </table:table-cell>
          <table:table-cell office:value-type="string">
            <text:p>0x4334</text:p>
          </table:table-cell>
          <table:table-cell office:value-type="string">
            <text:p>0x0024</text:p>
          </table:table-cell>
          <table:table-cell office:value-type="string">
            <text:p>0x0004</text:p>
          </table:table-cell>
          <table:table-cell office:value-type="string">
            <text:p>0x83c3</text:p>
          </table:table-cell>
          <table:table-cell office:value-type="string">
            <text:p>0x4326</text:p>
          </table:table-cell>
          <table:table-cell/>
          <table:table-cell office:value-type="string">
            <text:p><text:s/>/* 24a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584</text:p>
          </table:table-cell>
          <table:table-cell office:value-type="string">
            <text:p>0x40d1</text:p>
          </table:table-cell>
          <table:table-cell office:value-type="string">
            <text:p>0x2903</text:p>
          </table:table-cell>
          <table:table-cell office:value-type="string">
            <text:p>0x8cc0</text:p>
          </table:table-cell>
          <table:table-cell office:value-type="string">
            <text:p>0x458a</text:p>
          </table:table-cell>
          <table:table-cell office:value-type="string">
            <text:p>0x0024</text:p>
          </table:table-cell>
          <table:table-cell office:value-type="string">
            <text:p>0x36f4</text:p>
          </table:table-cell>
          <table:table-cell/>
          <table:table-cell office:value-type="string">
            <text:p><text:s/>/* 24b0 */</text:p>
          </table:table-cell>
        </table:table-row>
        <table:table-row table:style-name="ro4">
          <table:table-cell/>
          <table:table-cell office:value-type="string">
            <text:p>0x5813</text:p>
          </table:table-cell>
          <table:table-cell office:value-type="string">
            <text:p>0x36f1</text:p>
          </table:table-cell>
          <table:table-cell office:value-type="string">
            <text:p>0x9807</text:p>
          </table:table-cell>
          <table:table-cell office:value-type="string">
            <text:p>0x36f0</text:p>
          </table:table-cell>
          <table:table-cell office:value-type="string">
            <text:p>0x1801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/>
          <table:table-cell office:value-type="string">
            <text:p><text:s/>/* 24b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/>
          <table:table-cell office:value-type="string">
            <text:p><text:s/>/* 24c0 */</text:p>
          </table:table-cell>
        </table:table-row>
        <table:table-row table:style-name="ro4">
          <table:table-cell/>
          <table:table-cell office:value-type="string">
            <text:p>0x0001</text:p>
          </table:table-cell>
          <table:table-cell office:value-type="string">
            <text:p>0x8b45</text:p>
          </table:table-cell>
          <table:table-cell office:value-type="string">
            <text:p>0x0006</text:p>
          </table:table-cell>
          <table:table-cell office:value-type="string">
            <text:p>0x036a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4c8 */</text:p>
          </table:table-cell>
        </table:table-row>
        <table:table-row table:style-name="ro4">
          <table:table-cell/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75</text:p>
          </table:table-cell>
          <table:table-cell office:value-type="string">
            <text:p>0x0024</text:p>
          </table:table-cell>
          <table:table-cell office:value-type="string">
            <text:p>0x3633</text:p>
          </table:table-cell>
          <table:table-cell office:value-type="string">
            <text:p>0x108c</text:p>
          </table:table-cell>
          <table:table-cell office:value-type="string">
            <text:p>0x3e00</text:p>
          </table:table-cell>
          <table:table-cell office:value-type="string">
            <text:p>0x7842</text:p>
          </table:table-cell>
          <table:table-cell/>
          <table:table-cell office:value-type="string">
            <text:p><text:s/>/* 24d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3bc1</text:p>
          </table:table-cell>
          <table:table-cell office:value-type="string">
            <text:p>0x0000</text:p>
          </table:table-cell>
          <table:table-cell office:value-type="string">
            <text:p>0x0802</text:p>
          </table:table-cell>
          <table:table-cell office:value-type="string">
            <text:p>0x3e00</text:p>
          </table:table-cell>
          <table:table-cell office:value-type="string">
            <text:p>0xf844</text:p>
          </table:table-cell>
          <table:table-cell office:value-type="string">
            <text:p>0x3e01</text:p>
          </table:table-cell>
          <table:table-cell office:value-type="string">
            <text:p>0x7846</text:p>
          </table:table-cell>
          <table:table-cell/>
          <table:table-cell office:value-type="string">
            <text:p><text:s/>/* 24d8 */</text:p>
          </table:table-cell>
        </table:table-row>
        <table:table-row table:style-name="ro4">
          <table:table-cell/>
          <table:table-cell office:value-type="string">
            <text:p>0x3e01</text:p>
          </table:table-cell>
          <table:table-cell office:value-type="string">
            <text:p>0xf851</text:p>
          </table:table-cell>
          <table:table-cell office:value-type="string">
            <text:p>0x3e04</text:p>
          </table:table-cell>
          <table:table-cell office:value-type="string">
            <text:p>0xb853</text:p>
          </table:table-cell>
          <table:table-cell office:value-type="string">
            <text:p>0x3e03</text:p>
          </table:table-cell>
          <table:table-cell office:value-type="string">
            <text:p>0x784e</text:p>
          </table:table-cell>
          <table:table-cell office:value-type="string">
            <text:p>0x3e03</text:p>
          </table:table-cell>
          <table:table-cell office:value-type="string">
            <text:p>0xc024</text:p>
          </table:table-cell>
          <table:table-cell/>
          <table:table-cell office:value-type="string">
            <text:p><text:s/>/* 24e0 */</text:p>
          </table:table-cell>
        </table:table-row>
        <table:table-row table:style-name="ro4">
          <table:table-cell/>
          <table:table-cell office:value-type="string">
            <text:p>0x3ca4</text:p>
          </table:table-cell>
          <table:table-cell office:value-type="string">
            <text:p>0x0024</text:p>
          </table:table-cell>
          <table:table-cell office:value-type="string">
            <text:p>0x4010</text:p>
          </table:table-cell>
          <table:table-cell office:value-type="string">
            <text:p>0x1081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fe22</text:p>
          </table:table-cell>
          <table:table-cell office:value-type="string">
            <text:p>0x4010</text:p>
          </table:table-cell>
          <table:table-cell/>
          <table:table-cell office:value-type="string">
            <text:p><text:s/>/* 24e8 */</text:p>
          </table:table-cell>
        </table:table-row>
        <table:table-row table:style-name="ro4">
          <table:table-cell/>
          <table:table-cell office:value-type="string">
            <text:p>0x48b6</text:p>
          </table:table-cell>
          <table:table-cell table:number-columns-repeated="2" office:value-type="string">
            <text:p>0x0000</text:p>
          </table:table-cell>
          <table:table-cell office:value-type="string">
            <text:p>0x0b03</text:p>
          </table:table-cell>
          <table:table-cell office:value-type="string">
            <text:p>0x3450</text:p>
          </table:table-cell>
          <table:table-cell office:value-type="string">
            <text:p>0x4024</text:p>
          </table:table-cell>
          <table:table-cell office:value-type="string">
            <text:p>0x413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4f0 */</text:p>
          </table:table-cell>
        </table:table-row>
        <table:table-row table:style-name="ro4">
          <table:table-cell/>
          <table:table-cell office:value-type="string">
            <text:p>0x4124</text:p>
          </table:table-cell>
          <table:table-cell office:value-type="string">
            <text:p>0x0024</text:p>
          </table:table-cell>
          <table:table-cell office:value-type="string">
            <text:p>0x0010</text:p>
          </table:table-cell>
          <table:table-cell table:style-name="Default" office:value-type="string">
            <text:p>0x0001</text:p>
          </table:table-cell>
          <table:table-cell office:value-type="string">
            <text:p>0x6014</text:p>
          </table:table-cell>
          <table:table-cell office:value-type="string">
            <text:p>0xb342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4f8 */</text:p>
          </table:table-cell>
        </table:table-row>
        <table:table-row table:style-name="ro4">
          <table:table-cell/>
          <table:table-cell office:value-type="string">
            <text:p>0x2803</text:p>
          </table:table-cell>
          <table:table-cell office:value-type="string">
            <text:p>0x3e0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1f</text:p>
          </table:table-cell>
          <table:table-cell office:value-type="string">
            <text:p>0xff00</text:p>
          </table:table-cell>
          <table:table-cell office:value-type="string">
            <text:p>0x341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0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541</text:p>
          </table:table-cell>
          <table:table-cell office:value-type="string">
            <text:p>0x3009</text:p>
          </table:table-cell>
          <table:table-cell office:value-type="string">
            <text:p>0x3340</text:p>
          </table:table-cell>
          <table:table-cell office:value-type="string">
            <text:p>0x3420</text:p>
          </table:table-cell>
          <table:table-cell office:value-type="string">
            <text:p>0x0024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08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13</text:p>
          </table:table-cell>
          <table:table-cell office:value-type="string">
            <text:p>0xf400</text:p>
          </table:table-cell>
          <table:table-cell office:value-type="string">
            <text:p>0x44d0</text:p>
          </table:table-cell>
          <table:table-cell office:value-type="string">
            <text:p>0x3013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10 */</text:p>
          </table:table-cell>
        </table:table-row>
        <table:table-row table:style-name="ro4">
          <table:table-cell/>
          <table:table-cell office:value-type="string">
            <text:p>0x608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dd9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18 */</text:p>
          </table:table-cell>
        </table:table-row>
        <table:table-row table:style-name="ro4">
          <table:table-cell/>
          <table:table-cell office:value-type="string">
            <text:p>0x3300</text:p>
          </table:table-cell>
          <table:table-cell office:value-type="string">
            <text:p>0x0024</text:p>
          </table:table-cell>
          <table:table-cell office:value-type="string">
            <text:p>0x6080</text:p>
          </table:table-cell>
          <table:table-cell office:value-type="string">
            <text:p>0x0024</text:p>
          </table:table-cell>
          <table:table-cell office:value-type="string">
            <text:p>0x001f</text:p>
          </table:table-cell>
          <table:table-cell office:value-type="string">
            <text:p>0xff00</text:p>
          </table:table-cell>
          <table:table-cell office:value-type="string">
            <text:p>0x2802</text:p>
          </table:table-cell>
          <table:table-cell office:value-type="string">
            <text:p>0xdd85</text:p>
          </table:table-cell>
          <table:table-cell/>
          <table:table-cell office:value-type="string">
            <text:p><text:s/>/* 252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13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33c0</text:p>
          </table:table-cell>
          <table:table-cell office:value-type="string">
            <text:p>0x0000</text:p>
          </table:table-cell>
          <table:table-cell office:value-type="string">
            <text:p>0x05c1</text:p>
          </table:table-cell>
          <table:table-cell/>
          <table:table-cell office:value-type="string">
            <text:p><text:s/>/* 2528 */</text:p>
          </table:table-cell>
        </table:table-row>
        <table:table-row table:style-name="ro4">
          <table:table-cell/>
          <table:table-cell office:value-type="string">
            <text:p>0x34e3</text:p>
          </table:table-cell>
          <table:table-cell office:value-type="string">
            <text:p>0x0024</text:p>
          </table:table-cell>
          <table:table-cell office:value-type="string">
            <text:p>0x34f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/>
          <table:table-cell office:value-type="string">
            <text:p><text:s/>/* 253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1393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608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3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3d9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7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40 */</text:p>
          </table:table-cell>
        </table:table-row>
        <table:table-row table:style-name="ro4">
          <table:table-cell/>
          <table:table-cell office:value-type="string">
            <text:p>0xbc82</text:p>
          </table:table-cell>
          <table:table-cell office:value-type="string">
            <text:p>0x1112</text:p>
          </table:table-cell>
          <table:table-cell office:value-type="string">
            <text:p>0x3233</text:p>
          </table:table-cell>
          <table:table-cell office:value-type="string">
            <text:p>0x184c</text:p>
          </table:table-cell>
          <table:table-cell office:value-type="string">
            <text:p>0x3c10</text:p>
          </table:table-cell>
          <table:table-cell office:value-type="string">
            <text:p>0x0024</text:p>
          </table:table-cell>
          <table:table-cell office:value-type="string">
            <text:p>0x3cf0</text:p>
          </table:table-cell>
          <table:table-cell office:value-type="string">
            <text:p>0x4024</text:p>
          </table:table-cell>
          <table:table-cell/>
          <table:table-cell office:value-type="string">
            <text:p><text:s/>/* 2548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3040</text:p>
          </table:table-cell>
          <table:table-cell office:value-type="string">
            <text:p>0x3009</text:p>
          </table:table-cell>
          <table:table-cell office:value-type="string">
            <text:p>0x32c1</text:p>
          </table:table-cell>
          <table:table-cell office:value-type="string">
            <text:p>0x3c44</text:p>
          </table:table-cell>
          <table:table-cell office:value-type="string">
            <text:p>0x8024</text:p>
          </table:table-cell>
          <table:table-cell office:value-type="string">
            <text:p>0xf400</text:p>
          </table:table-cell>
          <table:table-cell office:value-type="string">
            <text:p>0x4510</text:p>
          </table:table-cell>
          <table:table-cell/>
          <table:table-cell office:value-type="string">
            <text:p><text:s/>/* 2550 */</text:p>
          </table:table-cell>
        </table:table-row>
        <table:table-row table:style-name="ro4">
          <table:table-cell/>
          <table:table-cell office:value-type="string">
            <text:p>0x3200</text:p>
          </table:table-cell>
          <table:table-cell office:value-type="string">
            <text:p>0x12cc</text:p>
          </table:table-cell>
          <table:table-cell office:value-type="string">
            <text:p>0x3c5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511</text:p>
          </table:table-cell>
          <table:table-cell office:value-type="string">
            <text:p>0x349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58 */</text:p>
          </table:table-cell>
        </table:table-row>
        <table:table-row table:style-name="ro4">
          <table:table-cell/>
          <table:table-cell office:value-type="string">
            <text:p>0x34e3</text:p>
          </table:table-cell>
          <table:table-cell office:value-type="string">
            <text:p>0x0024</text:p>
          </table:table-cell>
          <table:table-cell office:value-type="string">
            <text:p>0x3454</text:p>
          </table:table-cell>
          <table:table-cell office:value-type="string">
            <text:p>0xc024</text:p>
          </table:table-cell>
          <table:table-cell office:value-type="string">
            <text:p>0xf400</text:p>
          </table:table-cell>
          <table:table-cell office:value-type="string">
            <text:p>0x44d2</text:p>
          </table:table-cell>
          <table:table-cell office:value-type="string">
            <text:p>0x340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60 */</text:p>
          </table:table-cell>
        </table:table-row>
        <table:table-row table:style-name="ro4">
          <table:table-cell/>
          <table:table-cell office:value-type="string">
            <text:p>0x30d3</text:p>
          </table:table-cell>
          <table:table-cell office:value-type="string">
            <text:p>0x0024</text:p>
          </table:table-cell>
          <table:table-cell office:value-type="string">
            <text:p>0x3cf4</text:p>
          </table:table-cell>
          <table:table-cell office:value-type="string">
            <text:p>0x0024</text:p>
          </table:table-cell>
          <table:table-cell office:value-type="string">
            <text:p>0x2903</text:p>
          </table:table-cell>
          <table:table-cell office:value-type="string">
            <text:p>0x88c0</text:p>
          </table:table-cell>
          <table:table-cell office:value-type="string">
            <text:p>0x34f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6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2001</text:p>
          </table:table-cell>
          <table:table-cell office:value-type="string">
            <text:p>0x0000</text:p>
          </table:table-cell>
          <table:table-cell office:value-type="string">
            <text:p>0x0020</text:p>
          </table:table-cell>
          <table:table-cell office:value-type="string">
            <text:p>0xb880</text:p>
          </table:table-cell>
          <table:table-cell office:value-type="string">
            <text:p>0x118c</text:p>
          </table:table-cell>
          <table:table-cell office:value-type="string">
            <text:p>0x3009</text:p>
          </table:table-cell>
          <table:table-cell office:value-type="string">
            <text:p>0x1046</text:p>
          </table:table-cell>
          <table:table-cell/>
          <table:table-cell office:value-type="string">
            <text:p><text:s/>/* 2570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13c7</text:p>
          </table:table-cell>
          <table:table-cell office:value-type="string">
            <text:p>0x0000</text:p>
          </table:table-cell>
          <table:table-cell office:value-type="string">
            <text:p>0x0023</text:p>
          </table:table-cell>
          <table:table-cell office:value-type="string">
            <text:p>0x6fc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78 */</text:p>
          </table:table-cell>
        </table:table-row>
        <table:table-row table:style-name="ro4">
          <table:table-cell/>
          <table:table-cell office:value-type="string">
            <text:p>0x2803</text:p>
          </table:table-cell>
          <table:table-cell office:value-type="string">
            <text:p>0x3a11</text:p>
          </table:table-cell>
          <table:table-cell office:value-type="string">
            <text:p>0xb8ea</text:p>
          </table:table-cell>
          <table:table-cell office:value-type="string">
            <text:p>0x0024</text:p>
          </table:table-cell>
          <table:table-cell office:value-type="string">
            <text:p>0xb8d6</text:p>
          </table:table-cell>
          <table:table-cell office:value-type="string">
            <text:p>0x130c</text:p>
          </table:table-cell>
          <table:table-cell office:value-type="string">
            <text:p>0x344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80 */</text:p>
          </table:table-cell>
        </table:table-row>
        <table:table-row table:style-name="ro4">
          <table:table-cell/>
          <table:table-cell office:value-type="string">
            <text:p>0x3043</text:p>
          </table:table-cell>
          <table:table-cell office:value-type="string">
            <text:p>0x0024</text:p>
          </table:table-cell>
          <table:table-cell office:value-type="string">
            <text:p>0x30c0</text:p>
          </table:table-cell>
          <table:table-cell office:value-type="string">
            <text:p>0x0024</text:p>
          </table:table-cell>
          <table:table-cell office:value-type="string">
            <text:p>0xfee0</text:p>
          </table:table-cell>
          <table:table-cell office:value-type="string">
            <text:p>0x0024</text:p>
          </table:table-cell>
          <table:table-cell office:value-type="string">
            <text:p>0x5e06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8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200</text:p>
          </table:table-cell>
          <table:table-cell office:value-type="string">
            <text:p>0x4dd6</text:p>
          </table:table-cell>
          <table:table-cell office:value-type="string">
            <text:p>0x0024</text:p>
          </table:table-cell>
          <table:table-cell office:value-type="string">
            <text:p>0x4834</text:p>
          </table:table-cell>
          <table:table-cell office:value-type="string">
            <text:p>0x4843</text:p>
          </table:table-cell>
          <table:table-cell office:value-type="string">
            <text:p>0x4db6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90 */</text:p>
          </table:table-cell>
        </table:table-row>
        <table:table-row table:style-name="ro4">
          <table:table-cell/>
          <table:table-cell office:value-type="string">
            <text:p>0x4db6</text:p>
          </table:table-cell>
          <table:table-cell office:value-type="string">
            <text:p>0x0024</text:p>
          </table:table-cell>
          <table:table-cell office:value-type="string">
            <text:p>0xad02</text:p>
          </table:table-cell>
          <table:table-cell office:value-type="string">
            <text:p>0x0024</text:p>
          </table:table-cell>
          <table:table-cell office:value-type="string">
            <text:p>0x3c10</text:p>
          </table:table-cell>
          <table:table-cell office:value-type="string">
            <text:p>0x0024</text:p>
          </table:table-cell>
          <table:table-cell office:value-type="string">
            <text:p>0x3cb0</text:p>
          </table:table-cell>
          <table:table-cell office:value-type="string">
            <text:p>0x4024</text:p>
          </table:table-cell>
          <table:table-cell/>
          <table:table-cell office:value-type="string">
            <text:p><text:s/>/* 259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581</text:p>
          </table:table-cell>
          <table:table-cell office:value-type="string">
            <text:p>0x3cc4</text:p>
          </table:table-cell>
          <table:table-cell office:value-type="string">
            <text:p>0x0024</text:p>
          </table:table-cell>
          <table:table-cell office:value-type="string">
            <text:p>0x342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/>
          <table:table-cell office:value-type="string">
            <text:p><text:s/>/* 25a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a8 */</text:p>
          </table:table-cell>
        </table:table-row>
        <table:table-row table:style-name="ro4">
          <table:table-cell/>
          <table:table-cell office:value-type="string">
            <text:p>0x608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3a42</text:p>
          </table:table-cell>
          <table:table-cell office:value-type="string">
            <text:p>0x2802</text:p>
          </table:table-cell>
          <table:table-cell office:value-type="string">
            <text:p>0xfa5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b0 */</text:p>
          </table:table-cell>
        </table:table-row>
        <table:table-row table:style-name="ro4">
          <table:table-cell/>
          <table:table-cell office:value-type="string">
            <text:p>0x34c3</text:p>
          </table:table-cell>
          <table:table-cell office:value-type="string">
            <text:p>0x0024</text:p>
          </table:table-cell>
          <table:table-cell office:value-type="string">
            <text:p>0x3460</text:p>
          </table:table-cell>
          <table:table-cell office:value-type="string">
            <text:p>0x0024</text:p>
          </table:table-cell>
          <table:table-cell office:value-type="string">
            <text:p>0x4002</text:p>
          </table:table-cell>
          <table:table-cell office:value-type="string">
            <text:p>0x1110</text:p>
          </table:table-cell>
          <table:table-cell office:value-type="string">
            <text:p>0xf400</text:p>
          </table:table-cell>
          <table:table-cell office:value-type="string">
            <text:p>0x4400</text:p>
          </table:table-cell>
          <table:table-cell/>
          <table:table-cell office:value-type="string">
            <text:p><text:s/>/* 25b8 */</text:p>
          </table:table-cell>
        </table:table-row>
        <table:table-row table:style-name="ro4">
          <table:table-cell/>
          <table:table-cell office:value-type="string">
            <text:p>0x4020</text:p>
          </table:table-cell>
          <table:table-cell office:value-type="string">
            <text:p>0x1042</text:p>
          </table:table-cell>
          <table:table-cell office:value-type="string">
            <text:p>0x4010</text:p>
          </table:table-cell>
          <table:table-cell office:value-type="string">
            <text:p>0x13c3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1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c0 */</text:p>
          </table:table-cell>
        </table:table-row>
        <table:table-row table:style-name="ro4">
          <table:table-cell/>
          <table:table-cell office:value-type="string">
            <text:p>0x30f0</text:p>
          </table:table-cell>
          <table:table-cell office:value-type="string">
            <text:p>0x4024</text:p>
          </table:table-cell>
          <table:table-cell office:value-type="string">
            <text:p>0x4cca</text:p>
          </table:table-cell>
          <table:table-cell office:value-type="string">
            <text:p>0x3042</text:p>
          </table:table-cell>
          <table:table-cell office:value-type="string">
            <text:p>0x6ede</text:p>
          </table:table-cell>
          <table:table-cell office:value-type="string">
            <text:p>0x3243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c8 */</text:p>
          </table:table-cell>
        </table:table-row>
        <table:table-row table:style-name="ro4">
          <table:table-cell/>
          <table:table-cell office:value-type="string">
            <text:p>0x2802</text:p>
          </table:table-cell>
          <table:table-cell office:value-type="string">
            <text:p>0xfa4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915</text:p>
          </table:table-cell>
          <table:table-cell office:value-type="string">
            <text:p>0x46c0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d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86</text:p>
          </table:table-cell>
          <table:table-cell office:value-type="string">
            <text:p>0xb888</text:p>
          </table:table-cell>
          <table:table-cell office:value-type="string">
            <text:p>0x0024</text:p>
          </table:table-cell>
          <table:table-cell office:value-type="string">
            <text:p>0x2915</text:p>
          </table:table-cell>
          <table:table-cell office:value-type="string">
            <text:p>0x9900</text:p>
          </table:table-cell>
          <table:table-cell office:value-type="string">
            <text:p>0x0010</text:p>
          </table:table-cell>
          <table:table-cell office:value-type="string">
            <text:p>0x0005</text:p>
          </table:table-cell>
          <table:table-cell/>
          <table:table-cell office:value-type="string">
            <text:p><text:s/>/* 25d8 */</text:p>
          </table:table-cell>
        </table:table-row>
        <table:table-row table:style-name="ro4">
          <table:table-cell/>
          <table:table-cell office:value-type="string">
            <text:p>0x3463</text:p>
          </table:table-cell>
          <table:table-cell office:value-type="string">
            <text:p>0x184c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3e10</text:p>
          </table:table-cell>
          <table:table-cell office:value-type="string">
            <text:p>0x4024</text:p>
          </table:table-cell>
          <table:table-cell office:value-type="string">
            <text:p>0x3e00</text:p>
          </table:table-cell>
          <table:table-cell office:value-type="string">
            <text:p>0x8024</text:p>
          </table:table-cell>
          <table:table-cell/>
          <table:table-cell office:value-type="string">
            <text:p><text:s/>/* 25e0 */</text:p>
          </table:table-cell>
        </table:table-row>
        <table:table-row table:style-name="ro4">
          <table:table-cell/>
          <table:table-cell office:value-type="string">
            <text:p>0x3410</text:p>
          </table:table-cell>
          <table:table-cell office:value-type="string">
            <text:p>0x0024</text:p>
          </table:table-cell>
          <table:table-cell office:value-type="string">
            <text:p>0x2915</text:p>
          </table:table-cell>
          <table:table-cell office:value-type="string">
            <text:p>0x46c0</text:p>
          </table:table-cell>
          <table:table-cell office:value-type="string">
            <text:p>0x3490</text:p>
          </table:table-cell>
          <table:table-cell office:value-type="string">
            <text:p>0x4024</text:p>
          </table:table-cell>
          <table:table-cell office:value-type="string">
            <text:p>0x418a</text:p>
          </table:table-cell>
          <table:table-cell office:value-type="string">
            <text:p>0x4004</text:p>
          </table:table-cell>
          <table:table-cell/>
          <table:table-cell office:value-type="string">
            <text:p><text:s/>/* 25e8 */</text:p>
          </table:table-cell>
        </table:table-row>
        <table:table-row table:style-name="ro4">
          <table:table-cell/>
          <table:table-cell office:value-type="string">
            <text:p>0x428c</text:p>
          </table:table-cell>
          <table:table-cell office:value-type="string">
            <text:p>0x1bc2</text:p>
          </table:table-cell>
          <table:table-cell office:value-type="string">
            <text:p>0x36f0</text:p>
          </table:table-cell>
          <table:table-cell office:value-type="string">
            <text:p>0x4024</text:p>
          </table:table-cell>
          <table:table-cell office:value-type="string">
            <text:p>0x2915</text:p>
          </table:table-cell>
          <table:table-cell office:value-type="string">
            <text:p>0xb780</text:p>
          </table:table-cell>
          <table:table-cell office:value-type="string">
            <text:p>0x36f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5f0 */</text:p>
          </table:table-cell>
        </table:table-row>
        <table:table-row table:style-name="ro4">
          <table:table-cell/>
          <table:table-cell office:value-type="string">
            <text:p>0x3613</text:p>
          </table:table-cell>
          <table:table-cell office:value-type="string">
            <text:p>0x0024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3e10</text:p>
          </table:table-cell>
          <table:table-cell office:value-type="string">
            <text:p>0x4024</text:p>
          </table:table-cell>
          <table:table-cell office:value-type="string">
            <text:p>0x291f</text:p>
          </table:table-cell>
          <table:table-cell office:value-type="string">
            <text:p>0xca00</text:p>
          </table:table-cell>
          <table:table-cell/>
          <table:table-cell office:value-type="string">
            <text:p><text:s/>/* 25f8 */</text:p>
          </table:table-cell>
        </table:table-row>
        <table:table-row table:style-name="ro4">
          <table:table-cell/>
          <table:table-cell office:value-type="string">
            <text:p>0x3e00</text:p>
          </table:table-cell>
          <table:table-cell office:value-type="string">
            <text:p>0x8024</text:p>
          </table:table-cell>
          <table:table-cell office:value-type="string">
            <text:p>0x2903</text:p>
          </table:table-cell>
          <table:table-cell office:value-type="string">
            <text:p>0xa440</text:p>
          </table:table-cell>
          <table:table-cell office:value-type="string">
            <text:p>0x36d3</text:p>
          </table:table-cell>
          <table:table-cell office:value-type="string">
            <text:p>0x0024</text:p>
          </table:table-cell>
          <table:table-cell office:value-type="string">
            <text:p>0x0003</text:p>
          </table:table-cell>
          <table:table-cell office:value-type="string">
            <text:p>0xd700</text:p>
          </table:table-cell>
          <table:table-cell/>
          <table:table-cell office:value-type="string">
            <text:p><text:s/>/* 2600 */</text:p>
          </table:table-cell>
        </table:table-row>
        <table:table-row table:style-name="ro4">
          <table:table-cell/>
          <table:table-cell office:value-type="string">
            <text:p>0x6104</text:p>
          </table:table-cell>
          <table:table-cell office:value-type="string">
            <text:p>0x104c</text:p>
          </table:table-cell>
          <table:table-cell office:value-type="string">
            <text:p>0x3009</text:p>
          </table:table-cell>
          <table:table-cell office:value-type="string">
            <text:p>0x33c1</text:p>
          </table:table-cell>
          <table:table-cell office:value-type="string">
            <text:p>0x2802</text:p>
          </table:table-cell>
          <table:table-cell office:value-type="string">
            <text:p>0xfa5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08 */</text:p>
          </table:table-cell>
        </table:table-row>
        <table:table-row table:style-name="ro4">
          <table:table-cell/>
          <table:table-cell office:value-type="string">
            <text:p>0x3413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33c0</text:p>
          </table:table-cell>
          <table:table-cell office:value-type="string">
            <text:p>0x34a3</text:p>
          </table:table-cell>
          <table:table-cell office:value-type="string">
            <text:p>0x0024</text:p>
          </table:table-cell>
          <table:table-cell office:value-type="string">
            <text:p>0x341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10 */</text:p>
          </table:table-cell>
        </table:table-row>
        <table:table-row table:style-name="ro4">
          <table:table-cell/>
          <table:table-cell office:value-type="string">
            <text:p>0x6080</text:p>
          </table:table-cell>
          <table:table-cell office:value-type="string">
            <text:p>0x1142</text:p>
          </table:table-cell>
          <table:table-cell office:value-type="string">
            <text:p>0x0003</text:p>
          </table:table-cell>
          <table:table-cell office:value-type="string">
            <text:p>0xd700</text:p>
          </table:table-cell>
          <table:table-cell office:value-type="string">
            <text:p>0x2802</text:p>
          </table:table-cell>
          <table:table-cell office:value-type="string">
            <text:p>0xfc8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18 */</text:p>
          </table:table-cell>
        </table:table-row>
        <table:table-row table:style-name="ro4">
          <table:table-cell/>
          <table:table-cell office:value-type="string">
            <text:p>0x3413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3280</text:p>
          </table:table-cell>
          <table:table-cell office:value-type="string">
            <text:p>0x3450</text:p>
          </table:table-cell>
          <table:table-cell office:value-type="string">
            <text:p>0x8024</text:p>
          </table:table-cell>
          <table:table-cell office:value-type="string">
            <text:p>0x628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2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3a41</text:p>
          </table:table-cell>
          <table:table-cell office:value-type="string">
            <text:p>0x2803</text:p>
          </table:table-cell>
          <table:table-cell office:value-type="string">
            <text:p>0x000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c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28 */</text:p>
          </table:table-cell>
        </table:table-row>
        <table:table-row table:style-name="ro4">
          <table:table-cell/>
          <table:table-cell office:value-type="string">
            <text:p>0x3460</text:p>
          </table:table-cell>
          <table:table-cell office:value-type="string">
            <text:p>0x0024</text:p>
          </table:table-cell>
          <table:table-cell office:value-type="string">
            <text:p>0x4000</text:p>
          </table:table-cell>
          <table:table-cell office:value-type="string">
            <text:p>0x1150</text:p>
          </table:table-cell>
          <table:table-cell office:value-type="string">
            <text:p>0xf400</text:p>
          </table:table-cell>
          <table:table-cell office:value-type="string">
            <text:p>0x4403</text:p>
          </table:table-cell>
          <table:table-cell office:value-type="string">
            <text:p>0x431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30 */</text:p>
          </table:table-cell>
        </table:table-row>
        <table:table-row table:style-name="ro4">
          <table:table-cell/>
          <table:table-cell office:value-type="string">
            <text:p>0x4100</text:p>
          </table:table-cell>
          <table:table-cell office:value-type="string">
            <text:p>0x13c1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4a0</text:p>
          </table:table-cell>
          <table:table-cell office:value-type="string">
            <text:p>0x0024</text:p>
          </table:table-cell>
          <table:table-cell office:value-type="string">
            <text:p>0x381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38 */</text:p>
          </table:table-cell>
        </table:table-row>
        <table:table-row table:style-name="ro4">
          <table:table-cell/>
          <table:table-cell office:value-type="string">
            <text:p>0x38f0</text:p>
          </table:table-cell>
          <table:table-cell office:value-type="string">
            <text:p>0x4024</text:p>
          </table:table-cell>
          <table:table-cell office:value-type="string">
            <text:p>0x0000</text:p>
          </table:table-cell>
          <table:table-cell office:value-type="string">
            <text:p>0x1241</text:p>
          </table:table-cell>
          <table:table-cell office:value-type="string">
            <text:p>0xb888</text:p>
          </table:table-cell>
          <table:table-cell office:value-type="string">
            <text:p>0x108c</text:p>
          </table:table-cell>
          <table:table-cell office:value-type="string">
            <text:p>0x340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4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400</text:p>
          </table:table-cell>
          <table:table-cell office:value-type="string">
            <text:p>0xf400</text:p>
          </table:table-cell>
          <table:table-cell office:value-type="string">
            <text:p>0x4412</text:p>
          </table:table-cell>
          <table:table-cell office:value-type="string">
            <text:p>0x4010</text:p>
          </table:table-cell>
          <table:table-cell office:value-type="string">
            <text:p>0x0005</text:p>
          </table:table-cell>
          <table:table-cell office:value-type="string">
            <text:p>0x327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48 */</text:p>
          </table:table-cell>
        </table:table-row>
        <table:table-row table:style-name="ro4">
          <table:table-cell/>
          <table:table-cell office:value-type="string">
            <text:p>0x3223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33d2</text:p>
          </table:table-cell>
          <table:table-cell office:value-type="string">
            <text:p>0xb880</text:p>
          </table:table-cell>
          <table:table-cell office:value-type="string">
            <text:p>0x3080</text:p>
          </table:table-cell>
          <table:table-cell office:value-type="string">
            <text:p>0x6540</text:p>
          </table:table-cell>
          <table:table-cell office:value-type="string">
            <text:p>0x3280</text:p>
          </table:table-cell>
          <table:table-cell/>
          <table:table-cell office:value-type="string">
            <text:p><text:s/>/* 2650 */</text:p>
          </table:table-cell>
        </table:table-row>
        <table:table-row table:style-name="ro4">
          <table:table-cell/>
          <table:table-cell office:value-type="string">
            <text:p>0x3c34</text:p>
          </table:table-cell>
          <table:table-cell office:value-type="string">
            <text:p>0xc024</text:p>
          </table:table-cell>
          <table:table-cell office:value-type="string">
            <text:p>0x2803</text:p>
          </table:table-cell>
          <table:table-cell office:value-type="string">
            <text:p>0x0d09</text:p>
          </table:table-cell>
          <table:table-cell office:value-type="string">
            <text:p>0x4090</text:p>
          </table:table-cell>
          <table:table-cell office:value-type="string">
            <text:p>0x0024</text:p>
          </table:table-cell>
          <table:table-cell office:value-type="string">
            <text:p>0x2403</text:p>
          </table:table-cell>
          <table:table-cell office:value-type="string">
            <text:p>0x0cc0</text:p>
          </table:table-cell>
          <table:table-cell/>
          <table:table-cell office:value-type="string">
            <text:p><text:s/>/* 265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a40</text:p>
          </table:table-cell>
          <table:table-cell office:value-type="string">
            <text:p>0x3423</text:p>
          </table:table-cell>
          <table:table-cell office:value-type="string">
            <text:p>0x0024</text:p>
          </table:table-cell>
          <table:table-cell office:value-type="string">
            <text:p>0x341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6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401</text:p>
          </table:table-cell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404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0</text:p>
          </table:table-cell>
          <table:table-cell/>
          <table:table-cell office:value-type="string">
            <text:p><text:s/>/* 2668 */</text:p>
          </table:table-cell>
        </table:table-row>
        <table:table-row table:style-name="ro4">
          <table:table-cell/>
          <table:table-cell office:value-type="string">
            <text:p>0x3000</text:p>
          </table:table-cell>
          <table:table-cell office:value-type="string">
            <text:p>0x4024</text:p>
          </table:table-cell>
          <table:table-cell office:value-type="string">
            <text:p>0x34e0</text:p>
          </table:table-cell>
          <table:table-cell office:value-type="string">
            <text:p>0x0024</text:p>
          </table:table-cell>
          <table:table-cell office:value-type="string">
            <text:p>0x6106</text:p>
          </table:table-cell>
          <table:table-cell office:value-type="string">
            <text:p>0x13d0</text:p>
          </table:table-cell>
          <table:table-cell office:value-type="string">
            <text:p>0x3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70 */</text:p>
          </table:table-cell>
        </table:table-row>
        <table:table-row table:style-name="ro4">
          <table:table-cell/>
          <table:table-cell office:value-type="string">
            <text:p>0x608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0a4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78 */</text:p>
          </table:table-cell>
        </table:table-row>
        <table:table-row table:style-name="ro4">
          <table:table-cell/>
          <table:table-cell office:value-type="string">
            <text:p>0x3423</text:p>
          </table:table-cell>
          <table:table-cell office:value-type="string">
            <text:p>0x184c</text:p>
          </table:table-cell>
          <table:table-cell office:value-type="string">
            <text:p>0x3404</text:p>
          </table:table-cell>
          <table:table-cell office:value-type="string">
            <text:p>0x1012</text:p>
          </table:table-cell>
          <table:table-cell office:value-type="string">
            <text:p>0x3210</text:p>
          </table:table-cell>
          <table:table-cell office:value-type="string">
            <text:p>0x408c</text:p>
          </table:table-cell>
          <table:table-cell office:value-type="string">
            <text:p>0x30e0</text:p>
          </table:table-cell>
          <table:table-cell office:value-type="string">
            <text:p>0x3012</text:p>
          </table:table-cell>
          <table:table-cell/>
          <table:table-cell office:value-type="string">
            <text:p><text:s/>/* 2680 */</text:p>
          </table:table-cell>
        </table:table-row>
        <table:table-row table:style-name="ro4">
          <table:table-cell/>
          <table:table-cell office:value-type="string">
            <text:p>0x6100</text:p>
          </table:table-cell>
          <table:table-cell office:value-type="string">
            <text:p>0x3190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2608</text:p>
          </table:table-cell>
          <table:table-cell office:value-type="string">
            <text:p>0xbc8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88 */</text:p>
          </table:table-cell>
        </table:table-row>
        <table:table-row table:style-name="ro4">
          <table:table-cell/>
          <table:table-cell office:value-type="string">
            <text:p>0x3493</text:p>
          </table:table-cell>
          <table:table-cell office:value-type="string">
            <text:p>0x1bcc</text:p>
          </table:table-cell>
          <table:table-cell office:value-type="string">
            <text:p>0x34f3</text:p>
          </table:table-cell>
          <table:table-cell office:value-type="string">
            <text:p>0x0024</text:p>
          </table:table-cell>
          <table:table-cell office:value-type="string">
            <text:p>0x6488</text:p>
          </table:table-cell>
          <table:table-cell office:value-type="string">
            <text:p>0x10cc</text:p>
          </table:table-cell>
          <table:table-cell office:value-type="string">
            <text:p>0x3009</text:p>
          </table:table-cell>
          <table:table-cell office:value-type="string">
            <text:p>0x1010</text:p>
          </table:table-cell>
          <table:table-cell/>
          <table:table-cell office:value-type="string">
            <text:p><text:s/>/* 2690 */</text:p>
          </table:table-cell>
        </table:table-row>
        <table:table-row table:style-name="ro4">
          <table:table-cell/>
          <table:table-cell office:value-type="string">
            <text:p>0x2803</text:p>
          </table:table-cell>
          <table:table-cell office:value-type="string">
            <text:p>0x2495</text:p>
          </table:table-cell>
          <table:table-cell office:value-type="string">
            <text:p>0x0000</text:p>
          </table:table-cell>
          <table:table-cell office:value-type="string">
            <text:p>0x1000</text:p>
          </table:table-cell>
          <table:table-cell office:value-type="string">
            <text:p>0x3810</text:p>
          </table:table-cell>
          <table:table-cell office:value-type="string">
            <text:p>0x0024</text:p>
          </table:table-cell>
          <table:table-cell office:value-type="string">
            <text:p>0x3009</text:p>
          </table:table-cell>
          <table:table-cell office:value-type="string">
            <text:p>0x3350</text:p>
          </table:table-cell>
          <table:table-cell/>
          <table:table-cell office:value-type="string">
            <text:p><text:s/>/* 2698 */</text:p>
          </table:table-cell>
        </table:table-row>
        <table:table-row table:style-name="ro4">
          <table:table-cell/>
          <table:table-cell office:value-type="string">
            <text:p>0x3433</text:p>
          </table:table-cell>
          <table:table-cell office:value-type="string">
            <text:p>0x0024</text:p>
          </table:table-cell>
          <table:table-cell office:value-type="string">
            <text:p>0x34e0</text:p>
          </table:table-cell>
          <table:table-cell office:value-type="string">
            <text:p>0x0024</text:p>
          </table:table-cell>
          <table:table-cell office:value-type="string">
            <text:p>0x4030</text:p>
          </table:table-cell>
          <table:table-cell office:value-type="string">
            <text:p>0x1090</text:p>
          </table:table-cell>
          <table:table-cell office:value-type="string">
            <text:p>0x3ce0</text:p>
          </table:table-cell>
          <table:table-cell office:value-type="string">
            <text:p>0x004c</text:p>
          </table:table-cell>
          <table:table-cell/>
          <table:table-cell office:value-type="string">
            <text:p><text:s/>/* 26a0 */</text:p>
          </table:table-cell>
        </table:table-row>
        <table:table-row table:style-name="ro4">
          <table:table-cell/>
          <table:table-cell office:value-type="string">
            <text:p>0x6498</text:p>
          </table:table-cell>
          <table:table-cell office:value-type="string">
            <text:p>0x33d0</text:p>
          </table:table-cell>
          <table:table-cell office:value-type="string">
            <text:p>0x0000</text:p>
          </table:table-cell>
          <table:table-cell office:value-type="string">
            <text:p>0x0803</text:p>
          </table:table-cell>
          <table:table-cell office:value-type="string">
            <text:p>0x3423</text:p>
          </table:table-cell>
          <table:table-cell office:value-type="string">
            <text:p>0x0024</text:p>
          </table:table-cell>
          <table:table-cell office:value-type="string">
            <text:p>0x34a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a8 */</text:p>
          </table:table-cell>
        </table:table-row>
        <table:table-row table:style-name="ro4">
          <table:table-cell/>
          <table:table-cell office:value-type="string">
            <text:p>0x3000</text:p>
          </table:table-cell>
          <table:table-cell office:value-type="string">
            <text:p>0x0024</text:p>
          </table:table-cell>
          <table:table-cell office:value-type="string">
            <text:p>0x3420</text:p>
          </table:table-cell>
          <table:table-cell office:value-type="string">
            <text:p>0x4024</text:p>
          </table:table-cell>
          <table:table-cell office:value-type="string">
            <text:p>0xfe32</text:p>
          </table:table-cell>
          <table:table-cell office:value-type="string">
            <text:p>0x1081</text:p>
          </table:table-cell>
          <table:table-cell office:value-type="string">
            <text:p>0x0000</text:p>
          </table:table-cell>
          <table:table-cell office:value-type="string">
            <text:p>0x0b03</text:p>
          </table:table-cell>
          <table:table-cell/>
          <table:table-cell office:value-type="string">
            <text:p><text:s/>/* 26b0 */</text:p>
          </table:table-cell>
        </table:table-row>
        <table:table-row table:style-name="ro4">
          <table:table-cell/>
          <table:table-cell office:value-type="string">
            <text:p>0x48ba</text:p>
          </table:table-cell>
          <table:table-cell office:value-type="string">
            <text:p>0x0024</text:p>
          </table:table-cell>
          <table:table-cell office:value-type="string">
            <text:p>0x4132</text:p>
          </table:table-cell>
          <table:table-cell office:value-type="string">
            <text:p>0x0024</text:p>
          </table:table-cell>
          <table:table-cell office:value-type="string">
            <text:p>0x4142</text:p>
          </table:table-cell>
          <table:table-cell office:value-type="string">
            <text:p>0x0024</text:p>
          </table:table-cell>
          <table:table-cell office:value-type="string">
            <text:p>0x6892</text:p>
          </table:table-cell>
          <table:table-cell office:value-type="string">
            <text:p>0x4053</text:p>
          </table:table-cell>
          <table:table-cell/>
          <table:table-cell office:value-type="string">
            <text:p><text:s/>/* 26b8 */</text:p>
          </table:table-cell>
        </table:table-row>
        <table:table-row table:style-name="ro4">
          <table:table-cell/>
          <table:table-cell office:value-type="string">
            <text:p>0x3311</text:p>
          </table:table-cell>
          <table:table-cell office:value-type="string">
            <text:p>0x4024</text:p>
          </table:table-cell>
          <table:table-cell office:value-type="string">
            <text:p>0x6106</text:p>
          </table:table-cell>
          <table:table-cell office:value-type="string">
            <text:p>0x130c</text:p>
          </table:table-cell>
          <table:table-cell office:value-type="string">
            <text:p>0x0000</text:p>
          </table:table-cell>
          <table:table-cell office:value-type="string">
            <text:p>0x0803</text:p>
          </table:table-cell>
          <table:table-cell office:value-type="string">
            <text:p>0x2803</text:p>
          </table:table-cell>
          <table:table-cell office:value-type="string">
            <text:p>0x16d8</text:p>
          </table:table-cell>
          <table:table-cell/>
          <table:table-cell office:value-type="string">
            <text:p><text:s/>/* 26c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d04</text:p>
          </table:table-cell>
          <table:table-cell office:value-type="string">
            <text:p>0x3300</text:p>
          </table:table-cell>
          <table:table-cell office:value-type="string">
            <text:p>0xd10c</text:p>
          </table:table-cell>
          <table:table-cell office:value-type="string">
            <text:p>0x6346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c8 */</text:p>
          </table:table-cell>
        </table:table-row>
        <table:table-row table:style-name="ro4">
          <table:table-cell/>
          <table:table-cell office:value-type="string">
            <text:p>0x2803</text:p>
          </table:table-cell>
          <table:table-cell office:value-type="string">
            <text:p>0x129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b01</text:p>
          </table:table-cell>
          <table:table-cell office:value-type="string">
            <text:p>0x0024</text:p>
          </table:table-cell>
          <table:table-cell office:value-type="string">
            <text:p>0x3300</text:p>
          </table:table-cell>
          <table:table-cell office:value-type="string">
            <text:p>0xc024</text:p>
          </table:table-cell>
          <table:table-cell/>
          <table:table-cell office:value-type="string">
            <text:p><text:s/>/* 26d0 */</text:p>
          </table:table-cell>
        </table:table-row>
        <table:table-row table:style-name="ro4">
          <table:table-cell/>
          <table:table-cell office:value-type="string">
            <text:p>0x6356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503</text:p>
          </table:table-cell>
          <table:table-cell office:value-type="string">
            <text:p>0x2803</text:p>
          </table:table-cell>
          <table:table-cell office:value-type="string">
            <text:p>0x165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d8 */</text:p>
          </table:table-cell>
        </table:table-row>
        <table:table-row table:style-name="ro4">
          <table:table-cell/>
          <table:table-cell office:value-type="string">
            <text:p>0x653a</text:p>
          </table:table-cell>
          <table:table-cell office:value-type="string">
            <text:p>0x0c03</text:p>
          </table:table-cell>
          <table:table-cell office:value-type="string">
            <text:p>0x6356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15c8</text:p>
          </table:table-cell>
          <table:table-cell/>
          <table:table-cell office:value-type="string">
            <text:p><text:s/>/* 26e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311</text:p>
          </table:table-cell>
          <table:table-cell office:value-type="string">
            <text:p>0x4024</text:p>
          </table:table-cell>
          <table:table-cell office:value-type="string">
            <text:p>0x2803</text:p>
          </table:table-cell>
          <table:table-cell office:value-type="string">
            <text:p>0x1000</text:p>
          </table:table-cell>
          <table:table-cell office:value-type="string">
            <text:p>0x619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e8 */</text:p>
          </table:table-cell>
        </table:table-row>
        <table:table-row table:style-name="ro4">
          <table:table-cell/>
          <table:table-cell office:value-type="string">
            <text:p>0x2803</text:p>
          </table:table-cell>
          <table:table-cell office:value-type="string">
            <text:p>0x1540</text:p>
          </table:table-cell>
          <table:table-cell office:value-type="string">
            <text:p>0x3b11</text:p>
          </table:table-cell>
          <table:table-cell office:value-type="string">
            <text:p>0x4024</text:p>
          </table:table-cell>
          <table:table-cell office:value-type="string">
            <text:p>0x2803</text:p>
          </table:table-cell>
          <table:table-cell office:value-type="string">
            <text:p>0x1540</text:p>
          </table:table-cell>
          <table:table-cell office:value-type="string">
            <text:p>0x3311</text:p>
          </table:table-cell>
          <table:table-cell office:value-type="string">
            <text:p>0x4024</text:p>
          </table:table-cell>
          <table:table-cell/>
          <table:table-cell office:value-type="string">
            <text:p><text:s/>/* 26f0 */</text:p>
          </table:table-cell>
        </table:table-row>
        <table:table-row table:style-name="ro4">
          <table:table-cell/>
          <table:table-cell office:value-type="string">
            <text:p>0x3420</text:p>
          </table:table-cell>
          <table:table-cell office:value-type="string">
            <text:p>0x4024</text:p>
          </table:table-cell>
          <table:table-cell office:value-type="string">
            <text:p>0xfe32</text:p>
          </table:table-cell>
          <table:table-cell office:value-type="string">
            <text:p>0x1081</text:p>
          </table:table-cell>
          <table:table-cell office:value-type="string">
            <text:p>0x0000</text:p>
          </table:table-cell>
          <table:table-cell office:value-type="string">
            <text:p>0x0b03</text:p>
          </table:table-cell>
          <table:table-cell office:value-type="string">
            <text:p>0x48ba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6f8 */</text:p>
          </table:table-cell>
        </table:table-row>
        <table:table-row table:style-name="ro4">
          <table:table-cell/>
          <table:table-cell office:value-type="string">
            <text:p>0x4132</text:p>
          </table:table-cell>
          <table:table-cell office:value-type="string">
            <text:p>0x0024</text:p>
          </table:table-cell>
          <table:table-cell office:value-type="string">
            <text:p>0x4142</text:p>
          </table:table-cell>
          <table:table-cell office:value-type="string">
            <text:p>0x0024</text:p>
          </table:table-cell>
          <table:table-cell office:value-type="string">
            <text:p>0x4102</text:p>
          </table:table-cell>
          <table:table-cell office:value-type="string">
            <text:p>0x0024</text:p>
          </table:table-cell>
          <table:table-cell office:value-type="string">
            <text:p>0x4192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00 */</text:p>
          </table:table-cell>
        </table:table-row>
        <table:table-row table:style-name="ro4">
          <table:table-cell/>
          <table:table-cell office:value-type="string">
            <text:p>0x6892</text:p>
          </table:table-cell>
          <table:table-cell office:value-type="string">
            <text:p>0x4053</text:p>
          </table:table-cell>
          <table:table-cell office:value-type="string">
            <text:p>0x6018</text:p>
          </table:table-cell>
          <table:table-cell office:value-type="string">
            <text:p>0x0fc5</text:p>
          </table:table-cell>
          <table:table-cell office:value-type="string">
            <text:p>0x0000</text:p>
          </table:table-cell>
          <table:table-cell office:value-type="string">
            <text:p>0x0503</text:p>
          </table:table-cell>
          <table:table-cell office:value-type="string">
            <text:p>0x2803</text:p>
          </table:table-cell>
          <table:table-cell office:value-type="string">
            <text:p>0x1d89</text:p>
          </table:table-cell>
          <table:table-cell/>
          <table:table-cell office:value-type="string">
            <text:p><text:s/>/* 2708 */</text:p>
          </table:table-cell>
        </table:table-row>
        <table:table-row table:style-name="ro4">
          <table:table-cell/>
          <table:table-cell office:value-type="string">
            <text:p>0x4498</text:p>
          </table:table-cell>
          <table:table-cell office:value-type="string">
            <text:p>0x0024</text:p>
          </table:table-cell>
          <table:table-cell office:value-type="string">
            <text:p>0x2403</text:p>
          </table:table-cell>
          <table:table-cell office:value-type="string">
            <text:p>0x1d4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301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10 */</text:p>
          </table:table-cell>
        </table:table-row>
        <table:table-row table:style-name="ro4">
          <table:table-cell/>
          <table:table-cell office:value-type="string">
            <text:p>0x6458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241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18 */</text:p>
          </table:table-cell>
        </table:table-row>
        <table:table-row table:style-name="ro4">
          <table:table-cell/>
          <table:table-cell office:value-type="string">
            <text:p>0x653a</text:p>
          </table:table-cell>
          <table:table-cell office:value-type="string">
            <text:p>0x0c04</text:p>
          </table:table-cell>
          <table:table-cell office:value-type="string">
            <text:p>0x6458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2388</text:p>
          </table:table-cell>
          <table:table-cell/>
          <table:table-cell office:value-type="string">
            <text:p><text:s/>/* 272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3f1</text:p>
          </table:table-cell>
          <table:table-cell office:value-type="string">
            <text:p>0x4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628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2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3bc0</text:p>
          </table:table-cell>
          <table:table-cell office:value-type="string">
            <text:p>0x2803</text:p>
          </table:table-cell>
          <table:table-cell office:value-type="string">
            <text:p>0x208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2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30 */</text:p>
          </table:table-cell>
        </table:table-row>
        <table:table-row table:style-name="ro4">
          <table:table-cell/>
          <table:table-cell office:value-type="string">
            <text:p>0x34a4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401</text:p>
          </table:table-cell>
          <table:table-cell office:value-type="string">
            <text:p>0x4100</text:p>
          </table:table-cell>
          <table:table-cell office:value-type="string">
            <text:p>0x1141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38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9</text:p>
          </table:table-cell>
          <table:table-cell office:value-type="string">
            <text:p>0x13c0</text:p>
          </table:table-cell>
          <table:table-cell office:value-type="string">
            <text:p>0x3800</text:p>
          </table:table-cell>
          <table:table-cell office:value-type="string">
            <text:p>0x0024</text:p>
          </table:table-cell>
          <table:table-cell office:value-type="string">
            <text:p>0xb880</text:p>
          </table:table-cell>
          <table:table-cell office:value-type="string">
            <text:p>0x1bcf</text:p>
          </table:table-cell>
          <table:table-cell/>
          <table:table-cell office:value-type="string">
            <text:p><text:s/>/* 2740 */</text:p>
          </table:table-cell>
        </table:table-row>
        <table:table-row table:style-name="ro4">
          <table:table-cell/>
          <table:table-cell office:value-type="string">
            <text:p>0x36f3</text:p>
          </table:table-cell>
          <table:table-cell office:value-type="string">
            <text:p>0x580e</text:p>
          </table:table-cell>
          <table:table-cell office:value-type="string">
            <text:p>0x36f4</text:p>
          </table:table-cell>
          <table:table-cell office:value-type="string">
            <text:p>0x9813</text:p>
          </table:table-cell>
          <table:table-cell office:value-type="string">
            <text:p>0x36f1</text:p>
          </table:table-cell>
          <table:table-cell office:value-type="string">
            <text:p>0xd811</text:p>
          </table:table-cell>
          <table:table-cell office:value-type="string">
            <text:p>0x36f1</text:p>
          </table:table-cell>
          <table:table-cell office:value-type="string">
            <text:p>0x5806</text:p>
          </table:table-cell>
          <table:table-cell/>
          <table:table-cell office:value-type="string">
            <text:p><text:s/>/* 2748 */</text:p>
          </table:table-cell>
        </table:table-row>
        <table:table-row table:style-name="ro4">
          <table:table-cell/>
          <table:table-cell office:value-type="string">
            <text:p>0x36f0</text:p>
          </table:table-cell>
          <table:table-cell office:value-type="string">
            <text:p>0xd804</text:p>
          </table:table-cell>
          <table:table-cell office:value-type="string">
            <text:p>0x36f0</text:p>
          </table:table-cell>
          <table:table-cell office:value-type="string">
            <text:p>0x5802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50 */</text:p>
          </table:table-cell>
        </table:table-row>
        <table:table-row table:style-name="ro4">
          <table:table-cell/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1d40</text:p>
          </table:table-cell>
          <table:table-cell/>
          <table:table-cell office:value-type="string">
            <text:p><text:s/>/* 2758 */</text:p>
          </table:table-cell>
        </table:table-row>
        <table:table-row table:style-name="ro4">
          <table:table-cell/>
          <table:table-cell office:value-type="string">
            <text:p>0x3bf1</text:p>
          </table:table-cell>
          <table:table-cell office:value-type="string">
            <text:p>0x4024</text:p>
          </table:table-cell>
          <table:table-cell office:value-type="string">
            <text:p>0x2803</text:p>
          </table:table-cell>
          <table:table-cell office:value-type="string">
            <text:p>0x1d40</text:p>
          </table:table-cell>
          <table:table-cell office:value-type="string">
            <text:p>0x33f1</text:p>
          </table:table-cell>
          <table:table-cell office:value-type="string">
            <text:p>0x4024</text:p>
          </table:table-cell>
          <table:table-cell office:value-type="string">
            <text:p>0xf400</text:p>
          </table:table-cell>
          <table:table-cell office:value-type="string">
            <text:p>0x4412</text:p>
          </table:table-cell>
          <table:table-cell/>
          <table:table-cell office:value-type="string">
            <text:p><text:s/>/* 2760 */</text:p>
          </table:table-cell>
        </table:table-row>
        <table:table-row table:style-name="ro4">
          <table:table-cell/>
          <table:table-cell office:value-type="string">
            <text:p>0x32f3</text:p>
          </table:table-cell>
          <table:table-cell office:value-type="string">
            <text:p>0x0024</text:p>
          </table:table-cell>
          <table:table-cell office:value-type="string">
            <text:p>0x3200</text:p>
          </table:table-cell>
          <table:table-cell office:value-type="string">
            <text:p>0x0024</text:p>
          </table:table-cell>
          <table:table-cell office:value-type="string">
            <text:p>0x381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0bc0</text:p>
          </table:table-cell>
          <table:table-cell/>
          <table:table-cell office:value-type="string">
            <text:p><text:s/>/* 2768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3350</text:p>
          </table:table-cell>
          <table:table-cell office:value-type="string">
            <text:p>0x3c10</text:p>
          </table:table-cell>
          <table:table-cell office:value-type="string">
            <text:p>0x0024</text:p>
          </table:table-cell>
          <table:table-cell office:value-type="string">
            <text:p>0x3cf0</text:p>
          </table:table-cell>
          <table:table-cell office:value-type="string">
            <text:p>0x4024</text:p>
          </table:table-cell>
          <table:table-cell office:value-type="string">
            <text:p>0x3009</text:p>
          </table:table-cell>
          <table:table-cell office:value-type="string">
            <text:p>0x3040</text:p>
          </table:table-cell>
          <table:table-cell/>
          <table:table-cell office:value-type="string">
            <text:p><text:s/>/* 2770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33c1</text:p>
          </table:table-cell>
          <table:table-cell office:value-type="string">
            <text:p>0xf400</text:p>
          </table:table-cell>
          <table:table-cell office:value-type="string">
            <text:p>0x4510</text:p>
          </table:table-cell>
          <table:table-cell office:value-type="string">
            <text:p>0xf400</text:p>
          </table:table-cell>
          <table:table-cell office:value-type="string">
            <text:p>0x4511</text:p>
          </table:table-cell>
          <table:table-cell office:value-type="string">
            <text:p>0x3493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78 */</text:p>
          </table:table-cell>
        </table:table-row>
        <table:table-row table:style-name="ro4">
          <table:table-cell/>
          <table:table-cell office:value-type="string">
            <text:p>0x34c3</text:p>
          </table:table-cell>
          <table:table-cell office:value-type="string">
            <text:p>0x0024</text:p>
          </table:table-cell>
          <table:table-cell office:value-type="string">
            <text:p>0x3470</text:p>
          </table:table-cell>
          <table:table-cell office:value-type="string">
            <text:p>0x0024</text:p>
          </table:table-cell>
          <table:table-cell office:value-type="string">
            <text:p>0x2903</text:p>
          </table:table-cell>
          <table:table-cell office:value-type="string">
            <text:p>0x88c0</text:p>
          </table:table-cell>
          <table:table-cell office:value-type="string">
            <text:p>0x4380</text:p>
          </table:table-cell>
          <table:table-cell office:value-type="string">
            <text:p>0x4012</text:p>
          </table:table-cell>
          <table:table-cell/>
          <table:table-cell office:value-type="string">
            <text:p><text:s/>/* 2780 */</text:p>
          </table:table-cell>
        </table:table-row>
        <table:table-row table:style-name="ro4">
          <table:table-cell/>
          <table:table-cell office:value-type="string">
            <text:p>0x3c01</text:p>
          </table:table-cell>
          <table:table-cell office:value-type="string">
            <text:p>0x3245</text:p>
          </table:table-cell>
          <table:table-cell office:value-type="string">
            <text:p>0x0000</text:p>
          </table:table-cell>
          <table:table-cell office:value-type="string">
            <text:p>0x2005</text:p>
          </table:table-cell>
          <table:table-cell office:value-type="string">
            <text:p>0xb888</text:p>
          </table:table-cell>
          <table:table-cell office:value-type="string">
            <text:p>0x1000</text:p>
          </table:table-cell>
          <table:table-cell office:value-type="string">
            <text:p>0x403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88 */</text:p>
          </table:table-cell>
        </table:table-row>
        <table:table-row table:style-name="ro4">
          <table:table-cell/>
          <table:table-cell office:value-type="string">
            <text:p>0x3c70</text:p>
          </table:table-cell>
          <table:table-cell office:value-type="string">
            <text:p>0x0024</text:p>
          </table:table-cell>
          <table:table-cell office:value-type="string">
            <text:p>0x0004</text:p>
          </table:table-cell>
          <table:table-cell office:value-type="string">
            <text:p>0x0000</text:p>
          </table:table-cell>
          <table:table-cell office:value-type="string">
            <text:p>0x3443</text:p>
          </table:table-cell>
          <table:table-cell office:value-type="string">
            <text:p>0x0024</text:p>
          </table:table-cell>
          <table:table-cell office:value-type="string">
            <text:p>0x4030</text:p>
          </table:table-cell>
          <table:table-cell office:value-type="string">
            <text:p>0x9046</text:p>
          </table:table-cell>
          <table:table-cell/>
          <table:table-cell office:value-type="string">
            <text:p><text:s/>/* 2790 */</text:p>
          </table:table-cell>
        </table:table-row>
        <table:table-row table:style-name="ro4">
          <table:table-cell/>
          <table:table-cell office:value-type="string">
            <text:p>0xf400</text:p>
          </table:table-cell>
          <table:table-cell office:value-type="string">
            <text:p>0x4010</text:p>
          </table:table-cell>
          <table:table-cell office:value-type="string">
            <text:p>0x3009</text:p>
          </table:table-cell>
          <table:table-cell office:value-type="string">
            <text:p>0x0000</text:p>
          </table:table-cell>
          <table:table-cell office:value-type="string">
            <text:p>0x3009</text:p>
          </table:table-cell>
          <table:table-cell office:value-type="string">
            <text:p>0x12c7</text:p>
          </table:table-cell>
          <table:table-cell office:value-type="string">
            <text:p>0x6fee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9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3781</text:p>
          </table:table-cell>
          <table:table-cell office:value-type="string">
            <text:p>0x4fee</text:p>
          </table:table-cell>
          <table:table-cell office:value-type="string">
            <text:p>0x1004</text:p>
          </table:table-cell>
          <table:table-cell office:value-type="string">
            <text:p>0x3c00</text:p>
          </table:table-cell>
          <table:table-cell office:value-type="string">
            <text:p>0x9005</text:p>
          </table:table-cell>
          <table:table-cell/>
          <table:table-cell office:value-type="string">
            <text:p><text:s/>/* 27a0 */</text:p>
          </table:table-cell>
        </table:table-row>
        <table:table-row table:style-name="ro4">
          <table:table-cell/>
          <table:table-cell office:value-type="string">
            <text:p>0xb8d6</text:p>
          </table:table-cell>
          <table:table-cell office:value-type="string">
            <text:p>0xb103</text:p>
          </table:table-cell>
          <table:table-cell office:value-type="string">
            <text:p>0x3411</text:p>
          </table:table-cell>
          <table:table-cell office:value-type="string">
            <text:p>0x8024</text:p>
          </table:table-cell>
          <table:table-cell office:value-type="string">
            <text:p>0xfee0</text:p>
          </table:table-cell>
          <table:table-cell office:value-type="string">
            <text:p>0x12c7</text:p>
          </table:table-cell>
          <table:table-cell office:value-type="string">
            <text:p>0x5e06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a8 */</text:p>
          </table:table-cell>
        </table:table-row>
        <table:table-row table:style-name="ro4">
          <table:table-cell/>
          <table:table-cell office:value-type="string">
            <text:p>0x4dd6</text:p>
          </table:table-cell>
          <table:table-cell office:value-type="string">
            <text:p>0x0024</text:p>
          </table:table-cell>
          <table:table-cell office:value-type="string">
            <text:p>0x4834</text:p>
          </table:table-cell>
          <table:table-cell office:value-type="string">
            <text:p>0x4843</text:p>
          </table:table-cell>
          <table:table-cell office:value-type="string">
            <text:p>0x4db6</text:p>
          </table:table-cell>
          <table:table-cell office:value-type="string">
            <text:p>0x0024</text:p>
          </table:table-cell>
          <table:table-cell office:value-type="string">
            <text:p>0x4db6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b0 */</text:p>
          </table:table-cell>
        </table:table-row>
        <table:table-row table:style-name="ro4">
          <table:table-cell/>
          <table:table-cell office:value-type="string">
            <text:p>0x4d82</text:p>
          </table:table-cell>
          <table:table-cell office:value-type="string">
            <text:p>0x1002</text:p>
          </table:table-cell>
          <table:table-cell office:value-type="string">
            <text:p>0x3cd0</text:p>
          </table:table-cell>
          <table:table-cell office:value-type="string">
            <text:p>0x984c</text:p>
          </table:table-cell>
          <table:table-cell office:value-type="string">
            <text:p>0x4c86</text:p>
          </table:table-cell>
          <table:table-cell office:value-type="string">
            <text:p>0x9000</text:p>
          </table:table-cell>
          <table:table-cell office:value-type="string">
            <text:p>0xb8fe</text:p>
          </table:table-cell>
          <table:table-cell office:value-type="string">
            <text:p>0x10d0</text:p>
          </table:table-cell>
          <table:table-cell/>
          <table:table-cell office:value-type="string">
            <text:p><text:s/>/* 27b8 */</text:p>
          </table:table-cell>
        </table:table-row>
        <table:table-row table:style-name="ro4">
          <table:table-cell/>
          <table:table-cell office:value-type="string">
            <text:p>0xfea0</text:p>
          </table:table-cell>
          <table:table-cell office:value-type="string">
            <text:p>0x0024</text:p>
          </table:table-cell>
          <table:table-cell office:value-type="string">
            <text:p>0x560e</text:p>
          </table:table-cell>
          <table:table-cell office:value-type="string">
            <text:p>0x0000</text:p>
          </table:table-cell>
          <table:table-cell office:value-type="string">
            <text:p>0xb8d6</text:p>
          </table:table-cell>
          <table:table-cell office:value-type="string">
            <text:p>0x0024</text:p>
          </table:table-cell>
          <table:table-cell office:value-type="string">
            <text:p>0x4ffe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c0 */</text:p>
          </table:table-cell>
        </table:table-row>
        <table:table-row table:style-name="ro4">
          <table:table-cell/>
          <table:table-cell office:value-type="string">
            <text:p>0x487c</text:p>
          </table:table-cell>
          <table:table-cell office:value-type="string">
            <text:p>0x48c7</text:p>
          </table:table-cell>
          <table:table-cell office:value-type="string">
            <text:p>0x4fbe</text:p>
          </table:table-cell>
          <table:table-cell office:value-type="string">
            <text:p>0x0024</text:p>
          </table:table-cell>
          <table:table-cell office:value-type="string">
            <text:p>0x4fbe</text:p>
          </table:table-cell>
          <table:table-cell office:value-type="string">
            <text:p>0x0024</text:p>
          </table:table-cell>
          <table:table-cell office:value-type="string">
            <text:p>0xfee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c8 */</text:p>
          </table:table-cell>
        </table:table-row>
        <table:table-row table:style-name="ro4">
          <table:table-cell/>
          <table:table-cell office:value-type="string">
            <text:p>0x5e06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100</text:p>
          </table:table-cell>
          <table:table-cell office:value-type="string">
            <text:p>0x4dd6</text:p>
          </table:table-cell>
          <table:table-cell office:value-type="string">
            <text:p>0x0024</text:p>
          </table:table-cell>
          <table:table-cell office:value-type="string">
            <text:p>0x4834</text:p>
          </table:table-cell>
          <table:table-cell office:value-type="string">
            <text:p>0x4843</text:p>
          </table:table-cell>
          <table:table-cell/>
          <table:table-cell office:value-type="string">
            <text:p><text:s/>/* 27d0 */</text:p>
          </table:table-cell>
        </table:table-row>
        <table:table-row table:style-name="ro4">
          <table:table-cell/>
          <table:table-cell office:value-type="string">
            <text:p>0x4db6</text:p>
          </table:table-cell>
          <table:table-cell office:value-type="string">
            <text:p>0x0024</text:p>
          </table:table-cell>
          <table:table-cell office:value-type="string">
            <text:p>0x4db6</text:p>
          </table:table-cell>
          <table:table-cell office:value-type="string">
            <text:p>0x0024</text:p>
          </table:table-cell>
          <table:table-cell office:value-type="string">
            <text:p>0x4d8e</text:p>
          </table:table-cell>
          <table:table-cell office:value-type="string">
            <text:p>0x0024</text:p>
          </table:table-cell>
          <table:table-cell office:value-type="string">
            <text:p>0xad02</text:p>
          </table:table-cell>
          <table:table-cell office:value-type="string">
            <text:p>0x1002</text:p>
          </table:table-cell>
          <table:table-cell/>
          <table:table-cell office:value-type="string">
            <text:p><text:s/>/* 27d8 */</text:p>
          </table:table-cell>
        </table:table-row>
        <table:table-row table:style-name="ro4">
          <table:table-cell/>
          <table:table-cell office:value-type="string">
            <text:p>0x2903</text:p>
          </table:table-cell>
          <table:table-cell office:value-type="string">
            <text:p>0x9540</text:p>
          </table:table-cell>
          <table:table-cell office:value-type="string">
            <text:p>0x3009</text:p>
          </table:table-cell>
          <table:table-cell office:value-type="string">
            <text:p>0x1303</text:p>
          </table:table-cell>
          <table:table-cell office:value-type="string">
            <text:p>0xb78e</text:p>
          </table:table-cell>
          <table:table-cell office:value-type="string">
            <text:p>0x108c</text:p>
          </table:table-cell>
          <table:table-cell office:value-type="string">
            <text:p>0x408c</text:p>
          </table:table-cell>
          <table:table-cell office:value-type="string">
            <text:p>0x1050</text:p>
          </table:table-cell>
          <table:table-cell/>
          <table:table-cell office:value-type="string">
            <text:p><text:s/>/* 27e0 */</text:p>
          </table:table-cell>
        </table:table-row>
        <table:table-row table:style-name="ro4">
          <table:table-cell/>
          <table:table-cell office:value-type="string">
            <text:p>0x3063</text:p>
          </table:table-cell>
          <table:table-cell office:value-type="string">
            <text:p>0x1012</text:p>
          </table:table-cell>
          <table:table-cell office:value-type="string">
            <text:p>0x30a0</text:p>
          </table:table-cell>
          <table:table-cell office:value-type="string">
            <text:p>0x0024</text:p>
          </table:table-cell>
          <table:table-cell office:value-type="string">
            <text:p>0xf202</text:p>
          </table:table-cell>
          <table:table-cell office:value-type="string">
            <text:p>0x0024</text:p>
          </table:table-cell>
          <table:table-cell office:value-type="string">
            <text:p>0x461c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e8 */</text:p>
          </table:table-cell>
        </table:table-row>
        <table:table-row table:style-name="ro4">
          <table:table-cell/>
          <table:table-cell office:value-type="string">
            <text:p>0x6802</text:p>
          </table:table-cell>
          <table:table-cell office:value-type="string">
            <text:p>0x0024</text:p>
          </table:table-cell>
          <table:table-cell office:value-type="string">
            <text:p>0xaf1e</text:p>
          </table:table-cell>
          <table:table-cell office:value-type="string">
            <text:p>0x0024</text:p>
          </table:table-cell>
          <table:table-cell office:value-type="string">
            <text:p>0xa600</text:p>
          </table:table-cell>
          <table:table-cell office:value-type="string">
            <text:p>0x0024</text:p>
          </table:table-cell>
          <table:table-cell office:value-type="string">
            <text:p>0x3a1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7f0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33d2</text:p>
          </table:table-cell>
          <table:table-cell office:value-type="string">
            <text:p>0x2803</text:p>
          </table:table-cell>
          <table:table-cell office:value-type="string">
            <text:p>0x0bc0</text:p>
          </table:table-cell>
          <table:table-cell office:value-type="string">
            <text:p>0x3ce4</text:p>
          </table:table-cell>
          <table:table-cell office:value-type="string">
            <text:p>0x0024</text:p>
          </table:table-cell>
          <table:table-cell office:value-type="string">
            <text:p>0xfee1</text:p>
          </table:table-cell>
          <table:table-cell office:value-type="string">
            <text:p>0xc245</text:p>
          </table:table-cell>
          <table:table-cell/>
          <table:table-cell office:value-type="string">
            <text:p><text:s/>/* 27f8 */</text:p>
          </table:table-cell>
        </table:table-row>
        <table:table-row table:style-name="ro4">
          <table:table-cell/>
          <table:table-cell office:value-type="string">
            <text:p>0xb8d6</text:p>
          </table:table-cell>
          <table:table-cell office:value-type="string">
            <text:p>0xb003</text:p>
          </table:table-cell>
          <table:table-cell office:value-type="string">
            <text:p>0x5e06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200</text:p>
          </table:table-cell>
          <table:table-cell office:value-type="string">
            <text:p>0x4dd6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800 */</text:p>
          </table:table-cell>
        </table:table-row>
        <table:table-row table:style-name="ro4">
          <table:table-cell/>
          <table:table-cell office:value-type="string">
            <text:p>0x4834</text:p>
          </table:table-cell>
          <table:table-cell office:value-type="string">
            <text:p>0x4843</text:p>
          </table:table-cell>
          <table:table-cell office:value-type="string">
            <text:p>0x4db6</text:p>
          </table:table-cell>
          <table:table-cell office:value-type="string">
            <text:p>0x0024</text:p>
          </table:table-cell>
          <table:table-cell office:value-type="string">
            <text:p>0x4db6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2f00</text:p>
          </table:table-cell>
          <table:table-cell/>
          <table:table-cell office:value-type="string">
            <text:p><text:s/>/* 2808 */</text:p>
          </table:table-cell>
        </table:table-row>
        <table:table-row table:style-name="ro4">
          <table:table-cell/>
          <table:table-cell office:value-type="string">
            <text:p>0xad02</text:p>
          </table:table-cell>
          <table:table-cell office:value-type="string">
            <text:p>0x1002</text:p>
          </table:table-cell>
          <table:table-cell office:value-type="string">
            <text:p>0x3410</text:p>
          </table:table-cell>
          <table:table-cell office:value-type="string">
            <text:p>0x8024</text:p>
          </table:table-cell>
          <table:table-cell office:value-type="string">
            <text:p>0x34b0</text:p>
          </table:table-cell>
          <table:table-cell office:value-type="string">
            <text:p>0xc024</text:p>
          </table:table-cell>
          <table:table-cell office:value-type="string">
            <text:p>0x344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810 */</text:p>
          </table:table-cell>
        </table:table-row>
        <table:table-row table:style-name="ro4">
          <table:table-cell/>
          <table:table-cell office:value-type="string">
            <text:p>0x3043</text:p>
          </table:table-cell>
          <table:table-cell office:value-type="string">
            <text:p>0x0024</text:p>
          </table:table-cell>
          <table:table-cell office:value-type="string">
            <text:p>0x30c0</text:p>
          </table:table-cell>
          <table:table-cell office:value-type="string">
            <text:p>0x0024</text:p>
          </table:table-cell>
          <table:table-cell office:value-type="string">
            <text:p>0xfea0</text:p>
          </table:table-cell>
          <table:table-cell office:value-type="string">
            <text:p>0x0024</text:p>
          </table:table-cell>
          <table:table-cell office:value-type="string">
            <text:p>0x560a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818 */</text:p>
          </table:table-cell>
        </table:table-row>
        <table:table-row table:style-name="ro4">
          <table:table-cell/>
          <table:table-cell office:value-type="string">
            <text:p>0x4eea</text:p>
          </table:table-cell>
          <table:table-cell office:value-type="string">
            <text:p>0x0024</text:p>
          </table:table-cell>
          <table:table-cell office:value-type="string">
            <text:p>0x4858</text:p>
          </table:table-cell>
          <table:table-cell office:value-type="string">
            <text:p>0x4885</text:p>
          </table:table-cell>
          <table:table-cell office:value-type="string">
            <text:p>0x4eba</text:p>
          </table:table-cell>
          <table:table-cell office:value-type="string">
            <text:p>0x0024</text:p>
          </table:table-cell>
          <table:table-cell office:value-type="string">
            <text:p>0x4eba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820 */</text:p>
          </table:table-cell>
        </table:table-row>
        <table:table-row table:style-name="ro4">
          <table:table-cell/>
          <table:table-cell office:value-type="string">
            <text:p>0x3c11</text:p>
          </table:table-cell>
          <table:table-cell office:value-type="string">
            <text:p>0x0024</text:p>
          </table:table-cell>
          <table:table-cell office:value-type="string">
            <text:p>0x2802</text:p>
          </table:table-cell>
          <table:table-cell office:value-type="string">
            <text:p>0xebc0</text:p>
          </table:table-cell>
          <table:table-cell office:value-type="string">
            <text:p>0x3cb1</text:p>
          </table:table-cell>
          <table:table-cell office:value-type="string">
            <text:p>0x4024</text:p>
          </table:table-cell>
          <table:table-cell office:value-type="string">
            <text:p>0x2803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828 */</text:p>
          </table:table-cell>
        </table:table-row>
        <table:table-row table:style-name="ro4">
          <table:table-cell/>
          <table:table-cell office:value-type="string">
            <text:p>0x3450</text:p>
          </table:table-cell>
          <table:table-cell office:value-type="string">
            <text:p>0x8024</text:p>
          </table:table-cell>
          <table:table-cell office:value-type="string">
            <text:p>0x2802</text:p>
          </table:table-cell>
          <table:table-cell office:value-type="string">
            <text:p>0xd8c0</text:p>
          </table:table-cell>
          <table:table-cell office:value-type="string">
            <text:p>0x4000</text:p>
          </table:table-cell>
          <table:table-cell office:value-type="string">
            <text:p>0x104c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/>
          <table:table-cell office:value-type="string">
            <text:p><text:s/>/* 2830 */</text:p>
          </table:table-cell>
        </table:table-row>
        <table:table-row table:style-name="ro4">
          <table:table-cell/>
          <table:table-cell office:value-type="string">
            <text:p>0x8cfa</text:p>
          </table:table-cell>
          <table:table-cell office:value-type="string">
            <text:p>0x0006</text:p>
          </table:table-cell>
          <table:table-cell office:value-type="string">
            <text:p>0x01ce</text:p>
          </table:table-cell>
          <table:table-cell office:value-type="string">
            <text:p>0x3e12</text:p>
          </table:table-cell>
          <table:table-cell office:value-type="string">
            <text:p>0x0024</text:p>
          </table:table-cell>
          <table:table-cell office:value-type="string">
            <text:p>0x3e05</text:p>
          </table:table-cell>
          <table:table-cell office:value-type="string">
            <text:p>0xb814</text:p>
          </table:table-cell>
          <table:table-cell office:value-type="string">
            <text:p>0x3675</text:p>
          </table:table-cell>
          <table:table-cell/>
          <table:table-cell office:value-type="string">
            <text:p><text:s/>/* 283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e00</text:p>
          </table:table-cell>
          <table:table-cell office:value-type="string">
            <text:p>0x7842</text:p>
          </table:table-cell>
          <table:table-cell office:value-type="string">
            <text:p>0x0000</text:p>
          </table:table-cell>
          <table:table-cell office:value-type="string">
            <text:p>0x0b02</text:p>
          </table:table-cell>
          <table:table-cell office:value-type="string">
            <text:p>0x0000</text:p>
          </table:table-cell>
          <table:table-cell office:value-type="string">
            <text:p>0x0801</text:p>
          </table:table-cell>
          <table:table-cell office:value-type="string">
            <text:p>0x3e00</text:p>
          </table:table-cell>
          <table:table-cell/>
          <table:table-cell office:value-type="string">
            <text:p><text:s/>/* 2840 */</text:p>
          </table:table-cell>
        </table:table-row>
        <table:table-row table:style-name="ro4">
          <table:table-cell/>
          <table:table-cell office:value-type="string">
            <text:p>0xf844</text:p>
          </table:table-cell>
          <table:table-cell office:value-type="string">
            <text:p>0x3e01</text:p>
          </table:table-cell>
          <table:table-cell office:value-type="string">
            <text:p>0x7846</text:p>
          </table:table-cell>
          <table:table-cell office:value-type="string">
            <text:p>0x3e01</text:p>
          </table:table-cell>
          <table:table-cell office:value-type="string">
            <text:p>0xf851</text:p>
          </table:table-cell>
          <table:table-cell office:value-type="string">
            <text:p>0xf400</text:p>
          </table:table-cell>
          <table:table-cell office:value-type="string">
            <text:p>0x4411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848 */</text:p>
          </table:table-cell>
        </table:table-row>
        <table:table-row table:style-name="ro4">
          <table:table-cell/>
          <table:table-cell office:value-type="string">
            <text:p>0x4450</text:p>
          </table:table-cell>
          <table:table-cell office:value-type="string">
            <text:p>0x3e04</text:p>
          </table:table-cell>
          <table:table-cell office:value-type="string">
            <text:p>0xb853</text:p>
          </table:table-cell>
          <table:table-cell office:value-type="string">
            <text:p>0x3e03</text:p>
          </table:table-cell>
          <table:table-cell office:value-type="string">
            <text:p>0x784e</text:p>
          </table:table-cell>
          <table:table-cell office:value-type="string">
            <text:p>0x3e13</text:p>
          </table:table-cell>
          <table:table-cell office:value-type="string">
            <text:p>0xd2cc</text:p>
          </table:table-cell>
          <table:table-cell office:value-type="string">
            <text:p>0x3410</text:p>
          </table:table-cell>
          <table:table-cell/>
          <table:table-cell office:value-type="string">
            <text:p><text:s/>/* 285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890</text:p>
          </table:table-cell>
          <table:table-cell office:value-type="string">
            <text:p>0x3840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3410</text:p>
          </table:table-cell>
          <table:table-cell office:value-type="string">
            <text:p>0x0024</text:p>
          </table:table-cell>
          <table:table-cell office:value-type="string">
            <text:p>0x3e10</text:p>
          </table:table-cell>
          <table:table-cell/>
          <table:table-cell office:value-type="string">
            <text:p><text:s/>/* 285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410</text:p>
          </table:table-cell>
          <table:table-cell office:value-type="string">
            <text:p>0x0024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3420</text:p>
          </table:table-cell>
          <table:table-cell office:value-type="string">
            <text:p>0x0024</text:p>
          </table:table-cell>
          <table:table-cell office:value-type="string">
            <text:p>0x2902</text:p>
          </table:table-cell>
          <table:table-cell/>
          <table:table-cell office:value-type="string">
            <text:p><text:s/>/* 2860 */</text:p>
          </table:table-cell>
        </table:table-row>
        <table:table-row table:style-name="ro4">
          <table:table-cell/>
          <table:table-cell office:value-type="string">
            <text:p>0xd140</text:p>
          </table:table-cell>
          <table:table-cell office:value-type="string">
            <text:p>0x3e10</text:p>
          </table:table-cell>
          <table:table-cell office:value-type="string">
            <text:p>0x0024</text:p>
          </table:table-cell>
          <table:table-cell office:value-type="string">
            <text:p>0x3433</text:p>
          </table:table-cell>
          <table:table-cell office:value-type="string">
            <text:p>0x1acc</text:p>
          </table:table-cell>
          <table:table-cell office:value-type="string">
            <text:p>0x3009</text:p>
          </table:table-cell>
          <table:table-cell office:value-type="string">
            <text:p>0x3240</text:p>
          </table:table-cell>
          <table:table-cell office:value-type="string">
            <text:p>0x3420</text:p>
          </table:table-cell>
          <table:table-cell/>
          <table:table-cell office:value-type="string">
            <text:p><text:s/>/* 286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e10</text:p>
          </table:table-cell>
          <table:table-cell office:value-type="string">
            <text:p>0x4450</text:p>
          </table:table-cell>
          <table:table-cell office:value-type="string">
            <text:p>0x48b2</text:p>
          </table:table-cell>
          <table:table-cell office:value-type="string">
            <text:p>0x01cc</text:p>
          </table:table-cell>
          <table:table-cell office:value-type="string">
            <text:p>0x3450</text:p>
          </table:table-cell>
          <table:table-cell office:value-type="string">
            <text:p>0x404c</text:p>
          </table:table-cell>
          <table:table-cell office:value-type="string">
            <text:p>0x4122</text:p>
          </table:table-cell>
          <table:table-cell/>
          <table:table-cell office:value-type="string">
            <text:p><text:s/>/* 2870 */</text:p>
          </table:table-cell>
        </table:table-row>
        <table:table-row table:style-name="ro4">
          <table:table-cell/>
          <table:table-cell office:value-type="string">
            <text:p>0x0010</text:p>
          </table:table-cell>
          <table:table-cell office:value-type="string">
            <text:p>0x0000</text:p>
          </table:table-cell>
          <table:table-cell office:value-type="string">
            <text:p>0x4442</text:p>
          </table:table-cell>
          <table:table-cell office:value-type="string">
            <text:p>0x410e</text:p>
          </table:table-cell>
          <table:table-cell office:value-type="string">
            <text:p>0x0401</text:p>
          </table:table-cell>
          <table:table-cell office:value-type="string">
            <text:p>0x3c10</text:p>
          </table:table-cell>
          <table:table-cell office:value-type="string">
            <text:p>0x41cc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878 */</text:p>
          </table:table-cell>
        </table:table-row>
        <table:table-row table:style-name="ro4">
          <table:table-cell/>
          <table:table-cell office:value-type="string">
            <text:p>0x4441</text:p>
          </table:table-cell>
          <table:table-cell office:value-type="string">
            <text:p>0x4122</text:p>
          </table:table-cell>
          <table:table-cell office:value-type="string">
            <text:p>0x804c</text:p>
          </table:table-cell>
          <table:table-cell office:value-type="string">
            <text:p>0x4102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52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880 */</text:p>
          </table:table-cell>
        </table:table-row>
        <table:table-row table:style-name="ro4">
          <table:table-cell/>
          <table:table-cell office:value-type="string">
            <text:p>0x0080</text:p>
          </table:table-cell>
          <table:table-cell office:value-type="string">
            <text:p>0x3cf0</text:p>
          </table:table-cell>
          <table:table-cell office:value-type="string">
            <text:p>0x0024</text:p>
          </table:table-cell>
          <table:table-cell office:value-type="string">
            <text:p>0x34d0</text:p>
          </table:table-cell>
          <table:table-cell office:value-type="string">
            <text:p>0x4024</text:p>
          </table:table-cell>
          <table:table-cell office:value-type="string">
            <text:p>0x610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88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6709</text:p>
          </table:table-cell>
          <table:table-cell office:value-type="string">
            <text:p>0x4192</text:p>
          </table:table-cell>
          <table:table-cell office:value-type="string">
            <text:p>0x0024</text:p>
          </table:table-cell>
          <table:table-cell office:value-type="string">
            <text:p>0x2403</text:p>
          </table:table-cell>
          <table:table-cell office:value-type="string">
            <text:p>0x66c1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89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1f</text:p>
          </table:table-cell>
          <table:table-cell office:value-type="string">
            <text:p>0xffc6</text:p>
          </table:table-cell>
          <table:table-cell office:value-type="string">
            <text:p>0x3000</text:p>
          </table:table-cell>
          <table:table-cell office:value-type="string">
            <text:p>0x108c</text:p>
          </table:table-cell>
          <table:table-cell office:value-type="string">
            <text:p>0x3cf0</text:p>
          </table:table-cell>
          <table:table-cell office:value-type="string">
            <text:p>0x3012</text:p>
          </table:table-cell>
          <table:table-cell office:value-type="string">
            <text:p>0xb386</text:p>
          </table:table-cell>
          <table:table-cell/>
          <table:table-cell office:value-type="string">
            <text:p><text:s/>/* 2898 */</text:p>
          </table:table-cell>
        </table:table-row>
        <table:table-row table:style-name="ro4">
          <table:table-cell/>
          <table:table-cell office:value-type="string">
            <text:p>0x4452</text:p>
          </table:table-cell>
          <table:table-cell office:value-type="string">
            <text:p>0x3c04</text:p>
          </table:table-cell>
          <table:table-cell office:value-type="string">
            <text:p>0x49cc</text:p>
          </table:table-cell>
          <table:table-cell office:value-type="string">
            <text:p>0xf400</text:p>
          </table:table-cell>
          <table:table-cell office:value-type="string">
            <text:p>0x4411</text:p>
          </table:table-cell>
          <table:table-cell office:value-type="string">
            <text:p>0x3213</text:p>
          </table:table-cell>
          <table:table-cell office:value-type="string">
            <text:p>0x044c</text:p>
          </table:table-cell>
          <table:table-cell office:value-type="string">
            <text:p>0x32e0</text:p>
          </table:table-cell>
          <table:table-cell/>
          <table:table-cell office:value-type="string">
            <text:p><text:s/>/* 28a0 */</text:p>
          </table:table-cell>
        </table:table-row>
        <table:table-row table:style-name="ro4">
          <table:table-cell/>
          <table:table-cell office:value-type="string">
            <text:p>0x584c</text:p>
          </table:table-cell>
          <table:table-cell office:value-type="string">
            <text:p>0x3110</text:p>
          </table:table-cell>
          <table:table-cell office:value-type="string">
            <text:p>0x810c</text:p>
          </table:table-cell>
          <table:table-cell office:value-type="string">
            <text:p>0x4224</text:p>
          </table:table-cell>
          <table:table-cell office:value-type="string">
            <text:p>0x0024</text:p>
          </table:table-cell>
          <table:table-cell office:value-type="string">
            <text:p>0x4224</text:p>
          </table:table-cell>
          <table:table-cell office:value-type="string">
            <text:p>0x0024</text:p>
          </table:table-cell>
          <table:table-cell office:value-type="string">
            <text:p>0x4124</text:p>
          </table:table-cell>
          <table:table-cell/>
          <table:table-cell office:value-type="string">
            <text:p><text:s/>/* 28a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93</text:p>
          </table:table-cell>
          <table:table-cell office:value-type="string">
            <text:p>0x3301</text:p>
          </table:table-cell>
          <table:table-cell office:value-type="string">
            <text:p>0x4024</text:p>
          </table:table-cell>
          <table:table-cell office:value-type="string">
            <text:p>0x3100</text:p>
          </table:table-cell>
          <table:table-cell office:value-type="string">
            <text:p>0x8024</text:p>
          </table:table-cell>
          <table:table-cell office:value-type="string">
            <text:p>0x4224</text:p>
          </table:table-cell>
          <table:table-cell/>
          <table:table-cell office:value-type="string">
            <text:p><text:s/>/* 28b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224</text:p>
          </table:table-cell>
          <table:table-cell office:value-type="string">
            <text:p>0x0024</text:p>
          </table:table-cell>
          <table:table-cell office:value-type="string">
            <text:p>0x4122</text:p>
          </table:table-cell>
          <table:table-cell office:value-type="string">
            <text:p>0x0024</text:p>
          </table:table-cell>
          <table:table-cell office:value-type="string">
            <text:p>0x4702</text:p>
          </table:table-cell>
          <table:table-cell office:value-type="string">
            <text:p>0x4053</text:p>
          </table:table-cell>
          <table:table-cell office:value-type="string">
            <text:p>0x3301</text:p>
          </table:table-cell>
          <table:table-cell/>
          <table:table-cell office:value-type="string">
            <text:p><text:s/>/* 28b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53</text:p>
          </table:table-cell>
          <table:table-cell office:value-type="string">
            <text:p>0x3300</text:p>
          </table:table-cell>
          <table:table-cell office:value-type="string">
            <text:p>0x8024</text:p>
          </table:table-cell>
          <table:table-cell office:value-type="string">
            <text:p>0x3200</text:p>
          </table:table-cell>
          <table:table-cell office:value-type="string">
            <text:p>0x4024</text:p>
          </table:table-cell>
          <table:table-cell office:value-type="string">
            <text:p>0x6812</text:p>
          </table:table-cell>
          <table:table-cell/>
          <table:table-cell office:value-type="string">
            <text:p><text:s/>/* 28c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ad16</text:p>
          </table:table-cell>
          <table:table-cell office:value-type="string">
            <text:p>0x0024</text:p>
          </table:table-cell>
          <table:table-cell office:value-type="string">
            <text:p>0xb386</text:p>
          </table:table-cell>
          <table:table-cell office:value-type="string">
            <text:p>0xb102</text:p>
          </table:table-cell>
          <table:table-cell office:value-type="string">
            <text:p>0x4754</text:p>
          </table:table-cell>
          <table:table-cell office:value-type="string">
            <text:p>0x300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8c8 */</text:p>
          </table:table-cell>
        </table:table-row>
        <table:table-row table:style-name="ro4">
          <table:table-cell/>
          <table:table-cell office:value-type="string">
            <text:p>0x4093</text:p>
          </table:table-cell>
          <table:table-cell office:value-type="string">
            <text:p>0x3300</text:p>
          </table:table-cell>
          <table:table-cell office:value-type="string">
            <text:p>0xb305</text:p>
          </table:table-cell>
          <table:table-cell office:value-type="string">
            <text:p>0xb264</text:p>
          </table:table-cell>
          <table:table-cell office:value-type="string">
            <text:p>0x1111</text:p>
          </table:table-cell>
          <table:table-cell office:value-type="string">
            <text:p>0xad16</text:p>
          </table:table-cell>
          <table:table-cell office:value-type="string">
            <text:p>0x0024</text:p>
          </table:table-cell>
          <table:table-cell office:value-type="string">
            <text:p>0x4746</text:p>
          </table:table-cell>
          <table:table-cell/>
          <table:table-cell office:value-type="string">
            <text:p><text:s/>/* 28d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b58a</text:p>
          </table:table-cell>
          <table:table-cell office:value-type="string">
            <text:p>0x40d3</text:p>
          </table:table-cell>
          <table:table-cell office:value-type="string">
            <text:p>0x3300</text:p>
          </table:table-cell>
          <table:table-cell office:value-type="string">
            <text:p>0xc024</text:p>
          </table:table-cell>
          <table:table-cell office:value-type="string">
            <text:p>0xb366</text:p>
          </table:table-cell>
          <table:table-cell office:value-type="string">
            <text:p>0x0024</text:p>
          </table:table-cell>
          <table:table-cell office:value-type="string">
            <text:p>0x4388</text:p>
          </table:table-cell>
          <table:table-cell/>
          <table:table-cell office:value-type="string">
            <text:p><text:s/>/* 28d8 */</text:p>
          </table:table-cell>
        </table:table-row>
        <table:table-row table:style-name="ro4">
          <table:table-cell/>
          <table:table-cell office:value-type="string">
            <text:p>0x4443</text:p>
          </table:table-cell>
          <table:table-cell office:value-type="string">
            <text:p>0xae1a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241</text:p>
          </table:table-cell>
          <table:table-cell office:value-type="string">
            <text:p>0x448c</text:p>
          </table:table-cell>
          <table:table-cell office:value-type="string">
            <text:p>0x1004</text:p>
          </table:table-cell>
          <table:table-cell office:value-type="string">
            <text:p>0x4312</text:p>
          </table:table-cell>
          <table:table-cell/>
          <table:table-cell office:value-type="string">
            <text:p><text:s/>/* 28e0 */</text:p>
          </table:table-cell>
        </table:table-row>
        <table:table-row table:style-name="ro4">
          <table:table-cell/>
          <table:table-cell office:value-type="string">
            <text:p>0x9305</text:p>
          </table:table-cell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4156</text:p>
          </table:table-cell>
          <table:table-cell office:value-type="string">
            <text:p>0x4013</text:p>
          </table:table-cell>
          <table:table-cell office:value-type="string">
            <text:p>0x4142</text:p>
          </table:table-cell>
          <table:table-cell office:value-type="string">
            <text:p>0x0c00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8e8 */</text:p>
          </table:table-cell>
        </table:table-row>
        <table:table-row table:style-name="ro4">
          <table:table-cell/>
          <table:table-cell office:value-type="string">
            <text:p>0x40d3</text:p>
          </table:table-cell>
          <table:table-cell office:value-type="string">
            <text:p>0x3300</text:p>
          </table:table-cell>
          <table:table-cell office:value-type="string">
            <text:p>0xc024</text:p>
          </table:table-cell>
          <table:table-cell office:value-type="string">
            <text:p>0x4388</text:p>
          </table:table-cell>
          <table:table-cell office:value-type="string">
            <text:p>0x4053</text:p>
          </table:table-cell>
          <table:table-cell office:value-type="string">
            <text:p>0x4686</text:p>
          </table:table-cell>
          <table:table-cell office:value-type="string">
            <text:p>0x0c05</text:p>
          </table:table-cell>
          <table:table-cell office:value-type="string">
            <text:p>0x3009</text:p>
          </table:table-cell>
          <table:table-cell/>
          <table:table-cell office:value-type="string">
            <text:p><text:s/>/* 28f0 */</text:p>
          </table:table-cell>
        </table:table-row>
        <table:table-row table:style-name="ro4">
          <table:table-cell/>
          <table:table-cell office:value-type="string">
            <text:p>0x1046</text:p>
          </table:table-cell>
          <table:table-cell office:value-type="string">
            <text:p>0x293c</text:p>
          </table:table-cell>
          <table:table-cell office:value-type="string">
            <text:p>0xac40</text:p>
          </table:table-cell>
          <table:table-cell office:value-type="string">
            <text:p>0x3009</text:p>
          </table:table-cell>
          <table:table-cell office:value-type="string">
            <text:p>0x1392</text:p>
          </table:table-cell>
          <table:table-cell office:value-type="string">
            <text:p>0x6602</text:p>
          </table:table-cell>
          <table:table-cell office:value-type="string">
            <text:p>0x058c</text:p>
          </table:table-cell>
          <table:table-cell office:value-type="string">
            <text:p>0xf014</text:p>
          </table:table-cell>
          <table:table-cell/>
          <table:table-cell office:value-type="string">
            <text:p><text:s/>/* 28f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226</text:p>
          </table:table-cell>
          <table:table-cell office:value-type="string">
            <text:p>0x0024</text:p>
          </table:table-cell>
          <table:table-cell office:value-type="string">
            <text:p>0x618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4002</text:p>
          </table:table-cell>
          <table:table-cell office:value-type="string">
            <text:p>0x2803</text:p>
          </table:table-cell>
          <table:table-cell/>
          <table:table-cell office:value-type="string">
            <text:p><text:s/>/* 2900 */</text:p>
          </table:table-cell>
        </table:table-row>
        <table:table-row table:style-name="ro4">
          <table:table-cell/>
          <table:table-cell office:value-type="string">
            <text:p>0x58d8</text:p>
          </table:table-cell>
          <table:table-cell office:value-type="string">
            <text:p>0x408a</text:p>
          </table:table-cell>
          <table:table-cell office:value-type="string">
            <text:p>0x0024</text:p>
          </table:table-cell>
          <table:table-cell office:value-type="string">
            <text:p>0x4396</text:p>
          </table:table-cell>
          <table:table-cell office:value-type="string">
            <text:p>0x4005</text:p>
          </table:table-cell>
          <table:table-cell office:value-type="string">
            <text:p>0x31a0</text:p>
          </table:table-cell>
          <table:table-cell office:value-type="string">
            <text:p>0x4024</text:p>
          </table:table-cell>
          <table:table-cell office:value-type="string">
            <text:p>0x6812</text:p>
          </table:table-cell>
          <table:table-cell/>
          <table:table-cell office:value-type="string">
            <text:p><text:s/>/* 290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a212</text:p>
          </table:table-cell>
          <table:table-cell office:value-type="string">
            <text:p>0x0024</text:p>
          </table:table-cell>
          <table:table-cell office:value-type="string">
            <text:p>0x6104</text:p>
          </table:table-cell>
          <table:table-cell office:value-type="string">
            <text:p>0x0024</text:p>
          </table:table-cell>
          <table:table-cell office:value-type="string">
            <text:p>0x6202</text:p>
          </table:table-cell>
          <table:table-cell office:value-type="string">
            <text:p>0x408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91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5b08</text:p>
          </table:table-cell>
          <table:table-cell office:value-type="string">
            <text:p>0x4222</text:p>
          </table:table-cell>
          <table:table-cell office:value-type="string">
            <text:p>0x0024</text:p>
          </table:table-cell>
          <table:table-cell office:value-type="string">
            <text:p>0x4552</text:p>
          </table:table-cell>
          <table:table-cell office:value-type="string">
            <text:p>0x4144</text:p>
          </table:table-cell>
          <table:table-cell office:value-type="string">
            <text:p>0x631a</text:p>
          </table:table-cell>
          <table:table-cell/>
          <table:table-cell office:value-type="string">
            <text:p><text:s/>/* 291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5d88</text:p>
          </table:table-cell>
          <table:table-cell office:value-type="string">
            <text:p>0x6392</text:p>
          </table:table-cell>
          <table:table-cell office:value-type="string">
            <text:p>0x0024</text:p>
          </table:table-cell>
          <table:table-cell office:value-type="string">
            <text:p>0xf116</text:p>
          </table:table-cell>
          <table:table-cell/>
          <table:table-cell office:value-type="string">
            <text:p><text:s/>/* 292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620a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77d9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92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326</text:p>
          </table:table-cell>
          <table:table-cell office:value-type="string">
            <text:p>0x0024</text:p>
          </table:table-cell>
          <table:table-cell office:value-type="string">
            <text:p>0x6386</text:p>
          </table:table-cell>
          <table:table-cell office:value-type="string">
            <text:p>0x2843</text:p>
          </table:table-cell>
          <table:table-cell office:value-type="string">
            <text:p>0x0020</text:p>
          </table:table-cell>
          <table:table-cell table:style-name="Default" office:value-type="string">
            <text:p>0x0001</text:p>
          </table:table-cell>
          <table:table-cell office:value-type="string">
            <text:p>0x2803</text:p>
          </table:table-cell>
          <table:table-cell/>
          <table:table-cell office:value-type="string">
            <text:p><text:s/>/* 2930 */</text:p>
          </table:table-cell>
        </table:table-row>
        <table:table-row table:style-name="ro4">
          <table:table-cell/>
          <table:table-cell office:value-type="string">
            <text:p>0x7605</text:p>
          </table:table-cell>
          <table:table-cell office:value-type="string">
            <text:p>0x3423</text:p>
          </table:table-cell>
          <table:table-cell office:value-type="string">
            <text:p>0x058c</text:p>
          </table:table-cell>
          <table:table-cell office:value-type="string">
            <text:p>0x34f3</text:p>
          </table:table-cell>
          <table:table-cell office:value-type="string">
            <text:p>0x068c</text:p>
          </table:table-cell>
          <table:table-cell office:value-type="string">
            <text:p>0x3c14</text:p>
          </table:table-cell>
          <table:table-cell office:value-type="string">
            <text:p>0x804c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938 */</text:p>
          </table:table-cell>
        </table:table-row>
        <table:table-row table:style-name="ro4">
          <table:table-cell/>
          <table:table-cell office:value-type="string">
            <text:p>0x4452</text:p>
          </table:table-cell>
          <table:table-cell office:value-type="string">
            <text:p>0x34f0</text:p>
          </table:table-cell>
          <table:table-cell office:value-type="string">
            <text:p>0x498c</text:p>
          </table:table-cell>
          <table:table-cell office:value-type="string">
            <text:p>0x4712</text:p>
          </table:table-cell>
          <table:table-cell office:value-type="string">
            <text:p>0x0880</text:p>
          </table:table-cell>
          <table:table-cell office:value-type="string">
            <text:p>0xa600</text:p>
          </table:table-cell>
          <table:table-cell office:value-type="string">
            <text:p>0x4053</text:p>
          </table:table-cell>
          <table:table-cell office:value-type="string">
            <text:p>0x3b00</text:p>
          </table:table-cell>
          <table:table-cell/>
          <table:table-cell office:value-type="string">
            <text:p><text:s/>/* 294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200</text:p>
          </table:table-cell>
          <table:table-cell office:value-type="string">
            <text:p>0x4024</text:p>
          </table:table-cell>
          <table:table-cell office:value-type="string">
            <text:p>0x3010</text:p>
          </table:table-cell>
          <table:table-cell office:value-type="string">
            <text:p>0x0024</text:p>
          </table:table-cell>
          <table:table-cell office:value-type="string">
            <text:p>0x4000</text:p>
          </table:table-cell>
          <table:table-cell office:value-type="string">
            <text:p>0x0024</text:p>
          </table:table-cell>
          <table:table-cell office:value-type="string">
            <text:p>0x4000</text:p>
          </table:table-cell>
          <table:table-cell/>
          <table:table-cell office:value-type="string">
            <text:p><text:s/>/* 294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1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3</text:p>
          </table:table-cell>
          <table:table-cell office:value-type="string">
            <text:p>0x001f</text:p>
          </table:table-cell>
          <table:table-cell office:value-type="string">
            <text:p>0xffc1</text:p>
          </table:table-cell>
          <table:table-cell office:value-type="string">
            <text:p>0x3300</text:p>
          </table:table-cell>
          <table:table-cell/>
          <table:table-cell office:value-type="string">
            <text:p><text:s/>/* 295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7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3</text:p>
          </table:table-cell>
          <table:table-cell office:value-type="string">
            <text:p>0x3300</text:p>
          </table:table-cell>
          <table:table-cell office:value-type="string">
            <text:p>0x0024</text:p>
          </table:table-cell>
          <table:table-cell office:value-type="string">
            <text:p>0xb010</text:p>
          </table:table-cell>
          <table:table-cell/>
          <table:table-cell office:value-type="string">
            <text:p><text:s/>/* 295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b00</text:p>
          </table:table-cell>
          <table:table-cell office:value-type="string">
            <text:p>0x0024</text:p>
          </table:table-cell>
          <table:table-cell office:value-type="string">
            <text:p>0x3200</text:p>
          </table:table-cell>
          <table:table-cell office:value-type="string">
            <text:p>0x8024</text:p>
          </table:table-cell>
          <table:table-cell office:value-type="string">
            <text:p>0x30e0</text:p>
          </table:table-cell>
          <table:table-cell office:value-type="string">
            <text:p>0x0024</text:p>
          </table:table-cell>
          <table:table-cell office:value-type="string">
            <text:p>0x4000</text:p>
          </table:table-cell>
          <table:table-cell/>
          <table:table-cell office:value-type="string">
            <text:p><text:s/>/* 296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000</text:p>
          </table:table-cell>
          <table:table-cell office:value-type="string">
            <text:p>0x0024</text:p>
          </table:table-cell>
          <table:table-cell office:value-type="string">
            <text:p>0x42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3</text:p>
          </table:table-cell>
          <table:table-cell office:value-type="string">
            <text:p>0x3300</text:p>
          </table:table-cell>
          <table:table-cell/>
          <table:table-cell office:value-type="string">
            <text:p><text:s/>/* 296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47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 office:value-type="string">
            <text:p>0x4013</text:p>
          </table:table-cell>
          <table:table-cell office:value-type="string">
            <text:p>0x3300</text:p>
          </table:table-cell>
          <table:table-cell office:value-type="string">
            <text:p>0x0024</text:p>
          </table:table-cell>
          <table:table-cell office:value-type="string">
            <text:p>0xb010</text:p>
          </table:table-cell>
          <table:table-cell/>
          <table:table-cell office:value-type="string">
            <text:p><text:s/>/* 297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b00</text:p>
          </table:table-cell>
          <table:table-cell office:value-type="string">
            <text:p>0x0024</text:p>
          </table:table-cell>
          <table:table-cell office:value-type="string">
            <text:p>0x34f4</text:p>
          </table:table-cell>
          <table:table-cell office:value-type="string">
            <text:p>0x8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978 */</text:p>
          </table:table-cell>
        </table:table-row>
        <table:table-row table:style-name="ro4">
          <table:table-cell/>
          <table:table-cell office:value-type="string">
            <text:p>0x0800</text:p>
          </table:table-cell>
          <table:table-cell office:value-type="string">
            <text:p>0x34c3</text:p>
          </table:table-cell>
          <table:table-cell office:value-type="string">
            <text:p>0x0024</text:p>
          </table:table-cell>
          <table:table-cell office:value-type="string">
            <text:p>0x3420</text:p>
          </table:table-cell>
          <table:table-cell office:value-type="string">
            <text:p>0x4024</text:p>
          </table:table-cell>
          <table:table-cell office:value-type="string">
            <text:p>0xfe02</text:p>
          </table:table-cell>
          <table:table-cell office:value-type="string">
            <text:p>0x4453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980 */</text:p>
          </table:table-cell>
        </table:table-row>
        <table:table-row table:style-name="ro4">
          <table:table-cell/>
          <table:table-cell office:value-type="string">
            <text:p>0x0b00</text:p>
          </table:table-cell>
          <table:table-cell office:value-type="string">
            <text:p>0x3420</text:p>
          </table:table-cell>
          <table:table-cell office:value-type="string">
            <text:p>0x4dcc</text:p>
          </table:table-cell>
          <table:table-cell office:value-type="string">
            <text:p>0x4100</text:p>
          </table:table-cell>
          <table:table-cell office:value-type="string">
            <text:p>0x0c8c</text:p>
          </table:table-cell>
          <table:table-cell office:value-type="string">
            <text:p>0x4cb2</text:p>
          </table:table-cell>
          <table:table-cell office:value-type="string">
            <text:p>0x0c44</text:p>
          </table:table-cell>
          <table:table-cell office:value-type="string">
            <text:p>0x001f</text:p>
          </table:table-cell>
          <table:table-cell/>
          <table:table-cell office:value-type="string">
            <text:p><text:s/>/* 2988 */</text:p>
          </table:table-cell>
        </table:table-row>
        <table:table-row table:style-name="ro4">
          <table:table-cell/>
          <table:table-cell office:value-type="string">
            <text:p>0xffc1</text:p>
          </table:table-cell>
          <table:table-cell office:value-type="string">
            <text:p>0x619c</text:p>
          </table:table-cell>
          <table:table-cell office:value-type="string">
            <text:p>0x4047</text:p>
          </table:table-cell>
          <table:table-cell office:value-type="string">
            <text:p>0x6890</text:p>
          </table:table-cell>
          <table:table-cell office:value-type="string">
            <text:p>0x4010</text:p>
          </table:table-cell>
          <table:table-cell office:value-type="string">
            <text:p>0x3010</text:p>
          </table:table-cell>
          <table:table-cell office:value-type="string">
            <text:p>0xc024</text:p>
          </table:table-cell>
          <table:table-cell office:value-type="string">
            <text:p>0x3110</text:p>
          </table:table-cell>
          <table:table-cell/>
          <table:table-cell office:value-type="string">
            <text:p><text:s/>/* 2990 */</text:p>
          </table:table-cell>
        </table:table-row>
        <table:table-row table:style-name="ro4">
          <table:table-cell/>
          <table:table-cell office:value-type="string">
            <text:p>0x8024</text:p>
          </table:table-cell>
          <table:table-cell office:value-type="string">
            <text:p>0x6024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6f98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299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87cc</text:p>
          </table:table-cell>
          <table:table-cell office:value-type="string">
            <text:p>0xb26a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/>
          <table:table-cell office:value-type="string">
            <text:p><text:s/>/* 29a0 */</text:p>
          </table:table-cell>
        </table:table-row>
        <table:table-row table:style-name="ro4">
          <table:table-cell/>
          <table:table-cell office:value-type="string">
            <text:p>0x6ed5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13</text:p>
          </table:table-cell>
          <table:table-cell office:value-type="string">
            <text:p>0x184c</text:p>
          </table:table-cell>
          <table:table-cell office:value-type="string">
            <text:p>0xb270</text:p>
          </table:table-cell>
          <table:table-cell office:value-type="string">
            <text:p>0x3300</text:p>
          </table:table-cell>
          <table:table-cell office:value-type="string">
            <text:p>0xb314</text:p>
          </table:table-cell>
          <table:table-cell/>
          <table:table-cell office:value-type="string">
            <text:p><text:s/>/* 29a8 */</text:p>
          </table:table-cell>
        </table:table-row>
        <table:table-row table:style-name="ro4">
          <table:table-cell/>
          <table:table-cell office:value-type="string">
            <text:p>0x0c05</text:p>
          </table:table-cell>
          <table:table-cell office:value-type="string">
            <text:p>0x4086</text:p>
          </table:table-cell>
          <table:table-cell office:value-type="string">
            <text:p>0x1100</text:p>
          </table:table-cell>
          <table:table-cell office:value-type="string">
            <text:p>0xf400</text:p>
          </table:table-cell>
          <table:table-cell office:value-type="string">
            <text:p>0x4012</text:p>
          </table:table-cell>
          <table:table-cell office:value-type="string">
            <text:p>0x2902</text:p>
          </table:table-cell>
          <table:table-cell office:value-type="string">
            <text:p>0xc640</text:p>
          </table:table-cell>
          <table:table-cell office:value-type="string">
            <text:p>0x34f0</text:p>
          </table:table-cell>
          <table:table-cell/>
          <table:table-cell office:value-type="string">
            <text:p><text:s/>/* 29b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3301</text:p>
          </table:table-cell>
          <table:table-cell office:value-type="string">
            <text:p>0x0024</text:p>
          </table:table-cell>
          <table:table-cell office:value-type="string">
            <text:p>0x3000</text:p>
          </table:table-cell>
          <table:table-cell office:value-type="string">
            <text:p>0xc024</text:p>
          </table:table-cell>
          <table:table-cell office:value-type="string">
            <text:p>0x6090</text:p>
          </table:table-cell>
          <table:table-cell office:value-type="string">
            <text:p>0x804c</text:p>
          </table:table-cell>
          <table:table-cell office:value-type="string">
            <text:p>0x2803</text:p>
          </table:table-cell>
          <table:table-cell/>
          <table:table-cell office:value-type="string">
            <text:p><text:s/>/* 29b8 */</text:p>
          </table:table-cell>
        </table:table-row>
        <table:table-row table:style-name="ro4">
          <table:table-cell/>
          <table:table-cell office:value-type="string">
            <text:p>0x6a00</text:p>
          </table:table-cell>
          <table:table-cell office:value-type="string">
            <text:p>0x3313</text:p>
          </table:table-cell>
          <table:table-cell office:value-type="string">
            <text:p>0x0024</text:p>
          </table:table-cell>
          <table:table-cell office:value-type="string">
            <text:p>0x3121</text:p>
          </table:table-cell>
          <table:table-cell office:value-type="string">
            <text:p>0x8024</text:p>
          </table:table-cell>
          <table:table-cell office:value-type="string">
            <text:p>0x3100</text:p>
          </table:table-cell>
          <table:table-cell office:value-type="string">
            <text:p>0x4024</text:p>
          </table:table-cell>
          <table:table-cell office:value-type="string">
            <text:p>0x661e</text:p>
          </table:table-cell>
          <table:table-cell/>
          <table:table-cell office:value-type="string">
            <text:p><text:s/>/* 29c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7249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34d3</text:p>
          </table:table-cell>
          <table:table-cell/>
          <table:table-cell office:value-type="string">
            <text:p><text:s/>/* 29c8 */</text:p>
          </table:table-cell>
        </table:table-row>
        <table:table-row table:style-name="ro4">
          <table:table-cell/>
          <table:table-cell office:value-type="string">
            <text:p>0x184c</text:p>
          </table:table-cell>
          <table:table-cell office:value-type="string">
            <text:p>0x6614</text:p>
          </table:table-cell>
          <table:table-cell office:value-type="string">
            <text:p>0x10c0</text:p>
          </table:table-cell>
          <table:table-cell office:value-type="string">
            <text:p>0x4010</text:p>
          </table:table-cell>
          <table:table-cell office:value-type="string">
            <text:p>0x0024</text:p>
          </table:table-cell>
          <table:table-cell office:value-type="string">
            <text:p>0x2902</text:p>
          </table:table-cell>
          <table:table-cell office:value-type="string">
            <text:p>0xb900</text:p>
          </table:table-cell>
          <table:table-cell office:value-type="string">
            <text:p>0x4280</text:p>
          </table:table-cell>
          <table:table-cell/>
          <table:table-cell office:value-type="string">
            <text:p><text:s/>/* 29d0 */</text:p>
          </table:table-cell>
        </table:table-row>
        <table:table-row table:style-name="ro4">
          <table:table-cell/>
          <table:table-cell office:value-type="string">
            <text:p>0x4010</text:p>
          </table:table-cell>
          <table:table-cell office:value-type="string">
            <text:p>0x36f3</text:p>
          </table:table-cell>
          <table:table-cell office:value-type="string">
            <text:p>0xd0cc</text:p>
          </table:table-cell>
          <table:table-cell office:value-type="string">
            <text:p>0x3009</text:p>
          </table:table-cell>
          <table:table-cell office:value-type="string">
            <text:p>0x1340</text:p>
          </table:table-cell>
          <table:table-cell office:value-type="string">
            <text:p>0x36f3</text:p>
          </table:table-cell>
          <table:table-cell office:value-type="string">
            <text:p>0x580e</text:p>
          </table:table-cell>
          <table:table-cell office:value-type="string">
            <text:p>0x36f4</text:p>
          </table:table-cell>
          <table:table-cell/>
          <table:table-cell office:value-type="string">
            <text:p><text:s/>/* 29d8 */</text:p>
          </table:table-cell>
        </table:table-row>
        <table:table-row table:style-name="ro4">
          <table:table-cell/>
          <table:table-cell office:value-type="string">
            <text:p>0x9813</text:p>
          </table:table-cell>
          <table:table-cell office:value-type="string">
            <text:p>0x36f1</text:p>
          </table:table-cell>
          <table:table-cell office:value-type="string">
            <text:p>0xd811</text:p>
          </table:table-cell>
          <table:table-cell office:value-type="string">
            <text:p>0x36f1</text:p>
          </table:table-cell>
          <table:table-cell office:value-type="string">
            <text:p>0x5806</text:p>
          </table:table-cell>
          <table:table-cell office:value-type="string">
            <text:p>0x36f0</text:p>
          </table:table-cell>
          <table:table-cell office:value-type="string">
            <text:p>0xd804</text:p>
          </table:table-cell>
          <table:table-cell office:value-type="string">
            <text:p>0x36f0</text:p>
          </table:table-cell>
          <table:table-cell/>
          <table:table-cell office:value-type="string">
            <text:p><text:s/>/* 29e0 */</text:p>
          </table:table-cell>
        </table:table-row>
        <table:table-row table:style-name="ro4">
          <table:table-cell/>
          <table:table-cell office:value-type="string">
            <text:p>0x5802</text:p>
          </table:table-cell>
          <table:table-cell office:value-type="string">
            <text:p>0x3405</text:p>
          </table:table-cell>
          <table:table-cell office:value-type="string">
            <text:p>0x9014</text:p>
          </table:table-cell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2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29e8 */</text:p>
          </table:table-cell>
        </table:table-row>
        <table:table-row table:style-name="ro4">
          <table:table-cell/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0020</text:p>
          </table:table-cell>
          <table:table-cell table:style-name="Default" office:value-type="string">
            <text:p>0x0001</text:p>
          </table:table-cell>
          <table:table-cell office:value-type="string">
            <text:p>0x3423</text:p>
          </table:table-cell>
          <table:table-cell office:value-type="string">
            <text:p>0x058c</text:p>
          </table:table-cell>
          <table:table-cell office:value-type="string">
            <text:p>0x31a0</text:p>
          </table:table-cell>
          <table:table-cell/>
          <table:table-cell office:value-type="string">
            <text:p><text:s/>/* 29f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a600</text:p>
          </table:table-cell>
          <table:table-cell office:value-type="string">
            <text:p>0x0024</text:p>
          </table:table-cell>
          <table:table-cell office:value-type="string">
            <text:p>0xc102</text:p>
          </table:table-cell>
          <table:table-cell office:value-type="string">
            <text:p>0x1380</text:p>
          </table:table-cell>
          <table:table-cell office:value-type="string">
            <text:p>0x4700</text:p>
          </table:table-cell>
          <table:table-cell office:value-type="string">
            <text:p>0x0024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29f8 */</text:p>
          </table:table-cell>
        </table:table-row>
        <table:table-row table:style-name="ro4">
          <table:table-cell/>
          <table:table-cell office:value-type="string">
            <text:p>0x4013</text:p>
          </table:table-cell>
          <table:table-cell office:value-type="string">
            <text:p>0x2803</text:p>
          </table:table-cell>
          <table:table-cell office:value-type="string">
            <text:p>0x66c0</text:p>
          </table:table-cell>
          <table:table-cell office:value-type="string">
            <text:p>0x3b00</text:p>
          </table:table-cell>
          <table:table-cell office:value-type="string">
            <text:p>0x4024</text:p>
          </table:table-cell>
          <table:table-cell office:value-type="string">
            <text:p>0x2803</text:p>
          </table:table-cell>
          <table:table-cell office:value-type="string">
            <text:p>0x5d80</text:p>
          </table:table-cell>
          <table:table-cell office:value-type="string">
            <text:p>0x4306</text:p>
          </table:table-cell>
          <table:table-cell/>
          <table:table-cell office:value-type="string">
            <text:p><text:s/>/* 2a0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4bf2</text:p>
          </table:table-cell>
          <table:table-cell office:value-type="string">
            <text:p>0x0006</text:p>
          </table:table-cell>
          <table:table-cell office:value-type="string">
            <text:p>0x0200</text:p>
          </table:table-cell>
          <table:table-cell table:number-columns-repeated="2" office:value-type="string">
            <text:p>0x0000</text:p>
          </table:table-cell>
          <table:table-cell/>
          <table:table-cell office:value-type="string">
            <text:p><text:s/>/* 2a08 */</text:p>
          </table:table-cell>
        </table:table-row>
        <table:table-row table:style-name="ro4">
          <table:table-cell/>
          <table:table-cell office:value-type="string">
            <text:p>0x1db7</text:p>
          </table:table-cell>
          <table:table-cell office:value-type="string">
            <text:p>0x04c1</text:p>
          </table:table-cell>
          <table:table-cell office:value-type="string">
            <text:p>0x3b6e</text:p>
          </table:table-cell>
          <table:table-cell office:value-type="string">
            <text:p>0x0982</text:p>
          </table:table-cell>
          <table:table-cell office:value-type="string">
            <text:p>0x26d9</text:p>
          </table:table-cell>
          <table:table-cell office:value-type="string">
            <text:p>0x0d43</text:p>
          </table:table-cell>
          <table:table-cell office:value-type="string">
            <text:p>0x76dc</text:p>
          </table:table-cell>
          <table:table-cell office:value-type="string">
            <text:p>0x1304</text:p>
          </table:table-cell>
          <table:table-cell/>
          <table:table-cell office:value-type="string">
            <text:p><text:s/>/* 2a10 */</text:p>
          </table:table-cell>
        </table:table-row>
        <table:table-row table:style-name="ro4">
          <table:table-cell/>
          <table:table-cell office:value-type="string">
            <text:p>0x6b6b</text:p>
          </table:table-cell>
          <table:table-cell office:value-type="string">
            <text:p>0x17c5</text:p>
          </table:table-cell>
          <table:table-cell office:value-type="string">
            <text:p>0x4db2</text:p>
          </table:table-cell>
          <table:table-cell office:value-type="string">
            <text:p>0x1a86</text:p>
          </table:table-cell>
          <table:table-cell office:value-type="string">
            <text:p>0x5005</text:p>
          </table:table-cell>
          <table:table-cell office:value-type="string">
            <text:p>0x1e47</text:p>
          </table:table-cell>
          <table:table-cell office:value-type="string">
            <text:p>0xedb8</text:p>
          </table:table-cell>
          <table:table-cell office:value-type="string">
            <text:p>0x2608</text:p>
          </table:table-cell>
          <table:table-cell/>
          <table:table-cell office:value-type="string">
            <text:p><text:s/>/* 2a18 */</text:p>
          </table:table-cell>
        </table:table-row>
        <table:table-row table:style-name="ro4">
          <table:table-cell/>
          <table:table-cell office:value-type="string">
            <text:p>0xf00f</text:p>
          </table:table-cell>
          <table:table-cell office:value-type="string">
            <text:p>0x22c9</text:p>
          </table:table-cell>
          <table:table-cell office:value-type="string">
            <text:p>0xd6d6</text:p>
          </table:table-cell>
          <table:table-cell office:value-type="string">
            <text:p>0x2f8a</text:p>
          </table:table-cell>
          <table:table-cell office:value-type="string">
            <text:p>0xcb61</text:p>
          </table:table-cell>
          <table:table-cell office:value-type="string">
            <text:p>0x2b4b</text:p>
          </table:table-cell>
          <table:table-cell office:value-type="string">
            <text:p>0x9b64</text:p>
          </table:table-cell>
          <table:table-cell office:value-type="string">
            <text:p>0x350c</text:p>
          </table:table-cell>
          <table:table-cell/>
          <table:table-cell office:value-type="string">
            <text:p><text:s/>/* 2a20 */</text:p>
          </table:table-cell>
        </table:table-row>
        <table:table-row table:style-name="ro4">
          <table:table-cell/>
          <table:table-cell office:value-type="string">
            <text:p>0x86d3</text:p>
          </table:table-cell>
          <table:table-cell office:value-type="string">
            <text:p>0x31cd</text:p>
          </table:table-cell>
          <table:table-cell office:value-type="string">
            <text:p>0xa00a</text:p>
          </table:table-cell>
          <table:table-cell office:value-type="string">
            <text:p>0x3c8e</text:p>
          </table:table-cell>
          <table:table-cell office:value-type="string">
            <text:p>0xbdbd</text:p>
          </table:table-cell>
          <table:table-cell office:value-type="string">
            <text:p>0x384f</text:p>
          </table:table-cell>
          <table:table-cell office:value-type="string">
            <text:p>0xdb70</text:p>
          </table:table-cell>
          <table:table-cell office:value-type="string">
            <text:p>0x4c11</text:p>
          </table:table-cell>
          <table:table-cell/>
          <table:table-cell office:value-type="string">
            <text:p><text:s/>/* 2a28 */</text:p>
          </table:table-cell>
        </table:table-row>
        <table:table-row table:style-name="ro4">
          <table:table-cell/>
          <table:table-cell office:value-type="string">
            <text:p>0xc6c7</text:p>
          </table:table-cell>
          <table:table-cell office:value-type="string">
            <text:p>0x48d0</text:p>
          </table:table-cell>
          <table:table-cell office:value-type="string">
            <text:p>0xe01e</text:p>
          </table:table-cell>
          <table:table-cell office:value-type="string">
            <text:p>0x4593</text:p>
          </table:table-cell>
          <table:table-cell office:value-type="string">
            <text:p>0xfda9</text:p>
          </table:table-cell>
          <table:table-cell office:value-type="string">
            <text:p>0x4152</text:p>
          </table:table-cell>
          <table:table-cell office:value-type="string">
            <text:p>0xadac</text:p>
          </table:table-cell>
          <table:table-cell office:value-type="string">
            <text:p>0x5f15</text:p>
          </table:table-cell>
          <table:table-cell/>
          <table:table-cell office:value-type="string">
            <text:p><text:s/>/* 2a30 */</text:p>
          </table:table-cell>
        </table:table-row>
        <table:table-row table:style-name="ro4">
          <table:table-cell/>
          <table:table-cell office:value-type="string">
            <text:p>0xb01b</text:p>
          </table:table-cell>
          <table:table-cell office:value-type="string">
            <text:p>0x5bd4</text:p>
          </table:table-cell>
          <table:table-cell office:value-type="string">
            <text:p>0x96c2</text:p>
          </table:table-cell>
          <table:table-cell office:value-type="string">
            <text:p>0x5697</text:p>
          </table:table-cell>
          <table:table-cell office:value-type="string">
            <text:p>0x8b75</text:p>
          </table:table-cell>
          <table:table-cell office:value-type="string">
            <text:p>0x5256</text:p>
          </table:table-cell>
          <table:table-cell office:value-type="string">
            <text:p>0x36c8</text:p>
          </table:table-cell>
          <table:table-cell office:value-type="string">
            <text:p>0x6a19</text:p>
          </table:table-cell>
          <table:table-cell/>
          <table:table-cell office:value-type="string">
            <text:p><text:s/>/* 2a38 */</text:p>
          </table:table-cell>
        </table:table-row>
        <table:table-row table:style-name="ro4">
          <table:table-cell/>
          <table:table-cell office:value-type="string">
            <text:p>0x2b7f</text:p>
          </table:table-cell>
          <table:table-cell office:value-type="string">
            <text:p>0x6ed8</text:p>
          </table:table-cell>
          <table:table-cell office:value-type="string">
            <text:p>0x0da6</text:p>
          </table:table-cell>
          <table:table-cell office:value-type="string">
            <text:p>0x639b</text:p>
          </table:table-cell>
          <table:table-cell office:value-type="string">
            <text:p>0x1011</text:p>
          </table:table-cell>
          <table:table-cell office:value-type="string">
            <text:p>0x675a</text:p>
          </table:table-cell>
          <table:table-cell office:value-type="string">
            <text:p>0x4014</text:p>
          </table:table-cell>
          <table:table-cell office:value-type="string">
            <text:p>0x791d</text:p>
          </table:table-cell>
          <table:table-cell/>
          <table:table-cell office:value-type="string">
            <text:p><text:s/>/* 2a40 */</text:p>
          </table:table-cell>
        </table:table-row>
        <table:table-row table:style-name="ro4">
          <table:table-cell/>
          <table:table-cell office:value-type="string">
            <text:p>0x5da3</text:p>
          </table:table-cell>
          <table:table-cell office:value-type="string">
            <text:p>0x7ddc</text:p>
          </table:table-cell>
          <table:table-cell office:value-type="string">
            <text:p>0x7b7a</text:p>
          </table:table-cell>
          <table:table-cell office:value-type="string">
            <text:p>0x709f</text:p>
          </table:table-cell>
          <table:table-cell office:value-type="string">
            <text:p>0x66cd</text:p>
          </table:table-cell>
          <table:table-cell office:value-type="string">
            <text:p>0x745e</text:p>
          </table:table-cell>
          <table:table-cell office:value-type="string">
            <text:p>0xb6e0</text:p>
          </table:table-cell>
          <table:table-cell office:value-type="string">
            <text:p>0x9823</text:p>
          </table:table-cell>
          <table:table-cell/>
          <table:table-cell office:value-type="string">
            <text:p><text:s/>/* 2a48 */</text:p>
          </table:table-cell>
        </table:table-row>
        <table:table-row table:style-name="ro4">
          <table:table-cell/>
          <table:table-cell office:value-type="string">
            <text:p>0xab57</text:p>
          </table:table-cell>
          <table:table-cell office:value-type="string">
            <text:p>0x9ce2</text:p>
          </table:table-cell>
          <table:table-cell office:value-type="string">
            <text:p>0x8d8e</text:p>
          </table:table-cell>
          <table:table-cell office:value-type="string">
            <text:p>0x91a1</text:p>
          </table:table-cell>
          <table:table-cell office:value-type="string">
            <text:p>0x9039</text:p>
          </table:table-cell>
          <table:table-cell office:value-type="string">
            <text:p>0x9560</text:p>
          </table:table-cell>
          <table:table-cell office:value-type="string">
            <text:p>0xc03c</text:p>
          </table:table-cell>
          <table:table-cell office:value-type="string">
            <text:p>0x8b27</text:p>
          </table:table-cell>
          <table:table-cell/>
          <table:table-cell office:value-type="string">
            <text:p><text:s/>/* 2a50 */</text:p>
          </table:table-cell>
        </table:table-row>
        <table:table-row table:style-name="ro4">
          <table:table-cell/>
          <table:table-cell office:value-type="string">
            <text:p>0xdd8b</text:p>
          </table:table-cell>
          <table:table-cell office:value-type="string">
            <text:p>0x8fe6</text:p>
          </table:table-cell>
          <table:table-cell office:value-type="string">
            <text:p>0xfb52</text:p>
          </table:table-cell>
          <table:table-cell office:value-type="string">
            <text:p>0x82a5</text:p>
          </table:table-cell>
          <table:table-cell office:value-type="string">
            <text:p>0xe6e5</text:p>
          </table:table-cell>
          <table:table-cell office:value-type="string">
            <text:p>0x8664</text:p>
          </table:table-cell>
          <table:table-cell office:value-type="string">
            <text:p>0x5b58</text:p>
          </table:table-cell>
          <table:table-cell office:value-type="string">
            <text:p>0xbe2b</text:p>
          </table:table-cell>
          <table:table-cell/>
          <table:table-cell office:value-type="string">
            <text:p><text:s/>/* 2a58 */</text:p>
          </table:table-cell>
        </table:table-row>
        <table:table-row table:style-name="ro4">
          <table:table-cell/>
          <table:table-cell office:value-type="string">
            <text:p>0x46ef</text:p>
          </table:table-cell>
          <table:table-cell office:value-type="string">
            <text:p>0xbaea</text:p>
          </table:table-cell>
          <table:table-cell office:value-type="string">
            <text:p>0x6036</text:p>
          </table:table-cell>
          <table:table-cell office:value-type="string">
            <text:p>0xb7a9</text:p>
          </table:table-cell>
          <table:table-cell office:value-type="string">
            <text:p>0x7d81</text:p>
          </table:table-cell>
          <table:table-cell office:value-type="string">
            <text:p>0xb368</text:p>
          </table:table-cell>
          <table:table-cell office:value-type="string">
            <text:p>0x2d84</text:p>
          </table:table-cell>
          <table:table-cell office:value-type="string">
            <text:p>0xad2f</text:p>
          </table:table-cell>
          <table:table-cell/>
          <table:table-cell office:value-type="string">
            <text:p><text:s/>/* 2a60 */</text:p>
          </table:table-cell>
        </table:table-row>
        <table:table-row table:style-name="ro4">
          <table:table-cell/>
          <table:table-cell office:value-type="string">
            <text:p>0x3033</text:p>
          </table:table-cell>
          <table:table-cell office:value-type="string">
            <text:p>0xa9ee</text:p>
          </table:table-cell>
          <table:table-cell office:value-type="string">
            <text:p>0x16ea</text:p>
          </table:table-cell>
          <table:table-cell office:value-type="string">
            <text:p>0xa4ad</text:p>
          </table:table-cell>
          <table:table-cell office:value-type="string">
            <text:p>0x0b5d</text:p>
          </table:table-cell>
          <table:table-cell office:value-type="string">
            <text:p>0xa06c</text:p>
          </table:table-cell>
          <table:table-cell office:value-type="string">
            <text:p>0x6d90</text:p>
          </table:table-cell>
          <table:table-cell office:value-type="string">
            <text:p>0xd432</text:p>
          </table:table-cell>
          <table:table-cell/>
          <table:table-cell office:value-type="string">
            <text:p><text:s/>/* 2a68 */</text:p>
          </table:table-cell>
        </table:table-row>
        <table:table-row table:style-name="ro4">
          <table:table-cell/>
          <table:table-cell office:value-type="string">
            <text:p>0x7027</text:p>
          </table:table-cell>
          <table:table-cell office:value-type="string">
            <text:p>0xd0f3</text:p>
          </table:table-cell>
          <table:table-cell office:value-type="string">
            <text:p>0x56fe</text:p>
          </table:table-cell>
          <table:table-cell office:value-type="string">
            <text:p>0xddb0</text:p>
          </table:table-cell>
          <table:table-cell office:value-type="string">
            <text:p>0x4b49</text:p>
          </table:table-cell>
          <table:table-cell office:value-type="string">
            <text:p>0xd971</text:p>
          </table:table-cell>
          <table:table-cell office:value-type="string">
            <text:p>0x1b4c</text:p>
          </table:table-cell>
          <table:table-cell office:value-type="string">
            <text:p>0xc736</text:p>
          </table:table-cell>
          <table:table-cell/>
          <table:table-cell office:value-type="string">
            <text:p><text:s/>/* 2a70 */</text:p>
          </table:table-cell>
        </table:table-row>
        <table:table-row table:style-name="ro4">
          <table:table-cell/>
          <table:table-cell office:value-type="string">
            <text:p>0x06fb</text:p>
          </table:table-cell>
          <table:table-cell office:value-type="string">
            <text:p>0xc3f7</text:p>
          </table:table-cell>
          <table:table-cell office:value-type="string">
            <text:p>0x2022</text:p>
          </table:table-cell>
          <table:table-cell office:value-type="string">
            <text:p>0xceb4</text:p>
          </table:table-cell>
          <table:table-cell office:value-type="string">
            <text:p>0x3d95</text:p>
          </table:table-cell>
          <table:table-cell office:value-type="string">
            <text:p>0xca75</text:p>
          </table:table-cell>
          <table:table-cell office:value-type="string">
            <text:p>0x8028</text:p>
          </table:table-cell>
          <table:table-cell office:value-type="string">
            <text:p>0xf23a</text:p>
          </table:table-cell>
          <table:table-cell/>
          <table:table-cell office:value-type="string">
            <text:p><text:s/>/* 2a78 */</text:p>
          </table:table-cell>
        </table:table-row>
        <table:table-row table:style-name="ro4">
          <table:table-cell/>
          <table:table-cell office:value-type="string">
            <text:p>0x9d9f</text:p>
          </table:table-cell>
          <table:table-cell office:value-type="string">
            <text:p>0xf6fb</text:p>
          </table:table-cell>
          <table:table-cell office:value-type="string">
            <text:p>0xbb46</text:p>
          </table:table-cell>
          <table:table-cell office:value-type="string">
            <text:p>0xfbb8</text:p>
          </table:table-cell>
          <table:table-cell office:value-type="string">
            <text:p>0xa6f1</text:p>
          </table:table-cell>
          <table:table-cell office:value-type="string">
            <text:p>0xff79</text:p>
          </table:table-cell>
          <table:table-cell office:value-type="string">
            <text:p>0xf6f4</text:p>
          </table:table-cell>
          <table:table-cell office:value-type="string">
            <text:p>0xe13e</text:p>
          </table:table-cell>
          <table:table-cell/>
          <table:table-cell office:value-type="string">
            <text:p><text:s/>/* 2a80 */</text:p>
          </table:table-cell>
        </table:table-row>
        <table:table-row table:style-name="ro4">
          <table:table-cell/>
          <table:table-cell office:value-type="string">
            <text:p>0xeb43</text:p>
          </table:table-cell>
          <table:table-cell office:value-type="string">
            <text:p>0xe5ff</text:p>
          </table:table-cell>
          <table:table-cell office:value-type="string">
            <text:p>0xcd9a</text:p>
          </table:table-cell>
          <table:table-cell office:value-type="string">
            <text:p>0xe8bc</text:p>
          </table:table-cell>
          <table:table-cell office:value-type="string">
            <text:p>0xd02d</text:p>
          </table:table-cell>
          <table:table-cell office:value-type="string">
            <text:p>0xec7d</text:p>
          </table:table-cell>
          <table:table-cell office:value-type="string">
            <text:p>0x7077</text:p>
          </table:table-cell>
          <table:table-cell office:value-type="string">
            <text:p>0x3486</text:p>
          </table:table-cell>
          <table:table-cell/>
          <table:table-cell office:value-type="string">
            <text:p><text:s/>/* 2a88 */</text:p>
          </table:table-cell>
        </table:table-row>
        <table:table-row table:style-name="ro4">
          <table:table-cell/>
          <table:table-cell office:value-type="string">
            <text:p>0x6dc0</text:p>
          </table:table-cell>
          <table:table-cell office:value-type="string">
            <text:p>0x3047</text:p>
          </table:table-cell>
          <table:table-cell office:value-type="string">
            <text:p>0x4b19</text:p>
          </table:table-cell>
          <table:table-cell office:value-type="string">
            <text:p>0x3d04</text:p>
          </table:table-cell>
          <table:table-cell office:value-type="string">
            <text:p>0x56ae</text:p>
          </table:table-cell>
          <table:table-cell office:value-type="string">
            <text:p>0x39c5</text:p>
          </table:table-cell>
          <table:table-cell office:value-type="string">
            <text:p>0x06ab</text:p>
          </table:table-cell>
          <table:table-cell office:value-type="string">
            <text:p>0x2782</text:p>
          </table:table-cell>
          <table:table-cell/>
          <table:table-cell office:value-type="string">
            <text:p><text:s/>/* 2a90 */</text:p>
          </table:table-cell>
        </table:table-row>
        <table:table-row table:style-name="ro4">
          <table:table-cell/>
          <table:table-cell office:value-type="string">
            <text:p>0x1b1c</text:p>
          </table:table-cell>
          <table:table-cell office:value-type="string">
            <text:p>0x2343</text:p>
          </table:table-cell>
          <table:table-cell office:value-type="string">
            <text:p>0x3dc5</text:p>
          </table:table-cell>
          <table:table-cell office:value-type="string">
            <text:p>0x2e00</text:p>
          </table:table-cell>
          <table:table-cell office:value-type="string">
            <text:p>0x2072</text:p>
          </table:table-cell>
          <table:table-cell office:value-type="string">
            <text:p>0x2ac1</text:p>
          </table:table-cell>
          <table:table-cell office:value-type="string">
            <text:p>0x9dcf</text:p>
          </table:table-cell>
          <table:table-cell office:value-type="string">
            <text:p>0x128e</text:p>
          </table:table-cell>
          <table:table-cell/>
          <table:table-cell office:value-type="string">
            <text:p><text:s/>/* 2a98 */</text:p>
          </table:table-cell>
        </table:table-row>
        <table:table-row table:style-name="ro4">
          <table:table-cell/>
          <table:table-cell office:value-type="string">
            <text:p>0x8078</text:p>
          </table:table-cell>
          <table:table-cell office:value-type="string">
            <text:p>0x164f</text:p>
          </table:table-cell>
          <table:table-cell office:value-type="string">
            <text:p>0xa6a1</text:p>
          </table:table-cell>
          <table:table-cell office:value-type="string">
            <text:p>0x1b0c</text:p>
          </table:table-cell>
          <table:table-cell office:value-type="string">
            <text:p>0xbb16</text:p>
          </table:table-cell>
          <table:table-cell office:value-type="string">
            <text:p>0x1fcd</text:p>
          </table:table-cell>
          <table:table-cell office:value-type="string">
            <text:p>0xeb13</text:p>
          </table:table-cell>
          <table:table-cell office:value-type="string">
            <text:p>0x018a</text:p>
          </table:table-cell>
          <table:table-cell/>
          <table:table-cell office:value-type="string">
            <text:p><text:s/>/* 2aa0 */</text:p>
          </table:table-cell>
        </table:table-row>
        <table:table-row table:style-name="ro4">
          <table:table-cell/>
          <table:table-cell office:value-type="string">
            <text:p>0xf6a4</text:p>
          </table:table-cell>
          <table:table-cell office:value-type="string">
            <text:p>0x054b</text:p>
          </table:table-cell>
          <table:table-cell office:value-type="string">
            <text:p>0xd07d</text:p>
          </table:table-cell>
          <table:table-cell office:value-type="string">
            <text:p>0x0808</text:p>
          </table:table-cell>
          <table:table-cell office:value-type="string">
            <text:p>0xcdca</text:p>
          </table:table-cell>
          <table:table-cell office:value-type="string">
            <text:p>0x0cc9</text:p>
          </table:table-cell>
          <table:table-cell office:value-type="string">
            <text:p>0xab07</text:p>
          </table:table-cell>
          <table:table-cell office:value-type="string">
            <text:p>0x7897</text:p>
          </table:table-cell>
          <table:table-cell/>
          <table:table-cell office:value-type="string">
            <text:p><text:s/>/* 2aa8 */</text:p>
          </table:table-cell>
        </table:table-row>
        <table:table-row table:style-name="ro4">
          <table:table-cell/>
          <table:table-cell office:value-type="string">
            <text:p>0xb6b0</text:p>
          </table:table-cell>
          <table:table-cell office:value-type="string">
            <text:p>0x7c56</text:p>
          </table:table-cell>
          <table:table-cell office:value-type="string">
            <text:p>0x9069</text:p>
          </table:table-cell>
          <table:table-cell office:value-type="string">
            <text:p>0x7115</text:p>
          </table:table-cell>
          <table:table-cell office:value-type="string">
            <text:p>0x8dde</text:p>
          </table:table-cell>
          <table:table-cell office:value-type="string">
            <text:p>0x75d4</text:p>
          </table:table-cell>
          <table:table-cell office:value-type="string">
            <text:p>0xdddb</text:p>
          </table:table-cell>
          <table:table-cell office:value-type="string">
            <text:p>0x6b93</text:p>
          </table:table-cell>
          <table:table-cell/>
          <table:table-cell office:value-type="string">
            <text:p><text:s/>/* 2ab0 */</text:p>
          </table:table-cell>
        </table:table-row>
        <table:table-row table:style-name="ro4">
          <table:table-cell/>
          <table:table-cell office:value-type="string">
            <text:p>0xc06c</text:p>
          </table:table-cell>
          <table:table-cell office:value-type="string">
            <text:p>0x6f52</text:p>
          </table:table-cell>
          <table:table-cell office:value-type="string">
            <text:p>0xe6b5</text:p>
          </table:table-cell>
          <table:table-cell office:value-type="string">
            <text:p>0x6211</text:p>
          </table:table-cell>
          <table:table-cell office:value-type="string">
            <text:p>0xfb02</text:p>
          </table:table-cell>
          <table:table-cell office:value-type="string">
            <text:p>0x66d0</text:p>
          </table:table-cell>
          <table:table-cell office:value-type="string">
            <text:p>0x46bf</text:p>
          </table:table-cell>
          <table:table-cell office:value-type="string">
            <text:p>0x5e9f</text:p>
          </table:table-cell>
          <table:table-cell/>
          <table:table-cell office:value-type="string">
            <text:p><text:s/>/* 2ab8 */</text:p>
          </table:table-cell>
        </table:table-row>
        <table:table-row table:style-name="ro4">
          <table:table-cell/>
          <table:table-cell office:value-type="string">
            <text:p>0x5b08</text:p>
          </table:table-cell>
          <table:table-cell office:value-type="string">
            <text:p>0x5a5e</text:p>
          </table:table-cell>
          <table:table-cell office:value-type="string">
            <text:p>0x7dd1</text:p>
          </table:table-cell>
          <table:table-cell office:value-type="string">
            <text:p>0x571d</text:p>
          </table:table-cell>
          <table:table-cell office:value-type="string">
            <text:p>0x6066</text:p>
          </table:table-cell>
          <table:table-cell office:value-type="string">
            <text:p>0x53dc</text:p>
          </table:table-cell>
          <table:table-cell office:value-type="string">
            <text:p>0x3063</text:p>
          </table:table-cell>
          <table:table-cell office:value-type="string">
            <text:p>0x4d9b</text:p>
          </table:table-cell>
          <table:table-cell/>
          <table:table-cell office:value-type="string">
            <text:p><text:s/>/* 2ac0 */</text:p>
          </table:table-cell>
        </table:table-row>
        <table:table-row table:style-name="ro4">
          <table:table-cell/>
          <table:table-cell office:value-type="string">
            <text:p>0x2dd4</text:p>
          </table:table-cell>
          <table:table-cell office:value-type="string">
            <text:p>0x495a</text:p>
          </table:table-cell>
          <table:table-cell office:value-type="string">
            <text:p>0x0b0d</text:p>
          </table:table-cell>
          <table:table-cell office:value-type="string">
            <text:p>0x4419</text:p>
          </table:table-cell>
          <table:table-cell office:value-type="string">
            <text:p>0x16ba</text:p>
          </table:table-cell>
          <table:table-cell office:value-type="string">
            <text:p>0x40d8</text:p>
          </table:table-cell>
          <table:table-cell office:value-type="string">
            <text:p>0xc697</text:p>
          </table:table-cell>
          <table:table-cell office:value-type="string">
            <text:p>0xaca5</text:p>
          </table:table-cell>
          <table:table-cell/>
          <table:table-cell office:value-type="string">
            <text:p><text:s/>/* 2ac8 */</text:p>
          </table:table-cell>
        </table:table-row>
        <table:table-row table:style-name="ro4">
          <table:table-cell/>
          <table:table-cell office:value-type="string">
            <text:p>0xdb20</text:p>
          </table:table-cell>
          <table:table-cell office:value-type="string">
            <text:p>0xa864</text:p>
          </table:table-cell>
          <table:table-cell office:value-type="string">
            <text:p>0xfdf9</text:p>
          </table:table-cell>
          <table:table-cell office:value-type="string">
            <text:p>0xa527</text:p>
          </table:table-cell>
          <table:table-cell office:value-type="string">
            <text:p>0xe04e</text:p>
          </table:table-cell>
          <table:table-cell office:value-type="string">
            <text:p>0xa1e6</text:p>
          </table:table-cell>
          <table:table-cell office:value-type="string">
            <text:p>0xb04b</text:p>
          </table:table-cell>
          <table:table-cell office:value-type="string">
            <text:p>0xbfa1</text:p>
          </table:table-cell>
          <table:table-cell/>
          <table:table-cell office:value-type="string">
            <text:p><text:s/>/* 2ad0 */</text:p>
          </table:table-cell>
        </table:table-row>
        <table:table-row table:style-name="ro4">
          <table:table-cell/>
          <table:table-cell office:value-type="string">
            <text:p>0xadfc</text:p>
          </table:table-cell>
          <table:table-cell office:value-type="string">
            <text:p>0xbb60</text:p>
          </table:table-cell>
          <table:table-cell office:value-type="string">
            <text:p>0x8b25</text:p>
          </table:table-cell>
          <table:table-cell office:value-type="string">
            <text:p>0xb623</text:p>
          </table:table-cell>
          <table:table-cell office:value-type="string">
            <text:p>0x9692</text:p>
          </table:table-cell>
          <table:table-cell office:value-type="string">
            <text:p>0xb2e2</text:p>
          </table:table-cell>
          <table:table-cell office:value-type="string">
            <text:p>0x2b2f</text:p>
          </table:table-cell>
          <table:table-cell office:value-type="string">
            <text:p>0x8aad</text:p>
          </table:table-cell>
          <table:table-cell/>
          <table:table-cell office:value-type="string">
            <text:p><text:s/>/* 2ad8 */</text:p>
          </table:table-cell>
        </table:table-row>
        <table:table-row table:style-name="ro4">
          <table:table-cell/>
          <table:table-cell office:value-type="string">
            <text:p>0x3698</text:p>
          </table:table-cell>
          <table:table-cell office:value-type="string">
            <text:p>0x8e6c</text:p>
          </table:table-cell>
          <table:table-cell office:value-type="string">
            <text:p>0x1041</text:p>
          </table:table-cell>
          <table:table-cell office:value-type="string">
            <text:p>0x832f</text:p>
          </table:table-cell>
          <table:table-cell office:value-type="string">
            <text:p>0x0df6</text:p>
          </table:table-cell>
          <table:table-cell office:value-type="string">
            <text:p>0x87ee</text:p>
          </table:table-cell>
          <table:table-cell office:value-type="string">
            <text:p>0x5df3</text:p>
          </table:table-cell>
          <table:table-cell office:value-type="string">
            <text:p>0x99a9</text:p>
          </table:table-cell>
          <table:table-cell/>
          <table:table-cell office:value-type="string">
            <text:p><text:s/>/* 2ae0 */</text:p>
          </table:table-cell>
        </table:table-row>
        <table:table-row table:style-name="ro4">
          <table:table-cell/>
          <table:table-cell office:value-type="string">
            <text:p>0x4044</text:p>
          </table:table-cell>
          <table:table-cell office:value-type="string">
            <text:p>0x9d68</text:p>
          </table:table-cell>
          <table:table-cell office:value-type="string">
            <text:p>0x669d</text:p>
          </table:table-cell>
          <table:table-cell office:value-type="string">
            <text:p>0x902b</text:p>
          </table:table-cell>
          <table:table-cell office:value-type="string">
            <text:p>0x7b2a</text:p>
          </table:table-cell>
          <table:table-cell office:value-type="string">
            <text:p>0x94ea</text:p>
          </table:table-cell>
          <table:table-cell office:value-type="string">
            <text:p>0x1de7</text:p>
          </table:table-cell>
          <table:table-cell office:value-type="string">
            <text:p>0xe0b4</text:p>
          </table:table-cell>
          <table:table-cell/>
          <table:table-cell office:value-type="string">
            <text:p><text:s/>/* 2ae8 */</text:p>
          </table:table-cell>
        </table:table-row>
        <table:table-row table:style-name="ro4">
          <table:table-cell/>
          <table:table-cell office:value-type="string">
            <text:p>0x0050</text:p>
          </table:table-cell>
          <table:table-cell office:value-type="string">
            <text:p>0xe475</text:p>
          </table:table-cell>
          <table:table-cell office:value-type="string">
            <text:p>0x2689</text:p>
          </table:table-cell>
          <table:table-cell office:value-type="string">
            <text:p>0xe936</text:p>
          </table:table-cell>
          <table:table-cell office:value-type="string">
            <text:p>0x3b3e</text:p>
          </table:table-cell>
          <table:table-cell office:value-type="string">
            <text:p>0xedf7</text:p>
          </table:table-cell>
          <table:table-cell office:value-type="string">
            <text:p>0x6b3b</text:p>
          </table:table-cell>
          <table:table-cell office:value-type="string">
            <text:p>0xf3b0</text:p>
          </table:table-cell>
          <table:table-cell/>
          <table:table-cell office:value-type="string">
            <text:p><text:s/>/* 2af0 */</text:p>
          </table:table-cell>
        </table:table-row>
        <table:table-row table:style-name="ro4">
          <table:table-cell/>
          <table:table-cell office:value-type="string">
            <text:p>0x768c</text:p>
          </table:table-cell>
          <table:table-cell office:value-type="string">
            <text:p>0xf771</text:p>
          </table:table-cell>
          <table:table-cell office:value-type="string">
            <text:p>0x5055</text:p>
          </table:table-cell>
          <table:table-cell office:value-type="string">
            <text:p>0xfa32</text:p>
          </table:table-cell>
          <table:table-cell office:value-type="string">
            <text:p>0x4de2</text:p>
          </table:table-cell>
          <table:table-cell office:value-type="string">
            <text:p>0xfef3</text:p>
          </table:table-cell>
          <table:table-cell office:value-type="string">
            <text:p>0xf05f</text:p>
          </table:table-cell>
          <table:table-cell office:value-type="string">
            <text:p>0xc6bc</text:p>
          </table:table-cell>
          <table:table-cell/>
          <table:table-cell office:value-type="string">
            <text:p><text:s/>/* 2af8 */</text:p>
          </table:table-cell>
        </table:table-row>
        <table:table-row table:style-name="ro4">
          <table:table-cell/>
          <table:table-cell office:value-type="string">
            <text:p>0xede8</text:p>
          </table:table-cell>
          <table:table-cell office:value-type="string">
            <text:p>0xc27d</text:p>
          </table:table-cell>
          <table:table-cell office:value-type="string">
            <text:p>0xcb31</text:p>
          </table:table-cell>
          <table:table-cell office:value-type="string">
            <text:p>0xcf3e</text:p>
          </table:table-cell>
          <table:table-cell office:value-type="string">
            <text:p>0xd686</text:p>
          </table:table-cell>
          <table:table-cell office:value-type="string">
            <text:p>0xcbff</text:p>
          </table:table-cell>
          <table:table-cell office:value-type="string">
            <text:p>0x8683</text:p>
          </table:table-cell>
          <table:table-cell office:value-type="string">
            <text:p>0xd5b8</text:p>
          </table:table-cell>
          <table:table-cell/>
          <table:table-cell office:value-type="string">
            <text:p><text:s/>/* 2b00 */</text:p>
          </table:table-cell>
        </table:table-row>
        <table:table-row table:style-name="ro4">
          <table:table-cell/>
          <table:table-cell office:value-type="string">
            <text:p>0x9b34</text:p>
          </table:table-cell>
          <table:table-cell office:value-type="string">
            <text:p>0xd179</text:p>
          </table:table-cell>
          <table:table-cell office:value-type="string">
            <text:p>0xbded</text:p>
          </table:table-cell>
          <table:table-cell office:value-type="string">
            <text:p>0xdc3a</text:p>
          </table:table-cell>
          <table:table-cell office:value-type="string">
            <text:p>0xa05a</text:p>
          </table:table-cell>
          <table:table-cell office:value-type="string">
            <text:p>0xd8fb</text:p>
          </table:table-cell>
          <table:table-cell office:value-type="string">
            <text:p>0xe0ee</text:p>
          </table:table-cell>
          <table:table-cell office:value-type="string">
            <text:p>0x690c</text:p>
          </table:table-cell>
          <table:table-cell/>
          <table:table-cell office:value-type="string">
            <text:p><text:s/>/* 2b08 */</text:p>
          </table:table-cell>
        </table:table-row>
        <table:table-row table:style-name="ro4">
          <table:table-cell/>
          <table:table-cell office:value-type="string">
            <text:p>0xfd59</text:p>
          </table:table-cell>
          <table:table-cell office:value-type="string">
            <text:p>0x6dcd</text:p>
          </table:table-cell>
          <table:table-cell office:value-type="string">
            <text:p>0xdb80</text:p>
          </table:table-cell>
          <table:table-cell office:value-type="string">
            <text:p>0x608e</text:p>
          </table:table-cell>
          <table:table-cell office:value-type="string">
            <text:p>0xc637</text:p>
          </table:table-cell>
          <table:table-cell office:value-type="string">
            <text:p>0x644f</text:p>
          </table:table-cell>
          <table:table-cell office:value-type="string">
            <text:p>0x9632</text:p>
          </table:table-cell>
          <table:table-cell office:value-type="string">
            <text:p>0x7a08</text:p>
          </table:table-cell>
          <table:table-cell/>
          <table:table-cell office:value-type="string">
            <text:p><text:s/>/* 2b10 */</text:p>
          </table:table-cell>
        </table:table-row>
        <table:table-row table:style-name="ro4">
          <table:table-cell/>
          <table:table-cell office:value-type="string">
            <text:p>0x8b85</text:p>
          </table:table-cell>
          <table:table-cell office:value-type="string">
            <text:p>0x7ec9</text:p>
          </table:table-cell>
          <table:table-cell office:value-type="string">
            <text:p>0xad5c</text:p>
          </table:table-cell>
          <table:table-cell office:value-type="string">
            <text:p>0x738a</text:p>
          </table:table-cell>
          <table:table-cell office:value-type="string">
            <text:p>0xb0eb</text:p>
          </table:table-cell>
          <table:table-cell office:value-type="string">
            <text:p>0x774b</text:p>
          </table:table-cell>
          <table:table-cell office:value-type="string">
            <text:p>0x0d56</text:p>
          </table:table-cell>
          <table:table-cell office:value-type="string">
            <text:p>0x4f04</text:p>
          </table:table-cell>
          <table:table-cell/>
          <table:table-cell office:value-type="string">
            <text:p><text:s/>/* 2b18 */</text:p>
          </table:table-cell>
        </table:table-row>
        <table:table-row table:style-name="ro4">
          <table:table-cell/>
          <table:table-cell office:value-type="string">
            <text:p>0x10e1</text:p>
          </table:table-cell>
          <table:table-cell office:value-type="string">
            <text:p>0x4bc5</text:p>
          </table:table-cell>
          <table:table-cell office:value-type="string">
            <text:p>0x3638</text:p>
          </table:table-cell>
          <table:table-cell office:value-type="string">
            <text:p>0x4686</text:p>
          </table:table-cell>
          <table:table-cell office:value-type="string">
            <text:p>0x2b8f</text:p>
          </table:table-cell>
          <table:table-cell office:value-type="string">
            <text:p>0x4247</text:p>
          </table:table-cell>
          <table:table-cell office:value-type="string">
            <text:p>0x7b8a</text:p>
          </table:table-cell>
          <table:table-cell office:value-type="string">
            <text:p>0x5c00</text:p>
          </table:table-cell>
          <table:table-cell/>
          <table:table-cell office:value-type="string">
            <text:p><text:s/>/* 2b20 */</text:p>
          </table:table-cell>
        </table:table-row>
        <table:table-row table:style-name="ro4">
          <table:table-cell/>
          <table:table-cell office:value-type="string">
            <text:p>0x663d</text:p>
          </table:table-cell>
          <table:table-cell office:value-type="string">
            <text:p>0x58c1</text:p>
          </table:table-cell>
          <table:table-cell office:value-type="string">
            <text:p>0x40e4</text:p>
          </table:table-cell>
          <table:table-cell office:value-type="string">
            <text:p>0x5582</text:p>
          </table:table-cell>
          <table:table-cell office:value-type="string">
            <text:p>0x5d53</text:p>
          </table:table-cell>
          <table:table-cell office:value-type="string">
            <text:p>0x5143</text:p>
          </table:table-cell>
          <table:table-cell office:value-type="string">
            <text:p>0x3b9e</text:p>
          </table:table-cell>
          <table:table-cell office:value-type="string">
            <text:p>0x251d</text:p>
          </table:table-cell>
          <table:table-cell/>
          <table:table-cell office:value-type="string">
            <text:p><text:s/>/* 2b28 */</text:p>
          </table:table-cell>
        </table:table-row>
        <table:table-row table:style-name="ro4">
          <table:table-cell/>
          <table:table-cell office:value-type="string">
            <text:p>0x2629</text:p>
          </table:table-cell>
          <table:table-cell office:value-type="string">
            <text:p>0x21dc</text:p>
          </table:table-cell>
          <table:table-cell office:value-type="string">
            <text:p>0x00f0</text:p>
          </table:table-cell>
          <table:table-cell office:value-type="string">
            <text:p>0x2c9f</text:p>
          </table:table-cell>
          <table:table-cell office:value-type="string">
            <text:p>0x1d47</text:p>
          </table:table-cell>
          <table:table-cell office:value-type="string">
            <text:p>0x285e</text:p>
          </table:table-cell>
          <table:table-cell office:value-type="string">
            <text:p>0x4d42</text:p>
          </table:table-cell>
          <table:table-cell office:value-type="string">
            <text:p>0x3619</text:p>
          </table:table-cell>
          <table:table-cell/>
          <table:table-cell office:value-type="string">
            <text:p><text:s/>/* 2b30 */</text:p>
          </table:table-cell>
        </table:table-row>
        <table:table-row table:style-name="ro4">
          <table:table-cell/>
          <table:table-cell office:value-type="string">
            <text:p>0x50f5</text:p>
          </table:table-cell>
          <table:table-cell office:value-type="string">
            <text:p>0x32d8</text:p>
          </table:table-cell>
          <table:table-cell office:value-type="string">
            <text:p>0x762c</text:p>
          </table:table-cell>
          <table:table-cell office:value-type="string">
            <text:p>0x3f9b</text:p>
          </table:table-cell>
          <table:table-cell office:value-type="string">
            <text:p>0x6b9b</text:p>
          </table:table-cell>
          <table:table-cell office:value-type="string">
            <text:p>0x3b5a</text:p>
          </table:table-cell>
          <table:table-cell office:value-type="string">
            <text:p>0xd626</text:p>
          </table:table-cell>
          <table:table-cell office:value-type="string">
            <text:p>0x0315</text:p>
          </table:table-cell>
          <table:table-cell/>
          <table:table-cell office:value-type="string">
            <text:p><text:s/>/* 2b38 */</text:p>
          </table:table-cell>
        </table:table-row>
        <table:table-row table:style-name="ro4">
          <table:table-cell/>
          <table:table-cell office:value-type="string">
            <text:p>0xcb91</text:p>
          </table:table-cell>
          <table:table-cell office:value-type="string">
            <text:p>0x07d4</text:p>
          </table:table-cell>
          <table:table-cell office:value-type="string">
            <text:p>0xed48</text:p>
          </table:table-cell>
          <table:table-cell office:value-type="string">
            <text:p>0x0a97</text:p>
          </table:table-cell>
          <table:table-cell office:value-type="string">
            <text:p>0xf0ff</text:p>
          </table:table-cell>
          <table:table-cell office:value-type="string">
            <text:p>0x0e56</text:p>
          </table:table-cell>
          <table:table-cell office:value-type="string">
            <text:p>0xa0fa</text:p>
          </table:table-cell>
          <table:table-cell office:value-type="string">
            <text:p>0x1011</text:p>
          </table:table-cell>
          <table:table-cell/>
          <table:table-cell office:value-type="string">
            <text:p><text:s/>/* 2b40 */</text:p>
          </table:table-cell>
        </table:table-row>
        <table:table-row table:style-name="ro4">
          <table:table-cell/>
          <table:table-cell office:value-type="string">
            <text:p>0xbd4d</text:p>
          </table:table-cell>
          <table:table-cell office:value-type="string">
            <text:p>0x14d0</text:p>
          </table:table-cell>
          <table:table-cell office:value-type="string">
            <text:p>0x9b94</text:p>
          </table:table-cell>
          <table:table-cell office:value-type="string">
            <text:p>0x1993</text:p>
          </table:table-cell>
          <table:table-cell office:value-type="string">
            <text:p>0x8623</text:p>
          </table:table-cell>
          <table:table-cell office:value-type="string">
            <text:p>0x1d52</text:p>
          </table:table-cell>
          <table:table-cell office:value-type="string">
            <text:p>0x560e</text:p>
          </table:table-cell>
          <table:table-cell office:value-type="string">
            <text:p>0xf12f</text:p>
          </table:table-cell>
          <table:table-cell/>
          <table:table-cell office:value-type="string">
            <text:p><text:s/>/* 2b48 */</text:p>
          </table:table-cell>
        </table:table-row>
        <table:table-row table:style-name="ro4">
          <table:table-cell/>
          <table:table-cell office:value-type="string">
            <text:p>0x4bb9</text:p>
          </table:table-cell>
          <table:table-cell office:value-type="string">
            <text:p>0xf5ee</text:p>
          </table:table-cell>
          <table:table-cell office:value-type="string">
            <text:p>0x6d60</text:p>
          </table:table-cell>
          <table:table-cell office:value-type="string">
            <text:p>0xf8ad</text:p>
          </table:table-cell>
          <table:table-cell office:value-type="string">
            <text:p>0x70d7</text:p>
          </table:table-cell>
          <table:table-cell office:value-type="string">
            <text:p>0xfc6c</text:p>
          </table:table-cell>
          <table:table-cell office:value-type="string">
            <text:p>0x20d2</text:p>
          </table:table-cell>
          <table:table-cell office:value-type="string">
            <text:p>0xe22b</text:p>
          </table:table-cell>
          <table:table-cell/>
          <table:table-cell office:value-type="string">
            <text:p><text:s/>/* 2b50 */</text:p>
          </table:table-cell>
        </table:table-row>
        <table:table-row table:style-name="ro4">
          <table:table-cell/>
          <table:table-cell office:value-type="string">
            <text:p>0x3d65</text:p>
          </table:table-cell>
          <table:table-cell office:value-type="string">
            <text:p>0xe6ea</text:p>
          </table:table-cell>
          <table:table-cell office:value-type="string">
            <text:p>0x1bbc</text:p>
          </table:table-cell>
          <table:table-cell office:value-type="string">
            <text:p>0xeba9</text:p>
          </table:table-cell>
          <table:table-cell office:value-type="string">
            <text:p>0x060b</text:p>
          </table:table-cell>
          <table:table-cell office:value-type="string">
            <text:p>0xef68</text:p>
          </table:table-cell>
          <table:table-cell office:value-type="string">
            <text:p>0xbbb6</text:p>
          </table:table-cell>
          <table:table-cell office:value-type="string">
            <text:p>0xd727</text:p>
          </table:table-cell>
          <table:table-cell/>
          <table:table-cell office:value-type="string">
            <text:p><text:s/>/* 2b58 */</text:p>
          </table:table-cell>
        </table:table-row>
        <table:table-row table:style-name="ro4">
          <table:table-cell/>
          <table:table-cell office:value-type="string">
            <text:p>0xa601</text:p>
          </table:table-cell>
          <table:table-cell office:value-type="string">
            <text:p>0xd3e6</text:p>
          </table:table-cell>
          <table:table-cell office:value-type="string">
            <text:p>0x80d8</text:p>
          </table:table-cell>
          <table:table-cell office:value-type="string">
            <text:p>0xdea5</text:p>
          </table:table-cell>
          <table:table-cell office:value-type="string">
            <text:p>0x9d6f</text:p>
          </table:table-cell>
          <table:table-cell office:value-type="string">
            <text:p>0xda64</text:p>
          </table:table-cell>
          <table:table-cell office:value-type="string">
            <text:p>0xcd6a</text:p>
          </table:table-cell>
          <table:table-cell office:value-type="string">
            <text:p>0xc423</text:p>
          </table:table-cell>
          <table:table-cell/>
          <table:table-cell office:value-type="string">
            <text:p><text:s/>/* 2b60 */</text:p>
          </table:table-cell>
        </table:table-row>
        <table:table-row table:style-name="ro4">
          <table:table-cell/>
          <table:table-cell office:value-type="string">
            <text:p>0xd0dd</text:p>
          </table:table-cell>
          <table:table-cell office:value-type="string">
            <text:p>0xc0e2</text:p>
          </table:table-cell>
          <table:table-cell office:value-type="string">
            <text:p>0xf604</text:p>
          </table:table-cell>
          <table:table-cell office:value-type="string">
            <text:p>0xcda1</text:p>
          </table:table-cell>
          <table:table-cell office:value-type="string">
            <text:p>0xebb3</text:p>
          </table:table-cell>
          <table:table-cell office:value-type="string">
            <text:p>0xc960</text:p>
          </table:table-cell>
          <table:table-cell office:value-type="string">
            <text:p>0x8d7e</text:p>
          </table:table-cell>
          <table:table-cell office:value-type="string">
            <text:p>0xbd3e</text:p>
          </table:table-cell>
          <table:table-cell/>
          <table:table-cell office:value-type="string">
            <text:p><text:s/>/* 2b68 */</text:p>
          </table:table-cell>
        </table:table-row>
        <table:table-row table:style-name="ro4">
          <table:table-cell/>
          <table:table-cell office:value-type="string">
            <text:p>0x90c9</text:p>
          </table:table-cell>
          <table:table-cell office:value-type="string">
            <text:p>0xb9ff</text:p>
          </table:table-cell>
          <table:table-cell office:value-type="string">
            <text:p>0xb610</text:p>
          </table:table-cell>
          <table:table-cell office:value-type="string">
            <text:p>0xb4bc</text:p>
          </table:table-cell>
          <table:table-cell office:value-type="string">
            <text:p>0xaba7</text:p>
          </table:table-cell>
          <table:table-cell office:value-type="string">
            <text:p>0xb07d</text:p>
          </table:table-cell>
          <table:table-cell office:value-type="string">
            <text:p>0xfba2</text:p>
          </table:table-cell>
          <table:table-cell office:value-type="string">
            <text:p>0xae3a</text:p>
          </table:table-cell>
          <table:table-cell/>
          <table:table-cell office:value-type="string">
            <text:p><text:s/>/* 2b70 */</text:p>
          </table:table-cell>
        </table:table-row>
        <table:table-row table:style-name="ro4">
          <table:table-cell/>
          <table:table-cell office:value-type="string">
            <text:p>0xe615</text:p>
          </table:table-cell>
          <table:table-cell office:value-type="string">
            <text:p>0xaafb</text:p>
          </table:table-cell>
          <table:table-cell office:value-type="string">
            <text:p>0xc0cc</text:p>
          </table:table-cell>
          <table:table-cell office:value-type="string">
            <text:p>0xa7b8</text:p>
          </table:table-cell>
          <table:table-cell office:value-type="string">
            <text:p>0xdd7b</text:p>
          </table:table-cell>
          <table:table-cell office:value-type="string">
            <text:p>0xa379</text:p>
          </table:table-cell>
          <table:table-cell office:value-type="string">
            <text:p>0x60c6</text:p>
          </table:table-cell>
          <table:table-cell office:value-type="string">
            <text:p>0x9b36</text:p>
          </table:table-cell>
          <table:table-cell/>
          <table:table-cell office:value-type="string">
            <text:p><text:s/>/* 2b78 */</text:p>
          </table:table-cell>
        </table:table-row>
        <table:table-row table:style-name="ro4">
          <table:table-cell/>
          <table:table-cell office:value-type="string">
            <text:p>0x7d71</text:p>
          </table:table-cell>
          <table:table-cell office:value-type="string">
            <text:p>0x9ff7</text:p>
          </table:table-cell>
          <table:table-cell office:value-type="string">
            <text:p>0x5ba8</text:p>
          </table:table-cell>
          <table:table-cell office:value-type="string">
            <text:p>0x92b4</text:p>
          </table:table-cell>
          <table:table-cell office:value-type="string">
            <text:p>0x461f</text:p>
          </table:table-cell>
          <table:table-cell office:value-type="string">
            <text:p>0x9675</text:p>
          </table:table-cell>
          <table:table-cell office:value-type="string">
            <text:p>0x161a</text:p>
          </table:table-cell>
          <table:table-cell office:value-type="string">
            <text:p>0x8832</text:p>
          </table:table-cell>
          <table:table-cell/>
          <table:table-cell office:value-type="string">
            <text:p><text:s/>/* 2b80 */</text:p>
          </table:table-cell>
        </table:table-row>
        <table:table-row table:style-name="ro4">
          <table:table-cell/>
          <table:table-cell office:value-type="string">
            <text:p>0x0bad</text:p>
          </table:table-cell>
          <table:table-cell office:value-type="string">
            <text:p>0x8cf3</text:p>
          </table:table-cell>
          <table:table-cell office:value-type="string">
            <text:p>0x2d74</text:p>
          </table:table-cell>
          <table:table-cell office:value-type="string">
            <text:p>0x81b0</text:p>
          </table:table-cell>
          <table:table-cell office:value-type="string">
            <text:p>0x30c3</text:p>
          </table:table-cell>
          <table:table-cell office:value-type="string">
            <text:p>0x8571</text:p>
          </table:table-cell>
          <table:table-cell office:value-type="string">
            <text:p>0x9099</text:p>
          </table:table-cell>
          <table:table-cell office:value-type="string">
            <text:p>0x5d8a</text:p>
          </table:table-cell>
          <table:table-cell/>
          <table:table-cell office:value-type="string">
            <text:p><text:s/>/* 2b88 */</text:p>
          </table:table-cell>
        </table:table-row>
        <table:table-row table:style-name="ro4">
          <table:table-cell/>
          <table:table-cell office:value-type="string">
            <text:p>0x8d2e</text:p>
          </table:table-cell>
          <table:table-cell office:value-type="string">
            <text:p>0x594b</text:p>
          </table:table-cell>
          <table:table-cell office:value-type="string">
            <text:p>0xabf7</text:p>
          </table:table-cell>
          <table:table-cell office:value-type="string">
            <text:p>0x5408</text:p>
          </table:table-cell>
          <table:table-cell office:value-type="string">
            <text:p>0xb640</text:p>
          </table:table-cell>
          <table:table-cell office:value-type="string">
            <text:p>0x50c9</text:p>
          </table:table-cell>
          <table:table-cell office:value-type="string">
            <text:p>0xe645</text:p>
          </table:table-cell>
          <table:table-cell office:value-type="string">
            <text:p>0x4e8e</text:p>
          </table:table-cell>
          <table:table-cell/>
          <table:table-cell office:value-type="string">
            <text:p><text:s/>/* 2b90 */</text:p>
          </table:table-cell>
        </table:table-row>
        <table:table-row table:style-name="ro4">
          <table:table-cell/>
          <table:table-cell office:value-type="string">
            <text:p>0xfbf2</text:p>
          </table:table-cell>
          <table:table-cell office:value-type="string">
            <text:p>0x4a4f</text:p>
          </table:table-cell>
          <table:table-cell office:value-type="string">
            <text:p>0xdd2b</text:p>
          </table:table-cell>
          <table:table-cell office:value-type="string">
            <text:p>0x470c</text:p>
          </table:table-cell>
          <table:table-cell office:value-type="string">
            <text:p>0xc09c</text:p>
          </table:table-cell>
          <table:table-cell office:value-type="string">
            <text:p>0x43cd</text:p>
          </table:table-cell>
          <table:table-cell office:value-type="string">
            <text:p>0x7d21</text:p>
          </table:table-cell>
          <table:table-cell office:value-type="string">
            <text:p>0x7b82</text:p>
          </table:table-cell>
          <table:table-cell/>
          <table:table-cell office:value-type="string">
            <text:p><text:s/>/* 2b98 */</text:p>
          </table:table-cell>
        </table:table-row>
        <table:table-row table:style-name="ro4">
          <table:table-cell/>
          <table:table-cell office:value-type="string">
            <text:p>0x6096</text:p>
          </table:table-cell>
          <table:table-cell office:value-type="string">
            <text:p>0x7f43</text:p>
          </table:table-cell>
          <table:table-cell office:value-type="string">
            <text:p>0x464f</text:p>
          </table:table-cell>
          <table:table-cell office:value-type="string">
            <text:p>0x7200</text:p>
          </table:table-cell>
          <table:table-cell office:value-type="string">
            <text:p>0x5bf8</text:p>
          </table:table-cell>
          <table:table-cell office:value-type="string">
            <text:p>0x76c1</text:p>
          </table:table-cell>
          <table:table-cell office:value-type="string">
            <text:p>0x0bfd</text:p>
          </table:table-cell>
          <table:table-cell office:value-type="string">
            <text:p>0x6886</text:p>
          </table:table-cell>
          <table:table-cell/>
          <table:table-cell office:value-type="string">
            <text:p><text:s/>/* 2ba0 */</text:p>
          </table:table-cell>
        </table:table-row>
        <table:table-row table:style-name="ro4">
          <table:table-cell/>
          <table:table-cell office:value-type="string">
            <text:p>0x164a</text:p>
          </table:table-cell>
          <table:table-cell office:value-type="string">
            <text:p>0x6c47</text:p>
          </table:table-cell>
          <table:table-cell office:value-type="string">
            <text:p>0x3093</text:p>
          </table:table-cell>
          <table:table-cell office:value-type="string">
            <text:p>0x6104</text:p>
          </table:table-cell>
          <table:table-cell office:value-type="string">
            <text:p>0x2d24</text:p>
          </table:table-cell>
          <table:table-cell office:value-type="string">
            <text:p>0x65c5</text:p>
          </table:table-cell>
          <table:table-cell office:value-type="string">
            <text:p>0x4be9</text:p>
          </table:table-cell>
          <table:table-cell office:value-type="string">
            <text:p>0x119b</text:p>
          </table:table-cell>
          <table:table-cell/>
          <table:table-cell office:value-type="string">
            <text:p><text:s/>/* 2ba8 */</text:p>
          </table:table-cell>
        </table:table-row>
        <table:table-row table:style-name="ro4">
          <table:table-cell/>
          <table:table-cell office:value-type="string">
            <text:p>0x565e</text:p>
          </table:table-cell>
          <table:table-cell office:value-type="string">
            <text:p>0x155a</text:p>
          </table:table-cell>
          <table:table-cell office:value-type="string">
            <text:p>0x7087</text:p>
          </table:table-cell>
          <table:table-cell office:value-type="string">
            <text:p>0x1819</text:p>
          </table:table-cell>
          <table:table-cell office:value-type="string">
            <text:p>0x6d30</text:p>
          </table:table-cell>
          <table:table-cell office:value-type="string">
            <text:p>0x1cd8</text:p>
          </table:table-cell>
          <table:table-cell office:value-type="string">
            <text:p>0x3d35</text:p>
          </table:table-cell>
          <table:table-cell office:value-type="string">
            <text:p>0x029f</text:p>
          </table:table-cell>
          <table:table-cell/>
          <table:table-cell office:value-type="string">
            <text:p><text:s/>/* 2bb0 */</text:p>
          </table:table-cell>
        </table:table-row>
        <table:table-row table:style-name="ro4">
          <table:table-cell/>
          <table:table-cell office:value-type="string">
            <text:p>0x2082</text:p>
          </table:table-cell>
          <table:table-cell office:value-type="string">
            <text:p>0x065e</text:p>
          </table:table-cell>
          <table:table-cell office:value-type="string">
            <text:p>0x065b</text:p>
          </table:table-cell>
          <table:table-cell office:value-type="string">
            <text:p>0x0b1d</text:p>
          </table:table-cell>
          <table:table-cell office:value-type="string">
            <text:p>0x1bec</text:p>
          </table:table-cell>
          <table:table-cell office:value-type="string">
            <text:p>0x0fdc</text:p>
          </table:table-cell>
          <table:table-cell office:value-type="string">
            <text:p>0xa651</text:p>
          </table:table-cell>
          <table:table-cell office:value-type="string">
            <text:p>0x3793</text:p>
          </table:table-cell>
          <table:table-cell/>
          <table:table-cell office:value-type="string">
            <text:p><text:s/>/* 2bb8 */</text:p>
          </table:table-cell>
        </table:table-row>
        <table:table-row table:style-name="ro4">
          <table:table-cell/>
          <table:table-cell office:value-type="string">
            <text:p>0xbbe6</text:p>
          </table:table-cell>
          <table:table-cell office:value-type="string">
            <text:p>0x3352</text:p>
          </table:table-cell>
          <table:table-cell office:value-type="string">
            <text:p>0x9d3f</text:p>
          </table:table-cell>
          <table:table-cell office:value-type="string">
            <text:p>0x3e11</text:p>
          </table:table-cell>
          <table:table-cell office:value-type="string">
            <text:p>0x8088</text:p>
          </table:table-cell>
          <table:table-cell office:value-type="string">
            <text:p>0x3ad0</text:p>
          </table:table-cell>
          <table:table-cell office:value-type="string">
            <text:p>0xd08d</text:p>
          </table:table-cell>
          <table:table-cell office:value-type="string">
            <text:p>0x2497</text:p>
          </table:table-cell>
          <table:table-cell/>
          <table:table-cell office:value-type="string">
            <text:p><text:s/>/* 2bc0 */</text:p>
          </table:table-cell>
        </table:table-row>
        <table:table-row table:style-name="ro4">
          <table:table-cell/>
          <table:table-cell office:value-type="string">
            <text:p>0xcd3a</text:p>
          </table:table-cell>
          <table:table-cell office:value-type="string">
            <text:p>0x2056</text:p>
          </table:table-cell>
          <table:table-cell office:value-type="string">
            <text:p>0xebe3</text:p>
          </table:table-cell>
          <table:table-cell office:value-type="string">
            <text:p>0x2d15</text:p>
          </table:table-cell>
          <table:table-cell office:value-type="string">
            <text:p>0xf654</text:p>
          </table:table-cell>
          <table:table-cell office:value-type="string">
            <text:p>0x29d4</text:p>
          </table:table-cell>
          <table:table-cell office:value-type="string">
            <text:p>0x2679</text:p>
          </table:table-cell>
          <table:table-cell office:value-type="string">
            <text:p>0xc5a9</text:p>
          </table:table-cell>
          <table:table-cell/>
          <table:table-cell office:value-type="string">
            <text:p><text:s/>/* 2bc8 */</text:p>
          </table:table-cell>
        </table:table-row>
        <table:table-row table:style-name="ro4">
          <table:table-cell/>
          <table:table-cell office:value-type="string">
            <text:p>0x3bce</text:p>
          </table:table-cell>
          <table:table-cell office:value-type="string">
            <text:p>0xc168</text:p>
          </table:table-cell>
          <table:table-cell office:value-type="string">
            <text:p>0x1d17</text:p>
          </table:table-cell>
          <table:table-cell office:value-type="string">
            <text:p>0xcc2b</text:p>
          </table:table-cell>
          <table:table-cell office:value-type="string">
            <text:p>0x00a0</text:p>
          </table:table-cell>
          <table:table-cell office:value-type="string">
            <text:p>0xc8ea</text:p>
          </table:table-cell>
          <table:table-cell office:value-type="string">
            <text:p>0x50a5</text:p>
          </table:table-cell>
          <table:table-cell office:value-type="string">
            <text:p>0xd6ad</text:p>
          </table:table-cell>
          <table:table-cell/>
          <table:table-cell office:value-type="string">
            <text:p><text:s/>/* 2bd0 */</text:p>
          </table:table-cell>
        </table:table-row>
        <table:table-row table:style-name="ro4">
          <table:table-cell/>
          <table:table-cell office:value-type="string">
            <text:p>0x4d12</text:p>
          </table:table-cell>
          <table:table-cell office:value-type="string">
            <text:p>0xd26c</text:p>
          </table:table-cell>
          <table:table-cell office:value-type="string">
            <text:p>0x6bcb</text:p>
          </table:table-cell>
          <table:table-cell office:value-type="string">
            <text:p>0xdf2f</text:p>
          </table:table-cell>
          <table:table-cell office:value-type="string">
            <text:p>0x767c</text:p>
          </table:table-cell>
          <table:table-cell office:value-type="string">
            <text:p>0xdbee</text:p>
          </table:table-cell>
          <table:table-cell office:value-type="string">
            <text:p>0xcbc1</text:p>
          </table:table-cell>
          <table:table-cell office:value-type="string">
            <text:p>0xe3a1</text:p>
          </table:table-cell>
          <table:table-cell/>
          <table:table-cell office:value-type="string">
            <text:p><text:s/>/* 2bd8 */</text:p>
          </table:table-cell>
        </table:table-row>
        <table:table-row table:style-name="ro4">
          <table:table-cell/>
          <table:table-cell office:value-type="string">
            <text:p>0xd676</text:p>
          </table:table-cell>
          <table:table-cell office:value-type="string">
            <text:p>0xe760</text:p>
          </table:table-cell>
          <table:table-cell office:value-type="string">
            <text:p>0xf0af</text:p>
          </table:table-cell>
          <table:table-cell office:value-type="string">
            <text:p>0xea23</text:p>
          </table:table-cell>
          <table:table-cell office:value-type="string">
            <text:p>0xed18</text:p>
          </table:table-cell>
          <table:table-cell office:value-type="string">
            <text:p>0xeee2</text:p>
          </table:table-cell>
          <table:table-cell office:value-type="string">
            <text:p>0xbd1d</text:p>
          </table:table-cell>
          <table:table-cell office:value-type="string">
            <text:p>0xf0a5</text:p>
          </table:table-cell>
          <table:table-cell/>
          <table:table-cell office:value-type="string">
            <text:p><text:s/>/* 2be0 */</text:p>
          </table:table-cell>
        </table:table-row>
        <table:table-row table:style-name="ro4">
          <table:table-cell/>
          <table:table-cell office:value-type="string">
            <text:p>0xa0aa</text:p>
          </table:table-cell>
          <table:table-cell office:value-type="string">
            <text:p>0xf464</text:p>
          </table:table-cell>
          <table:table-cell office:value-type="string">
            <text:p>0x8673</text:p>
          </table:table-cell>
          <table:table-cell office:value-type="string">
            <text:p>0xf927</text:p>
          </table:table-cell>
          <table:table-cell office:value-type="string">
            <text:p>0x9bc4</text:p>
          </table:table-cell>
          <table:table-cell office:value-type="string">
            <text:p>0xfde6</text:p>
          </table:table-cell>
          <table:table-cell office:value-type="string">
            <text:p>0xfd09</text:p>
          </table:table-cell>
          <table:table-cell office:value-type="string">
            <text:p>0x89b8</text:p>
          </table:table-cell>
          <table:table-cell/>
          <table:table-cell office:value-type="string">
            <text:p><text:s/>/* 2be8 */</text:p>
          </table:table-cell>
        </table:table-row>
        <table:table-row table:style-name="ro4">
          <table:table-cell/>
          <table:table-cell office:value-type="string">
            <text:p>0xe0be</text:p>
          </table:table-cell>
          <table:table-cell office:value-type="string">
            <text:p>0x8d79</text:p>
          </table:table-cell>
          <table:table-cell office:value-type="string">
            <text:p>0xc667</text:p>
          </table:table-cell>
          <table:table-cell office:value-type="string">
            <text:p>0x803a</text:p>
          </table:table-cell>
          <table:table-cell office:value-type="string">
            <text:p>0xdbd0</text:p>
          </table:table-cell>
          <table:table-cell office:value-type="string">
            <text:p>0x84fb</text:p>
          </table:table-cell>
          <table:table-cell office:value-type="string">
            <text:p>0x8bd5</text:p>
          </table:table-cell>
          <table:table-cell office:value-type="string">
            <text:p>0x9abc</text:p>
          </table:table-cell>
          <table:table-cell/>
          <table:table-cell office:value-type="string">
            <text:p><text:s/>/* 2bf0 */</text:p>
          </table:table-cell>
        </table:table-row>
        <table:table-row table:style-name="ro4">
          <table:table-cell/>
          <table:table-cell office:value-type="string">
            <text:p>0x9662</text:p>
          </table:table-cell>
          <table:table-cell office:value-type="string">
            <text:p>0x9e7d</text:p>
          </table:table-cell>
          <table:table-cell office:value-type="string">
            <text:p>0xb0bb</text:p>
          </table:table-cell>
          <table:table-cell office:value-type="string">
            <text:p>0x933e</text:p>
          </table:table-cell>
          <table:table-cell office:value-type="string">
            <text:p>0xad0c</text:p>
          </table:table-cell>
          <table:table-cell office:value-type="string">
            <text:p>0x97ff</text:p>
          </table:table-cell>
          <table:table-cell office:value-type="string">
            <text:p>0x10b1</text:p>
          </table:table-cell>
          <table:table-cell office:value-type="string">
            <text:p>0xafb0</text:p>
          </table:table-cell>
          <table:table-cell/>
          <table:table-cell office:value-type="string">
            <text:p><text:s/>/* 2bf8 */</text:p>
          </table:table-cell>
        </table:table-row>
        <table:table-row table:style-name="ro4">
          <table:table-cell/>
          <table:table-cell office:value-type="string">
            <text:p>0x0d06</text:p>
          </table:table-cell>
          <table:table-cell office:value-type="string">
            <text:p>0xab71</text:p>
          </table:table-cell>
          <table:table-cell office:value-type="string">
            <text:p>0x2bdf</text:p>
          </table:table-cell>
          <table:table-cell office:value-type="string">
            <text:p>0xa632</text:p>
          </table:table-cell>
          <table:table-cell office:value-type="string">
            <text:p>0x3668</text:p>
          </table:table-cell>
          <table:table-cell office:value-type="string">
            <text:p>0xa2f3</text:p>
          </table:table-cell>
          <table:table-cell office:value-type="string">
            <text:p>0x666d</text:p>
          </table:table-cell>
          <table:table-cell office:value-type="string">
            <text:p>0xbcb4</text:p>
          </table:table-cell>
          <table:table-cell/>
          <table:table-cell office:value-type="string">
            <text:p><text:s/>/* 2c00 */</text:p>
          </table:table-cell>
        </table:table-row>
        <table:table-row table:style-name="ro4">
          <table:table-cell/>
          <table:table-cell office:value-type="string">
            <text:p>0x7bda</text:p>
          </table:table-cell>
          <table:table-cell office:value-type="string">
            <text:p>0xb875</text:p>
          </table:table-cell>
          <table:table-cell office:value-type="string">
            <text:p>0x5d03</text:p>
          </table:table-cell>
          <table:table-cell office:value-type="string">
            <text:p>0xb536</text:p>
          </table:table-cell>
          <table:table-cell office:value-type="string">
            <text:p>0x40b4</text:p>
          </table:table-cell>
          <table:table-cell office:value-type="string">
            <text:p>0xb1f7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/>
          <table:table-cell office:value-type="string">
            <text:p><text:s/>/* 2c08 */</text:p>
          </table:table-cell>
        </table:table-row>
        <table:table-row table:style-name="ro4">
          <table:table-cell/>
          <table:table-cell office:value-type="string">
            <text:p>0x8de1</text:p>
          </table:table-cell>
          <table:table-cell office:value-type="string">
            <text:p>0x0006</text:p>
          </table:table-cell>
          <table:table-cell office:value-type="string">
            <text:p>0x0022</text:p>
          </table:table-cell>
          <table:table-cell office:value-type="string">
            <text:p>0x3e14</text:p>
          </table:table-cell>
          <table:table-cell office:value-type="string">
            <text:p>0x7813</text:p>
          </table:table-cell>
          <table:table-cell office:value-type="string">
            <text:p>0x3e13</text:p>
          </table:table-cell>
          <table:table-cell office:value-type="string">
            <text:p>0x7801</text:p>
          </table:table-cell>
          <table:table-cell office:value-type="string">
            <text:p>0x3e10</text:p>
          </table:table-cell>
          <table:table-cell/>
          <table:table-cell office:value-type="string">
            <text:p><text:s/>/* 2c10 */</text:p>
          </table:table-cell>
        </table:table-row>
        <table:table-row table:style-name="ro4">
          <table:table-cell/>
          <table:table-cell office:value-type="string">
            <text:p>0xb803</text:p>
          </table:table-cell>
          <table:table-cell office:value-type="string">
            <text:p>0x3e03</text:p>
          </table:table-cell>
          <table:table-cell office:value-type="string">
            <text:p>0xf80e</text:p>
          </table:table-cell>
          <table:table-cell office:value-type="string">
            <text:p>0x0000</text:p>
          </table:table-cell>
          <table:table-cell office:value-type="string">
            <text:p>0x0051</text:p>
          </table:table-cell>
          <table:table-cell office:value-type="string">
            <text:p>0x0000</text:p>
          </table:table-cell>
          <table:table-cell office:value-type="string">
            <text:p>0x0053</text:p>
          </table:table-cell>
          <table:table-cell office:value-type="string">
            <text:p>0x4090</text:p>
          </table:table-cell>
          <table:table-cell/>
          <table:table-cell office:value-type="string">
            <text:p><text:s/>/* 2c1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403</text:p>
          </table:table-cell>
          <table:table-cell office:value-type="string">
            <text:p>0x7b00</text:p>
          </table:table-cell>
          <table:table-cell office:value-type="string">
            <text:p>0x3200</text:p>
          </table:table-cell>
          <table:table-cell office:value-type="string">
            <text:p>0x8a03</text:p>
          </table:table-cell>
          <table:table-cell office:value-type="string">
            <text:p>0x3000</text:p>
          </table:table-cell>
          <table:table-cell table:style-name="Default" office:value-type="string">
            <text:p>0x0001</text:p>
          </table:table-cell>
          <table:table-cell office:value-type="string">
            <text:p>0x4cd3</text:p>
          </table:table-cell>
          <table:table-cell/>
          <table:table-cell office:value-type="string">
            <text:p><text:s/>/* 2c20 */</text:p>
          </table:table-cell>
        </table:table-row>
        <table:table-row table:style-name="ro4">
          <table:table-cell/>
          <table:table-cell office:value-type="string">
            <text:p>0x222b</text:p>
          </table:table-cell>
          <table:table-cell office:value-type="string">
            <text:p>0x3800</text:p>
          </table:table-cell>
          <table:table-cell office:value-type="string">
            <text:p>0x2201</text:p>
          </table:table-cell>
          <table:table-cell office:value-type="string">
            <text:p>0x36f3</text:p>
          </table:table-cell>
          <table:table-cell office:value-type="string">
            <text:p>0xd80e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36f3</text:p>
          </table:table-cell>
          <table:table-cell/>
          <table:table-cell office:value-type="string">
            <text:p><text:s/>/* 2c28 */</text:p>
          </table:table-cell>
        </table:table-row>
        <table:table-row table:style-name="ro4">
          <table:table-cell/>
          <table:table-cell office:value-type="string">
            <text:p>0x5801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36f4</text:p>
          </table:table-cell>
          <table:table-cell office:value-type="string">
            <text:p>0x5813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df2</text:p>
          </table:table-cell>
          <table:table-cell/>
          <table:table-cell office:value-type="string">
            <text:p><text:s/>/* 2c30 */</text:p>
          </table:table-cell>
        </table:table-row>
        <table:table-row table:style-name="ro4">
          <table:table-cell/>
          <table:table-cell office:value-type="string">
            <text:p>0x0006</text:p>
          </table:table-cell>
          <table:table-cell office:value-type="string">
            <text:p>0x0022</text:p>
          </table:table-cell>
          <table:table-cell office:value-type="string">
            <text:p>0x3e14</text:p>
          </table:table-cell>
          <table:table-cell office:value-type="string">
            <text:p>0x7813</text:p>
          </table:table-cell>
          <table:table-cell office:value-type="string">
            <text:p>0x3e13</text:p>
          </table:table-cell>
          <table:table-cell office:value-type="string">
            <text:p>0x7801</text:p>
          </table:table-cell>
          <table:table-cell office:value-type="string">
            <text:p>0x3e10</text:p>
          </table:table-cell>
          <table:table-cell office:value-type="string">
            <text:p>0xb803</text:p>
          </table:table-cell>
          <table:table-cell/>
          <table:table-cell office:value-type="string">
            <text:p><text:s/>/* 2c38 */</text:p>
          </table:table-cell>
        </table:table-row>
        <table:table-row table:style-name="ro4">
          <table:table-cell/>
          <table:table-cell office:value-type="string">
            <text:p>0x3e03</text:p>
          </table:table-cell>
          <table:table-cell office:value-type="string">
            <text:p>0xf80e</text:p>
          </table:table-cell>
          <table:table-cell office:value-type="string">
            <text:p>0x0000</text:p>
          </table:table-cell>
          <table:table-cell office:value-type="string">
            <text:p>0x0051</text:p>
          </table:table-cell>
          <table:table-cell office:value-type="string">
            <text:p>0x0000</text:p>
          </table:table-cell>
          <table:table-cell office:value-type="string">
            <text:p>0x0053</text:p>
          </table:table-cell>
          <table:table-cell office:value-type="string">
            <text:p>0x409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2c40 */</text:p>
          </table:table-cell>
        </table:table-row>
        <table:table-row table:style-name="ro4">
          <table:table-cell/>
          <table:table-cell office:value-type="string">
            <text:p>0x2403</text:p>
          </table:table-cell>
          <table:table-cell office:value-type="string">
            <text:p>0x7f40</text:p>
          </table:table-cell>
          <table:table-cell office:value-type="string">
            <text:p>0x3200</text:p>
          </table:table-cell>
          <table:table-cell office:value-type="string">
            <text:p>0x8a03</text:p>
          </table:table-cell>
          <table:table-cell office:value-type="string">
            <text:p>0x3000</text:p>
          </table:table-cell>
          <table:table-cell table:style-name="Default" office:value-type="string">
            <text:p>0x0001</text:p>
          </table:table-cell>
          <table:table-cell office:value-type="string">
            <text:p>0x6cd3</text:p>
          </table:table-cell>
          <table:table-cell office:value-type="string">
            <text:p>0x222b</text:p>
          </table:table-cell>
          <table:table-cell/>
          <table:table-cell office:value-type="string">
            <text:p><text:s/>/* 2c48 */</text:p>
          </table:table-cell>
        </table:table-row>
        <table:table-row table:style-name="ro4">
          <table:table-cell/>
          <table:table-cell office:value-type="string">
            <text:p>0x3800</text:p>
          </table:table-cell>
          <table:table-cell office:value-type="string">
            <text:p>0x2201</text:p>
          </table:table-cell>
          <table:table-cell office:value-type="string">
            <text:p>0x36f3</text:p>
          </table:table-cell>
          <table:table-cell office:value-type="string">
            <text:p>0xd80e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36f3</text:p>
          </table:table-cell>
          <table:table-cell office:value-type="string">
            <text:p>0x5801</text:p>
          </table:table-cell>
          <table:table-cell/>
          <table:table-cell office:value-type="string">
            <text:p><text:s/>/* 2c50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36f4</text:p>
          </table:table-cell>
          <table:table-cell office:value-type="string">
            <text:p>0x5813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e03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2c58 */</text:p>
          </table:table-cell>
        </table:table-row>
        <table:table-row table:style-name="ro4">
          <table:table-cell/>
          <table:table-cell office:value-type="string">
            <text:p>0x0040</text:p>
          </table:table-cell>
          <table:table-cell office:value-type="string">
            <text:p>0x3e14</text:p>
          </table:table-cell>
          <table:table-cell office:value-type="string">
            <text:p>0x7801</text:p>
          </table:table-cell>
          <table:table-cell office:value-type="string">
            <text:p>0x3e11</text:p>
          </table:table-cell>
          <table:table-cell office:value-type="string">
            <text:p>0x3805</text:p>
          </table:table-cell>
          <table:table-cell office:value-type="string">
            <text:p>0x3e11</text:p>
          </table:table-cell>
          <table:table-cell office:value-type="string">
            <text:p>0xb807</text:p>
          </table:table-cell>
          <table:table-cell office:value-type="string">
            <text:p>0x3e13</text:p>
          </table:table-cell>
          <table:table-cell/>
          <table:table-cell office:value-type="string">
            <text:p><text:s/>/* 2c60 */</text:p>
          </table:table-cell>
        </table:table-row>
        <table:table-row table:style-name="ro4">
          <table:table-cell/>
          <table:table-cell office:value-type="string">
            <text:p>0xf80e</text:p>
          </table:table-cell>
          <table:table-cell office:value-type="string">
            <text:p>0x3e12</text:p>
          </table:table-cell>
          <table:table-cell office:value-type="string">
            <text:p>0xb80d</text:p>
          </table:table-cell>
          <table:table-cell office:value-type="string">
            <text:p>0x0000</text:p>
          </table:table-cell>
          <table:table-cell office:value-type="string">
            <text:p>0x800a</text:p>
          </table:table-cell>
          <table:table-cell office:value-type="string">
            <text:p>0x6824</text:p>
          </table:table-cell>
          <table:table-cell office:value-type="string">
            <text:p>0x0024</text:p>
          </table:table-cell>
          <table:table-cell office:value-type="string">
            <text:p>0xf108</text:p>
          </table:table-cell>
          <table:table-cell/>
          <table:table-cell office:value-type="string">
            <text:p><text:s/>/* 2c68 */</text:p>
          </table:table-cell>
        </table:table-row>
        <table:table-row table:style-name="ro4">
          <table:table-cell/>
          <table:table-cell office:value-type="string">
            <text:p>0x4015</text:p>
          </table:table-cell>
          <table:table-cell office:value-type="string">
            <text:p>0x0030</text:p>
          </table:table-cell>
          <table:table-cell table:style-name="Default" office:value-type="string">
            <text:p>0x0001</text:p>
          </table:table-cell>
          <table:table-cell office:value-type="string">
            <text:p>0xc142</text:p>
          </table:table-cell>
          <table:table-cell office:value-type="string">
            <text:p>0x4417</text:p>
          </table:table-cell>
          <table:table-cell office:value-type="string">
            <text:p>0x4090</text:p>
          </table:table-cell>
          <table:table-cell office:value-type="string">
            <text:p>0x17cc</text:p>
          </table:table-cell>
          <table:table-cell office:value-type="string">
            <text:p>0x2403</text:p>
          </table:table-cell>
          <table:table-cell/>
          <table:table-cell office:value-type="string">
            <text:p><text:s/>/* 2c70 */</text:p>
          </table:table-cell>
        </table:table-row>
        <table:table-row table:style-name="ro4">
          <table:table-cell/>
          <table:table-cell office:value-type="string">
            <text:p>0x8440</text:p>
          </table:table-cell>
          <table:table-cell office:value-type="string">
            <text:p>0xf400</text:p>
          </table:table-cell>
          <table:table-cell office:value-type="string">
            <text:p>0x4051</text:p>
          </table:table-cell>
          <table:table-cell office:value-type="string">
            <text:p>0x3000</text:p>
          </table:table-cell>
          <table:table-cell office:value-type="string">
            <text:p>0x1c01</text:p>
          </table:table-cell>
          <table:table-cell office:value-type="string">
            <text:p>0x3880</text:p>
          </table:table-cell>
          <table:table-cell office:value-type="string">
            <text:p>0x7c40</text:p>
          </table:table-cell>
          <table:table-cell office:value-type="string">
            <text:p>0x3e05</text:p>
          </table:table-cell>
          <table:table-cell/>
          <table:table-cell office:value-type="string">
            <text:p><text:s/>/* 2c7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0051</text:p>
          </table:table-cell>
          <table:table-cell office:value-type="string">
            <text:p>0xf400</text:p>
          </table:table-cell>
          <table:table-cell office:value-type="string">
            <text:p>0x4414</text:p>
          </table:table-cell>
          <table:table-cell office:value-type="string">
            <text:p>0xbf8f</text:p>
          </table:table-cell>
          <table:table-cell office:value-type="string">
            <text:p>0x0900</text:p>
          </table:table-cell>
          <table:table-cell office:value-type="string">
            <text:p>0xac2a</text:p>
          </table:table-cell>
          <table:table-cell/>
          <table:table-cell office:value-type="string">
            <text:p><text:s/>/* 2c80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403</text:p>
          </table:table-cell>
          <table:table-cell office:value-type="string">
            <text:p>0x86d5</text:p>
          </table:table-cell>
          <table:table-cell office:value-type="string">
            <text:p>0x0000</text:p>
          </table:table-cell>
          <table:table-cell office:value-type="string">
            <text:p>0x0055</text:p>
          </table:table-cell>
          <table:table-cell office:value-type="string">
            <text:p>0x8e8a</text:p>
          </table:table-cell>
          <table:table-cell office:value-type="string">
            <text:p>0x0024</text:p>
          </table:table-cell>
          <table:table-cell office:value-type="string">
            <text:p>0x68eb</text:p>
          </table:table-cell>
          <table:table-cell/>
          <table:table-cell office:value-type="string">
            <text:p><text:s/>/* 2c88 */</text:p>
          </table:table-cell>
        </table:table-row>
        <table:table-row table:style-name="ro4">
          <table:table-cell/>
          <table:table-cell office:value-type="string">
            <text:p>0x0900</text:p>
          </table:table-cell>
          <table:table-cell office:value-type="string">
            <text:p>0xac2b</text:p>
          </table:table-cell>
          <table:table-cell office:value-type="string">
            <text:p>0xccc5</text:p>
          </table:table-cell>
          <table:table-cell office:value-type="string">
            <text:p>0xb080</text:p>
          </table:table-cell>
          <table:table-cell office:value-type="string">
            <text:p>0x1bd4</text:p>
          </table:table-cell>
          <table:table-cell office:value-type="string">
            <text:p>0x36f2</text:p>
          </table:table-cell>
          <table:table-cell office:value-type="string">
            <text:p>0x980d</text:p>
          </table:table-cell>
          <table:table-cell office:value-type="string">
            <text:p>0x36f3</text:p>
          </table:table-cell>
          <table:table-cell/>
          <table:table-cell office:value-type="string">
            <text:p><text:s/>/* 2c90 */</text:p>
          </table:table-cell>
        </table:table-row>
        <table:table-row table:style-name="ro4">
          <table:table-cell/>
          <table:table-cell office:value-type="string">
            <text:p>0xd80e</text:p>
          </table:table-cell>
          <table:table-cell office:value-type="string">
            <text:p>0x36f1</text:p>
          </table:table-cell>
          <table:table-cell office:value-type="string">
            <text:p>0x9807</text:p>
          </table:table-cell>
          <table:table-cell office:value-type="string">
            <text:p>0x36f1</text:p>
          </table:table-cell>
          <table:table-cell office:value-type="string">
            <text:p>0x1805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36f4</text:p>
          </table:table-cell>
          <table:table-cell/>
          <table:table-cell office:value-type="string">
            <text:p><text:s/>/* 2c98 */</text:p>
          </table:table-cell>
        </table:table-row>
        <table:table-row table:style-name="ro4">
          <table:table-cell/>
          <table:table-cell office:value-type="string">
            <text:p>0x5801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120f</text:p>
          </table:table-cell>
          <table:table-cell office:value-type="string">
            <text:p>0x0006</text:p>
          </table:table-cell>
          <table:table-cell office:value-type="string">
            <text:p>0x0200</text:p>
          </table:table-cell>
          <table:table-cell office:value-type="string">
            <text:p>0x8f47</text:p>
          </table:table-cell>
          <table:table-cell office:value-type="string">
            <text:p>0x0002</text:p>
          </table:table-cell>
          <table:table-cell/>
          <table:table-cell office:value-type="string">
            <text:p><text:s/>/* 2ca0 */</text:p>
          </table:table-cell>
        </table:table-row>
        <table:table-row table:style-name="ro4">
          <table:table-cell/>
          <table:table-cell office:value-type="string">
            <text:p>0x8689</text:p>
          </table:table-cell>
          <table:table-cell office:value-type="string">
            <text:p>0x0002</text:p>
          </table:table-cell>
          <table:table-cell office:value-type="string">
            <text:p>0xfca6</text:p>
          </table:table-cell>
          <table:table-cell office:value-type="string">
            <text:p>0x0003</text:p>
          </table:table-cell>
          <table:table-cell office:value-type="string">
            <text:p>0xed3c</text:p>
          </table:table-cell>
          <table:table-cell office:value-type="string">
            <text:p>0x0003</text:p>
          </table:table-cell>
          <table:table-cell office:value-type="string">
            <text:p>0xdec2</text:p>
          </table:table-cell>
          <table:table-cell office:value-type="string">
            <text:p>0x0003</text:p>
          </table:table-cell>
          <table:table-cell/>
          <table:table-cell office:value-type="string">
            <text:p><text:s/>/* 2ca8 */</text:p>
          </table:table-cell>
        </table:table-row>
        <table:table-row table:style-name="ro4">
          <table:table-cell/>
          <table:table-cell office:value-type="string">
            <text:p>0xd12a</text:p>
          </table:table-cell>
          <table:table-cell office:value-type="string">
            <text:p>0x0003</text:p>
          </table:table-cell>
          <table:table-cell office:value-type="string">
            <text:p>0xc467</text:p>
          </table:table-cell>
          <table:table-cell office:value-type="string">
            <text:p>0x0003</text:p>
          </table:table-cell>
          <table:table-cell office:value-type="string">
            <text:p>0xb86b</text:p>
          </table:table-cell>
          <table:table-cell office:value-type="string">
            <text:p>0x0003</text:p>
          </table:table-cell>
          <table:table-cell office:value-type="string">
            <text:p>0xad2a</text:p>
          </table:table-cell>
          <table:table-cell office:value-type="string">
            <text:p>0x0003</text:p>
          </table:table-cell>
          <table:table-cell/>
          <table:table-cell office:value-type="string">
            <text:p><text:s/>/* 2cb0 */</text:p>
          </table:table-cell>
        </table:table-row>
        <table:table-row table:style-name="ro4">
          <table:table-cell/>
          <table:table-cell office:value-type="string">
            <text:p>0xa299</text:p>
          </table:table-cell>
          <table:table-cell office:value-type="string">
            <text:p>0x0003</text:p>
          </table:table-cell>
          <table:table-cell office:value-type="string">
            <text:p>0x98ad</text:p>
          </table:table-cell>
          <table:table-cell office:value-type="string">
            <text:p>0x0003</text:p>
          </table:table-cell>
          <table:table-cell office:value-type="string">
            <text:p>0x8f5c</text:p>
          </table:table-cell>
          <table:table-cell office:value-type="string">
            <text:p>0x0003</text:p>
          </table:table-cell>
          <table:table-cell office:value-type="string">
            <text:p>0x869c</text:p>
          </table:table-cell>
          <table:table-cell office:value-type="string">
            <text:p>0x0003</text:p>
          </table:table-cell>
          <table:table-cell/>
          <table:table-cell office:value-type="string">
            <text:p><text:s/>/* 2cb8 */</text:p>
          </table:table-cell>
        </table:table-row>
        <table:table-row table:style-name="ro4">
          <table:table-cell/>
          <table:table-cell office:value-type="string">
            <text:p>0xfccb</text:p>
          </table:table-cell>
          <table:table-cell office:value-type="string">
            <text:p>0x0004</text:p>
          </table:table-cell>
          <table:table-cell office:value-type="string">
            <text:p>0xed5e</text:p>
          </table:table-cell>
          <table:table-cell office:value-type="string">
            <text:p>0x0004</text:p>
          </table:table-cell>
          <table:table-cell office:value-type="string">
            <text:p>0xdee2</text:p>
          </table:table-cell>
          <table:table-cell office:value-type="string">
            <text:p>0x0004</text:p>
          </table:table-cell>
          <table:table-cell office:value-type="string">
            <text:p>0xd149</text:p>
          </table:table-cell>
          <table:table-cell office:value-type="string">
            <text:p>0x0004</text:p>
          </table:table-cell>
          <table:table-cell/>
          <table:table-cell office:value-type="string">
            <text:p><text:s/>/* 2cc0 */</text:p>
          </table:table-cell>
        </table:table-row>
        <table:table-row table:style-name="ro4">
          <table:table-cell/>
          <table:table-cell office:value-type="string">
            <text:p>0xc483</text:p>
          </table:table-cell>
          <table:table-cell office:value-type="string">
            <text:p>0x0004</text:p>
          </table:table-cell>
          <table:table-cell office:value-type="string">
            <text:p>0xb886</text:p>
          </table:table-cell>
          <table:table-cell office:value-type="string">
            <text:p>0x0004</text:p>
          </table:table-cell>
          <table:table-cell office:value-type="string">
            <text:p>0xad43</text:p>
          </table:table-cell>
          <table:table-cell office:value-type="string">
            <text:p>0x0004</text:p>
          </table:table-cell>
          <table:table-cell office:value-type="string">
            <text:p>0xa2b1</text:p>
          </table:table-cell>
          <table:table-cell office:value-type="string">
            <text:p>0x0004</text:p>
          </table:table-cell>
          <table:table-cell/>
          <table:table-cell office:value-type="string">
            <text:p><text:s/>/* 2cc8 */</text:p>
          </table:table-cell>
        </table:table-row>
        <table:table-row table:style-name="ro4">
          <table:table-cell/>
          <table:table-cell office:value-type="string">
            <text:p>0x98c3</text:p>
          </table:table-cell>
          <table:table-cell office:value-type="string">
            <text:p>0x0004</text:p>
          </table:table-cell>
          <table:table-cell office:value-type="string">
            <text:p>0x8f71</text:p>
          </table:table-cell>
          <table:table-cell office:value-type="string">
            <text:p>0x0004</text:p>
          </table:table-cell>
          <table:table-cell office:value-type="string">
            <text:p>0x86b0</text:p>
          </table:table-cell>
          <table:table-cell office:value-type="string">
            <text:p>0x0004</text:p>
          </table:table-cell>
          <table:table-cell office:value-type="string">
            <text:p>0xfcf0</text:p>
          </table:table-cell>
          <table:table-cell office:value-type="string">
            <text:p>0x0005</text:p>
          </table:table-cell>
          <table:table-cell/>
          <table:table-cell office:value-type="string">
            <text:p><text:s/>/* 2cd0 */</text:p>
          </table:table-cell>
        </table:table-row>
        <table:table-row table:style-name="ro4">
          <table:table-cell/>
          <table:table-cell office:value-type="string">
            <text:p>0xed81</text:p>
          </table:table-cell>
          <table:table-cell office:value-type="string">
            <text:p>0x0005</text:p>
          </table:table-cell>
          <table:table-cell office:value-type="string">
            <text:p>0xdf03</text:p>
          </table:table-cell>
          <table:table-cell office:value-type="string">
            <text:p>0x0005</text:p>
          </table:table-cell>
          <table:table-cell office:value-type="string">
            <text:p>0xd167</text:p>
          </table:table-cell>
          <table:table-cell office:value-type="string">
            <text:p>0x0005</text:p>
          </table:table-cell>
          <table:table-cell office:value-type="string">
            <text:p>0xc4a0</text:p>
          </table:table-cell>
          <table:table-cell office:value-type="string">
            <text:p>0x0005</text:p>
          </table:table-cell>
          <table:table-cell/>
          <table:table-cell office:value-type="string">
            <text:p><text:s/>/* 2cd8 */</text:p>
          </table:table-cell>
        </table:table-row>
        <table:table-row table:style-name="ro4">
          <table:table-cell/>
          <table:table-cell office:value-type="string">
            <text:p>0xb8a1</text:p>
          </table:table-cell>
          <table:table-cell office:value-type="string">
            <text:p>0x0005</text:p>
          </table:table-cell>
          <table:table-cell office:value-type="string">
            <text:p>0xad5d</text:p>
          </table:table-cell>
          <table:table-cell office:value-type="string">
            <text:p>0x0005</text:p>
          </table:table-cell>
          <table:table-cell office:value-type="string">
            <text:p>0xa2c9</text:p>
          </table:table-cell>
          <table:table-cell office:value-type="string">
            <text:p>0x0005</text:p>
          </table:table-cell>
          <table:table-cell office:value-type="string">
            <text:p>0x98da</text:p>
          </table:table-cell>
          <table:table-cell office:value-type="string">
            <text:p>0x0005</text:p>
          </table:table-cell>
          <table:table-cell/>
          <table:table-cell office:value-type="string">
            <text:p><text:s/>/* 2ce0 */</text:p>
          </table:table-cell>
        </table:table-row>
        <table:table-row table:style-name="ro4">
          <table:table-cell/>
          <table:table-cell office:value-type="string">
            <text:p>0x8f86</text:p>
          </table:table-cell>
          <table:table-cell office:value-type="string">
            <text:p>0x0005</text:p>
          </table:table-cell>
          <table:table-cell office:value-type="string">
            <text:p>0x86c4</text:p>
          </table:table-cell>
          <table:table-cell office:value-type="string">
            <text:p>0x0005</text:p>
          </table:table-cell>
          <table:table-cell office:value-type="string">
            <text:p>0xfd16</text:p>
          </table:table-cell>
          <table:table-cell table:style-name="Default" office:value-type="string">
            <text:p>0x0006</text:p>
          </table:table-cell>
          <table:table-cell office:value-type="string">
            <text:p>0xeda4</text:p>
          </table:table-cell>
          <table:table-cell table:style-name="Default" office:value-type="string">
            <text:p>0x0006</text:p>
          </table:table-cell>
          <table:table-cell/>
          <table:table-cell office:value-type="string">
            <text:p><text:s/>/* 2ce8 */</text:p>
          </table:table-cell>
        </table:table-row>
        <table:table-row table:style-name="ro4">
          <table:table-cell/>
          <table:table-cell office:value-type="string">
            <text:p>0xdf24</text:p>
          </table:table-cell>
          <table:table-cell table:style-name="Default" office:value-type="string">
            <text:p>0x0006</text:p>
          </table:table-cell>
          <table:table-cell office:value-type="string">
            <text:p>0xd186</text:p>
          </table:table-cell>
          <table:table-cell table:style-name="Default" office:value-type="string">
            <text:p>0x0006</text:p>
          </table:table-cell>
          <table:table-cell office:value-type="string">
            <text:p>0xc4bd</text:p>
          </table:table-cell>
          <table:table-cell table:style-name="Default" office:value-type="string">
            <text:p>0x0006</text:p>
          </table:table-cell>
          <table:table-cell office:value-type="string">
            <text:p>0xb8bc</text:p>
          </table:table-cell>
          <table:table-cell table:style-name="Default" office:value-type="string">
            <text:p>0x0006</text:p>
          </table:table-cell>
          <table:table-cell/>
          <table:table-cell office:value-type="string">
            <text:p><text:s/>/* 2cf0 */</text:p>
          </table:table-cell>
        </table:table-row>
        <table:table-row table:style-name="ro4">
          <table:table-cell/>
          <table:table-cell office:value-type="string">
            <text:p>0xad76</text:p>
          </table:table-cell>
          <table:table-cell table:style-name="Default" office:value-type="string">
            <text:p>0x0006</text:p>
          </table:table-cell>
          <table:table-cell office:value-type="string">
            <text:p>0xa2e0</text:p>
          </table:table-cell>
          <table:table-cell table:style-name="Default" office:value-type="string">
            <text:p>0x0006</text:p>
          </table:table-cell>
          <table:table-cell office:value-type="string">
            <text:p>0x98f0</text:p>
          </table:table-cell>
          <table:table-cell table:style-name="Default" office:value-type="string">
            <text:p>0x0006</text:p>
          </table:table-cell>
          <table:table-cell office:value-type="string">
            <text:p>0x8f9b</text:p>
          </table:table-cell>
          <table:table-cell table:style-name="Default" office:value-type="string">
            <text:p>0x0006</text:p>
          </table:table-cell>
          <table:table-cell/>
          <table:table-cell office:value-type="string">
            <text:p><text:s/>/* 2cf8 */</text:p>
          </table:table-cell>
        </table:table-row>
        <table:table-row table:style-name="ro4">
          <table:table-cell/>
          <table:table-cell office:value-type="string">
            <text:p>0x86d8</text:p>
          </table:table-cell>
          <table:table-cell table:style-name="Default" office:value-type="string">
            <text:p>0x0006</text:p>
          </table:table-cell>
          <table:table-cell office:value-type="string">
            <text:p>0xfd3b</text:p>
          </table:table-cell>
          <table:table-cell table:style-name="Default" office:value-type="string">
            <text:p>0x0007</text:p>
          </table:table-cell>
          <table:table-cell office:value-type="string">
            <text:p>0xedc7</text:p>
          </table:table-cell>
          <table:table-cell table:style-name="Default" office:value-type="string">
            <text:p>0x0007</text:p>
          </table:table-cell>
          <table:table-cell office:value-type="string">
            <text:p>0xdf45</text:p>
          </table:table-cell>
          <table:table-cell table:style-name="Default" office:value-type="string">
            <text:p>0x0007</text:p>
          </table:table-cell>
          <table:table-cell/>
          <table:table-cell office:value-type="string">
            <text:p><text:s/>/* 2d00 */</text:p>
          </table:table-cell>
        </table:table-row>
        <table:table-row table:style-name="ro4">
          <table:table-cell/>
          <table:table-cell office:value-type="string">
            <text:p>0xd1a5</text:p>
          </table:table-cell>
          <table:table-cell table:style-name="Default" office:value-type="string">
            <text:p>0x0007</text:p>
          </table:table-cell>
          <table:table-cell office:value-type="string">
            <text:p>0xc4da</text:p>
          </table:table-cell>
          <table:table-cell table:style-name="Default" office:value-type="string">
            <text:p>0x0007</text:p>
          </table:table-cell>
          <table:table-cell office:value-type="string">
            <text:p>0xb8d7</text:p>
          </table:table-cell>
          <table:table-cell table:style-name="Default" office:value-type="string">
            <text:p>0x0007</text:p>
          </table:table-cell>
          <table:table-cell office:value-type="string">
            <text:p>0xad90</text:p>
          </table:table-cell>
          <table:table-cell table:style-name="Default" office:value-type="string">
            <text:p>0x0007</text:p>
          </table:table-cell>
          <table:table-cell/>
          <table:table-cell office:value-type="string">
            <text:p><text:s/>/* 2d08 */</text:p>
          </table:table-cell>
        </table:table-row>
        <table:table-row table:style-name="ro4">
          <table:table-cell/>
          <table:table-cell office:value-type="string">
            <text:p>0xa2f8</text:p>
          </table:table-cell>
          <table:table-cell table:style-name="Default" office:value-type="string">
            <text:p>0x0007</text:p>
          </table:table-cell>
          <table:table-cell office:value-type="string">
            <text:p>0x9907</text:p>
          </table:table-cell>
          <table:table-cell table:style-name="Default" office:value-type="string">
            <text:p>0x0007</text:p>
          </table:table-cell>
          <table:table-cell office:value-type="string">
            <text:p>0x8fb0</text:p>
          </table:table-cell>
          <table:table-cell table:style-name="Default" office:value-type="string">
            <text:p>0x0007</text:p>
          </table:table-cell>
          <table:table-cell office:value-type="string">
            <text:p>0x86eb</text:p>
          </table:table-cell>
          <table:table-cell table:style-name="Default" office:value-type="string">
            <text:p>0x0007</text:p>
          </table:table-cell>
          <table:table-cell/>
          <table:table-cell office:value-type="string">
            <text:p><text:s/>/* 2d10 */</text:p>
          </table:table-cell>
        </table:table-row>
        <table:table-row table:style-name="ro4">
          <table:table-cell/>
          <table:table-cell office:value-type="string">
            <text:p>0xfd60</text:p>
          </table:table-cell>
          <table:table-cell office:value-type="string">
            <text:p>0x0008</text:p>
          </table:table-cell>
          <table:table-cell office:value-type="string">
            <text:p>0xedea</text:p>
          </table:table-cell>
          <table:table-cell office:value-type="string">
            <text:p>0x0008</text:p>
          </table:table-cell>
          <table:table-cell office:value-type="string">
            <text:p>0xdf65</text:p>
          </table:table-cell>
          <table:table-cell office:value-type="string">
            <text:p>0x0008</text:p>
          </table:table-cell>
          <table:table-cell office:value-type="string">
            <text:p>0xd1c4</text:p>
          </table:table-cell>
          <table:table-cell office:value-type="string">
            <text:p>0x0008</text:p>
          </table:table-cell>
          <table:table-cell/>
          <table:table-cell office:value-type="string">
            <text:p><text:s/>/* 2d18 */</text:p>
          </table:table-cell>
        </table:table-row>
        <table:table-row table:style-name="ro4">
          <table:table-cell/>
          <table:table-cell office:value-type="string">
            <text:p>0xc4f7</text:p>
          </table:table-cell>
          <table:table-cell office:value-type="string">
            <text:p>0x0008</text:p>
          </table:table-cell>
          <table:table-cell office:value-type="string">
            <text:p>0xb8f2</text:p>
          </table:table-cell>
          <table:table-cell office:value-type="string">
            <text:p>0x0008</text:p>
          </table:table-cell>
          <table:table-cell office:value-type="string">
            <text:p>0xada9</text:p>
          </table:table-cell>
          <table:table-cell office:value-type="string">
            <text:p>0x0008</text:p>
          </table:table-cell>
          <table:table-cell office:value-type="string">
            <text:p>0xa310</text:p>
          </table:table-cell>
          <table:table-cell office:value-type="string">
            <text:p>0x0008</text:p>
          </table:table-cell>
          <table:table-cell/>
          <table:table-cell office:value-type="string">
            <text:p><text:s/>/* 2d20 */</text:p>
          </table:table-cell>
        </table:table-row>
        <table:table-row table:style-name="ro4">
          <table:table-cell/>
          <table:table-cell office:value-type="string">
            <text:p>0x991d</text:p>
          </table:table-cell>
          <table:table-cell office:value-type="string">
            <text:p>0x0008</text:p>
          </table:table-cell>
          <table:table-cell office:value-type="string">
            <text:p>0x8fc5</text:p>
          </table:table-cell>
          <table:table-cell office:value-type="string">
            <text:p>0x0008</text:p>
          </table:table-cell>
          <table:table-cell office:value-type="string">
            <text:p>0x86ff</text:p>
          </table:table-cell>
          <table:table-cell office:value-type="string">
            <text:p>0x0008</text:p>
          </table:table-cell>
          <table:table-cell office:value-type="string">
            <text:p>0xfd85</text:p>
          </table:table-cell>
          <table:table-cell office:value-type="string">
            <text:p>0x0009</text:p>
          </table:table-cell>
          <table:table-cell/>
          <table:table-cell office:value-type="string">
            <text:p><text:s/>/* 2d28 */</text:p>
          </table:table-cell>
        </table:table-row>
        <table:table-row table:style-name="ro4">
          <table:table-cell/>
          <table:table-cell office:value-type="string">
            <text:p>0xee0d</text:p>
          </table:table-cell>
          <table:table-cell office:value-type="string">
            <text:p>0x0009</text:p>
          </table:table-cell>
          <table:table-cell office:value-type="string">
            <text:p>0xdf86</text:p>
          </table:table-cell>
          <table:table-cell office:value-type="string">
            <text:p>0x0009</text:p>
          </table:table-cell>
          <table:table-cell office:value-type="string">
            <text:p>0xd1e2</text:p>
          </table:table-cell>
          <table:table-cell office:value-type="string">
            <text:p>0x0009</text:p>
          </table:table-cell>
          <table:table-cell office:value-type="string">
            <text:p>0xc514</text:p>
          </table:table-cell>
          <table:table-cell office:value-type="string">
            <text:p>0x0009</text:p>
          </table:table-cell>
          <table:table-cell/>
          <table:table-cell office:value-type="string">
            <text:p><text:s/>/* 2d30 */</text:p>
          </table:table-cell>
        </table:table-row>
        <table:table-row table:style-name="ro4">
          <table:table-cell/>
          <table:table-cell office:value-type="string">
            <text:p>0xb90d</text:p>
          </table:table-cell>
          <table:table-cell office:value-type="string">
            <text:p>0x0009</text:p>
          </table:table-cell>
          <table:table-cell office:value-type="string">
            <text:p>0xadc2</text:p>
          </table:table-cell>
          <table:table-cell office:value-type="string">
            <text:p>0x0009</text:p>
          </table:table-cell>
          <table:table-cell office:value-type="string">
            <text:p>0xa328</text:p>
          </table:table-cell>
          <table:table-cell office:value-type="string">
            <text:p>0x0009</text:p>
          </table:table-cell>
          <table:table-cell office:value-type="string">
            <text:p>0x9933</text:p>
          </table:table-cell>
          <table:table-cell office:value-type="string">
            <text:p>0x0009</text:p>
          </table:table-cell>
          <table:table-cell/>
          <table:table-cell office:value-type="string">
            <text:p><text:s/>/* 2d38 */</text:p>
          </table:table-cell>
        </table:table-row>
        <table:table-row table:style-name="ro4">
          <table:table-cell/>
          <table:table-cell office:value-type="string">
            <text:p>0x8fda</text:p>
          </table:table-cell>
          <table:table-cell office:value-type="string">
            <text:p>0x0009</text:p>
          </table:table-cell>
          <table:table-cell office:value-type="string">
            <text:p>0x8713</text:p>
          </table:table-cell>
          <table:table-cell office:value-type="string">
            <text:p>0x0009</text:p>
          </table:table-cell>
          <table:table-cell office:value-type="string">
            <text:p>0xfdaa</text:p>
          </table:table-cell>
          <table:table-cell office:value-type="string">
            <text:p>0x000a</text:p>
          </table:table-cell>
          <table:table-cell office:value-type="string">
            <text:p>0xee30</text:p>
          </table:table-cell>
          <table:table-cell office:value-type="string">
            <text:p>0x000a</text:p>
          </table:table-cell>
          <table:table-cell/>
          <table:table-cell office:value-type="string">
            <text:p><text:s/>/* 2d40 */</text:p>
          </table:table-cell>
        </table:table-row>
        <table:table-row table:style-name="ro4">
          <table:table-cell/>
          <table:table-cell office:value-type="string">
            <text:p>0xdfa7</text:p>
          </table:table-cell>
          <table:table-cell office:value-type="string">
            <text:p>0x000a</text:p>
          </table:table-cell>
          <table:table-cell office:value-type="string">
            <text:p>0xd201</text:p>
          </table:table-cell>
          <table:table-cell office:value-type="string">
            <text:p>0x000a</text:p>
          </table:table-cell>
          <table:table-cell office:value-type="string">
            <text:p>0xc531</text:p>
          </table:table-cell>
          <table:table-cell office:value-type="string">
            <text:p>0x000a</text:p>
          </table:table-cell>
          <table:table-cell office:value-type="string">
            <text:p>0xb928</text:p>
          </table:table-cell>
          <table:table-cell office:value-type="string">
            <text:p>0x000a</text:p>
          </table:table-cell>
          <table:table-cell/>
          <table:table-cell office:value-type="string">
            <text:p><text:s/>/* 2d48 */</text:p>
          </table:table-cell>
        </table:table-row>
        <table:table-row table:style-name="ro4">
          <table:table-cell/>
          <table:table-cell office:value-type="string">
            <text:p>0xaddc</text:p>
          </table:table-cell>
          <table:table-cell office:value-type="string">
            <text:p>0x000a</text:p>
          </table:table-cell>
          <table:table-cell office:value-type="string">
            <text:p>0xa340</text:p>
          </table:table-cell>
          <table:table-cell office:value-type="string">
            <text:p>0x000a</text:p>
          </table:table-cell>
          <table:table-cell office:value-type="string">
            <text:p>0x994a</text:p>
          </table:table-cell>
          <table:table-cell office:value-type="string">
            <text:p>0x000a</text:p>
          </table:table-cell>
          <table:table-cell office:value-type="string">
            <text:p>0x8fef</text:p>
          </table:table-cell>
          <table:table-cell office:value-type="string">
            <text:p>0x000a</text:p>
          </table:table-cell>
          <table:table-cell/>
          <table:table-cell office:value-type="string">
            <text:p><text:s/>/* 2d50 */</text:p>
          </table:table-cell>
        </table:table-row>
        <table:table-row table:style-name="ro4">
          <table:table-cell/>
          <table:table-cell office:value-type="string">
            <text:p>0x8727</text:p>
          </table:table-cell>
          <table:table-cell office:value-type="string">
            <text:p>0x000a</text:p>
          </table:table-cell>
          <table:table-cell office:value-type="string">
            <text:p>0xfdcf</text:p>
          </table:table-cell>
          <table:table-cell office:value-type="string">
            <text:p>0x000b</text:p>
          </table:table-cell>
          <table:table-cell office:value-type="string">
            <text:p>0xee53</text:p>
          </table:table-cell>
          <table:table-cell office:value-type="string">
            <text:p>0x000b</text:p>
          </table:table-cell>
          <table:table-cell office:value-type="string">
            <text:p>0xdfc8</text:p>
          </table:table-cell>
          <table:table-cell office:value-type="string">
            <text:p>0x000b</text:p>
          </table:table-cell>
          <table:table-cell/>
          <table:table-cell office:value-type="string">
            <text:p><text:s/>/* 2d58 */</text:p>
          </table:table-cell>
        </table:table-row>
        <table:table-row table:style-name="ro4">
          <table:table-cell/>
          <table:table-cell office:value-type="string">
            <text:p>0xd220</text:p>
          </table:table-cell>
          <table:table-cell office:value-type="string">
            <text:p>0x000b</text:p>
          </table:table-cell>
          <table:table-cell office:value-type="string">
            <text:p>0xc54e</text:p>
          </table:table-cell>
          <table:table-cell office:value-type="string">
            <text:p>0x000b</text:p>
          </table:table-cell>
          <table:table-cell office:value-type="string">
            <text:p>0xb943</text:p>
          </table:table-cell>
          <table:table-cell office:value-type="string">
            <text:p>0x000b</text:p>
          </table:table-cell>
          <table:table-cell office:value-type="string">
            <text:p>0xadf5</text:p>
          </table:table-cell>
          <table:table-cell office:value-type="string">
            <text:p>0x000b</text:p>
          </table:table-cell>
          <table:table-cell/>
          <table:table-cell office:value-type="string">
            <text:p><text:s/>/* 2d60 */</text:p>
          </table:table-cell>
        </table:table-row>
        <table:table-row table:style-name="ro4">
          <table:table-cell/>
          <table:table-cell office:value-type="string">
            <text:p>0xa358</text:p>
          </table:table-cell>
          <table:table-cell office:value-type="string">
            <text:p>0x000b</text:p>
          </table:table-cell>
          <table:table-cell office:value-type="string">
            <text:p>0x9960</text:p>
          </table:table-cell>
          <table:table-cell office:value-type="string">
            <text:p>0x000b</text:p>
          </table:table-cell>
          <table:table-cell office:value-type="string">
            <text:p>0x9004</text:p>
          </table:table-cell>
          <table:table-cell office:value-type="string">
            <text:p>0x000b</text:p>
          </table:table-cell>
          <table:table-cell office:value-type="string">
            <text:p>0x873b</text:p>
          </table:table-cell>
          <table:table-cell office:value-type="string">
            <text:p>0x000b</text:p>
          </table:table-cell>
          <table:table-cell/>
          <table:table-cell office:value-type="string">
            <text:p><text:s/>/* 2d68 */</text:p>
          </table:table-cell>
        </table:table-row>
        <table:table-row table:style-name="ro4">
          <table:table-cell/>
          <table:table-cell office:value-type="string">
            <text:p>0xfdf5</text:p>
          </table:table-cell>
          <table:table-cell office:value-type="string">
            <text:p>0x000c</text:p>
          </table:table-cell>
          <table:table-cell office:value-type="string">
            <text:p>0xee75</text:p>
          </table:table-cell>
          <table:table-cell office:value-type="string">
            <text:p>0x000c</text:p>
          </table:table-cell>
          <table:table-cell office:value-type="string">
            <text:p>0xdfe8</text:p>
          </table:table-cell>
          <table:table-cell office:value-type="string">
            <text:p>0x000c</text:p>
          </table:table-cell>
          <table:table-cell office:value-type="string">
            <text:p>0xd23f</text:p>
          </table:table-cell>
          <table:table-cell office:value-type="string">
            <text:p>0x000c</text:p>
          </table:table-cell>
          <table:table-cell/>
          <table:table-cell office:value-type="string">
            <text:p><text:s/>/* 2d70 */</text:p>
          </table:table-cell>
        </table:table-row>
        <table:table-row table:style-name="ro4">
          <table:table-cell/>
          <table:table-cell office:value-type="string">
            <text:p>0xc56a</text:p>
          </table:table-cell>
          <table:table-cell office:value-type="string">
            <text:p>0x000c</text:p>
          </table:table-cell>
          <table:table-cell office:value-type="string">
            <text:p>0xb95f</text:p>
          </table:table-cell>
          <table:table-cell office:value-type="string">
            <text:p>0x000c</text:p>
          </table:table-cell>
          <table:table-cell office:value-type="string">
            <text:p>0xae0f</text:p>
          </table:table-cell>
          <table:table-cell office:value-type="string">
            <text:p>0x000c</text:p>
          </table:table-cell>
          <table:table-cell office:value-type="string">
            <text:p>0xa370</text:p>
          </table:table-cell>
          <table:table-cell office:value-type="string">
            <text:p>0x000c</text:p>
          </table:table-cell>
          <table:table-cell/>
          <table:table-cell office:value-type="string">
            <text:p><text:s/>/* 2d78 */</text:p>
          </table:table-cell>
        </table:table-row>
        <table:table-row table:style-name="ro4">
          <table:table-cell/>
          <table:table-cell office:value-type="string">
            <text:p>0x9977</text:p>
          </table:table-cell>
          <table:table-cell office:value-type="string">
            <text:p>0x000c</text:p>
          </table:table-cell>
          <table:table-cell office:value-type="string">
            <text:p>0x901a</text:p>
          </table:table-cell>
          <table:table-cell office:value-type="string">
            <text:p>0x000c</text:p>
          </table:table-cell>
          <table:table-cell office:value-type="string">
            <text:p>0x874f</text:p>
          </table:table-cell>
          <table:table-cell office:value-type="string">
            <text:p>0x000c</text:p>
          </table:table-cell>
          <table:table-cell office:value-type="string">
            <text:p>0xfe1a</text:p>
          </table:table-cell>
          <table:table-cell office:value-type="string">
            <text:p>0x000d</text:p>
          </table:table-cell>
          <table:table-cell/>
          <table:table-cell office:value-type="string">
            <text:p><text:s/>/* 2d80 */</text:p>
          </table:table-cell>
        </table:table-row>
        <table:table-row table:style-name="ro4">
          <table:table-cell/>
          <table:table-cell office:value-type="string">
            <text:p>0xee98</text:p>
          </table:table-cell>
          <table:table-cell office:value-type="string">
            <text:p>0x000d</text:p>
          </table:table-cell>
          <table:table-cell office:value-type="string">
            <text:p>0xe009</text:p>
          </table:table-cell>
          <table:table-cell office:value-type="string">
            <text:p>0x000d</text:p>
          </table:table-cell>
          <table:table-cell office:value-type="string">
            <text:p>0xd25e</text:p>
          </table:table-cell>
          <table:table-cell office:value-type="string">
            <text:p>0x000d</text:p>
          </table:table-cell>
          <table:table-cell office:value-type="string">
            <text:p>0xc587</text:p>
          </table:table-cell>
          <table:table-cell office:value-type="string">
            <text:p>0x000d</text:p>
          </table:table-cell>
          <table:table-cell/>
          <table:table-cell office:value-type="string">
            <text:p><text:s/>/* 2d88 */</text:p>
          </table:table-cell>
        </table:table-row>
        <table:table-row table:style-name="ro4">
          <table:table-cell/>
          <table:table-cell office:value-type="string">
            <text:p>0xb97a</text:p>
          </table:table-cell>
          <table:table-cell office:value-type="string">
            <text:p>0x000d</text:p>
          </table:table-cell>
          <table:table-cell office:value-type="string">
            <text:p>0xae28</text:p>
          </table:table-cell>
          <table:table-cell office:value-type="string">
            <text:p>0x000d</text:p>
          </table:table-cell>
          <table:table-cell office:value-type="string">
            <text:p>0xa388</text:p>
          </table:table-cell>
          <table:table-cell office:value-type="string">
            <text:p>0x000d</text:p>
          </table:table-cell>
          <table:table-cell office:value-type="string">
            <text:p>0x998d</text:p>
          </table:table-cell>
          <table:table-cell office:value-type="string">
            <text:p>0x000d</text:p>
          </table:table-cell>
          <table:table-cell/>
          <table:table-cell office:value-type="string">
            <text:p><text:s/>/* 2d90 */</text:p>
          </table:table-cell>
        </table:table-row>
        <table:table-row table:style-name="ro4">
          <table:table-cell/>
          <table:table-cell office:value-type="string">
            <text:p>0x902f</text:p>
          </table:table-cell>
          <table:table-cell office:value-type="string">
            <text:p>0x000d</text:p>
          </table:table-cell>
          <table:table-cell office:value-type="string">
            <text:p>0x8762</text:p>
          </table:table-cell>
          <table:table-cell office:value-type="string">
            <text:p>0x000d</text:p>
          </table:table-cell>
          <table:table-cell office:value-type="string">
            <text:p>0xfe3f</text:p>
          </table:table-cell>
          <table:table-cell office:value-type="string">
            <text:p>0x000e</text:p>
          </table:table-cell>
          <table:table-cell office:value-type="string">
            <text:p>0xeebb</text:p>
          </table:table-cell>
          <table:table-cell office:value-type="string">
            <text:p>0x000e</text:p>
          </table:table-cell>
          <table:table-cell/>
          <table:table-cell office:value-type="string">
            <text:p><text:s/>/* 2d98 */</text:p>
          </table:table-cell>
        </table:table-row>
        <table:table-row table:style-name="ro4">
          <table:table-cell/>
          <table:table-cell office:value-type="string">
            <text:p>0xe02a</text:p>
          </table:table-cell>
          <table:table-cell office:value-type="string">
            <text:p>0x000e</text:p>
          </table:table-cell>
          <table:table-cell office:value-type="string">
            <text:p>0xd27c</text:p>
          </table:table-cell>
          <table:table-cell office:value-type="string">
            <text:p>0x000e</text:p>
          </table:table-cell>
          <table:table-cell office:value-type="string">
            <text:p>0xc5a4</text:p>
          </table:table-cell>
          <table:table-cell office:value-type="string">
            <text:p>0x000e</text:p>
          </table:table-cell>
          <table:table-cell office:value-type="string">
            <text:p>0xb995</text:p>
          </table:table-cell>
          <table:table-cell office:value-type="string">
            <text:p>0x000e</text:p>
          </table:table-cell>
          <table:table-cell/>
          <table:table-cell office:value-type="string">
            <text:p><text:s/>/* 2da0 */</text:p>
          </table:table-cell>
        </table:table-row>
        <table:table-row table:style-name="ro4">
          <table:table-cell/>
          <table:table-cell office:value-type="string">
            <text:p>0xae42</text:p>
          </table:table-cell>
          <table:table-cell office:value-type="string">
            <text:p>0x000e</text:p>
          </table:table-cell>
          <table:table-cell office:value-type="string">
            <text:p>0xa3a0</text:p>
          </table:table-cell>
          <table:table-cell office:value-type="string">
            <text:p>0x000e</text:p>
          </table:table-cell>
          <table:table-cell office:value-type="string">
            <text:p>0x99a4</text:p>
          </table:table-cell>
          <table:table-cell office:value-type="string">
            <text:p>0x000e</text:p>
          </table:table-cell>
          <table:table-cell office:value-type="string">
            <text:p>0x9044</text:p>
          </table:table-cell>
          <table:table-cell office:value-type="string">
            <text:p>0x000e</text:p>
          </table:table-cell>
          <table:table-cell/>
          <table:table-cell office:value-type="string">
            <text:p><text:s/>/* 2da8 */</text:p>
          </table:table-cell>
        </table:table-row>
        <table:table-row table:style-name="ro4">
          <table:table-cell/>
          <table:table-cell office:value-type="string">
            <text:p>0x8776</text:p>
          </table:table-cell>
          <table:table-cell office:value-type="string">
            <text:p>0x000e</text:p>
          </table:table-cell>
          <table:table-cell office:value-type="string">
            <text:p>0xfe64</text:p>
          </table:table-cell>
          <table:table-cell office:value-type="string">
            <text:p>0x000f</text:p>
          </table:table-cell>
          <table:table-cell office:value-type="string">
            <text:p>0xeede</text:p>
          </table:table-cell>
          <table:table-cell office:value-type="string">
            <text:p>0x000f</text:p>
          </table:table-cell>
          <table:table-cell office:value-type="string">
            <text:p>0xe04b</text:p>
          </table:table-cell>
          <table:table-cell office:value-type="string">
            <text:p>0x000f</text:p>
          </table:table-cell>
          <table:table-cell/>
          <table:table-cell office:value-type="string">
            <text:p><text:s/>/* 2db0 */</text:p>
          </table:table-cell>
        </table:table-row>
        <table:table-row table:style-name="ro4">
          <table:table-cell/>
          <table:table-cell office:value-type="string">
            <text:p>0xd29b</text:p>
          </table:table-cell>
          <table:table-cell office:value-type="string">
            <text:p>0x000f</text:p>
          </table:table-cell>
          <table:table-cell office:value-type="string">
            <text:p>0xc5c1</text:p>
          </table:table-cell>
          <table:table-cell office:value-type="string">
            <text:p>0x000f</text:p>
          </table:table-cell>
          <table:table-cell office:value-type="string">
            <text:p>0xb9b0</text:p>
          </table:table-cell>
          <table:table-cell office:value-type="string">
            <text:p>0x000f</text:p>
          </table:table-cell>
          <table:table-cell office:value-type="string">
            <text:p>0xae5c</text:p>
          </table:table-cell>
          <table:table-cell office:value-type="string">
            <text:p>0x000f</text:p>
          </table:table-cell>
          <table:table-cell/>
          <table:table-cell office:value-type="string">
            <text:p><text:s/>/* 2db8 */</text:p>
          </table:table-cell>
        </table:table-row>
        <table:table-row table:style-name="ro4">
          <table:table-cell/>
          <table:table-cell office:value-type="string">
            <text:p>0xa3b8</text:p>
          </table:table-cell>
          <table:table-cell office:value-type="string">
            <text:p>0x000f</text:p>
          </table:table-cell>
          <table:table-cell office:value-type="string">
            <text:p>0x99ba</text:p>
          </table:table-cell>
          <table:table-cell office:value-type="string">
            <text:p>0x000f</text:p>
          </table:table-cell>
          <table:table-cell office:value-type="string">
            <text:p>0x9059</text:p>
          </table:table-cell>
          <table:table-cell office:value-type="string">
            <text:p>0x000f</text:p>
          </table:table-cell>
          <table:table-cell office:value-type="string">
            <text:p>0x878a</text:p>
          </table:table-cell>
          <table:table-cell office:value-type="string">
            <text:p>0x000f</text:p>
          </table:table-cell>
          <table:table-cell/>
          <table:table-cell office:value-type="string">
            <text:p><text:s/>/* 2dc0 */</text:p>
          </table:table-cell>
        </table:table-row>
        <table:table-row table:style-name="ro4">
          <table:table-cell/>
          <table:table-cell office:value-type="string">
            <text:p>0xfe8a</text:p>
          </table:table-cell>
          <table:table-cell office:value-type="string">
            <text:p>0x0010</text:p>
          </table:table-cell>
          <table:table-cell office:value-type="string">
            <text:p>0xef02</text:p>
          </table:table-cell>
          <table:table-cell office:value-type="string">
            <text:p>0x0010</text:p>
          </table:table-cell>
          <table:table-cell office:value-type="string">
            <text:p>0xe06c</text:p>
          </table:table-cell>
          <table:table-cell office:value-type="string">
            <text:p>0x0010</text:p>
          </table:table-cell>
          <table:table-cell office:value-type="string">
            <text:p>0xd2ba</text:p>
          </table:table-cell>
          <table:table-cell office:value-type="string">
            <text:p>0x0010</text:p>
          </table:table-cell>
          <table:table-cell/>
          <table:table-cell office:value-type="string">
            <text:p><text:s/>/* 2dc8 */</text:p>
          </table:table-cell>
        </table:table-row>
        <table:table-row table:style-name="ro4">
          <table:table-cell/>
          <table:table-cell office:value-type="string">
            <text:p>0xc5de</text:p>
          </table:table-cell>
          <table:table-cell office:value-type="string">
            <text:p>0x0010</text:p>
          </table:table-cell>
          <table:table-cell office:value-type="string">
            <text:p>0xb9cb</text:p>
          </table:table-cell>
          <table:table-cell office:value-type="string">
            <text:p>0x0010</text:p>
          </table:table-cell>
          <table:table-cell office:value-type="string">
            <text:p>0xae75</text:p>
          </table:table-cell>
          <table:table-cell office:value-type="string">
            <text:p>0x0010</text:p>
          </table:table-cell>
          <table:table-cell office:value-type="string">
            <text:p>0xa3d0</text:p>
          </table:table-cell>
          <table:table-cell office:value-type="string">
            <text:p>0x0010</text:p>
          </table:table-cell>
          <table:table-cell/>
          <table:table-cell office:value-type="string">
            <text:p><text:s/>/* 2dd0 */</text:p>
          </table:table-cell>
        </table:table-row>
        <table:table-row table:style-name="ro4">
          <table:table-cell/>
          <table:table-cell office:value-type="string">
            <text:p>0x99d1</text:p>
          </table:table-cell>
          <table:table-cell office:value-type="string">
            <text:p>0x0010</text:p>
          </table:table-cell>
          <table:table-cell office:value-type="string">
            <text:p>0x906e</text:p>
          </table:table-cell>
          <table:table-cell office:value-type="string">
            <text:p>0x0010</text:p>
          </table:table-cell>
          <table:table-cell office:value-type="string">
            <text:p>0x879e</text:p>
          </table:table-cell>
          <table:table-cell office:value-type="string">
            <text:p>0x0010</text:p>
          </table:table-cell>
          <table:table-cell office:value-type="string">
            <text:p>0xfeaf</text:p>
          </table:table-cell>
          <table:table-cell office:value-type="string">
            <text:p>0x0011</text:p>
          </table:table-cell>
          <table:table-cell/>
          <table:table-cell office:value-type="string">
            <text:p><text:s/>/* 2dd8 */</text:p>
          </table:table-cell>
        </table:table-row>
        <table:table-row table:style-name="ro4">
          <table:table-cell/>
          <table:table-cell office:value-type="string">
            <text:p>0xef25</text:p>
          </table:table-cell>
          <table:table-cell office:value-type="string">
            <text:p>0x0011</text:p>
          </table:table-cell>
          <table:table-cell office:value-type="string">
            <text:p>0xe08d</text:p>
          </table:table-cell>
          <table:table-cell office:value-type="string">
            <text:p>0x0011</text:p>
          </table:table-cell>
          <table:table-cell office:value-type="string">
            <text:p>0xd2d9</text:p>
          </table:table-cell>
          <table:table-cell office:value-type="string">
            <text:p>0x0011</text:p>
          </table:table-cell>
          <table:table-cell office:value-type="string">
            <text:p>0xc5fb</text:p>
          </table:table-cell>
          <table:table-cell office:value-type="string">
            <text:p>0x0011</text:p>
          </table:table-cell>
          <table:table-cell/>
          <table:table-cell office:value-type="string">
            <text:p><text:s/>/* 2de0 */</text:p>
          </table:table-cell>
        </table:table-row>
        <table:table-row table:style-name="ro4">
          <table:table-cell/>
          <table:table-cell office:value-type="string">
            <text:p>0xb9e7</text:p>
          </table:table-cell>
          <table:table-cell office:value-type="string">
            <text:p>0x0011</text:p>
          </table:table-cell>
          <table:table-cell office:value-type="string">
            <text:p>0xae8f</text:p>
          </table:table-cell>
          <table:table-cell office:value-type="string">
            <text:p>0x0011</text:p>
          </table:table-cell>
          <table:table-cell office:value-type="string">
            <text:p>0xa3e8</text:p>
          </table:table-cell>
          <table:table-cell office:value-type="string">
            <text:p>0x0011</text:p>
          </table:table-cell>
          <table:table-cell office:value-type="string">
            <text:p>0x99e8</text:p>
          </table:table-cell>
          <table:table-cell office:value-type="string">
            <text:p>0x0011</text:p>
          </table:table-cell>
          <table:table-cell/>
          <table:table-cell office:value-type="string">
            <text:p><text:s/>/* 2de8 */</text:p>
          </table:table-cell>
        </table:table-row>
        <table:table-row table:style-name="ro4">
          <table:table-cell/>
          <table:table-cell office:value-type="string">
            <text:p>0x9083</text:p>
          </table:table-cell>
          <table:table-cell office:value-type="string">
            <text:p>0x0011</text:p>
          </table:table-cell>
          <table:table-cell office:value-type="string">
            <text:p>0x87b2</text:p>
          </table:table-cell>
          <table:table-cell office:value-type="string">
            <text:p>0x0011</text:p>
          </table:table-cell>
          <table:table-cell office:value-type="string">
            <text:p>0xfed4</text:p>
          </table:table-cell>
          <table:table-cell office:value-type="string">
            <text:p>0x0012</text:p>
          </table:table-cell>
          <table:table-cell office:value-type="string">
            <text:p>0xef48</text:p>
          </table:table-cell>
          <table:table-cell office:value-type="string">
            <text:p>0x0012</text:p>
          </table:table-cell>
          <table:table-cell/>
          <table:table-cell office:value-type="string">
            <text:p><text:s/>/* 2df0 */</text:p>
          </table:table-cell>
        </table:table-row>
        <table:table-row table:style-name="ro4">
          <table:table-cell/>
          <table:table-cell office:value-type="string">
            <text:p>0xe0ae</text:p>
          </table:table-cell>
          <table:table-cell office:value-type="string">
            <text:p>0x0012</text:p>
          </table:table-cell>
          <table:table-cell office:value-type="string">
            <text:p>0xd2f8</text:p>
          </table:table-cell>
          <table:table-cell office:value-type="string">
            <text:p>0x0012</text:p>
          </table:table-cell>
          <table:table-cell office:value-type="string">
            <text:p>0xc618</text:p>
          </table:table-cell>
          <table:table-cell office:value-type="string">
            <text:p>0x0012</text:p>
          </table:table-cell>
          <table:table-cell office:value-type="string">
            <text:p>0xba02</text:p>
          </table:table-cell>
          <table:table-cell office:value-type="string">
            <text:p>0x0012</text:p>
          </table:table-cell>
          <table:table-cell/>
          <table:table-cell office:value-type="string">
            <text:p><text:s/>/* 2df8 */</text:p>
          </table:table-cell>
        </table:table-row>
        <table:table-row table:style-name="ro4">
          <table:table-cell/>
          <table:table-cell office:value-type="string">
            <text:p>0xaea8</text:p>
          </table:table-cell>
          <table:table-cell office:value-type="string">
            <text:p>0x0012</text:p>
          </table:table-cell>
          <table:table-cell office:value-type="string">
            <text:p>0xa400</text:p>
          </table:table-cell>
          <table:table-cell office:value-type="string">
            <text:p>0x0012</text:p>
          </table:table-cell>
          <table:table-cell office:value-type="string">
            <text:p>0x99fe</text:p>
          </table:table-cell>
          <table:table-cell office:value-type="string">
            <text:p>0x0012</text:p>
          </table:table-cell>
          <table:table-cell office:value-type="string">
            <text:p>0x9099</text:p>
          </table:table-cell>
          <table:table-cell office:value-type="string">
            <text:p>0x0012</text:p>
          </table:table-cell>
          <table:table-cell/>
          <table:table-cell office:value-type="string">
            <text:p><text:s/>/* 2e00 */</text:p>
          </table:table-cell>
        </table:table-row>
        <table:table-row table:style-name="ro4">
          <table:table-cell/>
          <table:table-cell office:value-type="string">
            <text:p>0x87c6</text:p>
          </table:table-cell>
          <table:table-cell office:value-type="string">
            <text:p>0x0012</text:p>
          </table:table-cell>
          <table:table-cell office:value-type="string">
            <text:p>0xfefa</text:p>
          </table:table-cell>
          <table:table-cell office:value-type="string">
            <text:p>0x0013</text:p>
          </table:table-cell>
          <table:table-cell office:value-type="string">
            <text:p>0xef6b</text:p>
          </table:table-cell>
          <table:table-cell office:value-type="string">
            <text:p>0x0013</text:p>
          </table:table-cell>
          <table:table-cell office:value-type="string">
            <text:p>0xe0cf</text:p>
          </table:table-cell>
          <table:table-cell office:value-type="string">
            <text:p>0x0013</text:p>
          </table:table-cell>
          <table:table-cell/>
          <table:table-cell office:value-type="string">
            <text:p><text:s/>/* 2e08 */</text:p>
          </table:table-cell>
        </table:table-row>
        <table:table-row table:style-name="ro4">
          <table:table-cell/>
          <table:table-cell office:value-type="string">
            <text:p>0xd317</text:p>
          </table:table-cell>
          <table:table-cell office:value-type="string">
            <text:p>0x0013</text:p>
          </table:table-cell>
          <table:table-cell office:value-type="string">
            <text:p>0xc636</text:p>
          </table:table-cell>
          <table:table-cell office:value-type="string">
            <text:p>0x0013</text:p>
          </table:table-cell>
          <table:table-cell office:value-type="string">
            <text:p>0xba1d</text:p>
          </table:table-cell>
          <table:table-cell office:value-type="string">
            <text:p>0x0013</text:p>
          </table:table-cell>
          <table:table-cell office:value-type="string">
            <text:p>0xaec2</text:p>
          </table:table-cell>
          <table:table-cell office:value-type="string">
            <text:p>0x0013</text:p>
          </table:table-cell>
          <table:table-cell/>
          <table:table-cell office:value-type="string">
            <text:p><text:s/>/* 2e10 */</text:p>
          </table:table-cell>
        </table:table-row>
        <table:table-row table:style-name="ro4">
          <table:table-cell/>
          <table:table-cell office:value-type="string">
            <text:p>0xa418</text:p>
          </table:table-cell>
          <table:table-cell office:value-type="string">
            <text:p>0x0013</text:p>
          </table:table-cell>
          <table:table-cell office:value-type="string">
            <text:p>0x9a15</text:p>
          </table:table-cell>
          <table:table-cell office:value-type="string">
            <text:p>0x0013</text:p>
          </table:table-cell>
          <table:table-cell office:value-type="string">
            <text:p>0x90ae</text:p>
          </table:table-cell>
          <table:table-cell office:value-type="string">
            <text:p>0x0013</text:p>
          </table:table-cell>
          <table:table-cell office:value-type="string">
            <text:p>0x87da</text:p>
          </table:table-cell>
          <table:table-cell office:value-type="string">
            <text:p>0x0013</text:p>
          </table:table-cell>
          <table:table-cell/>
          <table:table-cell office:value-type="string">
            <text:p><text:s/>/* 2e18 */</text:p>
          </table:table-cell>
        </table:table-row>
        <table:table-row table:style-name="ro4">
          <table:table-cell/>
          <table:table-cell office:value-type="string">
            <text:p>0xff1f</text:p>
          </table:table-cell>
          <table:table-cell office:value-type="string">
            <text:p>0x0014</text:p>
          </table:table-cell>
          <table:table-cell office:value-type="string">
            <text:p>0xef8e</text:p>
          </table:table-cell>
          <table:table-cell office:value-type="string">
            <text:p>0x0014</text:p>
          </table:table-cell>
          <table:table-cell office:value-type="string">
            <text:p>0xe0f0</text:p>
          </table:table-cell>
          <table:table-cell office:value-type="string">
            <text:p>0x0014</text:p>
          </table:table-cell>
          <table:table-cell office:value-type="string">
            <text:p>0xd336</text:p>
          </table:table-cell>
          <table:table-cell office:value-type="string">
            <text:p>0x0014</text:p>
          </table:table-cell>
          <table:table-cell/>
          <table:table-cell office:value-type="string">
            <text:p><text:s/>/* 2e20 */</text:p>
          </table:table-cell>
        </table:table-row>
        <table:table-row table:style-name="ro4">
          <table:table-cell/>
          <table:table-cell office:value-type="string">
            <text:p>0xc653</text:p>
          </table:table-cell>
          <table:table-cell office:value-type="string">
            <text:p>0x0014</text:p>
          </table:table-cell>
          <table:table-cell office:value-type="string">
            <text:p>0xba39</text:p>
          </table:table-cell>
          <table:table-cell office:value-type="string">
            <text:p>0x0014</text:p>
          </table:table-cell>
          <table:table-cell office:value-type="string">
            <text:p>0xaedc</text:p>
          </table:table-cell>
          <table:table-cell office:value-type="string">
            <text:p>0x0014</text:p>
          </table:table-cell>
          <table:table-cell office:value-type="string">
            <text:p>0xa430</text:p>
          </table:table-cell>
          <table:table-cell office:value-type="string">
            <text:p>0x0014</text:p>
          </table:table-cell>
          <table:table-cell/>
          <table:table-cell office:value-type="string">
            <text:p><text:s/>/* 2e28 */</text:p>
          </table:table-cell>
        </table:table-row>
        <table:table-row table:style-name="ro4">
          <table:table-cell/>
          <table:table-cell office:value-type="string">
            <text:p>0x9a2b</text:p>
          </table:table-cell>
          <table:table-cell office:value-type="string">
            <text:p>0x0014</text:p>
          </table:table-cell>
          <table:table-cell office:value-type="string">
            <text:p>0x90c3</text:p>
          </table:table-cell>
          <table:table-cell office:value-type="string">
            <text:p>0x0014</text:p>
          </table:table-cell>
          <table:table-cell office:value-type="string">
            <text:p>0x87ee</text:p>
          </table:table-cell>
          <table:table-cell office:value-type="string">
            <text:p>0x0014</text:p>
          </table:table-cell>
          <table:table-cell office:value-type="string">
            <text:p>0xff45</text:p>
          </table:table-cell>
          <table:table-cell office:value-type="string">
            <text:p>0x0015</text:p>
          </table:table-cell>
          <table:table-cell/>
          <table:table-cell office:value-type="string">
            <text:p><text:s/>/* 2e30 */</text:p>
          </table:table-cell>
        </table:table-row>
        <table:table-row table:style-name="ro4">
          <table:table-cell/>
          <table:table-cell office:value-type="string">
            <text:p>0xefb1</text:p>
          </table:table-cell>
          <table:table-cell office:value-type="string">
            <text:p>0x0015</text:p>
          </table:table-cell>
          <table:table-cell office:value-type="string">
            <text:p>0xe111</text:p>
          </table:table-cell>
          <table:table-cell office:value-type="string">
            <text:p>0x0015</text:p>
          </table:table-cell>
          <table:table-cell office:value-type="string">
            <text:p>0xd355</text:p>
          </table:table-cell>
          <table:table-cell office:value-type="string">
            <text:p>0x0015</text:p>
          </table:table-cell>
          <table:table-cell office:value-type="string">
            <text:p>0xc670</text:p>
          </table:table-cell>
          <table:table-cell office:value-type="string">
            <text:p>0x0015</text:p>
          </table:table-cell>
          <table:table-cell/>
          <table:table-cell office:value-type="string">
            <text:p><text:s/>/* 2e38 */</text:p>
          </table:table-cell>
        </table:table-row>
        <table:table-row table:style-name="ro4">
          <table:table-cell/>
          <table:table-cell office:value-type="string">
            <text:p>0xba54</text:p>
          </table:table-cell>
          <table:table-cell office:value-type="string">
            <text:p>0x0015</text:p>
          </table:table-cell>
          <table:table-cell office:value-type="string">
            <text:p>0xaef5</text:p>
          </table:table-cell>
          <table:table-cell office:value-type="string">
            <text:p>0x0015</text:p>
          </table:table-cell>
          <table:table-cell office:value-type="string">
            <text:p>0xa448</text:p>
          </table:table-cell>
          <table:table-cell office:value-type="string">
            <text:p>0x0015</text:p>
          </table:table-cell>
          <table:table-cell office:value-type="string">
            <text:p>0x9a42</text:p>
          </table:table-cell>
          <table:table-cell office:value-type="string">
            <text:p>0x0015</text:p>
          </table:table-cell>
          <table:table-cell/>
          <table:table-cell office:value-type="string">
            <text:p><text:s/>/* 2e40 */</text:p>
          </table:table-cell>
        </table:table-row>
        <table:table-row table:style-name="ro4">
          <table:table-cell/>
          <table:table-cell office:value-type="string">
            <text:p>0x90d8</text:p>
          </table:table-cell>
          <table:table-cell office:value-type="string">
            <text:p>0x0015</text:p>
          </table:table-cell>
          <table:table-cell office:value-type="string">
            <text:p>0x8802</text:p>
          </table:table-cell>
          <table:table-cell office:value-type="string">
            <text:p>0x0015</text:p>
          </table:table-cell>
          <table:table-cell office:value-type="string">
            <text:p>0xff6a</text:p>
          </table:table-cell>
          <table:table-cell office:value-type="string">
            <text:p>0x0016</text:p>
          </table:table-cell>
          <table:table-cell office:value-type="string">
            <text:p>0xefd4</text:p>
          </table:table-cell>
          <table:table-cell office:value-type="string">
            <text:p>0x0016</text:p>
          </table:table-cell>
          <table:table-cell/>
          <table:table-cell office:value-type="string">
            <text:p><text:s/>/* 2e48 */</text:p>
          </table:table-cell>
        </table:table-row>
        <table:table-row table:style-name="ro4">
          <table:table-cell/>
          <table:table-cell office:value-type="string">
            <text:p>0xe132</text:p>
          </table:table-cell>
          <table:table-cell office:value-type="string">
            <text:p>0x0016</text:p>
          </table:table-cell>
          <table:table-cell office:value-type="string">
            <text:p>0xd374</text:p>
          </table:table-cell>
          <table:table-cell office:value-type="string">
            <text:p>0x0016</text:p>
          </table:table-cell>
          <table:table-cell office:value-type="string">
            <text:p>0xc68d</text:p>
          </table:table-cell>
          <table:table-cell office:value-type="string">
            <text:p>0x0016</text:p>
          </table:table-cell>
          <table:table-cell office:value-type="string">
            <text:p>0xba6f</text:p>
          </table:table-cell>
          <table:table-cell office:value-type="string">
            <text:p>0x0016</text:p>
          </table:table-cell>
          <table:table-cell/>
          <table:table-cell office:value-type="string">
            <text:p><text:s/>/* 2e50 */</text:p>
          </table:table-cell>
        </table:table-row>
        <table:table-row table:style-name="ro4">
          <table:table-cell/>
          <table:table-cell office:value-type="string">
            <text:p>0xaf0f</text:p>
          </table:table-cell>
          <table:table-cell office:value-type="string">
            <text:p>0x0016</text:p>
          </table:table-cell>
          <table:table-cell office:value-type="string">
            <text:p>0xa460</text:p>
          </table:table-cell>
          <table:table-cell office:value-type="string">
            <text:p>0x0016</text:p>
          </table:table-cell>
          <table:table-cell office:value-type="string">
            <text:p>0x9a59</text:p>
          </table:table-cell>
          <table:table-cell office:value-type="string">
            <text:p>0x0016</text:p>
          </table:table-cell>
          <table:table-cell office:value-type="string">
            <text:p>0x90ed</text:p>
          </table:table-cell>
          <table:table-cell office:value-type="string">
            <text:p>0x0016</text:p>
          </table:table-cell>
          <table:table-cell/>
          <table:table-cell office:value-type="string">
            <text:p><text:s/>/* 2e58 */</text:p>
          </table:table-cell>
        </table:table-row>
        <table:table-row table:style-name="ro4">
          <table:table-cell/>
          <table:table-cell office:value-type="string">
            <text:p>0x8816</text:p>
          </table:table-cell>
          <table:table-cell office:value-type="string">
            <text:p>0x0016</text:p>
          </table:table-cell>
          <table:table-cell office:value-type="string">
            <text:p>0xff8f</text:p>
          </table:table-cell>
          <table:table-cell office:value-type="string">
            <text:p>0x0017</text:p>
          </table:table-cell>
          <table:table-cell office:value-type="string">
            <text:p>0xeff7</text:p>
          </table:table-cell>
          <table:table-cell office:value-type="string">
            <text:p>0x0017</text:p>
          </table:table-cell>
          <table:table-cell office:value-type="string">
            <text:p>0xe153</text:p>
          </table:table-cell>
          <table:table-cell office:value-type="string">
            <text:p>0x0017</text:p>
          </table:table-cell>
          <table:table-cell/>
          <table:table-cell office:value-type="string">
            <text:p><text:s/>/* 2e60 */</text:p>
          </table:table-cell>
        </table:table-row>
        <table:table-row table:style-name="ro4">
          <table:table-cell/>
          <table:table-cell office:value-type="string">
            <text:p>0xd393</text:p>
          </table:table-cell>
          <table:table-cell office:value-type="string">
            <text:p>0x0017</text:p>
          </table:table-cell>
          <table:table-cell office:value-type="string">
            <text:p>0xc6aa</text:p>
          </table:table-cell>
          <table:table-cell office:value-type="string">
            <text:p>0x0017</text:p>
          </table:table-cell>
          <table:table-cell office:value-type="string">
            <text:p>0xba8b</text:p>
          </table:table-cell>
          <table:table-cell office:value-type="string">
            <text:p>0x0017</text:p>
          </table:table-cell>
          <table:table-cell office:value-type="string">
            <text:p>0xaf29</text:p>
          </table:table-cell>
          <table:table-cell office:value-type="string">
            <text:p>0x0017</text:p>
          </table:table-cell>
          <table:table-cell/>
          <table:table-cell office:value-type="string">
            <text:p><text:s/>/* 2e68 */</text:p>
          </table:table-cell>
        </table:table-row>
        <table:table-row table:style-name="ro4">
          <table:table-cell/>
          <table:table-cell office:value-type="string">
            <text:p>0xa478</text:p>
          </table:table-cell>
          <table:table-cell office:value-type="string">
            <text:p>0x0017</text:p>
          </table:table-cell>
          <table:table-cell office:value-type="string">
            <text:p>0x9a6f</text:p>
          </table:table-cell>
          <table:table-cell office:value-type="string">
            <text:p>0x0017</text:p>
          </table:table-cell>
          <table:table-cell office:value-type="string">
            <text:p>0x9103</text:p>
          </table:table-cell>
          <table:table-cell office:value-type="string">
            <text:p>0x0017</text:p>
          </table:table-cell>
          <table:table-cell office:value-type="string">
            <text:p>0x8829</text:p>
          </table:table-cell>
          <table:table-cell office:value-type="string">
            <text:p>0x0017</text:p>
          </table:table-cell>
          <table:table-cell/>
          <table:table-cell office:value-type="string">
            <text:p><text:s/>/* 2e70 */</text:p>
          </table:table-cell>
        </table:table-row>
        <table:table-row table:style-name="ro4">
          <table:table-cell/>
          <table:table-cell office:value-type="string">
            <text:p>0xffb5</text:p>
          </table:table-cell>
          <table:table-cell office:value-type="string">
            <text:p>0x0018</text:p>
          </table:table-cell>
          <table:table-cell office:value-type="string">
            <text:p>0xf01b</text:p>
          </table:table-cell>
          <table:table-cell office:value-type="string">
            <text:p>0x0018</text:p>
          </table:table-cell>
          <table:table-cell office:value-type="string">
            <text:p>0xe174</text:p>
          </table:table-cell>
          <table:table-cell office:value-type="string">
            <text:p>0x0018</text:p>
          </table:table-cell>
          <table:table-cell office:value-type="string">
            <text:p>0xd3b2</text:p>
          </table:table-cell>
          <table:table-cell office:value-type="string">
            <text:p>0x0018</text:p>
          </table:table-cell>
          <table:table-cell/>
          <table:table-cell office:value-type="string">
            <text:p><text:s/>/* 2e78 */</text:p>
          </table:table-cell>
        </table:table-row>
        <table:table-row table:style-name="ro4">
          <table:table-cell/>
          <table:table-cell office:value-type="string">
            <text:p>0xc6c7</text:p>
          </table:table-cell>
          <table:table-cell office:value-type="string">
            <text:p>0x0018</text:p>
          </table:table-cell>
          <table:table-cell office:value-type="string">
            <text:p>0xbaa6</text:p>
          </table:table-cell>
          <table:table-cell office:value-type="string">
            <text:p>0x0018</text:p>
          </table:table-cell>
          <table:table-cell office:value-type="string">
            <text:p>0xaf42</text:p>
          </table:table-cell>
          <table:table-cell office:value-type="string">
            <text:p>0x0018</text:p>
          </table:table-cell>
          <table:table-cell office:value-type="string">
            <text:p>0xa491</text:p>
          </table:table-cell>
          <table:table-cell office:value-type="string">
            <text:p>0x0018</text:p>
          </table:table-cell>
          <table:table-cell/>
          <table:table-cell office:value-type="string">
            <text:p><text:s/>/* 2e80 */</text:p>
          </table:table-cell>
        </table:table-row>
        <table:table-row table:style-name="ro4">
          <table:table-cell/>
          <table:table-cell office:value-type="string">
            <text:p>0x9a86</text:p>
          </table:table-cell>
          <table:table-cell office:value-type="string">
            <text:p>0x0018</text:p>
          </table:table-cell>
          <table:table-cell office:value-type="string">
            <text:p>0x9118</text:p>
          </table:table-cell>
          <table:table-cell office:value-type="string">
            <text:p>0x0018</text:p>
          </table:table-cell>
          <table:table-cell office:value-type="string">
            <text:p>0x883d</text:p>
          </table:table-cell>
          <table:table-cell office:value-type="string">
            <text:p>0x0018</text:p>
          </table:table-cell>
          <table:table-cell office:value-type="string">
            <text:p>0xffda</text:p>
          </table:table-cell>
          <table:table-cell office:value-type="string">
            <text:p>0x0019</text:p>
          </table:table-cell>
          <table:table-cell/>
          <table:table-cell office:value-type="string">
            <text:p><text:s/>/* 2e88 */</text:p>
          </table:table-cell>
        </table:table-row>
        <table:table-row table:style-name="ro4">
          <table:table-cell/>
          <table:table-cell office:value-type="string">
            <text:p>0xf03e</text:p>
          </table:table-cell>
          <table:table-cell office:value-type="string">
            <text:p>0x0019</text:p>
          </table:table-cell>
          <table:table-cell office:value-type="string">
            <text:p>0xe195</text:p>
          </table:table-cell>
          <table:table-cell office:value-type="string">
            <text:p>0x0019</text:p>
          </table:table-cell>
          <table:table-cell office:value-type="string">
            <text:p>0xd3d1</text:p>
          </table:table-cell>
          <table:table-cell office:value-type="string">
            <text:p>0x0019</text:p>
          </table:table-cell>
          <table:table-cell office:value-type="string">
            <text:p>0xc6e4</text:p>
          </table:table-cell>
          <table:table-cell office:value-type="string">
            <text:p>0x0019</text:p>
          </table:table-cell>
          <table:table-cell/>
          <table:table-cell office:value-type="string">
            <text:p><text:s/>/* 2e90 */</text:p>
          </table:table-cell>
        </table:table-row>
        <table:table-row table:style-name="ro4">
          <table:table-cell/>
          <table:table-cell office:value-type="string">
            <text:p>0xbac1</text:p>
          </table:table-cell>
          <table:table-cell office:value-type="string">
            <text:p>0x0019</text:p>
          </table:table-cell>
          <table:table-cell office:value-type="string">
            <text:p>0xaf5c</text:p>
          </table:table-cell>
          <table:table-cell office:value-type="string">
            <text:p>0x0019</text:p>
          </table:table-cell>
          <table:table-cell office:value-type="string">
            <text:p>0xa4a9</text:p>
          </table:table-cell>
          <table:table-cell office:value-type="string">
            <text:p>0x0019</text:p>
          </table:table-cell>
          <table:table-cell office:value-type="string">
            <text:p>0x9a9c</text:p>
          </table:table-cell>
          <table:table-cell office:value-type="string">
            <text:p>0x0019</text:p>
          </table:table-cell>
          <table:table-cell/>
          <table:table-cell office:value-type="string">
            <text:p><text:s/>/* 2e98 */</text:p>
          </table:table-cell>
        </table:table-row>
        <table:table-row table:style-name="ro4">
          <table:table-cell/>
          <table:table-cell office:value-type="string">
            <text:p>0x912d</text:p>
          </table:table-cell>
          <table:table-cell office:value-type="string">
            <text:p>0x0019</text:p>
          </table:table-cell>
          <table:table-cell office:value-type="string">
            <text:p>0x8851</text:p>
          </table:table-cell>
          <table:table-cell office:value-type="string">
            <text:p>0x0019</text:p>
          </table:table-cell>
          <table:table-cell office:value-type="string">
            <text:p>0x8000</text:p>
          </table:table-cell>
          <table:table-cell office:value-type="string">
            <text:p>0x0019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/>
          <table:table-cell office:value-type="string">
            <text:p><text:s/>/* 2ea0 */</text:p>
          </table:table-cell>
        </table:table-row>
        <table:table-row table:style-name="ro3">
          <table:table-cell/>
          <table:table-cell office:value-type="string">
            <text:p>0x5000</text:p>
          </table:table-cell>
          <table:table-cell office:value-type="string">
            <text:p>0x0006</text:p>
          </table:table-cell>
          <table:table-cell office:value-type="string">
            <text:p>0x0199</text:p>
          </table:table-cell>
          <table:table-cell table:number-columns-repeated="2" office:value-type="string">
            <text:p>0x7ffc</text:p>
          </table:table-cell>
          <table:table-cell office:value-type="string">
            <text:p>0x4000</text:p>
          </table:table-cell>
          <table:table-cell office:value-type="string">
            <text:p>0x2aaa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2ea8 */</text:p>
          </table:table-cell>
        </table:table-row>
        <table:table-row table:style-name="ro4">
          <table:table-cell/>
          <table:table-cell office:value-type="string">
            <text:p>0x1999</text:p>
          </table:table-cell>
          <table:table-cell office:value-type="string">
            <text:p>0x1555</text:p>
          </table:table-cell>
          <table:table-cell office:value-type="string">
            <text:p>0x1249</text:p>
          </table:table-cell>
          <table:table-cell office:value-type="string">
            <text:p>0x1000</text:p>
          </table:table-cell>
          <table:table-cell office:value-type="string">
            <text:p>0x0e38</text:p>
          </table:table-cell>
          <table:table-cell office:value-type="string">
            <text:p>0x0ccc</text:p>
          </table:table-cell>
          <table:table-cell office:value-type="string">
            <text:p>0x0ba2</text:p>
          </table:table-cell>
          <table:table-cell office:value-type="string">
            <text:p>0x0aaa</text:p>
          </table:table-cell>
          <table:table-cell/>
          <table:table-cell office:value-type="string">
            <text:p><text:s/>/* 2eb0 */</text:p>
          </table:table-cell>
        </table:table-row>
        <table:table-row table:style-name="ro4">
          <table:table-cell/>
          <table:table-cell office:value-type="string">
            <text:p>0x09d8</text:p>
          </table:table-cell>
          <table:table-cell office:value-type="string">
            <text:p>0x0924</text:p>
          </table:table-cell>
          <table:table-cell office:value-type="string">
            <text:p>0x0888</text:p>
          </table:table-cell>
          <table:table-cell office:value-type="string">
            <text:p>0x0800</text:p>
          </table:table-cell>
          <table:table-cell office:value-type="string">
            <text:p>0x0787</text:p>
          </table:table-cell>
          <table:table-cell office:value-type="string">
            <text:p>0x071c</text:p>
          </table:table-cell>
          <table:table-cell office:value-type="string">
            <text:p>0x06bc</text:p>
          </table:table-cell>
          <table:table-cell office:value-type="string">
            <text:p>0x0666</text:p>
          </table:table-cell>
          <table:table-cell/>
          <table:table-cell office:value-type="string">
            <text:p><text:s/>/* 2eb8 */</text:p>
          </table:table-cell>
        </table:table-row>
        <table:table-row table:style-name="ro4">
          <table:table-cell/>
          <table:table-cell office:value-type="string">
            <text:p>0x0618</text:p>
          </table:table-cell>
          <table:table-cell office:value-type="string">
            <text:p>0x05d1</text:p>
          </table:table-cell>
          <table:table-cell office:value-type="string">
            <text:p>0x0590</text:p>
          </table:table-cell>
          <table:table-cell office:value-type="string">
            <text:p>0x0555</text:p>
          </table:table-cell>
          <table:table-cell office:value-type="string">
            <text:p>0x051e</text:p>
          </table:table-cell>
          <table:table-cell office:value-type="string">
            <text:p>0x04ec</text:p>
          </table:table-cell>
          <table:table-cell office:value-type="string">
            <text:p>0x04bd</text:p>
          </table:table-cell>
          <table:table-cell office:value-type="string">
            <text:p>0x0492</text:p>
          </table:table-cell>
          <table:table-cell/>
          <table:table-cell office:value-type="string">
            <text:p><text:s/>/* 2ec0 */</text:p>
          </table:table-cell>
        </table:table-row>
        <table:table-row table:style-name="ro4">
          <table:table-cell/>
          <table:table-cell office:value-type="string">
            <text:p>0x0469</text:p>
          </table:table-cell>
          <table:table-cell office:value-type="string">
            <text:p>0x0444</text:p>
          </table:table-cell>
          <table:table-cell office:value-type="string">
            <text:p>0x0421</text:p>
          </table:table-cell>
          <table:table-cell office:value-type="string">
            <text:p>0x0400</text:p>
          </table:table-cell>
          <table:table-cell office:value-type="string">
            <text:p>0x03e0</text:p>
          </table:table-cell>
          <table:table-cell office:value-type="string">
            <text:p>0x03c3</text:p>
          </table:table-cell>
          <table:table-cell office:value-type="string">
            <text:p>0x03a8</text:p>
          </table:table-cell>
          <table:table-cell office:value-type="string">
            <text:p>0x038e</text:p>
          </table:table-cell>
          <table:table-cell/>
          <table:table-cell office:value-type="string">
            <text:p><text:s/>/* 2ec8 */</text:p>
          </table:table-cell>
        </table:table-row>
        <table:table-row table:style-name="ro4">
          <table:table-cell/>
          <table:table-cell office:value-type="string">
            <text:p>0x0375</text:p>
          </table:table-cell>
          <table:table-cell office:value-type="string">
            <text:p>0x035e</text:p>
          </table:table-cell>
          <table:table-cell office:value-type="string">
            <text:p>0x0348</text:p>
          </table:table-cell>
          <table:table-cell office:value-type="string">
            <text:p>0x0333</text:p>
          </table:table-cell>
          <table:table-cell office:value-type="string">
            <text:p>0x031f</text:p>
          </table:table-cell>
          <table:table-cell office:value-type="string">
            <text:p>0x030c</text:p>
          </table:table-cell>
          <table:table-cell office:value-type="string">
            <text:p>0x02fa</text:p>
          </table:table-cell>
          <table:table-cell office:value-type="string">
            <text:p>0x02e8</text:p>
          </table:table-cell>
          <table:table-cell/>
          <table:table-cell office:value-type="string">
            <text:p><text:s/>/* 2ed0 */</text:p>
          </table:table-cell>
        </table:table-row>
        <table:table-row table:style-name="ro4">
          <table:table-cell/>
          <table:table-cell office:value-type="string">
            <text:p>0x02d8</text:p>
          </table:table-cell>
          <table:table-cell office:value-type="string">
            <text:p>0x02c8</text:p>
          </table:table-cell>
          <table:table-cell office:value-type="string">
            <text:p>0x02b9</text:p>
          </table:table-cell>
          <table:table-cell office:value-type="string">
            <text:p>0x02aa</text:p>
          </table:table-cell>
          <table:table-cell office:value-type="string">
            <text:p>0x029c</text:p>
          </table:table-cell>
          <table:table-cell office:value-type="string">
            <text:p>0x028f</text:p>
          </table:table-cell>
          <table:table-cell office:value-type="string">
            <text:p>0x0282</text:p>
          </table:table-cell>
          <table:table-cell office:value-type="string">
            <text:p>0x0276</text:p>
          </table:table-cell>
          <table:table-cell/>
          <table:table-cell office:value-type="string">
            <text:p><text:s/>/* 2ed8 */</text:p>
          </table:table-cell>
        </table:table-row>
        <table:table-row table:style-name="ro4">
          <table:table-cell/>
          <table:table-cell office:value-type="string">
            <text:p>0x026a</text:p>
          </table:table-cell>
          <table:table-cell office:value-type="string">
            <text:p>0x025e</text:p>
          </table:table-cell>
          <table:table-cell office:value-type="string">
            <text:p>0x0253</text:p>
          </table:table-cell>
          <table:table-cell office:value-type="string">
            <text:p>0x0249</text:p>
          </table:table-cell>
          <table:table-cell office:value-type="string">
            <text:p>0x023e</text:p>
          </table:table-cell>
          <table:table-cell office:value-type="string">
            <text:p>0x0234</text:p>
          </table:table-cell>
          <table:table-cell office:value-type="string">
            <text:p>0x022b</text:p>
          </table:table-cell>
          <table:table-cell office:value-type="string">
            <text:p>0x0222</text:p>
          </table:table-cell>
          <table:table-cell/>
          <table:table-cell office:value-type="string">
            <text:p><text:s/>/* 2ee0 */</text:p>
          </table:table-cell>
        </table:table-row>
        <table:table-row table:style-name="ro4">
          <table:table-cell/>
          <table:table-cell office:value-type="string">
            <text:p>0x0219</text:p>
          </table:table-cell>
          <table:table-cell office:value-type="string">
            <text:p>0x0210</text:p>
          </table:table-cell>
          <table:table-cell office:value-type="string">
            <text:p>0x0208</text:p>
          </table:table-cell>
          <table:table-cell office:value-type="string">
            <text:p>0x01ff</text:p>
          </table:table-cell>
          <table:table-cell office:value-type="string">
            <text:p>0x01f7</text:p>
          </table:table-cell>
          <table:table-cell office:value-type="string">
            <text:p>0x01f0</text:p>
          </table:table-cell>
          <table:table-cell office:value-type="string">
            <text:p>0x01e9</text:p>
          </table:table-cell>
          <table:table-cell office:value-type="string">
            <text:p>0x01e2</text:p>
          </table:table-cell>
          <table:table-cell/>
          <table:table-cell office:value-type="string">
            <text:p><text:s/>/* 2ee8 */</text:p>
          </table:table-cell>
        </table:table-row>
        <table:table-row table:style-name="ro4">
          <table:table-cell/>
          <table:table-cell office:value-type="string">
            <text:p>0x01da</text:p>
          </table:table-cell>
          <table:table-cell office:value-type="string">
            <text:p>0x01d4</text:p>
          </table:table-cell>
          <table:table-cell office:value-type="string">
            <text:p>0x01cd</text:p>
          </table:table-cell>
          <table:table-cell office:value-type="string">
            <text:p>0x01c7</text:p>
          </table:table-cell>
          <table:table-cell office:value-type="string">
            <text:p>0x01c0</text:p>
          </table:table-cell>
          <table:table-cell office:value-type="string">
            <text:p>0x01ba</text:p>
          </table:table-cell>
          <table:table-cell office:value-type="string">
            <text:p>0x01b4</text:p>
          </table:table-cell>
          <table:table-cell office:value-type="string">
            <text:p>0x01af</text:p>
          </table:table-cell>
          <table:table-cell/>
          <table:table-cell office:value-type="string">
            <text:p><text:s/>/* 2ef0 */</text:p>
          </table:table-cell>
        </table:table-row>
        <table:table-row table:style-name="ro4">
          <table:table-cell/>
          <table:table-cell office:value-type="string">
            <text:p>0x01a9</text:p>
          </table:table-cell>
          <table:table-cell office:value-type="string">
            <text:p>0x01a4</text:p>
          </table:table-cell>
          <table:table-cell office:value-type="string">
            <text:p>0x019e</text:p>
          </table:table-cell>
          <table:table-cell office:value-type="string">
            <text:p>0x0199</text:p>
          </table:table-cell>
          <table:table-cell office:value-type="string">
            <text:p>0x0194</text:p>
          </table:table-cell>
          <table:table-cell office:value-type="string">
            <text:p>0x018f</text:p>
          </table:table-cell>
          <table:table-cell office:value-type="string">
            <text:p>0x018a</text:p>
          </table:table-cell>
          <table:table-cell office:value-type="string">
            <text:p>0x0185</text:p>
          </table:table-cell>
          <table:table-cell/>
          <table:table-cell office:value-type="string">
            <text:p><text:s/>/* 2ef8 */</text:p>
          </table:table-cell>
        </table:table-row>
        <table:table-row table:style-name="ro4">
          <table:table-cell/>
          <table:table-cell office:value-type="string">
            <text:p>0x0181</text:p>
          </table:table-cell>
          <table:table-cell office:value-type="string">
            <text:p>0x017d</text:p>
          </table:table-cell>
          <table:table-cell office:value-type="string">
            <text:p>0x0178</text:p>
          </table:table-cell>
          <table:table-cell office:value-type="string">
            <text:p>0x0174</text:p>
          </table:table-cell>
          <table:table-cell office:value-type="string">
            <text:p>0x0170</text:p>
          </table:table-cell>
          <table:table-cell office:value-type="string">
            <text:p>0x016c</text:p>
          </table:table-cell>
          <table:table-cell office:value-type="string">
            <text:p>0x0168</text:p>
          </table:table-cell>
          <table:table-cell office:value-type="string">
            <text:p>0x0164</text:p>
          </table:table-cell>
          <table:table-cell/>
          <table:table-cell office:value-type="string">
            <text:p><text:s/>/* 2f00 */</text:p>
          </table:table-cell>
        </table:table-row>
        <table:table-row table:style-name="ro4">
          <table:table-cell/>
          <table:table-cell office:value-type="string">
            <text:p>0x0160</text:p>
          </table:table-cell>
          <table:table-cell office:value-type="string">
            <text:p>0x015c</text:p>
          </table:table-cell>
          <table:table-cell office:value-type="string">
            <text:p>0x0159</text:p>
          </table:table-cell>
          <table:table-cell office:value-type="string">
            <text:p>0x0155</text:p>
          </table:table-cell>
          <table:table-cell office:value-type="string">
            <text:p>0x0151</text:p>
          </table:table-cell>
          <table:table-cell office:value-type="string">
            <text:p>0x014e</text:p>
          </table:table-cell>
          <table:table-cell office:value-type="string">
            <text:p>0x014a</text:p>
          </table:table-cell>
          <table:table-cell office:value-type="string">
            <text:p>0x0147</text:p>
          </table:table-cell>
          <table:table-cell/>
          <table:table-cell office:value-type="string">
            <text:p><text:s/>/* 2f08 */</text:p>
          </table:table-cell>
        </table:table-row>
        <table:table-row table:style-name="ro4">
          <table:table-cell/>
          <table:table-cell office:value-type="string">
            <text:p>0x0144</text:p>
          </table:table-cell>
          <table:table-cell office:value-type="string">
            <text:p>0x0141</text:p>
          </table:table-cell>
          <table:table-cell office:value-type="string">
            <text:p>0x013e</text:p>
          </table:table-cell>
          <table:table-cell office:value-type="string">
            <text:p>0x013b</text:p>
          </table:table-cell>
          <table:table-cell office:value-type="string">
            <text:p>0x0137</text:p>
          </table:table-cell>
          <table:table-cell office:value-type="string">
            <text:p>0x0135</text:p>
          </table:table-cell>
          <table:table-cell office:value-type="string">
            <text:p>0x0132</text:p>
          </table:table-cell>
          <table:table-cell office:value-type="string">
            <text:p>0x012f</text:p>
          </table:table-cell>
          <table:table-cell/>
          <table:table-cell office:value-type="string">
            <text:p><text:s/>/* 2f10 */</text:p>
          </table:table-cell>
        </table:table-row>
        <table:table-row table:style-name="ro4">
          <table:table-cell/>
          <table:table-cell office:value-type="string">
            <text:p>0x012c</text:p>
          </table:table-cell>
          <table:table-cell office:value-type="string">
            <text:p>0x0129</text:p>
          </table:table-cell>
          <table:table-cell office:value-type="string">
            <text:p>0x0127</text:p>
          </table:table-cell>
          <table:table-cell office:value-type="string">
            <text:p>0x0124</text:p>
          </table:table-cell>
          <table:table-cell office:value-type="string">
            <text:p>0x0121</text:p>
          </table:table-cell>
          <table:table-cell office:value-type="string">
            <text:p>0x011f</text:p>
          </table:table-cell>
          <table:table-cell office:value-type="string">
            <text:p>0x011d</text:p>
          </table:table-cell>
          <table:table-cell office:value-type="string">
            <text:p>0x011a</text:p>
          </table:table-cell>
          <table:table-cell/>
          <table:table-cell office:value-type="string">
            <text:p><text:s/>/* 2f18 */</text:p>
          </table:table-cell>
        </table:table-row>
        <table:table-row table:style-name="ro4">
          <table:table-cell/>
          <table:table-cell office:value-type="string">
            <text:p>0x0118</text:p>
          </table:table-cell>
          <table:table-cell office:value-type="string">
            <text:p>0x0115</text:p>
          </table:table-cell>
          <table:table-cell office:value-type="string">
            <text:p>0x0113</text:p>
          </table:table-cell>
          <table:table-cell office:value-type="string">
            <text:p>0x0110</text:p>
          </table:table-cell>
          <table:table-cell office:value-type="string">
            <text:p>0x010e</text:p>
          </table:table-cell>
          <table:table-cell office:value-type="string">
            <text:p>0x010c</text:p>
          </table:table-cell>
          <table:table-cell office:value-type="string">
            <text:p>0x010a</text:p>
          </table:table-cell>
          <table:table-cell office:value-type="string">
            <text:p>0x0108</text:p>
          </table:table-cell>
          <table:table-cell/>
          <table:table-cell office:value-type="string">
            <text:p><text:s/>/* 2f20 */</text:p>
          </table:table-cell>
        </table:table-row>
        <table:table-row table:style-name="ro4">
          <table:table-cell/>
          <table:table-cell office:value-type="string">
            <text:p>0x0106</text:p>
          </table:table-cell>
          <table:table-cell office:value-type="string">
            <text:p>0x0104</text:p>
          </table:table-cell>
          <table:table-cell office:value-type="string">
            <text:p>0x0101</text:p>
          </table:table-cell>
          <table:table-cell office:value-type="string">
            <text:p>0x00ff</text:p>
          </table:table-cell>
          <table:table-cell office:value-type="string">
            <text:p>0x00fd</text:p>
          </table:table-cell>
          <table:table-cell office:value-type="string">
            <text:p>0x00fb</text:p>
          </table:table-cell>
          <table:table-cell office:value-type="string">
            <text:p>0x00fa</text:p>
          </table:table-cell>
          <table:table-cell office:value-type="string">
            <text:p>0x00f8</text:p>
          </table:table-cell>
          <table:table-cell/>
          <table:table-cell office:value-type="string">
            <text:p><text:s/>/* 2f28 */</text:p>
          </table:table-cell>
        </table:table-row>
        <table:table-row table:style-name="ro4">
          <table:table-cell/>
          <table:table-cell office:value-type="string">
            <text:p>0x00f6</text:p>
          </table:table-cell>
          <table:table-cell office:value-type="string">
            <text:p>0x00f4</text:p>
          </table:table-cell>
          <table:table-cell office:value-type="string">
            <text:p>0x00f2</text:p>
          </table:table-cell>
          <table:table-cell office:value-type="string">
            <text:p>0x00f0</text:p>
          </table:table-cell>
          <table:table-cell office:value-type="string">
            <text:p>0x00ef</text:p>
          </table:table-cell>
          <table:table-cell office:value-type="string">
            <text:p>0x00ed</text:p>
          </table:table-cell>
          <table:table-cell office:value-type="string">
            <text:p>0x00eb</text:p>
          </table:table-cell>
          <table:table-cell office:value-type="string">
            <text:p>0x00e9</text:p>
          </table:table-cell>
          <table:table-cell/>
          <table:table-cell office:value-type="string">
            <text:p><text:s/>/* 2f30 */</text:p>
          </table:table-cell>
        </table:table-row>
        <table:table-row table:style-name="ro4">
          <table:table-cell/>
          <table:table-cell office:value-type="string">
            <text:p>0x00e8</text:p>
          </table:table-cell>
          <table:table-cell office:value-type="string">
            <text:p>0x00e6</text:p>
          </table:table-cell>
          <table:table-cell office:value-type="string">
            <text:p>0x00e5</text:p>
          </table:table-cell>
          <table:table-cell office:value-type="string">
            <text:p>0x00e3</text:p>
          </table:table-cell>
          <table:table-cell office:value-type="string">
            <text:p>0x00e2</text:p>
          </table:table-cell>
          <table:table-cell office:value-type="string">
            <text:p>0x00e0</text:p>
          </table:table-cell>
          <table:table-cell office:value-type="string">
            <text:p>0x00de</text:p>
          </table:table-cell>
          <table:table-cell office:value-type="string">
            <text:p>0x00dd</text:p>
          </table:table-cell>
          <table:table-cell/>
          <table:table-cell office:value-type="string">
            <text:p><text:s/>/* 2f38 */</text:p>
          </table:table-cell>
        </table:table-row>
        <table:table-row table:style-name="ro4">
          <table:table-cell/>
          <table:table-cell office:value-type="string">
            <text:p>0x00db</text:p>
          </table:table-cell>
          <table:table-cell office:value-type="string">
            <text:p>0x00da</text:p>
          </table:table-cell>
          <table:table-cell office:value-type="string">
            <text:p>0x00d8</text:p>
          </table:table-cell>
          <table:table-cell office:value-type="string">
            <text:p>0x00d7</text:p>
          </table:table-cell>
          <table:table-cell office:value-type="string">
            <text:p>0x00d6</text:p>
          </table:table-cell>
          <table:table-cell office:value-type="string">
            <text:p>0x00d4</text:p>
          </table:table-cell>
          <table:table-cell office:value-type="string">
            <text:p>0x00d3</text:p>
          </table:table-cell>
          <table:table-cell office:value-type="string">
            <text:p>0x00d2</text:p>
          </table:table-cell>
          <table:table-cell/>
          <table:table-cell office:value-type="string">
            <text:p><text:s/>/* 2f40 */</text:p>
          </table:table-cell>
        </table:table-row>
        <table:table-row table:style-name="ro4">
          <table:table-cell/>
          <table:table-cell office:value-type="string">
            <text:p>0x00d0</text:p>
          </table:table-cell>
          <table:table-cell office:value-type="string">
            <text:p>0x00cf</text:p>
          </table:table-cell>
          <table:table-cell office:value-type="string">
            <text:p>0x00ce</text:p>
          </table:table-cell>
          <table:table-cell office:value-type="string">
            <text:p>0x00cc</text:p>
          </table:table-cell>
          <table:table-cell office:value-type="string">
            <text:p>0x00cb</text:p>
          </table:table-cell>
          <table:table-cell office:value-type="string">
            <text:p>0x00ca</text:p>
          </table:table-cell>
          <table:table-cell office:value-type="string">
            <text:p>0x00c8</text:p>
          </table:table-cell>
          <table:table-cell office:value-type="string">
            <text:p>0x00c7</text:p>
          </table:table-cell>
          <table:table-cell/>
          <table:table-cell office:value-type="string">
            <text:p><text:s/>/* 2f48 */</text:p>
          </table:table-cell>
        </table:table-row>
        <table:table-row table:style-name="ro4">
          <table:table-cell/>
          <table:table-cell office:value-type="string">
            <text:p>0x00c6</text:p>
          </table:table-cell>
          <table:table-cell office:value-type="string">
            <text:p>0x00c5</text:p>
          </table:table-cell>
          <table:table-cell office:value-type="string">
            <text:p>0x00c4</text:p>
          </table:table-cell>
          <table:table-cell office:value-type="string">
            <text:p>0x00c2</text:p>
          </table:table-cell>
          <table:table-cell office:value-type="string">
            <text:p>0x00c1</text:p>
          </table:table-cell>
          <table:table-cell office:value-type="string">
            <text:p>0x00c0</text:p>
          </table:table-cell>
          <table:table-cell office:value-type="string">
            <text:p>0x00bf</text:p>
          </table:table-cell>
          <table:table-cell office:value-type="string">
            <text:p>0x00be</text:p>
          </table:table-cell>
          <table:table-cell/>
          <table:table-cell office:value-type="string">
            <text:p><text:s/>/* 2f50 */</text:p>
          </table:table-cell>
        </table:table-row>
        <table:table-row table:style-name="ro4">
          <table:table-cell/>
          <table:table-cell office:value-type="string">
            <text:p>0x00bd</text:p>
          </table:table-cell>
          <table:table-cell office:value-type="string">
            <text:p>0x00bc</text:p>
          </table:table-cell>
          <table:table-cell office:value-type="string">
            <text:p>0x00bb</text:p>
          </table:table-cell>
          <table:table-cell office:value-type="string">
            <text:p>0x00ba</text:p>
          </table:table-cell>
          <table:table-cell office:value-type="string">
            <text:p>0x00b9</text:p>
          </table:table-cell>
          <table:table-cell office:value-type="string">
            <text:p>0x00b8</text:p>
          </table:table-cell>
          <table:table-cell office:value-type="string">
            <text:p>0x00b7</text:p>
          </table:table-cell>
          <table:table-cell office:value-type="string">
            <text:p>0x00b6</text:p>
          </table:table-cell>
          <table:table-cell/>
          <table:table-cell office:value-type="string">
            <text:p><text:s/>/* 2f58 */</text:p>
          </table:table-cell>
        </table:table-row>
        <table:table-row table:style-name="ro4">
          <table:table-cell/>
          <table:table-cell office:value-type="string">
            <text:p>0x00b4</text:p>
          </table:table-cell>
          <table:table-cell office:value-type="string">
            <text:p>0x00b3</text:p>
          </table:table-cell>
          <table:table-cell office:value-type="string">
            <text:p>0x00b2</text:p>
          </table:table-cell>
          <table:table-cell table:number-columns-repeated="2" office:value-type="string">
            <text:p>0x00b1</text:p>
          </table:table-cell>
          <table:table-cell office:value-type="string">
            <text:p>0x00b0</text:p>
          </table:table-cell>
          <table:table-cell office:value-type="string">
            <text:p>0x00af</text:p>
          </table:table-cell>
          <table:table-cell office:value-type="string">
            <text:p>0x00ae</text:p>
          </table:table-cell>
          <table:table-cell/>
          <table:table-cell office:value-type="string">
            <text:p><text:s/>/* 2f60 */</text:p>
          </table:table-cell>
        </table:table-row>
        <table:table-row table:style-name="ro4">
          <table:table-cell/>
          <table:table-cell office:value-type="string">
            <text:p>0x00ad</text:p>
          </table:table-cell>
          <table:table-cell office:value-type="string">
            <text:p>0x00ac</text:p>
          </table:table-cell>
          <table:table-cell office:value-type="string">
            <text:p>0x00ab</text:p>
          </table:table-cell>
          <table:table-cell office:value-type="string">
            <text:p>0x00aa</text:p>
          </table:table-cell>
          <table:table-cell office:value-type="string">
            <text:p>0x00a9</text:p>
          </table:table-cell>
          <table:table-cell table:number-columns-repeated="2" office:value-type="string">
            <text:p>0x00a8</text:p>
          </table:table-cell>
          <table:table-cell office:value-type="string">
            <text:p>0x00a7</text:p>
          </table:table-cell>
          <table:table-cell/>
          <table:table-cell office:value-type="string">
            <text:p><text:s/>/* 2f68 */</text:p>
          </table:table-cell>
        </table:table-row>
        <table:table-row table:style-name="ro4">
          <table:table-cell/>
          <table:table-cell office:value-type="string">
            <text:p>0x00a6</text:p>
          </table:table-cell>
          <table:table-cell office:value-type="string">
            <text:p>0x00a5</text:p>
          </table:table-cell>
          <table:table-cell office:value-type="string">
            <text:p>0x00a4</text:p>
          </table:table-cell>
          <table:table-cell table:number-columns-repeated="2" office:value-type="string">
            <text:p>0x00a3</text:p>
          </table:table-cell>
          <table:table-cell office:value-type="string">
            <text:p>0x00a2</text:p>
          </table:table-cell>
          <table:table-cell office:value-type="string">
            <text:p>0x00a1</text:p>
          </table:table-cell>
          <table:table-cell office:value-type="string">
            <text:p>0x00a0</text:p>
          </table:table-cell>
          <table:table-cell/>
          <table:table-cell office:value-type="string">
            <text:p><text:s/>/* 2f70 */</text:p>
          </table:table-cell>
        </table:table-row>
        <table:table-row table:style-name="ro4">
          <table:table-cell/>
          <table:table-cell office:value-type="string">
            <text:p>0x009f</text:p>
          </table:table-cell>
          <table:table-cell table:number-columns-repeated="2" office:value-type="string">
            <text:p>0x009e</text:p>
          </table:table-cell>
          <table:table-cell office:value-type="string">
            <text:p>0x009d</text:p>
          </table:table-cell>
          <table:table-cell office:value-type="string">
            <text:p>0x009c</text:p>
          </table:table-cell>
          <table:table-cell table:number-columns-repeated="2" office:value-type="string">
            <text:p>0x009b</text:p>
          </table:table-cell>
          <table:table-cell office:value-type="string">
            <text:p>0x009a</text:p>
          </table:table-cell>
          <table:table-cell/>
          <table:table-cell office:value-type="string">
            <text:p><text:s/>/* 2f78 */</text:p>
          </table:table-cell>
        </table:table-row>
        <table:table-row table:style-name="ro4">
          <table:table-cell/>
          <table:table-cell table:number-columns-repeated="2" office:value-type="string">
            <text:p>0x0099</text:p>
          </table:table-cell>
          <table:table-cell office:value-type="string">
            <text:p>0x0098</text:p>
          </table:table-cell>
          <table:table-cell table:number-columns-repeated="2" office:value-type="string">
            <text:p>0x0097</text:p>
          </table:table-cell>
          <table:table-cell office:value-type="string">
            <text:p>0x0096</text:p>
          </table:table-cell>
          <table:table-cell table:number-columns-repeated="2" office:value-type="string">
            <text:p>0x0095</text:p>
          </table:table-cell>
          <table:table-cell/>
          <table:table-cell office:value-type="string">
            <text:p><text:s/>/* 2f80 */</text:p>
          </table:table-cell>
        </table:table-row>
        <table:table-row table:style-name="ro4">
          <table:table-cell/>
          <table:table-cell office:value-type="string">
            <text:p>0x0094</text:p>
          </table:table-cell>
          <table:table-cell office:value-type="string">
            <text:p>0x0093</text:p>
          </table:table-cell>
          <table:table-cell table:number-columns-repeated="2" office:value-type="string">
            <text:p>0x0092</text:p>
          </table:table-cell>
          <table:table-cell office:value-type="string">
            <text:p>0x0091</text:p>
          </table:table-cell>
          <table:table-cell table:number-columns-repeated="2" office:value-type="string">
            <text:p>0x0090</text:p>
          </table:table-cell>
          <table:table-cell office:value-type="string">
            <text:p>0x008f</text:p>
          </table:table-cell>
          <table:table-cell/>
          <table:table-cell office:value-type="string">
            <text:p><text:s/>/* 2f88 */</text:p>
          </table:table-cell>
        </table:table-row>
        <table:table-row table:style-name="ro4">
          <table:table-cell/>
          <table:table-cell office:value-type="string">
            <text:p>0x008f</text:p>
          </table:table-cell>
          <table:table-cell office:value-type="string">
            <text:p>0x008e</text:p>
          </table:table-cell>
          <table:table-cell table:number-columns-repeated="2" office:value-type="string">
            <text:p>0x008d</text:p>
          </table:table-cell>
          <table:table-cell office:value-type="string">
            <text:p>0x008c</text:p>
          </table:table-cell>
          <table:table-cell table:number-columns-repeated="2" office:value-type="string">
            <text:p>0x008b</text:p>
          </table:table-cell>
          <table:table-cell office:value-type="string">
            <text:p>0x008a</text:p>
          </table:table-cell>
          <table:table-cell/>
          <table:table-cell office:value-type="string">
            <text:p><text:s/>/* 2f90 */</text:p>
          </table:table-cell>
        </table:table-row>
        <table:table-row table:style-name="ro4">
          <table:table-cell/>
          <table:table-cell office:value-type="string">
            <text:p>0x008a</text:p>
          </table:table-cell>
          <table:table-cell office:value-type="string">
            <text:p>0x0089</text:p>
          </table:table-cell>
          <table:table-cell table:number-columns-repeated="2" office:value-type="string">
            <text:p>0x0088</text:p>
          </table:table-cell>
          <table:table-cell table:number-columns-repeated="3" office:value-type="string">
            <text:p>0x0087</text:p>
          </table:table-cell>
          <table:table-cell office:value-type="string">
            <text:p>0x0086</text:p>
          </table:table-cell>
          <table:table-cell/>
          <table:table-cell office:value-type="string">
            <text:p><text:s/>/* 2f98 */</text:p>
          </table:table-cell>
        </table:table-row>
        <table:table-row table:style-name="ro4">
          <table:table-cell/>
          <table:table-cell table:number-columns-repeated="2" office:value-type="string">
            <text:p>0x0085</text:p>
          </table:table-cell>
          <table:table-cell table:number-columns-repeated="2" office:value-type="string">
            <text:p>0x0084</text:p>
          </table:table-cell>
          <table:table-cell table:number-columns-repeated="2" office:value-type="string">
            <text:p>0x0083</text:p>
          </table:table-cell>
          <table:table-cell table:number-columns-repeated="2" office:value-type="string">
            <text:p>0x0082</text:p>
          </table:table-cell>
          <table:table-cell/>
          <table:table-cell office:value-type="string">
            <text:p><text:s/>/* 2fa0 */</text:p>
          </table:table-cell>
        </table:table-row>
        <table:table-row table:style-name="ro4">
          <table:table-cell/>
          <table:table-cell table:number-columns-repeated="2" office:value-type="string">
            <text:p>0x0081</text:p>
          </table:table-cell>
          <table:table-cell table:number-columns-repeated="2" office:value-type="string">
            <text:p>0x0080</text:p>
          </table:table-cell>
          <table:table-cell table:number-columns-repeated="2" office:value-type="string">
            <text:p>0x007f</text:p>
          </table:table-cell>
          <table:table-cell table:number-columns-repeated="2" office:value-type="string">
            <text:p>0x007e</text:p>
          </table:table-cell>
          <table:table-cell/>
          <table:table-cell office:value-type="string">
            <text:p><text:s/>/* 2fa8 */</text:p>
          </table:table-cell>
        </table:table-row>
        <table:table-row table:style-name="ro4">
          <table:table-cell/>
          <table:table-cell table:number-columns-repeated="2" office:value-type="string">
            <text:p>0x007d</text:p>
          </table:table-cell>
          <table:table-cell table:number-columns-repeated="2" office:value-type="string">
            <text:p>0x007c</text:p>
          </table:table-cell>
          <table:table-cell table:number-columns-repeated="2" office:value-type="string">
            <text:p>0x007b</text:p>
          </table:table-cell>
          <table:table-cell table:number-columns-repeated="2" office:value-type="string">
            <text:p>0x007a</text:p>
          </table:table-cell>
          <table:table-cell/>
          <table:table-cell office:value-type="string">
            <text:p><text:s/>/* 2fb0 */</text:p>
          </table:table-cell>
        </table:table-row>
        <table:table-row table:style-name="ro4">
          <table:table-cell/>
          <table:table-cell table:number-columns-repeated="2" office:value-type="string">
            <text:p>0x0079</text:p>
          </table:table-cell>
          <table:table-cell table:number-columns-repeated="2" office:value-type="string">
            <text:p>0x0078</text:p>
          </table:table-cell>
          <table:table-cell table:number-columns-repeated="3" office:value-type="string">
            <text:p>0x0077</text:p>
          </table:table-cell>
          <table:table-cell office:value-type="string">
            <text:p>0x0076</text:p>
          </table:table-cell>
          <table:table-cell/>
          <table:table-cell office:value-type="string">
            <text:p><text:s/>/* 2fb8 */</text:p>
          </table:table-cell>
        </table:table-row>
        <table:table-row table:style-name="ro4">
          <table:table-cell/>
          <table:table-cell office:value-type="string">
            <text:p>0x0076</text:p>
          </table:table-cell>
          <table:table-cell table:number-columns-repeated="2" office:value-type="string">
            <text:p>0x0075</text:p>
          </table:table-cell>
          <table:table-cell table:number-columns-repeated="3" office:value-type="string">
            <text:p>0x0074</text:p>
          </table:table-cell>
          <table:table-cell table:number-columns-repeated="2" office:value-type="string">
            <text:p>0x0073</text:p>
          </table:table-cell>
          <table:table-cell/>
          <table:table-cell office:value-type="string">
            <text:p><text:s/>/* 2fc0 */</text:p>
          </table:table-cell>
        </table:table-row>
        <table:table-row table:style-name="ro4">
          <table:table-cell/>
          <table:table-cell office:value-type="string">
            <text:p>0x0073</text:p>
          </table:table-cell>
          <table:table-cell table:number-columns-repeated="2" office:value-type="string">
            <text:p>0x0072</text:p>
          </table:table-cell>
          <table:table-cell table:number-columns-repeated="3" office:value-type="string">
            <text:p>0x0071</text:p>
          </table:table-cell>
          <table:table-cell table:number-columns-repeated="2" office:value-type="string">
            <text:p>0x0070</text:p>
          </table:table-cell>
          <table:table-cell/>
          <table:table-cell office:value-type="string">
            <text:p><text:s/>/* 2fc8 */</text:p>
          </table:table-cell>
        </table:table-row>
        <table:table-row table:style-name="ro4">
          <table:table-cell/>
          <table:table-cell table:number-columns-repeated="3" office:value-type="string">
            <text:p>0x006f</text:p>
          </table:table-cell>
          <table:table-cell table:number-columns-repeated="3" office:value-type="string">
            <text:p>0x006e</text:p>
          </table:table-cell>
          <table:table-cell table:number-columns-repeated="2" office:value-type="string">
            <text:p>0x006d</text:p>
          </table:table-cell>
          <table:table-cell/>
          <table:table-cell office:value-type="string">
            <text:p><text:s/>/* 2fd0 */</text:p>
          </table:table-cell>
        </table:table-row>
        <table:table-row table:style-name="ro4">
          <table:table-cell/>
          <table:table-cell table:number-columns-repeated="3" office:value-type="string">
            <text:p>0x006c</text:p>
          </table:table-cell>
          <table:table-cell table:number-columns-repeated="3" office:value-type="string">
            <text:p>0x006b</text:p>
          </table:table-cell>
          <table:table-cell table:number-columns-repeated="2" office:value-type="string">
            <text:p>0x006a</text:p>
          </table:table-cell>
          <table:table-cell/>
          <table:table-cell office:value-type="string">
            <text:p><text:s/>/* 2fd8 */</text:p>
          </table:table-cell>
        </table:table-row>
        <table:table-row table:style-name="ro4">
          <table:table-cell/>
          <table:table-cell office:value-type="string">
            <text:p>0x006a</text:p>
          </table:table-cell>
          <table:table-cell table:number-columns-repeated="3" office:value-type="string">
            <text:p>0x0069</text:p>
          </table:table-cell>
          <table:table-cell table:number-columns-repeated="2" office:value-type="string">
            <text:p>0x0068</text:p>
          </table:table-cell>
          <table:table-cell table:number-columns-repeated="2" office:value-type="string">
            <text:p>0x0067</text:p>
          </table:table-cell>
          <table:table-cell/>
          <table:table-cell office:value-type="string">
            <text:p><text:s/>/* 2fe0 */</text:p>
          </table:table-cell>
        </table:table-row>
        <table:table-row table:style-name="ro4">
          <table:table-cell/>
          <table:table-cell office:value-type="string">
            <text:p>0x0067</text:p>
          </table:table-cell>
          <table:table-cell table:number-columns-repeated="4" office:value-type="string">
            <text:p>0x0066</text:p>
          </table:table-cell>
          <table:table-cell table:number-columns-repeated="3" office:value-type="string">
            <text:p>0x0065</text:p>
          </table:table-cell>
          <table:table-cell/>
          <table:table-cell office:value-type="string">
            <text:p><text:s/>/* 2fe8 */</text:p>
          </table:table-cell>
        </table:table-row>
        <table:table-row table:style-name="ro4">
          <table:table-cell/>
          <table:table-cell table:number-columns-repeated="3" office:value-type="string">
            <text:p>0x0064</text:p>
          </table:table-cell>
          <table:table-cell table:number-columns-repeated="3" office:value-type="string">
            <text:p>0x0063</text:p>
          </table:table-cell>
          <table:table-cell table:number-columns-repeated="2" office:value-type="string">
            <text:p>0x0062</text:p>
          </table:table-cell>
          <table:table-cell/>
          <table:table-cell office:value-type="string">
            <text:p><text:s/>/* 2ff0 */</text:p>
          </table:table-cell>
        </table:table-row>
        <table:table-row table:style-name="ro4">
          <table:table-cell/>
          <table:table-cell office:value-type="string">
            <text:p>0x0062</text:p>
          </table:table-cell>
          <table:table-cell table:number-columns-repeated="4" office:value-type="string">
            <text:p>0x0061</text:p>
          </table:table-cell>
          <table:table-cell table:number-columns-repeated="3" office:value-type="string">
            <text:p>0x0060</text:p>
          </table:table-cell>
          <table:table-cell/>
          <table:table-cell office:value-type="string">
            <text:p><text:s/>/* 2ff8 */</text:p>
          </table:table-cell>
        </table:table-row>
        <table:table-row table:style-name="ro4">
          <table:table-cell/>
          <table:table-cell office:value-type="string">
            <text:p>0x0060</text:p>
          </table:table-cell>
          <table:table-cell table:number-columns-repeated="4" office:value-type="string">
            <text:p>0x005f</text:p>
          </table:table-cell>
          <table:table-cell table:number-columns-repeated="3" office:value-type="string">
            <text:p>0x005e</text:p>
          </table:table-cell>
          <table:table-cell/>
          <table:table-cell office:value-type="string">
            <text:p><text:s/>/* 3000 */</text:p>
          </table:table-cell>
        </table:table-row>
        <table:table-row table:style-name="ro4">
          <table:table-cell/>
          <table:table-cell office:value-type="string">
            <text:p>0x005e</text:p>
          </table:table-cell>
          <table:table-cell table:number-columns-repeated="3" office:value-type="string">
            <text:p>0x005d</text:p>
          </table:table-cell>
          <table:table-cell table:number-columns-repeated="4" office:value-type="string">
            <text:p>0x005c</text:p>
          </table:table-cell>
          <table:table-cell/>
          <table:table-cell office:value-type="string">
            <text:p><text:s/>/* 3008 */</text:p>
          </table:table-cell>
        </table:table-row>
        <table:table-row table:style-name="ro4">
          <table:table-cell/>
          <table:table-cell table:number-columns-repeated="4" office:value-type="string">
            <text:p>0x005b</text:p>
          </table:table-cell>
          <table:table-cell table:number-columns-repeated="4" office:value-type="string">
            <text:p>0x005a</text:p>
          </table:table-cell>
          <table:table-cell/>
          <table:table-cell office:value-type="string">
            <text:p><text:s/>/* 3010 */</text:p>
          </table:table-cell>
        </table:table-row>
        <table:table-row table:style-name="ro4">
          <table:table-cell/>
          <table:table-cell table:number-columns-repeated="4" office:value-type="string">
            <text:p>0x0059</text:p>
          </table:table-cell>
          <table:table-cell table:number-columns-repeated="4" office:value-type="string">
            <text:p>0x0058</text:p>
          </table:table-cell>
          <table:table-cell/>
          <table:table-cell office:value-type="string">
            <text:p><text:s/>/* 3018 */</text:p>
          </table:table-cell>
        </table:table-row>
        <table:table-row table:style-name="ro4">
          <table:table-cell/>
          <table:table-cell table:number-columns-repeated="4" office:value-type="string">
            <text:p>0x0057</text:p>
          </table:table-cell>
          <table:table-cell table:number-columns-repeated="4" office:value-type="string">
            <text:p>0x0056</text:p>
          </table:table-cell>
          <table:table-cell/>
          <table:table-cell office:value-type="string">
            <text:p><text:s/>/* 3020 */</text:p>
          </table:table-cell>
        </table:table-row>
        <table:table-row table:style-name="ro4">
          <table:table-cell/>
          <table:table-cell table:number-columns-repeated="5" office:value-type="string">
            <text:p>0x0055</text:p>
          </table:table-cell>
          <table:table-cell table:number-columns-repeated="3" office:value-type="string">
            <text:p>0x0054</text:p>
          </table:table-cell>
          <table:table-cell/>
          <table:table-cell office:value-type="string">
            <text:p><text:s/>/* 3028 */</text:p>
          </table:table-cell>
        </table:table-row>
        <table:table-row table:style-name="ro4">
          <table:table-cell/>
          <table:table-cell office:value-type="string">
            <text:p>0x0054</text:p>
          </table:table-cell>
          <table:table-cell table:number-columns-repeated="5" office:value-type="string">
            <text:p>0x0053</text:p>
          </table:table-cell>
          <table:table-cell table:number-columns-repeated="2" office:value-type="string">
            <text:p>0x0052</text:p>
          </table:table-cell>
          <table:table-cell/>
          <table:table-cell office:value-type="string">
            <text:p><text:s/>/* 3030 */</text:p>
          </table:table-cell>
        </table:table-row>
        <table:table-row table:style-name="ro4">
          <table:table-cell/>
          <table:table-cell table:number-columns-repeated="3" office:value-type="string">
            <text:p>0x0052</text:p>
          </table:table-cell>
          <table:table-cell table:number-columns-repeated="5" office:value-type="string">
            <text:p>0x0051</text:p>
          </table:table-cell>
          <table:table-cell/>
          <table:table-cell office:value-type="string">
            <text:p><text:s/>/* 3038 */</text:p>
          </table:table-cell>
        </table:table-row>
        <table:table-row table:style-name="ro3">
          <table:table-cell/>
          <table:table-cell table:number-columns-repeated="4" table:style-name="Default" office:value-type="string">
            <text:p>0x0050</text:p>
          </table:table-cell>
          <table:table-cell office:value-type="string">
            <text:p>0x0006</text:p>
          </table:table-cell>
          <table:table-cell table:style-name="Default" office:value-type="string">
            <text:p>0x8006</text:p>
          </table:table-cell>
          <table:table-cell table:style-name="Default" office:value-type="string">
            <text:p>0x004f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3040 */</text:p>
          </table:table-cell>
        </table:table-row>
        <table:table-row table:style-name="ro3">
          <table:table-cell/>
          <table:table-cell table:style-name="Default" office:value-type="string">
            <text:p>0x0005</text:p>
          </table:table-cell>
          <table:table-cell table:number-columns-repeated="5" table:style-name="Default" office:value-type="string">
            <text:p>0x004e</text:p>
          </table:table-cell>
          <table:table-cell office:value-type="string">
            <text:p>0x0006</text:p>
          </table:table-cell>
          <table:table-cell table:style-name="Default" office:value-type="string">
            <text:p>0x8007</text:p>
          </table:table-cell>
          <table:table-cell/>
          <table:table-cell office:value-type="string">
            <text:p><text:s/>/* 3048 */</text:p>
          </table:table-cell>
        </table:table-row>
        <table:table-row table:style-name="ro3">
          <table:table-cell/>
          <table:table-cell table:style-name="Default" office:value-type="string">
            <text:p>0x004d</text:p>
          </table:table-cell>
          <table:table-cell office:value-type="string">
            <text:p>0x0006</text:p>
          </table:table-cell>
          <table:table-cell table:style-name="Default" office:value-type="string">
            <text:p>0x0005</text:p>
          </table:table-cell>
          <table:table-cell table:number-columns-repeated="5" table:style-name="Default" office:value-type="string">
            <text:p>0x004c</text:p>
          </table:table-cell>
          <table:table-cell/>
          <table:table-cell office:value-type="string">
            <text:p><text:s/>/* 3050 */</text:p>
          </table:table-cell>
        </table:table-row>
        <table:table-row table:style-name="ro3">
          <table:table-cell/>
          <table:table-cell office:value-type="string">
            <text:p>0x0006</text:p>
          </table:table-cell>
          <table:table-cell table:style-name="Default" office:value-type="string">
            <text:p>0x8006</text:p>
          </table:table-cell>
          <table:table-cell table:style-name="Default" office:value-type="string">
            <text:p>0x004b</text:p>
          </table:table-cell>
          <table:table-cell office:value-type="string">
            <text:p>0x0006</text:p>
          </table:table-cell>
          <table:table-cell table:style-name="Default" office:value-type="string">
            <text:p>0x8006</text:p>
          </table:table-cell>
          <table:table-cell table:style-name="Default" office:value-type="string">
            <text:p>0x004a</text:p>
          </table:table-cell>
          <table:table-cell office:value-type="string">
            <text:p>0x0006</text:p>
          </table:table-cell>
          <table:table-cell table:style-name="Default" office:value-type="string">
            <text:p>0x8006</text:p>
          </table:table-cell>
          <table:table-cell/>
          <table:table-cell office:value-type="string">
            <text:p><text:s/>/* 3058 */</text:p>
          </table:table-cell>
        </table:table-row>
        <table:table-row table:style-name="ro3">
          <table:table-cell/>
          <table:table-cell table:style-name="Default" office:value-type="string">
            <text:p>0x0049</text:p>
          </table:table-cell>
          <table:table-cell office:value-type="string">
            <text:p>0x0006</text:p>
          </table:table-cell>
          <table:table-cell table:style-name="Default" office:value-type="string">
            <text:p>0x8006</text:p>
          </table:table-cell>
          <table:table-cell table:style-name="Default" office:value-type="string">
            <text:p>0x0048</text:p>
          </table:table-cell>
          <table:table-cell office:value-type="string">
            <text:p>0x0006</text:p>
          </table:table-cell>
          <table:table-cell table:style-name="Default" office:value-type="string">
            <text:p>0x8006</text:p>
          </table:table-cell>
          <table:table-cell table:style-name="Default" office:value-type="string">
            <text:p>0x0047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3060 */</text:p>
          </table:table-cell>
        </table:table-row>
        <table:table-row table:style-name="ro3">
          <table:table-cell/>
          <table:table-cell table:style-name="Default" office:value-type="string">
            <text:p>0x8007</text:p>
          </table:table-cell>
          <table:table-cell table:style-name="Default" office:value-type="string">
            <text:p>0x0046</text:p>
          </table:table-cell>
          <table:table-cell office:value-type="string">
            <text:p>0x0006</text:p>
          </table:table-cell>
          <table:table-cell table:style-name="Default" office:value-type="string">
            <text:p>0x8007</text:p>
          </table:table-cell>
          <table:table-cell table:style-name="Default" office:value-type="string">
            <text:p>0x0045</text:p>
          </table:table-cell>
          <table:table-cell office:value-type="string">
            <text:p>0x0006</text:p>
          </table:table-cell>
          <table:table-cell table:style-name="Default" office:value-type="string">
            <text:p>0x8006</text:p>
          </table:table-cell>
          <table:table-cell table:style-name="Default" office:value-type="string">
            <text:p>0x0044</text:p>
          </table:table-cell>
          <table:table-cell/>
          <table:table-cell office:value-type="string">
            <text:p><text:s/>/* 3068 */</text:p>
          </table:table-cell>
        </table:table-row>
        <table:table-row table:style-name="ro3">
          <table:table-cell/>
          <table:table-cell office:value-type="string">
            <text:p>0x0006</text:p>
          </table:table-cell>
          <table:table-cell table:style-name="Default" office:value-type="string">
            <text:p>0x8007</text:p>
          </table:table-cell>
          <table:table-cell table:style-name="Default" office:value-type="string">
            <text:p>0x0043</text:p>
          </table:table-cell>
          <table:table-cell office:value-type="string">
            <text:p>0x0006</text:p>
          </table:table-cell>
          <table:table-cell table:style-name="Default" office:value-type="string">
            <text:p>0x8008</text:p>
          </table:table-cell>
          <table:table-cell table:style-name="Default" office:value-type="string">
            <text:p>0x0042</text:p>
          </table:table-cell>
          <table:table-cell office:value-type="string">
            <text:p>0x0006</text:p>
          </table:table-cell>
          <table:table-cell table:style-name="Default" office:value-type="string">
            <text:p>0x8007</text:p>
          </table:table-cell>
          <table:table-cell/>
          <table:table-cell office:value-type="string">
            <text:p><text:s/>/* 3070 */</text:p>
          </table:table-cell>
        </table:table-row>
        <table:table-row table:style-name="ro3">
          <table:table-cell/>
          <table:table-cell table:style-name="Default" office:value-type="string">
            <text:p>0x0041</text:p>
          </table:table-cell>
          <table:table-cell office:value-type="string">
            <text:p>0x0006</text:p>
          </table:table-cell>
          <table:table-cell table:style-name="Default" office:value-type="string">
            <text:p>0x8008</text:p>
          </table:table-cell>
          <table:table-cell table:style-name="Default" office:value-type="string">
            <text:p>0x0040</text:p>
          </table:table-cell>
          <table:table-cell office:value-type="string">
            <text:p>0x0006</text:p>
          </table:table-cell>
          <table:table-cell table:style-name="Default" office:value-type="string">
            <text:p>0x8008</text:p>
          </table:table-cell>
          <table:table-cell table:style-name="Default" office:value-type="string">
            <text:p>0x003f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3078 */</text:p>
          </table:table-cell>
        </table:table-row>
        <table:table-row table:style-name="ro3">
          <table:table-cell/>
          <table:table-cell table:style-name="Default" office:value-type="string">
            <text:p>0x8008</text:p>
          </table:table-cell>
          <table:table-cell table:style-name="Default" office:value-type="string">
            <text:p>0x003e</text:p>
          </table:table-cell>
          <table:table-cell office:value-type="string">
            <text:p>0x0006</text:p>
          </table:table-cell>
          <table:table-cell table:style-name="Default" office:value-type="string">
            <text:p>0x8009</text:p>
          </table:table-cell>
          <table:table-cell table:style-name="Default" office:value-type="string">
            <text:p>0x003d</text:p>
          </table:table-cell>
          <table:table-cell office:value-type="string">
            <text:p>0x0006</text:p>
          </table:table-cell>
          <table:table-cell table:style-name="Default" office:value-type="string">
            <text:p>0x8008</text:p>
          </table:table-cell>
          <table:table-cell table:style-name="Default" office:value-type="string">
            <text:p>0x003c</text:p>
          </table:table-cell>
          <table:table-cell/>
          <table:table-cell office:value-type="string">
            <text:p><text:s/>/* 3080 */</text:p>
          </table:table-cell>
        </table:table-row>
        <table:table-row table:style-name="ro3">
          <table:table-cell/>
          <table:table-cell office:value-type="string">
            <text:p>0x0006</text:p>
          </table:table-cell>
          <table:table-cell table:style-name="Default" office:value-type="string">
            <text:p>0x800a</text:p>
          </table:table-cell>
          <table:table-cell table:style-name="Default" office:value-type="string">
            <text:p>0x003b</text:p>
          </table:table-cell>
          <table:table-cell office:value-type="string">
            <text:p>0x0006</text:p>
          </table:table-cell>
          <table:table-cell table:style-name="Default" office:value-type="string">
            <text:p>0x8009</text:p>
          </table:table-cell>
          <table:table-cell table:style-name="Default" office:value-type="string">
            <text:p>0x003a</text:p>
          </table:table-cell>
          <table:table-cell office:value-type="string">
            <text:p>0x0006</text:p>
          </table:table-cell>
          <table:table-cell table:style-name="Default" office:value-type="string">
            <text:p>0x800d</text:p>
          </table:table-cell>
          <table:table-cell/>
          <table:table-cell office:value-type="string">
            <text:p><text:s/>/* 3088 */</text:p>
          </table:table-cell>
        </table:table-row>
        <table:table-row table:style-name="ro3">
          <table:table-cell/>
          <table:table-cell table:style-name="Default" office:value-type="string">
            <text:p>0x0039</text:p>
          </table:table-cell>
          <table:table-cell office:value-type="string">
            <text:p>0x0006</text:p>
          </table:table-cell>
          <table:table-cell table:style-name="Default" office:value-type="string">
            <text:p>0x800a</text:p>
          </table:table-cell>
          <table:table-cell table:style-name="Default" office:value-type="string">
            <text:p>0x0038</text:p>
          </table:table-cell>
          <table:table-cell office:value-type="string">
            <text:p>0x0006</text:p>
          </table:table-cell>
          <table:table-cell table:style-name="Default" office:value-type="string">
            <text:p>0x800b</text:p>
          </table:table-cell>
          <table:table-cell table:style-name="Default" office:value-type="string">
            <text:p>0x0037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3090 */</text:p>
          </table:table-cell>
        </table:table-row>
        <table:table-row table:style-name="ro3">
          <table:table-cell/>
          <table:table-cell table:style-name="Default" office:value-type="string">
            <text:p>0x800a</text:p>
          </table:table-cell>
          <table:table-cell table:style-name="Default" office:value-type="string">
            <text:p>0x0036</text:p>
          </table:table-cell>
          <table:table-cell office:value-type="string">
            <text:p>0x0006</text:p>
          </table:table-cell>
          <table:table-cell table:style-name="Default" office:value-type="string">
            <text:p>0x800c</text:p>
          </table:table-cell>
          <table:table-cell table:style-name="Default" office:value-type="string">
            <text:p>0x0035</text:p>
          </table:table-cell>
          <table:table-cell office:value-type="string">
            <text:p>0x0006</text:p>
          </table:table-cell>
          <table:table-cell table:style-name="Default" office:value-type="string">
            <text:p>0x800b</text:p>
          </table:table-cell>
          <table:table-cell table:style-name="Default" office:value-type="string">
            <text:p>0x0034</text:p>
          </table:table-cell>
          <table:table-cell/>
          <table:table-cell office:value-type="string">
            <text:p><text:s/>/* 3098 */</text:p>
          </table:table-cell>
        </table:table-row>
        <table:table-row table:style-name="ro3">
          <table:table-cell/>
          <table:table-cell office:value-type="string">
            <text:p>0x0006</text:p>
          </table:table-cell>
          <table:table-cell table:style-name="Default" office:value-type="string">
            <text:p>0x800d</text:p>
          </table:table-cell>
          <table:table-cell table:style-name="Default" office:value-type="string">
            <text:p>0x0033</text:p>
          </table:table-cell>
          <table:table-cell office:value-type="string">
            <text:p>0x0006</text:p>
          </table:table-cell>
          <table:table-cell table:style-name="Default" office:value-type="string">
            <text:p>0x800c</text:p>
          </table:table-cell>
          <table:table-cell table:style-name="Default" office:value-type="string">
            <text:p>0x0032</text:p>
          </table:table-cell>
          <table:table-cell office:value-type="string">
            <text:p>0x0006</text:p>
          </table:table-cell>
          <table:table-cell table:style-name="Default" office:value-type="string">
            <text:p>0x800d</text:p>
          </table:table-cell>
          <table:table-cell/>
          <table:table-cell office:value-type="string">
            <text:p><text:s/>/* 30a0 */</text:p>
          </table:table-cell>
        </table:table-row>
        <table:table-row table:style-name="ro3">
          <table:table-cell/>
          <table:table-cell table:style-name="Default" office:value-type="string">
            <text:p>0x0031</text:p>
          </table:table-cell>
          <table:table-cell office:value-type="string">
            <text:p>0x0006</text:p>
          </table:table-cell>
          <table:table-cell table:style-name="Default" office:value-type="string">
            <text:p>0x800e</text:p>
          </table:table-cell>
          <table:table-cell table:style-name="Default" office:value-type="string">
            <text:p>0x0030</text:p>
          </table:table-cell>
          <table:table-cell office:value-type="string">
            <text:p>0x0006</text:p>
          </table:table-cell>
          <table:table-cell table:style-name="Default" office:value-type="string">
            <text:p>0x800e</text:p>
          </table:table-cell>
          <table:table-cell table:style-name="Default" office:value-type="string">
            <text:p>0x002f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30a8 */</text:p>
          </table:table-cell>
        </table:table-row>
        <table:table-row table:style-name="ro3">
          <table:table-cell/>
          <table:table-cell table:style-name="Default" office:value-type="string">
            <text:p>0x800f</text:p>
          </table:table-cell>
          <table:table-cell table:style-name="Default" office:value-type="string">
            <text:p>0x002e</text:p>
          </table:table-cell>
          <table:table-cell office:value-type="string">
            <text:p>0x0006</text:p>
          </table:table-cell>
          <table:table-cell table:style-name="Default" office:value-type="string">
            <text:p>0x8010</text:p>
          </table:table-cell>
          <table:table-cell table:style-name="Default" office:value-type="string">
            <text:p>0x002d</text:p>
          </table:table-cell>
          <table:table-cell office:value-type="string">
            <text:p>0x0006</text:p>
          </table:table-cell>
          <table:table-cell table:style-name="Default" office:value-type="string">
            <text:p>0x8010</text:p>
          </table:table-cell>
          <table:table-cell table:style-name="Default" office:value-type="string">
            <text:p>0x002c</text:p>
          </table:table-cell>
          <table:table-cell/>
          <table:table-cell office:value-type="string">
            <text:p><text:s/>/* 30b0 */</text:p>
          </table:table-cell>
        </table:table-row>
        <table:table-row table:style-name="ro3">
          <table:table-cell/>
          <table:table-cell office:value-type="string">
            <text:p>0x0006</text:p>
          </table:table-cell>
          <table:table-cell table:style-name="Default" office:value-type="string">
            <text:p>0x8011</text:p>
          </table:table-cell>
          <table:table-cell table:style-name="Default" office:value-type="string">
            <text:p>0x002b</text:p>
          </table:table-cell>
          <table:table-cell office:value-type="string">
            <text:p>0x0006</text:p>
          </table:table-cell>
          <table:table-cell table:style-name="Default" office:value-type="string">
            <text:p>0x8012</text:p>
          </table:table-cell>
          <table:table-cell table:style-name="Default" office:value-type="string">
            <text:p>0x002a</text:p>
          </table:table-cell>
          <table:table-cell office:value-type="string">
            <text:p>0x0006</text:p>
          </table:table-cell>
          <table:table-cell table:style-name="Default" office:value-type="string">
            <text:p>0x8012</text:p>
          </table:table-cell>
          <table:table-cell/>
          <table:table-cell office:value-type="string">
            <text:p><text:s/>/* 30b8 */</text:p>
          </table:table-cell>
        </table:table-row>
        <table:table-row table:style-name="ro3">
          <table:table-cell/>
          <table:table-cell table:style-name="Default" office:value-type="string">
            <text:p>0x0029</text:p>
          </table:table-cell>
          <table:table-cell office:value-type="string">
            <text:p>0x0006</text:p>
          </table:table-cell>
          <table:table-cell table:style-name="Default" office:value-type="string">
            <text:p>0x8014</text:p>
          </table:table-cell>
          <table:table-cell table:style-name="Default" office:value-type="string">
            <text:p>0x0028</text:p>
          </table:table-cell>
          <table:table-cell office:value-type="string">
            <text:p>0x0006</text:p>
          </table:table-cell>
          <table:table-cell table:style-name="Default" office:value-type="string">
            <text:p>0x8014</text:p>
          </table:table-cell>
          <table:table-cell table:style-name="Default" office:value-type="string">
            <text:p>0x0027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30c0 */</text:p>
          </table:table-cell>
        </table:table-row>
        <table:table-row table:style-name="ro3">
          <table:table-cell/>
          <table:table-cell table:style-name="Default" office:value-type="string">
            <text:p>0x801d</text:p>
          </table:table-cell>
          <table:table-cell table:style-name="Default" office:value-type="string">
            <text:p>0x0026</text:p>
          </table:table-cell>
          <table:table-cell office:value-type="string">
            <text:p>0x0006</text:p>
          </table:table-cell>
          <table:table-cell table:style-name="Default" office:value-type="string">
            <text:p>0x8017</text:p>
          </table:table-cell>
          <table:table-cell table:style-name="Default" office:value-type="string">
            <text:p>0x0025</text:p>
          </table:table-cell>
          <table:table-cell office:value-type="string">
            <text:p>0x0006</text:p>
          </table:table-cell>
          <table:table-cell table:style-name="Default" office:value-type="string">
            <text:p>0x8019</text:p>
          </table:table-cell>
          <table:table-cell table:style-name="Default" office:value-type="string">
            <text:p>0x0024</text:p>
          </table:table-cell>
          <table:table-cell/>
          <table:table-cell office:value-type="string">
            <text:p><text:s/>/* 30c8 */</text:p>
          </table:table-cell>
        </table:table-row>
        <table:table-row table:style-name="ro3">
          <table:table-cell/>
          <table:table-cell office:value-type="string">
            <text:p>0x0006</text:p>
          </table:table-cell>
          <table:table-cell table:style-name="Default" office:value-type="string">
            <text:p>0x8019</text:p>
          </table:table-cell>
          <table:table-cell table:style-name="Default" office:value-type="string">
            <text:p>0x0023</text:p>
          </table:table-cell>
          <table:table-cell office:value-type="string">
            <text:p>0x0006</text:p>
          </table:table-cell>
          <table:table-cell table:style-name="Default" office:value-type="string">
            <text:p>0x801c</text:p>
          </table:table-cell>
          <table:table-cell table:style-name="Default" office:value-type="string">
            <text:p>0x0022</text:p>
          </table:table-cell>
          <table:table-cell office:value-type="string">
            <text:p>0x0006</text:p>
          </table:table-cell>
          <table:table-cell table:style-name="Default" office:value-type="string">
            <text:p>0x801d</text:p>
          </table:table-cell>
          <table:table-cell/>
          <table:table-cell office:value-type="string">
            <text:p><text:s/>/* 30d0 */</text:p>
          </table:table-cell>
        </table:table-row>
        <table:table-row table:style-name="ro3">
          <table:table-cell/>
          <table:table-cell table:style-name="Default" office:value-type="string">
            <text:p>0x0021</text:p>
          </table:table-cell>
          <table:table-cell office:value-type="string">
            <text:p>0x0006</text:p>
          </table:table-cell>
          <table:table-cell table:style-name="Default" office:value-type="string">
            <text:p>0x801c</text:p>
          </table:table-cell>
          <table:table-cell table:style-name="Default" office:value-type="string">
            <text:p>0x0020</text:p>
          </table:table-cell>
          <table:table-cell office:value-type="string">
            <text:p>0x0006</text:p>
          </table:table-cell>
          <table:table-cell table:style-name="Default" office:value-type="string">
            <text:p>0x0040</text:p>
          </table:table-cell>
          <table:table-cell table:style-name="Default" office:value-type="string">
            <text:p>0x4000</text:p>
          </table:table-cell>
          <table:table-cell table:style-name="Default" office:value-type="string">
            <text:p>0x440c</text:p>
          </table:table-cell>
          <table:table-cell/>
          <table:table-cell office:value-type="string">
            <text:p><text:s/>/* 30d8 */</text:p>
          </table:table-cell>
        </table:table-row>
        <table:table-row table:style-name="ro1">
          <table:table-cell/>
          <table:table-cell table:style-name="Default" office:value-type="string">
            <text:p>0x480f</text:p>
          </table:table-cell>
          <table:table-cell table:style-name="Default" office:value-type="string">
            <text:p>0x4c03</text:p>
          </table:table-cell>
          <table:table-cell table:style-name="Default" office:value-type="string">
            <text:p>0x4fdf</text:p>
          </table:table-cell>
          <table:table-cell table:style-name="Default" office:value-type="string">
            <text:p>0x539c</text:p>
          </table:table-cell>
          <table:table-cell table:style-name="Default" office:value-type="string">
            <text:p>0x5735</text:p>
          </table:table-cell>
          <table:table-cell table:style-name="Default" office:value-type="string">
            <text:p>0x5aa5</text:p>
          </table:table-cell>
          <table:table-cell table:style-name="Default" office:value-type="string">
            <text:p>0x5de7</text:p>
          </table:table-cell>
          <table:table-cell table:style-name="Default" office:value-type="string">
            <text:p>0x60fa</text:p>
          </table:table-cell>
          <table:table-cell/>
          <table:table-cell office:value-type="string">
            <text:p><text:s/>/* 30e0 */</text:p>
          </table:table-cell>
        </table:table-row>
        <table:table-row table:style-name="ro4">
          <table:table-cell/>
          <table:table-cell office:value-type="string">
            <text:p>0x63db</text:p>
          </table:table-cell>
          <table:table-cell office:value-type="string">
            <text:p>0x6689</text:p>
          </table:table-cell>
          <table:table-cell office:value-type="string">
            <text:p>0x6906</text:p>
          </table:table-cell>
          <table:table-cell office:value-type="string">
            <text:p>0x6b50</text:p>
          </table:table-cell>
          <table:table-cell office:value-type="string">
            <text:p>0x6d6b</text:p>
          </table:table-cell>
          <table:table-cell office:value-type="string">
            <text:p>0x6f57</text:p>
          </table:table-cell>
          <table:table-cell office:value-type="string">
            <text:p>0x7117</text:p>
          </table:table-cell>
          <table:table-cell office:value-type="string">
            <text:p>0x72ae</text:p>
          </table:table-cell>
          <table:table-cell/>
          <table:table-cell office:value-type="string">
            <text:p><text:s/>/* 30e8 */</text:p>
          </table:table-cell>
        </table:table-row>
        <table:table-row table:style-name="ro4">
          <table:table-cell/>
          <table:table-cell office:value-type="string">
            <text:p>0x741e</text:p>
          </table:table-cell>
          <table:table-cell office:value-type="string">
            <text:p>0x756a</text:p>
          </table:table-cell>
          <table:table-cell office:value-type="string">
            <text:p>0x7694</text:p>
          </table:table-cell>
          <table:table-cell office:value-type="string">
            <text:p>0x77a0</text:p>
          </table:table-cell>
          <table:table-cell office:value-type="string">
            <text:p>0x7890</text:p>
          </table:table-cell>
          <table:table-cell office:value-type="string">
            <text:p>0x7967</text:p>
          </table:table-cell>
          <table:table-cell office:value-type="string">
            <text:p>0x7a27</text:p>
          </table:table-cell>
          <table:table-cell office:value-type="string">
            <text:p>0x7ad2</text:p>
          </table:table-cell>
          <table:table-cell/>
          <table:table-cell office:value-type="string">
            <text:p><text:s/>/* 30f0 */</text:p>
          </table:table-cell>
        </table:table-row>
        <table:table-row table:style-name="ro4">
          <table:table-cell/>
          <table:table-cell office:value-type="string">
            <text:p>0x7b6a</text:p>
          </table:table-cell>
          <table:table-cell office:value-type="string">
            <text:p>0x7bf1</text:p>
          </table:table-cell>
          <table:table-cell office:value-type="string">
            <text:p>0x7c69</text:p>
          </table:table-cell>
          <table:table-cell office:value-type="string">
            <text:p>0x7cd4</text:p>
          </table:table-cell>
          <table:table-cell office:value-type="string">
            <text:p>0x7d32</text:p>
          </table:table-cell>
          <table:table-cell office:value-type="string">
            <text:p>0x7d86</text:p>
          </table:table-cell>
          <table:table-cell office:value-type="string">
            <text:p>0x7dd0</text:p>
          </table:table-cell>
          <table:table-cell office:value-type="string">
            <text:p>0x7e11</text:p>
          </table:table-cell>
          <table:table-cell/>
          <table:table-cell office:value-type="string">
            <text:p><text:s/>/* 30f8 */</text:p>
          </table:table-cell>
        </table:table-row>
        <table:table-row table:style-name="ro4">
          <table:table-cell/>
          <table:table-cell office:value-type="string">
            <text:p>0x7e4b</text:p>
          </table:table-cell>
          <table:table-cell office:value-type="string">
            <text:p>0x7e7e</text:p>
          </table:table-cell>
          <table:table-cell office:value-type="string">
            <text:p>0x7eac</text:p>
          </table:table-cell>
          <table:table-cell office:value-type="string">
            <text:p>0x7ed4</text:p>
          </table:table-cell>
          <table:table-cell office:value-type="string">
            <text:p>0x7ef7</text:p>
          </table:table-cell>
          <table:table-cell office:value-type="string">
            <text:p>0x7f17</text:p>
          </table:table-cell>
          <table:table-cell office:value-type="string">
            <text:p>0x7f32</text:p>
          </table:table-cell>
          <table:table-cell office:value-type="string">
            <text:p>0x7f4a</text:p>
          </table:table-cell>
          <table:table-cell/>
          <table:table-cell office:value-type="string">
            <text:p><text:s/>/* 3100 */</text:p>
          </table:table-cell>
        </table:table-row>
        <table:table-row table:style-name="ro4">
          <table:table-cell/>
          <table:table-cell office:value-type="string">
            <text:p>0x7f60</text:p>
          </table:table-cell>
          <table:table-cell office:value-type="string">
            <text:p>0x7f73</text:p>
          </table:table-cell>
          <table:table-cell office:value-type="string">
            <text:p>0x7f83</text:p>
          </table:table-cell>
          <table:table-cell office:value-type="string">
            <text:p>0x7f92</text:p>
          </table:table-cell>
          <table:table-cell office:value-type="string">
            <text:p>0x7f9f</text:p>
          </table:table-cell>
          <table:table-cell office:value-type="string">
            <text:p>0x7fab</text:p>
          </table:table-cell>
          <table:table-cell office:value-type="string">
            <text:p>0x7fb4</text:p>
          </table:table-cell>
          <table:table-cell office:value-type="string">
            <text:p>0x7fbe</text:p>
          </table:table-cell>
          <table:table-cell/>
          <table:table-cell office:value-type="string">
            <text:p><text:s/>/* 3108 */</text:p>
          </table:table-cell>
        </table:table-row>
        <table:table-row table:style-name="ro4">
          <table:table-cell/>
          <table:table-cell office:value-type="string">
            <text:p>0x7fc5</text:p>
          </table:table-cell>
          <table:table-cell office:value-type="string">
            <text:p>0x7fcc</text:p>
          </table:table-cell>
          <table:table-cell office:value-type="string">
            <text:p>0x7fd2</text:p>
          </table:table-cell>
          <table:table-cell office:value-type="string">
            <text:p>0x7fd8</text:p>
          </table:table-cell>
          <table:table-cell office:value-type="string">
            <text:p>0x7fdc</text:p>
          </table:table-cell>
          <table:table-cell office:value-type="string">
            <text:p>0x7fe1</text:p>
          </table:table-cell>
          <table:table-cell office:value-type="string">
            <text:p>0x7fe4</text:p>
          </table:table-cell>
          <table:table-cell office:value-type="string">
            <text:p>0x7fe8</text:p>
          </table:table-cell>
          <table:table-cell/>
          <table:table-cell office:value-type="string">
            <text:p><text:s/>/* 3110 */</text:p>
          </table:table-cell>
        </table:table-row>
        <table:table-row table:style-name="ro4">
          <table:table-cell/>
          <table:table-cell office:value-type="string">
            <text:p>0x7fea</text:p>
          </table:table-cell>
          <table:table-cell office:value-type="string">
            <text:p>0x7fed</text:p>
          </table:table-cell>
          <table:table-cell office:value-type="string">
            <text:p>0x7fef</text:p>
          </table:table-cell>
          <table:table-cell office:value-type="string">
            <text:p>0x7ff1</text:p>
          </table:table-cell>
          <table:table-cell office:value-type="string">
            <text:p>0x7ff3</text:p>
          </table:table-cell>
          <table:table-cell office:value-type="string">
            <text:p>0x7ff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/>
          <table:table-cell office:value-type="string">
            <text:p><text:s/>/* 3118 */</text:p>
          </table:table-cell>
        </table:table-row>
        <table:table-row table:style-name="ro4">
          <table:table-cell/>
          <table:table-cell office:value-type="string">
            <text:p>0x8e23</text:p>
          </table:table-cell>
          <table:table-cell office:value-type="string">
            <text:p>0x0006</text:p>
          </table:table-cell>
          <table:table-cell office:value-type="string">
            <text:p>0x0020</text:p>
          </table:table-cell>
          <table:table-cell office:value-type="string">
            <text:p>0x3e10</text:p>
          </table:table-cell>
          <table:table-cell office:value-type="string">
            <text:p>0xb803</text:p>
          </table:table-cell>
          <table:table-cell office:value-type="string">
            <text:p>0x3e13</text:p>
          </table:table-cell>
          <table:table-cell office:value-type="string">
            <text:p>0xf80e</text:p>
          </table:table-cell>
          <table:table-cell office:value-type="string">
            <text:p>0x4090</text:p>
          </table:table-cell>
          <table:table-cell/>
          <table:table-cell office:value-type="string">
            <text:p><text:s/>/* 3120 */</text:p>
          </table:table-cell>
        </table:table-row>
        <table:table-row table:style-name="ro4">
          <table:table-cell/>
          <table:table-cell office:value-type="string">
            <text:p>0xb801</text:p>
          </table:table-cell>
          <table:table-cell office:value-type="string">
            <text:p>0xbd86</text:p>
          </table:table-cell>
          <table:table-cell office:value-type="string">
            <text:p>0x380d</text:p>
          </table:table-cell>
          <table:table-cell office:value-type="string">
            <text:p>0x2403</text:p>
          </table:table-cell>
          <table:table-cell office:value-type="string">
            <text:p>0x8a80</text:p>
          </table:table-cell>
          <table:table-cell office:value-type="string">
            <text:p>0x3200</text:p>
          </table:table-cell>
          <table:table-cell office:value-type="string">
            <text:p>0x0801</text:p>
          </table:table-cell>
          <table:table-cell office:value-type="string">
            <text:p>0xf0c2</text:p>
          </table:table-cell>
          <table:table-cell/>
          <table:table-cell office:value-type="string">
            <text:p><text:s/>/* 3128 */</text:p>
          </table:table-cell>
        </table:table-row>
        <table:table-row table:style-name="ro4">
          <table:table-cell/>
          <table:table-cell office:value-type="string">
            <text:p>0x084c</text:p>
          </table:table-cell>
          <table:table-cell office:value-type="string">
            <text:p>0x4dc7</text:p>
          </table:table-cell>
          <table:table-cell office:value-type="string">
            <text:p>0x2021</text:p>
          </table:table-cell>
          <table:table-cell office:value-type="string">
            <text:p>0x0fff</text:p>
          </table:table-cell>
          <table:table-cell office:value-type="string">
            <text:p>0xfe00</text:p>
          </table:table-cell>
          <table:table-cell office:value-type="string">
            <text:p>0xad02</text:p>
          </table:table-cell>
          <table:table-cell office:value-type="string">
            <text:p>0x0024</text:p>
          </table:table-cell>
          <table:table-cell office:value-type="string">
            <text:p>0x3810</text:p>
          </table:table-cell>
          <table:table-cell/>
          <table:table-cell office:value-type="string">
            <text:p><text:s/>/* 3130 */</text:p>
          </table:table-cell>
        </table:table-row>
        <table:table-row table:style-name="ro4">
          <table:table-cell/>
          <table:table-cell office:value-type="string">
            <text:p>0xa440</text:p>
          </table:table-cell>
          <table:table-cell office:value-type="string">
            <text:p>0x3800</text:p>
          </table:table-cell>
          <table:table-cell office:value-type="string">
            <text:p>0xe401</text:p>
          </table:table-cell>
          <table:table-cell office:value-type="string">
            <text:p>0x36f3</text:p>
          </table:table-cell>
          <table:table-cell office:value-type="string">
            <text:p>0x5801</text:p>
          </table:table-cell>
          <table:table-cell office:value-type="string">
            <text:p>0x36f3</text:p>
          </table:table-cell>
          <table:table-cell office:value-type="string">
            <text:p>0xd80e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3138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36f0</text:p>
          </table:table-cell>
          <table:table-cell office:value-type="string">
            <text:p>0x9803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e33</text:p>
          </table:table-cell>
          <table:table-cell office:value-type="string">
            <text:p>0x0006</text:p>
          </table:table-cell>
          <table:table-cell office:value-type="string">
            <text:p>0x0044</text:p>
          </table:table-cell>
          <table:table-cell/>
          <table:table-cell office:value-type="string">
            <text:p><text:s/>/* 3140 */</text:p>
          </table:table-cell>
        </table:table-row>
        <table:table-row table:style-name="ro4">
          <table:table-cell/>
          <table:table-cell office:value-type="string">
            <text:p>0x3e14</text:p>
          </table:table-cell>
          <table:table-cell office:value-type="string">
            <text:p>0x3812</text:p>
          </table:table-cell>
          <table:table-cell office:value-type="string">
            <text:p>0x3e11</text:p>
          </table:table-cell>
          <table:table-cell office:value-type="string">
            <text:p>0xb807</text:p>
          </table:table-cell>
          <table:table-cell office:value-type="string">
            <text:p>0x3e13</text:p>
          </table:table-cell>
          <table:table-cell office:value-type="string">
            <text:p>0xf80e</text:p>
          </table:table-cell>
          <table:table-cell office:value-type="string">
            <text:p>0x4000</text:p>
          </table:table-cell>
          <table:table-cell office:value-type="string">
            <text:p>0x384d</text:p>
          </table:table-cell>
          <table:table-cell/>
          <table:table-cell office:value-type="string">
            <text:p><text:s/>/* 3148 */</text:p>
          </table:table-cell>
        </table:table-row>
        <table:table-row table:style-name="ro4">
          <table:table-cell/>
          <table:table-cell office:value-type="string">
            <text:p>0x4112</text:p>
          </table:table-cell>
          <table:table-cell office:value-type="string">
            <text:p>0x0024</text:p>
          </table:table-cell>
          <table:table-cell office:value-type="string">
            <text:p>0x4295</text:p>
          </table:table-cell>
          <table:table-cell office:value-type="string">
            <text:p>0xe0e1</text:p>
          </table:table-cell>
          <table:table-cell office:value-type="string">
            <text:p>0x0000</text:p>
          </table:table-cell>
          <table:table-cell office:value-type="string">
            <text:p>0x0600</text:p>
          </table:table-cell>
          <table:table-cell office:value-type="string">
            <text:p>0x2803</text:p>
          </table:table-cell>
          <table:table-cell office:value-type="string">
            <text:p>0x9344</text:p>
          </table:table-cell>
          <table:table-cell/>
          <table:table-cell office:value-type="string">
            <text:p><text:s/>/* 3150 */</text:p>
          </table:table-cell>
        </table:table-row>
        <table:table-row table:style-name="ro4">
          <table:table-cell/>
          <table:table-cell office:value-type="string">
            <text:p>0x3301</text:p>
          </table:table-cell>
          <table:table-cell office:value-type="string">
            <text:p>0x8c07</text:p>
          </table:table-cell>
          <table:table-cell office:value-type="string">
            <text:p>0xf5f2</text:p>
          </table:table-cell>
          <table:table-cell office:value-type="string">
            <text:p>0x0024</text:p>
          </table:table-cell>
          <table:table-cell office:value-type="string">
            <text:p>0x6102</text:p>
          </table:table-cell>
          <table:table-cell office:value-type="string">
            <text:p>0x0024</text:p>
          </table:table-cell>
          <table:table-cell office:value-type="string">
            <text:p>0xaf1e</text:p>
          </table:table-cell>
          <table:table-cell office:value-type="string">
            <text:p>0x044c</text:p>
          </table:table-cell>
          <table:table-cell/>
          <table:table-cell office:value-type="string">
            <text:p><text:s/>/* 3158 */</text:p>
          </table:table-cell>
        </table:table-row>
        <table:table-row table:style-name="ro4">
          <table:table-cell/>
          <table:table-cell office:value-type="string">
            <text:p>0x2403</text:p>
          </table:table-cell>
          <table:table-cell office:value-type="string">
            <text:p>0x9382</text:p>
          </table:table-cell>
          <table:table-cell office:value-type="string">
            <text:p>0xb284</text:p>
          </table:table-cell>
          <table:table-cell office:value-type="string">
            <text:p>0x0024</text:p>
          </table:table-cell>
          <table:table-cell office:value-type="string">
            <text:p>0x6812</text:p>
          </table:table-cell>
          <table:table-cell office:value-type="string">
            <text:p>0x07c7</text:p>
          </table:table-cell>
          <table:table-cell office:value-type="string">
            <text:p>0x6172</text:p>
          </table:table-cell>
          <table:table-cell office:value-type="string">
            <text:p>0x0447</text:p>
          </table:table-cell>
          <table:table-cell/>
          <table:table-cell office:value-type="string">
            <text:p><text:s/>/* 3160 */</text:p>
          </table:table-cell>
        </table:table-row>
        <table:table-row table:style-name="ro4">
          <table:table-cell/>
          <table:table-cell office:value-type="string">
            <text:p>0xfefc</text:p>
          </table:table-cell>
          <table:table-cell office:value-type="string">
            <text:p>0x0024</text:p>
          </table:table-cell>
          <table:table-cell office:value-type="string">
            <text:p>0x48be</text:p>
          </table:table-cell>
          <table:table-cell office:value-type="string">
            <text:p>0x0024</text:p>
          </table:table-cell>
          <table:table-cell office:value-type="string">
            <text:p>0xaf1e</text:p>
          </table:table-cell>
          <table:table-cell office:value-type="string">
            <text:p>0x0024</text:p>
          </table:table-cell>
          <table:table-cell office:value-type="string">
            <text:p>0xf7fe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3168 */</text:p>
          </table:table-cell>
        </table:table-row>
        <table:table-row table:style-name="ro4">
          <table:table-cell/>
          <table:table-cell office:value-type="string">
            <text:p>0x4244</text:p>
          </table:table-cell>
          <table:table-cell office:value-type="string">
            <text:p>0x2c07</text:p>
          </table:table-cell>
          <table:table-cell office:value-type="string">
            <text:p>0x625c</text:p>
          </table:table-cell>
          <table:table-cell office:value-type="string">
            <text:p>0xac63</text:p>
          </table:table-cell>
          <table:table-cell office:value-type="string">
            <text:p>0x3301</text:p>
          </table:table-cell>
          <table:table-cell office:value-type="string">
            <text:p>0x8c07</text:p>
          </table:table-cell>
          <table:table-cell office:value-type="string">
            <text:p>0x2803</text:p>
          </table:table-cell>
          <table:table-cell office:value-type="string">
            <text:p>0x9348</text:p>
          </table:table-cell>
          <table:table-cell/>
          <table:table-cell office:value-type="string">
            <text:p><text:s/>/* 3170 */</text:p>
          </table:table-cell>
        </table:table-row>
        <table:table-row table:style-name="ro4">
          <table:table-cell/>
          <table:table-cell office:value-type="string">
            <text:p>0xf5f2</text:p>
          </table:table-cell>
          <table:table-cell office:value-type="string">
            <text:p>0x9810</text:p>
          </table:table-cell>
          <table:table-cell office:value-type="string">
            <text:p>0x6254</text:p>
          </table:table-cell>
          <table:table-cell office:value-type="string">
            <text:p>0x1810</text:p>
          </table:table-cell>
          <table:table-cell office:value-type="string">
            <text:p>0x6102</text:p>
          </table:table-cell>
          <table:table-cell office:value-type="string">
            <text:p>0x0024</text:p>
          </table:table-cell>
          <table:table-cell office:value-type="string">
            <text:p>0xaf1e</text:p>
          </table:table-cell>
          <table:table-cell office:value-type="string">
            <text:p>0x060c</text:p>
          </table:table-cell>
          <table:table-cell/>
          <table:table-cell office:value-type="string">
            <text:p><text:s/>/* 3178 */</text:p>
          </table:table-cell>
        </table:table-row>
        <table:table-row table:style-name="ro4">
          <table:table-cell/>
          <table:table-cell office:value-type="string">
            <text:p>0x36f3</text:p>
          </table:table-cell>
          <table:table-cell office:value-type="string">
            <text:p>0x0024</text:p>
          </table:table-cell>
          <table:table-cell office:value-type="string">
            <text:p>0x36f3</text:p>
          </table:table-cell>
          <table:table-cell office:value-type="string">
            <text:p>0x4024</text:p>
          </table:table-cell>
          <table:table-cell office:value-type="string">
            <text:p>0x36f3</text:p>
          </table:table-cell>
          <table:table-cell office:value-type="string">
            <text:p>0xd80e</text:p>
          </table:table-cell>
          <table:table-cell office:value-type="string">
            <text:p>0x36f1</text:p>
          </table:table-cell>
          <table:table-cell office:value-type="string">
            <text:p>0x9807</text:p>
          </table:table-cell>
          <table:table-cell/>
          <table:table-cell office:value-type="string">
            <text:p><text:s/>/* 3180 */</text:p>
          </table:table-cell>
        </table:table-row>
        <table:table-row table:style-name="ro4">
          <table:table-cell/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36f4</text:p>
          </table:table-cell>
          <table:table-cell office:value-type="string">
            <text:p>0x1812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e55</text:p>
          </table:table-cell>
          <table:table-cell office:value-type="string">
            <text:p>0x0006</text:p>
          </table:table-cell>
          <table:table-cell/>
          <table:table-cell office:value-type="string">
            <text:p><text:s/>/* 3188 */</text:p>
          </table:table-cell>
        </table:table-row>
        <table:table-row table:style-name="ro4">
          <table:table-cell/>
          <table:table-cell office:value-type="string">
            <text:p>0x0040</text:p>
          </table:table-cell>
          <table:table-cell office:value-type="string">
            <text:p>0x3e14</text:p>
          </table:table-cell>
          <table:table-cell office:value-type="string">
            <text:p>0x3804</text:p>
          </table:table-cell>
          <table:table-cell office:value-type="string">
            <text:p>0x3e13</text:p>
          </table:table-cell>
          <table:table-cell office:value-type="string">
            <text:p>0x7801</text:p>
          </table:table-cell>
          <table:table-cell office:value-type="string">
            <text:p>0x3e10</text:p>
          </table:table-cell>
          <table:table-cell office:value-type="string">
            <text:p>0xb803</text:p>
          </table:table-cell>
          <table:table-cell office:value-type="string">
            <text:p>0x3e11</text:p>
          </table:table-cell>
          <table:table-cell/>
          <table:table-cell office:value-type="string">
            <text:p><text:s/>/* 3190 */</text:p>
          </table:table-cell>
        </table:table-row>
        <table:table-row table:style-name="ro4">
          <table:table-cell/>
          <table:table-cell office:value-type="string">
            <text:p>0xb807</text:p>
          </table:table-cell>
          <table:table-cell office:value-type="string">
            <text:p>0x3e03</text:p>
          </table:table-cell>
          <table:table-cell office:value-type="string">
            <text:p>0xf80e</text:p>
          </table:table-cell>
          <table:table-cell office:value-type="string">
            <text:p>0x0037</text:p>
          </table:table-cell>
          <table:table-cell office:value-type="string">
            <text:p>0x9550</text:p>
          </table:table-cell>
          <table:table-cell office:value-type="string">
            <text:p>0x0000</text:p>
          </table:table-cell>
          <table:table-cell office:value-type="string">
            <text:p>0x0182</text:p>
          </table:table-cell>
          <table:table-cell office:value-type="string">
            <text:p>0xac22</text:p>
          </table:table-cell>
          <table:table-cell/>
          <table:table-cell office:value-type="string">
            <text:p><text:s/>/* 319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0000</text:p>
          </table:table-cell>
          <table:table-cell office:value-type="string">
            <text:p>0x2002</text:p>
          </table:table-cell>
          <table:table-cell office:value-type="string">
            <text:p>0x0000</text:p>
          </table:table-cell>
          <table:table-cell office:value-type="string">
            <text:p>0x018e</text:p>
          </table:table-cell>
          <table:table-cell office:value-type="string">
            <text:p>0x2403</text:p>
          </table:table-cell>
          <table:table-cell office:value-type="string">
            <text:p>0x9a0e</text:p>
          </table:table-cell>
          <table:table-cell office:value-type="string">
            <text:p>0xf400</text:p>
          </table:table-cell>
          <table:table-cell/>
          <table:table-cell office:value-type="string">
            <text:p><text:s/>/* 31a0 */</text:p>
          </table:table-cell>
        </table:table-row>
        <table:table-row table:style-name="ro4">
          <table:table-cell/>
          <table:table-cell office:value-type="string">
            <text:p>0x4403</text:p>
          </table:table-cell>
          <table:table-cell office:value-type="string">
            <text:p>0x3011</text:p>
          </table:table-cell>
          <table:table-cell office:value-type="string">
            <text:p>0x8024</text:p>
          </table:table-cell>
          <table:table-cell office:value-type="string">
            <text:p>0x4328</text:p>
          </table:table-cell>
          <table:table-cell table:style-name="Default" office:value-type="string">
            <text:p>0x0007</text:p>
          </table:table-cell>
          <table:table-cell office:value-type="string">
            <text:p>0x6fce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31a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2803</text:p>
          </table:table-cell>
          <table:table-cell office:value-type="string">
            <text:p>0x9a01</text:p>
          </table:table-cell>
          <table:table-cell office:value-type="string">
            <text:p>0x6326</text:p>
          </table:table-cell>
          <table:table-cell office:value-type="string">
            <text:p>0x0024</text:p>
          </table:table-cell>
          <table:table-cell office:value-type="string">
            <text:p>0x4486</text:p>
          </table:table-cell>
          <table:table-cell office:value-type="string">
            <text:p>0x0024</text:p>
          </table:table-cell>
          <table:table-cell office:value-type="string">
            <text:p>0xf224</text:p>
          </table:table-cell>
          <table:table-cell/>
          <table:table-cell office:value-type="string">
            <text:p><text:s/>/* 31b0 */</text:p>
          </table:table-cell>
        </table:table-row>
        <table:table-row table:style-name="ro4">
          <table:table-cell/>
          <table:table-cell office:value-type="string">
            <text:p>0x40d0</text:p>
          </table:table-cell>
          <table:table-cell office:value-type="string">
            <text:p>0x3011</text:p>
          </table:table-cell>
          <table:table-cell office:value-type="string">
            <text:p>0x8024</text:p>
          </table:table-cell>
          <table:table-cell office:value-type="string">
            <text:p>0x3011</text:p>
          </table:table-cell>
          <table:table-cell office:value-type="string">
            <text:p>0xd80e</text:p>
          </table:table-cell>
          <table:table-cell office:value-type="string">
            <text:p>0x6fc2</text:p>
          </table:table-cell>
          <table:table-cell office:value-type="string">
            <text:p>0x1bcf</text:p>
          </table:table-cell>
          <table:table-cell office:value-type="string">
            <text:p>0x0037</text:p>
          </table:table-cell>
          <table:table-cell/>
          <table:table-cell office:value-type="string">
            <text:p><text:s/>/* 31b8 */</text:p>
          </table:table-cell>
        </table:table-row>
        <table:table-row table:style-name="ro4">
          <table:table-cell/>
          <table:table-cell office:value-type="string">
            <text:p>0x5542</text:p>
          </table:table-cell>
          <table:table-cell office:value-type="string">
            <text:p>0x2803</text:p>
          </table:table-cell>
          <table:table-cell office:value-type="string">
            <text:p>0x9c01</text:p>
          </table:table-cell>
          <table:table-cell office:value-type="string">
            <text:p>0x36f1</text:p>
          </table:table-cell>
          <table:table-cell office:value-type="string">
            <text:p>0x9807</text:p>
          </table:table-cell>
          <table:table-cell office:value-type="string">
            <text:p>0xf400</text:p>
          </table:table-cell>
          <table:table-cell office:value-type="string">
            <text:p>0x4403</text:p>
          </table:table-cell>
          <table:table-cell office:value-type="string">
            <text:p>0x6320</text:p>
          </table:table-cell>
          <table:table-cell/>
          <table:table-cell office:value-type="string">
            <text:p><text:s/>/* 31c0 */</text:p>
          </table:table-cell>
        </table:table-row>
        <table:table-row table:style-name="ro4">
          <table:table-cell/>
          <table:table-cell office:value-type="string">
            <text:p>0x9803</text:p>
          </table:table-cell>
          <table:table-cell office:value-type="string">
            <text:p>0xf200</text:p>
          </table:table-cell>
          <table:table-cell office:value-type="string">
            <text:p>0x1bc2</text:p>
          </table:table-cell>
          <table:table-cell office:value-type="string">
            <text:p>0x36f3</text:p>
          </table:table-cell>
          <table:table-cell office:value-type="string">
            <text:p>0x5801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36f4</text:p>
          </table:table-cell>
          <table:table-cell/>
          <table:table-cell office:value-type="string">
            <text:p><text:s/>/* 31c8 */</text:p>
          </table:table-cell>
        </table:table-row>
        <table:table-row table:style-name="ro4">
          <table:table-cell/>
          <table:table-cell office:value-type="string">
            <text:p>0x180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e75</text:p>
          </table:table-cell>
          <table:table-cell office:value-type="string">
            <text:p>0x0006</text:p>
          </table:table-cell>
          <table:table-cell office:value-type="string">
            <text:p>0x000a</text:p>
          </table:table-cell>
          <table:table-cell office:value-type="string">
            <text:p>0x0000</text:p>
          </table:table-cell>
          <table:table-cell office:value-type="string">
            <text:p>0x0200</text:p>
          </table:table-cell>
          <table:table-cell/>
          <table:table-cell office:value-type="string">
            <text:p><text:s/>/* 31d0 */</text:p>
          </table:table-cell>
        </table:table-row>
        <table:table-row table:style-name="ro4">
          <table:table-cell/>
          <table:table-cell office:value-type="string">
            <text:p>0xb386</text:p>
          </table:table-cell>
          <table:table-cell office:value-type="string">
            <text:p>0x3803</text:p>
          </table:table-cell>
          <table:table-cell office:value-type="string">
            <text:p>0xad06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c320</text:p>
          </table:table-cell>
          <table:table-cell office:value-type="string">
            <text:p>0x1bc3</text:p>
          </table:table-cell>
          <table:table-cell/>
          <table:table-cell office:value-type="string">
            <text:p><text:s/>/* 31d8 */</text:p>
          </table:table-cell>
        </table:table-row>
        <table:table-row table:style-name="ro4">
          <table:table-cell/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e7a</text:p>
          </table:table-cell>
          <table:table-cell office:value-type="string">
            <text:p>0x0006</text:p>
          </table:table-cell>
          <table:table-cell office:value-type="string">
            <text:p>0x0016</text:p>
          </table:table-cell>
          <table:table-cell office:value-type="string">
            <text:p>0xb69e</text:p>
          </table:table-cell>
          <table:table-cell office:value-type="string">
            <text:p>0x41c6</text:p>
          </table:table-cell>
          <table:table-cell office:value-type="string">
            <text:p>0x3e00</text:p>
          </table:table-cell>
          <table:table-cell/>
          <table:table-cell office:value-type="string">
            <text:p><text:s/>/* 31e0 */</text:p>
          </table:table-cell>
        </table:table-row>
        <table:table-row table:style-name="ro4">
          <table:table-cell/>
          <table:table-cell office:value-type="string">
            <text:p>0xb803</text:p>
          </table:table-cell>
          <table:table-cell office:value-type="string">
            <text:p>0x0fff</text:p>
          </table:table-cell>
          <table:table-cell office:value-type="string">
            <text:p>0xfe03</text:p>
          </table:table-cell>
          <table:table-cell office:value-type="string">
            <text:p>0x0000</text:p>
          </table:table-cell>
          <table:table-cell office:value-type="string">
            <text:p>0x3fc2</text:p>
          </table:table-cell>
          <table:table-cell office:value-type="string">
            <text:p>0xaf32</text:p>
          </table:table-cell>
          <table:table-cell office:value-type="string">
            <text:p>0x4083</text:p>
          </table:table-cell>
          <table:table-cell office:value-type="string">
            <text:p>0xbcd2</text:p>
          </table:table-cell>
          <table:table-cell/>
          <table:table-cell office:value-type="string">
            <text:p><text:s/>/* 31e8 */</text:p>
          </table:table-cell>
        </table:table-row>
        <table:table-row table:style-name="ro4">
          <table:table-cell/>
          <table:table-cell office:value-type="string">
            <text:p>0x0024</text:p>
          </table:table-cell>
          <table:table-cell office:value-type="string">
            <text:p>0xbfde</text:p>
          </table:table-cell>
          <table:table-cell office:value-type="string">
            <text:p>0x9803</text:p>
          </table:table-cell>
          <table:table-cell office:value-type="string">
            <text:p>0x0000</text:p>
          </table:table-cell>
          <table:table-cell office:value-type="string">
            <text:p>0x0202</text:p>
          </table:table-cell>
          <table:table-cell office:value-type="string">
            <text:p>0xaf2e</text:p>
          </table:table-cell>
          <table:table-cell office:value-type="string">
            <text:p>0x1bc2</text:p>
          </table:table-cell>
          <table:table-cell office:value-type="string">
            <text:p>0x2000</text:p>
          </table:table-cell>
          <table:table-cell/>
          <table:table-cell office:value-type="string">
            <text:p><text:s/>/* 31f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ccf2</text:p>
          </table:table-cell>
          <table:table-cell office:value-type="string">
            <text:p>0x0024</text:p>
          </table:table-cell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e85</text:p>
          </table:table-cell>
          <table:table-cell office:value-type="string">
            <text:p>0x0006</text:p>
          </table:table-cell>
          <table:table-cell office:value-type="string">
            <text:p>0x0018</text:p>
          </table:table-cell>
          <table:table-cell/>
          <table:table-cell office:value-type="string">
            <text:p><text:s/>/* 31f8 */</text:p>
          </table:table-cell>
        </table:table-row>
        <table:table-row table:style-name="ro4">
          <table:table-cell/>
          <table:table-cell office:value-type="string">
            <text:p>0x4080</text:p>
          </table:table-cell>
          <table:table-cell office:value-type="string">
            <text:p>0x184c</text:p>
          </table:table-cell>
          <table:table-cell office:value-type="string">
            <text:p>0x3e13</text:p>
          </table:table-cell>
          <table:table-cell office:value-type="string">
            <text:p>0x780f</text:p>
          </table:table-cell>
          <table:table-cell office:value-type="string">
            <text:p>0x2803</text:p>
          </table:table-cell>
          <table:table-cell office:value-type="string">
            <text:p>0xa345</text:p>
          </table:table-cell>
          <table:table-cell office:value-type="string">
            <text:p>0x4090</text:p>
          </table:table-cell>
          <table:table-cell office:value-type="string">
            <text:p>0xb80e</text:p>
          </table:table-cell>
          <table:table-cell/>
          <table:table-cell office:value-type="string">
            <text:p><text:s/>/* 3200 */</text:p>
          </table:table-cell>
        </table:table-row>
        <table:table-row table:style-name="ro4">
          <table:table-cell/>
          <table:table-cell office:value-type="string">
            <text:p>0x2403</text:p>
          </table:table-cell>
          <table:table-cell office:value-type="string">
            <text:p>0xa2c0</text:p>
          </table:table-cell>
          <table:table-cell office:value-type="string">
            <text:p>0x3e04</text:p>
          </table:table-cell>
          <table:table-cell office:value-type="string">
            <text:p>0x0440</text:p>
          </table:table-cell>
          <table:table-cell office:value-type="string">
            <text:p>0x3810</text:p>
          </table:table-cell>
          <table:table-cell office:value-type="string">
            <text:p>0x0440</text:p>
          </table:table-cell>
          <table:table-cell office:value-type="string">
            <text:p>0x3604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3208 */</text:p>
          </table:table-cell>
        </table:table-row>
        <table:table-row table:style-name="ro4">
          <table:table-cell/>
          <table:table-cell office:value-type="string">
            <text:p>0x3009</text:p>
          </table:table-cell>
          <table:table-cell office:value-type="string">
            <text:p>0x1bce</text:p>
          </table:table-cell>
          <table:table-cell office:value-type="string">
            <text:p>0x3603</text:p>
          </table:table-cell>
          <table:table-cell office:value-type="string">
            <text:p>0x5bcf</text:p>
          </table:table-cell>
          <table:table-cell office:value-type="string">
            <text:p>0x2000</text:p>
          </table:table-cell>
          <table:table-cell table:number-columns-repeated="2" office:value-type="string">
            <text:p>0x0000</text:p>
          </table:table-cell>
          <table:table-cell office:value-type="string">
            <text:p>0x0024</text:p>
          </table:table-cell>
          <table:table-cell/>
          <table:table-cell office:value-type="string">
            <text:p><text:s/>/* 3210 */</text:p>
          </table:table-cell>
        </table:table-row>
        <table:table-row table:style-name="ro4">
          <table:table-cell/>
          <table:table-cell office:value-type="string">
            <text:p>0x0007</text:p>
          </table:table-cell>
          <table:table-cell office:value-type="string">
            <text:p>0x0001</text:p>
          </table:table-cell>
          <table:table-cell office:value-type="string">
            <text:p>0x8e91</text:p>
          </table:table-cell>
          <table:table-cell office:value-type="string">
            <text:p>0x0006</text:p>
          </table:table-cell>
          <table:table-cell office:value-type="string">
            <text:p>0x0024</text:p>
          </table:table-cell>
          <table:table-cell office:value-type="string">
            <text:p>0x4298</text:p>
          </table:table-cell>
          <table:table-cell office:value-type="string">
            <text:p>0x4117</text:p>
          </table:table-cell>
          <table:table-cell office:value-type="string">
            <text:p>0x0fff</text:p>
          </table:table-cell>
          <table:table-cell/>
          <table:table-cell office:value-type="string">
            <text:p><text:s/>/* 3218 */</text:p>
          </table:table-cell>
        </table:table-row>
        <table:table-row table:style-name="ro4">
          <table:table-cell/>
          <table:table-cell office:value-type="string">
            <text:p>0xfc04</text:p>
          </table:table-cell>
          <table:table-cell office:value-type="string">
            <text:p>0x2803</text:p>
          </table:table-cell>
          <table:table-cell office:value-type="string">
            <text:p>0xa698</text:p>
          </table:table-cell>
          <table:table-cell office:value-type="string">
            <text:p>0x6248</text:p>
          </table:table-cell>
          <table:table-cell office:value-type="string">
            <text:p>0x4041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803</text:p>
          </table:table-cell>
          <table:table-cell/>
          <table:table-cell office:value-type="string">
            <text:p><text:s/>/* 3220 */</text:p>
          </table:table-cell>
        </table:table-row>
        <table:table-row table:style-name="ro4">
          <table:table-cell/>
          <table:table-cell office:value-type="string">
            <text:p>0xa848</text:p>
          </table:table-cell>
          <table:table-cell office:value-type="string">
            <text:p>0x0000</text:p>
          </table:table-cell>
          <table:table-cell office:value-type="string">
            <text:p>0x0024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ac22</text:p>
          </table:table-cell>
          <table:table-cell office:value-type="string">
            <text:p>0x45c4</text:p>
          </table:table-cell>
          <table:table-cell office:value-type="string">
            <text:p>0x4c82</text:p>
          </table:table-cell>
          <table:table-cell/>
          <table:table-cell office:value-type="string">
            <text:p><text:s/>/* 3228 */</text:p>
          </table:table-cell>
        </table:table-row>
        <table:table-row table:style-name="ro4">
          <table:table-cell/>
          <table:table-cell office:value-type="string">
            <text:p>0x45c4</text:p>
          </table:table-cell>
          <table:table-cell office:value-type="string">
            <text:p>0x003f</text:p>
          </table:table-cell>
          <table:table-cell office:value-type="string">
            <text:p>0xffc0</text:p>
          </table:table-cell>
          <table:table-cell office:value-type="string">
            <text:p>0x2000</text:p>
          </table:table-cell>
          <table:table-cell office:value-type="string">
            <text:p>0x0014</text:p>
          </table:table-cell>
          <table:table-cell office:value-type="string">
            <text:p>0xf292</text:p>
          </table:table-cell>
          <table:table-cell office:value-type="string">
            <text:p>0x0024</text:p>
          </table:table-cell>
          <table:table-cell office:value-type="string">
            <text:p>0x0000</text:p>
          </table:table-cell>
          <table:table-cell/>
          <table:table-cell office:value-type="string">
            <text:p><text:s/>/* 3230 */</text:p>
          </table:table-cell>
        </table:table-row>
        <table:table-row table:style-name="ro4">
          <table:table-cell/>
          <table:table-cell office:value-type="string">
            <text:p>0x0000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0020</text:p>
          </table:table-cell>
          <table:table-cell table:style-name="Default" office:value-type="string">
            <text:p>0x0001</text:p>
          </table:table-cell>
          <table:table-cell office:value-type="string">
            <text:p>0x2000</text:p>
          </table:table-cell>
          <table:table-cell office:value-type="string">
            <text:p>0x0000</text:p>
          </table:table-cell>
          <table:table-cell office:value-type="string">
            <text:p>0xbc82</text:p>
          </table:table-cell>
          <table:table-cell/>
          <table:table-cell office:value-type="string">
            <text:p><text:s/>/* 3238 */</text:p>
          </table:table-cell>
        </table:table-row>
        <table:table-row table:style-name="ro4">
          <table:table-cell/>
          <table:table-cell office:value-type="string">
            <text:p>0x45c4</text:p>
          </table:table-cell>
          <table:table-cell table:number-columns-repeated="9"/>
        </table:table-row>
      </table:table>
      <table:database-ranges>
        <table:database-range table:name="__Anonymous_Sheet_DB__1" table:target-range-address="ogg.B120:ogg.C407" table:display-filter-buttons="true"/>
        <table:database-range table:name="__Anonymous_Sheet_DB__2" table:target-range-address="ogg.H120:ogg.I4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Untitled2" style:family="table-cell" style:parent-style-name="Default">
      <style:table-cell-properties fo:background-color="#ff9999"/>
    </style:style>
    <style:style style:name="Untitled3" style:family="table-cell" style:parent-style-name="Default">
      <style:table-cell-properties fo:background-color="#66ffff"/>
    </style:style>
    <style:style style:name="Untitled4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16/04/2021</text:date>, <text:time>12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eet Sharma</meta:initial-creator>
    <meta:creation-date>2021-01-09T15:52:04</meta:creation-date>
    <dc:date>2021-04-16T12:44:45</dc:date>
    <dc:creator>Sumeet Sharma</dc:creator>
    <meta:editing-duration>P27DT21H43M7S</meta:editing-duration>
    <meta:editing-cycles>36</meta:editing-cycles>
    <meta:generator>OpenOffice/4.1.7$Unix OpenOffice.org_project/417m1$Build-9800</meta:generator>
    <meta:document-statistic meta:table-count="3" meta:cell-count="17112" meta:object-count="0"/>
  </office:meta>
</office:document-meta>
</file>